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4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97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moval" table:style-name="ta1">
        <table:shapes>
          <draw:frame draw:z-index="0" draw:style-name="gr1" draw:text-style-name="P1" svg:width="936pt" svg:height="504pt" svg:x="479.71pt" svg:y="12.84pt">
            <draw:object draw:notify-on-update-of-ranges="removal.A2:removal.A1001 removal.B1:removal.B1 removal.B2:removal.B1001 removal.A2:removal.A1001 removal.C1:removal.C1 removal.C2:removal.C1001 removal.A2:removal.A1001 removal.D1:removal.D1 removal.D2:removal.D1001 removal.A2:removal.A1001 removal.E1:removal.E1 removal.E2:removal.E1001 removal.A2:removal.A1001 removal.F1:removal.F1 removal.F2:removal.F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0.215472" calcext:value-type="float">
            <text:p>0.215472</text:p>
          </table:table-cell>
          <table:table-cell office:value-type="float" office:value="0.00332781" calcext:value-type="float">
            <text:p>0.00332781</text:p>
          </table:table-cell>
          <table:table-cell office:value-type="float" office:value="0.0179315" calcext:value-type="float">
            <text:p>0.0179315</text:p>
          </table:table-cell>
          <table:table-cell office:value-type="float" office:value="0.0100592" calcext:value-type="float">
            <text:p>0.0100592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215772" calcext:value-type="float">
            <text:p>0.215772</text:p>
          </table:table-cell>
          <table:table-cell office:value-type="float" office:value="0.00298161" calcext:value-type="float">
            <text:p>0.00298161</text:p>
          </table:table-cell>
          <table:table-cell office:value-type="float" office:value="0.0173338" calcext:value-type="float">
            <text:p>0.0173338</text:p>
          </table:table-cell>
          <table:table-cell office:value-type="float" office:value="0.0105183" calcext:value-type="float">
            <text:p>0.0105183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219876" calcext:value-type="float">
            <text:p>0.219876</text:p>
          </table:table-cell>
          <table:table-cell office:value-type="float" office:value="0.00293384" calcext:value-type="float">
            <text:p>0.00293384</text:p>
          </table:table-cell>
          <table:table-cell office:value-type="float" office:value="0.0162656" calcext:value-type="float">
            <text:p>0.0162656</text:p>
          </table:table-cell>
          <table:table-cell office:value-type="float" office:value="0.0107181" calcext:value-type="float">
            <text:p>0.0107181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216523" calcext:value-type="float">
            <text:p>0.216523</text:p>
          </table:table-cell>
          <table:table-cell office:value-type="float" office:value="0.00291055" calcext:value-type="float">
            <text:p>0.00291055</text:p>
          </table:table-cell>
          <table:table-cell office:value-type="float" office:value="0.0160236" calcext:value-type="float">
            <text:p>0.0160236</text:p>
          </table:table-cell>
          <table:table-cell office:value-type="float" office:value="0.0103825" calcext:value-type="float">
            <text:p>0.0103825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222728" calcext:value-type="float">
            <text:p>0.222728</text:p>
          </table:table-cell>
          <table:table-cell office:value-type="float" office:value="0.00292595" calcext:value-type="float">
            <text:p>0.00292595</text:p>
          </table:table-cell>
          <table:table-cell office:value-type="float" office:value="0.015953" calcext:value-type="float">
            <text:p>0.015953</text:p>
          </table:table-cell>
          <table:table-cell office:value-type="float" office:value="0.0101062" calcext:value-type="float">
            <text:p>0.0101062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221733" calcext:value-type="float">
            <text:p>0.221733</text:p>
          </table:table-cell>
          <table:table-cell office:value-type="float" office:value="0.00290503" calcext:value-type="float">
            <text:p>0.00290503</text:p>
          </table:table-cell>
          <table:table-cell office:value-type="float" office:value="0.0174748" calcext:value-type="float">
            <text:p>0.0174748</text:p>
          </table:table-cell>
          <table:table-cell office:value-type="float" office:value="0.0107283" calcext:value-type="float">
            <text:p>0.0107283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216045" calcext:value-type="float">
            <text:p>0.216045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179769" calcext:value-type="float">
            <text:p>0.0179769</text:p>
          </table:table-cell>
          <table:table-cell office:value-type="float" office:value="0.010291" calcext:value-type="float">
            <text:p>0.010291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216621" calcext:value-type="float">
            <text:p>0.216621</text:p>
          </table:table-cell>
          <table:table-cell office:value-type="float" office:value="0.00288963" calcext:value-type="float">
            <text:p>0.00288963</text:p>
          </table:table-cell>
          <table:table-cell office:value-type="float" office:value="0.0175095" calcext:value-type="float">
            <text:p>0.0175095</text:p>
          </table:table-cell>
          <table:table-cell office:value-type="float" office:value="0.00976158" calcext:value-type="float">
            <text:p>0.00976158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216612" calcext:value-type="float">
            <text:p>0.216612</text:p>
          </table:table-cell>
          <table:table-cell office:value-type="float" office:value="0.00286792" calcext:value-type="float">
            <text:p>0.00286792</text:p>
          </table:table-cell>
          <table:table-cell office:value-type="float" office:value="0.0158519" calcext:value-type="float">
            <text:p>0.0158519</text:p>
          </table:table-cell>
          <table:table-cell office:value-type="float" office:value="0.0101109" calcext:value-type="float">
            <text:p>0.0101109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22102" calcext:value-type="float">
            <text:p>0.22102</text:p>
          </table:table-cell>
          <table:table-cell office:value-type="float" office:value="0.00289279" calcext:value-type="float">
            <text:p>0.00289279</text:p>
          </table:table-cell>
          <table:table-cell office:value-type="float" office:value="0.0161081" calcext:value-type="float">
            <text:p>0.0161081</text:p>
          </table:table-cell>
          <table:table-cell office:value-type="float" office:value="0.00944617" calcext:value-type="float">
            <text:p>0.0094461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216661" calcext:value-type="float">
            <text:p>0.216661</text:p>
          </table:table-cell>
          <table:table-cell office:value-type="float" office:value="0.00288845" calcext:value-type="float">
            <text:p>0.00288845</text:p>
          </table:table-cell>
          <table:table-cell office:value-type="float" office:value="0.0165143" calcext:value-type="float">
            <text:p>0.0165143</text:p>
          </table:table-cell>
          <table:table-cell office:value-type="float" office:value="0.00887219" calcext:value-type="float">
            <text:p>0.00887219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21527" calcext:value-type="float">
            <text:p>0.21527</text:p>
          </table:table-cell>
          <table:table-cell office:value-type="float" office:value="0.00287502" calcext:value-type="float">
            <text:p>0.00287502</text:p>
          </table:table-cell>
          <table:table-cell office:value-type="float" office:value="0.0179457" calcext:value-type="float">
            <text:p>0.0179457</text:p>
          </table:table-cell>
          <table:table-cell office:value-type="float" office:value="0.0104074" calcext:value-type="float">
            <text:p>0.0104074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215364" calcext:value-type="float">
            <text:p>0.215364</text:p>
          </table:table-cell>
          <table:table-cell office:value-type="float" office:value="0.00284542" calcext:value-type="float">
            <text:p>0.00284542</text:p>
          </table:table-cell>
          <table:table-cell office:value-type="float" office:value="0.0183255" calcext:value-type="float">
            <text:p>0.0183255</text:p>
          </table:table-cell>
          <table:table-cell office:value-type="float" office:value="0.0109111" calcext:value-type="float">
            <text:p>0.0109111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212593" calcext:value-type="float">
            <text:p>0.212593</text:p>
          </table:table-cell>
          <table:table-cell office:value-type="float" office:value="0.00284621" calcext:value-type="float">
            <text:p>0.00284621</text:p>
          </table:table-cell>
          <table:table-cell office:value-type="float" office:value="0.0164812" calcext:value-type="float">
            <text:p>0.0164812</text:p>
          </table:table-cell>
          <table:table-cell office:value-type="float" office:value="0.0110461" calcext:value-type="float">
            <text:p>0.0110461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213319" calcext:value-type="float">
            <text:p>0.213319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167764" calcext:value-type="float">
            <text:p>0.0167764</text:p>
          </table:table-cell>
          <table:table-cell office:value-type="float" office:value="0.00944104" calcext:value-type="float">
            <text:p>0.00944104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213009" calcext:value-type="float">
            <text:p>0.213009</text:p>
          </table:table-cell>
          <table:table-cell office:value-type="float" office:value="0.00285292" calcext:value-type="float">
            <text:p>0.00285292</text:p>
          </table:table-cell>
          <table:table-cell office:value-type="float" office:value="0.0163856" calcext:value-type="float">
            <text:p>0.0163856</text:p>
          </table:table-cell>
          <table:table-cell office:value-type="float" office:value="0.00917379" calcext:value-type="float">
            <text:p>0.00917379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217023" calcext:value-type="float">
            <text:p>0.217023</text:p>
          </table:table-cell>
          <table:table-cell office:value-type="float" office:value="0.00284502" calcext:value-type="float">
            <text:p>0.00284502</text:p>
          </table:table-cell>
          <table:table-cell office:value-type="float" office:value="0.0156703" calcext:value-type="float">
            <text:p>0.0156703</text:p>
          </table:table-cell>
          <table:table-cell office:value-type="float" office:value="0.00901312" calcext:value-type="float">
            <text:p>0.00901312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214234" calcext:value-type="float">
            <text:p>0.214234</text:p>
          </table:table-cell>
          <table:table-cell office:value-type="float" office:value="0.0028466" calcext:value-type="float">
            <text:p>0.0028466</text:p>
          </table:table-cell>
          <table:table-cell office:value-type="float" office:value="0.0156909" calcext:value-type="float">
            <text:p>0.0156909</text:p>
          </table:table-cell>
          <table:table-cell office:value-type="float" office:value="0.00874982" calcext:value-type="float">
            <text:p>0.00874982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211675" calcext:value-type="float">
            <text:p>0.211675</text:p>
          </table:table-cell>
          <table:table-cell office:value-type="float" office:value="0.00285963" calcext:value-type="float">
            <text:p>0.00285963</text:p>
          </table:table-cell>
          <table:table-cell office:value-type="float" office:value="0.0161851" calcext:value-type="float">
            <text:p>0.0161851</text:p>
          </table:table-cell>
          <table:table-cell office:value-type="float" office:value="0.00885522" calcext:value-type="float">
            <text:p>0.00885522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212661" calcext:value-type="float">
            <text:p>0.212661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0.0163067" calcext:value-type="float">
            <text:p>0.0163067</text:p>
          </table:table-cell>
          <table:table-cell office:value-type="float" office:value="0.00881653" calcext:value-type="float">
            <text:p>0.0088165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21465" calcext:value-type="float">
            <text:p>0.21465</text:p>
          </table:table-cell>
          <table:table-cell office:value-type="float" office:value="0.00321057" calcext:value-type="float">
            <text:p>0.00321057</text:p>
          </table:table-cell>
          <table:table-cell office:value-type="float" office:value="0.0157378" calcext:value-type="float">
            <text:p>0.0157378</text:p>
          </table:table-cell>
          <table:table-cell office:value-type="float" office:value="0.0096017" calcext:value-type="float">
            <text:p>0.0096017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212087" calcext:value-type="float">
            <text:p>0.212087</text:p>
          </table:table-cell>
          <table:table-cell office:value-type="float" office:value="0.00297213" calcext:value-type="float">
            <text:p>0.00297213</text:p>
          </table:table-cell>
          <table:table-cell office:value-type="float" office:value="0.0156699" calcext:value-type="float">
            <text:p>0.0156699</text:p>
          </table:table-cell>
          <table:table-cell office:value-type="float" office:value="0.0108645" calcext:value-type="float">
            <text:p>0.0108645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211176" calcext:value-type="float">
            <text:p>0.211176</text:p>
          </table:table-cell>
          <table:table-cell office:value-type="float" office:value="0.00289476" calcext:value-type="float">
            <text:p>0.00289476</text:p>
          </table:table-cell>
          <table:table-cell office:value-type="float" office:value="0.0164523" calcext:value-type="float">
            <text:p>0.0164523</text:p>
          </table:table-cell>
          <table:table-cell office:value-type="float" office:value="0.0110272" calcext:value-type="float">
            <text:p>0.0110272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212538" calcext:value-type="float">
            <text:p>0.212538</text:p>
          </table:table-cell>
          <table:table-cell office:value-type="float" office:value="0.0028695" calcext:value-type="float">
            <text:p>0.0028695</text:p>
          </table:table-cell>
          <table:table-cell office:value-type="float" office:value="0.0170275" calcext:value-type="float">
            <text:p>0.0170275</text:p>
          </table:table-cell>
          <table:table-cell office:value-type="float" office:value="0.0096096" calcext:value-type="float">
            <text:p>0.0096096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211745" calcext:value-type="float">
            <text:p>0.211745</text:p>
          </table:table-cell>
          <table:table-cell office:value-type="float" office:value="0.00297332" calcext:value-type="float">
            <text:p>0.00297332</text:p>
          </table:table-cell>
          <table:table-cell office:value-type="float" office:value="0.0205168" calcext:value-type="float">
            <text:p>0.0205168</text:p>
          </table:table-cell>
          <table:table-cell office:value-type="float" office:value="0.0087664" calcext:value-type="float">
            <text:p>0.0087664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210212" calcext:value-type="float">
            <text:p>0.210212</text:p>
          </table:table-cell>
          <table:table-cell office:value-type="float" office:value="0.00344032" calcext:value-type="float">
            <text:p>0.00344032</text:p>
          </table:table-cell>
          <table:table-cell office:value-type="float" office:value="0.0183535" calcext:value-type="float">
            <text:p>0.0183535</text:p>
          </table:table-cell>
          <table:table-cell office:value-type="float" office:value="0.00825992" calcext:value-type="float">
            <text:p>0.00825992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213014" calcext:value-type="float">
            <text:p>0.213014</text:p>
          </table:table-cell>
          <table:table-cell office:value-type="float" office:value="0.00323583" calcext:value-type="float">
            <text:p>0.00323583</text:p>
          </table:table-cell>
          <table:table-cell office:value-type="float" office:value="0.0176504" calcext:value-type="float">
            <text:p>0.0176504</text:p>
          </table:table-cell>
          <table:table-cell office:value-type="float" office:value="0.00972092" calcext:value-type="float">
            <text:p>0.00972092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212871" calcext:value-type="float">
            <text:p>0.212871</text:p>
          </table:table-cell>
          <table:table-cell office:value-type="float" office:value="0.00301477" calcext:value-type="float">
            <text:p>0.00301477</text:p>
          </table:table-cell>
          <table:table-cell office:value-type="float" office:value="0.0173721" calcext:value-type="float">
            <text:p>0.0173721</text:p>
          </table:table-cell>
          <table:table-cell office:value-type="float" office:value="0.00981211" calcext:value-type="float">
            <text:p>0.00981211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210716" calcext:value-type="float">
            <text:p>0.210716</text:p>
          </table:table-cell>
          <table:table-cell office:value-type="float" office:value="0.00290187" calcext:value-type="float">
            <text:p>0.00290187</text:p>
          </table:table-cell>
          <table:table-cell office:value-type="float" office:value="0.0161065" calcext:value-type="float">
            <text:p>0.0161065</text:p>
          </table:table-cell>
          <table:table-cell office:value-type="float" office:value="0.00839177" calcext:value-type="float">
            <text:p>0.00839177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21552" calcext:value-type="float">
            <text:p>0.21552</text:p>
          </table:table-cell>
          <table:table-cell office:value-type="float" office:value="0.00288055" calcext:value-type="float">
            <text:p>0.00288055</text:p>
          </table:table-cell>
          <table:table-cell office:value-type="float" office:value="0.0160209" calcext:value-type="float">
            <text:p>0.0160209</text:p>
          </table:table-cell>
          <table:table-cell office:value-type="float" office:value="0.00856823" calcext:value-type="float">
            <text:p>0.0085682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209185" calcext:value-type="float">
            <text:p>0.209185</text:p>
          </table:table-cell>
          <table:table-cell office:value-type="float" office:value="0.00283634" calcext:value-type="float">
            <text:p>0.00283634</text:p>
          </table:table-cell>
          <table:table-cell office:value-type="float" office:value="0.0160323" calcext:value-type="float">
            <text:p>0.0160323</text:p>
          </table:table-cell>
          <table:table-cell office:value-type="float" office:value="0.00852441" calcext:value-type="float">
            <text:p>0.00852441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208591" calcext:value-type="float">
            <text:p>0.208591</text:p>
          </table:table-cell>
          <table:table-cell office:value-type="float" office:value="0.00283634" calcext:value-type="float">
            <text:p>0.00283634</text:p>
          </table:table-cell>
          <table:table-cell office:value-type="float" office:value="0.0160244" calcext:value-type="float">
            <text:p>0.0160244</text:p>
          </table:table-cell>
          <table:table-cell office:value-type="float" office:value="0.00894364" calcext:value-type="float">
            <text:p>0.00894364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208976" calcext:value-type="float">
            <text:p>0.208976</text:p>
          </table:table-cell>
          <table:table-cell office:value-type="float" office:value="0.00281818" calcext:value-type="float">
            <text:p>0.00281818</text:p>
          </table:table-cell>
          <table:table-cell office:value-type="float" office:value="0.0170532" calcext:value-type="float">
            <text:p>0.0170532</text:p>
          </table:table-cell>
          <table:table-cell office:value-type="float" office:value="0.00823347" calcext:value-type="float">
            <text:p>0.00823347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206078" calcext:value-type="float">
            <text:p>0.206078</text:p>
          </table:table-cell>
          <table:table-cell office:value-type="float" office:value="0.0028691" calcext:value-type="float">
            <text:p>0.0028691</text:p>
          </table:table-cell>
          <table:table-cell office:value-type="float" office:value="0.0154958" calcext:value-type="float">
            <text:p>0.0154958</text:p>
          </table:table-cell>
          <table:table-cell office:value-type="float" office:value="0.0106936" calcext:value-type="float">
            <text:p>0.0106936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209104" calcext:value-type="float">
            <text:p>0.209104</text:p>
          </table:table-cell>
          <table:table-cell office:value-type="float" office:value="0.00284897" calcext:value-type="float">
            <text:p>0.00284897</text:p>
          </table:table-cell>
          <table:table-cell office:value-type="float" office:value="0.0154331" calcext:value-type="float">
            <text:p>0.0154331</text:p>
          </table:table-cell>
          <table:table-cell office:value-type="float" office:value="0.0122951" calcext:value-type="float">
            <text:p>0.0122951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204839" calcext:value-type="float">
            <text:p>0.204839</text:p>
          </table:table-cell>
          <table:table-cell office:value-type="float" office:value="0.00283042" calcext:value-type="float">
            <text:p>0.00283042</text:p>
          </table:table-cell>
          <table:table-cell office:value-type="float" office:value="0.015842" calcext:value-type="float">
            <text:p>0.015842</text:p>
          </table:table-cell>
          <table:table-cell office:value-type="float" office:value="0.0100936" calcext:value-type="float">
            <text:p>0.0100936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213486" calcext:value-type="float">
            <text:p>0.213486</text:p>
          </table:table-cell>
          <table:table-cell office:value-type="float" office:value="0.00282055" calcext:value-type="float">
            <text:p>0.00282055</text:p>
          </table:table-cell>
          <table:table-cell office:value-type="float" office:value="0.0159024" calcext:value-type="float">
            <text:p>0.0159024</text:p>
          </table:table-cell>
          <table:table-cell office:value-type="float" office:value="0.00916392" calcext:value-type="float">
            <text:p>0.00916392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207562" calcext:value-type="float">
            <text:p>0.207562</text:p>
          </table:table-cell>
          <table:table-cell office:value-type="float" office:value="0.00281107" calcext:value-type="float">
            <text:p>0.00281107</text:p>
          </table:table-cell>
          <table:table-cell office:value-type="float" office:value="0.0173678" calcext:value-type="float">
            <text:p>0.0173678</text:p>
          </table:table-cell>
          <table:table-cell office:value-type="float" office:value="0.0090522" calcext:value-type="float">
            <text:p>0.0090522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205934" calcext:value-type="float">
            <text:p>0.205934</text:p>
          </table:table-cell>
          <table:table-cell office:value-type="float" office:value="0.00281028" calcext:value-type="float">
            <text:p>0.00281028</text:p>
          </table:table-cell>
          <table:table-cell office:value-type="float" office:value="0.0179019" calcext:value-type="float">
            <text:p>0.0179019</text:p>
          </table:table-cell>
          <table:table-cell office:value-type="float" office:value="0.00867718" calcext:value-type="float">
            <text:p>0.00867718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207655" calcext:value-type="float">
            <text:p>0.207655</text:p>
          </table:table-cell>
          <table:table-cell office:value-type="float" office:value="0.00284265" calcext:value-type="float">
            <text:p>0.00284265</text:p>
          </table:table-cell>
          <table:table-cell office:value-type="float" office:value="0.016587" calcext:value-type="float">
            <text:p>0.016587</text:p>
          </table:table-cell>
          <table:table-cell office:value-type="float" office:value="0.00834716" calcext:value-type="float">
            <text:p>0.0083471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204869" calcext:value-type="float">
            <text:p>0.204869</text:p>
          </table:table-cell>
          <table:table-cell office:value-type="float" office:value="0.00283436" calcext:value-type="float">
            <text:p>0.00283436</text:p>
          </table:table-cell>
          <table:table-cell office:value-type="float" office:value="0.0200162" calcext:value-type="float">
            <text:p>0.0200162</text:p>
          </table:table-cell>
          <table:table-cell office:value-type="float" office:value="0.00809689" calcext:value-type="float">
            <text:p>0.00809689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204608" calcext:value-type="float">
            <text:p>0.204608</text:p>
          </table:table-cell>
          <table:table-cell office:value-type="float" office:value="0.00282134" calcext:value-type="float">
            <text:p>0.00282134</text:p>
          </table:table-cell>
          <table:table-cell office:value-type="float" office:value="0.0164215" calcext:value-type="float">
            <text:p>0.0164215</text:p>
          </table:table-cell>
          <table:table-cell office:value-type="float" office:value="0.00815886" calcext:value-type="float">
            <text:p>0.00815886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203759" calcext:value-type="float">
            <text:p>0.203759</text:p>
          </table:table-cell>
          <table:table-cell office:value-type="float" office:value="0.00282134" calcext:value-type="float">
            <text:p>0.00282134</text:p>
          </table:table-cell>
          <table:table-cell office:value-type="float" office:value="0.0173374" calcext:value-type="float">
            <text:p>0.0173374</text:p>
          </table:table-cell>
          <table:table-cell office:value-type="float" office:value="0.00859033" calcext:value-type="float">
            <text:p>0.00859033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207679" calcext:value-type="float">
            <text:p>0.207679</text:p>
          </table:table-cell>
          <table:table-cell office:value-type="float" office:value="0.00280041" calcext:value-type="float">
            <text:p>0.00280041</text:p>
          </table:table-cell>
          <table:table-cell office:value-type="float" office:value="0.0167618" calcext:value-type="float">
            <text:p>0.0167618</text:p>
          </table:table-cell>
          <table:table-cell office:value-type="float" office:value="0.00840203" calcext:value-type="float">
            <text:p>0.00840203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20608" calcext:value-type="float">
            <text:p>0.20608</text:p>
          </table:table-cell>
          <table:table-cell office:value-type="float" office:value="0.00280081" calcext:value-type="float">
            <text:p>0.00280081</text:p>
          </table:table-cell>
          <table:table-cell office:value-type="float" office:value="0.016373" calcext:value-type="float">
            <text:p>0.016373</text:p>
          </table:table-cell>
          <table:table-cell office:value-type="float" office:value="0.00818373" calcext:value-type="float">
            <text:p>0.00818373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205504" calcext:value-type="float">
            <text:p>0.205504</text:p>
          </table:table-cell>
          <table:table-cell office:value-type="float" office:value="0.00280634" calcext:value-type="float">
            <text:p>0.00280634</text:p>
          </table:table-cell>
          <table:table-cell office:value-type="float" office:value="0.0158709" calcext:value-type="float">
            <text:p>0.0158709</text:p>
          </table:table-cell>
          <table:table-cell office:value-type="float" office:value="0.0081486" calcext:value-type="float">
            <text:p>0.0081486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205425" calcext:value-type="float">
            <text:p>0.205425</text:p>
          </table:table-cell>
          <table:table-cell office:value-type="float" office:value="0.00280436" calcext:value-type="float">
            <text:p>0.00280436</text:p>
          </table:table-cell>
          <table:table-cell office:value-type="float" office:value="0.0161267" calcext:value-type="float">
            <text:p>0.0161267</text:p>
          </table:table-cell>
          <table:table-cell office:value-type="float" office:value="0.00801951" calcext:value-type="float">
            <text:p>0.00801951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205488" calcext:value-type="float">
            <text:p>0.205488</text:p>
          </table:table-cell>
          <table:table-cell office:value-type="float" office:value="0.00281976" calcext:value-type="float">
            <text:p>0.00281976</text:p>
          </table:table-cell>
          <table:table-cell office:value-type="float" office:value="0.0168684" calcext:value-type="float">
            <text:p>0.0168684</text:p>
          </table:table-cell>
          <table:table-cell office:value-type="float" office:value="0.00858678" calcext:value-type="float">
            <text:p>0.00858678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201669" calcext:value-type="float">
            <text:p>0.201669</text:p>
          </table:table-cell>
          <table:table-cell office:value-type="float" office:value="0.0028316" calcext:value-type="float">
            <text:p>0.0028316</text:p>
          </table:table-cell>
          <table:table-cell office:value-type="float" office:value="0.0167488" calcext:value-type="float">
            <text:p>0.0167488</text:p>
          </table:table-cell>
          <table:table-cell office:value-type="float" office:value="0.00804399" calcext:value-type="float">
            <text:p>0.00804399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205585" calcext:value-type="float">
            <text:p>0.205585</text:p>
          </table:table-cell>
          <table:table-cell office:value-type="float" office:value="0.00283239" calcext:value-type="float">
            <text:p>0.00283239</text:p>
          </table:table-cell>
          <table:table-cell office:value-type="float" office:value="0.0153016" calcext:value-type="float">
            <text:p>0.0153016</text:p>
          </table:table-cell>
          <table:table-cell office:value-type="float" office:value="0.0080736" calcext:value-type="float">
            <text:p>0.008073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201094" calcext:value-type="float">
            <text:p>0.201094</text:p>
          </table:table-cell>
          <table:table-cell office:value-type="float" office:value="0.00284029" calcext:value-type="float">
            <text:p>0.00284029</text:p>
          </table:table-cell>
          <table:table-cell office:value-type="float" office:value="0.0174219" calcext:value-type="float">
            <text:p>0.0174219</text:p>
          </table:table-cell>
          <table:table-cell office:value-type="float" office:value="0.00799385" calcext:value-type="float">
            <text:p>0.00799385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20696" calcext:value-type="float">
            <text:p>0.20696</text:p>
          </table:table-cell>
          <table:table-cell office:value-type="float" office:value="0.00282884" calcext:value-type="float">
            <text:p>0.00282884</text:p>
          </table:table-cell>
          <table:table-cell office:value-type="float" office:value="0.0191355" calcext:value-type="float">
            <text:p>0.0191355</text:p>
          </table:table-cell>
          <table:table-cell office:value-type="float" office:value="0.0082994" calcext:value-type="float">
            <text:p>0.0082994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205435" calcext:value-type="float">
            <text:p>0.205435</text:p>
          </table:table-cell>
          <table:table-cell office:value-type="float" office:value="0.00283555" calcext:value-type="float">
            <text:p>0.00283555</text:p>
          </table:table-cell>
          <table:table-cell office:value-type="float" office:value="0.0159028" calcext:value-type="float">
            <text:p>0.0159028</text:p>
          </table:table-cell>
          <table:table-cell office:value-type="float" office:value="0.00796938" calcext:value-type="float">
            <text:p>0.00796938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204353" calcext:value-type="float">
            <text:p>0.204353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00789872" calcext:value-type="float">
            <text:p>0.00789872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201999" calcext:value-type="float">
            <text:p>0.201999</text:p>
          </table:table-cell>
          <table:table-cell office:value-type="float" office:value="0.00285213" calcext:value-type="float">
            <text:p>0.00285213</text:p>
          </table:table-cell>
          <table:table-cell office:value-type="float" office:value="0.0155886" calcext:value-type="float">
            <text:p>0.0155886</text:p>
          </table:table-cell>
          <table:table-cell office:value-type="float" office:value="0.00841506" calcext:value-type="float">
            <text:p>0.00841506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202777" calcext:value-type="float">
            <text:p>0.202777</text:p>
          </table:table-cell>
          <table:table-cell office:value-type="float" office:value="0.00283634" calcext:value-type="float">
            <text:p>0.00283634</text:p>
          </table:table-cell>
          <table:table-cell office:value-type="float" office:value="0.0155018" calcext:value-type="float">
            <text:p>0.0155018</text:p>
          </table:table-cell>
          <table:table-cell office:value-type="float" office:value="0.00806136" calcext:value-type="float">
            <text:p>0.00806136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197692" calcext:value-type="float">
            <text:p>0.197692</text:p>
          </table:table-cell>
          <table:table-cell office:value-type="float" office:value="0.00281818" calcext:value-type="float">
            <text:p>0.00281818</text:p>
          </table:table-cell>
          <table:table-cell office:value-type="float" office:value="0.0160232" calcext:value-type="float">
            <text:p>0.0160232</text:p>
          </table:table-cell>
          <table:table-cell office:value-type="float" office:value="0.00812926" calcext:value-type="float">
            <text:p>0.00812926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202765" calcext:value-type="float">
            <text:p>0.202765</text:p>
          </table:table-cell>
          <table:table-cell office:value-type="float" office:value="0.00280081" calcext:value-type="float">
            <text:p>0.00280081</text:p>
          </table:table-cell>
          <table:table-cell office:value-type="float" office:value="0.0150328" calcext:value-type="float">
            <text:p>0.0150328</text:p>
          </table:table-cell>
          <table:table-cell office:value-type="float" office:value="0.00816163" calcext:value-type="float">
            <text:p>0.00816163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201408" calcext:value-type="float">
            <text:p>0.201408</text:p>
          </table:table-cell>
          <table:table-cell office:value-type="float" office:value="0.00280239" calcext:value-type="float">
            <text:p>0.00280239</text:p>
          </table:table-cell>
          <table:table-cell office:value-type="float" office:value="0.0149238" calcext:value-type="float">
            <text:p>0.0149238</text:p>
          </table:table-cell>
          <table:table-cell office:value-type="float" office:value="0.0100008" calcext:value-type="float">
            <text:p>0.0100008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19942" calcext:value-type="float">
            <text:p>0.19942</text:p>
          </table:table-cell>
          <table:table-cell office:value-type="float" office:value="0.00280278" calcext:value-type="float">
            <text:p>0.00280278</text:p>
          </table:table-cell>
          <table:table-cell office:value-type="float" office:value="0.0151773" calcext:value-type="float">
            <text:p>0.0151773</text:p>
          </table:table-cell>
          <table:table-cell office:value-type="float" office:value="0.0097304" calcext:value-type="float">
            <text:p>0.00973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205255" calcext:value-type="float">
            <text:p>0.205255</text:p>
          </table:table-cell>
          <table:table-cell office:value-type="float" office:value="0.00279094" calcext:value-type="float">
            <text:p>0.00279094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37431" calcext:value-type="float">
            <text:p>0.0137431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201063" calcext:value-type="float">
            <text:p>0.201063</text:p>
          </table:table-cell>
          <table:table-cell office:value-type="float" office:value="0.00280397" calcext:value-type="float">
            <text:p>0.00280397</text:p>
          </table:table-cell>
          <table:table-cell office:value-type="float" office:value="0.0153904" calcext:value-type="float">
            <text:p>0.0153904</text:p>
          </table:table-cell>
          <table:table-cell office:value-type="float" office:value="0.0104946" calcext:value-type="float">
            <text:p>0.0104946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200724" calcext:value-type="float">
            <text:p>0.200724</text:p>
          </table:table-cell>
          <table:table-cell office:value-type="float" office:value="0.00286752" calcext:value-type="float">
            <text:p>0.00286752</text:p>
          </table:table-cell>
          <table:table-cell office:value-type="float" office:value="0.0148263" calcext:value-type="float">
            <text:p>0.0148263</text:p>
          </table:table-cell>
          <table:table-cell office:value-type="float" office:value="0.0085252" calcext:value-type="float">
            <text:p>0.0085252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199341" calcext:value-type="float">
            <text:p>0.199341</text:p>
          </table:table-cell>
          <table:table-cell office:value-type="float" office:value="0.00301358" calcext:value-type="float">
            <text:p>0.00301358</text:p>
          </table:table-cell>
          <table:table-cell office:value-type="float" office:value="0.0158795" calcext:value-type="float">
            <text:p>0.0158795</text:p>
          </table:table-cell>
          <table:table-cell office:value-type="float" office:value="0.00848217" calcext:value-type="float">
            <text:p>0.00848217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200313" calcext:value-type="float">
            <text:p>0.200313</text:p>
          </table:table-cell>
          <table:table-cell office:value-type="float" office:value="0.0028695" calcext:value-type="float">
            <text:p>0.0028695</text:p>
          </table:table-cell>
          <table:table-cell office:value-type="float" office:value="0.0175253" calcext:value-type="float">
            <text:p>0.0175253</text:p>
          </table:table-cell>
          <table:table-cell office:value-type="float" office:value="0.00815492" calcext:value-type="float">
            <text:p>0.00815492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201769" calcext:value-type="float">
            <text:p>0.201769</text:p>
          </table:table-cell>
          <table:table-cell office:value-type="float" office:value="0.00282331" calcext:value-type="float">
            <text:p>0.00282331</text:p>
          </table:table-cell>
          <table:table-cell office:value-type="float" office:value="0.0179595" calcext:value-type="float">
            <text:p>0.0179595</text:p>
          </table:table-cell>
          <table:table-cell office:value-type="float" office:value="0.00880785" calcext:value-type="float">
            <text:p>0.00880785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199198" calcext:value-type="float">
            <text:p>0.199198</text:p>
          </table:table-cell>
          <table:table-cell office:value-type="float" office:value="0.00280318" calcext:value-type="float">
            <text:p>0.00280318</text:p>
          </table:table-cell>
          <table:table-cell office:value-type="float" office:value="0.0165123" calcext:value-type="float">
            <text:p>0.0165123</text:p>
          </table:table-cell>
          <table:table-cell office:value-type="float" office:value="0.00807991" calcext:value-type="float">
            <text:p>0.00807991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198756" calcext:value-type="float">
            <text:p>0.198756</text:p>
          </table:table-cell>
          <table:table-cell office:value-type="float" office:value="0.00279805" calcext:value-type="float">
            <text:p>0.00279805</text:p>
          </table:table-cell>
          <table:table-cell office:value-type="float" office:value="0.0165048" calcext:value-type="float">
            <text:p>0.0165048</text:p>
          </table:table-cell>
          <table:table-cell office:value-type="float" office:value="0.00800649" calcext:value-type="float">
            <text:p>0.00800649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196029" calcext:value-type="float">
            <text:p>0.196029</text:p>
          </table:table-cell>
          <table:table-cell office:value-type="float" office:value="0.00279647" calcext:value-type="float">
            <text:p>0.00279647</text:p>
          </table:table-cell>
          <table:table-cell office:value-type="float" office:value="0.0169174" calcext:value-type="float">
            <text:p>0.0169174</text:p>
          </table:table-cell>
          <table:table-cell office:value-type="float" office:value="0.0081261" calcext:value-type="float">
            <text:p>0.0081261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193678" calcext:value-type="float">
            <text:p>0.193678</text:p>
          </table:table-cell>
          <table:table-cell office:value-type="float" office:value="0.00278699" calcext:value-type="float">
            <text:p>0.00278699</text:p>
          </table:table-cell>
          <table:table-cell office:value-type="float" office:value="0.0170512" calcext:value-type="float">
            <text:p>0.0170512</text:p>
          </table:table-cell>
          <table:table-cell office:value-type="float" office:value="0.00798951" calcext:value-type="float">
            <text:p>0.00798951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202691" calcext:value-type="float">
            <text:p>0.202691</text:p>
          </table:table-cell>
          <table:table-cell office:value-type="float" office:value="0.00279173" calcext:value-type="float">
            <text:p>0.00279173</text:p>
          </table:table-cell>
          <table:table-cell office:value-type="float" office:value="0.0153411" calcext:value-type="float">
            <text:p>0.0153411</text:p>
          </table:table-cell>
          <table:table-cell office:value-type="float" office:value="0.00791096" calcext:value-type="float">
            <text:p>0.00791096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200977" calcext:value-type="float">
            <text:p>0.200977</text:p>
          </table:table-cell>
          <table:table-cell office:value-type="float" office:value="0.00290897" calcext:value-type="float">
            <text:p>0.00290897</text:p>
          </table:table-cell>
          <table:table-cell office:value-type="float" office:value="0.0151035" calcext:value-type="float">
            <text:p>0.0151035</text:p>
          </table:table-cell>
          <table:table-cell office:value-type="float" office:value="0.00782687" calcext:value-type="float">
            <text:p>0.00782687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199932" calcext:value-type="float">
            <text:p>0.199932</text:p>
          </table:table-cell>
          <table:table-cell office:value-type="float" office:value="0.00319044" calcext:value-type="float">
            <text:p>0.00319044</text:p>
          </table:table-cell>
          <table:table-cell office:value-type="float" office:value="0.0148654" calcext:value-type="float">
            <text:p>0.0148654</text:p>
          </table:table-cell>
          <table:table-cell office:value-type="float" office:value="0.00792911" calcext:value-type="float">
            <text:p>0.00792911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199209" calcext:value-type="float">
            <text:p>0.199209</text:p>
          </table:table-cell>
          <table:table-cell office:value-type="float" office:value="0.00292871" calcext:value-type="float">
            <text:p>0.00292871</text:p>
          </table:table-cell>
          <table:table-cell office:value-type="float" office:value="0.0153731" calcext:value-type="float">
            <text:p>0.0153731</text:p>
          </table:table-cell>
          <table:table-cell office:value-type="float" office:value="0.0078699" calcext:value-type="float">
            <text:p>0.0078699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200514" calcext:value-type="float">
            <text:p>0.200514</text:p>
          </table:table-cell>
          <table:table-cell office:value-type="float" office:value="0.00288213" calcext:value-type="float">
            <text:p>0.00288213</text:p>
          </table:table-cell>
          <table:table-cell office:value-type="float" office:value="0.0147888" calcext:value-type="float">
            <text:p>0.0147888</text:p>
          </table:table-cell>
          <table:table-cell office:value-type="float" office:value="0.00791609" calcext:value-type="float">
            <text:p>0.00791609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20032" calcext:value-type="float">
            <text:p>0.20032</text:p>
          </table:table-cell>
          <table:table-cell office:value-type="float" office:value="0.00282055" calcext:value-type="float">
            <text:p>0.00282055</text:p>
          </table:table-cell>
          <table:table-cell office:value-type="float" office:value="0.0147308" calcext:value-type="float">
            <text:p>0.0147308</text:p>
          </table:table-cell>
          <table:table-cell office:value-type="float" office:value="0.0080507" calcext:value-type="float">
            <text:p>0.0080507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197201" calcext:value-type="float">
            <text:p>0.197201</text:p>
          </table:table-cell>
          <table:table-cell office:value-type="float" office:value="0.00281068" calcext:value-type="float">
            <text:p>0.00281068</text:p>
          </table:table-cell>
          <table:table-cell office:value-type="float" office:value="0.0154848" calcext:value-type="float">
            <text:p>0.0154848</text:p>
          </table:table-cell>
          <table:table-cell office:value-type="float" office:value="0.00807162" calcext:value-type="float">
            <text:p>0.00807162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19642" calcext:value-type="float">
            <text:p>0.19642</text:p>
          </table:table-cell>
          <table:table-cell office:value-type="float" office:value="0.00279449" calcext:value-type="float">
            <text:p>0.00279449</text:p>
          </table:table-cell>
          <table:table-cell office:value-type="float" office:value="0.0171025" calcext:value-type="float">
            <text:p>0.0171025</text:p>
          </table:table-cell>
          <table:table-cell office:value-type="float" office:value="0.00843717" calcext:value-type="float">
            <text:p>0.00843717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200774" calcext:value-type="float">
            <text:p>0.200774</text:p>
          </table:table-cell>
          <table:table-cell office:value-type="float" office:value="0.00278147" calcext:value-type="float">
            <text:p>0.00278147</text:p>
          </table:table-cell>
          <table:table-cell office:value-type="float" office:value="0.0168712" calcext:value-type="float">
            <text:p>0.0168712</text:p>
          </table:table-cell>
          <table:table-cell office:value-type="float" office:value="0.00821887" calcext:value-type="float">
            <text:p>0.00821887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199935" calcext:value-type="float">
            <text:p>0.199935</text:p>
          </table:table-cell>
          <table:table-cell office:value-type="float" office:value="0.0027862" calcext:value-type="float">
            <text:p>0.0027862</text:p>
          </table:table-cell>
          <table:table-cell office:value-type="float" office:value="0.0165637" calcext:value-type="float">
            <text:p>0.0165637</text:p>
          </table:table-cell>
          <table:table-cell office:value-type="float" office:value="0.00804912" calcext:value-type="float">
            <text:p>0.00804912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200925" calcext:value-type="float">
            <text:p>0.200925</text:p>
          </table:table-cell>
          <table:table-cell office:value-type="float" office:value="0.00279015" calcext:value-type="float">
            <text:p>0.00279015</text:p>
          </table:table-cell>
          <table:table-cell office:value-type="float" office:value="0.0159731" calcext:value-type="float">
            <text:p>0.0159731</text:p>
          </table:table-cell>
          <table:table-cell office:value-type="float" office:value="0.0083215" calcext:value-type="float">
            <text:p>0.0083215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19732" calcext:value-type="float">
            <text:p>0.19732</text:p>
          </table:table-cell>
          <table:table-cell office:value-type="float" office:value="0.00280831" calcext:value-type="float">
            <text:p>0.00280831</text:p>
          </table:table-cell>
          <table:table-cell office:value-type="float" office:value="0.0150442" calcext:value-type="float">
            <text:p>0.0150442</text:p>
          </table:table-cell>
          <table:table-cell office:value-type="float" office:value="0.00776529" calcext:value-type="float">
            <text:p>0.00776529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195767" calcext:value-type="float">
            <text:p>0.195767</text:p>
          </table:table-cell>
          <table:table-cell office:value-type="float" office:value="0.00278384" calcext:value-type="float">
            <text:p>0.00278384</text:p>
          </table:table-cell>
          <table:table-cell office:value-type="float" office:value="0.0146712" calcext:value-type="float">
            <text:p>0.0146712</text:p>
          </table:table-cell>
          <table:table-cell office:value-type="float" office:value="0.00767963" calcext:value-type="float">
            <text:p>0.00767963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196025" calcext:value-type="float">
            <text:p>0.196025</text:p>
          </table:table-cell>
          <table:table-cell office:value-type="float" office:value="0.00278107" calcext:value-type="float">
            <text:p>0.00278107</text:p>
          </table:table-cell>
          <table:table-cell office:value-type="float" office:value="0.0154548" calcext:value-type="float">
            <text:p>0.0154548</text:p>
          </table:table-cell>
          <table:table-cell office:value-type="float" office:value="0.0084948" calcext:value-type="float">
            <text:p>0.0084948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194218" calcext:value-type="float">
            <text:p>0.194218</text:p>
          </table:table-cell>
          <table:table-cell office:value-type="float" office:value="0.0027716" calcext:value-type="float">
            <text:p>0.0027716</text:p>
          </table:table-cell>
          <table:table-cell office:value-type="float" office:value="0.0157134" calcext:value-type="float">
            <text:p>0.0157134</text:p>
          </table:table-cell>
          <table:table-cell office:value-type="float" office:value="0.0104769" calcext:value-type="float">
            <text:p>0.0104769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195945" calcext:value-type="float">
            <text:p>0.195945</text:p>
          </table:table-cell>
          <table:table-cell office:value-type="float" office:value="0.00276923" calcext:value-type="float">
            <text:p>0.00276923</text:p>
          </table:table-cell>
          <table:table-cell office:value-type="float" office:value="0.0148757" calcext:value-type="float">
            <text:p>0.0148757</text:p>
          </table:table-cell>
          <table:table-cell office:value-type="float" office:value="0.0108124" calcext:value-type="float">
            <text:p>0.0108124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195092" calcext:value-type="float">
            <text:p>0.195092</text:p>
          </table:table-cell>
          <table:table-cell office:value-type="float" office:value="0.00277791" calcext:value-type="float">
            <text:p>0.00277791</text:p>
          </table:table-cell>
          <table:table-cell office:value-type="float" office:value="0.0153411" calcext:value-type="float">
            <text:p>0.0153411</text:p>
          </table:table-cell>
          <table:table-cell office:value-type="float" office:value="0.0105274" calcext:value-type="float">
            <text:p>0.0105274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198587" calcext:value-type="float">
            <text:p>0.198587</text:p>
          </table:table-cell>
          <table:table-cell office:value-type="float" office:value="0.00277752" calcext:value-type="float">
            <text:p>0.00277752</text:p>
          </table:table-cell>
          <table:table-cell office:value-type="float" office:value="0.0148725" calcext:value-type="float">
            <text:p>0.0148725</text:p>
          </table:table-cell>
          <table:table-cell office:value-type="float" office:value="0.00914142" calcext:value-type="float">
            <text:p>0.00914142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194885" calcext:value-type="float">
            <text:p>0.194885</text:p>
          </table:table-cell>
          <table:table-cell office:value-type="float" office:value="0.00278186" calcext:value-type="float">
            <text:p>0.00278186</text:p>
          </table:table-cell>
          <table:table-cell office:value-type="float" office:value="0.0143941" calcext:value-type="float">
            <text:p>0.0143941</text:p>
          </table:table-cell>
          <table:table-cell office:value-type="float" office:value="0.0101883" calcext:value-type="float">
            <text:p>0.0101883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191346" calcext:value-type="float">
            <text:p>0.191346</text:p>
          </table:table-cell>
          <table:table-cell office:value-type="float" office:value="0.00276804" calcext:value-type="float">
            <text:p>0.00276804</text:p>
          </table:table-cell>
          <table:table-cell office:value-type="float" office:value="0.0149207" calcext:value-type="float">
            <text:p>0.0149207</text:p>
          </table:table-cell>
          <table:table-cell office:value-type="float" office:value="0.00989619" calcext:value-type="float">
            <text:p>0.0098961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191788" calcext:value-type="float">
            <text:p>0.191788</text:p>
          </table:table-cell>
          <table:table-cell office:value-type="float" office:value="0.00300648" calcext:value-type="float">
            <text:p>0.00300648</text:p>
          </table:table-cell>
          <table:table-cell office:value-type="float" office:value="0.0158902" calcext:value-type="float">
            <text:p>0.0158902</text:p>
          </table:table-cell>
          <table:table-cell office:value-type="float" office:value="0.00827887" calcext:value-type="float">
            <text:p>0.00827887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19336" calcext:value-type="float">
            <text:p>0.19336</text:p>
          </table:table-cell>
          <table:table-cell office:value-type="float" office:value="0.00343874" calcext:value-type="float">
            <text:p>0.00343874</text:p>
          </table:table-cell>
          <table:table-cell office:value-type="float" office:value="0.0172138" calcext:value-type="float">
            <text:p>0.0172138</text:p>
          </table:table-cell>
          <table:table-cell office:value-type="float" office:value="0.00783003" calcext:value-type="float">
            <text:p>0.00783003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195394" calcext:value-type="float">
            <text:p>0.195394</text:p>
          </table:table-cell>
          <table:table-cell office:value-type="float" office:value="0.00310833" calcext:value-type="float">
            <text:p>0.00310833</text:p>
          </table:table-cell>
          <table:table-cell office:value-type="float" office:value="0.0164883" calcext:value-type="float">
            <text:p>0.0164883</text:p>
          </table:table-cell>
          <table:table-cell office:value-type="float" office:value="0.0079832" calcext:value-type="float">
            <text:p>0.0079832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195273" calcext:value-type="float">
            <text:p>0.195273</text:p>
          </table:table-cell>
          <table:table-cell office:value-type="float" office:value="0.00301753" calcext:value-type="float">
            <text:p>0.00301753</text:p>
          </table:table-cell>
          <table:table-cell office:value-type="float" office:value="0.0157402" calcext:value-type="float">
            <text:p>0.0157402</text:p>
          </table:table-cell>
          <table:table-cell office:value-type="float" office:value="0.00771516" calcext:value-type="float">
            <text:p>0.00771516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191005" calcext:value-type="float">
            <text:p>0.191005</text:p>
          </table:table-cell>
          <table:table-cell office:value-type="float" office:value="0.00296345" calcext:value-type="float">
            <text:p>0.00296345</text:p>
          </table:table-cell>
          <table:table-cell office:value-type="float" office:value="0.0148303" calcext:value-type="float">
            <text:p>0.0148303</text:p>
          </table:table-cell>
          <table:table-cell office:value-type="float" office:value="0.00766028" calcext:value-type="float">
            <text:p>0.00766028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192356" calcext:value-type="float">
            <text:p>0.192356</text:p>
          </table:table-cell>
          <table:table-cell office:value-type="float" office:value="0.0029145" calcext:value-type="float">
            <text:p>0.0029145</text:p>
          </table:table-cell>
          <table:table-cell office:value-type="float" office:value="0.0146191" calcext:value-type="float">
            <text:p>0.0146191</text:p>
          </table:table-cell>
          <table:table-cell office:value-type="float" office:value="0.00766305" calcext:value-type="float">
            <text:p>0.00766305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18803" calcext:value-type="float">
            <text:p>0.18803</text:p>
          </table:table-cell>
          <table:table-cell office:value-type="float" office:value="0.00312135" calcext:value-type="float">
            <text:p>0.00312135</text:p>
          </table:table-cell>
          <table:table-cell office:value-type="float" office:value="0.0150525" calcext:value-type="float">
            <text:p>0.0150525</text:p>
          </table:table-cell>
          <table:table-cell office:value-type="float" office:value="0.00781029" calcext:value-type="float">
            <text:p>0.00781029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190692" calcext:value-type="float">
            <text:p>0.190692</text:p>
          </table:table-cell>
          <table:table-cell office:value-type="float" office:value="0.0033661" calcext:value-type="float">
            <text:p>0.0033661</text:p>
          </table:table-cell>
          <table:table-cell office:value-type="float" office:value="0.0162119" calcext:value-type="float">
            <text:p>0.0162119</text:p>
          </table:table-cell>
          <table:table-cell office:value-type="float" office:value="0.00761212" calcext:value-type="float">
            <text:p>0.00761212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193813" calcext:value-type="float">
            <text:p>0.193813</text:p>
          </table:table-cell>
          <table:table-cell office:value-type="float" office:value="0.00322202" calcext:value-type="float">
            <text:p>0.00322202</text:p>
          </table:table-cell>
          <table:table-cell office:value-type="float" office:value="0.0147541" calcext:value-type="float">
            <text:p>0.0147541</text:p>
          </table:table-cell>
          <table:table-cell office:value-type="float" office:value="0.00779134" calcext:value-type="float">
            <text:p>0.00779134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195811" calcext:value-type="float">
            <text:p>0.195811</text:p>
          </table:table-cell>
          <table:table-cell office:value-type="float" office:value="0.00303964" calcext:value-type="float">
            <text:p>0.00303964</text:p>
          </table:table-cell>
          <table:table-cell office:value-type="float" office:value="0.0149712" calcext:value-type="float">
            <text:p>0.0149712</text:p>
          </table:table-cell>
          <table:table-cell office:value-type="float" office:value="0.00744514" calcext:value-type="float">
            <text:p>0.0074451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196378" calcext:value-type="float">
            <text:p>0.196378</text:p>
          </table:table-cell>
          <table:table-cell office:value-type="float" office:value="0.00297727" calcext:value-type="float">
            <text:p>0.00297727</text:p>
          </table:table-cell>
          <table:table-cell office:value-type="float" office:value="0.0147024" calcext:value-type="float">
            <text:p>0.0147024</text:p>
          </table:table-cell>
          <table:table-cell office:value-type="float" office:value="0.00773016" calcext:value-type="float">
            <text:p>0.00773016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189224" calcext:value-type="float">
            <text:p>0.189224</text:p>
          </table:table-cell>
          <table:table-cell office:value-type="float" office:value="0.00293226" calcext:value-type="float">
            <text:p>0.00293226</text:p>
          </table:table-cell>
          <table:table-cell office:value-type="float" office:value="0.0143597" calcext:value-type="float">
            <text:p>0.0143597</text:p>
          </table:table-cell>
          <table:table-cell office:value-type="float" office:value="0.00805386" calcext:value-type="float">
            <text:p>0.00805386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188121" calcext:value-type="float">
            <text:p>0.188121</text:p>
          </table:table-cell>
          <table:table-cell office:value-type="float" office:value="0.00293266" calcext:value-type="float">
            <text:p>0.00293266</text:p>
          </table:table-cell>
          <table:table-cell office:value-type="float" office:value="0.0142026" calcext:value-type="float">
            <text:p>0.0142026</text:p>
          </table:table-cell>
          <table:table-cell office:value-type="float" office:value="0.008299" calcext:value-type="float">
            <text:p>0.008299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190624" calcext:value-type="float">
            <text:p>0.190624</text:p>
          </table:table-cell>
          <table:table-cell office:value-type="float" office:value="0.0028916" calcext:value-type="float">
            <text:p>0.0028916</text:p>
          </table:table-cell>
          <table:table-cell office:value-type="float" office:value="0.0142524" calcext:value-type="float">
            <text:p>0.0142524</text:p>
          </table:table-cell>
          <table:table-cell office:value-type="float" office:value="0.00769384" calcext:value-type="float">
            <text:p>0.00769384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191674" calcext:value-type="float">
            <text:p>0.191674</text:p>
          </table:table-cell>
          <table:table-cell office:value-type="float" office:value="0.00285884" calcext:value-type="float">
            <text:p>0.00285884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752607" calcext:value-type="float">
            <text:p>0.00752607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186605" calcext:value-type="float">
            <text:p>0.186605</text:p>
          </table:table-cell>
          <table:table-cell office:value-type="float" office:value="0.00284818" calcext:value-type="float">
            <text:p>0.00284818</text:p>
          </table:table-cell>
          <table:table-cell office:value-type="float" office:value="0.0164504" calcext:value-type="float">
            <text:p>0.0164504</text:p>
          </table:table-cell>
          <table:table-cell office:value-type="float" office:value="0.00819321" calcext:value-type="float">
            <text:p>0.00819321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188387" calcext:value-type="float">
            <text:p>0.188387</text:p>
          </table:table-cell>
          <table:table-cell office:value-type="float" office:value="0.00285094" calcext:value-type="float">
            <text:p>0.00285094</text:p>
          </table:table-cell>
          <table:table-cell office:value-type="float" office:value="0.0159478" calcext:value-type="float">
            <text:p>0.0159478</text:p>
          </table:table-cell>
          <table:table-cell office:value-type="float" office:value="0.00773529" calcext:value-type="float">
            <text:p>0.00773529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192034" calcext:value-type="float">
            <text:p>0.192034</text:p>
          </table:table-cell>
          <table:table-cell office:value-type="float" office:value="0.0028241" calcext:value-type="float">
            <text:p>0.0028241</text:p>
          </table:table-cell>
          <table:table-cell office:value-type="float" office:value="0.0155764" calcext:value-type="float">
            <text:p>0.0155764</text:p>
          </table:table-cell>
          <table:table-cell office:value-type="float" office:value="0.00768436" calcext:value-type="float">
            <text:p>0.00768436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187777" calcext:value-type="float">
            <text:p>0.187777</text:p>
          </table:table-cell>
          <table:table-cell office:value-type="float" office:value="0.00283436" calcext:value-type="float">
            <text:p>0.00283436</text:p>
          </table:table-cell>
          <table:table-cell office:value-type="float" office:value="0.0145476" calcext:value-type="float">
            <text:p>0.0145476</text:p>
          </table:table-cell>
          <table:table-cell office:value-type="float" office:value="0.0100829" calcext:value-type="float">
            <text:p>0.0100829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188648" calcext:value-type="float">
            <text:p>0.188648</text:p>
          </table:table-cell>
          <table:table-cell office:value-type="float" office:value="0.00284937" calcext:value-type="float">
            <text:p>0.00284937</text:p>
          </table:table-cell>
          <table:table-cell office:value-type="float" office:value="0.0141521" calcext:value-type="float">
            <text:p>0.0141521</text:p>
          </table:table-cell>
          <table:table-cell office:value-type="float" office:value="0.0105843" calcext:value-type="float">
            <text:p>0.010584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189203" calcext:value-type="float">
            <text:p>0.189203</text:p>
          </table:table-cell>
          <table:table-cell office:value-type="float" office:value="0.00282371" calcext:value-type="float">
            <text:p>0.00282371</text:p>
          </table:table-cell>
          <table:table-cell office:value-type="float" office:value="0.0140151" calcext:value-type="float">
            <text:p>0.0140151</text:p>
          </table:table-cell>
          <table:table-cell office:value-type="float" office:value="0.00959065" calcext:value-type="float">
            <text:p>0.00959065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19092" calcext:value-type="float">
            <text:p>0.19092</text:p>
          </table:table-cell>
          <table:table-cell office:value-type="float" office:value="0.00282292" calcext:value-type="float">
            <text:p>0.00282292</text:p>
          </table:table-cell>
          <table:table-cell office:value-type="float" office:value="0.014019" calcext:value-type="float">
            <text:p>0.014019</text:p>
          </table:table-cell>
          <table:table-cell office:value-type="float" office:value="0.00832624" calcext:value-type="float">
            <text:p>0.00832624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188116" calcext:value-type="float">
            <text:p>0.188116</text:p>
          </table:table-cell>
          <table:table-cell office:value-type="float" office:value="0.00282094" calcext:value-type="float">
            <text:p>0.00282094</text:p>
          </table:table-cell>
          <table:table-cell office:value-type="float" office:value="0.0145547" calcext:value-type="float">
            <text:p>0.0145547</text:p>
          </table:table-cell>
          <table:table-cell office:value-type="float" office:value="0.00750356" calcext:value-type="float">
            <text:p>0.00750356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190667" calcext:value-type="float">
            <text:p>0.190667</text:p>
          </table:table-cell>
          <table:table-cell office:value-type="float" office:value="0.00280318" calcext:value-type="float">
            <text:p>0.00280318</text:p>
          </table:table-cell>
          <table:table-cell office:value-type="float" office:value="0.0154943" calcext:value-type="float">
            <text:p>0.0154943</text:p>
          </table:table-cell>
          <table:table-cell office:value-type="float" office:value="0.00873087" calcext:value-type="float">
            <text:p>0.00873087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189135" calcext:value-type="float">
            <text:p>0.189135</text:p>
          </table:table-cell>
          <table:table-cell office:value-type="float" office:value="0.00280081" calcext:value-type="float">
            <text:p>0.00280081</text:p>
          </table:table-cell>
          <table:table-cell office:value-type="float" office:value="0.0157828" calcext:value-type="float">
            <text:p>0.0157828</text:p>
          </table:table-cell>
          <table:table-cell office:value-type="float" office:value="0.00938459" calcext:value-type="float">
            <text:p>0.00938459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189338" calcext:value-type="float">
            <text:p>0.189338</text:p>
          </table:table-cell>
          <table:table-cell office:value-type="float" office:value="0.00278699" calcext:value-type="float">
            <text:p>0.00278699</text:p>
          </table:table-cell>
          <table:table-cell office:value-type="float" office:value="0.0147474" calcext:value-type="float">
            <text:p>0.0147474</text:p>
          </table:table-cell>
          <table:table-cell office:value-type="float" office:value="0.00791846" calcext:value-type="float">
            <text:p>0.00791846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183612" calcext:value-type="float">
            <text:p>0.183612</text:p>
          </table:table-cell>
          <table:table-cell office:value-type="float" office:value="0.00277239" calcext:value-type="float">
            <text:p>0.00277239</text:p>
          </table:table-cell>
          <table:table-cell office:value-type="float" office:value="0.0141276" calcext:value-type="float">
            <text:p>0.0141276</text:p>
          </table:table-cell>
          <table:table-cell office:value-type="float" office:value="0.00769858" calcext:value-type="float">
            <text:p>0.00769858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185514" calcext:value-type="float">
            <text:p>0.185514</text:p>
          </table:table-cell>
          <table:table-cell office:value-type="float" office:value="0.00277436" calcext:value-type="float">
            <text:p>0.00277436</text:p>
          </table:table-cell>
          <table:table-cell office:value-type="float" office:value="0.0140076" calcext:value-type="float">
            <text:p>0.0140076</text:p>
          </table:table-cell>
          <table:table-cell office:value-type="float" office:value="0.00754265" calcext:value-type="float">
            <text:p>0.00754265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184613" calcext:value-type="float">
            <text:p>0.184613</text:p>
          </table:table-cell>
          <table:table-cell office:value-type="float" office:value="0.00276962" calcext:value-type="float">
            <text:p>0.00276962</text:p>
          </table:table-cell>
          <table:table-cell office:value-type="float" office:value="0.0150944" calcext:value-type="float">
            <text:p>0.0150944</text:p>
          </table:table-cell>
          <table:table-cell office:value-type="float" office:value="0.00731329" calcext:value-type="float">
            <text:p>0.00731329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185571" calcext:value-type="float">
            <text:p>0.185571</text:p>
          </table:table-cell>
          <table:table-cell office:value-type="float" office:value="0.00276015" calcext:value-type="float">
            <text:p>0.00276015</text:p>
          </table:table-cell>
          <table:table-cell office:value-type="float" office:value="0.0162017" calcext:value-type="float">
            <text:p>0.0162017</text:p>
          </table:table-cell>
          <table:table-cell office:value-type="float" office:value="0.00859862" calcext:value-type="float">
            <text:p>0.00859862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190051" calcext:value-type="float">
            <text:p>0.190051</text:p>
          </table:table-cell>
          <table:table-cell office:value-type="float" office:value="0.00276804" calcext:value-type="float">
            <text:p>0.00276804</text:p>
          </table:table-cell>
          <table:table-cell office:value-type="float" office:value="0.0157544" calcext:value-type="float">
            <text:p>0.0157544</text:p>
          </table:table-cell>
          <table:table-cell office:value-type="float" office:value="0.00898351" calcext:value-type="float">
            <text:p>0.00898351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187252" calcext:value-type="float">
            <text:p>0.187252</text:p>
          </table:table-cell>
          <table:table-cell office:value-type="float" office:value="0.00276015" calcext:value-type="float">
            <text:p>0.00276015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759673" calcext:value-type="float">
            <text:p>0.00759673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18611" calcext:value-type="float">
            <text:p>0.18611</text:p>
          </table:table-cell>
          <table:table-cell office:value-type="float" office:value="0.00275778" calcext:value-type="float">
            <text:p>0.00275778</text:p>
          </table:table-cell>
          <table:table-cell office:value-type="float" office:value="0.0144912" calcext:value-type="float">
            <text:p>0.0144912</text:p>
          </table:table-cell>
          <table:table-cell office:value-type="float" office:value="0.00723316" calcext:value-type="float">
            <text:p>0.00723316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183906" calcext:value-type="float">
            <text:p>0.183906</text:p>
          </table:table-cell>
          <table:table-cell office:value-type="float" office:value="0.00277673" calcext:value-type="float">
            <text:p>0.00277673</text:p>
          </table:table-cell>
          <table:table-cell office:value-type="float" office:value="0.0137901" calcext:value-type="float">
            <text:p>0.0137901</text:p>
          </table:table-cell>
          <table:table-cell office:value-type="float" office:value="0.0074629" calcext:value-type="float">
            <text:p>0.0074629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183" calcext:value-type="float">
            <text:p>0.183</text:p>
          </table:table-cell>
          <table:table-cell office:value-type="float" office:value="0.00277673" calcext:value-type="float">
            <text:p>0.00277673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733106" calcext:value-type="float">
            <text:p>0.00733106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188283" calcext:value-type="float">
            <text:p>0.188283</text:p>
          </table:table-cell>
          <table:table-cell office:value-type="float" office:value="0.00275818" calcext:value-type="float">
            <text:p>0.00275818</text:p>
          </table:table-cell>
          <table:table-cell office:value-type="float" office:value="0.0138075" calcext:value-type="float">
            <text:p>0.0138075</text:p>
          </table:table-cell>
          <table:table-cell office:value-type="float" office:value="0.0073725" calcext:value-type="float">
            <text:p>0.007372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185335" calcext:value-type="float">
            <text:p>0.185335</text:p>
          </table:table-cell>
          <table:table-cell office:value-type="float" office:value="0.00275265" calcext:value-type="float">
            <text:p>0.00275265</text:p>
          </table:table-cell>
          <table:table-cell office:value-type="float" office:value="0.0142066" calcext:value-type="float">
            <text:p>0.0142066</text:p>
          </table:table-cell>
          <table:table-cell office:value-type="float" office:value="0.00745856" calcext:value-type="float">
            <text:p>0.00745856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184202" calcext:value-type="float">
            <text:p>0.184202</text:p>
          </table:table-cell>
          <table:table-cell office:value-type="float" office:value="0.00275581" calcext:value-type="float">
            <text:p>0.00275581</text:p>
          </table:table-cell>
          <table:table-cell office:value-type="float" office:value="0.0140964" calcext:value-type="float">
            <text:p>0.0140964</text:p>
          </table:table-cell>
          <table:table-cell office:value-type="float" office:value="0.00745698" calcext:value-type="float">
            <text:p>0.00745698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183721" calcext:value-type="float">
            <text:p>0.183721</text:p>
          </table:table-cell>
          <table:table-cell office:value-type="float" office:value="0.00275107" calcext:value-type="float">
            <text:p>0.00275107</text:p>
          </table:table-cell>
          <table:table-cell office:value-type="float" office:value="0.0138225" calcext:value-type="float">
            <text:p>0.0138225</text:p>
          </table:table-cell>
          <table:table-cell office:value-type="float" office:value="0.00713526" calcext:value-type="float">
            <text:p>0.00713526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182889" calcext:value-type="float">
            <text:p>0.182889</text:p>
          </table:table-cell>
          <table:table-cell office:value-type="float" office:value="0.00274712" calcext:value-type="float">
            <text:p>0.00274712</text:p>
          </table:table-cell>
          <table:table-cell office:value-type="float" office:value="0.0137155" calcext:value-type="float">
            <text:p>0.0137155</text:p>
          </table:table-cell>
          <table:table-cell office:value-type="float" office:value="0.00715697" calcext:value-type="float">
            <text:p>0.0071569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185395" calcext:value-type="float">
            <text:p>0.185395</text:p>
          </table:table-cell>
          <table:table-cell office:value-type="float" office:value="0.00277318" calcext:value-type="float">
            <text:p>0.00277318</text:p>
          </table:table-cell>
          <table:table-cell office:value-type="float" office:value="0.0140341" calcext:value-type="float">
            <text:p>0.0140341</text:p>
          </table:table-cell>
          <table:table-cell office:value-type="float" office:value="0.00705907" calcext:value-type="float">
            <text:p>0.00705907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186363" calcext:value-type="float">
            <text:p>0.186363</text:p>
          </table:table-cell>
          <table:table-cell office:value-type="float" office:value="0.00275146" calcext:value-type="float">
            <text:p>0.00275146</text:p>
          </table:table-cell>
          <table:table-cell office:value-type="float" office:value="0.0153715" calcext:value-type="float">
            <text:p>0.0153715</text:p>
          </table:table-cell>
          <table:table-cell office:value-type="float" office:value="0.00722013" calcext:value-type="float">
            <text:p>0.00722013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189491" calcext:value-type="float">
            <text:p>0.189491</text:p>
          </table:table-cell>
          <table:table-cell office:value-type="float" office:value="0.00275383" calcext:value-type="float">
            <text:p>0.00275383</text:p>
          </table:table-cell>
          <table:table-cell office:value-type="float" office:value="0.0149353" calcext:value-type="float">
            <text:p>0.0149353</text:p>
          </table:table-cell>
          <table:table-cell office:value-type="float" office:value="0.00708946" calcext:value-type="float">
            <text:p>0.00708946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189679" calcext:value-type="float">
            <text:p>0.189679</text:p>
          </table:table-cell>
          <table:table-cell office:value-type="float" office:value="0.00275265" calcext:value-type="float">
            <text:p>0.00275265</text:p>
          </table:table-cell>
          <table:table-cell office:value-type="float" office:value="0.0162076" calcext:value-type="float">
            <text:p>0.0162076</text:p>
          </table:table-cell>
          <table:table-cell office:value-type="float" office:value="0.00757028" calcext:value-type="float">
            <text:p>0.00757028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184925" calcext:value-type="float">
            <text:p>0.184925</text:p>
          </table:table-cell>
          <table:table-cell office:value-type="float" office:value="0.00280318" calcext:value-type="float">
            <text:p>0.00280318</text:p>
          </table:table-cell>
          <table:table-cell office:value-type="float" office:value="0.0155476" calcext:value-type="float">
            <text:p>0.0155476</text:p>
          </table:table-cell>
          <table:table-cell office:value-type="float" office:value="0.00771989" calcext:value-type="float">
            <text:p>0.00771989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183424" calcext:value-type="float">
            <text:p>0.183424</text:p>
          </table:table-cell>
          <table:table-cell office:value-type="float" office:value="0.0027791" calcext:value-type="float">
            <text:p>0.0027791</text:p>
          </table:table-cell>
          <table:table-cell office:value-type="float" office:value="0.0147687" calcext:value-type="float">
            <text:p>0.0147687</text:p>
          </table:table-cell>
          <table:table-cell office:value-type="float" office:value="0.00814268" calcext:value-type="float">
            <text:p>0.00814268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181506" calcext:value-type="float">
            <text:p>0.181506</text:p>
          </table:table-cell>
          <table:table-cell office:value-type="float" office:value="0.00277712" calcext:value-type="float">
            <text:p>0.00277712</text:p>
          </table:table-cell>
          <table:table-cell office:value-type="float" office:value="0.0156537" calcext:value-type="float">
            <text:p>0.0156537</text:p>
          </table:table-cell>
          <table:table-cell office:value-type="float" office:value="0.00934709" calcext:value-type="float">
            <text:p>0.00934709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182059" calcext:value-type="float">
            <text:p>0.182059</text:p>
          </table:table-cell>
          <table:table-cell office:value-type="float" office:value="0.00277712" calcext:value-type="float">
            <text:p>0.00277712</text:p>
          </table:table-cell>
          <table:table-cell office:value-type="float" office:value="0.0157386" calcext:value-type="float">
            <text:p>0.0157386</text:p>
          </table:table-cell>
          <table:table-cell office:value-type="float" office:value="0.00818176" calcext:value-type="float">
            <text:p>0.00818176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179266" calcext:value-type="float">
            <text:p>0.179266</text:p>
          </table:table-cell>
          <table:table-cell office:value-type="float" office:value="0.00280436" calcext:value-type="float">
            <text:p>0.00280436</text:p>
          </table:table-cell>
          <table:table-cell office:value-type="float" office:value="0.0145255" calcext:value-type="float">
            <text:p>0.0145255</text:p>
          </table:table-cell>
          <table:table-cell office:value-type="float" office:value="0.00953183" calcext:value-type="float">
            <text:p>0.00953183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179272" calcext:value-type="float">
            <text:p>0.179272</text:p>
          </table:table-cell>
          <table:table-cell office:value-type="float" office:value="0.00285529" calcext:value-type="float">
            <text:p>0.00285529</text:p>
          </table:table-cell>
          <table:table-cell office:value-type="float" office:value="0.0135145" calcext:value-type="float">
            <text:p>0.0135145</text:p>
          </table:table-cell>
          <table:table-cell office:value-type="float" office:value="0.00835624" calcext:value-type="float">
            <text:p>0.0083562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181185" calcext:value-type="float">
            <text:p>0.181185</text:p>
          </table:table-cell>
          <table:table-cell office:value-type="float" office:value="0.00284305" calcext:value-type="float">
            <text:p>0.00284305</text:p>
          </table:table-cell>
          <table:table-cell office:value-type="float" office:value="0.0137435" calcext:value-type="float">
            <text:p>0.0137435</text:p>
          </table:table-cell>
          <table:table-cell office:value-type="float" office:value="0.00763818" calcext:value-type="float">
            <text:p>0.00763818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179389" calcext:value-type="float">
            <text:p>0.179389</text:p>
          </table:table-cell>
          <table:table-cell office:value-type="float" office:value="0.00284029" calcext:value-type="float">
            <text:p>0.00284029</text:p>
          </table:table-cell>
          <table:table-cell office:value-type="float" office:value="0.0136875" calcext:value-type="float">
            <text:p>0.0136875</text:p>
          </table:table-cell>
          <table:table-cell office:value-type="float" office:value="0.00740803" calcext:value-type="float">
            <text:p>0.00740803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180067" calcext:value-type="float">
            <text:p>0.180067</text:p>
          </table:table-cell>
          <table:table-cell office:value-type="float" office:value="0.00282568" calcext:value-type="float">
            <text:p>0.00282568</text:p>
          </table:table-cell>
          <table:table-cell office:value-type="float" office:value="0.0138608" calcext:value-type="float">
            <text:p>0.0138608</text:p>
          </table:table-cell>
          <table:table-cell office:value-type="float" office:value="0.00761252" calcext:value-type="float">
            <text:p>0.00761252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180936" calcext:value-type="float">
            <text:p>0.180936</text:p>
          </table:table-cell>
          <table:table-cell office:value-type="float" office:value="0.0028012" calcext:value-type="float">
            <text:p>0.0028012</text:p>
          </table:table-cell>
          <table:table-cell office:value-type="float" office:value="0.0139519" calcext:value-type="float">
            <text:p>0.0139519</text:p>
          </table:table-cell>
          <table:table-cell office:value-type="float" office:value="0.00781029" calcext:value-type="float">
            <text:p>0.00781029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18027" calcext:value-type="float">
            <text:p>0.18027</text:p>
          </table:table-cell>
          <table:table-cell office:value-type="float" office:value="0.00281502" calcext:value-type="float">
            <text:p>0.00281502</text:p>
          </table:table-cell>
          <table:table-cell office:value-type="float" office:value="0.0132749" calcext:value-type="float">
            <text:p>0.0132749</text:p>
          </table:table-cell>
          <table:table-cell office:value-type="float" office:value="0.0072904" calcext:value-type="float">
            <text:p>0.0072904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177995" calcext:value-type="float">
            <text:p>0.177995</text:p>
          </table:table-cell>
          <table:table-cell office:value-type="float" office:value="0.00282765" calcext:value-type="float">
            <text:p>0.00282765</text:p>
          </table:table-cell>
          <table:table-cell office:value-type="float" office:value="0.0132114" calcext:value-type="float">
            <text:p>0.0132114</text:p>
          </table:table-cell>
          <table:table-cell office:value-type="float" office:value="0.00722763" calcext:value-type="float">
            <text:p>0.00722763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179598" calcext:value-type="float">
            <text:p>0.179598</text:p>
          </table:table-cell>
          <table:table-cell office:value-type="float" office:value="0.00281186" calcext:value-type="float">
            <text:p>0.00281186</text:p>
          </table:table-cell>
          <table:table-cell office:value-type="float" office:value="0.0132141" calcext:value-type="float">
            <text:p>0.0132141</text:p>
          </table:table-cell>
          <table:table-cell office:value-type="float" office:value="0.00705591" calcext:value-type="float">
            <text:p>0.00705591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179617" calcext:value-type="float">
            <text:p>0.179617</text:p>
          </table:table-cell>
          <table:table-cell office:value-type="float" office:value="0.00279489" calcext:value-type="float">
            <text:p>0.00279489</text:p>
          </table:table-cell>
          <table:table-cell office:value-type="float" office:value="0.0140885" calcext:value-type="float">
            <text:p>0.0140885</text:p>
          </table:table-cell>
          <table:table-cell office:value-type="float" office:value="0.0070492" calcext:value-type="float">
            <text:p>0.0070492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179058" calcext:value-type="float">
            <text:p>0.179058</text:p>
          </table:table-cell>
          <table:table-cell office:value-type="float" office:value="0.00279055" calcext:value-type="float">
            <text:p>0.00279055</text:p>
          </table:table-cell>
          <table:table-cell office:value-type="float" office:value="0.0158811" calcext:value-type="float">
            <text:p>0.0158811</text:p>
          </table:table-cell>
          <table:table-cell office:value-type="float" office:value="0.00699946" calcext:value-type="float">
            <text:p>0.00699946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178424" calcext:value-type="float">
            <text:p>0.178424</text:p>
          </table:table-cell>
          <table:table-cell office:value-type="float" office:value="0.00280081" calcext:value-type="float">
            <text:p>0.00280081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705038" calcext:value-type="float">
            <text:p>0.0070503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183519" calcext:value-type="float">
            <text:p>0.183519</text:p>
          </table:table-cell>
          <table:table-cell office:value-type="float" office:value="0.00279055" calcext:value-type="float">
            <text:p>0.00279055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701604" calcext:value-type="float">
            <text:p>0.00701604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180685" calcext:value-type="float">
            <text:p>0.180685</text:p>
          </table:table-cell>
          <table:table-cell office:value-type="float" office:value="0.00279844" calcext:value-type="float">
            <text:p>0.00279844</text:p>
          </table:table-cell>
          <table:table-cell office:value-type="float" office:value="0.0147647" calcext:value-type="float">
            <text:p>0.0147647</text:p>
          </table:table-cell>
          <table:table-cell office:value-type="float" office:value="0.00712104" calcext:value-type="float">
            <text:p>0.00712104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178994" calcext:value-type="float">
            <text:p>0.178994</text:p>
          </table:table-cell>
          <table:table-cell office:value-type="float" office:value="0.00278976" calcext:value-type="float">
            <text:p>0.00278976</text:p>
          </table:table-cell>
          <table:table-cell office:value-type="float" office:value="0.0133772" calcext:value-type="float">
            <text:p>0.0133772</text:p>
          </table:table-cell>
          <table:table-cell office:value-type="float" office:value="0.00957565" calcext:value-type="float">
            <text:p>0.00957565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180298" calcext:value-type="float">
            <text:p>0.180298</text:p>
          </table:table-cell>
          <table:table-cell office:value-type="float" office:value="0.00277278" calcext:value-type="float">
            <text:p>0.00277278</text:p>
          </table:table-cell>
          <table:table-cell office:value-type="float" office:value="0.0134514" calcext:value-type="float">
            <text:p>0.0134514</text:p>
          </table:table-cell>
          <table:table-cell office:value-type="float" office:value="0.00930248" calcext:value-type="float">
            <text:p>0.00930248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179891" calcext:value-type="float">
            <text:p>0.179891</text:p>
          </table:table-cell>
          <table:table-cell office:value-type="float" office:value="0.00277357" calcext:value-type="float">
            <text:p>0.00277357</text:p>
          </table:table-cell>
          <table:table-cell office:value-type="float" office:value="0.0139101" calcext:value-type="float">
            <text:p>0.0139101</text:p>
          </table:table-cell>
          <table:table-cell office:value-type="float" office:value="0.00754107" calcext:value-type="float">
            <text:p>0.00754107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178298" calcext:value-type="float">
            <text:p>0.178298</text:p>
          </table:table-cell>
          <table:table-cell office:value-type="float" office:value="0.00279055" calcext:value-type="float">
            <text:p>0.00279055</text:p>
          </table:table-cell>
          <table:table-cell office:value-type="float" office:value="0.0135931" calcext:value-type="float">
            <text:p>0.0135931</text:p>
          </table:table-cell>
          <table:table-cell office:value-type="float" office:value="0.00761173" calcext:value-type="float">
            <text:p>0.00761173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175841" calcext:value-type="float">
            <text:p>0.175841</text:p>
          </table:table-cell>
          <table:table-cell office:value-type="float" office:value="0.00275186" calcext:value-type="float">
            <text:p>0.00275186</text:p>
          </table:table-cell>
          <table:table-cell office:value-type="float" office:value="0.0131766" calcext:value-type="float">
            <text:p>0.0131766</text:p>
          </table:table-cell>
          <table:table-cell office:value-type="float" office:value="0.00801675" calcext:value-type="float">
            <text:p>0.00801675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17701" calcext:value-type="float">
            <text:p>0.17701</text:p>
          </table:table-cell>
          <table:table-cell office:value-type="float" office:value="0.00274239" calcext:value-type="float">
            <text:p>0.00274239</text:p>
          </table:table-cell>
          <table:table-cell office:value-type="float" office:value="0.0132899" calcext:value-type="float">
            <text:p>0.0132899</text:p>
          </table:table-cell>
          <table:table-cell office:value-type="float" office:value="0.00701683" calcext:value-type="float">
            <text:p>0.00701683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174834" calcext:value-type="float">
            <text:p>0.174834</text:p>
          </table:table-cell>
          <table:table-cell office:value-type="float" office:value="0.00274633" calcext:value-type="float">
            <text:p>0.00274633</text:p>
          </table:table-cell>
          <table:table-cell office:value-type="float" office:value="0.0134024" calcext:value-type="float">
            <text:p>0.0134024</text:p>
          </table:table-cell>
          <table:table-cell office:value-type="float" office:value="0.00698169" calcext:value-type="float">
            <text:p>0.00698169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175148" calcext:value-type="float">
            <text:p>0.175148</text:p>
          </table:table-cell>
          <table:table-cell office:value-type="float" office:value="0.00273883" calcext:value-type="float">
            <text:p>0.00273883</text:p>
          </table:table-cell>
          <table:table-cell office:value-type="float" office:value="0.0136282" calcext:value-type="float">
            <text:p>0.0136282</text:p>
          </table:table-cell>
          <table:table-cell office:value-type="float" office:value="0.00741711" calcext:value-type="float">
            <text:p>0.0074171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179616" calcext:value-type="float">
            <text:p>0.179616</text:p>
          </table:table-cell>
          <table:table-cell office:value-type="float" office:value="0.00273567" calcext:value-type="float">
            <text:p>0.00273567</text:p>
          </table:table-cell>
          <table:table-cell office:value-type="float" office:value="0.0133523" calcext:value-type="float">
            <text:p>0.0133523</text:p>
          </table:table-cell>
          <table:table-cell office:value-type="float" office:value="0.00711157" calcext:value-type="float">
            <text:p>0.00711157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177394" calcext:value-type="float">
            <text:p>0.177394</text:p>
          </table:table-cell>
          <table:table-cell office:value-type="float" office:value="0.00272502" calcext:value-type="float">
            <text:p>0.00272502</text:p>
          </table:table-cell>
          <table:table-cell office:value-type="float" office:value="0.0132828" calcext:value-type="float">
            <text:p>0.0132828</text:p>
          </table:table-cell>
          <table:table-cell office:value-type="float" office:value="0.00689564" calcext:value-type="float">
            <text:p>0.00689564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175516" calcext:value-type="float">
            <text:p>0.175516</text:p>
          </table:table-cell>
          <table:table-cell office:value-type="float" office:value="0.00273607" calcext:value-type="float">
            <text:p>0.00273607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0908141" calcext:value-type="float">
            <text:p>0.00908141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175478" calcext:value-type="float">
            <text:p>0.175478</text:p>
          </table:table-cell>
          <table:table-cell office:value-type="float" office:value="0.00292437" calcext:value-type="float">
            <text:p>0.00292437</text:p>
          </table:table-cell>
          <table:table-cell office:value-type="float" office:value="0.0157449" calcext:value-type="float">
            <text:p>0.0157449</text:p>
          </table:table-cell>
          <table:table-cell office:value-type="float" office:value="0.00820347" calcext:value-type="float">
            <text:p>0.00820347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177059" calcext:value-type="float">
            <text:p>0.177059</text:p>
          </table:table-cell>
          <table:table-cell office:value-type="float" office:value="0.00309806" calcext:value-type="float">
            <text:p>0.00309806</text:p>
          </table:table-cell>
          <table:table-cell office:value-type="float" office:value="0.014552" calcext:value-type="float">
            <text:p>0.014552</text:p>
          </table:table-cell>
          <table:table-cell office:value-type="float" office:value="0.00929774" calcext:value-type="float">
            <text:p>0.00929774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172663" calcext:value-type="float">
            <text:p>0.172663</text:p>
          </table:table-cell>
          <table:table-cell office:value-type="float" office:value="0.00297095" calcext:value-type="float">
            <text:p>0.00297095</text:p>
          </table:table-cell>
          <table:table-cell office:value-type="float" office:value="0.0134107" calcext:value-type="float">
            <text:p>0.0134107</text:p>
          </table:table-cell>
          <table:table-cell office:value-type="float" office:value="0.00869968" calcext:value-type="float">
            <text:p>0.00869968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176011" calcext:value-type="float">
            <text:p>0.176011</text:p>
          </table:table-cell>
          <table:table-cell office:value-type="float" office:value="0.00312609" calcext:value-type="float">
            <text:p>0.00312609</text:p>
          </table:table-cell>
          <table:table-cell office:value-type="float" office:value="0.0135702" calcext:value-type="float">
            <text:p>0.0135702</text:p>
          </table:table-cell>
          <table:table-cell office:value-type="float" office:value="0.00747198" calcext:value-type="float">
            <text:p>0.00747198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172601" calcext:value-type="float">
            <text:p>0.172601</text:p>
          </table:table-cell>
          <table:table-cell office:value-type="float" office:value="0.00330255" calcext:value-type="float">
            <text:p>0.00330255</text:p>
          </table:table-cell>
          <table:table-cell office:value-type="float" office:value="0.0131036" calcext:value-type="float">
            <text:p>0.0131036</text:p>
          </table:table-cell>
          <table:table-cell office:value-type="float" office:value="0.0067326" calcext:value-type="float">
            <text:p>0.0067326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174913" calcext:value-type="float">
            <text:p>0.174913</text:p>
          </table:table-cell>
          <table:table-cell office:value-type="float" office:value="0.0031253" calcext:value-type="float">
            <text:p>0.0031253</text:p>
          </table:table-cell>
          <table:table-cell office:value-type="float" office:value="0.0131289" calcext:value-type="float">
            <text:p>0.0131289</text:p>
          </table:table-cell>
          <table:table-cell office:value-type="float" office:value="0.00694222" calcext:value-type="float">
            <text:p>0.00694222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176108" calcext:value-type="float">
            <text:p>0.176108</text:p>
          </table:table-cell>
          <table:table-cell office:value-type="float" office:value="0.00299266" calcext:value-type="float">
            <text:p>0.00299266</text:p>
          </table:table-cell>
          <table:table-cell office:value-type="float" office:value="0.0143878" calcext:value-type="float">
            <text:p>0.0143878</text:p>
          </table:table-cell>
          <table:table-cell office:value-type="float" office:value="0.00697933" calcext:value-type="float">
            <text:p>0.0069793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172654" calcext:value-type="float">
            <text:p>0.172654</text:p>
          </table:table-cell>
          <table:table-cell office:value-type="float" office:value="0.00295042" calcext:value-type="float">
            <text:p>0.00295042</text:p>
          </table:table-cell>
          <table:table-cell office:value-type="float" office:value="0.0149179" calcext:value-type="float">
            <text:p>0.0149179</text:p>
          </table:table-cell>
          <table:table-cell office:value-type="float" office:value="0.00695288" calcext:value-type="float">
            <text:p>0.00695288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173158" calcext:value-type="float">
            <text:p>0.173158</text:p>
          </table:table-cell>
          <table:table-cell office:value-type="float" office:value="0.00294371" calcext:value-type="float">
            <text:p>0.00294371</text:p>
          </table:table-cell>
          <table:table-cell office:value-type="float" office:value="0.0146996" calcext:value-type="float">
            <text:p>0.0146996</text:p>
          </table:table-cell>
          <table:table-cell office:value-type="float" office:value="0.0069134" calcext:value-type="float">
            <text:p>0.0069134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175549" calcext:value-type="float">
            <text:p>0.175549</text:p>
          </table:table-cell>
          <table:table-cell office:value-type="float" office:value="0.00338229" calcext:value-type="float">
            <text:p>0.00338229</text:p>
          </table:table-cell>
          <table:table-cell office:value-type="float" office:value="0.0146171" calcext:value-type="float">
            <text:p>0.0146171</text:p>
          </table:table-cell>
          <table:table-cell office:value-type="float" office:value="0.00718421" calcext:value-type="float">
            <text:p>0.00718421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17187" calcext:value-type="float">
            <text:p>0.17187</text:p>
          </table:table-cell>
          <table:table-cell office:value-type="float" office:value="0.00338071" calcext:value-type="float">
            <text:p>0.00338071</text:p>
          </table:table-cell>
          <table:table-cell office:value-type="float" office:value="0.0144493" calcext:value-type="float">
            <text:p>0.0144493</text:p>
          </table:table-cell>
          <table:table-cell office:value-type="float" office:value="0.00840322" calcext:value-type="float">
            <text:p>0.00840322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168734" calcext:value-type="float">
            <text:p>0.168734</text:p>
          </table:table-cell>
          <table:table-cell office:value-type="float" office:value="0.0030574" calcext:value-type="float">
            <text:p>0.0030574</text:p>
          </table:table-cell>
          <table:table-cell office:value-type="float" office:value="0.0133187" calcext:value-type="float">
            <text:p>0.0133187</text:p>
          </table:table-cell>
          <table:table-cell office:value-type="float" office:value="0.00941104" calcext:value-type="float">
            <text:p>0.00941104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172113" calcext:value-type="float">
            <text:p>0.172113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128091" calcext:value-type="float">
            <text:p>0.0128091</text:p>
          </table:table-cell>
          <table:table-cell office:value-type="float" office:value="0.00816676" calcext:value-type="float">
            <text:p>0.00816676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169478" calcext:value-type="float">
            <text:p>0.169478</text:p>
          </table:table-cell>
          <table:table-cell office:value-type="float" office:value="0.0029595" calcext:value-type="float">
            <text:p>0.0029595</text:p>
          </table:table-cell>
          <table:table-cell office:value-type="float" office:value="0.0136306" calcext:value-type="float">
            <text:p>0.0136306</text:p>
          </table:table-cell>
          <table:table-cell office:value-type="float" office:value="0.00677879" calcext:value-type="float">
            <text:p>0.00677879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173934" calcext:value-type="float">
            <text:p>0.173934</text:p>
          </table:table-cell>
          <table:table-cell office:value-type="float" office:value="0.00289121" calcext:value-type="float">
            <text:p>0.00289121</text:p>
          </table:table-cell>
          <table:table-cell office:value-type="float" office:value="0.0152787" calcext:value-type="float">
            <text:p>0.0152787</text:p>
          </table:table-cell>
          <table:table-cell office:value-type="float" office:value="0.00684077" calcext:value-type="float">
            <text:p>0.00684077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17315" calcext:value-type="float">
            <text:p>0.17315</text:p>
          </table:table-cell>
          <table:table-cell office:value-type="float" office:value="0.00287858" calcext:value-type="float">
            <text:p>0.00287858</text:p>
          </table:table-cell>
          <table:table-cell office:value-type="float" office:value="0.0180898" calcext:value-type="float">
            <text:p>0.0180898</text:p>
          </table:table-cell>
          <table:table-cell office:value-type="float" office:value="0.00695761" calcext:value-type="float">
            <text:p>0.00695761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174784" calcext:value-type="float">
            <text:p>0.174784</text:p>
          </table:table-cell>
          <table:table-cell office:value-type="float" office:value="0.00286279" calcext:value-type="float">
            <text:p>0.00286279</text:p>
          </table:table-cell>
          <table:table-cell office:value-type="float" office:value="0.0171001" calcext:value-type="float">
            <text:p>0.0171001</text:p>
          </table:table-cell>
          <table:table-cell office:value-type="float" office:value="0.0070942" calcext:value-type="float">
            <text:p>0.007094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175846" calcext:value-type="float">
            <text:p>0.175846</text:p>
          </table:table-cell>
          <table:table-cell office:value-type="float" office:value="0.00284463" calcext:value-type="float">
            <text:p>0.00284463</text:p>
          </table:table-cell>
          <table:table-cell office:value-type="float" office:value="0.0136152" calcext:value-type="float">
            <text:p>0.0136152</text:p>
          </table:table-cell>
          <table:table-cell office:value-type="float" office:value="0.00702393" calcext:value-type="float">
            <text:p>0.00702393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173724" calcext:value-type="float">
            <text:p>0.173724</text:p>
          </table:table-cell>
          <table:table-cell office:value-type="float" office:value="0.00282489" calcext:value-type="float">
            <text:p>0.00282489</text:p>
          </table:table-cell>
          <table:table-cell office:value-type="float" office:value="0.0132153" calcext:value-type="float">
            <text:p>0.0132153</text:p>
          </table:table-cell>
          <table:table-cell office:value-type="float" office:value="0.00690077" calcext:value-type="float">
            <text:p>0.00690077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167344" calcext:value-type="float">
            <text:p>0.167344</text:p>
          </table:table-cell>
          <table:table-cell office:value-type="float" office:value="0.00282252" calcext:value-type="float">
            <text:p>0.00282252</text:p>
          </table:table-cell>
          <table:table-cell office:value-type="float" office:value="0.0129445" calcext:value-type="float">
            <text:p>0.0129445</text:p>
          </table:table-cell>
          <table:table-cell office:value-type="float" office:value="0.00684629" calcext:value-type="float">
            <text:p>0.00684629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171736" calcext:value-type="float">
            <text:p>0.171736</text:p>
          </table:table-cell>
          <table:table-cell office:value-type="float" office:value="0.00281107" calcext:value-type="float">
            <text:p>0.00281107</text:p>
          </table:table-cell>
          <table:table-cell office:value-type="float" office:value="0.0143183" calcext:value-type="float">
            <text:p>0.0143183</text:p>
          </table:table-cell>
          <table:table-cell office:value-type="float" office:value="0.0067851" calcext:value-type="float">
            <text:p>0.0067851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71192" calcext:value-type="float">
            <text:p>0.171192</text:p>
          </table:table-cell>
          <table:table-cell office:value-type="float" office:value="0.00281028" calcext:value-type="float">
            <text:p>0.00281028</text:p>
          </table:table-cell>
          <table:table-cell office:value-type="float" office:value="0.0145334" calcext:value-type="float">
            <text:p>0.0145334</text:p>
          </table:table-cell>
          <table:table-cell office:value-type="float" office:value="0.00672431" calcext:value-type="float">
            <text:p>0.00672431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70185" calcext:value-type="float">
            <text:p>0.170185</text:p>
          </table:table-cell>
          <table:table-cell office:value-type="float" office:value="0.00280278" calcext:value-type="float">
            <text:p>0.00280278</text:p>
          </table:table-cell>
          <table:table-cell office:value-type="float" office:value="0.0142038" calcext:value-type="float">
            <text:p>0.0142038</text:p>
          </table:table-cell>
          <table:table-cell office:value-type="float" office:value="0.00676695" calcext:value-type="float">
            <text:p>0.00676695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170654" calcext:value-type="float">
            <text:p>0.170654</text:p>
          </table:table-cell>
          <table:table-cell office:value-type="float" office:value="0.00281502" calcext:value-type="float">
            <text:p>0.00281502</text:p>
          </table:table-cell>
          <table:table-cell office:value-type="float" office:value="0.0128829" calcext:value-type="float">
            <text:p>0.0128829</text:p>
          </table:table-cell>
          <table:table-cell office:value-type="float" office:value="0.00719644" calcext:value-type="float">
            <text:p>0.00719644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168592" calcext:value-type="float">
            <text:p>0.168592</text:p>
          </table:table-cell>
          <table:table-cell office:value-type="float" office:value="0.00278305" calcext:value-type="float">
            <text:p>0.00278305</text:p>
          </table:table-cell>
          <table:table-cell office:value-type="float" office:value="0.0140869" calcext:value-type="float">
            <text:p>0.0140869</text:p>
          </table:table-cell>
          <table:table-cell office:value-type="float" office:value="0.00678353" calcext:value-type="float">
            <text:p>0.00678353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70386" calcext:value-type="float">
            <text:p>0.170386</text:p>
          </table:table-cell>
          <table:table-cell office:value-type="float" office:value="0.00289397" calcext:value-type="float">
            <text:p>0.00289397</text:p>
          </table:table-cell>
          <table:table-cell office:value-type="float" office:value="0.0138829" calcext:value-type="float">
            <text:p>0.0138829</text:p>
          </table:table-cell>
          <table:table-cell office:value-type="float" office:value="0.00662128" calcext:value-type="float">
            <text:p>0.00662128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70179" calcext:value-type="float">
            <text:p>0.170179</text:p>
          </table:table-cell>
          <table:table-cell office:value-type="float" office:value="0.00296187" calcext:value-type="float">
            <text:p>0.00296187</text:p>
          </table:table-cell>
          <table:table-cell office:value-type="float" office:value="0.0132722" calcext:value-type="float">
            <text:p>0.0132722</text:p>
          </table:table-cell>
          <table:table-cell office:value-type="float" office:value="0.00679734" calcext:value-type="float">
            <text:p>0.00679734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169426" calcext:value-type="float">
            <text:p>0.169426</text:p>
          </table:table-cell>
          <table:table-cell office:value-type="float" office:value="0.00290739" calcext:value-type="float">
            <text:p>0.00290739</text:p>
          </table:table-cell>
          <table:table-cell office:value-type="float" office:value="0.0137167" calcext:value-type="float">
            <text:p>0.0137167</text:p>
          </table:table-cell>
          <table:table-cell office:value-type="float" office:value="0.00898746" calcext:value-type="float">
            <text:p>0.00898746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169" calcext:value-type="float">
            <text:p>0.169</text:p>
          </table:table-cell>
          <table:table-cell office:value-type="float" office:value="0.00287897" calcext:value-type="float">
            <text:p>0.00287897</text:p>
          </table:table-cell>
          <table:table-cell office:value-type="float" office:value="0.0128095" calcext:value-type="float">
            <text:p>0.0128095</text:p>
          </table:table-cell>
          <table:table-cell office:value-type="float" office:value="0.00969842" calcext:value-type="float">
            <text:p>0.00969842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167164" calcext:value-type="float">
            <text:p>0.167164</text:p>
          </table:table-cell>
          <table:table-cell office:value-type="float" office:value="0.00285094" calcext:value-type="float">
            <text:p>0.00285094</text:p>
          </table:table-cell>
          <table:table-cell office:value-type="float" office:value="0.0127073" calcext:value-type="float">
            <text:p>0.0127073</text:p>
          </table:table-cell>
          <table:table-cell office:value-type="float" office:value="0.00850428" calcext:value-type="float">
            <text:p>0.00850428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69219" calcext:value-type="float">
            <text:p>0.169219</text:p>
          </table:table-cell>
          <table:table-cell office:value-type="float" office:value="0.00283555" calcext:value-type="float">
            <text:p>0.00283555</text:p>
          </table:table-cell>
          <table:table-cell office:value-type="float" office:value="0.0146005" calcext:value-type="float">
            <text:p>0.0146005</text:p>
          </table:table-cell>
          <table:table-cell office:value-type="float" office:value="0.00793661" calcext:value-type="float">
            <text:p>0.00793661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168649" calcext:value-type="float">
            <text:p>0.168649</text:p>
          </table:table-cell>
          <table:table-cell office:value-type="float" office:value="0.00282805" calcext:value-type="float">
            <text:p>0.00282805</text:p>
          </table:table-cell>
          <table:table-cell office:value-type="float" office:value="0.0150841" calcext:value-type="float">
            <text:p>0.0150841</text:p>
          </table:table-cell>
          <table:table-cell office:value-type="float" office:value="0.00672865" calcext:value-type="float">
            <text:p>0.00672865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72948" calcext:value-type="float">
            <text:p>0.172948</text:p>
          </table:table-cell>
          <table:table-cell office:value-type="float" office:value="0.00281857" calcext:value-type="float">
            <text:p>0.00281857</text:p>
          </table:table-cell>
          <table:table-cell office:value-type="float" office:value="0.0136227" calcext:value-type="float">
            <text:p>0.0136227</text:p>
          </table:table-cell>
          <table:table-cell office:value-type="float" office:value="0.00682221" calcext:value-type="float">
            <text:p>0.00682221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166002" calcext:value-type="float">
            <text:p>0.166002</text:p>
          </table:table-cell>
          <table:table-cell office:value-type="float" office:value="0.00280436" calcext:value-type="float">
            <text:p>0.00280436</text:p>
          </table:table-cell>
          <table:table-cell office:value-type="float" office:value="0.0130183" calcext:value-type="float">
            <text:p>0.0130183</text:p>
          </table:table-cell>
          <table:table-cell office:value-type="float" office:value="0.00674602" calcext:value-type="float">
            <text:p>0.00674602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165625" calcext:value-type="float">
            <text:p>0.165625</text:p>
          </table:table-cell>
          <table:table-cell office:value-type="float" office:value="0.00281107" calcext:value-type="float">
            <text:p>0.00281107</text:p>
          </table:table-cell>
          <table:table-cell office:value-type="float" office:value="0.0138694" calcext:value-type="float">
            <text:p>0.0138694</text:p>
          </table:table-cell>
          <table:table-cell office:value-type="float" office:value="0.00667891" calcext:value-type="float">
            <text:p>0.00667891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166672" calcext:value-type="float">
            <text:p>0.166672</text:p>
          </table:table-cell>
          <table:table-cell office:value-type="float" office:value="0.00278305" calcext:value-type="float">
            <text:p>0.00278305</text:p>
          </table:table-cell>
          <table:table-cell office:value-type="float" office:value="0.0137096" calcext:value-type="float">
            <text:p>0.0137096</text:p>
          </table:table-cell>
          <table:table-cell office:value-type="float" office:value="0.00667576" calcext:value-type="float">
            <text:p>0.00667576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166268" calcext:value-type="float">
            <text:p>0.166268</text:p>
          </table:table-cell>
          <table:table-cell office:value-type="float" office:value="0.00278265" calcext:value-type="float">
            <text:p>0.00278265</text:p>
          </table:table-cell>
          <table:table-cell office:value-type="float" office:value="0.0132461" calcext:value-type="float">
            <text:p>0.0132461</text:p>
          </table:table-cell>
          <table:table-cell office:value-type="float" office:value="0.00669352" calcext:value-type="float">
            <text:p>0.0066935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1666" calcext:value-type="float">
            <text:p>0.1666</text:p>
          </table:table-cell>
          <table:table-cell office:value-type="float" office:value="0.00277555" calcext:value-type="float">
            <text:p>0.00277555</text:p>
          </table:table-cell>
          <table:table-cell office:value-type="float" office:value="0.0136085" calcext:value-type="float">
            <text:p>0.0136085</text:p>
          </table:table-cell>
          <table:table-cell office:value-type="float" office:value="0.00666194" calcext:value-type="float">
            <text:p>0.00666194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164194" calcext:value-type="float">
            <text:p>0.164194</text:p>
          </table:table-cell>
          <table:table-cell office:value-type="float" office:value="0.00276528" calcext:value-type="float">
            <text:p>0.00276528</text:p>
          </table:table-cell>
          <table:table-cell office:value-type="float" office:value="0.0133898" calcext:value-type="float">
            <text:p>0.0133898</text:p>
          </table:table-cell>
          <table:table-cell office:value-type="float" office:value="0.00659562" calcext:value-type="float">
            <text:p>0.00659562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165622" calcext:value-type="float">
            <text:p>0.165622</text:p>
          </table:table-cell>
          <table:table-cell office:value-type="float" office:value="0.0027787" calcext:value-type="float">
            <text:p>0.0027787</text:p>
          </table:table-cell>
          <table:table-cell office:value-type="float" office:value="0.0132426" calcext:value-type="float">
            <text:p>0.0132426</text:p>
          </table:table-cell>
          <table:table-cell office:value-type="float" office:value="0.00659049" calcext:value-type="float">
            <text:p>0.00659049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164625" calcext:value-type="float">
            <text:p>0.164625</text:p>
          </table:table-cell>
          <table:table-cell office:value-type="float" office:value="0.00276054" calcext:value-type="float">
            <text:p>0.00276054</text:p>
          </table:table-cell>
          <table:table-cell office:value-type="float" office:value="0.0129528" calcext:value-type="float">
            <text:p>0.0129528</text:p>
          </table:table-cell>
          <table:table-cell office:value-type="float" office:value="0.00661496" calcext:value-type="float">
            <text:p>0.00661496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165654" calcext:value-type="float">
            <text:p>0.165654</text:p>
          </table:table-cell>
          <table:table-cell office:value-type="float" office:value="0.00277555" calcext:value-type="float">
            <text:p>0.00277555</text:p>
          </table:table-cell>
          <table:table-cell office:value-type="float" office:value="0.013402" calcext:value-type="float">
            <text:p>0.013402</text:p>
          </table:table-cell>
          <table:table-cell office:value-type="float" office:value="0.00723513" calcext:value-type="float">
            <text:p>0.00723513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64849" calcext:value-type="float">
            <text:p>0.164849</text:p>
          </table:table-cell>
          <table:table-cell office:value-type="float" office:value="0.00276804" calcext:value-type="float">
            <text:p>0.00276804</text:p>
          </table:table-cell>
          <table:table-cell office:value-type="float" office:value="0.0135394" calcext:value-type="float">
            <text:p>0.0135394</text:p>
          </table:table-cell>
          <table:table-cell office:value-type="float" office:value="0.00697933" calcext:value-type="float">
            <text:p>0.00697933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162665" calcext:value-type="float">
            <text:p>0.162665</text:p>
          </table:table-cell>
          <table:table-cell office:value-type="float" office:value="0.00276173" calcext:value-type="float">
            <text:p>0.00276173</text:p>
          </table:table-cell>
          <table:table-cell office:value-type="float" office:value="0.014085" calcext:value-type="float">
            <text:p>0.014085</text:p>
          </table:table-cell>
          <table:table-cell office:value-type="float" office:value="0.00664378" calcext:value-type="float">
            <text:p>0.00664378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164932" calcext:value-type="float">
            <text:p>0.164932</text:p>
          </table:table-cell>
          <table:table-cell office:value-type="float" office:value="0.00278423" calcext:value-type="float">
            <text:p>0.00278423</text:p>
          </table:table-cell>
          <table:table-cell office:value-type="float" office:value="0.0138813" calcext:value-type="float">
            <text:p>0.0138813</text:p>
          </table:table-cell>
          <table:table-cell office:value-type="float" office:value="0.00700933" calcext:value-type="float">
            <text:p>0.00700933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67724" calcext:value-type="float">
            <text:p>0.167724</text:p>
          </table:table-cell>
          <table:table-cell office:value-type="float" office:value="0.00276568" calcext:value-type="float">
            <text:p>0.00276568</text:p>
          </table:table-cell>
          <table:table-cell office:value-type="float" office:value="0.0183756" calcext:value-type="float">
            <text:p>0.0183756</text:p>
          </table:table-cell>
          <table:table-cell office:value-type="float" office:value="0.0074179" calcext:value-type="float">
            <text:p>0.0074179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65344" calcext:value-type="float">
            <text:p>0.165344</text:p>
          </table:table-cell>
          <table:table-cell office:value-type="float" office:value="0.00275462" calcext:value-type="float">
            <text:p>0.00275462</text:p>
          </table:table-cell>
          <table:table-cell office:value-type="float" office:value="0.0168704" calcext:value-type="float">
            <text:p>0.0168704</text:p>
          </table:table-cell>
          <table:table-cell office:value-type="float" office:value="0.00656325" calcext:value-type="float">
            <text:p>0.0065632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56571" calcext:value-type="float">
            <text:p>0.156571</text:p>
          </table:table-cell>
          <table:table-cell office:value-type="float" office:value="0.00283792" calcext:value-type="float">
            <text:p>0.00283792</text:p>
          </table:table-cell>
          <table:table-cell office:value-type="float" office:value="0.0140341" calcext:value-type="float">
            <text:p>0.0140341</text:p>
          </table:table-cell>
          <table:table-cell office:value-type="float" office:value="0.00662799" calcext:value-type="float">
            <text:p>0.00662799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77199" calcext:value-type="float">
            <text:p>0.177199</text:p>
          </table:table-cell>
          <table:table-cell office:value-type="float" office:value="0.00278739" calcext:value-type="float">
            <text:p>0.00278739</text:p>
          </table:table-cell>
          <table:table-cell office:value-type="float" office:value="0.013768" calcext:value-type="float">
            <text:p>0.013768</text:p>
          </table:table-cell>
          <table:table-cell office:value-type="float" office:value="0.00771516" calcext:value-type="float">
            <text:p>0.00771516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168491" calcext:value-type="float">
            <text:p>0.168491</text:p>
          </table:table-cell>
          <table:table-cell office:value-type="float" office:value="0.00278107" calcext:value-type="float">
            <text:p>0.00278107</text:p>
          </table:table-cell>
          <table:table-cell office:value-type="float" office:value="0.0135935" calcext:value-type="float">
            <text:p>0.0135935</text:p>
          </table:table-cell>
          <table:table-cell office:value-type="float" office:value="0.00659404" calcext:value-type="float">
            <text:p>0.00659404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164789" calcext:value-type="float">
            <text:p>0.164789</text:p>
          </table:table-cell>
          <table:table-cell office:value-type="float" office:value="0.00277476" calcext:value-type="float">
            <text:p>0.00277476</text:p>
          </table:table-cell>
          <table:table-cell office:value-type="float" office:value="0.0137842" calcext:value-type="float">
            <text:p>0.0137842</text:p>
          </table:table-cell>
          <table:table-cell office:value-type="float" office:value="0.00645943" calcext:value-type="float">
            <text:p>0.00645943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64595" calcext:value-type="float">
            <text:p>0.164595</text:p>
          </table:table-cell>
          <table:table-cell office:value-type="float" office:value="0.00277278" calcext:value-type="float">
            <text:p>0.00277278</text:p>
          </table:table-cell>
          <table:table-cell office:value-type="float" office:value="0.0137376" calcext:value-type="float">
            <text:p>0.0137376</text:p>
          </table:table-cell>
          <table:table-cell office:value-type="float" office:value="0.00668918" calcext:value-type="float">
            <text:p>0.00668918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162166" calcext:value-type="float">
            <text:p>0.162166</text:p>
          </table:table-cell>
          <table:table-cell office:value-type="float" office:value="0.00277515" calcext:value-type="float">
            <text:p>0.00277515</text:p>
          </table:table-cell>
          <table:table-cell office:value-type="float" office:value="0.0135789" calcext:value-type="float">
            <text:p>0.0135789</text:p>
          </table:table-cell>
          <table:table-cell office:value-type="float" office:value="0.00663036" calcext:value-type="float">
            <text:p>0.00663036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163316" calcext:value-type="float">
            <text:p>0.163316</text:p>
          </table:table-cell>
          <table:table-cell office:value-type="float" office:value="0.0027641" calcext:value-type="float">
            <text:p>0.0027641</text:p>
          </table:table-cell>
          <table:table-cell office:value-type="float" office:value="0.0135813" calcext:value-type="float">
            <text:p>0.0135813</text:p>
          </table:table-cell>
          <table:table-cell office:value-type="float" office:value="0.00643495" calcext:value-type="float">
            <text:p>0.00643495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168467" calcext:value-type="float">
            <text:p>0.168467</text:p>
          </table:table-cell>
          <table:table-cell office:value-type="float" office:value="0.00275975" calcext:value-type="float">
            <text:p>0.00275975</text:p>
          </table:table-cell>
          <table:table-cell office:value-type="float" office:value="0.0137956" calcext:value-type="float">
            <text:p>0.0137956</text:p>
          </table:table-cell>
          <table:table-cell office:value-type="float" office:value="0.00647759" calcext:value-type="float">
            <text:p>0.00647759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63309" calcext:value-type="float">
            <text:p>0.163309</text:p>
          </table:table-cell>
          <table:table-cell office:value-type="float" office:value="0.00278818" calcext:value-type="float">
            <text:p>0.00278818</text:p>
          </table:table-cell>
          <table:table-cell office:value-type="float" office:value="0.0135169" calcext:value-type="float">
            <text:p>0.0135169</text:p>
          </table:table-cell>
          <table:table-cell office:value-type="float" office:value="0.00644956" calcext:value-type="float">
            <text:p>0.00644956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6176" calcext:value-type="float">
            <text:p>0.16176</text:p>
          </table:table-cell>
          <table:table-cell office:value-type="float" office:value="0.00275383" calcext:value-type="float">
            <text:p>0.00275383</text:p>
          </table:table-cell>
          <table:table-cell office:value-type="float" office:value="0.0131419" calcext:value-type="float">
            <text:p>0.0131419</text:p>
          </table:table-cell>
          <table:table-cell office:value-type="float" office:value="0.00643416" calcext:value-type="float">
            <text:p>0.0064341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61387" calcext:value-type="float">
            <text:p>0.161387</text:p>
          </table:table-cell>
          <table:table-cell office:value-type="float" office:value="0.00275897" calcext:value-type="float">
            <text:p>0.00275897</text:p>
          </table:table-cell>
          <table:table-cell office:value-type="float" office:value="0.0121443" calcext:value-type="float">
            <text:p>0.0121443</text:p>
          </table:table-cell>
          <table:table-cell office:value-type="float" office:value="0.00642627" calcext:value-type="float">
            <text:p>0.00642627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63647" calcext:value-type="float">
            <text:p>0.163647</text:p>
          </table:table-cell>
          <table:table-cell office:value-type="float" office:value="0.0027487" calcext:value-type="float">
            <text:p>0.0027487</text:p>
          </table:table-cell>
          <table:table-cell office:value-type="float" office:value="0.012228" calcext:value-type="float">
            <text:p>0.012228</text:p>
          </table:table-cell>
          <table:table-cell office:value-type="float" office:value="0.00901075" calcext:value-type="float">
            <text:p>0.00901075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163388" calcext:value-type="float">
            <text:p>0.163388</text:p>
          </table:table-cell>
          <table:table-cell office:value-type="float" office:value="0.00274515" calcext:value-type="float">
            <text:p>0.00274515</text:p>
          </table:table-cell>
          <table:table-cell office:value-type="float" office:value="0.0130839" calcext:value-type="float">
            <text:p>0.0130839</text:p>
          </table:table-cell>
          <table:table-cell office:value-type="float" office:value="0.00878456" calcext:value-type="float">
            <text:p>0.00878456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68478" calcext:value-type="float">
            <text:p>0.168478</text:p>
          </table:table-cell>
          <table:table-cell office:value-type="float" office:value="0.00277752" calcext:value-type="float">
            <text:p>0.00277752</text:p>
          </table:table-cell>
          <table:table-cell office:value-type="float" office:value="0.0139527" calcext:value-type="float">
            <text:p>0.0139527</text:p>
          </table:table-cell>
          <table:table-cell office:value-type="float" office:value="0.00819084" calcext:value-type="float">
            <text:p>0.00819084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60104" calcext:value-type="float">
            <text:p>0.160104</text:p>
          </table:table-cell>
          <table:table-cell office:value-type="float" office:value="0.0027491" calcext:value-type="float">
            <text:p>0.0027491</text:p>
          </table:table-cell>
          <table:table-cell office:value-type="float" office:value="0.0144868" calcext:value-type="float">
            <text:p>0.0144868</text:p>
          </table:table-cell>
          <table:table-cell office:value-type="float" office:value="0.00669115" calcext:value-type="float">
            <text:p>0.00669115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172344" calcext:value-type="float">
            <text:p>0.172344</text:p>
          </table:table-cell>
          <table:table-cell office:value-type="float" office:value="0.00274002" calcext:value-type="float">
            <text:p>0.0027400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0638956" calcext:value-type="float">
            <text:p>0.00638956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166059" calcext:value-type="float">
            <text:p>0.166059</text:p>
          </table:table-cell>
          <table:table-cell office:value-type="float" office:value="0.00274475" calcext:value-type="float">
            <text:p>0.00274475</text:p>
          </table:table-cell>
          <table:table-cell office:value-type="float" office:value="0.0122091" calcext:value-type="float">
            <text:p>0.0122091</text:p>
          </table:table-cell>
          <table:table-cell office:value-type="float" office:value="0.0070642" calcext:value-type="float">
            <text:p>0.0070642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7052" calcext:value-type="float">
            <text:p>0.17052</text:p>
          </table:table-cell>
          <table:table-cell office:value-type="float" office:value="0.00273646" calcext:value-type="float">
            <text:p>0.00273646</text:p>
          </table:table-cell>
          <table:table-cell office:value-type="float" office:value="0.0127862" calcext:value-type="float">
            <text:p>0.0127862</text:p>
          </table:table-cell>
          <table:table-cell office:value-type="float" office:value="0.00807636" calcext:value-type="float">
            <text:p>0.00807636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177527" calcext:value-type="float">
            <text:p>0.177527</text:p>
          </table:table-cell>
          <table:table-cell office:value-type="float" office:value="0.00274712" calcext:value-type="float">
            <text:p>0.00274712</text:p>
          </table:table-cell>
          <table:table-cell office:value-type="float" office:value="0.0120705" calcext:value-type="float">
            <text:p>0.0120705</text:p>
          </table:table-cell>
          <table:table-cell office:value-type="float" office:value="0.00692327" calcext:value-type="float">
            <text:p>0.00692327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16878" calcext:value-type="float">
            <text:p>0.16878</text:p>
          </table:table-cell>
          <table:table-cell office:value-type="float" office:value="0.00275975" calcext:value-type="float">
            <text:p>0.00275975</text:p>
          </table:table-cell>
          <table:table-cell office:value-type="float" office:value="0.0118862" calcext:value-type="float">
            <text:p>0.0118862</text:p>
          </table:table-cell>
          <table:table-cell office:value-type="float" office:value="0.00646298" calcext:value-type="float">
            <text:p>0.0064629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166933" calcext:value-type="float">
            <text:p>0.166933</text:p>
          </table:table-cell>
          <table:table-cell office:value-type="float" office:value="0.00273646" calcext:value-type="float">
            <text:p>0.00273646</text:p>
          </table:table-cell>
          <table:table-cell office:value-type="float" office:value="0.0117508" calcext:value-type="float">
            <text:p>0.0117508</text:p>
          </table:table-cell>
          <table:table-cell office:value-type="float" office:value="0.00628731" calcext:value-type="float">
            <text:p>0.00628731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6321" calcext:value-type="float">
            <text:p>0.16321</text:p>
          </table:table-cell>
          <table:table-cell office:value-type="float" office:value="0.00273765" calcext:value-type="float">
            <text:p>0.00273765</text:p>
          </table:table-cell>
          <table:table-cell office:value-type="float" office:value="0.0117235" calcext:value-type="float">
            <text:p>0.0117235</text:p>
          </table:table-cell>
          <table:table-cell office:value-type="float" office:value="0.00632719" calcext:value-type="float">
            <text:p>0.00632719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159436" calcext:value-type="float">
            <text:p>0.159436</text:p>
          </table:table-cell>
          <table:table-cell office:value-type="float" office:value="0.00273528" calcext:value-type="float">
            <text:p>0.00273528</text:p>
          </table:table-cell>
          <table:table-cell office:value-type="float" office:value="0.0119529" calcext:value-type="float">
            <text:p>0.0119529</text:p>
          </table:table-cell>
          <table:table-cell office:value-type="float" office:value="0.00632324" calcext:value-type="float">
            <text:p>0.00632324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158993" calcext:value-type="float">
            <text:p>0.158993</text:p>
          </table:table-cell>
          <table:table-cell office:value-type="float" office:value="0.00273567" calcext:value-type="float">
            <text:p>0.00273567</text:p>
          </table:table-cell>
          <table:table-cell office:value-type="float" office:value="0.0122261" calcext:value-type="float">
            <text:p>0.0122261</text:p>
          </table:table-cell>
          <table:table-cell office:value-type="float" office:value="0.00629442" calcext:value-type="float">
            <text:p>0.00629442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159003" calcext:value-type="float">
            <text:p>0.159003</text:p>
          </table:table-cell>
          <table:table-cell office:value-type="float" office:value="0.00273725" calcext:value-type="float">
            <text:p>0.00273725</text:p>
          </table:table-cell>
          <table:table-cell office:value-type="float" office:value="0.0118424" calcext:value-type="float">
            <text:p>0.0118424</text:p>
          </table:table-cell>
          <table:table-cell office:value-type="float" office:value="0.00627705" calcext:value-type="float">
            <text:p>0.00627705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159127" calcext:value-type="float">
            <text:p>0.159127</text:p>
          </table:table-cell>
          <table:table-cell office:value-type="float" office:value="0.00272817" calcext:value-type="float">
            <text:p>0.00272817</text:p>
          </table:table-cell>
          <table:table-cell office:value-type="float" office:value="0.0121661" calcext:value-type="float">
            <text:p>0.0121661</text:p>
          </table:table-cell>
          <table:table-cell office:value-type="float" office:value="0.00629442" calcext:value-type="float">
            <text:p>0.00629442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160121" calcext:value-type="float">
            <text:p>0.160121</text:p>
          </table:table-cell>
          <table:table-cell office:value-type="float" office:value="0.0027262" calcext:value-type="float">
            <text:p>0.0027262</text:p>
          </table:table-cell>
          <table:table-cell office:value-type="float" office:value="0.0119059" calcext:value-type="float">
            <text:p>0.0119059</text:p>
          </table:table-cell>
          <table:table-cell office:value-type="float" office:value="0.00633705" calcext:value-type="float">
            <text:p>0.00633705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15794" calcext:value-type="float">
            <text:p>0.15794</text:p>
          </table:table-cell>
          <table:table-cell office:value-type="float" office:value="0.00273528" calcext:value-type="float">
            <text:p>0.00273528</text:p>
          </table:table-cell>
          <table:table-cell office:value-type="float" office:value="0.0116781" calcext:value-type="float">
            <text:p>0.0116781</text:p>
          </table:table-cell>
          <table:table-cell office:value-type="float" office:value="0.00664576" calcext:value-type="float">
            <text:p>0.00664576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158092" calcext:value-type="float">
            <text:p>0.158092</text:p>
          </table:table-cell>
          <table:table-cell office:value-type="float" office:value="0.00278818" calcext:value-type="float">
            <text:p>0.00278818</text:p>
          </table:table-cell>
          <table:table-cell office:value-type="float" office:value="0.011553" calcext:value-type="float">
            <text:p>0.011553</text:p>
          </table:table-cell>
          <table:table-cell office:value-type="float" office:value="0.00633942" calcext:value-type="float">
            <text:p>0.00633942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161061" calcext:value-type="float">
            <text:p>0.161061</text:p>
          </table:table-cell>
          <table:table-cell office:value-type="float" office:value="0.00339334" calcext:value-type="float">
            <text:p>0.00339334</text:p>
          </table:table-cell>
          <table:table-cell office:value-type="float" office:value="0.0115392" calcext:value-type="float">
            <text:p>0.0115392</text:p>
          </table:table-cell>
          <table:table-cell office:value-type="float" office:value="0.00640495" calcext:value-type="float">
            <text:p>0.006404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158244" calcext:value-type="float">
            <text:p>0.158244</text:p>
          </table:table-cell>
          <table:table-cell office:value-type="float" office:value="0.00320899" calcext:value-type="float">
            <text:p>0.00320899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0.0061977" calcext:value-type="float">
            <text:p>0.0061977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156514" calcext:value-type="float">
            <text:p>0.156514</text:p>
          </table:table-cell>
          <table:table-cell office:value-type="float" office:value="0.00299661" calcext:value-type="float">
            <text:p>0.00299661</text:p>
          </table:table-cell>
          <table:table-cell office:value-type="float" office:value="0.0136965" calcext:value-type="float">
            <text:p>0.0136965</text:p>
          </table:table-cell>
          <table:table-cell office:value-type="float" office:value="0.00627113" calcext:value-type="float">
            <text:p>0.00627113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157583" calcext:value-type="float">
            <text:p>0.157583</text:p>
          </table:table-cell>
          <table:table-cell office:value-type="float" office:value="0.00295398" calcext:value-type="float">
            <text:p>0.00295398</text:p>
          </table:table-cell>
          <table:table-cell office:value-type="float" office:value="0.0138438" calcext:value-type="float">
            <text:p>0.0138438</text:p>
          </table:table-cell>
          <table:table-cell office:value-type="float" office:value="0.00646969" calcext:value-type="float">
            <text:p>0.00646969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157622" calcext:value-type="float">
            <text:p>0.157622</text:p>
          </table:table-cell>
          <table:table-cell office:value-type="float" office:value="0.00291213" calcext:value-type="float">
            <text:p>0.00291213</text:p>
          </table:table-cell>
          <table:table-cell office:value-type="float" office:value="0.0132651" calcext:value-type="float">
            <text:p>0.0132651</text:p>
          </table:table-cell>
          <table:table-cell office:value-type="float" office:value="0.00639785" calcext:value-type="float">
            <text:p>0.00639785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157156" calcext:value-type="float">
            <text:p>0.157156</text:p>
          </table:table-cell>
          <table:table-cell office:value-type="float" office:value="0.00339571" calcext:value-type="float">
            <text:p>0.00339571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0.00636824" calcext:value-type="float">
            <text:p>0.00636824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156096" calcext:value-type="float">
            <text:p>0.156096</text:p>
          </table:table-cell>
          <table:table-cell office:value-type="float" office:value="0.00326426" calcext:value-type="float">
            <text:p>0.00326426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0668286" calcext:value-type="float">
            <text:p>0.00668286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156129" calcext:value-type="float">
            <text:p>0.156129</text:p>
          </table:table-cell>
          <table:table-cell office:value-type="float" office:value="0.00304951" calcext:value-type="float">
            <text:p>0.00304951</text:p>
          </table:table-cell>
          <table:table-cell office:value-type="float" office:value="0.0125395" calcext:value-type="float">
            <text:p>0.0125395</text:p>
          </table:table-cell>
          <table:table-cell office:value-type="float" office:value="0.00758054" calcext:value-type="float">
            <text:p>0.00758054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158071" calcext:value-type="float">
            <text:p>0.158071</text:p>
          </table:table-cell>
          <table:table-cell office:value-type="float" office:value="0.00298714" calcext:value-type="float">
            <text:p>0.00298714</text:p>
          </table:table-cell>
          <table:table-cell office:value-type="float" office:value="0.0129524" calcext:value-type="float">
            <text:p>0.0129524</text:p>
          </table:table-cell>
          <table:table-cell office:value-type="float" office:value="0.00630034" calcext:value-type="float">
            <text:p>0.00630034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15728" calcext:value-type="float">
            <text:p>0.15728</text:p>
          </table:table-cell>
          <table:table-cell office:value-type="float" office:value="0.00293266" calcext:value-type="float">
            <text:p>0.0029326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0620599" calcext:value-type="float">
            <text:p>0.00620599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154701" calcext:value-type="float">
            <text:p>0.154701</text:p>
          </table:table-cell>
          <table:table-cell office:value-type="float" office:value="0.00309767" calcext:value-type="float">
            <text:p>0.00309767</text:p>
          </table:table-cell>
          <table:table-cell office:value-type="float" office:value="0.0114429" calcext:value-type="float">
            <text:p>0.0114429</text:p>
          </table:table-cell>
          <table:table-cell office:value-type="float" office:value="0.00624665" calcext:value-type="float">
            <text:p>0.0062466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155716" calcext:value-type="float">
            <text:p>0.155716</text:p>
          </table:table-cell>
          <table:table-cell office:value-type="float" office:value="0.00320504" calcext:value-type="float">
            <text:p>0.00320504</text:p>
          </table:table-cell>
          <table:table-cell office:value-type="float" office:value="0.0114922" calcext:value-type="float">
            <text:p>0.0114922</text:p>
          </table:table-cell>
          <table:table-cell office:value-type="float" office:value="0.00671405" calcext:value-type="float">
            <text:p>0.00671405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55989" calcext:value-type="float">
            <text:p>0.155989</text:p>
          </table:table-cell>
          <table:table-cell office:value-type="float" office:value="0.00298161" calcext:value-type="float">
            <text:p>0.00298161</text:p>
          </table:table-cell>
          <table:table-cell office:value-type="float" office:value="0.012142" calcext:value-type="float">
            <text:p>0.012142</text:p>
          </table:table-cell>
          <table:table-cell office:value-type="float" office:value="0.00632008" calcext:value-type="float">
            <text:p>0.00632008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54021" calcext:value-type="float">
            <text:p>0.154021</text:p>
          </table:table-cell>
          <table:table-cell office:value-type="float" office:value="0.00293858" calcext:value-type="float">
            <text:p>0.00293858</text:p>
          </table:table-cell>
          <table:table-cell office:value-type="float" office:value="0.0123982" calcext:value-type="float">
            <text:p>0.0123982</text:p>
          </table:table-cell>
          <table:table-cell office:value-type="float" office:value="0.00636666" calcext:value-type="float">
            <text:p>0.00636666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152639" calcext:value-type="float">
            <text:p>0.152639</text:p>
          </table:table-cell>
          <table:table-cell office:value-type="float" office:value="0.00288766" calcext:value-type="float">
            <text:p>0.00288766</text:p>
          </table:table-cell>
          <table:table-cell office:value-type="float" office:value="0.0117137" calcext:value-type="float">
            <text:p>0.0117137</text:p>
          </table:table-cell>
          <table:table-cell office:value-type="float" office:value="0.008766" calcext:value-type="float">
            <text:p>0.008766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153662" calcext:value-type="float">
            <text:p>0.153662</text:p>
          </table:table-cell>
          <table:table-cell office:value-type="float" office:value="0.00288055" calcext:value-type="float">
            <text:p>0.00288055</text:p>
          </table:table-cell>
          <table:table-cell office:value-type="float" office:value="0.0114958" calcext:value-type="float">
            <text:p>0.0114958</text:p>
          </table:table-cell>
          <table:table-cell office:value-type="float" office:value="0.00875574" calcext:value-type="float">
            <text:p>0.00875574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154777" calcext:value-type="float">
            <text:p>0.154777</text:p>
          </table:table-cell>
          <table:table-cell office:value-type="float" office:value="0.00284305" calcext:value-type="float">
            <text:p>0.00284305</text:p>
          </table:table-cell>
          <table:table-cell office:value-type="float" office:value="0.011429" calcext:value-type="float">
            <text:p>0.011429</text:p>
          </table:table-cell>
          <table:table-cell office:value-type="float" office:value="0.0122036" calcext:value-type="float">
            <text:p>0.0122036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154804" calcext:value-type="float">
            <text:p>0.154804</text:p>
          </table:table-cell>
          <table:table-cell office:value-type="float" office:value="0.00283752" calcext:value-type="float">
            <text:p>0.00283752</text:p>
          </table:table-cell>
          <table:table-cell office:value-type="float" office:value="0.0113892" calcext:value-type="float">
            <text:p>0.0113892</text:p>
          </table:table-cell>
          <table:table-cell office:value-type="float" office:value="0.00731605" calcext:value-type="float">
            <text:p>0.00731605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53535" calcext:value-type="float">
            <text:p>0.153535</text:p>
          </table:table-cell>
          <table:table-cell office:value-type="float" office:value="0.00283318" calcext:value-type="float">
            <text:p>0.00283318</text:p>
          </table:table-cell>
          <table:table-cell office:value-type="float" office:value="0.0114042" calcext:value-type="float">
            <text:p>0.0114042</text:p>
          </table:table-cell>
          <table:table-cell office:value-type="float" office:value="0.00620955" calcext:value-type="float">
            <text:p>0.00620955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54921" calcext:value-type="float">
            <text:p>0.154921</text:p>
          </table:table-cell>
          <table:table-cell office:value-type="float" office:value="0.00281581" calcext:value-type="float">
            <text:p>0.00281581</text:p>
          </table:table-cell>
          <table:table-cell office:value-type="float" office:value="0.0133093" calcext:value-type="float">
            <text:p>0.0133093</text:p>
          </table:table-cell>
          <table:table-cell office:value-type="float" office:value="0.00624547" calcext:value-type="float">
            <text:p>0.00624547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54077" calcext:value-type="float">
            <text:p>0.154077</text:p>
          </table:table-cell>
          <table:table-cell office:value-type="float" office:value="0.00281186" calcext:value-type="float">
            <text:p>0.00281186</text:p>
          </table:table-cell>
          <table:table-cell office:value-type="float" office:value="0.0140344" calcext:value-type="float">
            <text:p>0.0140344</text:p>
          </table:table-cell>
          <table:table-cell office:value-type="float" office:value="0.00625534" calcext:value-type="float">
            <text:p>0.0062553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53041" calcext:value-type="float">
            <text:p>0.153041</text:p>
          </table:table-cell>
          <table:table-cell office:value-type="float" office:value="0.00280752" calcext:value-type="float">
            <text:p>0.00280752</text:p>
          </table:table-cell>
          <table:table-cell office:value-type="float" office:value="0.0157528" calcext:value-type="float">
            <text:p>0.0157528</text:p>
          </table:table-cell>
          <table:table-cell office:value-type="float" office:value="0.0060477" calcext:value-type="float">
            <text:p>0.0060477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54213" calcext:value-type="float">
            <text:p>0.154213</text:p>
          </table:table-cell>
          <table:table-cell office:value-type="float" office:value="0.00278976" calcext:value-type="float">
            <text:p>0.00278976</text:p>
          </table:table-cell>
          <table:table-cell office:value-type="float" office:value="0.0123615" calcext:value-type="float">
            <text:p>0.0123615</text:p>
          </table:table-cell>
          <table:table-cell office:value-type="float" office:value="0.00608994" calcext:value-type="float">
            <text:p>0.00608994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152918" calcext:value-type="float">
            <text:p>0.152918</text:p>
          </table:table-cell>
          <table:table-cell office:value-type="float" office:value="0.00277949" calcext:value-type="float">
            <text:p>0.00277949</text:p>
          </table:table-cell>
          <table:table-cell office:value-type="float" office:value="0.0115917" calcext:value-type="float">
            <text:p>0.0115917</text:p>
          </table:table-cell>
          <table:table-cell office:value-type="float" office:value="0.00611441" calcext:value-type="float">
            <text:p>0.00611441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53065" calcext:value-type="float">
            <text:p>0.153065</text:p>
          </table:table-cell>
          <table:table-cell office:value-type="float" office:value="0.00277357" calcext:value-type="float">
            <text:p>0.00277357</text:p>
          </table:table-cell>
          <table:table-cell office:value-type="float" office:value="0.0115625" calcext:value-type="float">
            <text:p>0.0115625</text:p>
          </table:table-cell>
          <table:table-cell office:value-type="float" office:value="0.00624508" calcext:value-type="float">
            <text:p>0.00624508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51042" calcext:value-type="float">
            <text:p>0.151042</text:p>
          </table:table-cell>
          <table:table-cell office:value-type="float" office:value="0.00276962" calcext:value-type="float">
            <text:p>0.00276962</text:p>
          </table:table-cell>
          <table:table-cell office:value-type="float" office:value="0.011343" calcext:value-type="float">
            <text:p>0.011343</text:p>
          </table:table-cell>
          <table:table-cell office:value-type="float" office:value="0.00809294" calcext:value-type="float">
            <text:p>0.00809294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5274" calcext:value-type="float">
            <text:p>0.15274</text:p>
          </table:table-cell>
          <table:table-cell office:value-type="float" office:value="0.00275778" calcext:value-type="float">
            <text:p>0.00275778</text:p>
          </table:table-cell>
          <table:table-cell office:value-type="float" office:value="0.0115933" calcext:value-type="float">
            <text:p>0.0115933</text:p>
          </table:table-cell>
          <table:table-cell office:value-type="float" office:value="0.00663944" calcext:value-type="float">
            <text:p>0.00663944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52699" calcext:value-type="float">
            <text:p>0.152699</text:p>
          </table:table-cell>
          <table:table-cell office:value-type="float" office:value="0.00276331" calcext:value-type="float">
            <text:p>0.00276331</text:p>
          </table:table-cell>
          <table:table-cell office:value-type="float" office:value="0.0118802" calcext:value-type="float">
            <text:p>0.0118802</text:p>
          </table:table-cell>
          <table:table-cell office:value-type="float" office:value="0.00624863" calcext:value-type="float">
            <text:p>0.00624863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51108" calcext:value-type="float">
            <text:p>0.151108</text:p>
          </table:table-cell>
          <table:table-cell office:value-type="float" office:value="0.00275107" calcext:value-type="float">
            <text:p>0.00275107</text:p>
          </table:table-cell>
          <table:table-cell office:value-type="float" office:value="0.0130854" calcext:value-type="float">
            <text:p>0.0130854</text:p>
          </table:table-cell>
          <table:table-cell office:value-type="float" office:value="0.00614244" calcext:value-type="float">
            <text:p>0.00614244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154807" calcext:value-type="float">
            <text:p>0.154807</text:p>
          </table:table-cell>
          <table:table-cell office:value-type="float" office:value="0.00275739" calcext:value-type="float">
            <text:p>0.00275739</text:p>
          </table:table-cell>
          <table:table-cell office:value-type="float" office:value="0.0123832" calcext:value-type="float">
            <text:p>0.0123832</text:p>
          </table:table-cell>
          <table:table-cell office:value-type="float" office:value="0.00604493" calcext:value-type="float">
            <text:p>0.00604493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56879" calcext:value-type="float">
            <text:p>0.156879</text:p>
          </table:table-cell>
          <table:table-cell office:value-type="float" office:value="0.00275186" calcext:value-type="float">
            <text:p>0.00275186</text:p>
          </table:table-cell>
          <table:table-cell office:value-type="float" office:value="0.0118487" calcext:value-type="float">
            <text:p>0.0118487</text:p>
          </table:table-cell>
          <table:table-cell office:value-type="float" office:value="0.00605796" calcext:value-type="float">
            <text:p>0.0060579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52634" calcext:value-type="float">
            <text:p>0.152634</text:p>
          </table:table-cell>
          <table:table-cell office:value-type="float" office:value="0.00275975" calcext:value-type="float">
            <text:p>0.00275975</text:p>
          </table:table-cell>
          <table:table-cell office:value-type="float" office:value="0.0116809" calcext:value-type="float">
            <text:p>0.0116809</text:p>
          </table:table-cell>
          <table:table-cell office:value-type="float" office:value="0.00598769" calcext:value-type="float">
            <text:p>0.00598769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49157" calcext:value-type="float">
            <text:p>0.149157</text:p>
          </table:table-cell>
          <table:table-cell office:value-type="float" office:value="0.00275699" calcext:value-type="float">
            <text:p>0.00275699</text:p>
          </table:table-cell>
          <table:table-cell office:value-type="float" office:value="0.011564" calcext:value-type="float">
            <text:p>0.011564</text:p>
          </table:table-cell>
          <table:table-cell office:value-type="float" office:value="0.00602322" calcext:value-type="float">
            <text:p>0.00602322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50715" calcext:value-type="float">
            <text:p>0.150715</text:p>
          </table:table-cell>
          <table:table-cell office:value-type="float" office:value="0.00275778" calcext:value-type="float">
            <text:p>0.00275778</text:p>
          </table:table-cell>
          <table:table-cell office:value-type="float" office:value="0.0119951" calcext:value-type="float">
            <text:p>0.0119951</text:p>
          </table:table-cell>
          <table:table-cell office:value-type="float" office:value="0.00604217" calcext:value-type="float">
            <text:p>0.00604217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151384" calcext:value-type="float">
            <text:p>0.151384</text:p>
          </table:table-cell>
          <table:table-cell office:value-type="float" office:value="0.00275028" calcext:value-type="float">
            <text:p>0.00275028</text:p>
          </table:table-cell>
          <table:table-cell office:value-type="float" office:value="0.0117448" calcext:value-type="float">
            <text:p>0.0117448</text:p>
          </table:table-cell>
          <table:table-cell office:value-type="float" office:value="0.00608125" calcext:value-type="float">
            <text:p>0.00608125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149699" calcext:value-type="float">
            <text:p>0.149699</text:p>
          </table:table-cell>
          <table:table-cell office:value-type="float" office:value="0.00272778" calcext:value-type="float">
            <text:p>0.00272778</text:p>
          </table:table-cell>
          <table:table-cell office:value-type="float" office:value="0.0122316" calcext:value-type="float">
            <text:p>0.0122316</text:p>
          </table:table-cell>
          <table:table-cell office:value-type="float" office:value="0.00638837" calcext:value-type="float">
            <text:p>0.00638837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48108" calcext:value-type="float">
            <text:p>0.148108</text:p>
          </table:table-cell>
          <table:table-cell office:value-type="float" office:value="0.00275581" calcext:value-type="float">
            <text:p>0.00275581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0.00600862" calcext:value-type="float">
            <text:p>0.00600862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149733" calcext:value-type="float">
            <text:p>0.149733</text:p>
          </table:table-cell>
          <table:table-cell office:value-type="float" office:value="0.00274554" calcext:value-type="float">
            <text:p>0.00274554</text:p>
          </table:table-cell>
          <table:table-cell office:value-type="float" office:value="0.0135619" calcext:value-type="float">
            <text:p>0.0135619</text:p>
          </table:table-cell>
          <table:table-cell office:value-type="float" office:value="0.00595019" calcext:value-type="float">
            <text:p>0.00595019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50018" calcext:value-type="float">
            <text:p>0.150018</text:p>
          </table:table-cell>
          <table:table-cell office:value-type="float" office:value="0.0027491" calcext:value-type="float">
            <text:p>0.0027491</text:p>
          </table:table-cell>
          <table:table-cell office:value-type="float" office:value="0.0120784" calcext:value-type="float">
            <text:p>0.0120784</text:p>
          </table:table-cell>
          <table:table-cell office:value-type="float" office:value="0.00599638" calcext:value-type="float">
            <text:p>0.00599638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49292" calcext:value-type="float">
            <text:p>0.149292</text:p>
          </table:table-cell>
          <table:table-cell office:value-type="float" office:value="0.00277752" calcext:value-type="float">
            <text:p>0.00277752</text:p>
          </table:table-cell>
          <table:table-cell office:value-type="float" office:value="0.0113757" calcext:value-type="float">
            <text:p>0.0113757</text:p>
          </table:table-cell>
          <table:table-cell office:value-type="float" office:value="0.0060552" calcext:value-type="float">
            <text:p>0.0060552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49744" calcext:value-type="float">
            <text:p>0.149744</text:p>
          </table:table-cell>
          <table:table-cell office:value-type="float" office:value="0.00275778" calcext:value-type="float">
            <text:p>0.00275778</text:p>
          </table:table-cell>
          <table:table-cell office:value-type="float" office:value="0.0112143" calcext:value-type="float">
            <text:p>0.0112143</text:p>
          </table:table-cell>
          <table:table-cell office:value-type="float" office:value="0.00605954" calcext:value-type="float">
            <text:p>0.00605954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49811" calcext:value-type="float">
            <text:p>0.149811</text:p>
          </table:table-cell>
          <table:table-cell office:value-type="float" office:value="0.0027866" calcext:value-type="float">
            <text:p>0.0027866</text:p>
          </table:table-cell>
          <table:table-cell office:value-type="float" office:value="0.011069" calcext:value-type="float">
            <text:p>0.011069</text:p>
          </table:table-cell>
          <table:table-cell office:value-type="float" office:value="0.00596717" calcext:value-type="float">
            <text:p>0.00596717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50506" calcext:value-type="float">
            <text:p>0.150506</text:p>
          </table:table-cell>
          <table:table-cell office:value-type="float" office:value="0.00275778" calcext:value-type="float">
            <text:p>0.00275778</text:p>
          </table:table-cell>
          <table:table-cell office:value-type="float" office:value="0.0112502" calcext:value-type="float">
            <text:p>0.0112502</text:p>
          </table:table-cell>
          <table:table-cell office:value-type="float" office:value="0.00595216" calcext:value-type="float">
            <text:p>0.00595216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48092" calcext:value-type="float">
            <text:p>0.148092</text:p>
          </table:table-cell>
          <table:table-cell office:value-type="float" office:value="0.00279449" calcext:value-type="float">
            <text:p>0.00279449</text:p>
          </table:table-cell>
          <table:table-cell office:value-type="float" office:value="0.0111949" calcext:value-type="float">
            <text:p>0.0111949</text:p>
          </table:table-cell>
          <table:table-cell office:value-type="float" office:value="0.00593756" calcext:value-type="float">
            <text:p>0.00593756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49015" calcext:value-type="float">
            <text:p>0.149015</text:p>
          </table:table-cell>
          <table:table-cell office:value-type="float" office:value="0.00276449" calcext:value-type="float">
            <text:p>0.00276449</text:p>
          </table:table-cell>
          <table:table-cell office:value-type="float" office:value="0.011067" calcext:value-type="float">
            <text:p>0.011067</text:p>
          </table:table-cell>
          <table:table-cell office:value-type="float" office:value="0.00613336" calcext:value-type="float">
            <text:p>0.00613336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148613" calcext:value-type="float">
            <text:p>0.148613</text:p>
          </table:table-cell>
          <table:table-cell office:value-type="float" office:value="0.00276054" calcext:value-type="float">
            <text:p>0.00276054</text:p>
          </table:table-cell>
          <table:table-cell office:value-type="float" office:value="0.0112313" calcext:value-type="float">
            <text:p>0.0112313</text:p>
          </table:table-cell>
          <table:table-cell office:value-type="float" office:value="0.00858994" calcext:value-type="float">
            <text:p>0.00858994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45695" calcext:value-type="float">
            <text:p>0.145695</text:p>
          </table:table-cell>
          <table:table-cell office:value-type="float" office:value="0.00275818" calcext:value-type="float">
            <text:p>0.00275818</text:p>
          </table:table-cell>
          <table:table-cell office:value-type="float" office:value="0.0113904" calcext:value-type="float">
            <text:p>0.0113904</text:p>
          </table:table-cell>
          <table:table-cell office:value-type="float" office:value="0.00786398" calcext:value-type="float">
            <text:p>0.00786398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48075" calcext:value-type="float">
            <text:p>0.148075</text:p>
          </table:table-cell>
          <table:table-cell office:value-type="float" office:value="0.00275857" calcext:value-type="float">
            <text:p>0.00275857</text:p>
          </table:table-cell>
          <table:table-cell office:value-type="float" office:value="0.0112759" calcext:value-type="float">
            <text:p>0.0112759</text:p>
          </table:table-cell>
          <table:table-cell office:value-type="float" office:value="0.00837361" calcext:value-type="float">
            <text:p>0.00837361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4661" calcext:value-type="float">
            <text:p>0.14661</text:p>
          </table:table-cell>
          <table:table-cell office:value-type="float" office:value="0.00274357" calcext:value-type="float">
            <text:p>0.00274357</text:p>
          </table:table-cell>
          <table:table-cell office:value-type="float" office:value="0.0109838" calcext:value-type="float">
            <text:p>0.0109838</text:p>
          </table:table-cell>
          <table:table-cell office:value-type="float" office:value="0.00791451" calcext:value-type="float">
            <text:p>0.00791451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45317" calcext:value-type="float">
            <text:p>0.145317</text:p>
          </table:table-cell>
          <table:table-cell office:value-type="float" office:value="0.00274989" calcext:value-type="float">
            <text:p>0.00274989</text:p>
          </table:table-cell>
          <table:table-cell office:value-type="float" office:value="0.0119935" calcext:value-type="float">
            <text:p>0.0119935</text:p>
          </table:table-cell>
          <table:table-cell office:value-type="float" office:value="0.0066722" calcext:value-type="float">
            <text:p>0.0066722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145893" calcext:value-type="float">
            <text:p>0.145893</text:p>
          </table:table-cell>
          <table:table-cell office:value-type="float" office:value="0.00276015" calcext:value-type="float">
            <text:p>0.00276015</text:p>
          </table:table-cell>
          <table:table-cell office:value-type="float" office:value="0.0126034" calcext:value-type="float">
            <text:p>0.0126034</text:p>
          </table:table-cell>
          <table:table-cell office:value-type="float" office:value="0.00630468" calcext:value-type="float">
            <text:p>0.00630468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45971" calcext:value-type="float">
            <text:p>0.145971</text:p>
          </table:table-cell>
          <table:table-cell office:value-type="float" office:value="0.00276094" calcext:value-type="float">
            <text:p>0.00276094</text:p>
          </table:table-cell>
          <table:table-cell office:value-type="float" office:value="0.0119063" calcext:value-type="float">
            <text:p>0.0119063</text:p>
          </table:table-cell>
          <table:table-cell office:value-type="float" office:value="0.00600585" calcext:value-type="float">
            <text:p>0.00600585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4532" calcext:value-type="float">
            <text:p>0.14532</text:p>
          </table:table-cell>
          <table:table-cell office:value-type="float" office:value="0.00272896" calcext:value-type="float">
            <text:p>0.00272896</text:p>
          </table:table-cell>
          <table:table-cell office:value-type="float" office:value="0.0110153" calcext:value-type="float">
            <text:p>0.0110153</text:p>
          </table:table-cell>
          <table:table-cell office:value-type="float" office:value="0.00588742" calcext:value-type="float">
            <text:p>0.00588742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4535" calcext:value-type="float">
            <text:p>0.14535</text:p>
          </table:table-cell>
          <table:table-cell office:value-type="float" office:value="0.00275975" calcext:value-type="float">
            <text:p>0.00275975</text:p>
          </table:table-cell>
          <table:table-cell office:value-type="float" office:value="0.0127523" calcext:value-type="float">
            <text:p>0.0127523</text:p>
          </table:table-cell>
          <table:table-cell office:value-type="float" office:value="0.00601375" calcext:value-type="float">
            <text:p>0.00601375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45392" calcext:value-type="float">
            <text:p>0.145392</text:p>
          </table:table-cell>
          <table:table-cell office:value-type="float" office:value="0.00274831" calcext:value-type="float">
            <text:p>0.00274831</text:p>
          </table:table-cell>
          <table:table-cell office:value-type="float" office:value="0.0132224" calcext:value-type="float">
            <text:p>0.0132224</text:p>
          </table:table-cell>
          <table:table-cell office:value-type="float" office:value="0.00591703" calcext:value-type="float">
            <text:p>0.00591703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144797" calcext:value-type="float">
            <text:p>0.144797</text:p>
          </table:table-cell>
          <table:table-cell office:value-type="float" office:value="0.00273173" calcext:value-type="float">
            <text:p>0.00273173</text:p>
          </table:table-cell>
          <table:table-cell office:value-type="float" office:value="0.0125703" calcext:value-type="float">
            <text:p>0.0125703</text:p>
          </table:table-cell>
          <table:table-cell office:value-type="float" office:value="0.00591032" calcext:value-type="float">
            <text:p>0.00591032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43962" calcext:value-type="float">
            <text:p>0.143962</text:p>
          </table:table-cell>
          <table:table-cell office:value-type="float" office:value="0.00273567" calcext:value-type="float">
            <text:p>0.00273567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00596085" calcext:value-type="float">
            <text:p>0.00596085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43554" calcext:value-type="float">
            <text:p>0.143554</text:p>
          </table:table-cell>
          <table:table-cell office:value-type="float" office:value="0.0027341" calcext:value-type="float">
            <text:p>0.0027341</text:p>
          </table:table-cell>
          <table:table-cell office:value-type="float" office:value="0.0127799" calcext:value-type="float">
            <text:p>0.0127799</text:p>
          </table:table-cell>
          <table:table-cell office:value-type="float" office:value="0.00589058" calcext:value-type="float">
            <text:p>0.00589058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45536" calcext:value-type="float">
            <text:p>0.145536</text:p>
          </table:table-cell>
          <table:table-cell office:value-type="float" office:value="0.0027262" calcext:value-type="float">
            <text:p>0.0027262</text:p>
          </table:table-cell>
          <table:table-cell office:value-type="float" office:value="0.0128075" calcext:value-type="float">
            <text:p>0.0128075</text:p>
          </table:table-cell>
          <table:table-cell office:value-type="float" office:value="0.00585584" calcext:value-type="float">
            <text:p>0.00585584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44341" calcext:value-type="float">
            <text:p>0.144341</text:p>
          </table:table-cell>
          <table:table-cell office:value-type="float" office:value="0.00272699" calcext:value-type="float">
            <text:p>0.00272699</text:p>
          </table:table-cell>
          <table:table-cell office:value-type="float" office:value="0.0124384" calcext:value-type="float">
            <text:p>0.0124384</text:p>
          </table:table-cell>
          <table:table-cell office:value-type="float" office:value="0.00602164" calcext:value-type="float">
            <text:p>0.00602164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14686" calcext:value-type="float">
            <text:p>0.14686</text:p>
          </table:table-cell>
          <table:table-cell office:value-type="float" office:value="0.00272462" calcext:value-type="float">
            <text:p>0.00272462</text:p>
          </table:table-cell>
          <table:table-cell office:value-type="float" office:value="0.010874" calcext:value-type="float">
            <text:p>0.010874</text:p>
          </table:table-cell>
          <table:table-cell office:value-type="float" office:value="0.0059944" calcext:value-type="float">
            <text:p>0.005994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49509" calcext:value-type="float">
            <text:p>0.149509</text:p>
          </table:table-cell>
          <table:table-cell office:value-type="float" office:value="0.00273173" calcext:value-type="float">
            <text:p>0.00273173</text:p>
          </table:table-cell>
          <table:table-cell office:value-type="float" office:value="0.0108065" calcext:value-type="float">
            <text:p>0.0108065</text:p>
          </table:table-cell>
          <table:table-cell office:value-type="float" office:value="0.00614875" calcext:value-type="float">
            <text:p>0.00614875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42524" calcext:value-type="float">
            <text:p>0.142524</text:p>
          </table:table-cell>
          <table:table-cell office:value-type="float" office:value="0.00273725" calcext:value-type="float">
            <text:p>0.00273725</text:p>
          </table:table-cell>
          <table:table-cell office:value-type="float" office:value="0.0109356" calcext:value-type="float">
            <text:p>0.0109356</text:p>
          </table:table-cell>
          <table:table-cell office:value-type="float" office:value="0.00741317" calcext:value-type="float">
            <text:p>0.00741317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44278" calcext:value-type="float">
            <text:p>0.144278</text:p>
          </table:table-cell>
          <table:table-cell office:value-type="float" office:value="0.00292358" calcext:value-type="float">
            <text:p>0.00292358</text:p>
          </table:table-cell>
          <table:table-cell office:value-type="float" office:value="0.0111969" calcext:value-type="float">
            <text:p>0.0111969</text:p>
          </table:table-cell>
          <table:table-cell office:value-type="float" office:value="0.00641758" calcext:value-type="float">
            <text:p>0.00641758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43252" calcext:value-type="float">
            <text:p>0.143252</text:p>
          </table:table-cell>
          <table:table-cell office:value-type="float" office:value="0.0028166" calcext:value-type="float">
            <text:p>0.0028166</text:p>
          </table:table-cell>
          <table:table-cell office:value-type="float" office:value="0.0111057" calcext:value-type="float">
            <text:p>0.0111057</text:p>
          </table:table-cell>
          <table:table-cell office:value-type="float" office:value="0.00765476" calcext:value-type="float">
            <text:p>0.00765476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145624" calcext:value-type="float">
            <text:p>0.145624</text:p>
          </table:table-cell>
          <table:table-cell office:value-type="float" office:value="0.0027862" calcext:value-type="float">
            <text:p>0.0027862</text:p>
          </table:table-cell>
          <table:table-cell office:value-type="float" office:value="0.0107129" calcext:value-type="float">
            <text:p>0.0107129</text:p>
          </table:table-cell>
          <table:table-cell office:value-type="float" office:value="0.00596993" calcext:value-type="float">
            <text:p>0.00596993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39943" calcext:value-type="float">
            <text:p>0.139943</text:p>
          </table:table-cell>
          <table:table-cell office:value-type="float" office:value="0.00278739" calcext:value-type="float">
            <text:p>0.00278739</text:p>
          </table:table-cell>
          <table:table-cell office:value-type="float" office:value="0.0113521" calcext:value-type="float">
            <text:p>0.0113521</text:p>
          </table:table-cell>
          <table:table-cell office:value-type="float" office:value="0.0061531" calcext:value-type="float">
            <text:p>0.0061531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43207" calcext:value-type="float">
            <text:p>0.143207</text:p>
          </table:table-cell>
          <table:table-cell office:value-type="float" office:value="0.00277831" calcext:value-type="float">
            <text:p>0.00277831</text:p>
          </table:table-cell>
          <table:table-cell office:value-type="float" office:value="0.0108231" calcext:value-type="float">
            <text:p>0.0108231</text:p>
          </table:table-cell>
          <table:table-cell office:value-type="float" office:value="0.00597861" calcext:value-type="float">
            <text:p>0.00597861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43913" calcext:value-type="float">
            <text:p>0.143913</text:p>
          </table:table-cell>
          <table:table-cell office:value-type="float" office:value="0.00277397" calcext:value-type="float">
            <text:p>0.00277397</text:p>
          </table:table-cell>
          <table:table-cell office:value-type="float" office:value="0.0106174" calcext:value-type="float">
            <text:p>0.0106174</text:p>
          </table:table-cell>
          <table:table-cell office:value-type="float" office:value="0.00575281" calcext:value-type="float">
            <text:p>0.00575281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42188" calcext:value-type="float">
            <text:p>0.142188</text:p>
          </table:table-cell>
          <table:table-cell office:value-type="float" office:value="0.00277357" calcext:value-type="float">
            <text:p>0.0027735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575952" calcext:value-type="float">
            <text:p>0.00575952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43606" calcext:value-type="float">
            <text:p>0.143606</text:p>
          </table:table-cell>
          <table:table-cell office:value-type="float" office:value="0.00276568" calcext:value-type="float">
            <text:p>0.00276568</text:p>
          </table:table-cell>
          <table:table-cell office:value-type="float" office:value="0.0116398" calcext:value-type="float">
            <text:p>0.0116398</text:p>
          </table:table-cell>
          <table:table-cell office:value-type="float" office:value="0.00572873" calcext:value-type="float">
            <text:p>0.0057287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142317" calcext:value-type="float">
            <text:p>0.142317</text:p>
          </table:table-cell>
          <table:table-cell office:value-type="float" office:value="0.00274357" calcext:value-type="float">
            <text:p>0.00274357</text:p>
          </table:table-cell>
          <table:table-cell office:value-type="float" office:value="0.0120824" calcext:value-type="float">
            <text:p>0.0120824</text:p>
          </table:table-cell>
          <table:table-cell office:value-type="float" office:value="0.00580966" calcext:value-type="float">
            <text:p>0.00580966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41825" calcext:value-type="float">
            <text:p>0.141825</text:p>
          </table:table-cell>
          <table:table-cell office:value-type="float" office:value="0.00347348" calcext:value-type="float">
            <text:p>0.00347348</text:p>
          </table:table-cell>
          <table:table-cell office:value-type="float" office:value="0.0122426" calcext:value-type="float">
            <text:p>0.0122426</text:p>
          </table:table-cell>
          <table:table-cell office:value-type="float" office:value="0.005799" calcext:value-type="float">
            <text:p>0.005799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42406" calcext:value-type="float">
            <text:p>0.142406</text:p>
          </table:table-cell>
          <table:table-cell office:value-type="float" office:value="0.00328597" calcext:value-type="float">
            <text:p>0.00328597</text:p>
          </table:table-cell>
          <table:table-cell office:value-type="float" office:value="0.0126571" calcext:value-type="float">
            <text:p>0.0126571</text:p>
          </table:table-cell>
          <table:table-cell office:value-type="float" office:value="0.00574492" calcext:value-type="float">
            <text:p>0.00574492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42266" calcext:value-type="float">
            <text:p>0.142266</text:p>
          </table:table-cell>
          <table:table-cell office:value-type="float" office:value="0.00303095" calcext:value-type="float">
            <text:p>0.00303095</text:p>
          </table:table-cell>
          <table:table-cell office:value-type="float" office:value="0.0116075" calcext:value-type="float">
            <text:p>0.0116075</text:p>
          </table:table-cell>
          <table:table-cell office:value-type="float" office:value="0.00574492" calcext:value-type="float">
            <text:p>0.00574492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41033" calcext:value-type="float">
            <text:p>0.141033</text:p>
          </table:table-cell>
          <table:table-cell office:value-type="float" office:value="0.00306135" calcext:value-type="float">
            <text:p>0.00306135</text:p>
          </table:table-cell>
          <table:table-cell office:value-type="float" office:value="0.0108026" calcext:value-type="float">
            <text:p>0.0108026</text:p>
          </table:table-cell>
          <table:table-cell office:value-type="float" office:value="0.00577808" calcext:value-type="float">
            <text:p>0.00577808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42019" calcext:value-type="float">
            <text:p>0.142019</text:p>
          </table:table-cell>
          <table:table-cell office:value-type="float" office:value="0.00295279" calcext:value-type="float">
            <text:p>0.00295279</text:p>
          </table:table-cell>
          <table:table-cell office:value-type="float" office:value="0.0106265" calcext:value-type="float">
            <text:p>0.0106265</text:p>
          </table:table-cell>
          <table:table-cell office:value-type="float" office:value="0.00580689" calcext:value-type="float">
            <text:p>0.00580689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140273" calcext:value-type="float">
            <text:p>0.140273</text:p>
          </table:table-cell>
          <table:table-cell office:value-type="float" office:value="0.00291608" calcext:value-type="float">
            <text:p>0.00291608</text:p>
          </table:table-cell>
          <table:table-cell office:value-type="float" office:value="0.0107552" calcext:value-type="float">
            <text:p>0.0107552</text:p>
          </table:table-cell>
          <table:table-cell office:value-type="float" office:value="0.00572005" calcext:value-type="float">
            <text:p>0.00572005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39343" calcext:value-type="float">
            <text:p>0.139343</text:p>
          </table:table-cell>
          <table:table-cell office:value-type="float" office:value="0.00289397" calcext:value-type="float">
            <text:p>0.00289397</text:p>
          </table:table-cell>
          <table:table-cell office:value-type="float" office:value="0.0108049" calcext:value-type="float">
            <text:p>0.0108049</text:p>
          </table:table-cell>
          <table:table-cell office:value-type="float" office:value="0.00570426" calcext:value-type="float">
            <text:p>0.00570426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40311" calcext:value-type="float">
            <text:p>0.140311</text:p>
          </table:table-cell>
          <table:table-cell office:value-type="float" office:value="0.00316754" calcext:value-type="float">
            <text:p>0.00316754</text:p>
          </table:table-cell>
          <table:table-cell office:value-type="float" office:value="0.0110903" calcext:value-type="float">
            <text:p>0.0110903</text:p>
          </table:table-cell>
          <table:table-cell office:value-type="float" office:value="0.00602362" calcext:value-type="float">
            <text:p>0.00602362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39897" calcext:value-type="float">
            <text:p>0.139897</text:p>
          </table:table-cell>
          <table:table-cell office:value-type="float" office:value="0.00328084" calcext:value-type="float">
            <text:p>0.00328084</text:p>
          </table:table-cell>
          <table:table-cell office:value-type="float" office:value="0.0108041" calcext:value-type="float">
            <text:p>0.0108041</text:p>
          </table:table-cell>
          <table:table-cell office:value-type="float" office:value="0.00809215" calcext:value-type="float">
            <text:p>0.0080921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38479" calcext:value-type="float">
            <text:p>0.138479</text:p>
          </table:table-cell>
          <table:table-cell office:value-type="float" office:value="0.00315609" calcext:value-type="float">
            <text:p>0.00315609</text:p>
          </table:table-cell>
          <table:table-cell office:value-type="float" office:value="0.0108594" calcext:value-type="float">
            <text:p>0.0108594</text:p>
          </table:table-cell>
          <table:table-cell office:value-type="float" office:value="0.00644798" calcext:value-type="float">
            <text:p>0.00644798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39685" calcext:value-type="float">
            <text:p>0.139685</text:p>
          </table:table-cell>
          <table:table-cell office:value-type="float" office:value="0.00307359" calcext:value-type="float">
            <text:p>0.00307359</text:p>
          </table:table-cell>
          <table:table-cell office:value-type="float" office:value="0.0106107" calcext:value-type="float">
            <text:p>0.0106107</text:p>
          </table:table-cell>
          <table:table-cell office:value-type="float" office:value="0.00683919" calcext:value-type="float">
            <text:p>0.00683919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139457" calcext:value-type="float">
            <text:p>0.139457</text:p>
          </table:table-cell>
          <table:table-cell office:value-type="float" office:value="0.00297845" calcext:value-type="float">
            <text:p>0.00297845</text:p>
          </table:table-cell>
          <table:table-cell office:value-type="float" office:value="0.010664" calcext:value-type="float">
            <text:p>0.010664</text:p>
          </table:table-cell>
          <table:table-cell office:value-type="float" office:value="0.00770765" calcext:value-type="float">
            <text:p>0.00770765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37917" calcext:value-type="float">
            <text:p>0.137917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0105535" calcext:value-type="float">
            <text:p>0.0105535</text:p>
          </table:table-cell>
          <table:table-cell office:value-type="float" office:value="0.00630153" calcext:value-type="float">
            <text:p>0.00630153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37387" calcext:value-type="float">
            <text:p>0.137387</text:p>
          </table:table-cell>
          <table:table-cell office:value-type="float" office:value="0.0029145" calcext:value-type="float">
            <text:p>0.0029145</text:p>
          </table:table-cell>
          <table:table-cell office:value-type="float" office:value="0.010559" calcext:value-type="float">
            <text:p>0.010559</text:p>
          </table:table-cell>
          <table:table-cell office:value-type="float" office:value="0.005769" calcext:value-type="float">
            <text:p>0.005769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37917" calcext:value-type="float">
            <text:p>0.137917</text:p>
          </table:table-cell>
          <table:table-cell office:value-type="float" office:value="0.00294213" calcext:value-type="float">
            <text:p>0.00294213</text:p>
          </table:table-cell>
          <table:table-cell office:value-type="float" office:value="0.0109245" calcext:value-type="float">
            <text:p>0.0109245</text:p>
          </table:table-cell>
          <table:table-cell office:value-type="float" office:value="0.00573268" calcext:value-type="float">
            <text:p>0.00573268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38527" calcext:value-type="float">
            <text:p>0.138527</text:p>
          </table:table-cell>
          <table:table-cell office:value-type="float" office:value="0.00292082" calcext:value-type="float">
            <text:p>0.00292082</text:p>
          </table:table-cell>
          <table:table-cell office:value-type="float" office:value="0.0104098" calcext:value-type="float">
            <text:p>0.0104098</text:p>
          </table:table-cell>
          <table:table-cell office:value-type="float" office:value="0.00561978" calcext:value-type="float">
            <text:p>0.00561978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38053" calcext:value-type="float">
            <text:p>0.138053</text:p>
          </table:table-cell>
          <table:table-cell office:value-type="float" office:value="0.00290384" calcext:value-type="float">
            <text:p>0.00290384</text:p>
          </table:table-cell>
          <table:table-cell office:value-type="float" office:value="0.0104698" calcext:value-type="float">
            <text:p>0.0104698</text:p>
          </table:table-cell>
          <table:table-cell office:value-type="float" office:value="0.00565294" calcext:value-type="float">
            <text:p>0.00565294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138071" calcext:value-type="float">
            <text:p>0.138071</text:p>
          </table:table-cell>
          <table:table-cell office:value-type="float" office:value="0.0029066" calcext:value-type="float">
            <text:p>0.0029066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0563715" calcext:value-type="float">
            <text:p>0.00563715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36633" calcext:value-type="float">
            <text:p>0.136633</text:p>
          </table:table-cell>
          <table:table-cell office:value-type="float" office:value="0.00286792" calcext:value-type="float">
            <text:p>0.00286792</text:p>
          </table:table-cell>
          <table:table-cell office:value-type="float" office:value="0.0115798" calcext:value-type="float">
            <text:p>0.0115798</text:p>
          </table:table-cell>
          <table:table-cell office:value-type="float" office:value="0.00565017" calcext:value-type="float">
            <text:p>0.0056501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40489" calcext:value-type="float">
            <text:p>0.140489</text:p>
          </table:table-cell>
          <table:table-cell office:value-type="float" office:value="0.002847" calcext:value-type="float">
            <text:p>0.002847</text:p>
          </table:table-cell>
          <table:table-cell office:value-type="float" office:value="0.0124827" calcext:value-type="float">
            <text:p>0.0124827</text:p>
          </table:table-cell>
          <table:table-cell office:value-type="float" office:value="0.00567149" calcext:value-type="float">
            <text:p>0.00567149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37579" calcext:value-type="float">
            <text:p>0.137579</text:p>
          </table:table-cell>
          <table:table-cell office:value-type="float" office:value="0.00286516" calcext:value-type="float">
            <text:p>0.00286516</text:p>
          </table:table-cell>
          <table:table-cell office:value-type="float" office:value="0.0119841" calcext:value-type="float">
            <text:p>0.0119841</text:p>
          </table:table-cell>
          <table:table-cell office:value-type="float" office:value="0.00599677" calcext:value-type="float">
            <text:p>0.00599677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3806" calcext:value-type="float">
            <text:p>0.13806</text:p>
          </table:table-cell>
          <table:table-cell office:value-type="float" office:value="0.00284463" calcext:value-type="float">
            <text:p>0.00284463</text:p>
          </table:table-cell>
          <table:table-cell office:value-type="float" office:value="0.0107532" calcext:value-type="float">
            <text:p>0.0107532</text:p>
          </table:table-cell>
          <table:table-cell office:value-type="float" office:value="0.00592532" calcext:value-type="float">
            <text:p>0.00592532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37968" calcext:value-type="float">
            <text:p>0.137968</text:p>
          </table:table-cell>
          <table:table-cell office:value-type="float" office:value="0.00283042" calcext:value-type="float">
            <text:p>0.00283042</text:p>
          </table:table-cell>
          <table:table-cell office:value-type="float" office:value="0.0105732" calcext:value-type="float">
            <text:p>0.0105732</text:p>
          </table:table-cell>
          <table:table-cell office:value-type="float" office:value="0.00602401" calcext:value-type="float">
            <text:p>0.00602401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3755" calcext:value-type="float">
            <text:p>0.13755</text:p>
          </table:table-cell>
          <table:table-cell office:value-type="float" office:value="0.00284344" calcext:value-type="float">
            <text:p>0.00284344</text:p>
          </table:table-cell>
          <table:table-cell office:value-type="float" office:value="0.0103328" calcext:value-type="float">
            <text:p>0.0103328</text:p>
          </table:table-cell>
          <table:table-cell office:value-type="float" office:value="0.00567347" calcext:value-type="float">
            <text:p>0.00567347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36518" calcext:value-type="float">
            <text:p>0.136518</text:p>
          </table:table-cell>
          <table:table-cell office:value-type="float" office:value="0.00283634" calcext:value-type="float">
            <text:p>0.00283634</text:p>
          </table:table-cell>
          <table:table-cell office:value-type="float" office:value="0.0103991" calcext:value-type="float">
            <text:p>0.0103991</text:p>
          </table:table-cell>
          <table:table-cell office:value-type="float" office:value="0.00562491" calcext:value-type="float">
            <text:p>0.00562491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36111" calcext:value-type="float">
            <text:p>0.136111</text:p>
          </table:table-cell>
          <table:table-cell office:value-type="float" office:value="0.00296345" calcext:value-type="float">
            <text:p>0.00296345</text:p>
          </table:table-cell>
          <table:table-cell office:value-type="float" office:value="0.0108345" calcext:value-type="float">
            <text:p>0.0108345</text:p>
          </table:table-cell>
          <table:table-cell office:value-type="float" office:value="0.00561425" calcext:value-type="float">
            <text:p>0.00561425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136245" calcext:value-type="float">
            <text:p>0.136245</text:p>
          </table:table-cell>
          <table:table-cell office:value-type="float" office:value="0.00293424" calcext:value-type="float">
            <text:p>0.00293424</text:p>
          </table:table-cell>
          <table:table-cell office:value-type="float" office:value="0.0109186" calcext:value-type="float">
            <text:p>0.0109186</text:p>
          </table:table-cell>
          <table:table-cell office:value-type="float" office:value="0.00567544" calcext:value-type="float">
            <text:p>0.00567544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37849" calcext:value-type="float">
            <text:p>0.137849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113003" calcext:value-type="float">
            <text:p>0.0113003</text:p>
          </table:table-cell>
          <table:table-cell office:value-type="float" office:value="0.00560083" calcext:value-type="float">
            <text:p>0.00560083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36786" calcext:value-type="float">
            <text:p>0.136786</text:p>
          </table:table-cell>
          <table:table-cell office:value-type="float" office:value="0.00286358" calcext:value-type="float">
            <text:p>0.00286358</text:p>
          </table:table-cell>
          <table:table-cell office:value-type="float" office:value="0.0105578" calcext:value-type="float">
            <text:p>0.0105578</text:p>
          </table:table-cell>
          <table:table-cell office:value-type="float" office:value="0.00573426" calcext:value-type="float">
            <text:p>0.005734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135502" calcext:value-type="float">
            <text:p>0.135502</text:p>
          </table:table-cell>
          <table:table-cell office:value-type="float" office:value="0.00285213" calcext:value-type="float">
            <text:p>0.00285213</text:p>
          </table:table-cell>
          <table:table-cell office:value-type="float" office:value="0.0105108" calcext:value-type="float">
            <text:p>0.0105108</text:p>
          </table:table-cell>
          <table:table-cell office:value-type="float" office:value="0.00554517" calcext:value-type="float">
            <text:p>0.00554517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36803" calcext:value-type="float">
            <text:p>0.136803</text:p>
          </table:table-cell>
          <table:table-cell office:value-type="float" office:value="0.00285687" calcext:value-type="float">
            <text:p>0.00285687</text:p>
          </table:table-cell>
          <table:table-cell office:value-type="float" office:value="0.0106336" calcext:value-type="float">
            <text:p>0.0106336</text:p>
          </table:table-cell>
          <table:table-cell office:value-type="float" office:value="0.00559609" calcext:value-type="float">
            <text:p>0.00559609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34739" calcext:value-type="float">
            <text:p>0.134739</text:p>
          </table:table-cell>
          <table:table-cell office:value-type="float" office:value="0.00282055" calcext:value-type="float">
            <text:p>0.00282055</text:p>
          </table:table-cell>
          <table:table-cell office:value-type="float" office:value="0.0102475" calcext:value-type="float">
            <text:p>0.0102475</text:p>
          </table:table-cell>
          <table:table-cell office:value-type="float" office:value="0.00555425" calcext:value-type="float">
            <text:p>0.00555425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33979" calcext:value-type="float">
            <text:p>0.133979</text:p>
          </table:table-cell>
          <table:table-cell office:value-type="float" office:value="0.00285608" calcext:value-type="float">
            <text:p>0.00285608</text:p>
          </table:table-cell>
          <table:table-cell office:value-type="float" office:value="0.0102602" calcext:value-type="float">
            <text:p>0.0102602</text:p>
          </table:table-cell>
          <table:table-cell office:value-type="float" office:value="0.00552385" calcext:value-type="float">
            <text:p>0.00552385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34406" calcext:value-type="float">
            <text:p>0.134406</text:p>
          </table:table-cell>
          <table:table-cell office:value-type="float" office:value="0.00332702" calcext:value-type="float">
            <text:p>0.00332702</text:p>
          </table:table-cell>
          <table:table-cell office:value-type="float" office:value="0.0102862" calcext:value-type="float">
            <text:p>0.0102862</text:p>
          </table:table-cell>
          <table:table-cell office:value-type="float" office:value="0.00562017" calcext:value-type="float">
            <text:p>0.00562017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134151" calcext:value-type="float">
            <text:p>0.134151</text:p>
          </table:table-cell>
          <table:table-cell office:value-type="float" office:value="0.00319912" calcext:value-type="float">
            <text:p>0.00319912</text:p>
          </table:table-cell>
          <table:table-cell office:value-type="float" office:value="0.0103466" calcext:value-type="float">
            <text:p>0.0103466</text:p>
          </table:table-cell>
          <table:table-cell office:value-type="float" office:value="0.00552819" calcext:value-type="float">
            <text:p>0.00552819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133262" calcext:value-type="float">
            <text:p>0.133262</text:p>
          </table:table-cell>
          <table:table-cell office:value-type="float" office:value="0.00314267" calcext:value-type="float">
            <text:p>0.00314267</text:p>
          </table:table-cell>
          <table:table-cell office:value-type="float" office:value="0.0102341" calcext:value-type="float">
            <text:p>0.0102341</text:p>
          </table:table-cell>
          <table:table-cell office:value-type="float" office:value="0.00551872" calcext:value-type="float">
            <text:p>0.00551872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135438" calcext:value-type="float">
            <text:p>0.135438</text:p>
          </table:table-cell>
          <table:table-cell office:value-type="float" office:value="0.0029224" calcext:value-type="float">
            <text:p>0.0029224</text:p>
          </table:table-cell>
          <table:table-cell office:value-type="float" office:value="0.0102231" calcext:value-type="float">
            <text:p>0.0102231</text:p>
          </table:table-cell>
          <table:table-cell office:value-type="float" office:value="0.00548517" calcext:value-type="float">
            <text:p>0.00548517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34678" calcext:value-type="float">
            <text:p>0.134678</text:p>
          </table:table-cell>
          <table:table-cell office:value-type="float" office:value="0.00291253" calcext:value-type="float">
            <text:p>0.00291253</text:p>
          </table:table-cell>
          <table:table-cell office:value-type="float" office:value="0.0104212" calcext:value-type="float">
            <text:p>0.0104212</text:p>
          </table:table-cell>
          <table:table-cell office:value-type="float" office:value="0.00548082" calcext:value-type="float">
            <text:p>0.00548082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33533" calcext:value-type="float">
            <text:p>0.133533</text:p>
          </table:table-cell>
          <table:table-cell office:value-type="float" office:value="0.00285529" calcext:value-type="float">
            <text:p>0.00285529</text:p>
          </table:table-cell>
          <table:table-cell office:value-type="float" office:value="0.0119008" calcext:value-type="float">
            <text:p>0.0119008</text:p>
          </table:table-cell>
          <table:table-cell office:value-type="float" office:value="0.00556807" calcext:value-type="float">
            <text:p>0.00556807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134399" calcext:value-type="float">
            <text:p>0.134399</text:p>
          </table:table-cell>
          <table:table-cell office:value-type="float" office:value="0.00284937" calcext:value-type="float">
            <text:p>0.00284937</text:p>
          </table:table-cell>
          <table:table-cell office:value-type="float" office:value="0.0118443" calcext:value-type="float">
            <text:p>0.0118443</text:p>
          </table:table-cell>
          <table:table-cell office:value-type="float" office:value="0.00554833" calcext:value-type="float">
            <text:p>0.00554833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35149" calcext:value-type="float">
            <text:p>0.135149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0.0126958" calcext:value-type="float">
            <text:p>0.0126958</text:p>
          </table:table-cell>
          <table:table-cell office:value-type="float" office:value="0.00550806" calcext:value-type="float">
            <text:p>0.00550806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132059" calcext:value-type="float">
            <text:p>0.132059</text:p>
          </table:table-cell>
          <table:table-cell office:value-type="float" office:value="0.00284068" calcext:value-type="float">
            <text:p>0.00284068</text:p>
          </table:table-cell>
          <table:table-cell office:value-type="float" office:value="0.0115538" calcext:value-type="float">
            <text:p>0.0115538</text:p>
          </table:table-cell>
          <table:table-cell office:value-type="float" office:value="0.00548122" calcext:value-type="float">
            <text:p>0.00548122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33681" calcext:value-type="float">
            <text:p>0.133681</text:p>
          </table:table-cell>
          <table:table-cell office:value-type="float" office:value="0.00279726" calcext:value-type="float">
            <text:p>0.00279726</text:p>
          </table:table-cell>
          <table:table-cell office:value-type="float" office:value="0.0103932" calcext:value-type="float">
            <text:p>0.0103932</text:p>
          </table:table-cell>
          <table:table-cell office:value-type="float" office:value="0.00594387" calcext:value-type="float">
            <text:p>0.00594387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32558" calcext:value-type="float">
            <text:p>0.132558</text:p>
          </table:table-cell>
          <table:table-cell office:value-type="float" office:value="0.00282292" calcext:value-type="float">
            <text:p>0.00282292</text:p>
          </table:table-cell>
          <table:table-cell office:value-type="float" office:value="0.0102767" calcext:value-type="float">
            <text:p>0.0102767</text:p>
          </table:table-cell>
          <table:table-cell office:value-type="float" office:value="0.00801991" calcext:value-type="float">
            <text:p>0.00801991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133289" calcext:value-type="float">
            <text:p>0.133289</text:p>
          </table:table-cell>
          <table:table-cell office:value-type="float" office:value="0.00279568" calcext:value-type="float">
            <text:p>0.00279568</text:p>
          </table:table-cell>
          <table:table-cell office:value-type="float" office:value="0.0103281" calcext:value-type="float">
            <text:p>0.0103281</text:p>
          </table:table-cell>
          <table:table-cell office:value-type="float" office:value="0.00633508" calcext:value-type="float">
            <text:p>0.00633508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33023" calcext:value-type="float">
            <text:p>0.133023</text:p>
          </table:table-cell>
          <table:table-cell office:value-type="float" office:value="0.00278107" calcext:value-type="float">
            <text:p>0.00278107</text:p>
          </table:table-cell>
          <table:table-cell office:value-type="float" office:value="0.0101899" calcext:value-type="float">
            <text:p>0.0101899</text:p>
          </table:table-cell>
          <table:table-cell office:value-type="float" office:value="0.00766186" calcext:value-type="float">
            <text:p>0.00766186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30879" calcext:value-type="float">
            <text:p>0.130879</text:p>
          </table:table-cell>
          <table:table-cell office:value-type="float" office:value="0.00277081" calcext:value-type="float">
            <text:p>0.00277081</text:p>
          </table:table-cell>
          <table:table-cell office:value-type="float" office:value="0.0102704" calcext:value-type="float">
            <text:p>0.0102704</text:p>
          </table:table-cell>
          <table:table-cell office:value-type="float" office:value="0.0070638" calcext:value-type="float">
            <text:p>0.0070638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31621" calcext:value-type="float">
            <text:p>0.131621</text:p>
          </table:table-cell>
          <table:table-cell office:value-type="float" office:value="0.0027716" calcext:value-type="float">
            <text:p>0.0027716</text:p>
          </table:table-cell>
          <table:table-cell office:value-type="float" office:value="0.0103833" calcext:value-type="float">
            <text:p>0.0103833</text:p>
          </table:table-cell>
          <table:table-cell office:value-type="float" office:value="0.00602401" calcext:value-type="float">
            <text:p>0.00602401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13116" calcext:value-type="float">
            <text:p>0.13116</text:p>
          </table:table-cell>
          <table:table-cell office:value-type="float" office:value="0.00277436" calcext:value-type="float">
            <text:p>0.00277436</text:p>
          </table:table-cell>
          <table:table-cell office:value-type="float" office:value="0.0104946" calcext:value-type="float">
            <text:p>0.0104946</text:p>
          </table:table-cell>
          <table:table-cell office:value-type="float" office:value="0.00557478" calcext:value-type="float">
            <text:p>0.00557478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130354" calcext:value-type="float">
            <text:p>0.130354</text:p>
          </table:table-cell>
          <table:table-cell office:value-type="float" office:value="0.00277041" calcext:value-type="float">
            <text:p>0.00277041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0554083" calcext:value-type="float">
            <text:p>0.00554083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131595" calcext:value-type="float">
            <text:p>0.131595</text:p>
          </table:table-cell>
          <table:table-cell office:value-type="float" office:value="0.00275146" calcext:value-type="float">
            <text:p>0.00275146</text:p>
          </table:table-cell>
          <table:table-cell office:value-type="float" office:value="0.0100912" calcext:value-type="float">
            <text:p>0.0100912</text:p>
          </table:table-cell>
          <table:table-cell office:value-type="float" office:value="0.00567268" calcext:value-type="float">
            <text:p>0.00567268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129898" calcext:value-type="float">
            <text:p>0.129898</text:p>
          </table:table-cell>
          <table:table-cell office:value-type="float" office:value="0.00275857" calcext:value-type="float">
            <text:p>0.00275857</text:p>
          </table:table-cell>
          <table:table-cell office:value-type="float" office:value="0.0100877" calcext:value-type="float">
            <text:p>0.0100877</text:p>
          </table:table-cell>
          <table:table-cell office:value-type="float" office:value="0.00556254" calcext:value-type="float">
            <text:p>0.00556254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31137" calcext:value-type="float">
            <text:p>0.131137</text:p>
          </table:table-cell>
          <table:table-cell office:value-type="float" office:value="0.00277239" calcext:value-type="float">
            <text:p>0.00277239</text:p>
          </table:table-cell>
          <table:table-cell office:value-type="float" office:value="0.0102527" calcext:value-type="float">
            <text:p>0.0102527</text:p>
          </table:table-cell>
          <table:table-cell office:value-type="float" office:value="0.00550846" calcext:value-type="float">
            <text:p>0.00550846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30146" calcext:value-type="float">
            <text:p>0.130146</text:p>
          </table:table-cell>
          <table:table-cell office:value-type="float" office:value="0.00275344" calcext:value-type="float">
            <text:p>0.00275344</text:p>
          </table:table-cell>
          <table:table-cell office:value-type="float" office:value="0.0102029" calcext:value-type="float">
            <text:p>0.0102029</text:p>
          </table:table-cell>
          <table:table-cell office:value-type="float" office:value="0.00551872" calcext:value-type="float">
            <text:p>0.00551872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129537" calcext:value-type="float">
            <text:p>0.129537</text:p>
          </table:table-cell>
          <table:table-cell office:value-type="float" office:value="0.00277318" calcext:value-type="float">
            <text:p>0.00277318</text:p>
          </table:table-cell>
          <table:table-cell office:value-type="float" office:value="0.0102673" calcext:value-type="float">
            <text:p>0.0102673</text:p>
          </table:table-cell>
          <table:table-cell office:value-type="float" office:value="0.00548082" calcext:value-type="float">
            <text:p>0.00548082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31102" calcext:value-type="float">
            <text:p>0.131102</text:p>
          </table:table-cell>
          <table:table-cell office:value-type="float" office:value="0.00276291" calcext:value-type="float">
            <text:p>0.00276291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0.00557951" calcext:value-type="float">
            <text:p>0.00557951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30113" calcext:value-type="float">
            <text:p>0.130113</text:p>
          </table:table-cell>
          <table:table-cell office:value-type="float" office:value="0.00275699" calcext:value-type="float">
            <text:p>0.00275699</text:p>
          </table:table-cell>
          <table:table-cell office:value-type="float" office:value="0.0100908" calcext:value-type="float">
            <text:p>0.0100908</text:p>
          </table:table-cell>
          <table:table-cell office:value-type="float" office:value="0.00546148" calcext:value-type="float">
            <text:p>0.00546148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3023" calcext:value-type="float">
            <text:p>0.13023</text:p>
          </table:table-cell>
          <table:table-cell office:value-type="float" office:value="0.00277436" calcext:value-type="float">
            <text:p>0.00277436</text:p>
          </table:table-cell>
          <table:table-cell office:value-type="float" office:value="0.0101378" calcext:value-type="float">
            <text:p>0.0101378</text:p>
          </table:table-cell>
          <table:table-cell office:value-type="float" office:value="0.00543227" calcext:value-type="float">
            <text:p>0.00543227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30046" calcext:value-type="float">
            <text:p>0.130046</text:p>
          </table:table-cell>
          <table:table-cell office:value-type="float" office:value="0.00275107" calcext:value-type="float">
            <text:p>0.00275107</text:p>
          </table:table-cell>
          <table:table-cell office:value-type="float" office:value="0.0122703" calcext:value-type="float">
            <text:p>0.0122703</text:p>
          </table:table-cell>
          <table:table-cell office:value-type="float" office:value="0.0053474" calcext:value-type="float">
            <text:p>0.005347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129271" calcext:value-type="float">
            <text:p>0.129271</text:p>
          </table:table-cell>
          <table:table-cell office:value-type="float" office:value="0.00276133" calcext:value-type="float">
            <text:p>0.00276133</text:p>
          </table:table-cell>
          <table:table-cell office:value-type="float" office:value="0.011504" calcext:value-type="float">
            <text:p>0.011504</text:p>
          </table:table-cell>
          <table:table-cell office:value-type="float" office:value="0.00535253" calcext:value-type="float">
            <text:p>0.00535253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29672" calcext:value-type="float">
            <text:p>0.129672</text:p>
          </table:table-cell>
          <table:table-cell office:value-type="float" office:value="0.00275186" calcext:value-type="float">
            <text:p>0.00275186</text:p>
          </table:table-cell>
          <table:table-cell office:value-type="float" office:value="0.0112099" calcext:value-type="float">
            <text:p>0.0112099</text:p>
          </table:table-cell>
          <table:table-cell office:value-type="float" office:value="0.00536003" calcext:value-type="float">
            <text:p>0.00536003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130254" calcext:value-type="float">
            <text:p>0.130254</text:p>
          </table:table-cell>
          <table:table-cell office:value-type="float" office:value="0.00276883" calcext:value-type="float">
            <text:p>0.00276883</text:p>
          </table:table-cell>
          <table:table-cell office:value-type="float" office:value="0.0113682" calcext:value-type="float">
            <text:p>0.0113682</text:p>
          </table:table-cell>
          <table:table-cell office:value-type="float" office:value="0.00536042" calcext:value-type="float">
            <text:p>0.00536042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129418" calcext:value-type="float">
            <text:p>0.129418</text:p>
          </table:table-cell>
          <table:table-cell office:value-type="float" office:value="0.00275818" calcext:value-type="float">
            <text:p>0.00275818</text:p>
          </table:table-cell>
          <table:table-cell office:value-type="float" office:value="0.0100344" calcext:value-type="float">
            <text:p>0.0100344</text:p>
          </table:table-cell>
          <table:table-cell office:value-type="float" office:value="0.00533555" calcext:value-type="float">
            <text:p>0.00533555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129703" calcext:value-type="float">
            <text:p>0.129703</text:p>
          </table:table-cell>
          <table:table-cell office:value-type="float" office:value="0.00274475" calcext:value-type="float">
            <text:p>0.00274475</text:p>
          </table:table-cell>
          <table:table-cell office:value-type="float" office:value="0.0101548" calcext:value-type="float">
            <text:p>0.0101548</text:p>
          </table:table-cell>
          <table:table-cell office:value-type="float" office:value="0.00547885" calcext:value-type="float">
            <text:p>0.00547885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128202" calcext:value-type="float">
            <text:p>0.128202</text:p>
          </table:table-cell>
          <table:table-cell office:value-type="float" office:value="0.00275265" calcext:value-type="float">
            <text:p>0.00275265</text:p>
          </table:table-cell>
          <table:table-cell office:value-type="float" office:value="0.00992659" calcext:value-type="float">
            <text:p>0.00992659</text:p>
          </table:table-cell>
          <table:table-cell office:value-type="float" office:value="0.00534858" calcext:value-type="float">
            <text:p>0.00534858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129507" calcext:value-type="float">
            <text:p>0.129507</text:p>
          </table:table-cell>
          <table:table-cell office:value-type="float" office:value="0.00276094" calcext:value-type="float">
            <text:p>0.00276094</text:p>
          </table:table-cell>
          <table:table-cell office:value-type="float" office:value="0.00993251" calcext:value-type="float">
            <text:p>0.00993251</text:p>
          </table:table-cell>
          <table:table-cell office:value-type="float" office:value="0.00530042" calcext:value-type="float">
            <text:p>0.00530042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28858" calcext:value-type="float">
            <text:p>0.128858</text:p>
          </table:table-cell>
          <table:table-cell office:value-type="float" office:value="0.00275146" calcext:value-type="float">
            <text:p>0.00275146</text:p>
          </table:table-cell>
          <table:table-cell office:value-type="float" office:value="0.0099858" calcext:value-type="float">
            <text:p>0.0099858</text:p>
          </table:table-cell>
          <table:table-cell office:value-type="float" office:value="0.00535174" calcext:value-type="float">
            <text:p>0.00535174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27598" calcext:value-type="float">
            <text:p>0.127598</text:p>
          </table:table-cell>
          <table:table-cell office:value-type="float" office:value="0.00274199" calcext:value-type="float">
            <text:p>0.00274199</text:p>
          </table:table-cell>
          <table:table-cell office:value-type="float" office:value="0.0100091" calcext:value-type="float">
            <text:p>0.0100091</text:p>
          </table:table-cell>
          <table:table-cell office:value-type="float" office:value="0.00543306" calcext:value-type="float">
            <text:p>0.00543306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128377" calcext:value-type="float">
            <text:p>0.128377</text:p>
          </table:table-cell>
          <table:table-cell office:value-type="float" office:value="0.00274515" calcext:value-type="float">
            <text:p>0.00274515</text:p>
          </table:table-cell>
          <table:table-cell office:value-type="float" office:value="0.00982909" calcext:value-type="float">
            <text:p>0.00982909</text:p>
          </table:table-cell>
          <table:table-cell office:value-type="float" office:value="0.00529766" calcext:value-type="float">
            <text:p>0.0052976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127001" calcext:value-type="float">
            <text:p>0.127001</text:p>
          </table:table-cell>
          <table:table-cell office:value-type="float" office:value="0.00275225" calcext:value-type="float">
            <text:p>0.00275225</text:p>
          </table:table-cell>
          <table:table-cell office:value-type="float" office:value="0.00975882" calcext:value-type="float">
            <text:p>0.00975882</text:p>
          </table:table-cell>
          <table:table-cell office:value-type="float" office:value="0.00527713" calcext:value-type="float">
            <text:p>0.00527713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127829" calcext:value-type="float">
            <text:p>0.127829</text:p>
          </table:table-cell>
          <table:table-cell office:value-type="float" office:value="0.00274357" calcext:value-type="float">
            <text:p>0.00274357</text:p>
          </table:table-cell>
          <table:table-cell office:value-type="float" office:value="0.0109778" calcext:value-type="float">
            <text:p>0.0109778</text:p>
          </table:table-cell>
          <table:table-cell office:value-type="float" office:value="0.00526923" calcext:value-type="float">
            <text:p>0.00526923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128162" calcext:value-type="float">
            <text:p>0.128162</text:p>
          </table:table-cell>
          <table:table-cell office:value-type="float" office:value="0.00335584" calcext:value-type="float">
            <text:p>0.00335584</text:p>
          </table:table-cell>
          <table:table-cell office:value-type="float" office:value="0.0102357" calcext:value-type="float">
            <text:p>0.0102357</text:p>
          </table:table-cell>
          <table:table-cell office:value-type="float" office:value="0.00598809" calcext:value-type="float">
            <text:p>0.00598809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12646" calcext:value-type="float">
            <text:p>0.12646</text:p>
          </table:table-cell>
          <table:table-cell office:value-type="float" office:value="0.00324294" calcext:value-type="float">
            <text:p>0.00324294</text:p>
          </table:table-cell>
          <table:table-cell office:value-type="float" office:value="0.00977421" calcext:value-type="float">
            <text:p>0.00977421</text:p>
          </table:table-cell>
          <table:table-cell office:value-type="float" office:value="0.00623323" calcext:value-type="float">
            <text:p>0.00623323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127458" calcext:value-type="float">
            <text:p>0.127458</text:p>
          </table:table-cell>
          <table:table-cell office:value-type="float" office:value="0.00298398" calcext:value-type="float">
            <text:p>0.00298398</text:p>
          </table:table-cell>
          <table:table-cell office:value-type="float" office:value="0.0110228" calcext:value-type="float">
            <text:p>0.0110228</text:p>
          </table:table-cell>
          <table:table-cell office:value-type="float" office:value="0.00532805" calcext:value-type="float">
            <text:p>0.00532805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126394" calcext:value-type="float">
            <text:p>0.126394</text:p>
          </table:table-cell>
          <table:table-cell office:value-type="float" office:value="0.00305306" calcext:value-type="float">
            <text:p>0.00305306</text:p>
          </table:table-cell>
          <table:table-cell office:value-type="float" office:value="0.0100367" calcext:value-type="float">
            <text:p>0.0100367</text:p>
          </table:table-cell>
          <table:table-cell office:value-type="float" office:value="0.00533634" calcext:value-type="float">
            <text:p>0.00533634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126641" calcext:value-type="float">
            <text:p>0.126641</text:p>
          </table:table-cell>
          <table:table-cell office:value-type="float" office:value="0.00395785" calcext:value-type="float">
            <text:p>0.00395785</text:p>
          </table:table-cell>
          <table:table-cell office:value-type="float" office:value="0.00976711" calcext:value-type="float">
            <text:p>0.00976711</text:p>
          </table:table-cell>
          <table:table-cell office:value-type="float" office:value="0.00524278" calcext:value-type="float">
            <text:p>0.00524278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126574" calcext:value-type="float">
            <text:p>0.126574</text:p>
          </table:table-cell>
          <table:table-cell office:value-type="float" office:value="0.00351769" calcext:value-type="float">
            <text:p>0.00351769</text:p>
          </table:table-cell>
          <table:table-cell office:value-type="float" office:value="0.00998423" calcext:value-type="float">
            <text:p>0.00998423</text:p>
          </table:table-cell>
          <table:table-cell office:value-type="float" office:value="0.00523449" calcext:value-type="float">
            <text:p>0.00523449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124275" calcext:value-type="float">
            <text:p>0.124275</text:p>
          </table:table-cell>
          <table:table-cell office:value-type="float" office:value="0.00323544" calcext:value-type="float">
            <text:p>0.00323544</text:p>
          </table:table-cell>
          <table:table-cell office:value-type="float" office:value="0.0098208" calcext:value-type="float">
            <text:p>0.0098208</text:p>
          </table:table-cell>
          <table:table-cell office:value-type="float" office:value="0.00522147" calcext:value-type="float">
            <text:p>0.00522147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125595" calcext:value-type="float">
            <text:p>0.125595</text:p>
          </table:table-cell>
          <table:table-cell office:value-type="float" office:value="0.00310162" calcext:value-type="float">
            <text:p>0.00310162</text:p>
          </table:table-cell>
          <table:table-cell office:value-type="float" office:value="0.00963763" calcext:value-type="float">
            <text:p>0.00963763</text:p>
          </table:table-cell>
          <table:table-cell office:value-type="float" office:value="0.00523252" calcext:value-type="float">
            <text:p>0.0052325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125974" calcext:value-type="float">
            <text:p>0.125974</text:p>
          </table:table-cell>
          <table:table-cell office:value-type="float" office:value="0.00304477" calcext:value-type="float">
            <text:p>0.00304477</text:p>
          </table:table-cell>
          <table:table-cell office:value-type="float" office:value="0.00986264" calcext:value-type="float">
            <text:p>0.00986264</text:p>
          </table:table-cell>
          <table:table-cell office:value-type="float" office:value="0.0052337" calcext:value-type="float">
            <text:p>0.0052337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125331" calcext:value-type="float">
            <text:p>0.125331</text:p>
          </table:table-cell>
          <table:table-cell office:value-type="float" office:value="0.00295121" calcext:value-type="float">
            <text:p>0.00295121</text:p>
          </table:table-cell>
          <table:table-cell office:value-type="float" office:value="0.0115893" calcext:value-type="float">
            <text:p>0.0115893</text:p>
          </table:table-cell>
          <table:table-cell office:value-type="float" office:value="0.00522541" calcext:value-type="float">
            <text:p>0.00522541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125645" calcext:value-type="float">
            <text:p>0.125645</text:p>
          </table:table-cell>
          <table:table-cell office:value-type="float" office:value="0.00289239" calcext:value-type="float">
            <text:p>0.00289239</text:p>
          </table:table-cell>
          <table:table-cell office:value-type="float" office:value="0.0112332" calcext:value-type="float">
            <text:p>0.0112332</text:p>
          </table:table-cell>
          <table:table-cell office:value-type="float" office:value="0.00695643" calcext:value-type="float">
            <text:p>0.00695643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124389" calcext:value-type="float">
            <text:p>0.124389</text:p>
          </table:table-cell>
          <table:table-cell office:value-type="float" office:value="0.00289753" calcext:value-type="float">
            <text:p>0.00289753</text:p>
          </table:table-cell>
          <table:table-cell office:value-type="float" office:value="0.0116564" calcext:value-type="float">
            <text:p>0.0116564</text:p>
          </table:table-cell>
          <table:table-cell office:value-type="float" office:value="0.00618191" calcext:value-type="float">
            <text:p>0.00618191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125154" calcext:value-type="float">
            <text:p>0.125154</text:p>
          </table:table-cell>
          <table:table-cell office:value-type="float" office:value="0.00288371" calcext:value-type="float">
            <text:p>0.00288371</text:p>
          </table:table-cell>
          <table:table-cell office:value-type="float" office:value="0.0102811" calcext:value-type="float">
            <text:p>0.0102811</text:p>
          </table:table-cell>
          <table:table-cell office:value-type="float" office:value="0.00674208" calcext:value-type="float">
            <text:p>0.00674208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124072" calcext:value-type="float">
            <text:p>0.124072</text:p>
          </table:table-cell>
          <table:table-cell office:value-type="float" office:value="0.00285489" calcext:value-type="float">
            <text:p>0.00285489</text:p>
          </table:table-cell>
          <table:table-cell office:value-type="float" office:value="0.00982672" calcext:value-type="float">
            <text:p>0.00982672</text:p>
          </table:table-cell>
          <table:table-cell office:value-type="float" office:value="0.00680287" calcext:value-type="float">
            <text:p>0.00680287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124269" calcext:value-type="float">
            <text:p>0.124269</text:p>
          </table:table-cell>
          <table:table-cell office:value-type="float" office:value="0.00287779" calcext:value-type="float">
            <text:p>0.00287779</text:p>
          </table:table-cell>
          <table:table-cell office:value-type="float" office:value="0.0112601" calcext:value-type="float">
            <text:p>0.0112601</text:p>
          </table:table-cell>
          <table:table-cell office:value-type="float" office:value="0.00541608" calcext:value-type="float">
            <text:p>0.00541608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124448" calcext:value-type="float">
            <text:p>0.124448</text:p>
          </table:table-cell>
          <table:table-cell office:value-type="float" office:value="0.00284739" calcext:value-type="float">
            <text:p>0.00284739</text:p>
          </table:table-cell>
          <table:table-cell office:value-type="float" office:value="0.0101512" calcext:value-type="float">
            <text:p>0.0101512</text:p>
          </table:table-cell>
          <table:table-cell office:value-type="float" office:value="0.00576426" calcext:value-type="float">
            <text:p>0.00576426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123347" calcext:value-type="float">
            <text:p>0.123347</text:p>
          </table:table-cell>
          <table:table-cell office:value-type="float" office:value="0.0028241" calcext:value-type="float">
            <text:p>0.0028241</text:p>
          </table:table-cell>
          <table:table-cell office:value-type="float" office:value="0.00996607" calcext:value-type="float">
            <text:p>0.00996607</text:p>
          </table:table-cell>
          <table:table-cell office:value-type="float" office:value="0.00642903" calcext:value-type="float">
            <text:p>0.00642903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123525" calcext:value-type="float">
            <text:p>0.123525</text:p>
          </table:table-cell>
          <table:table-cell office:value-type="float" office:value="0.00281028" calcext:value-type="float">
            <text:p>0.00281028</text:p>
          </table:table-cell>
          <table:table-cell office:value-type="float" office:value="0.0105653" calcext:value-type="float">
            <text:p>0.0105653</text:p>
          </table:table-cell>
          <table:table-cell office:value-type="float" office:value="0.00530121" calcext:value-type="float">
            <text:p>0.0053012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121976" calcext:value-type="float">
            <text:p>0.121976</text:p>
          </table:table-cell>
          <table:table-cell office:value-type="float" office:value="0.00285213" calcext:value-type="float">
            <text:p>0.00285213</text:p>
          </table:table-cell>
          <table:table-cell office:value-type="float" office:value="0.0096921" calcext:value-type="float">
            <text:p>0.0096921</text:p>
          </table:table-cell>
          <table:table-cell office:value-type="float" office:value="0.00529173" calcext:value-type="float">
            <text:p>0.00529173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122492" calcext:value-type="float">
            <text:p>0.122492</text:p>
          </table:table-cell>
          <table:table-cell office:value-type="float" office:value="0.0028087" calcext:value-type="float">
            <text:p>0.0028087</text:p>
          </table:table-cell>
          <table:table-cell office:value-type="float" office:value="0.00960565" calcext:value-type="float">
            <text:p>0.00960565</text:p>
          </table:table-cell>
          <table:table-cell office:value-type="float" office:value="0.00523963" calcext:value-type="float">
            <text:p>0.00523963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12181" calcext:value-type="float">
            <text:p>0.12181</text:p>
          </table:table-cell>
          <table:table-cell office:value-type="float" office:value="0.00280989" calcext:value-type="float">
            <text:p>0.00280989</text:p>
          </table:table-cell>
          <table:table-cell office:value-type="float" office:value="0.00955236" calcext:value-type="float">
            <text:p>0.00955236</text:p>
          </table:table-cell>
          <table:table-cell office:value-type="float" office:value="0.00523884" calcext:value-type="float">
            <text:p>0.00523884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121788" calcext:value-type="float">
            <text:p>0.121788</text:p>
          </table:table-cell>
          <table:table-cell office:value-type="float" office:value="0.00280318" calcext:value-type="float">
            <text:p>0.00280318</text:p>
          </table:table-cell>
          <table:table-cell office:value-type="float" office:value="0.00958157" calcext:value-type="float">
            <text:p>0.00958157</text:p>
          </table:table-cell>
          <table:table-cell office:value-type="float" office:value="0.00523213" calcext:value-type="float">
            <text:p>0.00523213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122237" calcext:value-type="float">
            <text:p>0.122237</text:p>
          </table:table-cell>
          <table:table-cell office:value-type="float" office:value="0.00280357" calcext:value-type="float">
            <text:p>0.00280357</text:p>
          </table:table-cell>
          <table:table-cell office:value-type="float" office:value="0.00956933" calcext:value-type="float">
            <text:p>0.00956933</text:p>
          </table:table-cell>
          <table:table-cell office:value-type="float" office:value="0.00522265" calcext:value-type="float">
            <text:p>0.00522265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120751" calcext:value-type="float">
            <text:p>0.120751</text:p>
          </table:table-cell>
          <table:table-cell office:value-type="float" office:value="0.00277989" calcext:value-type="float">
            <text:p>0.00277989</text:p>
          </table:table-cell>
          <table:table-cell office:value-type="float" office:value="0.00948051" calcext:value-type="float">
            <text:p>0.00948051</text:p>
          </table:table-cell>
          <table:table-cell office:value-type="float" office:value="0.00517528" calcext:value-type="float">
            <text:p>0.00517528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122822" calcext:value-type="float">
            <text:p>0.122822</text:p>
          </table:table-cell>
          <table:table-cell office:value-type="float" office:value="0.00279015" calcext:value-type="float">
            <text:p>0.00279015</text:p>
          </table:table-cell>
          <table:table-cell office:value-type="float" office:value="0.00948328" calcext:value-type="float">
            <text:p>0.00948328</text:p>
          </table:table-cell>
          <table:table-cell office:value-type="float" office:value="0.00521555" calcext:value-type="float">
            <text:p>0.00521555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121053" calcext:value-type="float">
            <text:p>0.121053</text:p>
          </table:table-cell>
          <table:table-cell office:value-type="float" office:value="0.00279923" calcext:value-type="float">
            <text:p>0.00279923</text:p>
          </table:table-cell>
          <table:table-cell office:value-type="float" office:value="0.00958355" calcext:value-type="float">
            <text:p>0.00958355</text:p>
          </table:table-cell>
          <table:table-cell office:value-type="float" office:value="0.00516541" calcext:value-type="float">
            <text:p>0.00516541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121036" calcext:value-type="float">
            <text:p>0.121036</text:p>
          </table:table-cell>
          <table:table-cell office:value-type="float" office:value="0.00276962" calcext:value-type="float">
            <text:p>0.00276962</text:p>
          </table:table-cell>
          <table:table-cell office:value-type="float" office:value="0.0102653" calcext:value-type="float">
            <text:p>0.0102653</text:p>
          </table:table-cell>
          <table:table-cell office:value-type="float" office:value="0.00511646" calcext:value-type="float">
            <text:p>0.00511646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121031" calcext:value-type="float">
            <text:p>0.121031</text:p>
          </table:table-cell>
          <table:table-cell office:value-type="float" office:value="0.00276568" calcext:value-type="float">
            <text:p>0.00276568</text:p>
          </table:table-cell>
          <table:table-cell office:value-type="float" office:value="0.0103462" calcext:value-type="float">
            <text:p>0.0103462</text:p>
          </table:table-cell>
          <table:table-cell office:value-type="float" office:value="0.00508528" calcext:value-type="float">
            <text:p>0.0050852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121509" calcext:value-type="float">
            <text:p>0.121509</text:p>
          </table:table-cell>
          <table:table-cell office:value-type="float" office:value="0.00276647" calcext:value-type="float">
            <text:p>0.00276647</text:p>
          </table:table-cell>
          <table:table-cell office:value-type="float" office:value="0.00949433" calcext:value-type="float">
            <text:p>0.00949433</text:p>
          </table:table-cell>
          <table:table-cell office:value-type="float" office:value="0.00518554" calcext:value-type="float">
            <text:p>0.00518554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1215" calcext:value-type="float">
            <text:p>0.1215</text:p>
          </table:table-cell>
          <table:table-cell office:value-type="float" office:value="0.0027641" calcext:value-type="float">
            <text:p>0.0027641</text:p>
          </table:table-cell>
          <table:table-cell office:value-type="float" office:value="0.00965658" calcext:value-type="float">
            <text:p>0.00965658</text:p>
          </table:table-cell>
          <table:table-cell office:value-type="float" office:value="0.00571965" calcext:value-type="float">
            <text:p>0.00571965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119851" calcext:value-type="float">
            <text:p>0.119851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114523" calcext:value-type="float">
            <text:p>0.0114523</text:p>
          </table:table-cell>
          <table:table-cell office:value-type="float" office:value="0.00593164" calcext:value-type="float">
            <text:p>0.00593164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118863" calcext:value-type="float">
            <text:p>0.118863</text:p>
          </table:table-cell>
          <table:table-cell office:value-type="float" office:value="0.00301793" calcext:value-type="float">
            <text:p>0.00301793</text:p>
          </table:table-cell>
          <table:table-cell office:value-type="float" office:value="0.0110363" calcext:value-type="float">
            <text:p>0.0110363</text:p>
          </table:table-cell>
          <table:table-cell office:value-type="float" office:value="0.00508764" calcext:value-type="float">
            <text:p>0.00508764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119987" calcext:value-type="float">
            <text:p>0.119987</text:p>
          </table:table-cell>
          <table:table-cell office:value-type="float" office:value="0.00307556" calcext:value-type="float">
            <text:p>0.00307556</text:p>
          </table:table-cell>
          <table:table-cell office:value-type="float" office:value="0.00979277" calcext:value-type="float">
            <text:p>0.00979277</text:p>
          </table:table-cell>
          <table:table-cell office:value-type="float" office:value="0.00511962" calcext:value-type="float">
            <text:p>0.00511962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121035" calcext:value-type="float">
            <text:p>0.121035</text:p>
          </table:table-cell>
          <table:table-cell office:value-type="float" office:value="0.00343874" calcext:value-type="float">
            <text:p>0.00343874</text:p>
          </table:table-cell>
          <table:table-cell office:value-type="float" office:value="0.0100387" calcext:value-type="float">
            <text:p>0.0100387</text:p>
          </table:table-cell>
          <table:table-cell office:value-type="float" office:value="0.00506909" calcext:value-type="float">
            <text:p>0.00506909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119327" calcext:value-type="float">
            <text:p>0.119327</text:p>
          </table:table-cell>
          <table:table-cell office:value-type="float" office:value="0.00321373" calcext:value-type="float">
            <text:p>0.00321373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0.00507462" calcext:value-type="float">
            <text:p>0.00507462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118759" calcext:value-type="float">
            <text:p>0.118759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111567" calcext:value-type="float">
            <text:p>0.0111567</text:p>
          </table:table-cell>
          <table:table-cell office:value-type="float" office:value="0.00508725" calcext:value-type="float">
            <text:p>0.00508725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11883" calcext:value-type="float">
            <text:p>0.11883</text:p>
          </table:table-cell>
          <table:table-cell office:value-type="float" office:value="0.00323583" calcext:value-type="float">
            <text:p>0.00323583</text:p>
          </table:table-cell>
          <table:table-cell office:value-type="float" office:value="0.00954328" calcext:value-type="float">
            <text:p>0.00954328</text:p>
          </table:table-cell>
          <table:table-cell office:value-type="float" office:value="0.0050379" calcext:value-type="float">
            <text:p>0.0050379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117994" calcext:value-type="float">
            <text:p>0.117994</text:p>
          </table:table-cell>
          <table:table-cell office:value-type="float" office:value="0.00293621" calcext:value-type="float">
            <text:p>0.00293621</text:p>
          </table:table-cell>
          <table:table-cell office:value-type="float" office:value="0.00932419" calcext:value-type="float">
            <text:p>0.00932419</text:p>
          </table:table-cell>
          <table:table-cell office:value-type="float" office:value="0.00502961" calcext:value-type="float">
            <text:p>0.0050296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118223" calcext:value-type="float">
            <text:p>0.118223</text:p>
          </table:table-cell>
          <table:table-cell office:value-type="float" office:value="0.0028995" calcext:value-type="float">
            <text:p>0.0028995</text:p>
          </table:table-cell>
          <table:table-cell office:value-type="float" office:value="0.00942051" calcext:value-type="float">
            <text:p>0.00942051</text:p>
          </table:table-cell>
          <table:table-cell office:value-type="float" office:value="0.00503554" calcext:value-type="float">
            <text:p>0.00503554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117465" calcext:value-type="float">
            <text:p>0.117465</text:p>
          </table:table-cell>
          <table:table-cell office:value-type="float" office:value="0.00290187" calcext:value-type="float">
            <text:p>0.00290187</text:p>
          </table:table-cell>
          <table:table-cell office:value-type="float" office:value="0.0094363" calcext:value-type="float">
            <text:p>0.0094363</text:p>
          </table:table-cell>
          <table:table-cell office:value-type="float" office:value="0.00510028" calcext:value-type="float">
            <text:p>0.00510028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117861" calcext:value-type="float">
            <text:p>0.117861</text:p>
          </table:table-cell>
          <table:table-cell office:value-type="float" office:value="0.00288766" calcext:value-type="float">
            <text:p>0.00288766</text:p>
          </table:table-cell>
          <table:table-cell office:value-type="float" office:value="0.00937827" calcext:value-type="float">
            <text:p>0.00937827</text:p>
          </table:table-cell>
          <table:table-cell office:value-type="float" office:value="0.00508685" calcext:value-type="float">
            <text:p>0.00508685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117036" calcext:value-type="float">
            <text:p>0.117036</text:p>
          </table:table-cell>
          <table:table-cell office:value-type="float" office:value="0.00287345" calcext:value-type="float">
            <text:p>0.00287345</text:p>
          </table:table-cell>
          <table:table-cell office:value-type="float" office:value="0.0093313" calcext:value-type="float">
            <text:p>0.0093313</text:p>
          </table:table-cell>
          <table:table-cell office:value-type="float" office:value="0.00500514" calcext:value-type="float">
            <text:p>0.00500514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119109" calcext:value-type="float">
            <text:p>0.119109</text:p>
          </table:table-cell>
          <table:table-cell office:value-type="float" office:value="0.00285765" calcext:value-type="float">
            <text:p>0.00285765</text:p>
          </table:table-cell>
          <table:table-cell office:value-type="float" office:value="0.00935024" calcext:value-type="float">
            <text:p>0.00935024</text:p>
          </table:table-cell>
          <table:table-cell office:value-type="float" office:value="0.00506277" calcext:value-type="float">
            <text:p>0.00506277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118264" calcext:value-type="float">
            <text:p>0.118264</text:p>
          </table:table-cell>
          <table:table-cell office:value-type="float" office:value="0.00282726" calcext:value-type="float">
            <text:p>0.00282726</text:p>
          </table:table-cell>
          <table:table-cell office:value-type="float" office:value="0.00923971" calcext:value-type="float">
            <text:p>0.00923971</text:p>
          </table:table-cell>
          <table:table-cell office:value-type="float" office:value="0.00500198" calcext:value-type="float">
            <text:p>0.00500198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117705" calcext:value-type="float">
            <text:p>0.117705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0.00922274" calcext:value-type="float">
            <text:p>0.00922274</text:p>
          </table:table-cell>
          <table:table-cell office:value-type="float" office:value="0.00499646" calcext:value-type="float">
            <text:p>0.00499646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117036" calcext:value-type="float">
            <text:p>0.117036</text:p>
          </table:table-cell>
          <table:table-cell office:value-type="float" office:value="0.00282647" calcext:value-type="float">
            <text:p>0.00282647</text:p>
          </table:table-cell>
          <table:table-cell office:value-type="float" office:value="0.00934235" calcext:value-type="float">
            <text:p>0.00934235</text:p>
          </table:table-cell>
          <table:table-cell office:value-type="float" office:value="0.00497237" calcext:value-type="float">
            <text:p>0.00497237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117073" calcext:value-type="float">
            <text:p>0.117073</text:p>
          </table:table-cell>
          <table:table-cell office:value-type="float" office:value="0.00279607" calcext:value-type="float">
            <text:p>0.00279607</text:p>
          </table:table-cell>
          <table:table-cell office:value-type="float" office:value="0.00926537" calcext:value-type="float">
            <text:p>0.00926537</text:p>
          </table:table-cell>
          <table:table-cell office:value-type="float" office:value="0.00498027" calcext:value-type="float">
            <text:p>0.00498027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117306" calcext:value-type="float">
            <text:p>0.117306</text:p>
          </table:table-cell>
          <table:table-cell office:value-type="float" office:value="0.00279055" calcext:value-type="float">
            <text:p>0.00279055</text:p>
          </table:table-cell>
          <table:table-cell office:value-type="float" office:value="0.00919313" calcext:value-type="float">
            <text:p>0.00919313</text:p>
          </table:table-cell>
          <table:table-cell office:value-type="float" office:value="0.00512041" calcext:value-type="float">
            <text:p>0.0051204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116637" calcext:value-type="float">
            <text:p>0.116637</text:p>
          </table:table-cell>
          <table:table-cell office:value-type="float" office:value="0.00278186" calcext:value-type="float">
            <text:p>0.00278186</text:p>
          </table:table-cell>
          <table:table-cell office:value-type="float" office:value="0.00917023" calcext:value-type="float">
            <text:p>0.00917023</text:p>
          </table:table-cell>
          <table:table-cell office:value-type="float" office:value="0.00508922" calcext:value-type="float">
            <text:p>0.00508922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117237" calcext:value-type="float">
            <text:p>0.117237</text:p>
          </table:table-cell>
          <table:table-cell office:value-type="float" office:value="0.00276686" calcext:value-type="float">
            <text:p>0.00276686</text:p>
          </table:table-cell>
          <table:table-cell office:value-type="float" office:value="0.0092101" calcext:value-type="float">
            <text:p>0.0092101</text:p>
          </table:table-cell>
          <table:table-cell office:value-type="float" office:value="0.00494435" calcext:value-type="float">
            <text:p>0.00494435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116417" calcext:value-type="float">
            <text:p>0.116417</text:p>
          </table:table-cell>
          <table:table-cell office:value-type="float" office:value="0.00276607" calcext:value-type="float">
            <text:p>0.00276607</text:p>
          </table:table-cell>
          <table:table-cell office:value-type="float" office:value="0.00923379" calcext:value-type="float">
            <text:p>0.00923379</text:p>
          </table:table-cell>
          <table:table-cell office:value-type="float" office:value="0.00531739" calcext:value-type="float">
            <text:p>0.00531739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116471" calcext:value-type="float">
            <text:p>0.116471</text:p>
          </table:table-cell>
          <table:table-cell office:value-type="float" office:value="0.00277673" calcext:value-type="float">
            <text:p>0.00277673</text:p>
          </table:table-cell>
          <table:table-cell office:value-type="float" office:value="0.0112617" calcext:value-type="float">
            <text:p>0.0112617</text:p>
          </table:table-cell>
          <table:table-cell office:value-type="float" office:value="0.00680168" calcext:value-type="float">
            <text:p>0.00680168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115811" calcext:value-type="float">
            <text:p>0.115811</text:p>
          </table:table-cell>
          <table:table-cell office:value-type="float" office:value="0.00279726" calcext:value-type="float">
            <text:p>0.00279726</text:p>
          </table:table-cell>
          <table:table-cell office:value-type="float" office:value="0.0109466" calcext:value-type="float">
            <text:p>0.0109466</text:p>
          </table:table-cell>
          <table:table-cell office:value-type="float" office:value="0.00548793" calcext:value-type="float">
            <text:p>0.00548793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114253" calcext:value-type="float">
            <text:p>0.114253</text:p>
          </table:table-cell>
          <table:table-cell office:value-type="float" office:value="0.00311504" calcext:value-type="float">
            <text:p>0.00311504</text:p>
          </table:table-cell>
          <table:table-cell office:value-type="float" office:value="0.0103592" calcext:value-type="float">
            <text:p>0.0103592</text:p>
          </table:table-cell>
          <table:table-cell office:value-type="float" office:value="0.00537937" calcext:value-type="float">
            <text:p>0.00537937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115582" calcext:value-type="float">
            <text:p>0.115582</text:p>
          </table:table-cell>
          <table:table-cell office:value-type="float" office:value="0.00298398" calcext:value-type="float">
            <text:p>0.00298398</text:p>
          </table:table-cell>
          <table:table-cell office:value-type="float" office:value="0.00983382" calcext:value-type="float">
            <text:p>0.00983382</text:p>
          </table:table-cell>
          <table:table-cell office:value-type="float" office:value="0.00673379" calcext:value-type="float">
            <text:p>0.00673379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115144" calcext:value-type="float">
            <text:p>0.115144</text:p>
          </table:table-cell>
          <table:table-cell office:value-type="float" office:value="0.00290503" calcext:value-type="float">
            <text:p>0.00290503</text:p>
          </table:table-cell>
          <table:table-cell office:value-type="float" office:value="0.00980106" calcext:value-type="float">
            <text:p>0.00980106</text:p>
          </table:table-cell>
          <table:table-cell office:value-type="float" office:value="0.00574176" calcext:value-type="float">
            <text:p>0.00574176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114356" calcext:value-type="float">
            <text:p>0.114356</text:p>
          </table:table-cell>
          <table:table-cell office:value-type="float" office:value="0.00289555" calcext:value-type="float">
            <text:p>0.00289555</text:p>
          </table:table-cell>
          <table:table-cell office:value-type="float" office:value="0.00951841" calcext:value-type="float">
            <text:p>0.00951841</text:p>
          </table:table-cell>
          <table:table-cell office:value-type="float" office:value="0.00501619" calcext:value-type="float">
            <text:p>0.00501619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114368" calcext:value-type="float">
            <text:p>0.114368</text:p>
          </table:table-cell>
          <table:table-cell office:value-type="float" office:value="0.00284423" calcext:value-type="float">
            <text:p>0.00284423</text:p>
          </table:table-cell>
          <table:table-cell office:value-type="float" office:value="0.0102969" calcext:value-type="float">
            <text:p>0.0102969</text:p>
          </table:table-cell>
          <table:table-cell office:value-type="float" office:value="0.00501382" calcext:value-type="float">
            <text:p>0.00501382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113855" calcext:value-type="float">
            <text:p>0.113855</text:p>
          </table:table-cell>
          <table:table-cell office:value-type="float" office:value="0.00283515" calcext:value-type="float">
            <text:p>0.00283515</text:p>
          </table:table-cell>
          <table:table-cell office:value-type="float" office:value="0.00936485" calcext:value-type="float">
            <text:p>0.00936485</text:p>
          </table:table-cell>
          <table:table-cell office:value-type="float" office:value="0.00495895" calcext:value-type="float">
            <text:p>0.00495895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113315" calcext:value-type="float">
            <text:p>0.113315</text:p>
          </table:table-cell>
          <table:table-cell office:value-type="float" office:value="0.0028091" calcext:value-type="float">
            <text:p>0.0028091</text:p>
          </table:table-cell>
          <table:table-cell office:value-type="float" office:value="0.00908852" calcext:value-type="float">
            <text:p>0.00908852</text:p>
          </table:table-cell>
          <table:table-cell office:value-type="float" office:value="0.00501738" calcext:value-type="float">
            <text:p>0.00501738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113853" calcext:value-type="float">
            <text:p>0.113853</text:p>
          </table:table-cell>
          <table:table-cell office:value-type="float" office:value="0.00278739" calcext:value-type="float">
            <text:p>0.00278739</text:p>
          </table:table-cell>
          <table:table-cell office:value-type="float" office:value="0.00909918" calcext:value-type="float">
            <text:p>0.00909918</text:p>
          </table:table-cell>
          <table:table-cell office:value-type="float" office:value="0.00500001" calcext:value-type="float">
            <text:p>0.00500001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112857" calcext:value-type="float">
            <text:p>0.112857</text:p>
          </table:table-cell>
          <table:table-cell office:value-type="float" office:value="0.00278265" calcext:value-type="float">
            <text:p>0.00278265</text:p>
          </table:table-cell>
          <table:table-cell office:value-type="float" office:value="0.00904273" calcext:value-type="float">
            <text:p>0.00904273</text:p>
          </table:table-cell>
          <table:table-cell office:value-type="float" office:value="0.00492185" calcext:value-type="float">
            <text:p>0.00492185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114313" calcext:value-type="float">
            <text:p>0.114313</text:p>
          </table:table-cell>
          <table:table-cell office:value-type="float" office:value="0.0027712" calcext:value-type="float">
            <text:p>0.0027712</text:p>
          </table:table-cell>
          <table:table-cell office:value-type="float" office:value="0.00902654" calcext:value-type="float">
            <text:p>0.00902654</text:p>
          </table:table-cell>
          <table:table-cell office:value-type="float" office:value="0.00587242" calcext:value-type="float">
            <text:p>0.00587242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112533" calcext:value-type="float">
            <text:p>0.112533</text:p>
          </table:table-cell>
          <table:table-cell office:value-type="float" office:value="0.00276133" calcext:value-type="float">
            <text:p>0.00276133</text:p>
          </table:table-cell>
          <table:table-cell office:value-type="float" office:value="0.00908141" calcext:value-type="float">
            <text:p>0.00908141</text:p>
          </table:table-cell>
          <table:table-cell office:value-type="float" office:value="0.00541766" calcext:value-type="float">
            <text:p>0.00541766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112832" calcext:value-type="float">
            <text:p>0.112832</text:p>
          </table:table-cell>
          <table:table-cell office:value-type="float" office:value="0.00276647" calcext:value-type="float">
            <text:p>0.00276647</text:p>
          </table:table-cell>
          <table:table-cell office:value-type="float" office:value="0.00902891" calcext:value-type="float">
            <text:p>0.00902891</text:p>
          </table:table-cell>
          <table:table-cell office:value-type="float" office:value="0.00484645" calcext:value-type="float">
            <text:p>0.00484645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11211" calcext:value-type="float">
            <text:p>0.11211</text:p>
          </table:table-cell>
          <table:table-cell office:value-type="float" office:value="0.00276331" calcext:value-type="float">
            <text:p>0.00276331</text:p>
          </table:table-cell>
          <table:table-cell office:value-type="float" office:value="0.00906839" calcext:value-type="float">
            <text:p>0.00906839</text:p>
          </table:table-cell>
          <table:table-cell office:value-type="float" office:value="0.00484132" calcext:value-type="float">
            <text:p>0.00484132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113097" calcext:value-type="float">
            <text:p>0.113097</text:p>
          </table:table-cell>
          <table:table-cell office:value-type="float" office:value="0.00276607" calcext:value-type="float">
            <text:p>0.00276607</text:p>
          </table:table-cell>
          <table:table-cell office:value-type="float" office:value="0.00909365" calcext:value-type="float">
            <text:p>0.00909365</text:p>
          </table:table-cell>
          <table:table-cell office:value-type="float" office:value="0.00485039" calcext:value-type="float">
            <text:p>0.00485039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111924" calcext:value-type="float">
            <text:p>0.111924</text:p>
          </table:table-cell>
          <table:table-cell office:value-type="float" office:value="0.00274081" calcext:value-type="float">
            <text:p>0.00274081</text:p>
          </table:table-cell>
          <table:table-cell office:value-type="float" office:value="0.00918168" calcext:value-type="float">
            <text:p>0.00918168</text:p>
          </table:table-cell>
          <table:table-cell office:value-type="float" office:value="0.00486579" calcext:value-type="float">
            <text:p>0.004865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112346" calcext:value-type="float">
            <text:p>0.112346</text:p>
          </table:table-cell>
          <table:table-cell office:value-type="float" office:value="0.00273765" calcext:value-type="float">
            <text:p>0.00273765</text:p>
          </table:table-cell>
          <table:table-cell office:value-type="float" office:value="0.00902457" calcext:value-type="float">
            <text:p>0.00902457</text:p>
          </table:table-cell>
          <table:table-cell office:value-type="float" office:value="0.00486421" calcext:value-type="float">
            <text:p>0.00486421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111697" calcext:value-type="float">
            <text:p>0.111697</text:p>
          </table:table-cell>
          <table:table-cell office:value-type="float" office:value="0.00274752" calcext:value-type="float">
            <text:p>0.00274752</text:p>
          </table:table-cell>
          <table:table-cell office:value-type="float" office:value="0.00895509" calcext:value-type="float">
            <text:p>0.00895509</text:p>
          </table:table-cell>
          <table:table-cell office:value-type="float" office:value="0.00483776" calcext:value-type="float">
            <text:p>0.00483776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112919" calcext:value-type="float">
            <text:p>0.112919</text:p>
          </table:table-cell>
          <table:table-cell office:value-type="float" office:value="0.00275068" calcext:value-type="float">
            <text:p>0.00275068</text:p>
          </table:table-cell>
          <table:table-cell office:value-type="float" office:value="0.0089693" calcext:value-type="float">
            <text:p>0.0089693</text:p>
          </table:table-cell>
          <table:table-cell office:value-type="float" office:value="0.00482592" calcext:value-type="float">
            <text:p>0.00482592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112754" calcext:value-type="float">
            <text:p>0.112754</text:p>
          </table:table-cell>
          <table:table-cell office:value-type="float" office:value="0.00274318" calcext:value-type="float">
            <text:p>0.00274318</text:p>
          </table:table-cell>
          <table:table-cell office:value-type="float" office:value="0.00895588" calcext:value-type="float">
            <text:p>0.00895588</text:p>
          </table:table-cell>
          <table:table-cell office:value-type="float" office:value="0.00483184" calcext:value-type="float">
            <text:p>0.00483184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111844" calcext:value-type="float">
            <text:p>0.111844</text:p>
          </table:table-cell>
          <table:table-cell office:value-type="float" office:value="0.00274081" calcext:value-type="float">
            <text:p>0.00274081</text:p>
          </table:table-cell>
          <table:table-cell office:value-type="float" office:value="0.00897364" calcext:value-type="float">
            <text:p>0.00897364</text:p>
          </table:table-cell>
          <table:table-cell office:value-type="float" office:value="0.00482868" calcext:value-type="float">
            <text:p>0.00482868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11091" calcext:value-type="float">
            <text:p>0.11091</text:p>
          </table:table-cell>
          <table:table-cell office:value-type="float" office:value="0.00273567" calcext:value-type="float">
            <text:p>0.00273567</text:p>
          </table:table-cell>
          <table:table-cell office:value-type="float" office:value="0.00960999" calcext:value-type="float">
            <text:p>0.00960999</text:p>
          </table:table-cell>
          <table:table-cell office:value-type="float" office:value="0.00477894" calcext:value-type="float">
            <text:p>0.00477894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110196" calcext:value-type="float">
            <text:p>0.110196</text:p>
          </table:table-cell>
          <table:table-cell office:value-type="float" office:value="0.00318175" calcext:value-type="float">
            <text:p>0.00318175</text:p>
          </table:table-cell>
          <table:table-cell office:value-type="float" office:value="0.0101003" calcext:value-type="float">
            <text:p>0.0101003</text:p>
          </table:table-cell>
          <table:table-cell office:value-type="float" office:value="0.00481329" calcext:value-type="float">
            <text:p>0.00481329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111233" calcext:value-type="float">
            <text:p>0.111233</text:p>
          </table:table-cell>
          <table:table-cell office:value-type="float" office:value="0.00320188" calcext:value-type="float">
            <text:p>0.00320188</text:p>
          </table:table-cell>
          <table:table-cell office:value-type="float" office:value="0.0103474" calcext:value-type="float">
            <text:p>0.0103474</text:p>
          </table:table-cell>
          <table:table-cell office:value-type="float" office:value="0.0048875" calcext:value-type="float">
            <text:p>0.0048875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110625" calcext:value-type="float">
            <text:p>0.110625</text:p>
          </table:table-cell>
          <table:table-cell office:value-type="float" office:value="0.00340992" calcext:value-type="float">
            <text:p>0.00340992</text:p>
          </table:table-cell>
          <table:table-cell office:value-type="float" office:value="0.00977303" calcext:value-type="float">
            <text:p>0.00977303</text:p>
          </table:table-cell>
          <table:table-cell office:value-type="float" office:value="0.00487961" calcext:value-type="float">
            <text:p>0.00487961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110843" calcext:value-type="float">
            <text:p>0.110843</text:p>
          </table:table-cell>
          <table:table-cell office:value-type="float" office:value="0.00321649" calcext:value-type="float">
            <text:p>0.00321649</text:p>
          </table:table-cell>
          <table:table-cell office:value-type="float" office:value="0.00898114" calcext:value-type="float">
            <text:p>0.00898114</text:p>
          </table:table-cell>
          <table:table-cell office:value-type="float" office:value="0.00475368" calcext:value-type="float">
            <text:p>0.0047536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109457" calcext:value-type="float">
            <text:p>0.109457</text:p>
          </table:table-cell>
          <table:table-cell office:value-type="float" office:value="0.00301003" calcext:value-type="float">
            <text:p>0.00301003</text:p>
          </table:table-cell>
          <table:table-cell office:value-type="float" office:value="0.00895667" calcext:value-type="float">
            <text:p>0.00895667</text:p>
          </table:table-cell>
          <table:table-cell office:value-type="float" office:value="0.00476868" calcext:value-type="float">
            <text:p>0.00476868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110006" calcext:value-type="float">
            <text:p>0.110006</text:p>
          </table:table-cell>
          <table:table-cell office:value-type="float" office:value="0.0034415" calcext:value-type="float">
            <text:p>0.0034415</text:p>
          </table:table-cell>
          <table:table-cell office:value-type="float" office:value="0.00881416" calcext:value-type="float">
            <text:p>0.00881416</text:p>
          </table:table-cell>
          <table:table-cell office:value-type="float" office:value="0.00476513" calcext:value-type="float">
            <text:p>0.00476513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10968" calcext:value-type="float">
            <text:p>0.10968</text:p>
          </table:table-cell>
          <table:table-cell office:value-type="float" office:value="0.00358006" calcext:value-type="float">
            <text:p>0.00358006</text:p>
          </table:table-cell>
          <table:table-cell office:value-type="float" office:value="0.0088793" calcext:value-type="float">
            <text:p>0.0088793</text:p>
          </table:table-cell>
          <table:table-cell office:value-type="float" office:value="0.00478802" calcext:value-type="float">
            <text:p>0.00478802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111541" calcext:value-type="float">
            <text:p>0.111541</text:p>
          </table:table-cell>
          <table:table-cell office:value-type="float" office:value="0.00316793" calcext:value-type="float">
            <text:p>0.00316793</text:p>
          </table:table-cell>
          <table:table-cell office:value-type="float" office:value="0.00880824" calcext:value-type="float">
            <text:p>0.00880824</text:p>
          </table:table-cell>
          <table:table-cell office:value-type="float" office:value="0.00474105" calcext:value-type="float">
            <text:p>0.00474105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109383" calcext:value-type="float">
            <text:p>0.109383</text:p>
          </table:table-cell>
          <table:table-cell office:value-type="float" office:value="0.00297016" calcext:value-type="float">
            <text:p>0.00297016</text:p>
          </table:table-cell>
          <table:table-cell office:value-type="float" office:value="0.00885916" calcext:value-type="float">
            <text:p>0.00885916</text:p>
          </table:table-cell>
          <table:table-cell office:value-type="float" office:value="0.00472684" calcext:value-type="float">
            <text:p>0.00472684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109714" calcext:value-type="float">
            <text:p>0.109714</text:p>
          </table:table-cell>
          <table:table-cell office:value-type="float" office:value="0.00293424" calcext:value-type="float">
            <text:p>0.00293424</text:p>
          </table:table-cell>
          <table:table-cell office:value-type="float" office:value="0.00883587" calcext:value-type="float">
            <text:p>0.00883587</text:p>
          </table:table-cell>
          <table:table-cell office:value-type="float" office:value="0.00471144" calcext:value-type="float">
            <text:p>0.00471144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109035" calcext:value-type="float">
            <text:p>0.109035</text:p>
          </table:table-cell>
          <table:table-cell office:value-type="float" office:value="0.00288331" calcext:value-type="float">
            <text:p>0.00288331</text:p>
          </table:table-cell>
          <table:table-cell office:value-type="float" office:value="0.00936722" calcext:value-type="float">
            <text:p>0.00936722</text:p>
          </table:table-cell>
          <table:table-cell office:value-type="float" office:value="0.00471736" calcext:value-type="float">
            <text:p>0.00471736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109346" calcext:value-type="float">
            <text:p>0.109346</text:p>
          </table:table-cell>
          <table:table-cell office:value-type="float" office:value="0.00286239" calcext:value-type="float">
            <text:p>0.00286239</text:p>
          </table:table-cell>
          <table:table-cell office:value-type="float" office:value="0.00883153" calcext:value-type="float">
            <text:p>0.00883153</text:p>
          </table:table-cell>
          <table:table-cell office:value-type="float" office:value="0.00471815" calcext:value-type="float">
            <text:p>0.00471815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108809" calcext:value-type="float">
            <text:p>0.108809</text:p>
          </table:table-cell>
          <table:table-cell office:value-type="float" office:value="0.00284265" calcext:value-type="float">
            <text:p>0.00284265</text:p>
          </table:table-cell>
          <table:table-cell office:value-type="float" office:value="0.00872889" calcext:value-type="float">
            <text:p>0.00872889</text:p>
          </table:table-cell>
          <table:table-cell office:value-type="float" office:value="0.00468775" calcext:value-type="float">
            <text:p>0.00468775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108969" calcext:value-type="float">
            <text:p>0.108969</text:p>
          </table:table-cell>
          <table:table-cell office:value-type="float" office:value="0.00282134" calcext:value-type="float">
            <text:p>0.00282134</text:p>
          </table:table-cell>
          <table:table-cell office:value-type="float" office:value="0.00874784" calcext:value-type="float">
            <text:p>0.00874784</text:p>
          </table:table-cell>
          <table:table-cell office:value-type="float" office:value="0.00469565" calcext:value-type="float">
            <text:p>0.00469565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108187" calcext:value-type="float">
            <text:p>0.108187</text:p>
          </table:table-cell>
          <table:table-cell office:value-type="float" office:value="0.00280752" calcext:value-type="float">
            <text:p>0.00280752</text:p>
          </table:table-cell>
          <table:table-cell office:value-type="float" office:value="0.00882127" calcext:value-type="float">
            <text:p>0.00882127</text:p>
          </table:table-cell>
          <table:table-cell office:value-type="float" office:value="0.00468499" calcext:value-type="float">
            <text:p>0.00468499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107822" calcext:value-type="float">
            <text:p>0.107822</text:p>
          </table:table-cell>
          <table:table-cell office:value-type="float" office:value="0.00278818" calcext:value-type="float">
            <text:p>0.00278818</text:p>
          </table:table-cell>
          <table:table-cell office:value-type="float" office:value="0.00882285" calcext:value-type="float">
            <text:p>0.00882285</text:p>
          </table:table-cell>
          <table:table-cell office:value-type="float" office:value="0.00471183" calcext:value-type="float">
            <text:p>0.00471183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107101" calcext:value-type="float">
            <text:p>0.107101</text:p>
          </table:table-cell>
          <table:table-cell office:value-type="float" office:value="0.0028016" calcext:value-type="float">
            <text:p>0.0028016</text:p>
          </table:table-cell>
          <table:table-cell office:value-type="float" office:value="0.00869573" calcext:value-type="float">
            <text:p>0.00869573</text:p>
          </table:table-cell>
          <table:table-cell office:value-type="float" office:value="0.00480144" calcext:value-type="float">
            <text:p>0.00480144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108183" calcext:value-type="float">
            <text:p>0.108183</text:p>
          </table:table-cell>
          <table:table-cell office:value-type="float" office:value="0.00277397" calcext:value-type="float">
            <text:p>0.00277397</text:p>
          </table:table-cell>
          <table:table-cell office:value-type="float" office:value="0.00881298" calcext:value-type="float">
            <text:p>0.00881298</text:p>
          </table:table-cell>
          <table:table-cell office:value-type="float" office:value="0.0057007" calcext:value-type="float">
            <text:p>0.0057007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107711" calcext:value-type="float">
            <text:p>0.107711</text:p>
          </table:table-cell>
          <table:table-cell office:value-type="float" office:value="0.00276647" calcext:value-type="float">
            <text:p>0.00276647</text:p>
          </table:table-cell>
          <table:table-cell office:value-type="float" office:value="0.00896062" calcext:value-type="float">
            <text:p>0.00896062</text:p>
          </table:table-cell>
          <table:table-cell office:value-type="float" office:value="0.00607888" calcext:value-type="float">
            <text:p>0.00607888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107816" calcext:value-type="float">
            <text:p>0.107816</text:p>
          </table:table-cell>
          <table:table-cell office:value-type="float" office:value="0.00276133" calcext:value-type="float">
            <text:p>0.00276133</text:p>
          </table:table-cell>
          <table:table-cell office:value-type="float" office:value="0.00893219" calcext:value-type="float">
            <text:p>0.00893219</text:p>
          </table:table-cell>
          <table:table-cell office:value-type="float" office:value="0.00478052" calcext:value-type="float">
            <text:p>0.00478052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107861" calcext:value-type="float">
            <text:p>0.107861</text:p>
          </table:table-cell>
          <table:table-cell office:value-type="float" office:value="0.00276331" calcext:value-type="float">
            <text:p>0.00276331</text:p>
          </table:table-cell>
          <table:table-cell office:value-type="float" office:value="0.00876482" calcext:value-type="float">
            <text:p>0.00876482</text:p>
          </table:table-cell>
          <table:table-cell office:value-type="float" office:value="0.00495579" calcext:value-type="float">
            <text:p>0.00495579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107139" calcext:value-type="float">
            <text:p>0.107139</text:p>
          </table:table-cell>
          <table:table-cell office:value-type="float" office:value="0.00275936" calcext:value-type="float">
            <text:p>0.00275936</text:p>
          </table:table-cell>
          <table:table-cell office:value-type="float" office:value="0.00867008" calcext:value-type="float">
            <text:p>0.00867008</text:p>
          </table:table-cell>
          <table:table-cell office:value-type="float" office:value="0.00619652" calcext:value-type="float">
            <text:p>0.00619652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106697" calcext:value-type="float">
            <text:p>0.106697</text:p>
          </table:table-cell>
          <table:table-cell office:value-type="float" office:value="0.00274041" calcext:value-type="float">
            <text:p>0.00274041</text:p>
          </table:table-cell>
          <table:table-cell office:value-type="float" office:value="0.0102057" calcext:value-type="float">
            <text:p>0.0102057</text:p>
          </table:table-cell>
          <table:table-cell office:value-type="float" office:value="0.00533516" calcext:value-type="float">
            <text:p>0.00533516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106715" calcext:value-type="float">
            <text:p>0.106715</text:p>
          </table:table-cell>
          <table:table-cell office:value-type="float" office:value="0.00275581" calcext:value-type="float">
            <text:p>0.00275581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0466604" calcext:value-type="float">
            <text:p>0.0046660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105999" calcext:value-type="float">
            <text:p>0.105999</text:p>
          </table:table-cell>
          <table:table-cell office:value-type="float" office:value="0.00274041" calcext:value-type="float">
            <text:p>0.00274041</text:p>
          </table:table-cell>
          <table:table-cell office:value-type="float" office:value="0.0116722" calcext:value-type="float">
            <text:p>0.0116722</text:p>
          </table:table-cell>
          <table:table-cell office:value-type="float" office:value="0.00461433" calcext:value-type="float">
            <text:p>0.00461433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105756" calcext:value-type="float">
            <text:p>0.105756</text:p>
          </table:table-cell>
          <table:table-cell office:value-type="float" office:value="0.00273252" calcext:value-type="float">
            <text:p>0.00273252</text:p>
          </table:table-cell>
          <table:table-cell office:value-type="float" office:value="0.00943433" calcext:value-type="float">
            <text:p>0.00943433</text:p>
          </table:table-cell>
          <table:table-cell office:value-type="float" office:value="0.00461867" calcext:value-type="float">
            <text:p>0.00461867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1057" calcext:value-type="float">
            <text:p>0.1057</text:p>
          </table:table-cell>
          <table:table-cell office:value-type="float" office:value="0.00273528" calcext:value-type="float">
            <text:p>0.00273528</text:p>
          </table:table-cell>
          <table:table-cell office:value-type="float" office:value="0.00866336" calcext:value-type="float">
            <text:p>0.00866336</text:p>
          </table:table-cell>
          <table:table-cell office:value-type="float" office:value="0.00526607" calcext:value-type="float">
            <text:p>0.00526607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10537" calcext:value-type="float">
            <text:p>0.10537</text:p>
          </table:table-cell>
          <table:table-cell office:value-type="float" office:value="0.00273607" calcext:value-type="float">
            <text:p>0.00273607</text:p>
          </table:table-cell>
          <table:table-cell office:value-type="float" office:value="0.00867994" calcext:value-type="float">
            <text:p>0.00867994</text:p>
          </table:table-cell>
          <table:table-cell office:value-type="float" office:value="0.00510936" calcext:value-type="float">
            <text:p>0.00510936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105081" calcext:value-type="float">
            <text:p>0.105081</text:p>
          </table:table-cell>
          <table:table-cell office:value-type="float" office:value="0.00283831" calcext:value-type="float">
            <text:p>0.00283831</text:p>
          </table:table-cell>
          <table:table-cell office:value-type="float" office:value="0.00862942" calcext:value-type="float">
            <text:p>0.00862942</text:p>
          </table:table-cell>
          <table:table-cell office:value-type="float" office:value="0.00460051" calcext:value-type="float">
            <text:p>0.00460051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104549" calcext:value-type="float">
            <text:p>0.104549</text:p>
          </table:table-cell>
          <table:table-cell office:value-type="float" office:value="0.00281542" calcext:value-type="float">
            <text:p>0.00281542</text:p>
          </table:table-cell>
          <table:table-cell office:value-type="float" office:value="0.00945841" calcext:value-type="float">
            <text:p>0.00945841</text:p>
          </table:table-cell>
          <table:table-cell office:value-type="float" office:value="0.00458867" calcext:value-type="float">
            <text:p>0.00458867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103976" calcext:value-type="float">
            <text:p>0.103976</text:p>
          </table:table-cell>
          <table:table-cell office:value-type="float" office:value="0.00277041" calcext:value-type="float">
            <text:p>0.00277041</text:p>
          </table:table-cell>
          <table:table-cell office:value-type="float" office:value="0.00900286" calcext:value-type="float">
            <text:p>0.00900286</text:p>
          </table:table-cell>
          <table:table-cell office:value-type="float" office:value="0.0046017" calcext:value-type="float">
            <text:p>0.0046017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104721" calcext:value-type="float">
            <text:p>0.104721</text:p>
          </table:table-cell>
          <table:table-cell office:value-type="float" office:value="0.00278462" calcext:value-type="float">
            <text:p>0.00278462</text:p>
          </table:table-cell>
          <table:table-cell office:value-type="float" office:value="0.00851967" calcext:value-type="float">
            <text:p>0.00851967</text:p>
          </table:table-cell>
          <table:table-cell office:value-type="float" office:value="0.00458591" calcext:value-type="float">
            <text:p>0.00458591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103756" calcext:value-type="float">
            <text:p>0.103756</text:p>
          </table:table-cell>
          <table:table-cell office:value-type="float" office:value="0.00275975" calcext:value-type="float">
            <text:p>0.00275975</text:p>
          </table:table-cell>
          <table:table-cell office:value-type="float" office:value="0.00855915" calcext:value-type="float">
            <text:p>0.00855915</text:p>
          </table:table-cell>
          <table:table-cell office:value-type="float" office:value="0.00456735" calcext:value-type="float">
            <text:p>0.00456735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103514" calcext:value-type="float">
            <text:p>0.103514</text:p>
          </table:table-cell>
          <table:table-cell office:value-type="float" office:value="0.00274752" calcext:value-type="float">
            <text:p>0.00274752</text:p>
          </table:table-cell>
          <table:table-cell office:value-type="float" office:value="0.0085631" calcext:value-type="float">
            <text:p>0.0085631</text:p>
          </table:table-cell>
          <table:table-cell office:value-type="float" office:value="0.00461867" calcext:value-type="float">
            <text:p>0.0046186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103498" calcext:value-type="float">
            <text:p>0.103498</text:p>
          </table:table-cell>
          <table:table-cell office:value-type="float" office:value="0.00274199" calcext:value-type="float">
            <text:p>0.00274199</text:p>
          </table:table-cell>
          <table:table-cell office:value-type="float" office:value="0.00848809" calcext:value-type="float">
            <text:p>0.00848809</text:p>
          </table:table-cell>
          <table:table-cell office:value-type="float" office:value="0.00459814" calcext:value-type="float">
            <text:p>0.00459814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103193" calcext:value-type="float">
            <text:p>0.103193</text:p>
          </table:table-cell>
          <table:table-cell office:value-type="float" office:value="0.00272186" calcext:value-type="float">
            <text:p>0.00272186</text:p>
          </table:table-cell>
          <table:table-cell office:value-type="float" office:value="0.00854257" calcext:value-type="float">
            <text:p>0.00854257</text:p>
          </table:table-cell>
          <table:table-cell office:value-type="float" office:value="0.00455748" calcext:value-type="float">
            <text:p>0.00455748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102819" calcext:value-type="float">
            <text:p>0.102819</text:p>
          </table:table-cell>
          <table:table-cell office:value-type="float" office:value="0.0027262" calcext:value-type="float">
            <text:p>0.0027262</text:p>
          </table:table-cell>
          <table:table-cell office:value-type="float" office:value="0.00852875" calcext:value-type="float">
            <text:p>0.00852875</text:p>
          </table:table-cell>
          <table:table-cell office:value-type="float" office:value="0.00454288" calcext:value-type="float">
            <text:p>0.00454288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102752" calcext:value-type="float">
            <text:p>0.102752</text:p>
          </table:table-cell>
          <table:table-cell office:value-type="float" office:value="0.00273528" calcext:value-type="float">
            <text:p>0.00273528</text:p>
          </table:table-cell>
          <table:table-cell office:value-type="float" office:value="0.00914023" calcext:value-type="float">
            <text:p>0.00914023</text:p>
          </table:table-cell>
          <table:table-cell office:value-type="float" office:value="0.00453814" calcext:value-type="float">
            <text:p>0.00453814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102363" calcext:value-type="float">
            <text:p>0.102363</text:p>
          </table:table-cell>
          <table:table-cell office:value-type="float" office:value="0.00272028" calcext:value-type="float">
            <text:p>0.00272028</text:p>
          </table:table-cell>
          <table:table-cell office:value-type="float" office:value="0.00903246" calcext:value-type="float">
            <text:p>0.00903246</text:p>
          </table:table-cell>
          <table:table-cell office:value-type="float" office:value="0.00454327" calcext:value-type="float">
            <text:p>0.00454327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102503" calcext:value-type="float">
            <text:p>0.102503</text:p>
          </table:table-cell>
          <table:table-cell office:value-type="float" office:value="0.00272778" calcext:value-type="float">
            <text:p>0.00272778</text:p>
          </table:table-cell>
          <table:table-cell office:value-type="float" office:value="0.00842809" calcext:value-type="float">
            <text:p>0.00842809</text:p>
          </table:table-cell>
          <table:table-cell office:value-type="float" office:value="0.00453025" calcext:value-type="float">
            <text:p>0.00453025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101827" calcext:value-type="float">
            <text:p>0.101827</text:p>
          </table:table-cell>
          <table:table-cell office:value-type="float" office:value="0.00272541" calcext:value-type="float">
            <text:p>0.00272541</text:p>
          </table:table-cell>
          <table:table-cell office:value-type="float" office:value="0.00840598" calcext:value-type="float">
            <text:p>0.00840598</text:p>
          </table:table-cell>
          <table:table-cell office:value-type="float" office:value="0.00453222" calcext:value-type="float">
            <text:p>0.00453222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101507" calcext:value-type="float">
            <text:p>0.101507</text:p>
          </table:table-cell>
          <table:table-cell office:value-type="float" office:value="0.00271238" calcext:value-type="float">
            <text:p>0.00271238</text:p>
          </table:table-cell>
          <table:table-cell office:value-type="float" office:value="0.00845493" calcext:value-type="float">
            <text:p>0.00845493</text:p>
          </table:table-cell>
          <table:table-cell office:value-type="float" office:value="0.00565017" calcext:value-type="float">
            <text:p>0.00565017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101324" calcext:value-type="float">
            <text:p>0.101324</text:p>
          </table:table-cell>
          <table:table-cell office:value-type="float" office:value="0.00270962" calcext:value-type="float">
            <text:p>0.00270962</text:p>
          </table:table-cell>
          <table:table-cell office:value-type="float" office:value="0.00843085" calcext:value-type="float">
            <text:p>0.00843085</text:p>
          </table:table-cell>
          <table:table-cell office:value-type="float" office:value="0.00515831" calcext:value-type="float">
            <text:p>0.00515831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103515" calcext:value-type="float">
            <text:p>0.103515</text:p>
          </table:table-cell>
          <table:table-cell office:value-type="float" office:value="0.00274594" calcext:value-type="float">
            <text:p>0.00274594</text:p>
          </table:table-cell>
          <table:table-cell office:value-type="float" office:value="0.00843756" calcext:value-type="float">
            <text:p>0.00843756</text:p>
          </table:table-cell>
          <table:table-cell office:value-type="float" office:value="0.00460959" calcext:value-type="float">
            <text:p>0.0046095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101921" calcext:value-type="float">
            <text:p>0.101921</text:p>
          </table:table-cell>
          <table:table-cell office:value-type="float" office:value="0.00274041" calcext:value-type="float">
            <text:p>0.00274041</text:p>
          </table:table-cell>
          <table:table-cell office:value-type="float" office:value="0.00835072" calcext:value-type="float">
            <text:p>0.00835072</text:p>
          </table:table-cell>
          <table:table-cell office:value-type="float" office:value="0.00450814" calcext:value-type="float">
            <text:p>0.00450814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102148" calcext:value-type="float">
            <text:p>0.102148</text:p>
          </table:table-cell>
          <table:table-cell office:value-type="float" office:value="0.00273331" calcext:value-type="float">
            <text:p>0.00273331</text:p>
          </table:table-cell>
          <table:table-cell office:value-type="float" office:value="0.00875732" calcext:value-type="float">
            <text:p>0.00875732</text:p>
          </table:table-cell>
          <table:table-cell office:value-type="float" office:value="0.0044884" calcext:value-type="float">
            <text:p>0.0044884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101391" calcext:value-type="float">
            <text:p>0.101391</text:p>
          </table:table-cell>
          <table:table-cell office:value-type="float" office:value="0.00273133" calcext:value-type="float">
            <text:p>0.00273133</text:p>
          </table:table-cell>
          <table:table-cell office:value-type="float" office:value="0.0093988" calcext:value-type="float">
            <text:p>0.0093988</text:p>
          </table:table-cell>
          <table:table-cell office:value-type="float" office:value="0.00447577" calcext:value-type="float">
            <text:p>0.00447577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101772" calcext:value-type="float">
            <text:p>0.101772</text:p>
          </table:table-cell>
          <table:table-cell office:value-type="float" office:value="0.00270962" calcext:value-type="float">
            <text:p>0.00270962</text:p>
          </table:table-cell>
          <table:table-cell office:value-type="float" office:value="0.00947854" calcext:value-type="float">
            <text:p>0.00947854</text:p>
          </table:table-cell>
          <table:table-cell office:value-type="float" office:value="0.00449511" calcext:value-type="float">
            <text:p>0.00449511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101012" calcext:value-type="float">
            <text:p>0.101012</text:p>
          </table:table-cell>
          <table:table-cell office:value-type="float" office:value="0.00270567" calcext:value-type="float">
            <text:p>0.00270567</text:p>
          </table:table-cell>
          <table:table-cell office:value-type="float" office:value="0.00976553" calcext:value-type="float">
            <text:p>0.00976553</text:p>
          </table:table-cell>
          <table:table-cell office:value-type="float" office:value="0.00446708" calcext:value-type="float">
            <text:p>0.00446708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101462" calcext:value-type="float">
            <text:p>0.101462</text:p>
          </table:table-cell>
          <table:table-cell office:value-type="float" office:value="0.0027266" calcext:value-type="float">
            <text:p>0.0027266</text:p>
          </table:table-cell>
          <table:table-cell office:value-type="float" office:value="0.00923221" calcext:value-type="float">
            <text:p>0.00923221</text:p>
          </table:table-cell>
          <table:table-cell office:value-type="float" office:value="0.00444971" calcext:value-type="float">
            <text:p>0.00444971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100604" calcext:value-type="float">
            <text:p>0.100604</text:p>
          </table:table-cell>
          <table:table-cell office:value-type="float" office:value="0.00271159" calcext:value-type="float">
            <text:p>0.00271159</text:p>
          </table:table-cell>
          <table:table-cell office:value-type="float" office:value="0.00885601" calcext:value-type="float">
            <text:p>0.00885601</text:p>
          </table:table-cell>
          <table:table-cell office:value-type="float" office:value="0.00445879" calcext:value-type="float">
            <text:p>0.00445879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101143" calcext:value-type="float">
            <text:p>0.101143</text:p>
          </table:table-cell>
          <table:table-cell office:value-type="float" office:value="0.00270765" calcext:value-type="float">
            <text:p>0.00270765</text:p>
          </table:table-cell>
          <table:table-cell office:value-type="float" office:value="0.00839138" calcext:value-type="float">
            <text:p>0.00839138</text:p>
          </table:table-cell>
          <table:table-cell office:value-type="float" office:value="0.00445169" calcext:value-type="float">
            <text:p>0.00445169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100201" calcext:value-type="float">
            <text:p>0.100201</text:p>
          </table:table-cell>
          <table:table-cell office:value-type="float" office:value="0.00270607" calcext:value-type="float">
            <text:p>0.00270607</text:p>
          </table:table-cell>
          <table:table-cell office:value-type="float" office:value="0.00837638" calcext:value-type="float">
            <text:p>0.00837638</text:p>
          </table:table-cell>
          <table:table-cell office:value-type="float" office:value="0.00444024" calcext:value-type="float">
            <text:p>0.00444024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100605" calcext:value-type="float">
            <text:p>0.100605</text:p>
          </table:table-cell>
          <table:table-cell office:value-type="float" office:value="0.00271278" calcext:value-type="float">
            <text:p>0.00271278</text:p>
          </table:table-cell>
          <table:table-cell office:value-type="float" office:value="0.00833927" calcext:value-type="float">
            <text:p>0.00833927</text:p>
          </table:table-cell>
          <table:table-cell office:value-type="float" office:value="0.00443195" calcext:value-type="float">
            <text:p>0.0044319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993993" calcext:value-type="float">
            <text:p>0.0993993</text:p>
          </table:table-cell>
          <table:table-cell office:value-type="float" office:value="0.00269896" calcext:value-type="float">
            <text:p>0.00269896</text:p>
          </table:table-cell>
          <table:table-cell office:value-type="float" office:value="0.00828519" calcext:value-type="float">
            <text:p>0.00828519</text:p>
          </table:table-cell>
          <table:table-cell office:value-type="float" office:value="0.00441892" calcext:value-type="float">
            <text:p>0.00441892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99663" calcext:value-type="float">
            <text:p>0.099663</text:p>
          </table:table-cell>
          <table:table-cell office:value-type="float" office:value="0.00276252" calcext:value-type="float">
            <text:p>0.00276252</text:p>
          </table:table-cell>
          <table:table-cell office:value-type="float" office:value="0.00824966" calcext:value-type="float">
            <text:p>0.00824966</text:p>
          </table:table-cell>
          <table:table-cell office:value-type="float" office:value="0.00442485" calcext:value-type="float">
            <text:p>0.00442485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986485" calcext:value-type="float">
            <text:p>0.0986485</text:p>
          </table:table-cell>
          <table:table-cell office:value-type="float" office:value="0.00278462" calcext:value-type="float">
            <text:p>0.00278462</text:p>
          </table:table-cell>
          <table:table-cell office:value-type="float" office:value="0.00822479" calcext:value-type="float">
            <text:p>0.00822479</text:p>
          </table:table-cell>
          <table:table-cell office:value-type="float" office:value="0.0043984" calcext:value-type="float">
            <text:p>0.0043984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988692" calcext:value-type="float">
            <text:p>0.0988692</text:p>
          </table:table-cell>
          <table:table-cell office:value-type="float" office:value="0.00277081" calcext:value-type="float">
            <text:p>0.00277081</text:p>
          </table:table-cell>
          <table:table-cell office:value-type="float" office:value="0.00829821" calcext:value-type="float">
            <text:p>0.00829821</text:p>
          </table:table-cell>
          <table:table-cell office:value-type="float" office:value="0.00441182" calcext:value-type="float">
            <text:p>0.00441182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981511" calcext:value-type="float">
            <text:p>0.0981511</text:p>
          </table:table-cell>
          <table:table-cell office:value-type="float" office:value="0.00275502" calcext:value-type="float">
            <text:p>0.00275502</text:p>
          </table:table-cell>
          <table:table-cell office:value-type="float" office:value="0.00822124" calcext:value-type="float">
            <text:p>0.00822124</text:p>
          </table:table-cell>
          <table:table-cell office:value-type="float" office:value="0.00440195" calcext:value-type="float">
            <text:p>0.00440195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982459" calcext:value-type="float">
            <text:p>0.0982459</text:p>
          </table:table-cell>
          <table:table-cell office:value-type="float" office:value="0.00275423" calcext:value-type="float">
            <text:p>0.00275423</text:p>
          </table:table-cell>
          <table:table-cell office:value-type="float" office:value="0.00821808" calcext:value-type="float">
            <text:p>0.00821808</text:p>
          </table:table-cell>
          <table:table-cell office:value-type="float" office:value="0.00438458" calcext:value-type="float">
            <text:p>0.00438458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980769" calcext:value-type="float">
            <text:p>0.0980769</text:p>
          </table:table-cell>
          <table:table-cell office:value-type="float" office:value="0.00275462" calcext:value-type="float">
            <text:p>0.00275462</text:p>
          </table:table-cell>
          <table:table-cell office:value-type="float" office:value="0.00838545" calcext:value-type="float">
            <text:p>0.00838545</text:p>
          </table:table-cell>
          <table:table-cell office:value-type="float" office:value="0.00443353" calcext:value-type="float">
            <text:p>0.00443353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974702" calcext:value-type="float">
            <text:p>0.0974702</text:p>
          </table:table-cell>
          <table:table-cell office:value-type="float" office:value="0.00276015" calcext:value-type="float">
            <text:p>0.00276015</text:p>
          </table:table-cell>
          <table:table-cell office:value-type="float" office:value="0.00819281" calcext:value-type="float">
            <text:p>0.00819281</text:p>
          </table:table-cell>
          <table:table-cell office:value-type="float" office:value="0.00438182" calcext:value-type="float">
            <text:p>0.00438182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976656" calcext:value-type="float">
            <text:p>0.0976656</text:p>
          </table:table-cell>
          <table:table-cell office:value-type="float" office:value="0.00276607" calcext:value-type="float">
            <text:p>0.00276607</text:p>
          </table:table-cell>
          <table:table-cell office:value-type="float" office:value="0.00816755" calcext:value-type="float">
            <text:p>0.00816755</text:p>
          </table:table-cell>
          <table:table-cell office:value-type="float" office:value="0.00436603" calcext:value-type="float">
            <text:p>0.00436603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97062" calcext:value-type="float">
            <text:p>0.097062</text:p>
          </table:table-cell>
          <table:table-cell office:value-type="float" office:value="0.00274949" calcext:value-type="float">
            <text:p>0.00274949</text:p>
          </table:table-cell>
          <table:table-cell office:value-type="float" office:value="0.00824768" calcext:value-type="float">
            <text:p>0.00824768</text:p>
          </table:table-cell>
          <table:table-cell office:value-type="float" office:value="0.00437511" calcext:value-type="float">
            <text:p>0.0043751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974188" calcext:value-type="float">
            <text:p>0.0974188</text:p>
          </table:table-cell>
          <table:table-cell office:value-type="float" office:value="0.00273725" calcext:value-type="float">
            <text:p>0.00273725</text:p>
          </table:table-cell>
          <table:table-cell office:value-type="float" office:value="0.00815413" calcext:value-type="float">
            <text:p>0.00815413</text:p>
          </table:table-cell>
          <table:table-cell office:value-type="float" office:value="0.00565017" calcext:value-type="float">
            <text:p>0.00565017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967304" calcext:value-type="float">
            <text:p>0.0967304</text:p>
          </table:table-cell>
          <table:table-cell office:value-type="float" office:value="0.00274436" calcext:value-type="float">
            <text:p>0.00274436</text:p>
          </table:table-cell>
          <table:table-cell office:value-type="float" office:value="0.00814939" calcext:value-type="float">
            <text:p>0.00814939</text:p>
          </table:table-cell>
          <table:table-cell office:value-type="float" office:value="0.00580768" calcext:value-type="float">
            <text:p>0.00580768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96837" calcext:value-type="float">
            <text:p>0.096837</text:p>
          </table:table-cell>
          <table:table-cell office:value-type="float" office:value="0.00301279" calcext:value-type="float">
            <text:p>0.00301279</text:p>
          </table:table-cell>
          <table:table-cell office:value-type="float" office:value="0.00815334" calcext:value-type="float">
            <text:p>0.00815334</text:p>
          </table:table-cell>
          <table:table-cell office:value-type="float" office:value="0.00609862" calcext:value-type="float">
            <text:p>0.00609862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962665" calcext:value-type="float">
            <text:p>0.0962665</text:p>
          </table:table-cell>
          <table:table-cell office:value-type="float" office:value="0.00309096" calcext:value-type="float">
            <text:p>0.00309096</text:p>
          </table:table-cell>
          <table:table-cell office:value-type="float" office:value="0.00918445" calcext:value-type="float">
            <text:p>0.00918445</text:p>
          </table:table-cell>
          <table:table-cell office:value-type="float" office:value="0.00620126" calcext:value-type="float">
            <text:p>0.00620126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95946" calcext:value-type="float">
            <text:p>0.095946</text:p>
          </table:table-cell>
          <table:table-cell office:value-type="float" office:value="0.00295358" calcext:value-type="float">
            <text:p>0.00295358</text:p>
          </table:table-cell>
          <table:table-cell office:value-type="float" office:value="0.00820229" calcext:value-type="float">
            <text:p>0.00820229</text:p>
          </table:table-cell>
          <table:table-cell office:value-type="float" office:value="0.00605914" calcext:value-type="float">
            <text:p>0.00605914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929743" calcext:value-type="float">
            <text:p>0.0929743</text:p>
          </table:table-cell>
          <table:table-cell office:value-type="float" office:value="0.0029145" calcext:value-type="float">
            <text:p>0.0029145</text:p>
          </table:table-cell>
          <table:table-cell office:value-type="float" office:value="0.00812847" calcext:value-type="float">
            <text:p>0.00812847</text:p>
          </table:table-cell>
          <table:table-cell office:value-type="float" office:value="0.00580137" calcext:value-type="float">
            <text:p>0.00580137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959634" calcext:value-type="float">
            <text:p>0.0959634</text:p>
          </table:table-cell>
          <table:table-cell office:value-type="float" office:value="0.00286752" calcext:value-type="float">
            <text:p>0.00286752</text:p>
          </table:table-cell>
          <table:table-cell office:value-type="float" office:value="0.00816952" calcext:value-type="float">
            <text:p>0.00816952</text:p>
          </table:table-cell>
          <table:table-cell office:value-type="float" office:value="0.00443432" calcext:value-type="float">
            <text:p>0.00443432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931795" calcext:value-type="float">
            <text:p>0.0931795</text:p>
          </table:table-cell>
          <table:table-cell office:value-type="float" office:value="0.00282371" calcext:value-type="float">
            <text:p>0.00282371</text:p>
          </table:table-cell>
          <table:table-cell office:value-type="float" office:value="0.00917339" calcext:value-type="float">
            <text:p>0.00917339</text:p>
          </table:table-cell>
          <table:table-cell office:value-type="float" office:value="0.00436958" calcext:value-type="float">
            <text:p>0.00436958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955599" calcext:value-type="float">
            <text:p>0.0955599</text:p>
          </table:table-cell>
          <table:table-cell office:value-type="float" office:value="0.00277673" calcext:value-type="float">
            <text:p>0.00277673</text:p>
          </table:table-cell>
          <table:table-cell office:value-type="float" office:value="0.0090676" calcext:value-type="float">
            <text:p>0.0090676</text:p>
          </table:table-cell>
          <table:table-cell office:value-type="float" office:value="0.00435537" calcext:value-type="float">
            <text:p>0.00435537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950767" calcext:value-type="float">
            <text:p>0.0950767</text:p>
          </table:table-cell>
          <table:table-cell office:value-type="float" office:value="0.00273252" calcext:value-type="float">
            <text:p>0.00273252</text:p>
          </table:table-cell>
          <table:table-cell office:value-type="float" office:value="0.00947815" calcext:value-type="float">
            <text:p>0.00947815</text:p>
          </table:table-cell>
          <table:table-cell office:value-type="float" office:value="0.00433484" calcext:value-type="float">
            <text:p>0.0043348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0949232" calcext:value-type="float">
            <text:p>0.0949232</text:p>
          </table:table-cell>
          <table:table-cell office:value-type="float" office:value="0.00314346" calcext:value-type="float">
            <text:p>0.00314346</text:p>
          </table:table-cell>
          <table:table-cell office:value-type="float" office:value="0.00857336" calcext:value-type="float">
            <text:p>0.00857336</text:p>
          </table:table-cell>
          <table:table-cell office:value-type="float" office:value="0.0043451" calcext:value-type="float">
            <text:p>0.0043451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951079" calcext:value-type="float">
            <text:p>0.0951079</text:p>
          </table:table-cell>
          <table:table-cell office:value-type="float" office:value="0.0032311" calcext:value-type="float">
            <text:p>0.0032311</text:p>
          </table:table-cell>
          <table:table-cell office:value-type="float" office:value="0.00813044" calcext:value-type="float">
            <text:p>0.00813044</text:p>
          </table:table-cell>
          <table:table-cell office:value-type="float" office:value="0.00432931" calcext:value-type="float">
            <text:p>0.00432931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943808" calcext:value-type="float">
            <text:p>0.0943808</text:p>
          </table:table-cell>
          <table:table-cell office:value-type="float" office:value="0.00289555" calcext:value-type="float">
            <text:p>0.00289555</text:p>
          </table:table-cell>
          <table:table-cell office:value-type="float" office:value="0.00806294" calcext:value-type="float">
            <text:p>0.00806294</text:p>
          </table:table-cell>
          <table:table-cell office:value-type="float" office:value="0.00444577" calcext:value-type="float">
            <text:p>0.00444577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95481" calcext:value-type="float">
            <text:p>0.095481</text:p>
          </table:table-cell>
          <table:table-cell office:value-type="float" office:value="0.00342492" calcext:value-type="float">
            <text:p>0.00342492</text:p>
          </table:table-cell>
          <table:table-cell office:value-type="float" office:value="0.00807715" calcext:value-type="float">
            <text:p>0.00807715</text:p>
          </table:table-cell>
          <table:table-cell office:value-type="float" office:value="0.0043984" calcext:value-type="float">
            <text:p>0.0043984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939552" calcext:value-type="float">
            <text:p>0.0939552</text:p>
          </table:table-cell>
          <table:table-cell office:value-type="float" office:value="0.00323189" calcext:value-type="float">
            <text:p>0.00323189</text:p>
          </table:table-cell>
          <table:table-cell office:value-type="float" office:value="0.00805386" calcext:value-type="float">
            <text:p>0.00805386</text:p>
          </table:table-cell>
          <table:table-cell office:value-type="float" office:value="0.00430602" calcext:value-type="float">
            <text:p>0.00430602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942679" calcext:value-type="float">
            <text:p>0.0942679</text:p>
          </table:table-cell>
          <table:table-cell office:value-type="float" office:value="0.00305227" calcext:value-type="float">
            <text:p>0.00305227</text:p>
          </table:table-cell>
          <table:table-cell office:value-type="float" office:value="0.00818413" calcext:value-type="float">
            <text:p>0.00818413</text:p>
          </table:table-cell>
          <table:table-cell office:value-type="float" office:value="0.00431313" calcext:value-type="float">
            <text:p>0.00431313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936213" calcext:value-type="float">
            <text:p>0.0936213</text:p>
          </table:table-cell>
          <table:table-cell office:value-type="float" office:value="0.00293345" calcext:value-type="float">
            <text:p>0.00293345</text:p>
          </table:table-cell>
          <table:table-cell office:value-type="float" office:value="0.00807912" calcext:value-type="float">
            <text:p>0.00807912</text:p>
          </table:table-cell>
          <table:table-cell office:value-type="float" office:value="0.00439761" calcext:value-type="float">
            <text:p>0.00439761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943267" calcext:value-type="float">
            <text:p>0.0943267</text:p>
          </table:table-cell>
          <table:table-cell office:value-type="float" office:value="0.00290226" calcext:value-type="float">
            <text:p>0.00290226</text:p>
          </table:table-cell>
          <table:table-cell office:value-type="float" office:value="0.00821452" calcext:value-type="float">
            <text:p>0.00821452</text:p>
          </table:table-cell>
          <table:table-cell office:value-type="float" office:value="0.00430208" calcext:value-type="float">
            <text:p>0.00430208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931693" calcext:value-type="float">
            <text:p>0.0931693</text:p>
          </table:table-cell>
          <table:table-cell office:value-type="float" office:value="0.00285292" calcext:value-type="float">
            <text:p>0.00285292</text:p>
          </table:table-cell>
          <table:table-cell office:value-type="float" office:value="0.00814149" calcext:value-type="float">
            <text:p>0.00814149</text:p>
          </table:table-cell>
          <table:table-cell office:value-type="float" office:value="0.00428234" calcext:value-type="float">
            <text:p>0.00428234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930035" calcext:value-type="float">
            <text:p>0.0930035</text:p>
          </table:table-cell>
          <table:table-cell office:value-type="float" office:value="0.00282568" calcext:value-type="float">
            <text:p>0.00282568</text:p>
          </table:table-cell>
          <table:table-cell office:value-type="float" office:value="0.00797649" calcext:value-type="float">
            <text:p>0.00797649</text:p>
          </table:table-cell>
          <table:table-cell office:value-type="float" office:value="0.00437787" calcext:value-type="float">
            <text:p>0.0043778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932541" calcext:value-type="float">
            <text:p>0.0932541</text:p>
          </table:table-cell>
          <table:table-cell office:value-type="float" office:value="0.00282765" calcext:value-type="float">
            <text:p>0.00282765</text:p>
          </table:table-cell>
          <table:table-cell office:value-type="float" office:value="0.00800451" calcext:value-type="float">
            <text:p>0.00800451</text:p>
          </table:table-cell>
          <table:table-cell office:value-type="float" office:value="0.0043305" calcext:value-type="float">
            <text:p>0.0043305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930797" calcext:value-type="float">
            <text:p>0.0930797</text:p>
          </table:table-cell>
          <table:table-cell office:value-type="float" office:value="0.00279015" calcext:value-type="float">
            <text:p>0.00279015</text:p>
          </table:table-cell>
          <table:table-cell office:value-type="float" office:value="0.0080057" calcext:value-type="float">
            <text:p>0.0080057</text:p>
          </table:table-cell>
          <table:table-cell office:value-type="float" office:value="0.00426023" calcext:value-type="float">
            <text:p>0.00426023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926991" calcext:value-type="float">
            <text:p>0.0926991</text:p>
          </table:table-cell>
          <table:table-cell office:value-type="float" office:value="0.0027716" calcext:value-type="float">
            <text:p>0.0027716</text:p>
          </table:table-cell>
          <table:table-cell office:value-type="float" office:value="0.00795438" calcext:value-type="float">
            <text:p>0.00795438</text:p>
          </table:table-cell>
          <table:table-cell office:value-type="float" office:value="0.00429221" calcext:value-type="float">
            <text:p>0.00429221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921184" calcext:value-type="float">
            <text:p>0.0921184</text:p>
          </table:table-cell>
          <table:table-cell office:value-type="float" office:value="0.00274081" calcext:value-type="float">
            <text:p>0.00274081</text:p>
          </table:table-cell>
          <table:table-cell office:value-type="float" office:value="0.00799504" calcext:value-type="float">
            <text:p>0.00799504</text:p>
          </table:table-cell>
          <table:table-cell office:value-type="float" office:value="0.00428273" calcext:value-type="float">
            <text:p>0.00428273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92272" calcext:value-type="float">
            <text:p>0.09227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789714" calcext:value-type="float">
            <text:p>0.00789714</text:p>
          </table:table-cell>
          <table:table-cell office:value-type="float" office:value="0.0042401" calcext:value-type="float">
            <text:p>0.0042401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918792" calcext:value-type="float">
            <text:p>0.0918792</text:p>
          </table:table-cell>
          <table:table-cell office:value-type="float" office:value="0.00273844" calcext:value-type="float">
            <text:p>0.00273844</text:p>
          </table:table-cell>
          <table:table-cell office:value-type="float" office:value="0.00792556" calcext:value-type="float">
            <text:p>0.00792556</text:p>
          </table:table-cell>
          <table:table-cell office:value-type="float" office:value="0.00423497" calcext:value-type="float">
            <text:p>0.00423497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915796" calcext:value-type="float">
            <text:p>0.0915796</text:p>
          </table:table-cell>
          <table:table-cell office:value-type="float" office:value="0.0027562" calcext:value-type="float">
            <text:p>0.0027562</text:p>
          </table:table-cell>
          <table:table-cell office:value-type="float" office:value="0.00790385" calcext:value-type="float">
            <text:p>0.00790385</text:p>
          </table:table-cell>
          <table:table-cell office:value-type="float" office:value="0.00425786" calcext:value-type="float">
            <text:p>0.00425786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919921" calcext:value-type="float">
            <text:p>0.0919921</text:p>
          </table:table-cell>
          <table:table-cell office:value-type="float" office:value="0.00272423" calcext:value-type="float">
            <text:p>0.00272423</text:p>
          </table:table-cell>
          <table:table-cell office:value-type="float" office:value="0.00788293" calcext:value-type="float">
            <text:p>0.00788293</text:p>
          </table:table-cell>
          <table:table-cell office:value-type="float" office:value="0.00423694" calcext:value-type="float">
            <text:p>0.00423694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909791" calcext:value-type="float">
            <text:p>0.0909791</text:p>
          </table:table-cell>
          <table:table-cell office:value-type="float" office:value="0.00273607" calcext:value-type="float">
            <text:p>0.00273607</text:p>
          </table:table-cell>
          <table:table-cell office:value-type="float" office:value="0.00786793" calcext:value-type="float">
            <text:p>0.00786793</text:p>
          </table:table-cell>
          <table:table-cell office:value-type="float" office:value="0.00422115" calcext:value-type="float">
            <text:p>0.00422115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918145" calcext:value-type="float">
            <text:p>0.0918145</text:p>
          </table:table-cell>
          <table:table-cell office:value-type="float" office:value="0.00272857" calcext:value-type="float">
            <text:p>0.00272857</text:p>
          </table:table-cell>
          <table:table-cell office:value-type="float" office:value="0.00814623" calcext:value-type="float">
            <text:p>0.00814623</text:p>
          </table:table-cell>
          <table:table-cell office:value-type="float" office:value="0.00420102" calcext:value-type="float">
            <text:p>0.0042010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910652" calcext:value-type="float">
            <text:p>0.0910652</text:p>
          </table:table-cell>
          <table:table-cell office:value-type="float" office:value="0.00273054" calcext:value-type="float">
            <text:p>0.00273054</text:p>
          </table:table-cell>
          <table:table-cell office:value-type="float" office:value="0.00797135" calcext:value-type="float">
            <text:p>0.00797135</text:p>
          </table:table-cell>
          <table:table-cell office:value-type="float" office:value="0.00419904" calcext:value-type="float">
            <text:p>0.00419904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915389" calcext:value-type="float">
            <text:p>0.0915389</text:p>
          </table:table-cell>
          <table:table-cell office:value-type="float" office:value="0.00272304" calcext:value-type="float">
            <text:p>0.00272304</text:p>
          </table:table-cell>
          <table:table-cell office:value-type="float" office:value="0.00786319" calcext:value-type="float">
            <text:p>0.00786319</text:p>
          </table:table-cell>
          <table:table-cell office:value-type="float" office:value="0.00421839" calcext:value-type="float">
            <text:p>0.00421839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908915" calcext:value-type="float">
            <text:p>0.0908915</text:p>
          </table:table-cell>
          <table:table-cell office:value-type="float" office:value="0.00272541" calcext:value-type="float">
            <text:p>0.00272541</text:p>
          </table:table-cell>
          <table:table-cell office:value-type="float" office:value="0.00800807" calcext:value-type="float">
            <text:p>0.00800807</text:p>
          </table:table-cell>
          <table:table-cell office:value-type="float" office:value="0.00418996" calcext:value-type="float">
            <text:p>0.00418996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908493" calcext:value-type="float">
            <text:p>0.0908493</text:p>
          </table:table-cell>
          <table:table-cell office:value-type="float" office:value="0.00271791" calcext:value-type="float">
            <text:p>0.00271791</text:p>
          </table:table-cell>
          <table:table-cell office:value-type="float" office:value="0.00908733" calcext:value-type="float">
            <text:p>0.00908733</text:p>
          </table:table-cell>
          <table:table-cell office:value-type="float" office:value="0.00438655" calcext:value-type="float">
            <text:p>0.00438655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908307" calcext:value-type="float">
            <text:p>0.0908307</text:p>
          </table:table-cell>
          <table:table-cell office:value-type="float" office:value="0.00273567" calcext:value-type="float">
            <text:p>0.00273567</text:p>
          </table:table-cell>
          <table:table-cell office:value-type="float" office:value="0.00856467" calcext:value-type="float">
            <text:p>0.00856467</text:p>
          </table:table-cell>
          <table:table-cell office:value-type="float" office:value="0.00429536" calcext:value-type="float">
            <text:p>0.00429536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903219" calcext:value-type="float">
            <text:p>0.0903219</text:p>
          </table:table-cell>
          <table:table-cell office:value-type="float" office:value="0.00271949" calcext:value-type="float">
            <text:p>0.00271949</text:p>
          </table:table-cell>
          <table:table-cell office:value-type="float" office:value="0.00927208" calcext:value-type="float">
            <text:p>0.00927208</text:p>
          </table:table-cell>
          <table:table-cell office:value-type="float" office:value="0.00416233" calcext:value-type="float">
            <text:p>0.00416233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904916" calcext:value-type="float">
            <text:p>0.0904916</text:p>
          </table:table-cell>
          <table:table-cell office:value-type="float" office:value="0.00269817" calcext:value-type="float">
            <text:p>0.00269817</text:p>
          </table:table-cell>
          <table:table-cell office:value-type="float" office:value="0.00809136" calcext:value-type="float">
            <text:p>0.00809136</text:p>
          </table:table-cell>
          <table:table-cell office:value-type="float" office:value="0.00418009" calcext:value-type="float">
            <text:p>0.00418009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899204" calcext:value-type="float">
            <text:p>0.0899204</text:p>
          </table:table-cell>
          <table:table-cell office:value-type="float" office:value="0.00270686" calcext:value-type="float">
            <text:p>0.00270686</text:p>
          </table:table-cell>
          <table:table-cell office:value-type="float" office:value="0.00784977" calcext:value-type="float">
            <text:p>0.00784977</text:p>
          </table:table-cell>
          <table:table-cell office:value-type="float" office:value="0.00415996" calcext:value-type="float">
            <text:p>0.00415996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901083" calcext:value-type="float">
            <text:p>0.0901083</text:p>
          </table:table-cell>
          <table:table-cell office:value-type="float" office:value="0.00272896" calcext:value-type="float">
            <text:p>0.00272896</text:p>
          </table:table-cell>
          <table:table-cell office:value-type="float" office:value="0.007832" calcext:value-type="float">
            <text:p>0.007832</text:p>
          </table:table-cell>
          <table:table-cell office:value-type="float" office:value="0.00417141" calcext:value-type="float">
            <text:p>0.00417141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895959" calcext:value-type="float">
            <text:p>0.0895959</text:p>
          </table:table-cell>
          <table:table-cell office:value-type="float" office:value="0.00272146" calcext:value-type="float">
            <text:p>0.00272146</text:p>
          </table:table-cell>
          <table:table-cell office:value-type="float" office:value="0.00822913" calcext:value-type="float">
            <text:p>0.00822913</text:p>
          </table:table-cell>
          <table:table-cell office:value-type="float" office:value="0.0041497" calcext:value-type="float">
            <text:p>0.004149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894834" calcext:value-type="float">
            <text:p>0.0894834</text:p>
          </table:table-cell>
          <table:table-cell office:value-type="float" office:value="0.00271238" calcext:value-type="float">
            <text:p>0.00271238</text:p>
          </table:table-cell>
          <table:table-cell office:value-type="float" office:value="0.00827808" calcext:value-type="float">
            <text:p>0.00827808</text:p>
          </table:table-cell>
          <table:table-cell office:value-type="float" office:value="0.00414575" calcext:value-type="float">
            <text:p>0.00414575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892015" calcext:value-type="float">
            <text:p>0.0892015</text:p>
          </table:table-cell>
          <table:table-cell office:value-type="float" office:value="0.00270607" calcext:value-type="float">
            <text:p>0.00270607</text:p>
          </table:table-cell>
          <table:table-cell office:value-type="float" office:value="0.00769779" calcext:value-type="float">
            <text:p>0.00769779</text:p>
          </table:table-cell>
          <table:table-cell office:value-type="float" office:value="0.00416865" calcext:value-type="float">
            <text:p>0.00416865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886935" calcext:value-type="float">
            <text:p>0.0886935</text:p>
          </table:table-cell>
          <table:table-cell office:value-type="float" office:value="0.00270765" calcext:value-type="float">
            <text:p>0.00270765</text:p>
          </table:table-cell>
          <table:table-cell office:value-type="float" office:value="0.00772581" calcext:value-type="float">
            <text:p>0.00772581</text:p>
          </table:table-cell>
          <table:table-cell office:value-type="float" office:value="0.00416312" calcext:value-type="float">
            <text:p>0.00416312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891956" calcext:value-type="float">
            <text:p>0.0891956</text:p>
          </table:table-cell>
          <table:table-cell office:value-type="float" office:value="0.00269936" calcext:value-type="float">
            <text:p>0.00269936</text:p>
          </table:table-cell>
          <table:table-cell office:value-type="float" office:value="0.00775897" calcext:value-type="float">
            <text:p>0.00775897</text:p>
          </table:table-cell>
          <table:table-cell office:value-type="float" office:value="0.00509712" calcext:value-type="float">
            <text:p>0.00509712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884211" calcext:value-type="float">
            <text:p>0.0884211</text:p>
          </table:table-cell>
          <table:table-cell office:value-type="float" office:value="0.00271831" calcext:value-type="float">
            <text:p>0.00271831</text:p>
          </table:table-cell>
          <table:table-cell office:value-type="float" office:value="0.00763226" calcext:value-type="float">
            <text:p>0.00763226</text:p>
          </table:table-cell>
          <table:table-cell office:value-type="float" office:value="0.00440432" calcext:value-type="float">
            <text:p>0.00440432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881045" calcext:value-type="float">
            <text:p>0.0881045</text:p>
          </table:table-cell>
          <table:table-cell office:value-type="float" office:value="0.00271554" calcext:value-type="float">
            <text:p>0.00271554</text:p>
          </table:table-cell>
          <table:table-cell office:value-type="float" office:value="0.00763699" calcext:value-type="float">
            <text:p>0.00763699</text:p>
          </table:table-cell>
          <table:table-cell office:value-type="float" office:value="0.00477144" calcext:value-type="float">
            <text:p>0.00477144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878179" calcext:value-type="float">
            <text:p>0.0878179</text:p>
          </table:table-cell>
          <table:table-cell office:value-type="float" office:value="0.00269501" calcext:value-type="float">
            <text:p>0.00269501</text:p>
          </table:table-cell>
          <table:table-cell office:value-type="float" office:value="0.00766028" calcext:value-type="float">
            <text:p>0.00766028</text:p>
          </table:table-cell>
          <table:table-cell office:value-type="float" office:value="0.00536832" calcext:value-type="float">
            <text:p>0.00536832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871074" calcext:value-type="float">
            <text:p>0.0871074</text:p>
          </table:table-cell>
          <table:table-cell office:value-type="float" office:value="0.00269186" calcext:value-type="float">
            <text:p>0.00269186</text:p>
          </table:table-cell>
          <table:table-cell office:value-type="float" office:value="0.00768278" calcext:value-type="float">
            <text:p>0.00768278</text:p>
          </table:table-cell>
          <table:table-cell office:value-type="float" office:value="0.00478408" calcext:value-type="float">
            <text:p>0.00478408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87287" calcext:value-type="float">
            <text:p>0.087287</text:p>
          </table:table-cell>
          <table:table-cell office:value-type="float" office:value="0.00269975" calcext:value-type="float">
            <text:p>0.00269975</text:p>
          </table:table-cell>
          <table:table-cell office:value-type="float" office:value="0.00761054" calcext:value-type="float">
            <text:p>0.00761054</text:p>
          </table:table-cell>
          <table:table-cell office:value-type="float" office:value="0.00545122" calcext:value-type="float">
            <text:p>0.00545122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867868" calcext:value-type="float">
            <text:p>0.0867868</text:p>
          </table:table-cell>
          <table:table-cell office:value-type="float" office:value="0.00269186" calcext:value-type="float">
            <text:p>0.00269186</text:p>
          </table:table-cell>
          <table:table-cell office:value-type="float" office:value="0.00757225" calcext:value-type="float">
            <text:p>0.00757225</text:p>
          </table:table-cell>
          <table:table-cell office:value-type="float" office:value="0.00525857" calcext:value-type="float">
            <text:p>0.0052585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868448" calcext:value-type="float">
            <text:p>0.0868448</text:p>
          </table:table-cell>
          <table:table-cell office:value-type="float" office:value="0.00271436" calcext:value-type="float">
            <text:p>0.00271436</text:p>
          </table:table-cell>
          <table:table-cell office:value-type="float" office:value="0.00758212" calcext:value-type="float">
            <text:p>0.00758212</text:p>
          </table:table-cell>
          <table:table-cell office:value-type="float" office:value="0.00443866" calcext:value-type="float">
            <text:p>0.00443866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863285" calcext:value-type="float">
            <text:p>0.0863285</text:p>
          </table:table-cell>
          <table:table-cell office:value-type="float" office:value="0.00270054" calcext:value-type="float">
            <text:p>0.00270054</text:p>
          </table:table-cell>
          <table:table-cell office:value-type="float" office:value="0.00753278" calcext:value-type="float">
            <text:p>0.00753278</text:p>
          </table:table-cell>
          <table:table-cell office:value-type="float" office:value="0.00409877" calcext:value-type="float">
            <text:p>0.00409877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863076" calcext:value-type="float">
            <text:p>0.0863076</text:p>
          </table:table-cell>
          <table:table-cell office:value-type="float" office:value="0.00268672" calcext:value-type="float">
            <text:p>0.00268672</text:p>
          </table:table-cell>
          <table:table-cell office:value-type="float" office:value="0.00753988" calcext:value-type="float">
            <text:p>0.00753988</text:p>
          </table:table-cell>
          <table:table-cell office:value-type="float" office:value="0.00404706" calcext:value-type="float">
            <text:p>0.00404706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846674" calcext:value-type="float">
            <text:p>0.0846674</text:p>
          </table:table-cell>
          <table:table-cell office:value-type="float" office:value="0.00271317" calcext:value-type="float">
            <text:p>0.00271317</text:p>
          </table:table-cell>
          <table:table-cell office:value-type="float" office:value="0.0075912" calcext:value-type="float">
            <text:p>0.0075912</text:p>
          </table:table-cell>
          <table:table-cell office:value-type="float" office:value="0.00408891" calcext:value-type="float">
            <text:p>0.00408891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855603" calcext:value-type="float">
            <text:p>0.0855603</text:p>
          </table:table-cell>
          <table:table-cell office:value-type="float" office:value="0.00272067" calcext:value-type="float">
            <text:p>0.00272067</text:p>
          </table:table-cell>
          <table:table-cell office:value-type="float" office:value="0.00761094" calcext:value-type="float">
            <text:p>0.00761094</text:p>
          </table:table-cell>
          <table:table-cell office:value-type="float" office:value="0.00407075" calcext:value-type="float">
            <text:p>0.00407075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859582" calcext:value-type="float">
            <text:p>0.0859582</text:p>
          </table:table-cell>
          <table:table-cell office:value-type="float" office:value="0.00271909" calcext:value-type="float">
            <text:p>0.00271909</text:p>
          </table:table-cell>
          <table:table-cell office:value-type="float" office:value="0.00758094" calcext:value-type="float">
            <text:p>0.00758094</text:p>
          </table:table-cell>
          <table:table-cell office:value-type="float" office:value="0.00404943" calcext:value-type="float">
            <text:p>0.00404943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853278" calcext:value-type="float">
            <text:p>0.0853278</text:p>
          </table:table-cell>
          <table:table-cell office:value-type="float" office:value="0.00273528" calcext:value-type="float">
            <text:p>0.00273528</text:p>
          </table:table-cell>
          <table:table-cell office:value-type="float" office:value="0.00755725" calcext:value-type="float">
            <text:p>0.00755725</text:p>
          </table:table-cell>
          <table:table-cell office:value-type="float" office:value="0.00404746" calcext:value-type="float">
            <text:p>0.00404746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851186" calcext:value-type="float">
            <text:p>0.0851186</text:p>
          </table:table-cell>
          <table:table-cell office:value-type="float" office:value="0.00271278" calcext:value-type="float">
            <text:p>0.00271278</text:p>
          </table:table-cell>
          <table:table-cell office:value-type="float" office:value="0.00747712" calcext:value-type="float">
            <text:p>0.00747712</text:p>
          </table:table-cell>
          <table:table-cell office:value-type="float" office:value="0.00401153" calcext:value-type="float">
            <text:p>0.00401153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850743" calcext:value-type="float">
            <text:p>0.0850743</text:p>
          </table:table-cell>
          <table:table-cell office:value-type="float" office:value="0.00269817" calcext:value-type="float">
            <text:p>0.00269817</text:p>
          </table:table-cell>
          <table:table-cell office:value-type="float" office:value="0.00788214" calcext:value-type="float">
            <text:p>0.00788214</text:p>
          </table:table-cell>
          <table:table-cell office:value-type="float" office:value="0.00403561" calcext:value-type="float">
            <text:p>0.00403561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848158" calcext:value-type="float">
            <text:p>0.0848158</text:p>
          </table:table-cell>
          <table:table-cell office:value-type="float" office:value="0.00270488" calcext:value-type="float">
            <text:p>0.00270488</text:p>
          </table:table-cell>
          <table:table-cell office:value-type="float" office:value="0.00869731" calcext:value-type="float">
            <text:p>0.00869731</text:p>
          </table:table-cell>
          <table:table-cell office:value-type="float" office:value="0.00403246" calcext:value-type="float">
            <text:p>0.00403246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850293" calcext:value-type="float">
            <text:p>0.0850293</text:p>
          </table:table-cell>
          <table:table-cell office:value-type="float" office:value="0.00271515" calcext:value-type="float">
            <text:p>0.00271515</text:p>
          </table:table-cell>
          <table:table-cell office:value-type="float" office:value="0.00780082" calcext:value-type="float">
            <text:p>0.00780082</text:p>
          </table:table-cell>
          <table:table-cell office:value-type="float" office:value="0.00402259" calcext:value-type="float">
            <text:p>0.00402259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843287" calcext:value-type="float">
            <text:p>0.0843287</text:p>
          </table:table-cell>
          <table:table-cell office:value-type="float" office:value="0.0027108" calcext:value-type="float">
            <text:p>0.0027108</text:p>
          </table:table-cell>
          <table:table-cell office:value-type="float" office:value="0.00872416" calcext:value-type="float">
            <text:p>0.00872416</text:p>
          </table:table-cell>
          <table:table-cell office:value-type="float" office:value="0.0040143" calcext:value-type="float">
            <text:p>0.0040143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843002" calcext:value-type="float">
            <text:p>0.0843002</text:p>
          </table:table-cell>
          <table:table-cell office:value-type="float" office:value="0.00270883" calcext:value-type="float">
            <text:p>0.00270883</text:p>
          </table:table-cell>
          <table:table-cell office:value-type="float" office:value="0.00801951" calcext:value-type="float">
            <text:p>0.00801951</text:p>
          </table:table-cell>
          <table:table-cell office:value-type="float" office:value="0.00400009" calcext:value-type="float">
            <text:p>0.00400009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855228" calcext:value-type="float">
            <text:p>0.0855228</text:p>
          </table:table-cell>
          <table:table-cell office:value-type="float" office:value="0.00270607" calcext:value-type="float">
            <text:p>0.00270607</text:p>
          </table:table-cell>
          <table:table-cell office:value-type="float" office:value="0.00748462" calcext:value-type="float">
            <text:p>0.00748462</text:p>
          </table:table-cell>
          <table:table-cell office:value-type="float" office:value="0.00399337" calcext:value-type="float">
            <text:p>0.00399337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8432" calcext:value-type="float">
            <text:p>0.08432</text:p>
          </table:table-cell>
          <table:table-cell office:value-type="float" office:value="0.00271712" calcext:value-type="float">
            <text:p>0.00271712</text:p>
          </table:table-cell>
          <table:table-cell office:value-type="float" office:value="0.00749764" calcext:value-type="float">
            <text:p>0.00749764</text:p>
          </table:table-cell>
          <table:table-cell office:value-type="float" office:value="0.00399456" calcext:value-type="float">
            <text:p>0.00399456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842517" calcext:value-type="float">
            <text:p>0.0842517</text:p>
          </table:table-cell>
          <table:table-cell office:value-type="float" office:value="0.00270567" calcext:value-type="float">
            <text:p>0.00270567</text:p>
          </table:table-cell>
          <table:table-cell office:value-type="float" office:value="0.00747435" calcext:value-type="float">
            <text:p>0.00747435</text:p>
          </table:table-cell>
          <table:table-cell office:value-type="float" office:value="0.00398272" calcext:value-type="float">
            <text:p>0.00398272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830279" calcext:value-type="float">
            <text:p>0.0830279</text:p>
          </table:table-cell>
          <table:table-cell office:value-type="float" office:value="0.00270054" calcext:value-type="float">
            <text:p>0.00270054</text:p>
          </table:table-cell>
          <table:table-cell office:value-type="float" office:value="0.00744277" calcext:value-type="float">
            <text:p>0.00744277</text:p>
          </table:table-cell>
          <table:table-cell office:value-type="float" office:value="0.00399732" calcext:value-type="float">
            <text:p>0.00399732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832146" calcext:value-type="float">
            <text:p>0.0832146</text:p>
          </table:table-cell>
          <table:table-cell office:value-type="float" office:value="0.00272067" calcext:value-type="float">
            <text:p>0.00272067</text:p>
          </table:table-cell>
          <table:table-cell office:value-type="float" office:value="0.00747356" calcext:value-type="float">
            <text:p>0.00747356</text:p>
          </table:table-cell>
          <table:table-cell office:value-type="float" office:value="0.00396929" calcext:value-type="float">
            <text:p>0.00396929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829071" calcext:value-type="float">
            <text:p>0.0829071</text:p>
          </table:table-cell>
          <table:table-cell office:value-type="float" office:value="0.00270646" calcext:value-type="float">
            <text:p>0.00270646</text:p>
          </table:table-cell>
          <table:table-cell office:value-type="float" office:value="0.0074254" calcext:value-type="float">
            <text:p>0.0074254</text:p>
          </table:table-cell>
          <table:table-cell office:value-type="float" office:value="0.00398982" calcext:value-type="float">
            <text:p>0.00398982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825341" calcext:value-type="float">
            <text:p>0.0825341</text:p>
          </table:table-cell>
          <table:table-cell office:value-type="float" office:value="0.00270212" calcext:value-type="float">
            <text:p>0.00270212</text:p>
          </table:table-cell>
          <table:table-cell office:value-type="float" office:value="0.00734842" calcext:value-type="float">
            <text:p>0.00734842</text:p>
          </table:table-cell>
          <table:table-cell office:value-type="float" office:value="0.00394877" calcext:value-type="float">
            <text:p>0.0039487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829545" calcext:value-type="float">
            <text:p>0.0829545</text:p>
          </table:table-cell>
          <table:table-cell office:value-type="float" office:value="0.00270094" calcext:value-type="float">
            <text:p>0.00270094</text:p>
          </table:table-cell>
          <table:table-cell office:value-type="float" office:value="0.00737408" calcext:value-type="float">
            <text:p>0.00737408</text:p>
          </table:table-cell>
          <table:table-cell office:value-type="float" office:value="0.00468657" calcext:value-type="float">
            <text:p>0.00468657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827413" calcext:value-type="float">
            <text:p>0.0827413</text:p>
          </table:table-cell>
          <table:table-cell office:value-type="float" office:value="0.00269738" calcext:value-type="float">
            <text:p>0.00269738</text:p>
          </table:table-cell>
          <table:table-cell office:value-type="float" office:value="0.0082619" calcext:value-type="float">
            <text:p>0.0082619</text:p>
          </table:table-cell>
          <table:table-cell office:value-type="float" office:value="0.0041647" calcext:value-type="float">
            <text:p>0.0041647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825526" calcext:value-type="float">
            <text:p>0.0825526</text:p>
          </table:table-cell>
          <table:table-cell office:value-type="float" office:value="0.00269501" calcext:value-type="float">
            <text:p>0.00269501</text:p>
          </table:table-cell>
          <table:table-cell office:value-type="float" office:value="0.00764844" calcext:value-type="float">
            <text:p>0.00764844</text:p>
          </table:table-cell>
          <table:table-cell office:value-type="float" office:value="0.00393298" calcext:value-type="float">
            <text:p>0.00393298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82874" calcext:value-type="float">
            <text:p>0.082874</text:p>
          </table:table-cell>
          <table:table-cell office:value-type="float" office:value="0.00268396" calcext:value-type="float">
            <text:p>0.00268396</text:p>
          </table:table-cell>
          <table:table-cell office:value-type="float" office:value="0.00740961" calcext:value-type="float">
            <text:p>0.00740961</text:p>
          </table:table-cell>
          <table:table-cell office:value-type="float" office:value="0.00394008" calcext:value-type="float">
            <text:p>0.00394008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822175" calcext:value-type="float">
            <text:p>0.0822175</text:p>
          </table:table-cell>
          <table:table-cell office:value-type="float" office:value="0.00268396" calcext:value-type="float">
            <text:p>0.00268396</text:p>
          </table:table-cell>
          <table:table-cell office:value-type="float" office:value="0.0073729" calcext:value-type="float">
            <text:p>0.0073729</text:p>
          </table:table-cell>
          <table:table-cell office:value-type="float" office:value="0.0039464" calcext:value-type="float">
            <text:p>0.0039464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829723" calcext:value-type="float">
            <text:p>0.0829723</text:p>
          </table:table-cell>
          <table:table-cell office:value-type="float" office:value="0.00271554" calcext:value-type="float">
            <text:p>0.00271554</text:p>
          </table:table-cell>
          <table:table-cell office:value-type="float" office:value="0.00739343" calcext:value-type="float">
            <text:p>0.00739343</text:p>
          </table:table-cell>
          <table:table-cell office:value-type="float" office:value="0.00397443" calcext:value-type="float">
            <text:p>0.00397443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817063" calcext:value-type="float">
            <text:p>0.0817063</text:p>
          </table:table-cell>
          <table:table-cell office:value-type="float" office:value="0.00269817" calcext:value-type="float">
            <text:p>0.00269817</text:p>
          </table:table-cell>
          <table:table-cell office:value-type="float" office:value="0.00730776" calcext:value-type="float">
            <text:p>0.00730776</text:p>
          </table:table-cell>
          <table:table-cell office:value-type="float" office:value="0.00391324" calcext:value-type="float">
            <text:p>0.00391324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814813" calcext:value-type="float">
            <text:p>0.0814813</text:p>
          </table:table-cell>
          <table:table-cell office:value-type="float" office:value="0.00270015" calcext:value-type="float">
            <text:p>0.00270015</text:p>
          </table:table-cell>
          <table:table-cell office:value-type="float" office:value="0.007305" calcext:value-type="float">
            <text:p>0.007305</text:p>
          </table:table-cell>
          <table:table-cell office:value-type="float" office:value="0.00389784" calcext:value-type="float">
            <text:p>0.00389784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813944" calcext:value-type="float">
            <text:p>0.0813944</text:p>
          </table:table-cell>
          <table:table-cell office:value-type="float" office:value="0.00271791" calcext:value-type="float">
            <text:p>0.00271791</text:p>
          </table:table-cell>
          <table:table-cell office:value-type="float" office:value="0.00732869" calcext:value-type="float">
            <text:p>0.00732869</text:p>
          </table:table-cell>
          <table:table-cell office:value-type="float" office:value="0.00390692" calcext:value-type="float">
            <text:p>0.00390692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805023" calcext:value-type="float">
            <text:p>0.0805023</text:p>
          </table:table-cell>
          <table:table-cell office:value-type="float" office:value="0.00269896" calcext:value-type="float">
            <text:p>0.00269896</text:p>
          </table:table-cell>
          <table:table-cell office:value-type="float" office:value="0.00737369" calcext:value-type="float">
            <text:p>0.00737369</text:p>
          </table:table-cell>
          <table:table-cell office:value-type="float" office:value="0.00390021" calcext:value-type="float">
            <text:p>0.0039002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803874" calcext:value-type="float">
            <text:p>0.0803874</text:p>
          </table:table-cell>
          <table:table-cell office:value-type="float" office:value="0.00270212" calcext:value-type="float">
            <text:p>0.00270212</text:p>
          </table:table-cell>
          <table:table-cell office:value-type="float" office:value="0.00734764" calcext:value-type="float">
            <text:p>0.00734764</text:p>
          </table:table-cell>
          <table:table-cell office:value-type="float" office:value="0.00389074" calcext:value-type="float">
            <text:p>0.00389074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803976" calcext:value-type="float">
            <text:p>0.0803976</text:p>
          </table:table-cell>
          <table:table-cell office:value-type="float" office:value="0.00274041" calcext:value-type="float">
            <text:p>0.00274041</text:p>
          </table:table-cell>
          <table:table-cell office:value-type="float" office:value="0.00723513" calcext:value-type="float">
            <text:p>0.00723513</text:p>
          </table:table-cell>
          <table:table-cell office:value-type="float" office:value="0.0038785" calcext:value-type="float">
            <text:p>0.0038785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804517" calcext:value-type="float">
            <text:p>0.0804517</text:p>
          </table:table-cell>
          <table:table-cell office:value-type="float" office:value="0.00270844" calcext:value-type="float">
            <text:p>0.00270844</text:p>
          </table:table-cell>
          <table:table-cell office:value-type="float" office:value="0.00729237" calcext:value-type="float">
            <text:p>0.00729237</text:p>
          </table:table-cell>
          <table:table-cell office:value-type="float" office:value="0.00388482" calcext:value-type="float">
            <text:p>0.00388482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810968" calcext:value-type="float">
            <text:p>0.0810968</text:p>
          </table:table-cell>
          <table:table-cell office:value-type="float" office:value="0.00273449" calcext:value-type="float">
            <text:p>0.00273449</text:p>
          </table:table-cell>
          <table:table-cell office:value-type="float" office:value="0.00744238" calcext:value-type="float">
            <text:p>0.00744238</text:p>
          </table:table-cell>
          <table:table-cell office:value-type="float" office:value="0.00388521" calcext:value-type="float">
            <text:p>0.00388521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801845" calcext:value-type="float">
            <text:p>0.0801845</text:p>
          </table:table-cell>
          <table:table-cell office:value-type="float" office:value="0.0027416" calcext:value-type="float">
            <text:p>0.0027416</text:p>
          </table:table-cell>
          <table:table-cell office:value-type="float" office:value="0.00732671" calcext:value-type="float">
            <text:p>0.00732671</text:p>
          </table:table-cell>
          <table:table-cell office:value-type="float" office:value="0.00385955" calcext:value-type="float">
            <text:p>0.00385955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797712" calcext:value-type="float">
            <text:p>0.0797712</text:p>
          </table:table-cell>
          <table:table-cell office:value-type="float" office:value="0.00272896" calcext:value-type="float">
            <text:p>0.00272896</text:p>
          </table:table-cell>
          <table:table-cell office:value-type="float" office:value="0.00732632" calcext:value-type="float">
            <text:p>0.00732632</text:p>
          </table:table-cell>
          <table:table-cell office:value-type="float" office:value="0.00385955" calcext:value-type="float">
            <text:p>0.00385955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803428" calcext:value-type="float">
            <text:p>0.0803428</text:p>
          </table:table-cell>
          <table:table-cell office:value-type="float" office:value="0.00271988" calcext:value-type="float">
            <text:p>0.00271988</text:p>
          </table:table-cell>
          <table:table-cell office:value-type="float" office:value="0.00727382" calcext:value-type="float">
            <text:p>0.00727382</text:p>
          </table:table-cell>
          <table:table-cell office:value-type="float" office:value="0.00386192" calcext:value-type="float">
            <text:p>0.00386192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795576" calcext:value-type="float">
            <text:p>0.0795576</text:p>
          </table:table-cell>
          <table:table-cell office:value-type="float" office:value="0.0032307" calcext:value-type="float">
            <text:p>0.0032307</text:p>
          </table:table-cell>
          <table:table-cell office:value-type="float" office:value="0.00727974" calcext:value-type="float">
            <text:p>0.00727974</text:p>
          </table:table-cell>
          <table:table-cell office:value-type="float" office:value="0.00382994" calcext:value-type="float">
            <text:p>0.00382994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793926" calcext:value-type="float">
            <text:p>0.0793926</text:p>
          </table:table-cell>
          <table:table-cell office:value-type="float" office:value="0.00336018" calcext:value-type="float">
            <text:p>0.00336018</text:p>
          </table:table-cell>
          <table:table-cell office:value-type="float" office:value="0.00854454" calcext:value-type="float">
            <text:p>0.00854454</text:p>
          </table:table-cell>
          <table:table-cell office:value-type="float" office:value="0.00384139" calcext:value-type="float">
            <text:p>0.00384139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791992" calcext:value-type="float">
            <text:p>0.0791992</text:p>
          </table:table-cell>
          <table:table-cell office:value-type="float" office:value="0.00298319" calcext:value-type="float">
            <text:p>0.00298319</text:p>
          </table:table-cell>
          <table:table-cell office:value-type="float" office:value="0.0083898" calcext:value-type="float">
            <text:p>0.0083898</text:p>
          </table:table-cell>
          <table:table-cell office:value-type="float" office:value="0.00383705" calcext:value-type="float">
            <text:p>0.0038370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787049" calcext:value-type="float">
            <text:p>0.0787049</text:p>
          </table:table-cell>
          <table:table-cell office:value-type="float" office:value="0.00290424" calcext:value-type="float">
            <text:p>0.00290424</text:p>
          </table:table-cell>
          <table:table-cell office:value-type="float" office:value="0.00943867" calcext:value-type="float">
            <text:p>0.00943867</text:p>
          </table:table-cell>
          <table:table-cell office:value-type="float" office:value="0.00379836" calcext:value-type="float">
            <text:p>0.00379836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792126" calcext:value-type="float">
            <text:p>0.0792126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734013" calcext:value-type="float">
            <text:p>0.00734013</text:p>
          </table:table-cell>
          <table:table-cell office:value-type="float" office:value="0.00380429" calcext:value-type="float">
            <text:p>0.00380429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783792" calcext:value-type="float">
            <text:p>0.0783792</text:p>
          </table:table-cell>
          <table:table-cell office:value-type="float" office:value="0.00351335" calcext:value-type="float">
            <text:p>0.00351335</text:p>
          </table:table-cell>
          <table:table-cell office:value-type="float" office:value="0.00716368" calcext:value-type="float">
            <text:p>0.00716368</text:p>
          </table:table-cell>
          <table:table-cell office:value-type="float" office:value="0.00380429" calcext:value-type="float">
            <text:p>0.00380429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781219" calcext:value-type="float">
            <text:p>0.0781219</text:p>
          </table:table-cell>
          <table:table-cell office:value-type="float" office:value="0.00366415" calcext:value-type="float">
            <text:p>0.00366415</text:p>
          </table:table-cell>
          <table:table-cell office:value-type="float" office:value="0.0071767" calcext:value-type="float">
            <text:p>0.0071767</text:p>
          </table:table-cell>
          <table:table-cell office:value-type="float" office:value="0.00380586" calcext:value-type="float">
            <text:p>0.00380586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783102" calcext:value-type="float">
            <text:p>0.0783102</text:p>
          </table:table-cell>
          <table:table-cell office:value-type="float" office:value="0.00313951" calcext:value-type="float">
            <text:p>0.00313951</text:p>
          </table:table-cell>
          <table:table-cell office:value-type="float" office:value="0.00715381" calcext:value-type="float">
            <text:p>0.00715381</text:p>
          </table:table-cell>
          <table:table-cell office:value-type="float" office:value="0.00380113" calcext:value-type="float">
            <text:p>0.00380113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777496" calcext:value-type="float">
            <text:p>0.0777496</text:p>
          </table:table-cell>
          <table:table-cell office:value-type="float" office:value="0.00296148" calcext:value-type="float">
            <text:p>0.00296148</text:p>
          </table:table-cell>
          <table:table-cell office:value-type="float" office:value="0.00709302" calcext:value-type="float">
            <text:p>0.00709302</text:p>
          </table:table-cell>
          <table:table-cell office:value-type="float" office:value="0.00377784" calcext:value-type="float">
            <text:p>0.00377784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777133" calcext:value-type="float">
            <text:p>0.0777133</text:p>
          </table:table-cell>
          <table:table-cell office:value-type="float" office:value="0.00291884" calcext:value-type="float">
            <text:p>0.00291884</text:p>
          </table:table-cell>
          <table:table-cell office:value-type="float" office:value="0.00707644" calcext:value-type="float">
            <text:p>0.00707644</text:p>
          </table:table-cell>
          <table:table-cell office:value-type="float" office:value="0.00377468" calcext:value-type="float">
            <text:p>0.0037746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777251" calcext:value-type="float">
            <text:p>0.0777251</text:p>
          </table:table-cell>
          <table:table-cell office:value-type="float" office:value="0.00287423" calcext:value-type="float">
            <text:p>0.00287423</text:p>
          </table:table-cell>
          <table:table-cell office:value-type="float" office:value="0.00710091" calcext:value-type="float">
            <text:p>0.00710091</text:p>
          </table:table-cell>
          <table:table-cell office:value-type="float" office:value="0.00378731" calcext:value-type="float">
            <text:p>0.00378731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770386" calcext:value-type="float">
            <text:p>0.0770386</text:p>
          </table:table-cell>
          <table:table-cell office:value-type="float" office:value="0.00287423" calcext:value-type="float">
            <text:p>0.00287423</text:p>
          </table:table-cell>
          <table:table-cell office:value-type="float" office:value="0.00707762" calcext:value-type="float">
            <text:p>0.00707762</text:p>
          </table:table-cell>
          <table:table-cell office:value-type="float" office:value="0.00375691" calcext:value-type="float">
            <text:p>0.00375691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773971" calcext:value-type="float">
            <text:p>0.0773971</text:p>
          </table:table-cell>
          <table:table-cell office:value-type="float" office:value="0.00286121" calcext:value-type="float">
            <text:p>0.00286121</text:p>
          </table:table-cell>
          <table:table-cell office:value-type="float" office:value="0.00708473" calcext:value-type="float">
            <text:p>0.00708473</text:p>
          </table:table-cell>
          <table:table-cell office:value-type="float" office:value="0.00424247" calcext:value-type="float">
            <text:p>0.0042424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766786" calcext:value-type="float">
            <text:p>0.0766786</text:p>
          </table:table-cell>
          <table:table-cell office:value-type="float" office:value="0.00280949" calcext:value-type="float">
            <text:p>0.00280949</text:p>
          </table:table-cell>
          <table:table-cell office:value-type="float" office:value="0.00698998" calcext:value-type="float">
            <text:p>0.00698998</text:p>
          </table:table-cell>
          <table:table-cell office:value-type="float" office:value="0.00506356" calcext:value-type="float">
            <text:p>0.00506356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763273" calcext:value-type="float">
            <text:p>0.0763273</text:p>
          </table:table-cell>
          <table:table-cell office:value-type="float" office:value="0.00279844" calcext:value-type="float">
            <text:p>0.00279844</text:p>
          </table:table-cell>
          <table:table-cell office:value-type="float" office:value="0.00704367" calcext:value-type="float">
            <text:p>0.00704367</text:p>
          </table:table-cell>
          <table:table-cell office:value-type="float" office:value="0.00401351" calcext:value-type="float">
            <text:p>0.00401351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766703" calcext:value-type="float">
            <text:p>0.0766703</text:p>
          </table:table-cell>
          <table:table-cell office:value-type="float" office:value="0.0027866" calcext:value-type="float">
            <text:p>0.0027866</text:p>
          </table:table-cell>
          <table:table-cell office:value-type="float" office:value="0.00703025" calcext:value-type="float">
            <text:p>0.00703025</text:p>
          </table:table-cell>
          <table:table-cell office:value-type="float" office:value="0.00477618" calcext:value-type="float">
            <text:p>0.00477618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76111" calcext:value-type="float">
            <text:p>0.076111</text:p>
          </table:table-cell>
          <table:table-cell office:value-type="float" office:value="0.00277476" calcext:value-type="float">
            <text:p>0.00277476</text:p>
          </table:table-cell>
          <table:table-cell office:value-type="float" office:value="0.00697933" calcext:value-type="float">
            <text:p>0.00697933</text:p>
          </table:table-cell>
          <table:table-cell office:value-type="float" office:value="0.00499961" calcext:value-type="float">
            <text:p>0.00499961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759337" calcext:value-type="float">
            <text:p>0.0759337</text:p>
          </table:table-cell>
          <table:table-cell office:value-type="float" office:value="0.00278699" calcext:value-type="float">
            <text:p>0.00278699</text:p>
          </table:table-cell>
          <table:table-cell office:value-type="float" office:value="0.00704643" calcext:value-type="float">
            <text:p>0.00704643</text:p>
          </table:table-cell>
          <table:table-cell office:value-type="float" office:value="0.00415207" calcext:value-type="float">
            <text:p>0.00415207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774993" calcext:value-type="float">
            <text:p>0.0774993</text:p>
          </table:table-cell>
          <table:table-cell office:value-type="float" office:value="0.00276686" calcext:value-type="float">
            <text:p>0.00276686</text:p>
          </table:table-cell>
          <table:table-cell office:value-type="float" office:value="0.00772502" calcext:value-type="float">
            <text:p>0.00772502</text:p>
          </table:table-cell>
          <table:table-cell office:value-type="float" office:value="0.00373323" calcext:value-type="float">
            <text:p>0.00373323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772064" calcext:value-type="float">
            <text:p>0.0772064</text:p>
          </table:table-cell>
          <table:table-cell office:value-type="float" office:value="0.00274989" calcext:value-type="float">
            <text:p>0.00274989</text:p>
          </table:table-cell>
          <table:table-cell office:value-type="float" office:value="0.00699906" calcext:value-type="float">
            <text:p>0.00699906</text:p>
          </table:table-cell>
          <table:table-cell office:value-type="float" office:value="0.00372849" calcext:value-type="float">
            <text:p>0.00372849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820544" calcext:value-type="float">
            <text:p>0.0820544</text:p>
          </table:table-cell>
          <table:table-cell office:value-type="float" office:value="0.00273844" calcext:value-type="float">
            <text:p>0.00273844</text:p>
          </table:table-cell>
          <table:table-cell office:value-type="float" office:value="0.00695682" calcext:value-type="float">
            <text:p>0.00695682</text:p>
          </table:table-cell>
          <table:table-cell office:value-type="float" office:value="0.00372494" calcext:value-type="float">
            <text:p>0.00372494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778282" calcext:value-type="float">
            <text:p>0.0778282</text:p>
          </table:table-cell>
          <table:table-cell office:value-type="float" office:value="0.00275936" calcext:value-type="float">
            <text:p>0.00275936</text:p>
          </table:table-cell>
          <table:table-cell office:value-type="float" office:value="0.00691932" calcext:value-type="float">
            <text:p>0.00691932</text:p>
          </table:table-cell>
          <table:table-cell office:value-type="float" office:value="0.00370204" calcext:value-type="float">
            <text:p>0.00370204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77407" calcext:value-type="float">
            <text:p>0.077407</text:p>
          </table:table-cell>
          <table:table-cell office:value-type="float" office:value="0.00274791" calcext:value-type="float">
            <text:p>0.00274791</text:p>
          </table:table-cell>
          <table:table-cell office:value-type="float" office:value="0.00697735" calcext:value-type="float">
            <text:p>0.00697735</text:p>
          </table:table-cell>
          <table:table-cell office:value-type="float" office:value="0.00375139" calcext:value-type="float">
            <text:p>0.0037513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758737" calcext:value-type="float">
            <text:p>0.0758737</text:p>
          </table:table-cell>
          <table:table-cell office:value-type="float" office:value="0.00276133" calcext:value-type="float">
            <text:p>0.00276133</text:p>
          </table:table-cell>
          <table:table-cell office:value-type="float" office:value="0.0069513" calcext:value-type="float">
            <text:p>0.0069513</text:p>
          </table:table-cell>
          <table:table-cell office:value-type="float" office:value="0.00375534" calcext:value-type="float">
            <text:p>0.00375534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739812" calcext:value-type="float">
            <text:p>0.0739812</text:p>
          </table:table-cell>
          <table:table-cell office:value-type="float" office:value="0.00274041" calcext:value-type="float">
            <text:p>0.00274041</text:p>
          </table:table-cell>
          <table:table-cell office:value-type="float" office:value="0.00695248" calcext:value-type="float">
            <text:p>0.00695248</text:p>
          </table:table-cell>
          <table:table-cell office:value-type="float" office:value="0.00370481" calcext:value-type="float">
            <text:p>0.00370481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745406" calcext:value-type="float">
            <text:p>0.0745406</text:p>
          </table:table-cell>
          <table:table-cell office:value-type="float" office:value="0.0027416" calcext:value-type="float">
            <text:p>0.0027416</text:p>
          </table:table-cell>
          <table:table-cell office:value-type="float" office:value="0.00689169" calcext:value-type="float">
            <text:p>0.00689169</text:p>
          </table:table-cell>
          <table:table-cell office:value-type="float" office:value="0.00367283" calcext:value-type="float">
            <text:p>0.00367283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75327" calcext:value-type="float">
            <text:p>0.075327</text:p>
          </table:table-cell>
          <table:table-cell office:value-type="float" office:value="0.00273252" calcext:value-type="float">
            <text:p>0.00273252</text:p>
          </table:table-cell>
          <table:table-cell office:value-type="float" office:value="0.0071467" calcext:value-type="float">
            <text:p>0.0071467</text:p>
          </table:table-cell>
          <table:table-cell office:value-type="float" office:value="0.00366888" calcext:value-type="float">
            <text:p>0.00366888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731677" calcext:value-type="float">
            <text:p>0.0731677</text:p>
          </table:table-cell>
          <table:table-cell office:value-type="float" office:value="0.00274554" calcext:value-type="float">
            <text:p>0.00274554</text:p>
          </table:table-cell>
          <table:table-cell office:value-type="float" office:value="0.00724223" calcext:value-type="float">
            <text:p>0.00724223</text:p>
          </table:table-cell>
          <table:table-cell office:value-type="float" office:value="0.00369652" calcext:value-type="float">
            <text:p>0.00369652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729122" calcext:value-type="float">
            <text:p>0.0729122</text:p>
          </table:table-cell>
          <table:table-cell office:value-type="float" office:value="0.00273449" calcext:value-type="float">
            <text:p>0.00273449</text:p>
          </table:table-cell>
          <table:table-cell office:value-type="float" office:value="0.00693748" calcext:value-type="float">
            <text:p>0.00693748</text:p>
          </table:table-cell>
          <table:table-cell office:value-type="float" office:value="0.00366612" calcext:value-type="float">
            <text:p>0.00366612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731238" calcext:value-type="float">
            <text:p>0.0731238</text:p>
          </table:table-cell>
          <table:table-cell office:value-type="float" office:value="0.00272067" calcext:value-type="float">
            <text:p>0.00272067</text:p>
          </table:table-cell>
          <table:table-cell office:value-type="float" office:value="0.00684827" calcext:value-type="float">
            <text:p>0.00684827</text:p>
          </table:table-cell>
          <table:table-cell office:value-type="float" office:value="0.0036523" calcext:value-type="float">
            <text:p>0.0036523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727997" calcext:value-type="float">
            <text:p>0.0727997</text:p>
          </table:table-cell>
          <table:table-cell office:value-type="float" office:value="0.00272462" calcext:value-type="float">
            <text:p>0.00272462</text:p>
          </table:table-cell>
          <table:table-cell office:value-type="float" office:value="0.00686406" calcext:value-type="float">
            <text:p>0.00686406</text:p>
          </table:table-cell>
          <table:table-cell office:value-type="float" office:value="0.00365546" calcext:value-type="float">
            <text:p>0.0036554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744554" calcext:value-type="float">
            <text:p>0.0744554</text:p>
          </table:table-cell>
          <table:table-cell office:value-type="float" office:value="0.0027187" calcext:value-type="float">
            <text:p>0.0027187</text:p>
          </table:table-cell>
          <table:table-cell office:value-type="float" office:value="0.00785687" calcext:value-type="float">
            <text:p>0.00785687</text:p>
          </table:table-cell>
          <table:table-cell office:value-type="float" office:value="0.00365191" calcext:value-type="float">
            <text:p>0.00365191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733757" calcext:value-type="float">
            <text:p>0.0733757</text:p>
          </table:table-cell>
          <table:table-cell office:value-type="float" office:value="0.00272028" calcext:value-type="float">
            <text:p>0.00272028</text:p>
          </table:table-cell>
          <table:table-cell office:value-type="float" office:value="0.00724066" calcext:value-type="float">
            <text:p>0.00724066</text:p>
          </table:table-cell>
          <table:table-cell office:value-type="float" office:value="0.00361401" calcext:value-type="float">
            <text:p>0.0036140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738822" calcext:value-type="float">
            <text:p>0.0738822</text:p>
          </table:table-cell>
          <table:table-cell office:value-type="float" office:value="0.0027262" calcext:value-type="float">
            <text:p>0.0027262</text:p>
          </table:table-cell>
          <table:table-cell office:value-type="float" office:value="0.00754107" calcext:value-type="float">
            <text:p>0.00754107</text:p>
          </table:table-cell>
          <table:table-cell office:value-type="float" office:value="0.00364993" calcext:value-type="float">
            <text:p>0.00364993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722238" calcext:value-type="float">
            <text:p>0.0722238</text:p>
          </table:table-cell>
          <table:table-cell office:value-type="float" office:value="0.00270844" calcext:value-type="float">
            <text:p>0.00270844</text:p>
          </table:table-cell>
          <table:table-cell office:value-type="float" office:value="0.00800649" calcext:value-type="float">
            <text:p>0.00800649</text:p>
          </table:table-cell>
          <table:table-cell office:value-type="float" office:value="0.00362191" calcext:value-type="float">
            <text:p>0.00362191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727303" calcext:value-type="float">
            <text:p>0.0727303</text:p>
          </table:table-cell>
          <table:table-cell office:value-type="float" office:value="0.00270173" calcext:value-type="float">
            <text:p>0.00270173</text:p>
          </table:table-cell>
          <table:table-cell office:value-type="float" office:value="0.00771042" calcext:value-type="float">
            <text:p>0.00771042</text:p>
          </table:table-cell>
          <table:table-cell office:value-type="float" office:value="0.00362546" calcext:value-type="float">
            <text:p>0.00362546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718239" calcext:value-type="float">
            <text:p>0.0718239</text:p>
          </table:table-cell>
          <table:table-cell office:value-type="float" office:value="0.00269896" calcext:value-type="float">
            <text:p>0.00269896</text:p>
          </table:table-cell>
          <table:table-cell office:value-type="float" office:value="0.00725842" calcext:value-type="float">
            <text:p>0.00725842</text:p>
          </table:table-cell>
          <table:table-cell office:value-type="float" office:value="0.00361006" calcext:value-type="float">
            <text:p>0.00361006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71799" calcext:value-type="float">
            <text:p>0.071799</text:p>
          </table:table-cell>
          <table:table-cell office:value-type="float" office:value="0.00270054" calcext:value-type="float">
            <text:p>0.00270054</text:p>
          </table:table-cell>
          <table:table-cell office:value-type="float" office:value="0.00688814" calcext:value-type="float">
            <text:p>0.00688814</text:p>
          </table:table-cell>
          <table:table-cell office:value-type="float" office:value="0.00362191" calcext:value-type="float">
            <text:p>0.00362191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737337" calcext:value-type="float">
            <text:p>0.0737337</text:p>
          </table:table-cell>
          <table:table-cell office:value-type="float" office:value="0.00269738" calcext:value-type="float">
            <text:p>0.00269738</text:p>
          </table:table-cell>
          <table:table-cell office:value-type="float" office:value="0.00684077" calcext:value-type="float">
            <text:p>0.00684077</text:p>
          </table:table-cell>
          <table:table-cell office:value-type="float" office:value="0.00361283" calcext:value-type="float">
            <text:p>0.00361283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712673" calcext:value-type="float">
            <text:p>0.0712673</text:p>
          </table:table-cell>
          <table:table-cell office:value-type="float" office:value="0.0027037" calcext:value-type="float">
            <text:p>0.0027037</text:p>
          </table:table-cell>
          <table:table-cell office:value-type="float" office:value="0.00675589" calcext:value-type="float">
            <text:p>0.00675589</text:p>
          </table:table-cell>
          <table:table-cell office:value-type="float" office:value="0.00365546" calcext:value-type="float">
            <text:p>0.00365546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711366" calcext:value-type="float">
            <text:p>0.0711366</text:p>
          </table:table-cell>
          <table:table-cell office:value-type="float" office:value="0.00268159" calcext:value-type="float">
            <text:p>0.00268159</text:p>
          </table:table-cell>
          <table:table-cell office:value-type="float" office:value="0.00680958" calcext:value-type="float">
            <text:p>0.00680958</text:p>
          </table:table-cell>
          <table:table-cell office:value-type="float" office:value="0.00362349" calcext:value-type="float">
            <text:p>0.00362349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708725" calcext:value-type="float">
            <text:p>0.0708725</text:p>
          </table:table-cell>
          <table:table-cell office:value-type="float" office:value="0.00267883" calcext:value-type="float">
            <text:p>0.00267883</text:p>
          </table:table-cell>
          <table:table-cell office:value-type="float" office:value="0.00689998" calcext:value-type="float">
            <text:p>0.00689998</text:p>
          </table:table-cell>
          <table:table-cell office:value-type="float" office:value="0.00360138" calcext:value-type="float">
            <text:p>0.00360138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703988" calcext:value-type="float">
            <text:p>0.0703988</text:p>
          </table:table-cell>
          <table:table-cell office:value-type="float" office:value="0.00267725" calcext:value-type="float">
            <text:p>0.00267725</text:p>
          </table:table-cell>
          <table:table-cell office:value-type="float" office:value="0.0068534" calcext:value-type="float">
            <text:p>0.0068534</text:p>
          </table:table-cell>
          <table:table-cell office:value-type="float" office:value="0.00358519" calcext:value-type="float">
            <text:p>0.0035851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704936" calcext:value-type="float">
            <text:p>0.0704936</text:p>
          </table:table-cell>
          <table:table-cell office:value-type="float" office:value="0.00268199" calcext:value-type="float">
            <text:p>0.00268199</text:p>
          </table:table-cell>
          <table:table-cell office:value-type="float" office:value="0.00672905" calcext:value-type="float">
            <text:p>0.00672905</text:p>
          </table:table-cell>
          <table:table-cell office:value-type="float" office:value="0.00357967" calcext:value-type="float">
            <text:p>0.00357967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707545" calcext:value-type="float">
            <text:p>0.0707545</text:p>
          </table:table-cell>
          <table:table-cell office:value-type="float" office:value="0.00268357" calcext:value-type="float">
            <text:p>0.00268357</text:p>
          </table:table-cell>
          <table:table-cell office:value-type="float" office:value="0.00670378" calcext:value-type="float">
            <text:p>0.00670378</text:p>
          </table:table-cell>
          <table:table-cell office:value-type="float" office:value="0.0035773" calcext:value-type="float">
            <text:p>0.0035773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699677" calcext:value-type="float">
            <text:p>0.0699677</text:p>
          </table:table-cell>
          <table:table-cell office:value-type="float" office:value="0.00270567" calcext:value-type="float">
            <text:p>0.00270567</text:p>
          </table:table-cell>
          <table:table-cell office:value-type="float" office:value="0.00678353" calcext:value-type="float">
            <text:p>0.00678353</text:p>
          </table:table-cell>
          <table:table-cell office:value-type="float" office:value="0.00356309" calcext:value-type="float">
            <text:p>0.00356309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701485" calcext:value-type="float">
            <text:p>0.0701485</text:p>
          </table:table-cell>
          <table:table-cell office:value-type="float" office:value="0.00267409" calcext:value-type="float">
            <text:p>0.00267409</text:p>
          </table:table-cell>
          <table:table-cell office:value-type="float" office:value="0.00669036" calcext:value-type="float">
            <text:p>0.00669036</text:p>
          </table:table-cell>
          <table:table-cell office:value-type="float" office:value="0.00355006" calcext:value-type="float">
            <text:p>0.00355006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693495" calcext:value-type="float">
            <text:p>0.0693495</text:p>
          </table:table-cell>
          <table:table-cell office:value-type="float" office:value="0.00268751" calcext:value-type="float">
            <text:p>0.00268751</text:p>
          </table:table-cell>
          <table:table-cell office:value-type="float" office:value="0.00670023" calcext:value-type="float">
            <text:p>0.00670023</text:p>
          </table:table-cell>
          <table:table-cell office:value-type="float" office:value="0.00355401" calcext:value-type="float">
            <text:p>0.00355401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689481" calcext:value-type="float">
            <text:p>0.0689481</text:p>
          </table:table-cell>
          <table:table-cell office:value-type="float" office:value="0.0028166" calcext:value-type="float">
            <text:p>0.0028166</text:p>
          </table:table-cell>
          <table:table-cell office:value-type="float" office:value="0.00669431" calcext:value-type="float">
            <text:p>0.00669431</text:p>
          </table:table-cell>
          <table:table-cell office:value-type="float" office:value="0.00353624" calcext:value-type="float">
            <text:p>0.00353624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684945" calcext:value-type="float">
            <text:p>0.0684945</text:p>
          </table:table-cell>
          <table:table-cell office:value-type="float" office:value="0.00289516" calcext:value-type="float">
            <text:p>0.00289516</text:p>
          </table:table-cell>
          <table:table-cell office:value-type="float" office:value="0.00661575" calcext:value-type="float">
            <text:p>0.00661575</text:p>
          </table:table-cell>
          <table:table-cell office:value-type="float" office:value="0.00352519" calcext:value-type="float">
            <text:p>0.00352519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697384" calcext:value-type="float">
            <text:p>0.0697384</text:p>
          </table:table-cell>
          <table:table-cell office:value-type="float" office:value="0.00280397" calcext:value-type="float">
            <text:p>0.00280397</text:p>
          </table:table-cell>
          <table:table-cell office:value-type="float" office:value="0.00663194" calcext:value-type="float">
            <text:p>0.00663194</text:p>
          </table:table-cell>
          <table:table-cell office:value-type="float" office:value="0.00351058" calcext:value-type="float">
            <text:p>0.00351058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687586" calcext:value-type="float">
            <text:p>0.0687586</text:p>
          </table:table-cell>
          <table:table-cell office:value-type="float" office:value="0.00285726" calcext:value-type="float">
            <text:p>0.00285726</text:p>
          </table:table-cell>
          <table:table-cell office:value-type="float" office:value="0.00666115" calcext:value-type="float">
            <text:p>0.00666115</text:p>
          </table:table-cell>
          <table:table-cell office:value-type="float" office:value="0.00351848" calcext:value-type="float">
            <text:p>0.00351848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685964" calcext:value-type="float">
            <text:p>0.0685964</text:p>
          </table:table-cell>
          <table:table-cell office:value-type="float" office:value="0.00284937" calcext:value-type="float">
            <text:p>0.00284937</text:p>
          </table:table-cell>
          <table:table-cell office:value-type="float" office:value="0.00664299" calcext:value-type="float">
            <text:p>0.00664299</text:p>
          </table:table-cell>
          <table:table-cell office:value-type="float" office:value="0.00352756" calcext:value-type="float">
            <text:p>0.0035275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687452" calcext:value-type="float">
            <text:p>0.0687452</text:p>
          </table:table-cell>
          <table:table-cell office:value-type="float" office:value="0.00284542" calcext:value-type="float">
            <text:p>0.00284542</text:p>
          </table:table-cell>
          <table:table-cell office:value-type="float" office:value="0.00672392" calcext:value-type="float">
            <text:p>0.00672392</text:p>
          </table:table-cell>
          <table:table-cell office:value-type="float" office:value="0.00349835" calcext:value-type="float">
            <text:p>0.00349835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681384" calcext:value-type="float">
            <text:p>0.0681384</text:p>
          </table:table-cell>
          <table:table-cell office:value-type="float" office:value="0.00290779" calcext:value-type="float">
            <text:p>0.00290779</text:p>
          </table:table-cell>
          <table:table-cell office:value-type="float" office:value="0.00669036" calcext:value-type="float">
            <text:p>0.00669036</text:p>
          </table:table-cell>
          <table:table-cell office:value-type="float" office:value="0.00354572" calcext:value-type="float">
            <text:p>0.00354572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673572" calcext:value-type="float">
            <text:p>0.0673572</text:p>
          </table:table-cell>
          <table:table-cell office:value-type="float" office:value="0.00285608" calcext:value-type="float">
            <text:p>0.00285608</text:p>
          </table:table-cell>
          <table:table-cell office:value-type="float" office:value="0.00658496" calcext:value-type="float">
            <text:p>0.00658496</text:p>
          </table:table-cell>
          <table:table-cell office:value-type="float" office:value="0.00349282" calcext:value-type="float">
            <text:p>0.00349282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677338" calcext:value-type="float">
            <text:p>0.0677338</text:p>
          </table:table-cell>
          <table:table-cell office:value-type="float" office:value="0.00285489" calcext:value-type="float">
            <text:p>0.00285489</text:p>
          </table:table-cell>
          <table:table-cell office:value-type="float" office:value="0.00670497" calcext:value-type="float">
            <text:p>0.00670497</text:p>
          </table:table-cell>
          <table:table-cell office:value-type="float" office:value="0.00348848" calcext:value-type="float">
            <text:p>0.00348848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669451" calcext:value-type="float">
            <text:p>0.0669451</text:p>
          </table:table-cell>
          <table:table-cell office:value-type="float" office:value="0.00282884" calcext:value-type="float">
            <text:p>0.00282884</text:p>
          </table:table-cell>
          <table:table-cell office:value-type="float" office:value="0.00669273" calcext:value-type="float">
            <text:p>0.00669273</text:p>
          </table:table-cell>
          <table:table-cell office:value-type="float" office:value="0.00350269" calcext:value-type="float">
            <text:p>0.00350269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666798" calcext:value-type="float">
            <text:p>0.0666798</text:p>
          </table:table-cell>
          <table:table-cell office:value-type="float" office:value="0.00282647" calcext:value-type="float">
            <text:p>0.00282647</text:p>
          </table:table-cell>
          <table:table-cell office:value-type="float" office:value="0.00651983" calcext:value-type="float">
            <text:p>0.00651983</text:p>
          </table:table-cell>
          <table:table-cell office:value-type="float" office:value="0.00347506" calcext:value-type="float">
            <text:p>0.00347506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672021" calcext:value-type="float">
            <text:p>0.0672021</text:p>
          </table:table-cell>
          <table:table-cell office:value-type="float" office:value="0.00299582" calcext:value-type="float">
            <text:p>0.00299582</text:p>
          </table:table-cell>
          <table:table-cell office:value-type="float" office:value="0.00656443" calcext:value-type="float">
            <text:p>0.00656443</text:p>
          </table:table-cell>
          <table:table-cell office:value-type="float" office:value="0.00347979" calcext:value-type="float">
            <text:p>0.00347979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66437" calcext:value-type="float">
            <text:p>0.066437</text:p>
          </table:table-cell>
          <table:table-cell office:value-type="float" office:value="0.00297411" calcext:value-type="float">
            <text:p>0.00297411</text:p>
          </table:table-cell>
          <table:table-cell office:value-type="float" office:value="0.00688103" calcext:value-type="float">
            <text:p>0.00688103</text:p>
          </table:table-cell>
          <table:table-cell office:value-type="float" office:value="0.00346519" calcext:value-type="float">
            <text:p>0.00346519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661674" calcext:value-type="float">
            <text:p>0.0661674</text:p>
          </table:table-cell>
          <table:table-cell office:value-type="float" office:value="0.00281423" calcext:value-type="float">
            <text:p>0.00281423</text:p>
          </table:table-cell>
          <table:table-cell office:value-type="float" office:value="0.00765989" calcext:value-type="float">
            <text:p>0.00765989</text:p>
          </table:table-cell>
          <table:table-cell office:value-type="float" office:value="0.00348848" calcext:value-type="float">
            <text:p>0.00348848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668681" calcext:value-type="float">
            <text:p>0.0668681</text:p>
          </table:table-cell>
          <table:table-cell office:value-type="float" office:value="0.00278699" calcext:value-type="float">
            <text:p>0.00278699</text:p>
          </table:table-cell>
          <table:table-cell office:value-type="float" office:value="0.00746962" calcext:value-type="float">
            <text:p>0.00746962</text:p>
          </table:table-cell>
          <table:table-cell office:value-type="float" office:value="0.00348414" calcext:value-type="float">
            <text:p>0.0034841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659961" calcext:value-type="float">
            <text:p>0.0659961</text:p>
          </table:table-cell>
          <table:table-cell office:value-type="float" office:value="0.00277199" calcext:value-type="float">
            <text:p>0.00277199</text:p>
          </table:table-cell>
          <table:table-cell office:value-type="float" office:value="0.00733777" calcext:value-type="float">
            <text:p>0.00733777</text:p>
          </table:table-cell>
          <table:table-cell office:value-type="float" office:value="0.00343834" calcext:value-type="float">
            <text:p>0.00343834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654288" calcext:value-type="float">
            <text:p>0.0654288</text:p>
          </table:table-cell>
          <table:table-cell office:value-type="float" office:value="0.00275265" calcext:value-type="float">
            <text:p>0.00275265</text:p>
          </table:table-cell>
          <table:table-cell office:value-type="float" office:value="0.00674089" calcext:value-type="float">
            <text:p>0.00674089</text:p>
          </table:table-cell>
          <table:table-cell office:value-type="float" office:value="0.00345098" calcext:value-type="float">
            <text:p>0.00345098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658777" calcext:value-type="float">
            <text:p>0.0658777</text:p>
          </table:table-cell>
          <table:table-cell office:value-type="float" office:value="0.00276015" calcext:value-type="float">
            <text:p>0.00276015</text:p>
          </table:table-cell>
          <table:table-cell office:value-type="float" office:value="0.00649969" calcext:value-type="float">
            <text:p>0.00649969</text:p>
          </table:table-cell>
          <table:table-cell office:value-type="float" office:value="0.0034265" calcext:value-type="float">
            <text:p>0.0034265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655579" calcext:value-type="float">
            <text:p>0.0655579</text:p>
          </table:table-cell>
          <table:table-cell office:value-type="float" office:value="0.00275739" calcext:value-type="float">
            <text:p>0.00275739</text:p>
          </table:table-cell>
          <table:table-cell office:value-type="float" office:value="0.00647246" calcext:value-type="float">
            <text:p>0.00647246</text:p>
          </table:table-cell>
          <table:table-cell office:value-type="float" office:value="0.00343519" calcext:value-type="float">
            <text:p>0.00343519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647861" calcext:value-type="float">
            <text:p>0.0647861</text:p>
          </table:table-cell>
          <table:table-cell office:value-type="float" office:value="0.0027341" calcext:value-type="float">
            <text:p>0.0027341</text:p>
          </table:table-cell>
          <table:table-cell office:value-type="float" office:value="0.0064539" calcext:value-type="float">
            <text:p>0.0064539</text:p>
          </table:table-cell>
          <table:table-cell office:value-type="float" office:value="0.00342453" calcext:value-type="float">
            <text:p>0.00342453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647518" calcext:value-type="float">
            <text:p>0.0647518</text:p>
          </table:table-cell>
          <table:table-cell office:value-type="float" office:value="0.00275541" calcext:value-type="float">
            <text:p>0.00275541</text:p>
          </table:table-cell>
          <table:table-cell office:value-type="float" office:value="0.00648469" calcext:value-type="float">
            <text:p>0.00648469</text:p>
          </table:table-cell>
          <table:table-cell office:value-type="float" office:value="0.00342058" calcext:value-type="float">
            <text:p>0.00342058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661307" calcext:value-type="float">
            <text:p>0.0661307</text:p>
          </table:table-cell>
          <table:table-cell office:value-type="float" office:value="0.00273133" calcext:value-type="float">
            <text:p>0.00273133</text:p>
          </table:table-cell>
          <table:table-cell office:value-type="float" office:value="0.00643377" calcext:value-type="float">
            <text:p>0.00643377</text:p>
          </table:table-cell>
          <table:table-cell office:value-type="float" office:value="0.00342848" calcext:value-type="float">
            <text:p>0.00342848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649583" calcext:value-type="float">
            <text:p>0.0649583</text:p>
          </table:table-cell>
          <table:table-cell office:value-type="float" office:value="0.00271712" calcext:value-type="float">
            <text:p>0.00271712</text:p>
          </table:table-cell>
          <table:table-cell office:value-type="float" office:value="0.0064543" calcext:value-type="float">
            <text:p>0.0064543</text:p>
          </table:table-cell>
          <table:table-cell office:value-type="float" office:value="0.00339966" calcext:value-type="float">
            <text:p>0.00339966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644707" calcext:value-type="float">
            <text:p>0.0644707</text:p>
          </table:table-cell>
          <table:table-cell office:value-type="float" office:value="0.00272738" calcext:value-type="float">
            <text:p>0.00272738</text:p>
          </table:table-cell>
          <table:table-cell office:value-type="float" office:value="0.00646732" calcext:value-type="float">
            <text:p>0.00646732</text:p>
          </table:table-cell>
          <table:table-cell office:value-type="float" office:value="0.00426457" calcext:value-type="float">
            <text:p>0.00426457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647842" calcext:value-type="float">
            <text:p>0.0647842</text:p>
          </table:table-cell>
          <table:table-cell office:value-type="float" office:value="0.00272107" calcext:value-type="float">
            <text:p>0.00272107</text:p>
          </table:table-cell>
          <table:table-cell office:value-type="float" office:value="0.00650601" calcext:value-type="float">
            <text:p>0.00650601</text:p>
          </table:table-cell>
          <table:table-cell office:value-type="float" office:value="0.00417812" calcext:value-type="float">
            <text:p>0.0041781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641293" calcext:value-type="float">
            <text:p>0.0641293</text:p>
          </table:table-cell>
          <table:table-cell office:value-type="float" office:value="0.00272028" calcext:value-type="float">
            <text:p>0.00272028</text:p>
          </table:table-cell>
          <table:table-cell office:value-type="float" office:value="0.00639114" calcext:value-type="float">
            <text:p>0.00639114</text:p>
          </table:table-cell>
          <table:table-cell office:value-type="float" office:value="0.00340203" calcext:value-type="float">
            <text:p>0.00340203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639236" calcext:value-type="float">
            <text:p>0.0639236</text:p>
          </table:table-cell>
          <table:table-cell office:value-type="float" office:value="0.00316793" calcext:value-type="float">
            <text:p>0.00316793</text:p>
          </table:table-cell>
          <table:table-cell office:value-type="float" office:value="0.00645311" calcext:value-type="float">
            <text:p>0.00645311</text:p>
          </table:table-cell>
          <table:table-cell office:value-type="float" office:value="0.0033736" calcext:value-type="float">
            <text:p>0.0033736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640945" calcext:value-type="float">
            <text:p>0.0640945</text:p>
          </table:table-cell>
          <table:table-cell office:value-type="float" office:value="0.00312412" calcext:value-type="float">
            <text:p>0.00312412</text:p>
          </table:table-cell>
          <table:table-cell office:value-type="float" office:value="0.00636982" calcext:value-type="float">
            <text:p>0.00636982</text:p>
          </table:table-cell>
          <table:table-cell office:value-type="float" office:value="0.00344308" calcext:value-type="float">
            <text:p>0.00344308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635584" calcext:value-type="float">
            <text:p>0.0635584</text:p>
          </table:table-cell>
          <table:table-cell office:value-type="float" office:value="0.00294253" calcext:value-type="float">
            <text:p>0.00294253</text:p>
          </table:table-cell>
          <table:table-cell office:value-type="float" office:value="0.00639864" calcext:value-type="float">
            <text:p>0.00639864</text:p>
          </table:table-cell>
          <table:table-cell office:value-type="float" office:value="0.00444261" calcext:value-type="float">
            <text:p>0.00444261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632272" calcext:value-type="float">
            <text:p>0.0632272</text:p>
          </table:table-cell>
          <table:table-cell office:value-type="float" office:value="0.00332702" calcext:value-type="float">
            <text:p>0.00332702</text:p>
          </table:table-cell>
          <table:table-cell office:value-type="float" office:value="0.00638758" calcext:value-type="float">
            <text:p>0.00638758</text:p>
          </table:table-cell>
          <table:table-cell office:value-type="float" office:value="0.00404706" calcext:value-type="float">
            <text:p>0.00404706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636267" calcext:value-type="float">
            <text:p>0.0636267</text:p>
          </table:table-cell>
          <table:table-cell office:value-type="float" office:value="0.00320978" calcext:value-type="float">
            <text:p>0.00320978</text:p>
          </table:table-cell>
          <table:table-cell office:value-type="float" office:value="0.00640574" calcext:value-type="float">
            <text:p>0.00640574</text:p>
          </table:table-cell>
          <table:table-cell office:value-type="float" office:value="0.00340992" calcext:value-type="float">
            <text:p>0.00340992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630867" calcext:value-type="float">
            <text:p>0.0630867</text:p>
          </table:table-cell>
          <table:table-cell office:value-type="float" office:value="0.00304793" calcext:value-type="float">
            <text:p>0.00304793</text:p>
          </table:table-cell>
          <table:table-cell office:value-type="float" office:value="0.00645785" calcext:value-type="float">
            <text:p>0.00645785</text:p>
          </table:table-cell>
          <table:table-cell office:value-type="float" office:value="0.00335466" calcext:value-type="float">
            <text:p>0.00335466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626177" calcext:value-type="float">
            <text:p>0.0626177</text:p>
          </table:table-cell>
          <table:table-cell office:value-type="float" office:value="0.00294253" calcext:value-type="float">
            <text:p>0.00294253</text:p>
          </table:table-cell>
          <table:table-cell office:value-type="float" office:value="0.00647246" calcext:value-type="float">
            <text:p>0.00647246</text:p>
          </table:table-cell>
          <table:table-cell office:value-type="float" office:value="0.00334005" calcext:value-type="float">
            <text:p>0.00334005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626544" calcext:value-type="float">
            <text:p>0.0626544</text:p>
          </table:table-cell>
          <table:table-cell office:value-type="float" office:value="0.00290463" calcext:value-type="float">
            <text:p>0.00290463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333492" calcext:value-type="float">
            <text:p>0.00333492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624575" calcext:value-type="float">
            <text:p>0.0624575</text:p>
          </table:table-cell>
          <table:table-cell office:value-type="float" office:value="0.00289753" calcext:value-type="float">
            <text:p>0.00289753</text:p>
          </table:table-cell>
          <table:table-cell office:value-type="float" office:value="0.0062956" calcext:value-type="float">
            <text:p>0.0062956</text:p>
          </table:table-cell>
          <table:table-cell office:value-type="float" office:value="0.00330926" calcext:value-type="float">
            <text:p>0.00330926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620074" calcext:value-type="float">
            <text:p>0.0620074</text:p>
          </table:table-cell>
          <table:table-cell office:value-type="float" office:value="0.0028395" calcext:value-type="float">
            <text:p>0.0028395</text:p>
          </table:table-cell>
          <table:table-cell office:value-type="float" office:value="0.00628258" calcext:value-type="float">
            <text:p>0.00628258</text:p>
          </table:table-cell>
          <table:table-cell office:value-type="float" office:value="0.00332307" calcext:value-type="float">
            <text:p>0.00332307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618681" calcext:value-type="float">
            <text:p>0.0618681</text:p>
          </table:table-cell>
          <table:table-cell office:value-type="float" office:value="0.00280476" calcext:value-type="float">
            <text:p>0.00280476</text:p>
          </table:table-cell>
          <table:table-cell office:value-type="float" office:value="0.00634692" calcext:value-type="float">
            <text:p>0.00634692</text:p>
          </table:table-cell>
          <table:table-cell office:value-type="float" office:value="0.00381929" calcext:value-type="float">
            <text:p>0.00381929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615333" calcext:value-type="float">
            <text:p>0.0615333</text:p>
          </table:table-cell>
          <table:table-cell office:value-type="float" office:value="0.00279055" calcext:value-type="float">
            <text:p>0.00279055</text:p>
          </table:table-cell>
          <table:table-cell office:value-type="float" office:value="0.00626995" calcext:value-type="float">
            <text:p>0.00626995</text:p>
          </table:table-cell>
          <table:table-cell office:value-type="float" office:value="0.00361006" calcext:value-type="float">
            <text:p>0.00361006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606751" calcext:value-type="float">
            <text:p>0.0606751</text:p>
          </table:table-cell>
          <table:table-cell office:value-type="float" office:value="0.00277712" calcext:value-type="float">
            <text:p>0.00277712</text:p>
          </table:table-cell>
          <table:table-cell office:value-type="float" office:value="0.00624468" calcext:value-type="float">
            <text:p>0.00624468</text:p>
          </table:table-cell>
          <table:table-cell office:value-type="float" office:value="0.00331123" calcext:value-type="float">
            <text:p>0.00331123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612467" calcext:value-type="float">
            <text:p>0.0612467</text:p>
          </table:table-cell>
          <table:table-cell office:value-type="float" office:value="0.00279726" calcext:value-type="float">
            <text:p>0.00279726</text:p>
          </table:table-cell>
          <table:table-cell office:value-type="float" office:value="0.00625337" calcext:value-type="float">
            <text:p>0.00625337</text:p>
          </table:table-cell>
          <table:table-cell office:value-type="float" office:value="0.00328755" calcext:value-type="float">
            <text:p>0.00328755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61375" calcext:value-type="float">
            <text:p>0.061375</text:p>
          </table:table-cell>
          <table:table-cell office:value-type="float" office:value="0.00279173" calcext:value-type="float">
            <text:p>0.00279173</text:p>
          </table:table-cell>
          <table:table-cell office:value-type="float" office:value="0.00626047" calcext:value-type="float">
            <text:p>0.00626047</text:p>
          </table:table-cell>
          <table:table-cell office:value-type="float" office:value="0.00328794" calcext:value-type="float">
            <text:p>0.00328794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612519" calcext:value-type="float">
            <text:p>0.0612519</text:p>
          </table:table-cell>
          <table:table-cell office:value-type="float" office:value="0.00274081" calcext:value-type="float">
            <text:p>0.00274081</text:p>
          </table:table-cell>
          <table:table-cell office:value-type="float" office:value="0.00625534" calcext:value-type="float">
            <text:p>0.00625534</text:p>
          </table:table-cell>
          <table:table-cell office:value-type="float" office:value="0.00329426" calcext:value-type="float">
            <text:p>0.00329426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606633" calcext:value-type="float">
            <text:p>0.0606633</text:p>
          </table:table-cell>
          <table:table-cell office:value-type="float" office:value="0.00275028" calcext:value-type="float">
            <text:p>0.00275028</text:p>
          </table:table-cell>
          <table:table-cell office:value-type="float" office:value="0.00619849" calcext:value-type="float">
            <text:p>0.00619849</text:p>
          </table:table-cell>
          <table:table-cell office:value-type="float" office:value="0.00326702" calcext:value-type="float">
            <text:p>0.00326702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603254" calcext:value-type="float">
            <text:p>0.0603254</text:p>
          </table:table-cell>
          <table:table-cell office:value-type="float" office:value="0.00275541" calcext:value-type="float">
            <text:p>0.00275541</text:p>
          </table:table-cell>
          <table:table-cell office:value-type="float" office:value="0.00627073" calcext:value-type="float">
            <text:p>0.00627073</text:p>
          </table:table-cell>
          <table:table-cell office:value-type="float" office:value="0.00326268" calcext:value-type="float">
            <text:p>0.00326268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60428" calcext:value-type="float">
            <text:p>0.060428</text:p>
          </table:table-cell>
          <table:table-cell office:value-type="float" office:value="0.00274396" calcext:value-type="float">
            <text:p>0.00274396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0326307" calcext:value-type="float">
            <text:p>0.0032630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598706" calcext:value-type="float">
            <text:p>0.0598706</text:p>
          </table:table-cell>
          <table:table-cell office:value-type="float" office:value="0.0027491" calcext:value-type="float">
            <text:p>0.0027491</text:p>
          </table:table-cell>
          <table:table-cell office:value-type="float" office:value="0.0065143" calcext:value-type="float">
            <text:p>0.0065143</text:p>
          </table:table-cell>
          <table:table-cell office:value-type="float" office:value="0.00324333" calcext:value-type="float">
            <text:p>0.00324333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59785" calcext:value-type="float">
            <text:p>0.059785</text:p>
          </table:table-cell>
          <table:table-cell office:value-type="float" office:value="0.00301279" calcext:value-type="float">
            <text:p>0.00301279</text:p>
          </table:table-cell>
          <table:table-cell office:value-type="float" office:value="0.0062806" calcext:value-type="float">
            <text:p>0.0062806</text:p>
          </table:table-cell>
          <table:table-cell office:value-type="float" office:value="0.00324491" calcext:value-type="float">
            <text:p>0.00324491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597893" calcext:value-type="float">
            <text:p>0.0597893</text:p>
          </table:table-cell>
          <table:table-cell office:value-type="float" office:value="0.00289003" calcext:value-type="float">
            <text:p>0.00289003</text:p>
          </table:table-cell>
          <table:table-cell office:value-type="float" office:value="0.00718421" calcext:value-type="float">
            <text:p>0.00718421</text:p>
          </table:table-cell>
          <table:table-cell office:value-type="float" office:value="0.00326505" calcext:value-type="float">
            <text:p>0.00326505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596934" calcext:value-type="float">
            <text:p>0.0596934</text:p>
          </table:table-cell>
          <table:table-cell office:value-type="float" office:value="0.00284265" calcext:value-type="float">
            <text:p>0.00284265</text:p>
          </table:table-cell>
          <table:table-cell office:value-type="float" office:value="0.00629995" calcext:value-type="float">
            <text:p>0.00629995</text:p>
          </table:table-cell>
          <table:table-cell office:value-type="float" office:value="0.00323228" calcext:value-type="float">
            <text:p>0.0032322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589066" calcext:value-type="float">
            <text:p>0.0589066</text:p>
          </table:table-cell>
          <table:table-cell office:value-type="float" office:value="0.00284068" calcext:value-type="float">
            <text:p>0.00284068</text:p>
          </table:table-cell>
          <table:table-cell office:value-type="float" office:value="0.00677642" calcext:value-type="float">
            <text:p>0.00677642</text:p>
          </table:table-cell>
          <table:table-cell office:value-type="float" office:value="0.00323386" calcext:value-type="float">
            <text:p>0.00323386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588221" calcext:value-type="float">
            <text:p>0.0588221</text:p>
          </table:table-cell>
          <table:table-cell office:value-type="float" office:value="0.00281542" calcext:value-type="float">
            <text:p>0.00281542</text:p>
          </table:table-cell>
          <table:table-cell office:value-type="float" office:value="0.0069509" calcext:value-type="float">
            <text:p>0.0069509</text:p>
          </table:table-cell>
          <table:table-cell office:value-type="float" office:value="0.00324175" calcext:value-type="float">
            <text:p>0.00324175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595552" calcext:value-type="float">
            <text:p>0.0595552</text:p>
          </table:table-cell>
          <table:table-cell office:value-type="float" office:value="0.0027866" calcext:value-type="float">
            <text:p>0.0027866</text:p>
          </table:table-cell>
          <table:table-cell office:value-type="float" office:value="0.00869889" calcext:value-type="float">
            <text:p>0.00869889</text:p>
          </table:table-cell>
          <table:table-cell office:value-type="float" office:value="0.00322596" calcext:value-type="float">
            <text:p>0.00322596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580089" calcext:value-type="float">
            <text:p>0.0580089</text:p>
          </table:table-cell>
          <table:table-cell office:value-type="float" office:value="0.00278699" calcext:value-type="float">
            <text:p>0.00278699</text:p>
          </table:table-cell>
          <table:table-cell office:value-type="float" office:value="0.00837835" calcext:value-type="float">
            <text:p>0.00837835</text:p>
          </table:table-cell>
          <table:table-cell office:value-type="float" office:value="0.00320544" calcext:value-type="float">
            <text:p>0.00320544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577385" calcext:value-type="float">
            <text:p>0.0577385</text:p>
          </table:table-cell>
          <table:table-cell office:value-type="float" office:value="0.00277633" calcext:value-type="float">
            <text:p>0.00277633</text:p>
          </table:table-cell>
          <table:table-cell office:value-type="float" office:value="0.00641048" calcext:value-type="float">
            <text:p>0.00641048</text:p>
          </table:table-cell>
          <table:table-cell office:value-type="float" office:value="0.00320662" calcext:value-type="float">
            <text:p>0.00320662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575277" calcext:value-type="float">
            <text:p>0.0575277</text:p>
          </table:table-cell>
          <table:table-cell office:value-type="float" office:value="0.00276252" calcext:value-type="float">
            <text:p>0.00276252</text:p>
          </table:table-cell>
          <table:table-cell office:value-type="float" office:value="0.00616573" calcext:value-type="float">
            <text:p>0.00616573</text:p>
          </table:table-cell>
          <table:table-cell office:value-type="float" office:value="0.00319715" calcext:value-type="float">
            <text:p>0.0031971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578277" calcext:value-type="float">
            <text:p>0.0578277</text:p>
          </table:table-cell>
          <table:table-cell office:value-type="float" office:value="0.0027562" calcext:value-type="float">
            <text:p>0.0027562</text:p>
          </table:table-cell>
          <table:table-cell office:value-type="float" office:value="0.00612744" calcext:value-type="float">
            <text:p>0.00612744</text:p>
          </table:table-cell>
          <table:table-cell office:value-type="float" office:value="0.00319596" calcext:value-type="float">
            <text:p>0.00319596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571132" calcext:value-type="float">
            <text:p>0.0571132</text:p>
          </table:table-cell>
          <table:table-cell office:value-type="float" office:value="0.00277278" calcext:value-type="float">
            <text:p>0.00277278</text:p>
          </table:table-cell>
          <table:table-cell office:value-type="float" office:value="0.00619415" calcext:value-type="float">
            <text:p>0.00619415</text:p>
          </table:table-cell>
          <table:table-cell office:value-type="float" office:value="0.00318846" calcext:value-type="float">
            <text:p>0.00318846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569881" calcext:value-type="float">
            <text:p>0.0569881</text:p>
          </table:table-cell>
          <table:table-cell office:value-type="float" office:value="0.0027416" calcext:value-type="float">
            <text:p>0.0027416</text:p>
          </table:table-cell>
          <table:table-cell office:value-type="float" office:value="0.00614481" calcext:value-type="float">
            <text:p>0.00614481</text:p>
          </table:table-cell>
          <table:table-cell office:value-type="float" office:value="0.00319241" calcext:value-type="float">
            <text:p>0.00319241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572609" calcext:value-type="float">
            <text:p>0.0572609</text:p>
          </table:table-cell>
          <table:table-cell office:value-type="float" office:value="0.00274989" calcext:value-type="float">
            <text:p>0.00274989</text:p>
          </table:table-cell>
          <table:table-cell office:value-type="float" office:value="0.00608954" calcext:value-type="float">
            <text:p>0.00608954</text:p>
          </table:table-cell>
          <table:table-cell office:value-type="float" office:value="0.00317662" calcext:value-type="float">
            <text:p>0.00317662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572336" calcext:value-type="float">
            <text:p>0.0572336</text:p>
          </table:table-cell>
          <table:table-cell office:value-type="float" office:value="0.00273054" calcext:value-type="float">
            <text:p>0.00273054</text:p>
          </table:table-cell>
          <table:table-cell office:value-type="float" office:value="0.00605796" calcext:value-type="float">
            <text:p>0.00605796</text:p>
          </table:table-cell>
          <table:table-cell office:value-type="float" office:value="0.00316833" calcext:value-type="float">
            <text:p>0.00316833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56844" calcext:value-type="float">
            <text:p>0.056844</text:p>
          </table:table-cell>
          <table:table-cell office:value-type="float" office:value="0.00274436" calcext:value-type="float">
            <text:p>0.00274436</text:p>
          </table:table-cell>
          <table:table-cell office:value-type="float" office:value="0.00606783" calcext:value-type="float">
            <text:p>0.00606783</text:p>
          </table:table-cell>
          <table:table-cell office:value-type="float" office:value="0.0031628" calcext:value-type="float">
            <text:p>0.0031628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566087" calcext:value-type="float">
            <text:p>0.0566087</text:p>
          </table:table-cell>
          <table:table-cell office:value-type="float" office:value="0.00272502" calcext:value-type="float">
            <text:p>0.00272502</text:p>
          </table:table-cell>
          <table:table-cell office:value-type="float" office:value="0.00607336" calcext:value-type="float">
            <text:p>0.00607336</text:p>
          </table:table-cell>
          <table:table-cell office:value-type="float" office:value="0.00314701" calcext:value-type="float">
            <text:p>0.00314701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569636" calcext:value-type="float">
            <text:p>0.0569636</text:p>
          </table:table-cell>
          <table:table-cell office:value-type="float" office:value="0.00271988" calcext:value-type="float">
            <text:p>0.00271988</text:p>
          </table:table-cell>
          <table:table-cell office:value-type="float" office:value="0.00602125" calcext:value-type="float">
            <text:p>0.00602125</text:p>
          </table:table-cell>
          <table:table-cell office:value-type="float" office:value="0.00313833" calcext:value-type="float">
            <text:p>0.00313833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561903" calcext:value-type="float">
            <text:p>0.0561903</text:p>
          </table:table-cell>
          <table:table-cell office:value-type="float" office:value="0.00271396" calcext:value-type="float">
            <text:p>0.00271396</text:p>
          </table:table-cell>
          <table:table-cell office:value-type="float" office:value="0.00601848" calcext:value-type="float">
            <text:p>0.00601848</text:p>
          </table:table-cell>
          <table:table-cell office:value-type="float" office:value="0.00314899" calcext:value-type="float">
            <text:p>0.00314899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561026" calcext:value-type="float">
            <text:p>0.0561026</text:p>
          </table:table-cell>
          <table:table-cell office:value-type="float" office:value="0.00268909" calcext:value-type="float">
            <text:p>0.00268909</text:p>
          </table:table-cell>
          <table:table-cell office:value-type="float" office:value="0.00599559" calcext:value-type="float">
            <text:p>0.00599559</text:p>
          </table:table-cell>
          <table:table-cell office:value-type="float" office:value="0.00313122" calcext:value-type="float">
            <text:p>0.0031312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55567" calcext:value-type="float">
            <text:p>0.055567</text:p>
          </table:table-cell>
          <table:table-cell office:value-type="float" office:value="0.00268159" calcext:value-type="float">
            <text:p>0.00268159</text:p>
          </table:table-cell>
          <table:table-cell office:value-type="float" office:value="0.00602717" calcext:value-type="float">
            <text:p>0.00602717</text:p>
          </table:table-cell>
          <table:table-cell office:value-type="float" office:value="0.00313517" calcext:value-type="float">
            <text:p>0.00313517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559009" calcext:value-type="float">
            <text:p>0.0559009</text:p>
          </table:table-cell>
          <table:table-cell office:value-type="float" office:value="0.00268554" calcext:value-type="float">
            <text:p>0.00268554</text:p>
          </table:table-cell>
          <table:table-cell office:value-type="float" office:value="0.00589177" calcext:value-type="float">
            <text:p>0.00589177</text:p>
          </table:table-cell>
          <table:table-cell office:value-type="float" office:value="0.00310438" calcext:value-type="float">
            <text:p>0.00310438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552046" calcext:value-type="float">
            <text:p>0.0552046</text:p>
          </table:table-cell>
          <table:table-cell office:value-type="float" office:value="0.00268238" calcext:value-type="float">
            <text:p>0.00268238</text:p>
          </table:table-cell>
          <table:table-cell office:value-type="float" office:value="0.00600348" calcext:value-type="float">
            <text:p>0.00600348</text:p>
          </table:table-cell>
          <table:table-cell office:value-type="float" office:value="0.00311346" calcext:value-type="float">
            <text:p>0.00311346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5501" calcext:value-type="float">
            <text:p>0.05501</text:p>
          </table:table-cell>
          <table:table-cell office:value-type="float" office:value="0.0026808" calcext:value-type="float">
            <text:p>0.0026808</text:p>
          </table:table-cell>
          <table:table-cell office:value-type="float" office:value="0.00595295" calcext:value-type="float">
            <text:p>0.00595295</text:p>
          </table:table-cell>
          <table:table-cell office:value-type="float" office:value="0.0031182" calcext:value-type="float">
            <text:p>0.0031182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552756" calcext:value-type="float">
            <text:p>0.0552756</text:p>
          </table:table-cell>
          <table:table-cell office:value-type="float" office:value="0.00268159" calcext:value-type="float">
            <text:p>0.00268159</text:p>
          </table:table-cell>
          <table:table-cell office:value-type="float" office:value="0.00592295" calcext:value-type="float">
            <text:p>0.00592295</text:p>
          </table:table-cell>
          <table:table-cell office:value-type="float" office:value="0.00314188" calcext:value-type="float">
            <text:p>0.0031418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538478" calcext:value-type="float">
            <text:p>0.0538478</text:p>
          </table:table-cell>
          <table:table-cell office:value-type="float" office:value="0.0027037" calcext:value-type="float">
            <text:p>0.0027037</text:p>
          </table:table-cell>
          <table:table-cell office:value-type="float" office:value="0.00600743" calcext:value-type="float">
            <text:p>0.00600743</text:p>
          </table:table-cell>
          <table:table-cell office:value-type="float" office:value="0.0031178" calcext:value-type="float">
            <text:p>0.0031178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545816" calcext:value-type="float">
            <text:p>0.0545816</text:p>
          </table:table-cell>
          <table:table-cell office:value-type="float" office:value="0.00270212" calcext:value-type="float">
            <text:p>0.00270212</text:p>
          </table:table-cell>
          <table:table-cell office:value-type="float" office:value="0.00596835" calcext:value-type="float">
            <text:p>0.00596835</text:p>
          </table:table-cell>
          <table:table-cell office:value-type="float" office:value="0.00308425" calcext:value-type="float">
            <text:p>0.00308425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544873" calcext:value-type="float">
            <text:p>0.0544873</text:p>
          </table:table-cell>
          <table:table-cell office:value-type="float" office:value="0.0026883" calcext:value-type="float">
            <text:p>0.0026883</text:p>
          </table:table-cell>
          <table:table-cell office:value-type="float" office:value="0.00590124" calcext:value-type="float">
            <text:p>0.00590124</text:p>
          </table:table-cell>
          <table:table-cell office:value-type="float" office:value="0.00309214" calcext:value-type="float">
            <text:p>0.00309214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552713" calcext:value-type="float">
            <text:p>0.0552713</text:p>
          </table:table-cell>
          <table:table-cell office:value-type="float" office:value="0.00268159" calcext:value-type="float">
            <text:p>0.00268159</text:p>
          </table:table-cell>
          <table:table-cell office:value-type="float" office:value="0.0058894" calcext:value-type="float">
            <text:p>0.0058894</text:p>
          </table:table-cell>
          <table:table-cell office:value-type="float" office:value="0.0030728" calcext:value-type="float">
            <text:p>0.0030728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536784" calcext:value-type="float">
            <text:p>0.0536784</text:p>
          </table:table-cell>
          <table:table-cell office:value-type="float" office:value="0.00269738" calcext:value-type="float">
            <text:p>0.00269738</text:p>
          </table:table-cell>
          <table:table-cell office:value-type="float" office:value="0.00585782" calcext:value-type="float">
            <text:p>0.00585782</text:p>
          </table:table-cell>
          <table:table-cell office:value-type="float" office:value="0.00307319" calcext:value-type="float">
            <text:p>0.0030731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535742" calcext:value-type="float">
            <text:p>0.0535742</text:p>
          </table:table-cell>
          <table:table-cell office:value-type="float" office:value="0.00281857" calcext:value-type="float">
            <text:p>0.00281857</text:p>
          </table:table-cell>
          <table:table-cell office:value-type="float" office:value="0.00587242" calcext:value-type="float">
            <text:p>0.00587242</text:p>
          </table:table-cell>
          <table:table-cell office:value-type="float" office:value="0.0030653" calcext:value-type="float">
            <text:p>0.0030653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53277" calcext:value-type="float">
            <text:p>0.053277</text:p>
          </table:table-cell>
          <table:table-cell office:value-type="float" office:value="0.00281542" calcext:value-type="float">
            <text:p>0.00281542</text:p>
          </table:table-cell>
          <table:table-cell office:value-type="float" office:value="0.00740566" calcext:value-type="float">
            <text:p>0.00740566</text:p>
          </table:table-cell>
          <table:table-cell office:value-type="float" office:value="0.00305701" calcext:value-type="float">
            <text:p>0.00305701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536295" calcext:value-type="float">
            <text:p>0.0536295</text:p>
          </table:table-cell>
          <table:table-cell office:value-type="float" office:value="0.00291687" calcext:value-type="float">
            <text:p>0.00291687</text:p>
          </table:table-cell>
          <table:table-cell office:value-type="float" office:value="0.00619336" calcext:value-type="float">
            <text:p>0.00619336</text:p>
          </table:table-cell>
          <table:table-cell office:value-type="float" office:value="0.00303885" calcext:value-type="float">
            <text:p>0.00303885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525447" calcext:value-type="float">
            <text:p>0.0525447</text:p>
          </table:table-cell>
          <table:table-cell office:value-type="float" office:value="0.00281186" calcext:value-type="float">
            <text:p>0.00281186</text:p>
          </table:table-cell>
          <table:table-cell office:value-type="float" office:value="0.00661931" calcext:value-type="float">
            <text:p>0.00661931</text:p>
          </table:table-cell>
          <table:table-cell office:value-type="float" office:value="0.00304161" calcext:value-type="float">
            <text:p>0.00304161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52337" calcext:value-type="float">
            <text:p>0.052337</text:p>
          </table:table-cell>
          <table:table-cell office:value-type="float" office:value="0.00291608" calcext:value-type="float">
            <text:p>0.00291608</text:p>
          </table:table-cell>
          <table:table-cell office:value-type="float" office:value="0.00630271" calcext:value-type="float">
            <text:p>0.00630271</text:p>
          </table:table-cell>
          <table:table-cell office:value-type="float" office:value="0.00303885" calcext:value-type="float">
            <text:p>0.00303885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522036" calcext:value-type="float">
            <text:p>0.0522036</text:p>
          </table:table-cell>
          <table:table-cell office:value-type="float" office:value="0.00280515" calcext:value-type="float">
            <text:p>0.00280515</text:p>
          </table:table-cell>
          <table:table-cell office:value-type="float" office:value="0.00599322" calcext:value-type="float">
            <text:p>0.00599322</text:p>
          </table:table-cell>
          <table:table-cell office:value-type="float" office:value="0.00308346" calcext:value-type="float">
            <text:p>0.00308346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528179" calcext:value-type="float">
            <text:p>0.0528179</text:p>
          </table:table-cell>
          <table:table-cell office:value-type="float" office:value="0.00290739" calcext:value-type="float">
            <text:p>0.00290739</text:p>
          </table:table-cell>
          <table:table-cell office:value-type="float" office:value="0.00575439" calcext:value-type="float">
            <text:p>0.00575439</text:p>
          </table:table-cell>
          <table:table-cell office:value-type="float" office:value="0.00310596" calcext:value-type="float">
            <text:p>0.00310596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522348" calcext:value-type="float">
            <text:p>0.0522348</text:p>
          </table:table-cell>
          <table:table-cell office:value-type="float" office:value="0.00287068" calcext:value-type="float">
            <text:p>0.00287068</text:p>
          </table:table-cell>
          <table:table-cell office:value-type="float" office:value="0.005739" calcext:value-type="float">
            <text:p>0.005739</text:p>
          </table:table-cell>
          <table:table-cell office:value-type="float" office:value="0.00304003" calcext:value-type="float">
            <text:p>0.00304003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51722" calcext:value-type="float">
            <text:p>0.051722</text:p>
          </table:table-cell>
          <table:table-cell office:value-type="float" office:value="0.00289713" calcext:value-type="float">
            <text:p>0.00289713</text:p>
          </table:table-cell>
          <table:table-cell office:value-type="float" office:value="0.00580137" calcext:value-type="float">
            <text:p>0.00580137</text:p>
          </table:table-cell>
          <table:table-cell office:value-type="float" office:value="0.00302108" calcext:value-type="float">
            <text:p>0.00302108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514465" calcext:value-type="float">
            <text:p>0.0514465</text:p>
          </table:table-cell>
          <table:table-cell office:value-type="float" office:value="0.00293029" calcext:value-type="float">
            <text:p>0.00293029</text:p>
          </table:table-cell>
          <table:table-cell office:value-type="float" office:value="0.00583453" calcext:value-type="float">
            <text:p>0.00583453</text:p>
          </table:table-cell>
          <table:table-cell office:value-type="float" office:value="0.00302108" calcext:value-type="float">
            <text:p>0.0030210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516549" calcext:value-type="float">
            <text:p>0.0516549</text:p>
          </table:table-cell>
          <table:table-cell office:value-type="float" office:value="0.00287542" calcext:value-type="float">
            <text:p>0.00287542</text:p>
          </table:table-cell>
          <table:table-cell office:value-type="float" office:value="0.00571018" calcext:value-type="float">
            <text:p>0.00571018</text:p>
          </table:table-cell>
          <table:table-cell office:value-type="float" office:value="0.00301714" calcext:value-type="float">
            <text:p>0.00301714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514109" calcext:value-type="float">
            <text:p>0.0514109</text:p>
          </table:table-cell>
          <table:table-cell office:value-type="float" office:value="0.00283002" calcext:value-type="float">
            <text:p>0.00283002</text:p>
          </table:table-cell>
          <table:table-cell office:value-type="float" office:value="0.00565491" calcext:value-type="float">
            <text:p>0.00565491</text:p>
          </table:table-cell>
          <table:table-cell office:value-type="float" office:value="0.00299306" calcext:value-type="float">
            <text:p>0.00299306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512795" calcext:value-type="float">
            <text:p>0.0512795</text:p>
          </table:table-cell>
          <table:table-cell office:value-type="float" office:value="0.00280949" calcext:value-type="float">
            <text:p>0.00280949</text:p>
          </table:table-cell>
          <table:table-cell office:value-type="float" office:value="0.00578281" calcext:value-type="float">
            <text:p>0.00578281</text:p>
          </table:table-cell>
          <table:table-cell office:value-type="float" office:value="0.00299464" calcext:value-type="float">
            <text:p>0.00299464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511228" calcext:value-type="float">
            <text:p>0.0511228</text:p>
          </table:table-cell>
          <table:table-cell office:value-type="float" office:value="0.00278976" calcext:value-type="float">
            <text:p>0.00278976</text:p>
          </table:table-cell>
          <table:table-cell office:value-type="float" office:value="0.00576189" calcext:value-type="float">
            <text:p>0.00576189</text:p>
          </table:table-cell>
          <table:table-cell office:value-type="float" office:value="0.00299503" calcext:value-type="float">
            <text:p>0.00299503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511891" calcext:value-type="float">
            <text:p>0.0511891</text:p>
          </table:table-cell>
          <table:table-cell office:value-type="float" office:value="0.0027712" calcext:value-type="float">
            <text:p>0.0027712</text:p>
          </table:table-cell>
          <table:table-cell office:value-type="float" office:value="0.0056782" calcext:value-type="float">
            <text:p>0.0056782</text:p>
          </table:table-cell>
          <table:table-cell office:value-type="float" office:value="0.00298121" calcext:value-type="float">
            <text:p>0.00298121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505038" calcext:value-type="float">
            <text:p>0.0505038</text:p>
          </table:table-cell>
          <table:table-cell office:value-type="float" office:value="0.00275423" calcext:value-type="float">
            <text:p>0.00275423</text:p>
          </table:table-cell>
          <table:table-cell office:value-type="float" office:value="0.00563833" calcext:value-type="float">
            <text:p>0.00563833</text:p>
          </table:table-cell>
          <table:table-cell office:value-type="float" office:value="0.00315175" calcext:value-type="float">
            <text:p>0.00315175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503001" calcext:value-type="float">
            <text:p>0.0503001</text:p>
          </table:table-cell>
          <table:table-cell office:value-type="float" office:value="0.00276686" calcext:value-type="float">
            <text:p>0.00276686</text:p>
          </table:table-cell>
          <table:table-cell office:value-type="float" office:value="0.00569636" calcext:value-type="float">
            <text:p>0.00569636</text:p>
          </table:table-cell>
          <table:table-cell office:value-type="float" office:value="0.00373204" calcext:value-type="float">
            <text:p>0.00373204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500628" calcext:value-type="float">
            <text:p>0.0500628</text:p>
          </table:table-cell>
          <table:table-cell office:value-type="float" office:value="0.00281068" calcext:value-type="float">
            <text:p>0.00281068</text:p>
          </table:table-cell>
          <table:table-cell office:value-type="float" office:value="0.00575597" calcext:value-type="float">
            <text:p>0.00575597</text:p>
          </table:table-cell>
          <table:table-cell office:value-type="float" office:value="0.00317978" calcext:value-type="float">
            <text:p>0.00317978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504825" calcext:value-type="float">
            <text:p>0.0504825</text:p>
          </table:table-cell>
          <table:table-cell office:value-type="float" office:value="0.00278502" calcext:value-type="float">
            <text:p>0.00278502</text:p>
          </table:table-cell>
          <table:table-cell office:value-type="float" office:value="0.00569439" calcext:value-type="float">
            <text:p>0.00569439</text:p>
          </table:table-cell>
          <table:table-cell office:value-type="float" office:value="0.00294687" calcext:value-type="float">
            <text:p>0.00294687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497798" calcext:value-type="float">
            <text:p>0.0497798</text:p>
          </table:table-cell>
          <table:table-cell office:value-type="float" office:value="0.00276607" calcext:value-type="float">
            <text:p>0.00276607</text:p>
          </table:table-cell>
          <table:table-cell office:value-type="float" office:value="0.00563281" calcext:value-type="float">
            <text:p>0.00563281</text:p>
          </table:table-cell>
          <table:table-cell office:value-type="float" office:value="0.00295358" calcext:value-type="float">
            <text:p>0.0029535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495631" calcext:value-type="float">
            <text:p>0.0495631</text:p>
          </table:table-cell>
          <table:table-cell office:value-type="float" office:value="0.00274239" calcext:value-type="float">
            <text:p>0.00274239</text:p>
          </table:table-cell>
          <table:table-cell office:value-type="float" office:value="0.00561109" calcext:value-type="float">
            <text:p>0.00561109</text:p>
          </table:table-cell>
          <table:table-cell office:value-type="float" office:value="0.00308859" calcext:value-type="float">
            <text:p>0.00308859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49406" calcext:value-type="float">
            <text:p>0.049406</text:p>
          </table:table-cell>
          <table:table-cell office:value-type="float" office:value="0.00274673" calcext:value-type="float">
            <text:p>0.00274673</text:p>
          </table:table-cell>
          <table:table-cell office:value-type="float" office:value="0.00561188" calcext:value-type="float">
            <text:p>0.00561188</text:p>
          </table:table-cell>
          <table:table-cell office:value-type="float" office:value="0.00448564" calcext:value-type="float">
            <text:p>0.00448564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492686" calcext:value-type="float">
            <text:p>0.0492686</text:p>
          </table:table-cell>
          <table:table-cell office:value-type="float" office:value="0.00273173" calcext:value-type="float">
            <text:p>0.00273173</text:p>
          </table:table-cell>
          <table:table-cell office:value-type="float" office:value="0.00553135" calcext:value-type="float">
            <text:p>0.00553135</text:p>
          </table:table-cell>
          <table:table-cell office:value-type="float" office:value="0.00325912" calcext:value-type="float">
            <text:p>0.00325912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490878" calcext:value-type="float">
            <text:p>0.0490878</text:p>
          </table:table-cell>
          <table:table-cell office:value-type="float" office:value="0.00271159" calcext:value-type="float">
            <text:p>0.00271159</text:p>
          </table:table-cell>
          <table:table-cell office:value-type="float" office:value="0.00561662" calcext:value-type="float">
            <text:p>0.00561662</text:p>
          </table:table-cell>
          <table:table-cell office:value-type="float" office:value="0.00292674" calcext:value-type="float">
            <text:p>0.00292674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482706" calcext:value-type="float">
            <text:p>0.0482706</text:p>
          </table:table-cell>
          <table:table-cell office:value-type="float" office:value="0.00270883" calcext:value-type="float">
            <text:p>0.00270883</text:p>
          </table:table-cell>
          <table:table-cell office:value-type="float" office:value="0.0056028" calcext:value-type="float">
            <text:p>0.0056028</text:p>
          </table:table-cell>
          <table:table-cell office:value-type="float" office:value="0.00290463" calcext:value-type="float">
            <text:p>0.00290463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479521" calcext:value-type="float">
            <text:p>0.0479521</text:p>
          </table:table-cell>
          <table:table-cell office:value-type="float" office:value="0.00271002" calcext:value-type="float">
            <text:p>0.00271002</text:p>
          </table:table-cell>
          <table:table-cell office:value-type="float" office:value="0.00546543" calcext:value-type="float">
            <text:p>0.00546543</text:p>
          </table:table-cell>
          <table:table-cell office:value-type="float" office:value="0.00286871" calcext:value-type="float">
            <text:p>0.00286871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477069" calcext:value-type="float">
            <text:p>0.0477069</text:p>
          </table:table-cell>
          <table:table-cell office:value-type="float" office:value="0.00291134" calcext:value-type="float">
            <text:p>0.00291134</text:p>
          </table:table-cell>
          <table:table-cell office:value-type="float" office:value="0.00550411" calcext:value-type="float">
            <text:p>0.00550411</text:p>
          </table:table-cell>
          <table:table-cell office:value-type="float" office:value="0.00287897" calcext:value-type="float">
            <text:p>0.00287897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479154" calcext:value-type="float">
            <text:p>0.0479154</text:p>
          </table:table-cell>
          <table:table-cell office:value-type="float" office:value="0.00316043" calcext:value-type="float">
            <text:p>0.00316043</text:p>
          </table:table-cell>
          <table:table-cell office:value-type="float" office:value="0.00547332" calcext:value-type="float">
            <text:p>0.00547332</text:p>
          </table:table-cell>
          <table:table-cell office:value-type="float" office:value="0.00286555" calcext:value-type="float">
            <text:p>0.00286555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477618" calcext:value-type="float">
            <text:p>0.0477618</text:p>
          </table:table-cell>
          <table:table-cell office:value-type="float" office:value="0.00319004" calcext:value-type="float">
            <text:p>0.00319004</text:p>
          </table:table-cell>
          <table:table-cell office:value-type="float" office:value="0.00548319" calcext:value-type="float">
            <text:p>0.00548319</text:p>
          </table:table-cell>
          <table:table-cell office:value-type="float" office:value="0.00286673" calcext:value-type="float">
            <text:p>0.00286673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472597" calcext:value-type="float">
            <text:p>0.0472597</text:p>
          </table:table-cell>
          <table:table-cell office:value-type="float" office:value="0.00296463" calcext:value-type="float">
            <text:p>0.00296463</text:p>
          </table:table-cell>
          <table:table-cell office:value-type="float" office:value="0.00550254" calcext:value-type="float">
            <text:p>0.00550254</text:p>
          </table:table-cell>
          <table:table-cell office:value-type="float" office:value="0.00289042" calcext:value-type="float">
            <text:p>0.0028904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470003" calcext:value-type="float">
            <text:p>0.0470003</text:p>
          </table:table-cell>
          <table:table-cell office:value-type="float" office:value="0.00289831" calcext:value-type="float">
            <text:p>0.00289831</text:p>
          </table:table-cell>
          <table:table-cell office:value-type="float" office:value="0.00553135" calcext:value-type="float">
            <text:p>0.00553135</text:p>
          </table:table-cell>
          <table:table-cell office:value-type="float" office:value="0.00287542" calcext:value-type="float">
            <text:p>0.0028754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469462" calcext:value-type="float">
            <text:p>0.0469462</text:p>
          </table:table-cell>
          <table:table-cell office:value-type="float" office:value="0.00297213" calcext:value-type="float">
            <text:p>0.00297213</text:p>
          </table:table-cell>
          <table:table-cell office:value-type="float" office:value="0.00548082" calcext:value-type="float">
            <text:p>0.00548082</text:p>
          </table:table-cell>
          <table:table-cell office:value-type="float" office:value="0.00285529" calcext:value-type="float">
            <text:p>0.00285529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466063" calcext:value-type="float">
            <text:p>0.0466063</text:p>
          </table:table-cell>
          <table:table-cell office:value-type="float" office:value="0.00325399" calcext:value-type="float">
            <text:p>0.00325399</text:p>
          </table:table-cell>
          <table:table-cell office:value-type="float" office:value="0.00543345" calcext:value-type="float">
            <text:p>0.00543345</text:p>
          </table:table-cell>
          <table:table-cell office:value-type="float" office:value="0.002847" calcext:value-type="float">
            <text:p>0.002847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46437" calcext:value-type="float">
            <text:p>0.046437</text:p>
          </table:table-cell>
          <table:table-cell office:value-type="float" office:value="0.00314978" calcext:value-type="float">
            <text:p>0.00314978</text:p>
          </table:table-cell>
          <table:table-cell office:value-type="float" office:value="0.0055728" calcext:value-type="float">
            <text:p>0.0055728</text:p>
          </table:table-cell>
          <table:table-cell office:value-type="float" office:value="0.00283673" calcext:value-type="float">
            <text:p>0.00283673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461768" calcext:value-type="float">
            <text:p>0.0461768</text:p>
          </table:table-cell>
          <table:table-cell office:value-type="float" office:value="0.00298279" calcext:value-type="float">
            <text:p>0.00298279</text:p>
          </table:table-cell>
          <table:table-cell office:value-type="float" office:value="0.00551596" calcext:value-type="float">
            <text:p>0.00551596</text:p>
          </table:table-cell>
          <table:table-cell office:value-type="float" office:value="0.00284344" calcext:value-type="float">
            <text:p>0.00284344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461488" calcext:value-type="float">
            <text:p>0.0461488</text:p>
          </table:table-cell>
          <table:table-cell office:value-type="float" office:value="0.00288213" calcext:value-type="float">
            <text:p>0.00288213</text:p>
          </table:table-cell>
          <table:table-cell office:value-type="float" office:value="0.00548596" calcext:value-type="float">
            <text:p>0.00548596</text:p>
          </table:table-cell>
          <table:table-cell office:value-type="float" office:value="0.00283357" calcext:value-type="float">
            <text:p>0.00283357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464413" calcext:value-type="float">
            <text:p>0.0464413</text:p>
          </table:table-cell>
          <table:table-cell office:value-type="float" office:value="0.00293503" calcext:value-type="float">
            <text:p>0.00293503</text:p>
          </table:table-cell>
          <table:table-cell office:value-type="float" office:value="0.00540542" calcext:value-type="float">
            <text:p>0.00540542</text:p>
          </table:table-cell>
          <table:table-cell office:value-type="float" office:value="0.00281857" calcext:value-type="float">
            <text:p>0.00281857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458851" calcext:value-type="float">
            <text:p>0.0458851</text:p>
          </table:table-cell>
          <table:table-cell office:value-type="float" office:value="0.00297213" calcext:value-type="float">
            <text:p>0.00297213</text:p>
          </table:table-cell>
          <table:table-cell office:value-type="float" office:value="0.00545951" calcext:value-type="float">
            <text:p>0.00545951</text:p>
          </table:table-cell>
          <table:table-cell office:value-type="float" office:value="0.00282015" calcext:value-type="float">
            <text:p>0.00282015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456238" calcext:value-type="float">
            <text:p>0.0456238</text:p>
          </table:table-cell>
          <table:table-cell office:value-type="float" office:value="0.00287423" calcext:value-type="float">
            <text:p>0.00287423</text:p>
          </table:table-cell>
          <table:table-cell office:value-type="float" office:value="0.00543858" calcext:value-type="float">
            <text:p>0.00543858</text:p>
          </table:table-cell>
          <table:table-cell office:value-type="float" office:value="0.00280357" calcext:value-type="float">
            <text:p>0.00280357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45439" calcext:value-type="float">
            <text:p>0.045439</text:p>
          </table:table-cell>
          <table:table-cell office:value-type="float" office:value="0.00282726" calcext:value-type="float">
            <text:p>0.00282726</text:p>
          </table:table-cell>
          <table:table-cell office:value-type="float" office:value="0.00603467" calcext:value-type="float">
            <text:p>0.00603467</text:p>
          </table:table-cell>
          <table:table-cell office:value-type="float" office:value="0.0028087" calcext:value-type="float">
            <text:p>0.002808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457497" calcext:value-type="float">
            <text:p>0.0457497</text:p>
          </table:table-cell>
          <table:table-cell office:value-type="float" office:value="0.00278226" calcext:value-type="float">
            <text:p>0.00278226</text:p>
          </table:table-cell>
          <table:table-cell office:value-type="float" office:value="0.00565333" calcext:value-type="float">
            <text:p>0.00565333</text:p>
          </table:table-cell>
          <table:table-cell office:value-type="float" office:value="0.00278541" calcext:value-type="float">
            <text:p>0.00278541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450392" calcext:value-type="float">
            <text:p>0.0450392</text:p>
          </table:table-cell>
          <table:table-cell office:value-type="float" office:value="0.00276489" calcext:value-type="float">
            <text:p>0.00276489</text:p>
          </table:table-cell>
          <table:table-cell office:value-type="float" office:value="0.0053995" calcext:value-type="float">
            <text:p>0.0053995</text:p>
          </table:table-cell>
          <table:table-cell office:value-type="float" office:value="0.00291411" calcext:value-type="float">
            <text:p>0.00291411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449409" calcext:value-type="float">
            <text:p>0.0449409</text:p>
          </table:table-cell>
          <table:table-cell office:value-type="float" office:value="0.00277041" calcext:value-type="float">
            <text:p>0.00277041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0321965" calcext:value-type="float">
            <text:p>0.00321965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44601" calcext:value-type="float">
            <text:p>0.044601</text:p>
          </table:table-cell>
          <table:table-cell office:value-type="float" office:value="0.00274989" calcext:value-type="float">
            <text:p>0.00274989</text:p>
          </table:table-cell>
          <table:table-cell office:value-type="float" office:value="0.0067776" calcext:value-type="float">
            <text:p>0.0067776</text:p>
          </table:table-cell>
          <table:table-cell office:value-type="float" office:value="0.0027937" calcext:value-type="float">
            <text:p>0.0027937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44462" calcext:value-type="float">
            <text:p>0.04446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576031" calcext:value-type="float">
            <text:p>0.00576031</text:p>
          </table:table-cell>
          <table:table-cell office:value-type="float" office:value="0.00277199" calcext:value-type="float">
            <text:p>0.0027719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44535" calcext:value-type="float">
            <text:p>0.044535</text:p>
          </table:table-cell>
          <table:table-cell office:value-type="float" office:value="0.00271791" calcext:value-type="float">
            <text:p>0.00271791</text:p>
          </table:table-cell>
          <table:table-cell office:value-type="float" office:value="0.00541529" calcext:value-type="float">
            <text:p>0.00541529</text:p>
          </table:table-cell>
          <table:table-cell office:value-type="float" office:value="0.00275818" calcext:value-type="float">
            <text:p>0.00275818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441273" calcext:value-type="float">
            <text:p>0.0441273</text:p>
          </table:table-cell>
          <table:table-cell office:value-type="float" office:value="0.00271515" calcext:value-type="float">
            <text:p>0.00271515</text:p>
          </table:table-cell>
          <table:table-cell office:value-type="float" office:value="0.00533358" calcext:value-type="float">
            <text:p>0.00533358</text:p>
          </table:table-cell>
          <table:table-cell office:value-type="float" office:value="0.00274712" calcext:value-type="float">
            <text:p>0.00274712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438008" calcext:value-type="float">
            <text:p>0.0438008</text:p>
          </table:table-cell>
          <table:table-cell office:value-type="float" office:value="0.00270686" calcext:value-type="float">
            <text:p>0.00270686</text:p>
          </table:table-cell>
          <table:table-cell office:value-type="float" office:value="0.00539279" calcext:value-type="float">
            <text:p>0.00539279</text:p>
          </table:table-cell>
          <table:table-cell office:value-type="float" office:value="0.0027487" calcext:value-type="float">
            <text:p>0.0027487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434917" calcext:value-type="float">
            <text:p>0.0434917</text:p>
          </table:table-cell>
          <table:table-cell office:value-type="float" office:value="0.00270765" calcext:value-type="float">
            <text:p>0.00270765</text:p>
          </table:table-cell>
          <table:table-cell office:value-type="float" office:value="0.00529963" calcext:value-type="float">
            <text:p>0.00529963</text:p>
          </table:table-cell>
          <table:table-cell office:value-type="float" office:value="0.0027341" calcext:value-type="float">
            <text:p>0.0027341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433741" calcext:value-type="float">
            <text:p>0.0433741</text:p>
          </table:table-cell>
          <table:table-cell office:value-type="float" office:value="0.00271317" calcext:value-type="float">
            <text:p>0.00271317</text:p>
          </table:table-cell>
          <table:table-cell office:value-type="float" office:value="0.00530595" calcext:value-type="float">
            <text:p>0.00530595</text:p>
          </table:table-cell>
          <table:table-cell office:value-type="float" office:value="0.00273252" calcext:value-type="float">
            <text:p>0.0027325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426019" calcext:value-type="float">
            <text:p>0.0426019</text:p>
          </table:table-cell>
          <table:table-cell office:value-type="float" office:value="0.0027033" calcext:value-type="float">
            <text:p>0.0027033</text:p>
          </table:table-cell>
          <table:table-cell office:value-type="float" office:value="0.00528542" calcext:value-type="float">
            <text:p>0.00528542</text:p>
          </table:table-cell>
          <table:table-cell office:value-type="float" office:value="0.00273686" calcext:value-type="float">
            <text:p>0.00273686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419482" calcext:value-type="float">
            <text:p>0.0419482</text:p>
          </table:table-cell>
          <table:table-cell office:value-type="float" office:value="0.00270686" calcext:value-type="float">
            <text:p>0.00270686</text:p>
          </table:table-cell>
          <table:table-cell office:value-type="float" office:value="0.00521199" calcext:value-type="float">
            <text:p>0.00521199</text:p>
          </table:table-cell>
          <table:table-cell office:value-type="float" office:value="0.00270567" calcext:value-type="float">
            <text:p>0.00270567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427638" calcext:value-type="float">
            <text:p>0.0427638</text:p>
          </table:table-cell>
          <table:table-cell office:value-type="float" office:value="0.00270094" calcext:value-type="float">
            <text:p>0.00270094</text:p>
          </table:table-cell>
          <table:table-cell office:value-type="float" office:value="0.00523173" calcext:value-type="float">
            <text:p>0.00523173</text:p>
          </table:table-cell>
          <table:table-cell office:value-type="float" office:value="0.0027037" calcext:value-type="float">
            <text:p>0.0027037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425814" calcext:value-type="float">
            <text:p>0.0425814</text:p>
          </table:table-cell>
          <table:table-cell office:value-type="float" office:value="0.00268633" calcext:value-type="float">
            <text:p>0.00268633</text:p>
          </table:table-cell>
          <table:table-cell office:value-type="float" office:value="0.00523173" calcext:value-type="float">
            <text:p>0.00523173</text:p>
          </table:table-cell>
          <table:table-cell office:value-type="float" office:value="0.00270015" calcext:value-type="float">
            <text:p>0.00270015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425498" calcext:value-type="float">
            <text:p>0.0425498</text:p>
          </table:table-cell>
          <table:table-cell office:value-type="float" office:value="0.00272344" calcext:value-type="float">
            <text:p>0.00272344</text:p>
          </table:table-cell>
          <table:table-cell office:value-type="float" office:value="0.00520489" calcext:value-type="float">
            <text:p>0.00520489</text:p>
          </table:table-cell>
          <table:table-cell office:value-type="float" office:value="0.00269146" calcext:value-type="float">
            <text:p>0.00269146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421744" calcext:value-type="float">
            <text:p>0.0421744</text:p>
          </table:table-cell>
          <table:table-cell office:value-type="float" office:value="0.00271909" calcext:value-type="float">
            <text:p>0.00271909</text:p>
          </table:table-cell>
          <table:table-cell office:value-type="float" office:value="0.00519818" calcext:value-type="float">
            <text:p>0.00519818</text:p>
          </table:table-cell>
          <table:table-cell office:value-type="float" office:value="0.00268159" calcext:value-type="float">
            <text:p>0.00268159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417607" calcext:value-type="float">
            <text:p>0.0417607</text:p>
          </table:table-cell>
          <table:table-cell office:value-type="float" office:value="0.0027037" calcext:value-type="float">
            <text:p>0.0027037</text:p>
          </table:table-cell>
          <table:table-cell office:value-type="float" office:value="0.00520173" calcext:value-type="float">
            <text:p>0.00520173</text:p>
          </table:table-cell>
          <table:table-cell office:value-type="float" office:value="0.00268396" calcext:value-type="float">
            <text:p>0.00268396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414338" calcext:value-type="float">
            <text:p>0.0414338</text:p>
          </table:table-cell>
          <table:table-cell office:value-type="float" office:value="0.00270054" calcext:value-type="float">
            <text:p>0.00270054</text:p>
          </table:table-cell>
          <table:table-cell office:value-type="float" office:value="0.00526252" calcext:value-type="float">
            <text:p>0.00526252</text:p>
          </table:table-cell>
          <table:table-cell office:value-type="float" office:value="0.00267093" calcext:value-type="float">
            <text:p>0.00267093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41197" calcext:value-type="float">
            <text:p>0.041197</text:p>
          </table:table-cell>
          <table:table-cell office:value-type="float" office:value="0.00269344" calcext:value-type="float">
            <text:p>0.00269344</text:p>
          </table:table-cell>
          <table:table-cell office:value-type="float" office:value="0.00532095" calcext:value-type="float">
            <text:p>0.00532095</text:p>
          </table:table-cell>
          <table:table-cell office:value-type="float" office:value="0.00267133" calcext:value-type="float">
            <text:p>0.00267133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410442" calcext:value-type="float">
            <text:p>0.0410442</text:p>
          </table:table-cell>
          <table:table-cell office:value-type="float" office:value="0.0026958" calcext:value-type="float">
            <text:p>0.0026958</text:p>
          </table:table-cell>
          <table:table-cell office:value-type="float" office:value="0.00529134" calcext:value-type="float">
            <text:p>0.00529134</text:p>
          </table:table-cell>
          <table:table-cell office:value-type="float" office:value="0.0026658" calcext:value-type="float">
            <text:p>0.002665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409621" calcext:value-type="float">
            <text:p>0.0409621</text:p>
          </table:table-cell>
          <table:table-cell office:value-type="float" office:value="0.00269107" calcext:value-type="float">
            <text:p>0.00269107</text:p>
          </table:table-cell>
          <table:table-cell office:value-type="float" office:value="0.00528344" calcext:value-type="float">
            <text:p>0.00528344</text:p>
          </table:table-cell>
          <table:table-cell office:value-type="float" office:value="0.00266383" calcext:value-type="float">
            <text:p>0.00266383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405839" calcext:value-type="float">
            <text:p>0.0405839</text:p>
          </table:table-cell>
          <table:table-cell office:value-type="float" office:value="0.00268949" calcext:value-type="float">
            <text:p>0.00268949</text:p>
          </table:table-cell>
          <table:table-cell office:value-type="float" office:value="0.00518831" calcext:value-type="float">
            <text:p>0.00518831</text:p>
          </table:table-cell>
          <table:table-cell office:value-type="float" office:value="0.00264764" calcext:value-type="float">
            <text:p>0.00264764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403546" calcext:value-type="float">
            <text:p>0.0403546</text:p>
          </table:table-cell>
          <table:table-cell office:value-type="float" office:value="0.00267133" calcext:value-type="float">
            <text:p>0.00267133</text:p>
          </table:table-cell>
          <table:table-cell office:value-type="float" office:value="0.00523213" calcext:value-type="float">
            <text:p>0.00523213</text:p>
          </table:table-cell>
          <table:table-cell office:value-type="float" office:value="0.00263935" calcext:value-type="float">
            <text:p>0.00263935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401011" calcext:value-type="float">
            <text:p>0.0401011</text:p>
          </table:table-cell>
          <table:table-cell office:value-type="float" office:value="0.00266383" calcext:value-type="float">
            <text:p>0.00266383</text:p>
          </table:table-cell>
          <table:table-cell office:value-type="float" office:value="0.00539556" calcext:value-type="float">
            <text:p>0.00539556</text:p>
          </table:table-cell>
          <table:table-cell office:value-type="float" office:value="0.00262435" calcext:value-type="float">
            <text:p>0.00262435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399673" calcext:value-type="float">
            <text:p>0.0399673</text:p>
          </table:table-cell>
          <table:table-cell office:value-type="float" office:value="0.00267054" calcext:value-type="float">
            <text:p>0.00267054</text:p>
          </table:table-cell>
          <table:table-cell office:value-type="float" office:value="0.00526489" calcext:value-type="float">
            <text:p>0.00526489</text:p>
          </table:table-cell>
          <table:table-cell office:value-type="float" office:value="0.00269817" calcext:value-type="float">
            <text:p>0.00269817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408535" calcext:value-type="float">
            <text:p>0.0408535</text:p>
          </table:table-cell>
          <table:table-cell office:value-type="float" office:value="0.00266738" calcext:value-type="float">
            <text:p>0.00266738</text:p>
          </table:table-cell>
          <table:table-cell office:value-type="float" office:value="0.0051212" calcext:value-type="float">
            <text:p>0.0051212</text:p>
          </table:table-cell>
          <table:table-cell office:value-type="float" office:value="0.00260817" calcext:value-type="float">
            <text:p>0.00260817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398228" calcext:value-type="float">
            <text:p>0.0398228</text:p>
          </table:table-cell>
          <table:table-cell office:value-type="float" office:value="0.00269186" calcext:value-type="float">
            <text:p>0.00269186</text:p>
          </table:table-cell>
          <table:table-cell office:value-type="float" office:value="0.00507383" calcext:value-type="float">
            <text:p>0.00507383</text:p>
          </table:table-cell>
          <table:table-cell office:value-type="float" office:value="0.00260343" calcext:value-type="float">
            <text:p>0.00260343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394956" calcext:value-type="float">
            <text:p>0.0394956</text:p>
          </table:table-cell>
          <table:table-cell office:value-type="float" office:value="0.00267528" calcext:value-type="float">
            <text:p>0.00267528</text:p>
          </table:table-cell>
          <table:table-cell office:value-type="float" office:value="0.00504738" calcext:value-type="float">
            <text:p>0.00504738</text:p>
          </table:table-cell>
          <table:table-cell office:value-type="float" office:value="0.00259909" calcext:value-type="float">
            <text:p>0.00259909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393823" calcext:value-type="float">
            <text:p>0.0393823</text:p>
          </table:table-cell>
          <table:table-cell office:value-type="float" office:value="0.00267607" calcext:value-type="float">
            <text:p>0.00267607</text:p>
          </table:table-cell>
          <table:table-cell office:value-type="float" office:value="0.00510186" calcext:value-type="float">
            <text:p>0.00510186</text:p>
          </table:table-cell>
          <table:table-cell office:value-type="float" office:value="0.00260304" calcext:value-type="float">
            <text:p>0.00260304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39218" calcext:value-type="float">
            <text:p>0.039218</text:p>
          </table:table-cell>
          <table:table-cell office:value-type="float" office:value="0.00265554" calcext:value-type="float">
            <text:p>0.00265554</text:p>
          </table:table-cell>
          <table:table-cell office:value-type="float" office:value="0.00508764" calcext:value-type="float">
            <text:p>0.00508764</text:p>
          </table:table-cell>
          <table:table-cell office:value-type="float" office:value="0.00259632" calcext:value-type="float">
            <text:p>0.002596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46683" calcext:value-type="float">
            <text:p>0.46683</text:p>
          </table:table-cell>
          <table:table-cell office:value-type="float" office:value="0.0394652" calcext:value-type="float">
            <text:p>0.0394652</text:p>
          </table:table-cell>
          <table:table-cell office:value-type="float" office:value="0.0026587" calcext:value-type="float">
            <text:p>0.0026587</text:p>
          </table:table-cell>
          <table:table-cell office:value-type="float" office:value="0.00504264" calcext:value-type="float">
            <text:p>0.00504264</text:p>
          </table:table-cell>
          <table:table-cell office:value-type="float" office:value="0.00258093" calcext:value-type="float">
            <text:p>0.00258093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432909" calcext:value-type="float">
            <text:p>0.432909</text:p>
          </table:table-cell>
          <table:table-cell office:value-type="float" office:value="0.0389271" calcext:value-type="float">
            <text:p>0.0389271</text:p>
          </table:table-cell>
          <table:table-cell office:value-type="float" office:value="0.00268041" calcext:value-type="float">
            <text:p>0.00268041</text:p>
          </table:table-cell>
          <table:table-cell office:value-type="float" office:value="0.00506198" calcext:value-type="float">
            <text:p>0.00506198</text:p>
          </table:table-cell>
          <table:table-cell office:value-type="float" office:value="0.00258804" calcext:value-type="float">
            <text:p>0.00258804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435243" calcext:value-type="float">
            <text:p>0.435243</text:p>
          </table:table-cell>
          <table:table-cell office:value-type="float" office:value="0.0385221" calcext:value-type="float">
            <text:p>0.0385221</text:p>
          </table:table-cell>
          <table:table-cell office:value-type="float" office:value="0.00265514" calcext:value-type="float">
            <text:p>0.00265514</text:p>
          </table:table-cell>
          <table:table-cell office:value-type="float" office:value="0.0050908" calcext:value-type="float">
            <text:p>0.0050908</text:p>
          </table:table-cell>
          <table:table-cell office:value-type="float" office:value="0.00258882" calcext:value-type="float">
            <text:p>0.00258882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427641" calcext:value-type="float">
            <text:p>0.427641</text:p>
          </table:table-cell>
          <table:table-cell office:value-type="float" office:value="0.0369561" calcext:value-type="float">
            <text:p>0.0369561</text:p>
          </table:table-cell>
          <table:table-cell office:value-type="float" office:value="0.00265909" calcext:value-type="float">
            <text:p>0.00265909</text:p>
          </table:table-cell>
          <table:table-cell office:value-type="float" office:value="0.00496922" calcext:value-type="float">
            <text:p>0.00496922</text:p>
          </table:table-cell>
          <table:table-cell office:value-type="float" office:value="0.00256474" calcext:value-type="float">
            <text:p>0.00256474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0375139" calcext:value-type="float">
            <text:p>0.0375139</text:p>
          </table:table-cell>
          <table:table-cell office:value-type="float" office:value="0.00264409" calcext:value-type="float">
            <text:p>0.00264409</text:p>
          </table:table-cell>
          <table:table-cell office:value-type="float" office:value="0.00504343" calcext:value-type="float">
            <text:p>0.00504343</text:p>
          </table:table-cell>
          <table:table-cell office:value-type="float" office:value="0.00256751" calcext:value-type="float">
            <text:p>0.00256751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423392" calcext:value-type="float">
            <text:p>0.423392</text:p>
          </table:table-cell>
          <table:table-cell office:value-type="float" office:value="0.0380768" calcext:value-type="float">
            <text:p>0.0380768</text:p>
          </table:table-cell>
          <table:table-cell office:value-type="float" office:value="0.00263896" calcext:value-type="float">
            <text:p>0.00263896</text:p>
          </table:table-cell>
          <table:table-cell office:value-type="float" office:value="0.00495619" calcext:value-type="float">
            <text:p>0.00495619</text:p>
          </table:table-cell>
          <table:table-cell office:value-type="float" office:value="0.00254659" calcext:value-type="float">
            <text:p>0.00254659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419804" calcext:value-type="float">
            <text:p>0.419804</text:p>
          </table:table-cell>
          <table:table-cell office:value-type="float" office:value="0.0377444" calcext:value-type="float">
            <text:p>0.0377444</text:p>
          </table:table-cell>
          <table:table-cell office:value-type="float" office:value="0.00263817" calcext:value-type="float">
            <text:p>0.00263817</text:p>
          </table:table-cell>
          <table:table-cell office:value-type="float" office:value="0.00503356" calcext:value-type="float">
            <text:p>0.00503356</text:p>
          </table:table-cell>
          <table:table-cell office:value-type="float" office:value="0.00255724" calcext:value-type="float">
            <text:p>0.00255724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415981" calcext:value-type="float">
            <text:p>0.415981</text:p>
          </table:table-cell>
          <table:table-cell office:value-type="float" office:value="0.0372936" calcext:value-type="float">
            <text:p>0.0372936</text:p>
          </table:table-cell>
          <table:table-cell office:value-type="float" office:value="0.00263777" calcext:value-type="float">
            <text:p>0.00263777</text:p>
          </table:table-cell>
          <table:table-cell office:value-type="float" office:value="0.00550332" calcext:value-type="float">
            <text:p>0.00550332</text:p>
          </table:table-cell>
          <table:table-cell office:value-type="float" office:value="0.00252922" calcext:value-type="float">
            <text:p>0.00252922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417544" calcext:value-type="float">
            <text:p>0.417544</text:p>
          </table:table-cell>
          <table:table-cell office:value-type="float" office:value="0.0384743" calcext:value-type="float">
            <text:p>0.0384743</text:p>
          </table:table-cell>
          <table:table-cell office:value-type="float" office:value="0.00286121" calcext:value-type="float">
            <text:p>0.00286121</text:p>
          </table:table-cell>
          <table:table-cell office:value-type="float" office:value="0.00588624" calcext:value-type="float">
            <text:p>0.00588624</text:p>
          </table:table-cell>
          <table:table-cell office:value-type="float" office:value="0.00251698" calcext:value-type="float">
            <text:p>0.00251698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417919" calcext:value-type="float">
            <text:p>0.417919</text:p>
          </table:table-cell>
          <table:table-cell office:value-type="float" office:value="0.0372494" calcext:value-type="float">
            <text:p>0.0372494</text:p>
          </table:table-cell>
          <table:table-cell office:value-type="float" office:value="0.00296029" calcext:value-type="float">
            <text:p>0.00296029</text:p>
          </table:table-cell>
          <table:table-cell office:value-type="float" office:value="0.00532095" calcext:value-type="float">
            <text:p>0.00532095</text:p>
          </table:table-cell>
          <table:table-cell office:value-type="float" office:value="0.00252606" calcext:value-type="float">
            <text:p>0.0025260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411808" calcext:value-type="float">
            <text:p>0.411808</text:p>
          </table:table-cell>
          <table:table-cell office:value-type="float" office:value="0.0370299" calcext:value-type="float">
            <text:p>0.0370299</text:p>
          </table:table-cell>
          <table:table-cell office:value-type="float" office:value="0.00284147" calcext:value-type="float">
            <text:p>0.00284147</text:p>
          </table:table-cell>
          <table:table-cell office:value-type="float" office:value="0.00639982" calcext:value-type="float">
            <text:p>0.00639982</text:p>
          </table:table-cell>
          <table:table-cell office:value-type="float" office:value="0.00252369" calcext:value-type="float">
            <text:p>0.00252369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40668" calcext:value-type="float">
            <text:p>0.40668</text:p>
          </table:table-cell>
          <table:table-cell office:value-type="float" office:value="0.0369742" calcext:value-type="float">
            <text:p>0.0369742</text:p>
          </table:table-cell>
          <table:table-cell office:value-type="float" office:value="0.00282213" calcext:value-type="float">
            <text:p>0.00282213</text:p>
          </table:table-cell>
          <table:table-cell office:value-type="float" office:value="0.00566004" calcext:value-type="float">
            <text:p>0.00566004</text:p>
          </table:table-cell>
          <table:table-cell office:value-type="float" office:value="0.00251895" calcext:value-type="float">
            <text:p>0.00251895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410918" calcext:value-type="float">
            <text:p>0.410918</text:p>
          </table:table-cell>
          <table:table-cell office:value-type="float" office:value="0.0366079" calcext:value-type="float">
            <text:p>0.0366079</text:p>
          </table:table-cell>
          <table:table-cell office:value-type="float" office:value="0.00279726" calcext:value-type="float">
            <text:p>0.00279726</text:p>
          </table:table-cell>
          <table:table-cell office:value-type="float" office:value="0.00523686" calcext:value-type="float">
            <text:p>0.00523686</text:p>
          </table:table-cell>
          <table:table-cell office:value-type="float" office:value="0.00251027" calcext:value-type="float">
            <text:p>0.00251027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404284" calcext:value-type="float">
            <text:p>0.404284</text:p>
          </table:table-cell>
          <table:table-cell office:value-type="float" office:value="0.0362791" calcext:value-type="float">
            <text:p>0.0362791</text:p>
          </table:table-cell>
          <table:table-cell office:value-type="float" office:value="0.00275699" calcext:value-type="float">
            <text:p>0.00275699</text:p>
          </table:table-cell>
          <table:table-cell office:value-type="float" office:value="0.00501817" calcext:value-type="float">
            <text:p>0.00501817</text:p>
          </table:table-cell>
          <table:table-cell office:value-type="float" office:value="0.00249724" calcext:value-type="float">
            <text:p>0.00249724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404625" calcext:value-type="float">
            <text:p>0.404625</text:p>
          </table:table-cell>
          <table:table-cell office:value-type="float" office:value="0.0361452" calcext:value-type="float">
            <text:p>0.0361452</text:p>
          </table:table-cell>
          <table:table-cell office:value-type="float" office:value="0.00273291" calcext:value-type="float">
            <text:p>0.00273291</text:p>
          </table:table-cell>
          <table:table-cell office:value-type="float" office:value="0.00493448" calcext:value-type="float">
            <text:p>0.00493448</text:p>
          </table:table-cell>
          <table:table-cell office:value-type="float" office:value="0.0024925" calcext:value-type="float">
            <text:p>0.0024925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39861" calcext:value-type="float">
            <text:p>0.39861</text:p>
          </table:table-cell>
          <table:table-cell office:value-type="float" office:value="0.0359471" calcext:value-type="float">
            <text:p>0.0359471</text:p>
          </table:table-cell>
          <table:table-cell office:value-type="float" office:value="0.00273331" calcext:value-type="float">
            <text:p>0.00273331</text:p>
          </table:table-cell>
          <table:table-cell office:value-type="float" office:value="0.00492382" calcext:value-type="float">
            <text:p>0.00492382</text:p>
          </table:table-cell>
          <table:table-cell office:value-type="float" office:value="0.00250395" calcext:value-type="float">
            <text:p>0.00250395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56617" calcext:value-type="float">
            <text:p>0.0356617</text:p>
          </table:table-cell>
          <table:table-cell office:value-type="float" office:value="0.00270804" calcext:value-type="float">
            <text:p>0.00270804</text:p>
          </table:table-cell>
          <table:table-cell office:value-type="float" office:value="0.00490211" calcext:value-type="float">
            <text:p>0.00490211</text:p>
          </table:table-cell>
          <table:table-cell office:value-type="float" office:value="0.00248816" calcext:value-type="float">
            <text:p>0.00248816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39391" calcext:value-type="float">
            <text:p>0.39391</text:p>
          </table:table-cell>
          <table:table-cell office:value-type="float" office:value="0.0356929" calcext:value-type="float">
            <text:p>0.0356929</text:p>
          </table:table-cell>
          <table:table-cell office:value-type="float" office:value="0.0026658" calcext:value-type="float">
            <text:p>0.0026658</text:p>
          </table:table-cell>
          <table:table-cell office:value-type="float" office:value="0.0048121" calcext:value-type="float">
            <text:p>0.0048121</text:p>
          </table:table-cell>
          <table:table-cell office:value-type="float" office:value="0.00246132" calcext:value-type="float">
            <text:p>0.00246132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389433" calcext:value-type="float">
            <text:p>0.389433</text:p>
          </table:table-cell>
          <table:table-cell office:value-type="float" office:value="0.0352563" calcext:value-type="float">
            <text:p>0.0352563</text:p>
          </table:table-cell>
          <table:table-cell office:value-type="float" office:value="0.00265672" calcext:value-type="float">
            <text:p>0.00265672</text:p>
          </table:table-cell>
          <table:table-cell office:value-type="float" office:value="0.00481092" calcext:value-type="float">
            <text:p>0.00481092</text:p>
          </table:table-cell>
          <table:table-cell office:value-type="float" office:value="0.00245737" calcext:value-type="float">
            <text:p>0.00245737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387343" calcext:value-type="float">
            <text:p>0.387343</text:p>
          </table:table-cell>
          <table:table-cell office:value-type="float" office:value="0.0363671" calcext:value-type="float">
            <text:p>0.0363671</text:p>
          </table:table-cell>
          <table:table-cell office:value-type="float" office:value="0.00267567" calcext:value-type="float">
            <text:p>0.00267567</text:p>
          </table:table-cell>
          <table:table-cell office:value-type="float" office:value="0.0048725" calcext:value-type="float">
            <text:p>0.0048725</text:p>
          </table:table-cell>
          <table:table-cell office:value-type="float" office:value="0.00265712" calcext:value-type="float">
            <text:p>0.0026571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386095" calcext:value-type="float">
            <text:p>0.386095</text:p>
          </table:table-cell>
          <table:table-cell office:value-type="float" office:value="0.034882" calcext:value-type="float">
            <text:p>0.034882</text:p>
          </table:table-cell>
          <table:table-cell office:value-type="float" office:value="0.00264449" calcext:value-type="float">
            <text:p>0.00264449</text:p>
          </table:table-cell>
          <table:table-cell office:value-type="float" office:value="0.00481447" calcext:value-type="float">
            <text:p>0.00481447</text:p>
          </table:table-cell>
          <table:table-cell office:value-type="float" office:value="0.0031853" calcext:value-type="float">
            <text:p>0.0031853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383986" calcext:value-type="float">
            <text:p>0.383986</text:p>
          </table:table-cell>
          <table:table-cell office:value-type="float" office:value="0.0345966" calcext:value-type="float">
            <text:p>0.0345966</text:p>
          </table:table-cell>
          <table:table-cell office:value-type="float" office:value="0.00264764" calcext:value-type="float">
            <text:p>0.00264764</text:p>
          </table:table-cell>
          <table:table-cell office:value-type="float" office:value="0.00477263" calcext:value-type="float">
            <text:p>0.00477263</text:p>
          </table:table-cell>
          <table:table-cell office:value-type="float" office:value="0.00263699" calcext:value-type="float">
            <text:p>0.00263699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380151" calcext:value-type="float">
            <text:p>0.380151</text:p>
          </table:table-cell>
          <table:table-cell office:value-type="float" office:value="0.0345145" calcext:value-type="float">
            <text:p>0.0345145</text:p>
          </table:table-cell>
          <table:table-cell office:value-type="float" office:value="0.00263777" calcext:value-type="float">
            <text:p>0.00263777</text:p>
          </table:table-cell>
          <table:table-cell office:value-type="float" office:value="0.00477381" calcext:value-type="float">
            <text:p>0.00477381</text:p>
          </table:table-cell>
          <table:table-cell office:value-type="float" office:value="0.00243803" calcext:value-type="float">
            <text:p>0.00243803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37772" calcext:value-type="float">
            <text:p>0.37772</text:p>
          </table:table-cell>
          <table:table-cell office:value-type="float" office:value="0.0344581" calcext:value-type="float">
            <text:p>0.0344581</text:p>
          </table:table-cell>
          <table:table-cell office:value-type="float" office:value="0.00261606" calcext:value-type="float">
            <text:p>0.00261606</text:p>
          </table:table-cell>
          <table:table-cell office:value-type="float" office:value="0.00480973" calcext:value-type="float">
            <text:p>0.00480973</text:p>
          </table:table-cell>
          <table:table-cell office:value-type="float" office:value="0.00243526" calcext:value-type="float">
            <text:p>0.00243526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37634" calcext:value-type="float">
            <text:p>0.37634</text:p>
          </table:table-cell>
          <table:table-cell office:value-type="float" office:value="0.033993" calcext:value-type="float">
            <text:p>0.033993</text:p>
          </table:table-cell>
          <table:table-cell office:value-type="float" office:value="0.00261922" calcext:value-type="float">
            <text:p>0.00261922</text:p>
          </table:table-cell>
          <table:table-cell office:value-type="float" office:value="0.00476947" calcext:value-type="float">
            <text:p>0.00476947</text:p>
          </table:table-cell>
          <table:table-cell office:value-type="float" office:value="0.00246684" calcext:value-type="float">
            <text:p>0.00246684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378341" calcext:value-type="float">
            <text:p>0.378341</text:p>
          </table:table-cell>
          <table:table-cell office:value-type="float" office:value="0.0337897" calcext:value-type="float">
            <text:p>0.0337897</text:p>
          </table:table-cell>
          <table:table-cell office:value-type="float" office:value="0.00259711" calcext:value-type="float">
            <text:p>0.00259711</text:p>
          </table:table-cell>
          <table:table-cell office:value-type="float" office:value="0.00478723" calcext:value-type="float">
            <text:p>0.00478723</text:p>
          </table:table-cell>
          <table:table-cell office:value-type="float" office:value="0.00296621" calcext:value-type="float">
            <text:p>0.00296621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372785" calcext:value-type="float">
            <text:p>0.372785</text:p>
          </table:table-cell>
          <table:table-cell office:value-type="float" office:value="0.0335833" calcext:value-type="float">
            <text:p>0.0335833</text:p>
          </table:table-cell>
          <table:table-cell office:value-type="float" office:value="0.00262041" calcext:value-type="float">
            <text:p>0.00262041</text:p>
          </table:table-cell>
          <table:table-cell office:value-type="float" office:value="0.0047596" calcext:value-type="float">
            <text:p>0.0047596</text:p>
          </table:table-cell>
          <table:table-cell office:value-type="float" office:value="0.00285055" calcext:value-type="float">
            <text:p>0.00285055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368392" calcext:value-type="float">
            <text:p>0.368392</text:p>
          </table:table-cell>
          <table:table-cell office:value-type="float" office:value="0.0332817" calcext:value-type="float">
            <text:p>0.0332817</text:p>
          </table:table-cell>
          <table:table-cell office:value-type="float" office:value="0.00261764" calcext:value-type="float">
            <text:p>0.00261764</text:p>
          </table:table-cell>
          <table:table-cell office:value-type="float" office:value="0.00473197" calcext:value-type="float">
            <text:p>0.00473197</text:p>
          </table:table-cell>
          <table:table-cell office:value-type="float" office:value="0.00249645" calcext:value-type="float">
            <text:p>0.00249645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36849" calcext:value-type="float">
            <text:p>0.36849</text:p>
          </table:table-cell>
          <table:table-cell office:value-type="float" office:value="0.0330196" calcext:value-type="float">
            <text:p>0.0330196</text:p>
          </table:table-cell>
          <table:table-cell office:value-type="float" office:value="0.00262317" calcext:value-type="float">
            <text:p>0.00262317</text:p>
          </table:table-cell>
          <table:table-cell office:value-type="float" office:value="0.00473197" calcext:value-type="float">
            <text:p>0.00473197</text:p>
          </table:table-cell>
          <table:table-cell office:value-type="float" office:value="0.00240092" calcext:value-type="float">
            <text:p>0.00240092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366195" calcext:value-type="float">
            <text:p>0.366195</text:p>
          </table:table-cell>
          <table:table-cell office:value-type="float" office:value="0.0329355" calcext:value-type="float">
            <text:p>0.0329355</text:p>
          </table:table-cell>
          <table:table-cell office:value-type="float" office:value="0.0026058" calcext:value-type="float">
            <text:p>0.0026058</text:p>
          </table:table-cell>
          <table:table-cell office:value-type="float" office:value="0.00467867" calcext:value-type="float">
            <text:p>0.00467867</text:p>
          </table:table-cell>
          <table:table-cell office:value-type="float" office:value="0.00238671" calcext:value-type="float">
            <text:p>0.0023867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363373" calcext:value-type="float">
            <text:p>0.363373</text:p>
          </table:table-cell>
          <table:table-cell office:value-type="float" office:value="0.0325072" calcext:value-type="float">
            <text:p>0.0325072</text:p>
          </table:table-cell>
          <table:table-cell office:value-type="float" office:value="0.00260225" calcext:value-type="float">
            <text:p>0.00260225</text:p>
          </table:table-cell>
          <table:table-cell office:value-type="float" office:value="0.00475644" calcext:value-type="float">
            <text:p>0.00475644</text:p>
          </table:table-cell>
          <table:table-cell office:value-type="float" office:value="0.00240289" calcext:value-type="float">
            <text:p>0.00240289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361758" calcext:value-type="float">
            <text:p>0.361758</text:p>
          </table:table-cell>
          <table:table-cell office:value-type="float" office:value="0.0323643" calcext:value-type="float">
            <text:p>0.0323643</text:p>
          </table:table-cell>
          <table:table-cell office:value-type="float" office:value="0.00259593" calcext:value-type="float">
            <text:p>0.00259593</text:p>
          </table:table-cell>
          <table:table-cell office:value-type="float" office:value="0.00468696" calcext:value-type="float">
            <text:p>0.00468696</text:p>
          </table:table-cell>
          <table:table-cell office:value-type="float" office:value="0.00237802" calcext:value-type="float">
            <text:p>0.00237802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358434" calcext:value-type="float">
            <text:p>0.358434</text:p>
          </table:table-cell>
          <table:table-cell office:value-type="float" office:value="0.0320311" calcext:value-type="float">
            <text:p>0.0320311</text:p>
          </table:table-cell>
          <table:table-cell office:value-type="float" office:value="0.00305977" calcext:value-type="float">
            <text:p>0.00305977</text:p>
          </table:table-cell>
          <table:table-cell office:value-type="float" office:value="0.00473039" calcext:value-type="float">
            <text:p>0.00473039</text:p>
          </table:table-cell>
          <table:table-cell office:value-type="float" office:value="0.00239145" calcext:value-type="float">
            <text:p>0.00239145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355443" calcext:value-type="float">
            <text:p>0.355443</text:p>
          </table:table-cell>
          <table:table-cell office:value-type="float" office:value="0.0317599" calcext:value-type="float">
            <text:p>0.0317599</text:p>
          </table:table-cell>
          <table:table-cell office:value-type="float" office:value="0.00305701" calcext:value-type="float">
            <text:p>0.00305701</text:p>
          </table:table-cell>
          <table:table-cell office:value-type="float" office:value="0.00469052" calcext:value-type="float">
            <text:p>0.00469052</text:p>
          </table:table-cell>
          <table:table-cell office:value-type="float" office:value="0.00237566" calcext:value-type="float">
            <text:p>0.00237566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350241" calcext:value-type="float">
            <text:p>0.350241</text:p>
          </table:table-cell>
          <table:table-cell office:value-type="float" office:value="0.0316565" calcext:value-type="float">
            <text:p>0.0316565</text:p>
          </table:table-cell>
          <table:table-cell office:value-type="float" office:value="0.00286002" calcext:value-type="float">
            <text:p>0.00286002</text:p>
          </table:table-cell>
          <table:table-cell office:value-type="float" office:value="0.00467591" calcext:value-type="float">
            <text:p>0.00467591</text:p>
          </table:table-cell>
          <table:table-cell office:value-type="float" office:value="0.00237329" calcext:value-type="float">
            <text:p>0.00237329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34963" calcext:value-type="float">
            <text:p>0.34963</text:p>
          </table:table-cell>
          <table:table-cell office:value-type="float" office:value="0.031617" calcext:value-type="float">
            <text:p>0.031617</text:p>
          </table:table-cell>
          <table:table-cell office:value-type="float" office:value="0.00284463" calcext:value-type="float">
            <text:p>0.00284463</text:p>
          </table:table-cell>
          <table:table-cell office:value-type="float" office:value="0.00464473" calcext:value-type="float">
            <text:p>0.00464473</text:p>
          </table:table-cell>
          <table:table-cell office:value-type="float" office:value="0.00235986" calcext:value-type="float">
            <text:p>0.00235986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350506" calcext:value-type="float">
            <text:p>0.350506</text:p>
          </table:table-cell>
          <table:table-cell office:value-type="float" office:value="0.0316971" calcext:value-type="float">
            <text:p>0.0316971</text:p>
          </table:table-cell>
          <table:table-cell office:value-type="float" office:value="0.00311701" calcext:value-type="float">
            <text:p>0.00311701</text:p>
          </table:table-cell>
          <table:table-cell office:value-type="float" office:value="0.00466565" calcext:value-type="float">
            <text:p>0.00466565</text:p>
          </table:table-cell>
          <table:table-cell office:value-type="float" office:value="0.00236302" calcext:value-type="float">
            <text:p>0.00236302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346752" calcext:value-type="float">
            <text:p>0.346752</text:p>
          </table:table-cell>
          <table:table-cell office:value-type="float" office:value="0.0309755" calcext:value-type="float">
            <text:p>0.0309755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458354" calcext:value-type="float">
            <text:p>0.00458354</text:p>
          </table:table-cell>
          <table:table-cell office:value-type="float" office:value="0.00233144" calcext:value-type="float">
            <text:p>0.00233144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345802" calcext:value-type="float">
            <text:p>0.345802</text:p>
          </table:table-cell>
          <table:table-cell office:value-type="float" office:value="0.0307915" calcext:value-type="float">
            <text:p>0.0307915</text:p>
          </table:table-cell>
          <table:table-cell office:value-type="float" office:value="0.00286989" calcext:value-type="float">
            <text:p>0.00286989</text:p>
          </table:table-cell>
          <table:table-cell office:value-type="float" office:value="0.00457959" calcext:value-type="float">
            <text:p>0.00457959</text:p>
          </table:table-cell>
          <table:table-cell office:value-type="float" office:value="0.00232671" calcext:value-type="float">
            <text:p>0.00232671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341554" calcext:value-type="float">
            <text:p>0.341554</text:p>
          </table:table-cell>
          <table:table-cell office:value-type="float" office:value="0.0306269" calcext:value-type="float">
            <text:p>0.0306269</text:p>
          </table:table-cell>
          <table:table-cell office:value-type="float" office:value="0.00284068" calcext:value-type="float">
            <text:p>0.00284068</text:p>
          </table:table-cell>
          <table:table-cell office:value-type="float" office:value="0.00467117" calcext:value-type="float">
            <text:p>0.00467117</text:p>
          </table:table-cell>
          <table:table-cell office:value-type="float" office:value="0.00235513" calcext:value-type="float">
            <text:p>0.0023551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340564" calcext:value-type="float">
            <text:p>0.340564</text:p>
          </table:table-cell>
          <table:table-cell office:value-type="float" office:value="0.0303932" calcext:value-type="float">
            <text:p>0.0303932</text:p>
          </table:table-cell>
          <table:table-cell office:value-type="float" office:value="0.00278305" calcext:value-type="float">
            <text:p>0.00278305</text:p>
          </table:table-cell>
          <table:table-cell office:value-type="float" office:value="0.0046088" calcext:value-type="float">
            <text:p>0.0046088</text:p>
          </table:table-cell>
          <table:table-cell office:value-type="float" office:value="0.0023192" calcext:value-type="float">
            <text:p>0.0023192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337416" calcext:value-type="float">
            <text:p>0.337416</text:p>
          </table:table-cell>
          <table:table-cell office:value-type="float" office:value="0.0303991" calcext:value-type="float">
            <text:p>0.0303991</text:p>
          </table:table-cell>
          <table:table-cell office:value-type="float" office:value="0.00272265" calcext:value-type="float">
            <text:p>0.00272265</text:p>
          </table:table-cell>
          <table:table-cell office:value-type="float" office:value="0.00460525" calcext:value-type="float">
            <text:p>0.00460525</text:p>
          </table:table-cell>
          <table:table-cell office:value-type="float" office:value="0.00231763" calcext:value-type="float">
            <text:p>0.00231763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336419" calcext:value-type="float">
            <text:p>0.336419</text:p>
          </table:table-cell>
          <table:table-cell office:value-type="float" office:value="0.0306072" calcext:value-type="float">
            <text:p>0.0306072</text:p>
          </table:table-cell>
          <table:table-cell office:value-type="float" office:value="0.00266699" calcext:value-type="float">
            <text:p>0.00266699</text:p>
          </table:table-cell>
          <table:table-cell office:value-type="float" office:value="0.00462143" calcext:value-type="float">
            <text:p>0.00462143</text:p>
          </table:table-cell>
          <table:table-cell office:value-type="float" office:value="0.00230262" calcext:value-type="float">
            <text:p>0.00230262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334899" calcext:value-type="float">
            <text:p>0.334899</text:p>
          </table:table-cell>
          <table:table-cell office:value-type="float" office:value="0.0297735" calcext:value-type="float">
            <text:p>0.0297735</text:p>
          </table:table-cell>
          <table:table-cell office:value-type="float" office:value="0.0026208" calcext:value-type="float">
            <text:p>0.0026208</text:p>
          </table:table-cell>
          <table:table-cell office:value-type="float" office:value="0.00462104" calcext:value-type="float">
            <text:p>0.00462104</text:p>
          </table:table-cell>
          <table:table-cell office:value-type="float" office:value="0.00231052" calcext:value-type="float">
            <text:p>0.00231052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33749" calcext:value-type="float">
            <text:p>0.33749</text:p>
          </table:table-cell>
          <table:table-cell office:value-type="float" office:value="0.0296704" calcext:value-type="float">
            <text:p>0.0296704</text:p>
          </table:table-cell>
          <table:table-cell office:value-type="float" office:value="0.00260777" calcext:value-type="float">
            <text:p>0.00260777</text:p>
          </table:table-cell>
          <table:table-cell office:value-type="float" office:value="0.00455946" calcext:value-type="float">
            <text:p>0.00455946</text:p>
          </table:table-cell>
          <table:table-cell office:value-type="float" office:value="0.00229947" calcext:value-type="float">
            <text:p>0.00229947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333383" calcext:value-type="float">
            <text:p>0.333383</text:p>
          </table:table-cell>
          <table:table-cell office:value-type="float" office:value="0.0293625" calcext:value-type="float">
            <text:p>0.0293625</text:p>
          </table:table-cell>
          <table:table-cell office:value-type="float" office:value="0.00263501" calcext:value-type="float">
            <text:p>0.00263501</text:p>
          </table:table-cell>
          <table:table-cell office:value-type="float" office:value="0.00450735" calcext:value-type="float">
            <text:p>0.00450735</text:p>
          </table:table-cell>
          <table:table-cell office:value-type="float" office:value="0.00228802" calcext:value-type="float">
            <text:p>0.0022880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330623" calcext:value-type="float">
            <text:p>0.330623</text:p>
          </table:table-cell>
          <table:table-cell office:value-type="float" office:value="0.0291584" calcext:value-type="float">
            <text:p>0.0291584</text:p>
          </table:table-cell>
          <table:table-cell office:value-type="float" office:value="0.00261883" calcext:value-type="float">
            <text:p>0.00261883</text:p>
          </table:table-cell>
          <table:table-cell office:value-type="float" office:value="0.00444221" calcext:value-type="float">
            <text:p>0.00444221</text:p>
          </table:table-cell>
          <table:table-cell office:value-type="float" office:value="0.00227262" calcext:value-type="float">
            <text:p>0.00227262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324061" calcext:value-type="float">
            <text:p>0.324061</text:p>
          </table:table-cell>
          <table:table-cell office:value-type="float" office:value="0.0284447" calcext:value-type="float">
            <text:p>0.0284447</text:p>
          </table:table-cell>
          <table:table-cell office:value-type="float" office:value="0.00261606" calcext:value-type="float">
            <text:p>0.00261606</text:p>
          </table:table-cell>
          <table:table-cell office:value-type="float" office:value="0.00455512" calcext:value-type="float">
            <text:p>0.00455512</text:p>
          </table:table-cell>
          <table:table-cell office:value-type="float" office:value="0.00228762" calcext:value-type="float">
            <text:p>0.00228762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326782" calcext:value-type="float">
            <text:p>0.326782</text:p>
          </table:table-cell>
          <table:table-cell office:value-type="float" office:value="0.0278265" calcext:value-type="float">
            <text:p>0.0278265</text:p>
          </table:table-cell>
          <table:table-cell office:value-type="float" office:value="0.00262909" calcext:value-type="float">
            <text:p>0.00262909</text:p>
          </table:table-cell>
          <table:table-cell office:value-type="float" office:value="0.00450577" calcext:value-type="float">
            <text:p>0.00450577</text:p>
          </table:table-cell>
          <table:table-cell office:value-type="float" office:value="0.00227223" calcext:value-type="float">
            <text:p>0.00227223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325077" calcext:value-type="float">
            <text:p>0.325077</text:p>
          </table:table-cell>
          <table:table-cell office:value-type="float" office:value="0.0288513" calcext:value-type="float">
            <text:p>0.0288513</text:p>
          </table:table-cell>
          <table:table-cell office:value-type="float" office:value="0.00262198" calcext:value-type="float">
            <text:p>0.00262198</text:p>
          </table:table-cell>
          <table:table-cell office:value-type="float" office:value="0.0044434" calcext:value-type="float">
            <text:p>0.0044434</text:p>
          </table:table-cell>
          <table:table-cell office:value-type="float" office:value="0.00226078" calcext:value-type="float">
            <text:p>0.0022607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32029" calcext:value-type="float">
            <text:p>0.32029</text:p>
          </table:table-cell>
          <table:table-cell office:value-type="float" office:value="0.0285769" calcext:value-type="float">
            <text:p>0.0285769</text:p>
          </table:table-cell>
          <table:table-cell office:value-type="float" office:value="0.00263501" calcext:value-type="float">
            <text:p>0.00263501</text:p>
          </table:table-cell>
          <table:table-cell office:value-type="float" office:value="0.0044359" calcext:value-type="float">
            <text:p>0.0044359</text:p>
          </table:table-cell>
          <table:table-cell office:value-type="float" office:value="0.00224973" calcext:value-type="float">
            <text:p>0.00224973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320804" calcext:value-type="float">
            <text:p>0.320804</text:p>
          </table:table-cell>
          <table:table-cell office:value-type="float" office:value="0.0282272" calcext:value-type="float">
            <text:p>0.0282272</text:p>
          </table:table-cell>
          <table:table-cell office:value-type="float" office:value="0.00261764" calcext:value-type="float">
            <text:p>0.00261764</text:p>
          </table:table-cell>
          <table:table-cell office:value-type="float" office:value="0.00447814" calcext:value-type="float">
            <text:p>0.00447814</text:p>
          </table:table-cell>
          <table:table-cell office:value-type="float" office:value="0.00225289" calcext:value-type="float">
            <text:p>0.00225289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320876" calcext:value-type="float">
            <text:p>0.320876</text:p>
          </table:table-cell>
          <table:table-cell office:value-type="float" office:value="0.0280223" calcext:value-type="float">
            <text:p>0.0280223</text:p>
          </table:table-cell>
          <table:table-cell office:value-type="float" office:value="0.00262159" calcext:value-type="float">
            <text:p>0.00262159</text:p>
          </table:table-cell>
          <table:table-cell office:value-type="float" office:value="0.00451011" calcext:value-type="float">
            <text:p>0.00451011</text:p>
          </table:table-cell>
          <table:table-cell office:value-type="float" office:value="0.00226749" calcext:value-type="float">
            <text:p>0.00226749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316518" calcext:value-type="float">
            <text:p>0.316518</text:p>
          </table:table-cell>
          <table:table-cell office:value-type="float" office:value="0.0278206" calcext:value-type="float">
            <text:p>0.0278206</text:p>
          </table:table-cell>
          <table:table-cell office:value-type="float" office:value="0.00262198" calcext:value-type="float">
            <text:p>0.00262198</text:p>
          </table:table-cell>
          <table:table-cell office:value-type="float" office:value="0.00505014" calcext:value-type="float">
            <text:p>0.00505014</text:p>
          </table:table-cell>
          <table:table-cell office:value-type="float" office:value="0.00224223" calcext:value-type="float">
            <text:p>0.00224223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312205" calcext:value-type="float">
            <text:p>0.312205</text:p>
          </table:table-cell>
          <table:table-cell office:value-type="float" office:value="0.027594" calcext:value-type="float">
            <text:p>0.027594</text:p>
          </table:table-cell>
          <table:table-cell office:value-type="float" office:value="0.00261606" calcext:value-type="float">
            <text:p>0.00261606</text:p>
          </table:table-cell>
          <table:table-cell office:value-type="float" office:value="0.00471499" calcext:value-type="float">
            <text:p>0.00471499</text:p>
          </table:table-cell>
          <table:table-cell office:value-type="float" office:value="0.00224025" calcext:value-type="float">
            <text:p>0.00224025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311871" calcext:value-type="float">
            <text:p>0.311871</text:p>
          </table:table-cell>
          <table:table-cell office:value-type="float" office:value="0.0274389" calcext:value-type="float">
            <text:p>0.0274389</text:p>
          </table:table-cell>
          <table:table-cell office:value-type="float" office:value="0.00260422" calcext:value-type="float">
            <text:p>0.00260422</text:p>
          </table:table-cell>
          <table:table-cell office:value-type="float" office:value="0.00452709" calcext:value-type="float">
            <text:p>0.00452709</text:p>
          </table:table-cell>
          <table:table-cell office:value-type="float" office:value="0.00223394" calcext:value-type="float">
            <text:p>0.00223394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310712" calcext:value-type="float">
            <text:p>0.310712</text:p>
          </table:table-cell>
          <table:table-cell office:value-type="float" office:value="0.0274227" calcext:value-type="float">
            <text:p>0.0274227</text:p>
          </table:table-cell>
          <table:table-cell office:value-type="float" office:value="0.00261251" calcext:value-type="float">
            <text:p>0.00261251</text:p>
          </table:table-cell>
          <table:table-cell office:value-type="float" office:value="0.0048575" calcext:value-type="float">
            <text:p>0.0048575</text:p>
          </table:table-cell>
          <table:table-cell office:value-type="float" office:value="0.00222644" calcext:value-type="float">
            <text:p>0.00222644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308489" calcext:value-type="float">
            <text:p>0.308489</text:p>
          </table:table-cell>
          <table:table-cell office:value-type="float" office:value="0.0274491" calcext:value-type="float">
            <text:p>0.0274491</text:p>
          </table:table-cell>
          <table:table-cell office:value-type="float" office:value="0.00260106" calcext:value-type="float">
            <text:p>0.00260106</text:p>
          </table:table-cell>
          <table:table-cell office:value-type="float" office:value="0.00459341" calcext:value-type="float">
            <text:p>0.00459341</text:p>
          </table:table-cell>
          <table:table-cell office:value-type="float" office:value="0.00222249" calcext:value-type="float">
            <text:p>0.00222249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304727" calcext:value-type="float">
            <text:p>0.304727</text:p>
          </table:table-cell>
          <table:table-cell office:value-type="float" office:value="0.0270034" calcext:value-type="float">
            <text:p>0.0270034</text:p>
          </table:table-cell>
          <table:table-cell office:value-type="float" office:value="0.00260501" calcext:value-type="float">
            <text:p>0.00260501</text:p>
          </table:table-cell>
          <table:table-cell office:value-type="float" office:value="0.00437905" calcext:value-type="float">
            <text:p>0.00437905</text:p>
          </table:table-cell>
          <table:table-cell office:value-type="float" office:value="0.00220867" calcext:value-type="float">
            <text:p>0.00220867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302634" calcext:value-type="float">
            <text:p>0.302634</text:p>
          </table:table-cell>
          <table:table-cell office:value-type="float" office:value="0.0267074" calcext:value-type="float">
            <text:p>0.0267074</text:p>
          </table:table-cell>
          <table:table-cell office:value-type="float" office:value="0.00259119" calcext:value-type="float">
            <text:p>0.00259119</text:p>
          </table:table-cell>
          <table:table-cell office:value-type="float" office:value="0.00443906" calcext:value-type="float">
            <text:p>0.00443906</text:p>
          </table:table-cell>
          <table:table-cell office:value-type="float" office:value="0.00222644" calcext:value-type="float">
            <text:p>0.00222644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302744" calcext:value-type="float">
            <text:p>0.302744</text:p>
          </table:table-cell>
          <table:table-cell office:value-type="float" office:value="0.0266055" calcext:value-type="float">
            <text:p>0.0266055</text:p>
          </table:table-cell>
          <table:table-cell office:value-type="float" office:value="0.00258725" calcext:value-type="float">
            <text:p>0.00258725</text:p>
          </table:table-cell>
          <table:table-cell office:value-type="float" office:value="0.0043376" calcext:value-type="float">
            <text:p>0.0043376</text:p>
          </table:table-cell>
          <table:table-cell office:value-type="float" office:value="0.00220591" calcext:value-type="float">
            <text:p>0.00220591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300965" calcext:value-type="float">
            <text:p>0.300965</text:p>
          </table:table-cell>
          <table:table-cell office:value-type="float" office:value="0.0261823" calcext:value-type="float">
            <text:p>0.0261823</text:p>
          </table:table-cell>
          <table:table-cell office:value-type="float" office:value="0.00258409" calcext:value-type="float">
            <text:p>0.00258409</text:p>
          </table:table-cell>
          <table:table-cell office:value-type="float" office:value="0.00435024" calcext:value-type="float">
            <text:p>0.00435024</text:p>
          </table:table-cell>
          <table:table-cell office:value-type="float" office:value="0.00219012" calcext:value-type="float">
            <text:p>0.00219012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298051" calcext:value-type="float">
            <text:p>0.298051</text:p>
          </table:table-cell>
          <table:table-cell office:value-type="float" office:value="0.0258902" calcext:value-type="float">
            <text:p>0.0258902</text:p>
          </table:table-cell>
          <table:table-cell office:value-type="float" office:value="0.00258448" calcext:value-type="float">
            <text:p>0.00258448</text:p>
          </table:table-cell>
          <table:table-cell office:value-type="float" office:value="0.00431708" calcext:value-type="float">
            <text:p>0.00431708</text:p>
          </table:table-cell>
          <table:table-cell office:value-type="float" office:value="0.00218143" calcext:value-type="float">
            <text:p>0.00218143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29651" calcext:value-type="float">
            <text:p>0.29651</text:p>
          </table:table-cell>
          <table:table-cell office:value-type="float" office:value="0.025698" calcext:value-type="float">
            <text:p>0.025698</text:p>
          </table:table-cell>
          <table:table-cell office:value-type="float" office:value="0.00257501" calcext:value-type="float">
            <text:p>0.00257501</text:p>
          </table:table-cell>
          <table:table-cell office:value-type="float" office:value="0.0043226" calcext:value-type="float">
            <text:p>0.0043226</text:p>
          </table:table-cell>
          <table:table-cell office:value-type="float" office:value="0.00218143" calcext:value-type="float">
            <text:p>0.00218143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295551" calcext:value-type="float">
            <text:p>0.295551</text:p>
          </table:table-cell>
          <table:table-cell office:value-type="float" office:value="0.0257461" calcext:value-type="float">
            <text:p>0.0257461</text:p>
          </table:table-cell>
          <table:table-cell office:value-type="float" office:value="0.00257382" calcext:value-type="float">
            <text:p>0.00257382</text:p>
          </table:table-cell>
          <table:table-cell office:value-type="float" office:value="0.00431155" calcext:value-type="float">
            <text:p>0.00431155</text:p>
          </table:table-cell>
          <table:table-cell office:value-type="float" office:value="0.00217235" calcext:value-type="float">
            <text:p>0.00217235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290554" calcext:value-type="float">
            <text:p>0.290554</text:p>
          </table:table-cell>
          <table:table-cell office:value-type="float" office:value="0.0253976" calcext:value-type="float">
            <text:p>0.0253976</text:p>
          </table:table-cell>
          <table:table-cell office:value-type="float" office:value="0.00257067" calcext:value-type="float">
            <text:p>0.00257067</text:p>
          </table:table-cell>
          <table:table-cell office:value-type="float" office:value="0.00430918" calcext:value-type="float">
            <text:p>0.00430918</text:p>
          </table:table-cell>
          <table:table-cell office:value-type="float" office:value="0.00216604" calcext:value-type="float">
            <text:p>0.00216604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291707" calcext:value-type="float">
            <text:p>0.291707</text:p>
          </table:table-cell>
          <table:table-cell office:value-type="float" office:value="0.0249566" calcext:value-type="float">
            <text:p>0.0249566</text:p>
          </table:table-cell>
          <table:table-cell office:value-type="float" office:value="0.00257935" calcext:value-type="float">
            <text:p>0.00257935</text:p>
          </table:table-cell>
          <table:table-cell office:value-type="float" office:value="0.00435063" calcext:value-type="float">
            <text:p>0.00435063</text:p>
          </table:table-cell>
          <table:table-cell office:value-type="float" office:value="0.00218578" calcext:value-type="float">
            <text:p>0.00218578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289055" calcext:value-type="float">
            <text:p>0.289055</text:p>
          </table:table-cell>
          <table:table-cell office:value-type="float" office:value="0.0248461" calcext:value-type="float">
            <text:p>0.0248461</text:p>
          </table:table-cell>
          <table:table-cell office:value-type="float" office:value="0.00258409" calcext:value-type="float">
            <text:p>0.00258409</text:p>
          </table:table-cell>
          <table:table-cell office:value-type="float" office:value="0.00431273" calcext:value-type="float">
            <text:p>0.00431273</text:p>
          </table:table-cell>
          <table:table-cell office:value-type="float" office:value="0.00216604" calcext:value-type="float">
            <text:p>0.00216604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8709" calcext:value-type="float">
            <text:p>0.28709</text:p>
          </table:table-cell>
          <table:table-cell office:value-type="float" office:value="0.0245544" calcext:value-type="float">
            <text:p>0.0245544</text:p>
          </table:table-cell>
          <table:table-cell office:value-type="float" office:value="0.00259672" calcext:value-type="float">
            <text:p>0.00259672</text:p>
          </table:table-cell>
          <table:table-cell office:value-type="float" office:value="0.195626" calcext:value-type="float">
            <text:p>0.195626</text:p>
          </table:table-cell>
          <table:table-cell office:value-type="float" office:value="0.148438" calcext:value-type="float">
            <text:p>0.148438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28329" calcext:value-type="float">
            <text:p>0.28329</text:p>
          </table:table-cell>
          <table:table-cell office:value-type="float" office:value="0.0243767" calcext:value-type="float">
            <text:p>0.0243767</text:p>
          </table:table-cell>
          <table:table-cell office:value-type="float" office:value="0.00257461" calcext:value-type="float">
            <text:p>0.00257461</text:p>
          </table:table-cell>
          <table:table-cell office:value-type="float" office:value="0.00486184" calcext:value-type="float">
            <text:p>0.00486184</text:p>
          </table:table-cell>
          <table:table-cell office:value-type="float" office:value="0.00291213" calcext:value-type="float">
            <text:p>0.0029121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278119" calcext:value-type="float">
            <text:p>0.278119</text:p>
          </table:table-cell>
          <table:table-cell office:value-type="float" office:value="0.0240637" calcext:value-type="float">
            <text:p>0.0240637</text:p>
          </table:table-cell>
          <table:table-cell office:value-type="float" office:value="0.0025683" calcext:value-type="float">
            <text:p>0.0025683</text:p>
          </table:table-cell>
          <table:table-cell office:value-type="float" office:value="0.00459064" calcext:value-type="float">
            <text:p>0.00459064</text:p>
          </table:table-cell>
          <table:table-cell office:value-type="float" office:value="0.00267172" calcext:value-type="float">
            <text:p>0.00267172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169612" calcext:value-type="float">
            <text:p>0.169612</text:p>
          </table:table-cell>
          <table:table-cell office:value-type="float" office:value="0.0240585" calcext:value-type="float">
            <text:p>0.0240585</text:p>
          </table:table-cell>
          <table:table-cell office:value-type="float" office:value="0.00258053" calcext:value-type="float">
            <text:p>0.00258053</text:p>
          </table:table-cell>
          <table:table-cell office:value-type="float" office:value="0.00458117" calcext:value-type="float">
            <text:p>0.00458117</text:p>
          </table:table-cell>
          <table:table-cell office:value-type="float" office:value="0.00266778" calcext:value-type="float">
            <text:p>0.00266778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157984" calcext:value-type="float">
            <text:p>0.157984</text:p>
          </table:table-cell>
          <table:table-cell office:value-type="float" office:value="0.0238339" calcext:value-type="float">
            <text:p>0.0238339</text:p>
          </table:table-cell>
          <table:table-cell office:value-type="float" office:value="0.00256159" calcext:value-type="float">
            <text:p>0.00256159</text:p>
          </table:table-cell>
          <table:table-cell office:value-type="float" office:value="0.00458433" calcext:value-type="float">
            <text:p>0.00458433</text:p>
          </table:table-cell>
          <table:table-cell office:value-type="float" office:value="0.00265633" calcext:value-type="float">
            <text:p>0.00265633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147754" calcext:value-type="float">
            <text:p>0.147754</text:p>
          </table:table-cell>
          <table:table-cell office:value-type="float" office:value="0.0237119" calcext:value-type="float">
            <text:p>0.0237119</text:p>
          </table:table-cell>
          <table:table-cell office:value-type="float" office:value="0.00257264" calcext:value-type="float">
            <text:p>0.00257264</text:p>
          </table:table-cell>
          <table:table-cell office:value-type="float" office:value="0.00452156" calcext:value-type="float">
            <text:p>0.00452156</text:p>
          </table:table-cell>
          <table:table-cell office:value-type="float" office:value="0.00263777" calcext:value-type="float">
            <text:p>0.00263777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140516" calcext:value-type="float">
            <text:p>0.140516</text:p>
          </table:table-cell>
          <table:table-cell office:value-type="float" office:value="0.0233148" calcext:value-type="float">
            <text:p>0.0233148</text:p>
          </table:table-cell>
          <table:table-cell office:value-type="float" office:value="0.00256553" calcext:value-type="float">
            <text:p>0.00256553</text:p>
          </table:table-cell>
          <table:table-cell office:value-type="float" office:value="0.00450498" calcext:value-type="float">
            <text:p>0.00450498</text:p>
          </table:table-cell>
          <table:table-cell office:value-type="float" office:value="0.00263304" calcext:value-type="float">
            <text:p>0.00263304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130454" calcext:value-type="float">
            <text:p>0.130454</text:p>
          </table:table-cell>
          <table:table-cell office:value-type="float" office:value="0.0231478" calcext:value-type="float">
            <text:p>0.0231478</text:p>
          </table:table-cell>
          <table:table-cell office:value-type="float" office:value="0.0025758" calcext:value-type="float">
            <text:p>0.0025758</text:p>
          </table:table-cell>
          <table:table-cell office:value-type="float" office:value="0.00452156" calcext:value-type="float">
            <text:p>0.00452156</text:p>
          </table:table-cell>
          <table:table-cell office:value-type="float" office:value="0.00262435" calcext:value-type="float">
            <text:p>0.00262435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0229256" calcext:value-type="float">
            <text:p>0.0229256</text:p>
          </table:table-cell>
          <table:table-cell office:value-type="float" office:value="0.00256711" calcext:value-type="float">
            <text:p>0.00256711</text:p>
          </table:table-cell>
          <table:table-cell office:value-type="float" office:value="0.00447498" calcext:value-type="float">
            <text:p>0.00447498</text:p>
          </table:table-cell>
          <table:table-cell office:value-type="float" office:value="0.00261172" calcext:value-type="float">
            <text:p>0.00261172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120224" calcext:value-type="float">
            <text:p>0.120224</text:p>
          </table:table-cell>
          <table:table-cell office:value-type="float" office:value="0.0227341" calcext:value-type="float">
            <text:p>0.0227341</text:p>
          </table:table-cell>
          <table:table-cell office:value-type="float" office:value="0.00256593" calcext:value-type="float">
            <text:p>0.00256593</text:p>
          </table:table-cell>
          <table:table-cell office:value-type="float" office:value="0.00443945" calcext:value-type="float">
            <text:p>0.00443945</text:p>
          </table:table-cell>
          <table:table-cell office:value-type="float" office:value="0.00258961" calcext:value-type="float">
            <text:p>0.00258961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118228" calcext:value-type="float">
            <text:p>0.118228</text:p>
          </table:table-cell>
          <table:table-cell office:value-type="float" office:value="0.0224128" calcext:value-type="float">
            <text:p>0.0224128</text:p>
          </table:table-cell>
          <table:table-cell office:value-type="float" office:value="0.00255961" calcext:value-type="float">
            <text:p>0.00255961</text:p>
          </table:table-cell>
          <table:table-cell office:value-type="float" office:value="0.00450261" calcext:value-type="float">
            <text:p>0.00450261</text:p>
          </table:table-cell>
          <table:table-cell office:value-type="float" office:value="0.00258843" calcext:value-type="float">
            <text:p>0.00258843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113924" calcext:value-type="float">
            <text:p>0.113924</text:p>
          </table:table-cell>
          <table:table-cell office:value-type="float" office:value="0.0222284" calcext:value-type="float">
            <text:p>0.0222284</text:p>
          </table:table-cell>
          <table:table-cell office:value-type="float" office:value="0.00257303" calcext:value-type="float">
            <text:p>0.00257303</text:p>
          </table:table-cell>
          <table:table-cell office:value-type="float" office:value="0.00441458" calcext:value-type="float">
            <text:p>0.00441458</text:p>
          </table:table-cell>
          <table:table-cell office:value-type="float" office:value="0.0025829" calcext:value-type="float">
            <text:p>0.002582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12964" calcext:value-type="float">
            <text:p>0.112964</text:p>
          </table:table-cell>
          <table:table-cell office:value-type="float" office:value="0.0220145" calcext:value-type="float">
            <text:p>0.0220145</text:p>
          </table:table-cell>
          <table:table-cell office:value-type="float" office:value="0.00258093" calcext:value-type="float">
            <text:p>0.00258093</text:p>
          </table:table-cell>
          <table:table-cell office:value-type="float" office:value="0.00434905" calcext:value-type="float">
            <text:p>0.00434905</text:p>
          </table:table-cell>
          <table:table-cell office:value-type="float" office:value="0.00255645" calcext:value-type="float">
            <text:p>0.0025564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110377" calcext:value-type="float">
            <text:p>0.110377</text:p>
          </table:table-cell>
          <table:table-cell office:value-type="float" office:value="0.0218408" calcext:value-type="float">
            <text:p>0.0218408</text:p>
          </table:table-cell>
          <table:table-cell office:value-type="float" office:value="0.00256948" calcext:value-type="float">
            <text:p>0.00256948</text:p>
          </table:table-cell>
          <table:table-cell office:value-type="float" office:value="0.00437668" calcext:value-type="float">
            <text:p>0.00437668</text:p>
          </table:table-cell>
          <table:table-cell office:value-type="float" office:value="0.00255132" calcext:value-type="float">
            <text:p>0.00255132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108776" calcext:value-type="float">
            <text:p>0.108776</text:p>
          </table:table-cell>
          <table:table-cell office:value-type="float" office:value="0.0217042" calcext:value-type="float">
            <text:p>0.0217042</text:p>
          </table:table-cell>
          <table:table-cell office:value-type="float" office:value="0.0025604" calcext:value-type="float">
            <text:p>0.0025604</text:p>
          </table:table-cell>
          <table:table-cell office:value-type="float" office:value="0.00431629" calcext:value-type="float">
            <text:p>0.00431629</text:p>
          </table:table-cell>
          <table:table-cell office:value-type="float" office:value="0.00255645" calcext:value-type="float">
            <text:p>0.00255645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107344" calcext:value-type="float">
            <text:p>0.107344</text:p>
          </table:table-cell>
          <table:table-cell office:value-type="float" office:value="0.0223757" calcext:value-type="float">
            <text:p>0.0223757</text:p>
          </table:table-cell>
          <table:table-cell office:value-type="float" office:value="0.00255172" calcext:value-type="float">
            <text:p>0.00255172</text:p>
          </table:table-cell>
          <table:table-cell office:value-type="float" office:value="0.00428431" calcext:value-type="float">
            <text:p>0.00428431</text:p>
          </table:table-cell>
          <table:table-cell office:value-type="float" office:value="0.00264764" calcext:value-type="float">
            <text:p>0.00264764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107175" calcext:value-type="float">
            <text:p>0.107175</text:p>
          </table:table-cell>
          <table:table-cell office:value-type="float" office:value="0.0214409" calcext:value-type="float">
            <text:p>0.0214409</text:p>
          </table:table-cell>
          <table:table-cell office:value-type="float" office:value="0.00261725" calcext:value-type="float">
            <text:p>0.00261725</text:p>
          </table:table-cell>
          <table:table-cell office:value-type="float" office:value="0.00428984" calcext:value-type="float">
            <text:p>0.00428984</text:p>
          </table:table-cell>
          <table:table-cell office:value-type="float" office:value="0.00251658" calcext:value-type="float">
            <text:p>0.00251658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10521" calcext:value-type="float">
            <text:p>0.10521</text:p>
          </table:table-cell>
          <table:table-cell office:value-type="float" office:value="0.0211709" calcext:value-type="float">
            <text:p>0.0211709</text:p>
          </table:table-cell>
          <table:table-cell office:value-type="float" office:value="0.00260975" calcext:value-type="float">
            <text:p>0.00260975</text:p>
          </table:table-cell>
          <table:table-cell office:value-type="float" office:value="0.0042701" calcext:value-type="float">
            <text:p>0.0042701</text:p>
          </table:table-cell>
          <table:table-cell office:value-type="float" office:value="0.00261725" calcext:value-type="float">
            <text:p>0.0026172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103883" calcext:value-type="float">
            <text:p>0.103883</text:p>
          </table:table-cell>
          <table:table-cell office:value-type="float" office:value="0.0209498" calcext:value-type="float">
            <text:p>0.0209498</text:p>
          </table:table-cell>
          <table:table-cell office:value-type="float" office:value="0.00259277" calcext:value-type="float">
            <text:p>0.00259277</text:p>
          </table:table-cell>
          <table:table-cell office:value-type="float" office:value="0.00421365" calcext:value-type="float">
            <text:p>0.00421365</text:p>
          </table:table-cell>
          <table:table-cell office:value-type="float" office:value="0.00249921" calcext:value-type="float">
            <text:p>0.00249921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106037" calcext:value-type="float">
            <text:p>0.106037</text:p>
          </table:table-cell>
          <table:table-cell office:value-type="float" office:value="0.0206573" calcext:value-type="float">
            <text:p>0.0206573</text:p>
          </table:table-cell>
          <table:table-cell office:value-type="float" office:value="0.00260106" calcext:value-type="float">
            <text:p>0.00260106</text:p>
          </table:table-cell>
          <table:table-cell office:value-type="float" office:value="0.00425273" calcext:value-type="float">
            <text:p>0.00425273</text:p>
          </table:table-cell>
          <table:table-cell office:value-type="float" office:value="0.00257935" calcext:value-type="float">
            <text:p>0.00257935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102067" calcext:value-type="float">
            <text:p>0.102067</text:p>
          </table:table-cell>
          <table:table-cell office:value-type="float" office:value="0.0204469" calcext:value-type="float">
            <text:p>0.0204469</text:p>
          </table:table-cell>
          <table:table-cell office:value-type="float" office:value="0.00260461" calcext:value-type="float">
            <text:p>0.00260461</text:p>
          </table:table-cell>
          <table:table-cell office:value-type="float" office:value="0.00424562" calcext:value-type="float">
            <text:p>0.00424562</text:p>
          </table:table-cell>
          <table:table-cell office:value-type="float" office:value="0.00247474" calcext:value-type="float">
            <text:p>0.00247474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0200742" calcext:value-type="float">
            <text:p>0.0200742</text:p>
          </table:table-cell>
          <table:table-cell office:value-type="float" office:value="0.00258804" calcext:value-type="float">
            <text:p>0.00258804</text:p>
          </table:table-cell>
          <table:table-cell office:value-type="float" office:value="0.00415641" calcext:value-type="float">
            <text:p>0.00415641</text:p>
          </table:table-cell>
          <table:table-cell office:value-type="float" office:value="0.00245934" calcext:value-type="float">
            <text:p>0.0024593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100438" calcext:value-type="float">
            <text:p>0.100438</text:p>
          </table:table-cell>
          <table:table-cell office:value-type="float" office:value="0.0197454" calcext:value-type="float">
            <text:p>0.0197454</text:p>
          </table:table-cell>
          <table:table-cell office:value-type="float" office:value="0.00259948" calcext:value-type="float">
            <text:p>0.00259948</text:p>
          </table:table-cell>
          <table:table-cell office:value-type="float" office:value="0.00415641" calcext:value-type="float">
            <text:p>0.00415641</text:p>
          </table:table-cell>
          <table:table-cell office:value-type="float" office:value="0.0025229" calcext:value-type="float">
            <text:p>0.0025229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995592" calcext:value-type="float">
            <text:p>0.0995592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00262988" calcext:value-type="float">
            <text:p>0.00262988</text:p>
          </table:table-cell>
          <table:table-cell office:value-type="float" office:value="0.00409009" calcext:value-type="float">
            <text:p>0.00409009</text:p>
          </table:table-cell>
          <table:table-cell office:value-type="float" office:value="0.00241987" calcext:value-type="float">
            <text:p>0.00241987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982861" calcext:value-type="float">
            <text:p>0.0982861</text:p>
          </table:table-cell>
          <table:table-cell office:value-type="float" office:value="0.0198019" calcext:value-type="float">
            <text:p>0.0198019</text:p>
          </table:table-cell>
          <table:table-cell office:value-type="float" office:value="0.00264014" calcext:value-type="float">
            <text:p>0.00264014</text:p>
          </table:table-cell>
          <table:table-cell office:value-type="float" office:value="0.00413786" calcext:value-type="float">
            <text:p>0.00413786</text:p>
          </table:table-cell>
          <table:table-cell office:value-type="float" office:value="0.00250908" calcext:value-type="float">
            <text:p>0.00250908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975084" calcext:value-type="float">
            <text:p>0.0975084</text:p>
          </table:table-cell>
          <table:table-cell office:value-type="float" office:value="0.0195425" calcext:value-type="float">
            <text:p>0.0195425</text:p>
          </table:table-cell>
          <table:table-cell office:value-type="float" office:value="0.00260896" calcext:value-type="float">
            <text:p>0.00260896</text:p>
          </table:table-cell>
          <table:table-cell office:value-type="float" office:value="0.00410351" calcext:value-type="float">
            <text:p>0.00410351</text:p>
          </table:table-cell>
          <table:table-cell office:value-type="float" office:value="0.00241868" calcext:value-type="float">
            <text:p>0.00241868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981424" calcext:value-type="float">
            <text:p>0.0981424</text:p>
          </table:table-cell>
          <table:table-cell office:value-type="float" office:value="0.01901" calcext:value-type="float">
            <text:p>0.01901</text:p>
          </table:table-cell>
          <table:table-cell office:value-type="float" office:value="0.0025908" calcext:value-type="float">
            <text:p>0.0025908</text:p>
          </table:table-cell>
          <table:table-cell office:value-type="float" office:value="0.00407272" calcext:value-type="float">
            <text:p>0.00407272</text:p>
          </table:table-cell>
          <table:table-cell office:value-type="float" office:value="0.00249685" calcext:value-type="float">
            <text:p>0.00249685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962267" calcext:value-type="float">
            <text:p>0.0962267</text:p>
          </table:table-cell>
          <table:table-cell office:value-type="float" office:value="0.0185781" calcext:value-type="float">
            <text:p>0.0185781</text:p>
          </table:table-cell>
          <table:table-cell office:value-type="float" office:value="0.00259475" calcext:value-type="float">
            <text:p>0.00259475</text:p>
          </table:table-cell>
          <table:table-cell office:value-type="float" office:value="0.00406522" calcext:value-type="float">
            <text:p>0.00406522</text:p>
          </table:table-cell>
          <table:table-cell office:value-type="float" office:value="0.00237092" calcext:value-type="float">
            <text:p>0.00237092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963881" calcext:value-type="float">
            <text:p>0.0963881</text:p>
          </table:table-cell>
          <table:table-cell office:value-type="float" office:value="0.0185517" calcext:value-type="float">
            <text:p>0.0185517</text:p>
          </table:table-cell>
          <table:table-cell office:value-type="float" office:value="0.00259238" calcext:value-type="float">
            <text:p>0.00259238</text:p>
          </table:table-cell>
          <table:table-cell office:value-type="float" office:value="0.00407075" calcext:value-type="float">
            <text:p>0.00407075</text:p>
          </table:table-cell>
          <table:table-cell office:value-type="float" office:value="0.00237052" calcext:value-type="float">
            <text:p>0.00237052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961959" calcext:value-type="float">
            <text:p>0.0961959</text:p>
          </table:table-cell>
          <table:table-cell office:value-type="float" office:value="0.0181095" calcext:value-type="float">
            <text:p>0.0181095</text:p>
          </table:table-cell>
          <table:table-cell office:value-type="float" office:value="0.00260027" calcext:value-type="float">
            <text:p>0.00260027</text:p>
          </table:table-cell>
          <table:table-cell office:value-type="float" office:value="0.00398548" calcext:value-type="float">
            <text:p>0.00398548</text:p>
          </table:table-cell>
          <table:table-cell office:value-type="float" office:value="0.00234881" calcext:value-type="float">
            <text:p>0.00234881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988147" calcext:value-type="float">
            <text:p>0.0988147</text:p>
          </table:table-cell>
          <table:table-cell office:value-type="float" office:value="0.0178064" calcext:value-type="float">
            <text:p>0.0178064</text:p>
          </table:table-cell>
          <table:table-cell office:value-type="float" office:value="0.0025908" calcext:value-type="float">
            <text:p>0.0025908</text:p>
          </table:table-cell>
          <table:table-cell office:value-type="float" office:value="0.00398864" calcext:value-type="float">
            <text:p>0.00398864</text:p>
          </table:table-cell>
          <table:table-cell office:value-type="float" office:value="0.00233302" calcext:value-type="float">
            <text:p>0.0023330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932932" calcext:value-type="float">
            <text:p>0.0932932</text:p>
          </table:table-cell>
          <table:table-cell office:value-type="float" office:value="0.0173145" calcext:value-type="float">
            <text:p>0.0173145</text:p>
          </table:table-cell>
          <table:table-cell office:value-type="float" office:value="0.00256751" calcext:value-type="float">
            <text:p>0.00256751</text:p>
          </table:table-cell>
          <table:table-cell office:value-type="float" office:value="0.00393219" calcext:value-type="float">
            <text:p>0.00393219</text:p>
          </table:table-cell>
          <table:table-cell office:value-type="float" office:value="0.00230499" calcext:value-type="float">
            <text:p>0.002304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925811" calcext:value-type="float">
            <text:p>0.0925811</text:p>
          </table:table-cell>
          <table:table-cell office:value-type="float" office:value="0.0172324" calcext:value-type="float">
            <text:p>0.0172324</text:p>
          </table:table-cell>
          <table:table-cell office:value-type="float" office:value="0.00256553" calcext:value-type="float">
            <text:p>0.00256553</text:p>
          </table:table-cell>
          <table:table-cell office:value-type="float" office:value="0.00395153" calcext:value-type="float">
            <text:p>0.00395153</text:p>
          </table:table-cell>
          <table:table-cell office:value-type="float" office:value="0.00230499" calcext:value-type="float">
            <text:p>0.0023049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9197" calcext:value-type="float">
            <text:p>0.09197</text:p>
          </table:table-cell>
          <table:table-cell office:value-type="float" office:value="0.0170192" calcext:value-type="float">
            <text:p>0.0170192</text:p>
          </table:table-cell>
          <table:table-cell office:value-type="float" office:value="0.00256474" calcext:value-type="float">
            <text:p>0.00256474</text:p>
          </table:table-cell>
          <table:table-cell office:value-type="float" office:value="0.00391521" calcext:value-type="float">
            <text:p>0.00391521</text:p>
          </table:table-cell>
          <table:table-cell office:value-type="float" office:value="0.00229197" calcext:value-type="float">
            <text:p>0.00229197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901162" calcext:value-type="float">
            <text:p>0.0901162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0270291" calcext:value-type="float">
            <text:p>0.00270291</text:p>
          </table:table-cell>
          <table:table-cell office:value-type="float" office:value="0.00387732" calcext:value-type="float">
            <text:p>0.00387732</text:p>
          </table:table-cell>
          <table:table-cell office:value-type="float" office:value="0.0022746" calcext:value-type="float">
            <text:p>0.002274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899863" calcext:value-type="float">
            <text:p>0.0899863</text:p>
          </table:table-cell>
          <table:table-cell office:value-type="float" office:value="0.0164598" calcext:value-type="float">
            <text:p>0.0164598</text:p>
          </table:table-cell>
          <table:table-cell office:value-type="float" office:value="0.00265949" calcext:value-type="float">
            <text:p>0.00265949</text:p>
          </table:table-cell>
          <table:table-cell office:value-type="float" office:value="0.00387139" calcext:value-type="float">
            <text:p>0.00387139</text:p>
          </table:table-cell>
          <table:table-cell office:value-type="float" office:value="0.00228052" calcext:value-type="float">
            <text:p>0.0022805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882265" calcext:value-type="float">
            <text:p>0.0882265</text:p>
          </table:table-cell>
          <table:table-cell office:value-type="float" office:value="0.0162526" calcext:value-type="float">
            <text:p>0.0162526</text:p>
          </table:table-cell>
          <table:table-cell office:value-type="float" office:value="0.0026358" calcext:value-type="float">
            <text:p>0.0026358</text:p>
          </table:table-cell>
          <table:table-cell office:value-type="float" office:value="0.00384929" calcext:value-type="float">
            <text:p>0.00384929</text:p>
          </table:table-cell>
          <table:table-cell office:value-type="float" office:value="0.00224973" calcext:value-type="float">
            <text:p>0.0022497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877366" calcext:value-type="float">
            <text:p>0.0877366</text:p>
          </table:table-cell>
          <table:table-cell office:value-type="float" office:value="0.0158263" calcext:value-type="float">
            <text:p>0.0158263</text:p>
          </table:table-cell>
          <table:table-cell office:value-type="float" office:value="0.00291924" calcext:value-type="float">
            <text:p>0.00291924</text:p>
          </table:table-cell>
          <table:table-cell office:value-type="float" office:value="0.00381652" calcext:value-type="float">
            <text:p>0.00381652</text:p>
          </table:table-cell>
          <table:table-cell office:value-type="float" office:value="0.00223512" calcext:value-type="float">
            <text:p>0.0022351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86505" calcext:value-type="float">
            <text:p>0.086505</text:p>
          </table:table-cell>
          <table:table-cell office:value-type="float" office:value="0.0156608" calcext:value-type="float">
            <text:p>0.0156608</text:p>
          </table:table-cell>
          <table:table-cell office:value-type="float" office:value="0.00282884" calcext:value-type="float">
            <text:p>0.00282884</text:p>
          </table:table-cell>
          <table:table-cell office:value-type="float" office:value="0.00381929" calcext:value-type="float">
            <text:p>0.00381929</text:p>
          </table:table-cell>
          <table:table-cell office:value-type="float" office:value="0.00221894" calcext:value-type="float">
            <text:p>0.0022189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856467" calcext:value-type="float">
            <text:p>0.0856467</text:p>
          </table:table-cell>
          <table:table-cell office:value-type="float" office:value="0.0150419" calcext:value-type="float">
            <text:p>0.0150419</text:p>
          </table:table-cell>
          <table:table-cell office:value-type="float" office:value="0.00266896" calcext:value-type="float">
            <text:p>0.00266896</text:p>
          </table:table-cell>
          <table:table-cell office:value-type="float" office:value="0.00423062" calcext:value-type="float">
            <text:p>0.00423062</text:p>
          </table:table-cell>
          <table:table-cell office:value-type="float" office:value="0.00220472" calcext:value-type="float">
            <text:p>0.00220472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856341" calcext:value-type="float">
            <text:p>0.0856341</text:p>
          </table:table-cell>
          <table:table-cell office:value-type="float" office:value="0.0147367" calcext:value-type="float">
            <text:p>0.0147367</text:p>
          </table:table-cell>
          <table:table-cell office:value-type="float" office:value="0.00263304" calcext:value-type="float">
            <text:p>0.00263304</text:p>
          </table:table-cell>
          <table:table-cell office:value-type="float" office:value="0.00374389" calcext:value-type="float">
            <text:p>0.00374389</text:p>
          </table:table-cell>
          <table:table-cell office:value-type="float" office:value="0.00219091" calcext:value-type="float">
            <text:p>0.00219091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841139" calcext:value-type="float">
            <text:p>0.0841139</text:p>
          </table:table-cell>
          <table:table-cell office:value-type="float" office:value="0.014689" calcext:value-type="float">
            <text:p>0.014689</text:p>
          </table:table-cell>
          <table:table-cell office:value-type="float" office:value="0.00260264" calcext:value-type="float">
            <text:p>0.00260264</text:p>
          </table:table-cell>
          <table:table-cell office:value-type="float" office:value="0.00375178" calcext:value-type="float">
            <text:p>0.00375178</text:p>
          </table:table-cell>
          <table:table-cell office:value-type="float" office:value="0.00217946" calcext:value-type="float">
            <text:p>0.0021794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888123" calcext:value-type="float">
            <text:p>0.0888123</text:p>
          </table:table-cell>
          <table:table-cell office:value-type="float" office:value="0.0143278" calcext:value-type="float">
            <text:p>0.0143278</text:p>
          </table:table-cell>
          <table:table-cell office:value-type="float" office:value="0.00256593" calcext:value-type="float">
            <text:p>0.00256593</text:p>
          </table:table-cell>
          <table:table-cell office:value-type="float" office:value="0.00374744" calcext:value-type="float">
            <text:p>0.00374744</text:p>
          </table:table-cell>
          <table:table-cell office:value-type="float" office:value="0.00216249" calcext:value-type="float">
            <text:p>0.00216249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821362" calcext:value-type="float">
            <text:p>0.0821362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0253909" calcext:value-type="float">
            <text:p>0.00253909</text:p>
          </table:table-cell>
          <table:table-cell office:value-type="float" office:value="0.00399456" calcext:value-type="float">
            <text:p>0.00399456</text:p>
          </table:table-cell>
          <table:table-cell office:value-type="float" office:value="0.00216288" calcext:value-type="float">
            <text:p>0.0021628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814848" calcext:value-type="float">
            <text:p>0.0814848</text:p>
          </table:table-cell>
          <table:table-cell office:value-type="float" office:value="0.0136803" calcext:value-type="float">
            <text:p>0.0136803</text:p>
          </table:table-cell>
          <table:table-cell office:value-type="float" office:value="0.00268475" calcext:value-type="float">
            <text:p>0.00268475</text:p>
          </table:table-cell>
          <table:table-cell office:value-type="float" office:value="0.00375849" calcext:value-type="float">
            <text:p>0.00375849</text:p>
          </table:table-cell>
          <table:table-cell office:value-type="float" office:value="0.00214433" calcext:value-type="float">
            <text:p>0.00214433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808011" calcext:value-type="float">
            <text:p>0.0808011</text:p>
          </table:table-cell>
          <table:table-cell office:value-type="float" office:value="0.0136282" calcext:value-type="float">
            <text:p>0.0136282</text:p>
          </table:table-cell>
          <table:table-cell office:value-type="float" office:value="0.00308069" calcext:value-type="float">
            <text:p>0.00308069</text:p>
          </table:table-cell>
          <table:table-cell office:value-type="float" office:value="0.00367678" calcext:value-type="float">
            <text:p>0.00367678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796097" calcext:value-type="float">
            <text:p>0.0796097</text:p>
          </table:table-cell>
          <table:table-cell office:value-type="float" office:value="0.0130562" calcext:value-type="float">
            <text:p>0.0130562</text:p>
          </table:table-cell>
          <table:table-cell office:value-type="float" office:value="0.00299858" calcext:value-type="float">
            <text:p>0.00299858</text:p>
          </table:table-cell>
          <table:table-cell office:value-type="float" office:value="0.00360572" calcext:value-type="float">
            <text:p>0.00360572</text:p>
          </table:table-cell>
          <table:table-cell office:value-type="float" office:value="0.0021163" calcext:value-type="float">
            <text:p>0.002116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799974" calcext:value-type="float">
            <text:p>0.0799974</text:p>
          </table:table-cell>
          <table:table-cell office:value-type="float" office:value="0.0127819" calcext:value-type="float">
            <text:p>0.0127819</text:p>
          </table:table-cell>
          <table:table-cell office:value-type="float" office:value="0.0028766" calcext:value-type="float">
            <text:p>0.0028766</text:p>
          </table:table-cell>
          <table:table-cell office:value-type="float" office:value="0.00361835" calcext:value-type="float">
            <text:p>0.00361835</text:p>
          </table:table-cell>
          <table:table-cell office:value-type="float" office:value="0.00210169" calcext:value-type="float">
            <text:p>0.0021016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778317" calcext:value-type="float">
            <text:p>0.0778317</text:p>
          </table:table-cell>
          <table:table-cell office:value-type="float" office:value="0.0125959" calcext:value-type="float">
            <text:p>0.0125959</text:p>
          </table:table-cell>
          <table:table-cell office:value-type="float" office:value="0.00282884" calcext:value-type="float">
            <text:p>0.00282884</text:p>
          </table:table-cell>
          <table:table-cell office:value-type="float" office:value="0.00356309" calcext:value-type="float">
            <text:p>0.00356309</text:p>
          </table:table-cell>
          <table:table-cell office:value-type="float" office:value="0.0020863" calcext:value-type="float">
            <text:p>0.002086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763186" calcext:value-type="float">
            <text:p>0.0763186</text:p>
          </table:table-cell>
          <table:table-cell office:value-type="float" office:value="0.0124349" calcext:value-type="float">
            <text:p>0.0124349</text:p>
          </table:table-cell>
          <table:table-cell office:value-type="float" office:value="0.00280357" calcext:value-type="float">
            <text:p>0.00280357</text:p>
          </table:table-cell>
          <table:table-cell office:value-type="float" office:value="0.00355559" calcext:value-type="float">
            <text:p>0.00355559</text:p>
          </table:table-cell>
          <table:table-cell office:value-type="float" office:value="0.00208117" calcext:value-type="float">
            <text:p>0.00208117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762772" calcext:value-type="float">
            <text:p>0.0762772</text:p>
          </table:table-cell>
          <table:table-cell office:value-type="float" office:value="0.0120922" calcext:value-type="float">
            <text:p>0.0120922</text:p>
          </table:table-cell>
          <table:table-cell office:value-type="float" office:value="0.00280989" calcext:value-type="float">
            <text:p>0.00280989</text:p>
          </table:table-cell>
          <table:table-cell office:value-type="float" office:value="0.00355164" calcext:value-type="float">
            <text:p>0.00355164</text:p>
          </table:table-cell>
          <table:table-cell office:value-type="float" office:value="0.00206419" calcext:value-type="float">
            <text:p>0.00206419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744565" calcext:value-type="float">
            <text:p>0.0744565</text:p>
          </table:table-cell>
          <table:table-cell office:value-type="float" office:value="0.0118968" calcext:value-type="float">
            <text:p>0.0118968</text:p>
          </table:table-cell>
          <table:table-cell office:value-type="float" office:value="0.00268357" calcext:value-type="float">
            <text:p>0.00268357</text:p>
          </table:table-cell>
          <table:table-cell office:value-type="float" office:value="0.00349874" calcext:value-type="float">
            <text:p>0.00349874</text:p>
          </table:table-cell>
          <table:table-cell office:value-type="float" office:value="0.00203972" calcext:value-type="float">
            <text:p>0.0020397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73637" calcext:value-type="float">
            <text:p>0.073637</text:p>
          </table:table-cell>
          <table:table-cell office:value-type="float" office:value="0.0116785" calcext:value-type="float">
            <text:p>0.0116785</text:p>
          </table:table-cell>
          <table:table-cell office:value-type="float" office:value="0.00279844" calcext:value-type="float">
            <text:p>0.00279844</text:p>
          </table:table-cell>
          <table:table-cell office:value-type="float" office:value="0.00351256" calcext:value-type="float">
            <text:p>0.00351256</text:p>
          </table:table-cell>
          <table:table-cell office:value-type="float" office:value="0.00203893" calcext:value-type="float">
            <text:p>0.00203893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728361" calcext:value-type="float">
            <text:p>0.0728361</text:p>
          </table:table-cell>
          <table:table-cell office:value-type="float" office:value="0.0116612" calcext:value-type="float">
            <text:p>0.0116612</text:p>
          </table:table-cell>
          <table:table-cell office:value-type="float" office:value="0.00349953" calcext:value-type="float">
            <text:p>0.00349953</text:p>
          </table:table-cell>
          <table:table-cell office:value-type="float" office:value="0.00345532" calcext:value-type="float">
            <text:p>0.00345532</text:p>
          </table:table-cell>
          <table:table-cell office:value-type="float" office:value="0.00202077" calcext:value-type="float">
            <text:p>0.0020207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71591" calcext:value-type="float">
            <text:p>0.071591</text:p>
          </table:table-cell>
          <table:table-cell office:value-type="float" office:value="0.0109628" calcext:value-type="float">
            <text:p>0.0109628</text:p>
          </table:table-cell>
          <table:table-cell office:value-type="float" office:value="0.00295121" calcext:value-type="float">
            <text:p>0.00295121</text:p>
          </table:table-cell>
          <table:table-cell office:value-type="float" office:value="0.00342255" calcext:value-type="float">
            <text:p>0.00342255</text:p>
          </table:table-cell>
          <table:table-cell office:value-type="float" office:value="0.00200261" calcext:value-type="float">
            <text:p>0.0020026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707904" calcext:value-type="float">
            <text:p>0.0707904</text:p>
          </table:table-cell>
          <table:table-cell office:value-type="float" office:value="0.0107098" calcext:value-type="float">
            <text:p>0.0107098</text:p>
          </table:table-cell>
          <table:table-cell office:value-type="float" office:value="0.00275699" calcext:value-type="float">
            <text:p>0.00275699</text:p>
          </table:table-cell>
          <table:table-cell office:value-type="float" office:value="0.00343005" calcext:value-type="float">
            <text:p>0.00343005</text:p>
          </table:table-cell>
          <table:table-cell office:value-type="float" office:value="0.00198879" calcext:value-type="float">
            <text:p>0.00198879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700337" calcext:value-type="float">
            <text:p>0.0700337</text:p>
          </table:table-cell>
          <table:table-cell office:value-type="float" office:value="0.0105369" calcext:value-type="float">
            <text:p>0.0105369</text:p>
          </table:table-cell>
          <table:table-cell office:value-type="float" office:value="0.00264172" calcext:value-type="float">
            <text:p>0.00264172</text:p>
          </table:table-cell>
          <table:table-cell office:value-type="float" office:value="0.00339334" calcext:value-type="float">
            <text:p>0.00339334</text:p>
          </table:table-cell>
          <table:table-cell office:value-type="float" office:value="0.00197537" calcext:value-type="float">
            <text:p>0.0019753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688273" calcext:value-type="float">
            <text:p>0.0688273</text:p>
          </table:table-cell>
          <table:table-cell office:value-type="float" office:value="0.0102957" calcext:value-type="float">
            <text:p>0.0102957</text:p>
          </table:table-cell>
          <table:table-cell office:value-type="float" office:value="0.00262948" calcext:value-type="float">
            <text:p>0.00262948</text:p>
          </table:table-cell>
          <table:table-cell office:value-type="float" office:value="0.00337913" calcext:value-type="float">
            <text:p>0.00337913</text:p>
          </table:table-cell>
          <table:table-cell office:value-type="float" office:value="0.00196471" calcext:value-type="float">
            <text:p>0.0019647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678862" calcext:value-type="float">
            <text:p>0.0678862</text:p>
          </table:table-cell>
          <table:table-cell office:value-type="float" office:value="0.0101019" calcext:value-type="float">
            <text:p>0.0101019</text:p>
          </table:table-cell>
          <table:table-cell office:value-type="float" office:value="0.00257501" calcext:value-type="float">
            <text:p>0.00257501</text:p>
          </table:table-cell>
          <table:table-cell office:value-type="float" office:value="0.00333373" calcext:value-type="float">
            <text:p>0.00333373</text:p>
          </table:table-cell>
          <table:table-cell office:value-type="float" office:value="0.00194497" calcext:value-type="float">
            <text:p>0.00194497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672096" calcext:value-type="float">
            <text:p>0.0672096</text:p>
          </table:table-cell>
          <table:table-cell office:value-type="float" office:value="0.00981961" calcext:value-type="float">
            <text:p>0.00981961</text:p>
          </table:table-cell>
          <table:table-cell office:value-type="float" office:value="0.00257738" calcext:value-type="float">
            <text:p>0.00257738</text:p>
          </table:table-cell>
          <table:table-cell office:value-type="float" office:value="0.0033511" calcext:value-type="float">
            <text:p>0.0033511</text:p>
          </table:table-cell>
          <table:table-cell office:value-type="float" office:value="0.00194813" calcext:value-type="float">
            <text:p>0.0019481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660904" calcext:value-type="float">
            <text:p>0.0660904</text:p>
          </table:table-cell>
          <table:table-cell office:value-type="float" office:value="0.00959578" calcext:value-type="float">
            <text:p>0.00959578</text:p>
          </table:table-cell>
          <table:table-cell office:value-type="float" office:value="0.0025454" calcext:value-type="float">
            <text:p>0.0025454</text:p>
          </table:table-cell>
          <table:table-cell office:value-type="float" office:value="0.00335071" calcext:value-type="float">
            <text:p>0.00335071</text:p>
          </table:table-cell>
          <table:table-cell office:value-type="float" office:value="0.00194734" calcext:value-type="float">
            <text:p>0.0019473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650281" calcext:value-type="float">
            <text:p>0.0650281</text:p>
          </table:table-cell>
          <table:table-cell office:value-type="float" office:value="0.00949394" calcext:value-type="float">
            <text:p>0.00949394</text:p>
          </table:table-cell>
          <table:table-cell office:value-type="float" office:value="0.00254145" calcext:value-type="float">
            <text:p>0.00254145</text:p>
          </table:table-cell>
          <table:table-cell office:value-type="float" office:value="0.00329505" calcext:value-type="float">
            <text:p>0.00329505</text:p>
          </table:table-cell>
          <table:table-cell office:value-type="float" office:value="0.00192918" calcext:value-type="float">
            <text:p>0.0019291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643539" calcext:value-type="float">
            <text:p>0.0643539</text:p>
          </table:table-cell>
          <table:table-cell office:value-type="float" office:value="0.00921839" calcext:value-type="float">
            <text:p>0.00921839</text:p>
          </table:table-cell>
          <table:table-cell office:value-type="float" office:value="0.00252014" calcext:value-type="float">
            <text:p>0.00252014</text:p>
          </table:table-cell>
          <table:table-cell office:value-type="float" office:value="0.00327097" calcext:value-type="float">
            <text:p>0.00327097</text:p>
          </table:table-cell>
          <table:table-cell office:value-type="float" office:value="0.0019276" calcext:value-type="float">
            <text:p>0.001927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634132" calcext:value-type="float">
            <text:p>0.0634132</text:p>
          </table:table-cell>
          <table:table-cell office:value-type="float" office:value="0.00906641" calcext:value-type="float">
            <text:p>0.00906641</text:p>
          </table:table-cell>
          <table:table-cell office:value-type="float" office:value="0.0025079" calcext:value-type="float">
            <text:p>0.0025079</text:p>
          </table:table-cell>
          <table:table-cell office:value-type="float" office:value="0.00326544" calcext:value-type="float">
            <text:p>0.00326544</text:p>
          </table:table-cell>
          <table:table-cell office:value-type="float" office:value="0.00190589" calcext:value-type="float">
            <text:p>0.00190589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613166" calcext:value-type="float">
            <text:p>0.0613166</text:p>
          </table:table-cell>
          <table:table-cell office:value-type="float" office:value="0.0088864" calcext:value-type="float">
            <text:p>0.0088864</text:p>
          </table:table-cell>
          <table:table-cell office:value-type="float" office:value="0.00250553" calcext:value-type="float">
            <text:p>0.00250553</text:p>
          </table:table-cell>
          <table:table-cell office:value-type="float" office:value="0.00321846" calcext:value-type="float">
            <text:p>0.00321846</text:p>
          </table:table-cell>
          <table:table-cell office:value-type="float" office:value="0.00187076" calcext:value-type="float">
            <text:p>0.00187076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599271" calcext:value-type="float">
            <text:p>0.0599271</text:p>
          </table:table-cell>
          <table:table-cell office:value-type="float" office:value="0.00859705" calcext:value-type="float">
            <text:p>0.00859705</text:p>
          </table:table-cell>
          <table:table-cell office:value-type="float" office:value="0.00248185" calcext:value-type="float">
            <text:p>0.00248185</text:p>
          </table:table-cell>
          <table:table-cell office:value-type="float" office:value="0.00320702" calcext:value-type="float">
            <text:p>0.00320702</text:p>
          </table:table-cell>
          <table:table-cell office:value-type="float" office:value="0.0018755" calcext:value-type="float">
            <text:p>0.001875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587467" calcext:value-type="float">
            <text:p>0.0587467</text:p>
          </table:table-cell>
          <table:table-cell office:value-type="float" office:value="0.00849638" calcext:value-type="float">
            <text:p>0.00849638</text:p>
          </table:table-cell>
          <table:table-cell office:value-type="float" office:value="0.00248382" calcext:value-type="float">
            <text:p>0.00248382</text:p>
          </table:table-cell>
          <table:table-cell office:value-type="float" office:value="0.00318886" calcext:value-type="float">
            <text:p>0.00318886</text:p>
          </table:table-cell>
          <table:table-cell office:value-type="float" office:value="0.00185102" calcext:value-type="float">
            <text:p>0.0018510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579296" calcext:value-type="float">
            <text:p>0.0579296</text:p>
          </table:table-cell>
          <table:table-cell office:value-type="float" office:value="0.00838467" calcext:value-type="float">
            <text:p>0.00838467</text:p>
          </table:table-cell>
          <table:table-cell office:value-type="float" office:value="0.00248619" calcext:value-type="float">
            <text:p>0.00248619</text:p>
          </table:table-cell>
          <table:table-cell office:value-type="float" office:value="0.00314504" calcext:value-type="float">
            <text:p>0.00314504</text:p>
          </table:table-cell>
          <table:table-cell office:value-type="float" office:value="0.00183799" calcext:value-type="float">
            <text:p>0.00183799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571148" calcext:value-type="float">
            <text:p>0.0571148</text:p>
          </table:table-cell>
          <table:table-cell office:value-type="float" office:value="0.00819439" calcext:value-type="float">
            <text:p>0.00819439</text:p>
          </table:table-cell>
          <table:table-cell office:value-type="float" office:value="0.0025079" calcext:value-type="float">
            <text:p>0.0025079</text:p>
          </table:table-cell>
          <table:table-cell office:value-type="float" office:value="0.00312688" calcext:value-type="float">
            <text:p>0.00312688</text:p>
          </table:table-cell>
          <table:table-cell office:value-type="float" office:value="0.00182615" calcext:value-type="float">
            <text:p>0.0018261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566407" calcext:value-type="float">
            <text:p>0.0566407</text:p>
          </table:table-cell>
          <table:table-cell office:value-type="float" office:value="0.00803096" calcext:value-type="float">
            <text:p>0.00803096</text:p>
          </table:table-cell>
          <table:table-cell office:value-type="float" office:value="0.00248698" calcext:value-type="float">
            <text:p>0.00248698</text:p>
          </table:table-cell>
          <table:table-cell office:value-type="float" office:value="0.00310714" calcext:value-type="float">
            <text:p>0.00310714</text:p>
          </table:table-cell>
          <table:table-cell office:value-type="float" office:value="0.00180997" calcext:value-type="float">
            <text:p>0.00180997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550581" calcext:value-type="float">
            <text:p>0.0550581</text:p>
          </table:table-cell>
          <table:table-cell office:value-type="float" office:value="0.0078249" calcext:value-type="float">
            <text:p>0.0078249</text:p>
          </table:table-cell>
          <table:table-cell office:value-type="float" office:value="0.00248106" calcext:value-type="float">
            <text:p>0.00248106</text:p>
          </table:table-cell>
          <table:table-cell office:value-type="float" office:value="0.00308859" calcext:value-type="float">
            <text:p>0.00308859</text:p>
          </table:table-cell>
          <table:table-cell office:value-type="float" office:value="0.00187313" calcext:value-type="float">
            <text:p>0.0018731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54115" calcext:value-type="float">
            <text:p>0.054115</text:p>
          </table:table-cell>
          <table:table-cell office:value-type="float" office:value="0.00764489" calcext:value-type="float">
            <text:p>0.00764489</text:p>
          </table:table-cell>
          <table:table-cell office:value-type="float" office:value="0.00247395" calcext:value-type="float">
            <text:p>0.00247395</text:p>
          </table:table-cell>
          <table:table-cell office:value-type="float" office:value="0.00304201" calcext:value-type="float">
            <text:p>0.00304201</text:p>
          </table:table-cell>
          <table:table-cell office:value-type="float" office:value="0.00189484" calcext:value-type="float">
            <text:p>0.0018948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533105" calcext:value-type="float">
            <text:p>0.0533105</text:p>
          </table:table-cell>
          <table:table-cell office:value-type="float" office:value="0.0076362" calcext:value-type="float">
            <text:p>0.007636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07556" calcext:value-type="float">
            <text:p>0.00307556</text:p>
          </table:table-cell>
          <table:table-cell office:value-type="float" office:value="0.00210485" calcext:value-type="float">
            <text:p>0.0021048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527081" calcext:value-type="float">
            <text:p>0.0527081</text:p>
          </table:table-cell>
          <table:table-cell office:value-type="float" office:value="0.00739816" calcext:value-type="float">
            <text:p>0.00739816</text:p>
          </table:table-cell>
          <table:table-cell office:value-type="float" office:value="0.00246013" calcext:value-type="float">
            <text:p>0.00246013</text:p>
          </table:table-cell>
          <table:table-cell office:value-type="float" office:value="0.0030124" calcext:value-type="float">
            <text:p>0.0030124</text:p>
          </table:table-cell>
          <table:table-cell office:value-type="float" office:value="0.0019584" calcext:value-type="float">
            <text:p>0.001958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515436" calcext:value-type="float">
            <text:p>0.0515436</text:p>
          </table:table-cell>
          <table:table-cell office:value-type="float" office:value="0.00720039" calcext:value-type="float">
            <text:p>0.00720039</text:p>
          </table:table-cell>
          <table:table-cell office:value-type="float" office:value="0.00246803" calcext:value-type="float">
            <text:p>0.00246803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.00175431" calcext:value-type="float">
            <text:p>0.00175431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506092" calcext:value-type="float">
            <text:p>0.0506092</text:p>
          </table:table-cell>
          <table:table-cell office:value-type="float" office:value="0.00707525" calcext:value-type="float">
            <text:p>0.00707525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301319" calcext:value-type="float">
            <text:p>0.00301319</text:p>
          </table:table-cell>
          <table:table-cell office:value-type="float" office:value="0.0017622" calcext:value-type="float">
            <text:p>0.001762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497316" calcext:value-type="float">
            <text:p>0.0497316</text:p>
          </table:table-cell>
          <table:table-cell office:value-type="float" office:value="0.00685221" calcext:value-type="float">
            <text:p>0.00685221</text:p>
          </table:table-cell>
          <table:table-cell office:value-type="float" office:value="0.00247513" calcext:value-type="float">
            <text:p>0.00247513</text:p>
          </table:table-cell>
          <table:table-cell office:value-type="float" office:value="0.00296306" calcext:value-type="float">
            <text:p>0.00296306</text:p>
          </table:table-cell>
          <table:table-cell office:value-type="float" office:value="0.00173299" calcext:value-type="float">
            <text:p>0.00173299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49072" calcext:value-type="float">
            <text:p>0.049072</text:p>
          </table:table-cell>
          <table:table-cell office:value-type="float" office:value="0.00670299" calcext:value-type="float">
            <text:p>0.00670299</text:p>
          </table:table-cell>
          <table:table-cell office:value-type="float" office:value="0.00246566" calcext:value-type="float">
            <text:p>0.00246566</text:p>
          </table:table-cell>
          <table:table-cell office:value-type="float" office:value="0.00295555" calcext:value-type="float">
            <text:p>0.00295555</text:p>
          </table:table-cell>
          <table:table-cell office:value-type="float" office:value="0.00172312" calcext:value-type="float">
            <text:p>0.00172312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481404" calcext:value-type="float">
            <text:p>0.0481404</text:p>
          </table:table-cell>
          <table:table-cell office:value-type="float" office:value="0.00660786" calcext:value-type="float">
            <text:p>0.00660786</text:p>
          </table:table-cell>
          <table:table-cell office:value-type="float" office:value="0.00247277" calcext:value-type="float">
            <text:p>0.00247277</text:p>
          </table:table-cell>
          <table:table-cell office:value-type="float" office:value="0.00289871" calcext:value-type="float">
            <text:p>0.00289871</text:p>
          </table:table-cell>
          <table:table-cell office:value-type="float" office:value="0.00171009" calcext:value-type="float">
            <text:p>0.0017100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0636508" calcext:value-type="float">
            <text:p>0.00636508</text:p>
          </table:table-cell>
          <table:table-cell office:value-type="float" office:value="0.00246803" calcext:value-type="float">
            <text:p>0.00246803</text:p>
          </table:table-cell>
          <table:table-cell office:value-type="float" office:value="0.00285963" calcext:value-type="float">
            <text:p>0.00285963</text:p>
          </table:table-cell>
          <table:table-cell office:value-type="float" office:value="0.00169114" calcext:value-type="float">
            <text:p>0.00169114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462218" calcext:value-type="float">
            <text:p>0.0462218</text:p>
          </table:table-cell>
          <table:table-cell office:value-type="float" office:value="0.00609467" calcext:value-type="float">
            <text:p>0.00609467</text:p>
          </table:table-cell>
          <table:table-cell office:value-type="float" office:value="0.00244987" calcext:value-type="float">
            <text:p>0.00244987</text:p>
          </table:table-cell>
          <table:table-cell office:value-type="float" office:value="0.00284186" calcext:value-type="float">
            <text:p>0.00284186</text:p>
          </table:table-cell>
          <table:table-cell office:value-type="float" office:value="0.00167141" calcext:value-type="float">
            <text:p>0.00167141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455425" calcext:value-type="float">
            <text:p>0.0455425</text:p>
          </table:table-cell>
          <table:table-cell office:value-type="float" office:value="0.0060023" calcext:value-type="float">
            <text:p>0.0060023</text:p>
          </table:table-cell>
          <table:table-cell office:value-type="float" office:value="0.00246211" calcext:value-type="float">
            <text:p>0.00246211</text:p>
          </table:table-cell>
          <table:table-cell office:value-type="float" office:value="0.00285015" calcext:value-type="float">
            <text:p>0.00285015</text:p>
          </table:table-cell>
          <table:table-cell office:value-type="float" office:value="0.00169035" calcext:value-type="float">
            <text:p>0.001690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54031" calcext:value-type="float">
            <text:p>0.0454031</text:p>
          </table:table-cell>
          <table:table-cell office:value-type="float" office:value="0.00594072" calcext:value-type="float">
            <text:p>0.00594072</text:p>
          </table:table-cell>
          <table:table-cell office:value-type="float" office:value="0.00244513" calcext:value-type="float">
            <text:p>0.00244513</text:p>
          </table:table-cell>
          <table:table-cell office:value-type="float" office:value="0.00279449" calcext:value-type="float">
            <text:p>0.00279449</text:p>
          </table:table-cell>
          <table:table-cell office:value-type="float" office:value="0.00165641" calcext:value-type="float">
            <text:p>0.0016564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437637" calcext:value-type="float">
            <text:p>0.0437637</text:p>
          </table:table-cell>
          <table:table-cell office:value-type="float" office:value="0.00575992" calcext:value-type="float">
            <text:p>0.00575992</text:p>
          </table:table-cell>
          <table:table-cell office:value-type="float" office:value="0.00242934" calcext:value-type="float">
            <text:p>0.00242934</text:p>
          </table:table-cell>
          <table:table-cell office:value-type="float" office:value="0.00280397" calcext:value-type="float">
            <text:p>0.00280397</text:p>
          </table:table-cell>
          <table:table-cell office:value-type="float" office:value="0.00165167" calcext:value-type="float">
            <text:p>0.0016516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428072" calcext:value-type="float">
            <text:p>0.0428072</text:p>
          </table:table-cell>
          <table:table-cell office:value-type="float" office:value="0.00551398" calcext:value-type="float">
            <text:p>0.00551398</text:p>
          </table:table-cell>
          <table:table-cell office:value-type="float" office:value="0.00243447" calcext:value-type="float">
            <text:p>0.00243447</text:p>
          </table:table-cell>
          <table:table-cell office:value-type="float" office:value="0.00276844" calcext:value-type="float">
            <text:p>0.00276844</text:p>
          </table:table-cell>
          <table:table-cell office:value-type="float" office:value="0.00165601" calcext:value-type="float">
            <text:p>0.00165601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419225" calcext:value-type="float">
            <text:p>0.0419225</text:p>
          </table:table-cell>
          <table:table-cell office:value-type="float" office:value="0.00542279" calcext:value-type="float">
            <text:p>0.00542279</text:p>
          </table:table-cell>
          <table:table-cell office:value-type="float" office:value="0.00242303" calcext:value-type="float">
            <text:p>0.00242303</text:p>
          </table:table-cell>
          <table:table-cell office:value-type="float" office:value="0.00273923" calcext:value-type="float">
            <text:p>0.00273923</text:p>
          </table:table-cell>
          <table:table-cell office:value-type="float" office:value="0.00224854" calcext:value-type="float">
            <text:p>0.0022485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41131" calcext:value-type="float">
            <text:p>0.041131</text:p>
          </table:table-cell>
          <table:table-cell office:value-type="float" office:value="0.00528542" calcext:value-type="float">
            <text:p>0.00528542</text:p>
          </table:table-cell>
          <table:table-cell office:value-type="float" office:value="0.00242618" calcext:value-type="float">
            <text:p>0.00242618</text:p>
          </table:table-cell>
          <table:table-cell office:value-type="float" office:value="0.00273607" calcext:value-type="float">
            <text:p>0.00273607</text:p>
          </table:table-cell>
          <table:table-cell office:value-type="float" office:value="0.00165048" calcext:value-type="float">
            <text:p>0.0016504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402811" calcext:value-type="float">
            <text:p>0.0402811</text:p>
          </table:table-cell>
          <table:table-cell office:value-type="float" office:value="0.00517489" calcext:value-type="float">
            <text:p>0.00517489</text:p>
          </table:table-cell>
          <table:table-cell office:value-type="float" office:value="0.00241789" calcext:value-type="float">
            <text:p>0.00241789</text:p>
          </table:table-cell>
          <table:table-cell office:value-type="float" office:value="0.00270133" calcext:value-type="float">
            <text:p>0.00270133</text:p>
          </table:table-cell>
          <table:table-cell office:value-type="float" office:value="0.00164377" calcext:value-type="float">
            <text:p>0.0016437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392563" calcext:value-type="float">
            <text:p>0.0392563</text:p>
          </table:table-cell>
          <table:table-cell office:value-type="float" office:value="0.00492777" calcext:value-type="float">
            <text:p>0.00492777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68554" calcext:value-type="float">
            <text:p>0.00268554</text:p>
          </table:table-cell>
          <table:table-cell office:value-type="float" office:value="0.00161772" calcext:value-type="float">
            <text:p>0.0016177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383733" calcext:value-type="float">
            <text:p>0.0383733</text:p>
          </table:table-cell>
          <table:table-cell office:value-type="float" office:value="0.00479237" calcext:value-type="float">
            <text:p>0.00479237</text:p>
          </table:table-cell>
          <table:table-cell office:value-type="float" office:value="0.00241987" calcext:value-type="float">
            <text:p>0.00241987</text:p>
          </table:table-cell>
          <table:table-cell office:value-type="float" office:value="0.00269186" calcext:value-type="float">
            <text:p>0.00269186</text:p>
          </table:table-cell>
          <table:table-cell office:value-type="float" office:value="0.0015964" calcext:value-type="float">
            <text:p>0.001596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373335" calcext:value-type="float">
            <text:p>0.0373335</text:p>
          </table:table-cell>
          <table:table-cell office:value-type="float" office:value="0.00458314" calcext:value-type="float">
            <text:p>0.00458314</text:p>
          </table:table-cell>
          <table:table-cell office:value-type="float" office:value="0.00241197" calcext:value-type="float">
            <text:p>0.00241197</text:p>
          </table:table-cell>
          <table:table-cell office:value-type="float" office:value="0.00264449" calcext:value-type="float">
            <text:p>0.00264449</text:p>
          </table:table-cell>
          <table:table-cell office:value-type="float" office:value="0.00158338" calcext:value-type="float">
            <text:p>0.00158338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362195" calcext:value-type="float">
            <text:p>0.0362195</text:p>
          </table:table-cell>
          <table:table-cell office:value-type="float" office:value="0.00445327" calcext:value-type="float">
            <text:p>0.00445327</text:p>
          </table:table-cell>
          <table:table-cell office:value-type="float" office:value="0.00241079" calcext:value-type="float">
            <text:p>0.00241079</text:p>
          </table:table-cell>
          <table:table-cell office:value-type="float" office:value="0.00262554" calcext:value-type="float">
            <text:p>0.00262554</text:p>
          </table:table-cell>
          <table:table-cell office:value-type="float" office:value="0.00156522" calcext:value-type="float">
            <text:p>0.0015652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52519" calcext:value-type="float">
            <text:p>0.0352519</text:p>
          </table:table-cell>
          <table:table-cell office:value-type="float" office:value="0.00424247" calcext:value-type="float">
            <text:p>0.00424247</text:p>
          </table:table-cell>
          <table:table-cell office:value-type="float" office:value="0.00238592" calcext:value-type="float">
            <text:p>0.00238592</text:p>
          </table:table-cell>
          <table:table-cell office:value-type="float" office:value="0.00262791" calcext:value-type="float">
            <text:p>0.00262791</text:p>
          </table:table-cell>
          <table:table-cell office:value-type="float" office:value="0.00155377" calcext:value-type="float">
            <text:p>0.0015537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355468" calcext:value-type="float">
            <text:p>0.0355468</text:p>
          </table:table-cell>
          <table:table-cell office:value-type="float" office:value="0.00401706" calcext:value-type="float">
            <text:p>0.00401706</text:p>
          </table:table-cell>
          <table:table-cell office:value-type="float" office:value="0.00240289" calcext:value-type="float">
            <text:p>0.00240289</text:p>
          </table:table-cell>
          <table:table-cell office:value-type="float" office:value="0.00255251" calcext:value-type="float">
            <text:p>0.00255251</text:p>
          </table:table-cell>
          <table:table-cell office:value-type="float" office:value="0.00153324" calcext:value-type="float">
            <text:p>0.0015332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332631" calcext:value-type="float">
            <text:p>0.0332631</text:p>
          </table:table-cell>
          <table:table-cell office:value-type="float" office:value="0.00394719" calcext:value-type="float">
            <text:p>0.00394719</text:p>
          </table:table-cell>
          <table:table-cell office:value-type="float" office:value="0.00239737" calcext:value-type="float">
            <text:p>0.00239737</text:p>
          </table:table-cell>
          <table:table-cell office:value-type="float" office:value="0.00255922" calcext:value-type="float">
            <text:p>0.00255922</text:p>
          </table:table-cell>
          <table:table-cell office:value-type="float" office:value="0.00153916" calcext:value-type="float">
            <text:p>0.0015391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315763" calcext:value-type="float">
            <text:p>0.0315763</text:p>
          </table:table-cell>
          <table:table-cell office:value-type="float" office:value="0.0037427" calcext:value-type="float">
            <text:p>0.0037427</text:p>
          </table:table-cell>
          <table:table-cell office:value-type="float" office:value="0.0023946" calcext:value-type="float">
            <text:p>0.0023946</text:p>
          </table:table-cell>
          <table:table-cell office:value-type="float" office:value="0.00253593" calcext:value-type="float">
            <text:p>0.00253593</text:p>
          </table:table-cell>
          <table:table-cell office:value-type="float" office:value="0.00151863" calcext:value-type="float">
            <text:p>0.00151863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302626" calcext:value-type="float">
            <text:p>0.0302626</text:p>
          </table:table-cell>
          <table:table-cell office:value-type="float" office:value="0.00356704" calcext:value-type="float">
            <text:p>0.00356704</text:p>
          </table:table-cell>
          <table:table-cell office:value-type="float" office:value="0.00238473" calcext:value-type="float">
            <text:p>0.00238473</text:p>
          </table:table-cell>
          <table:table-cell office:value-type="float" office:value="0.00250829" calcext:value-type="float">
            <text:p>0.00250829</text:p>
          </table:table-cell>
          <table:table-cell office:value-type="float" office:value="0.00150127" calcext:value-type="float">
            <text:p>0.0015012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9203" calcext:value-type="float">
            <text:p>0.029203</text:p>
          </table:table-cell>
          <table:table-cell office:value-type="float" office:value="0.00344663" calcext:value-type="float">
            <text:p>0.00344663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0250316" calcext:value-type="float">
            <text:p>0.00250316</text:p>
          </table:table-cell>
          <table:table-cell office:value-type="float" office:value="0.00149732" calcext:value-type="float">
            <text:p>0.0014973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83784" calcext:value-type="float">
            <text:p>0.0283784</text:p>
          </table:table-cell>
          <table:table-cell office:value-type="float" office:value="0.00317307" calcext:value-type="float">
            <text:p>0.00317307</text:p>
          </table:table-cell>
          <table:table-cell office:value-type="float" office:value="0.00241789" calcext:value-type="float">
            <text:p>0.00241789</text:p>
          </table:table-cell>
          <table:table-cell office:value-type="float" office:value="0.00246803" calcext:value-type="float">
            <text:p>0.00246803</text:p>
          </table:table-cell>
          <table:table-cell office:value-type="float" office:value="0.0014764" calcext:value-type="float">
            <text:p>0.001476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78609" calcext:value-type="float">
            <text:p>0.0278609</text:p>
          </table:table-cell>
          <table:table-cell office:value-type="float" office:value="0.00312451" calcext:value-type="float">
            <text:p>0.00312451</text:p>
          </table:table-cell>
          <table:table-cell office:value-type="float" office:value="0.00239776" calcext:value-type="float">
            <text:p>0.00239776</text:p>
          </table:table-cell>
          <table:table-cell office:value-type="float" office:value="0.0435493" calcext:value-type="float">
            <text:p>0.0435493</text:p>
          </table:table-cell>
          <table:table-cell office:value-type="float" office:value="0.0364176" calcext:value-type="float">
            <text:p>0.036417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263789" calcext:value-type="float">
            <text:p>0.0263789</text:p>
          </table:table-cell>
          <table:table-cell office:value-type="float" office:value="0.00303095" calcext:value-type="float">
            <text:p>0.00303095</text:p>
          </table:table-cell>
          <table:table-cell office:value-type="float" office:value="0.00239539" calcext:value-type="float">
            <text:p>0.00239539</text:p>
          </table:table-cell>
          <table:table-cell office:value-type="float" office:value="0.00243684" calcext:value-type="float">
            <text:p>0.00243684</text:p>
          </table:table-cell>
          <table:table-cell office:value-type="float" office:value="0.00155535" calcext:value-type="float">
            <text:p>0.0015553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253565" calcext:value-type="float">
            <text:p>0.0253565</text:p>
          </table:table-cell>
          <table:table-cell office:value-type="float" office:value="0.00310477" calcext:value-type="float">
            <text:p>0.00310477</text:p>
          </table:table-cell>
          <table:table-cell office:value-type="float" office:value="0.00238197" calcext:value-type="float">
            <text:p>0.00238197</text:p>
          </table:table-cell>
          <table:table-cell office:value-type="float" office:value="0.00237447" calcext:value-type="float">
            <text:p>0.00237447</text:p>
          </table:table-cell>
          <table:table-cell office:value-type="float" office:value="0.00155614" calcext:value-type="float">
            <text:p>0.0015561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46345" calcext:value-type="float">
            <text:p>0.0246345</text:p>
          </table:table-cell>
          <table:table-cell office:value-type="float" office:value="0.00312333" calcext:value-type="float">
            <text:p>0.00312333</text:p>
          </table:table-cell>
          <table:table-cell office:value-type="float" office:value="0.00236658" calcext:value-type="float">
            <text:p>0.00236658</text:p>
          </table:table-cell>
          <table:table-cell office:value-type="float" office:value="0.00236934" calcext:value-type="float">
            <text:p>0.00236934</text:p>
          </table:table-cell>
          <table:table-cell office:value-type="float" office:value="0.00156008" calcext:value-type="float">
            <text:p>0.0015600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236922" calcext:value-type="float">
            <text:p>0.0236922</text:p>
          </table:table-cell>
          <table:table-cell office:value-type="float" office:value="0.00304082" calcext:value-type="float">
            <text:p>0.00304082</text:p>
          </table:table-cell>
          <table:table-cell office:value-type="float" office:value="0.00238434" calcext:value-type="float">
            <text:p>0.00238434</text:p>
          </table:table-cell>
          <table:table-cell office:value-type="float" office:value="0.00231842" calcext:value-type="float">
            <text:p>0.00231842</text:p>
          </table:table-cell>
          <table:table-cell office:value-type="float" office:value="0.00155495" calcext:value-type="float">
            <text:p>0.0015549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228245" calcext:value-type="float">
            <text:p>0.0228245</text:p>
          </table:table-cell>
          <table:table-cell office:value-type="float" office:value="0.00304714" calcext:value-type="float">
            <text:p>0.00304714</text:p>
          </table:table-cell>
          <table:table-cell office:value-type="float" office:value="0.00236184" calcext:value-type="float">
            <text:p>0.00236184</text:p>
          </table:table-cell>
          <table:table-cell office:value-type="float" office:value="0.00231486" calcext:value-type="float">
            <text:p>0.00231486</text:p>
          </table:table-cell>
          <table:table-cell office:value-type="float" office:value="0.00156403" calcext:value-type="float">
            <text:p>0.0015640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219782" calcext:value-type="float">
            <text:p>0.0219782</text:p>
          </table:table-cell>
          <table:table-cell office:value-type="float" office:value="0.00289792" calcext:value-type="float">
            <text:p>0.00289792</text:p>
          </table:table-cell>
          <table:table-cell office:value-type="float" office:value="0.00235276" calcext:value-type="float">
            <text:p>0.00235276</text:p>
          </table:table-cell>
          <table:table-cell office:value-type="float" office:value="0.00226552" calcext:value-type="float">
            <text:p>0.00226552</text:p>
          </table:table-cell>
          <table:table-cell office:value-type="float" office:value="0.00154074" calcext:value-type="float">
            <text:p>0.0015407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212806" calcext:value-type="float">
            <text:p>0.0212806</text:p>
          </table:table-cell>
          <table:table-cell office:value-type="float" office:value="0.00282568" calcext:value-type="float">
            <text:p>0.00282568</text:p>
          </table:table-cell>
          <table:table-cell office:value-type="float" office:value="0.00244079" calcext:value-type="float">
            <text:p>0.00244079</text:p>
          </table:table-cell>
          <table:table-cell office:value-type="float" office:value="0.00224775" calcext:value-type="float">
            <text:p>0.00224775</text:p>
          </table:table-cell>
          <table:table-cell office:value-type="float" office:value="0.00153916" calcext:value-type="float">
            <text:p>0.001539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206384" calcext:value-type="float">
            <text:p>0.0206384</text:p>
          </table:table-cell>
          <table:table-cell office:value-type="float" office:value="0.00283476" calcext:value-type="float">
            <text:p>0.00283476</text:p>
          </table:table-cell>
          <table:table-cell office:value-type="float" office:value="0.00239342" calcext:value-type="float">
            <text:p>0.00239342</text:p>
          </table:table-cell>
          <table:table-cell office:value-type="float" office:value="0.00225091" calcext:value-type="float">
            <text:p>0.00225091</text:p>
          </table:table-cell>
          <table:table-cell office:value-type="float" office:value="0.00153956" calcext:value-type="float">
            <text:p>0.0015395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96976" calcext:value-type="float">
            <text:p>0.0196976</text:p>
          </table:table-cell>
          <table:table-cell office:value-type="float" office:value="0.00271594" calcext:value-type="float">
            <text:p>0.00271594</text:p>
          </table:table-cell>
          <table:table-cell office:value-type="float" office:value="0.00241197" calcext:value-type="float">
            <text:p>0.00241197</text:p>
          </table:table-cell>
          <table:table-cell office:value-type="float" office:value="0.00222288" calcext:value-type="float">
            <text:p>0.00222288</text:p>
          </table:table-cell>
          <table:table-cell office:value-type="float" office:value="0.00152732" calcext:value-type="float">
            <text:p>0.001527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87072" calcext:value-type="float">
            <text:p>0.0187072</text:p>
          </table:table-cell>
          <table:table-cell office:value-type="float" office:value="0.00260698" calcext:value-type="float">
            <text:p>0.00260698</text:p>
          </table:table-cell>
          <table:table-cell office:value-type="float" office:value="0.00238276" calcext:value-type="float">
            <text:p>0.00238276</text:p>
          </table:table-cell>
          <table:table-cell office:value-type="float" office:value="0.00221657" calcext:value-type="float">
            <text:p>0.00221657</text:p>
          </table:table-cell>
          <table:table-cell office:value-type="float" office:value="0.00150284" calcext:value-type="float">
            <text:p>0.0015028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79043" calcext:value-type="float">
            <text:p>0.0179043</text:p>
          </table:table-cell>
          <table:table-cell office:value-type="float" office:value="0.00248263" calcext:value-type="float">
            <text:p>0.00248263</text:p>
          </table:table-cell>
          <table:table-cell office:value-type="float" office:value="0.00237408" calcext:value-type="float">
            <text:p>0.00237408</text:p>
          </table:table-cell>
          <table:table-cell office:value-type="float" office:value="0.00216801" calcext:value-type="float">
            <text:p>0.00216801</text:p>
          </table:table-cell>
          <table:table-cell office:value-type="float" office:value="0.00148626" calcext:value-type="float">
            <text:p>0.0014862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70532" calcext:value-type="float">
            <text:p>0.0170532</text:p>
          </table:table-cell>
          <table:table-cell office:value-type="float" office:value="0.00235315" calcext:value-type="float">
            <text:p>0.00235315</text:p>
          </table:table-cell>
          <table:table-cell office:value-type="float" office:value="0.00236065" calcext:value-type="float">
            <text:p>0.00236065</text:p>
          </table:table-cell>
          <table:table-cell office:value-type="float" office:value="0.00216762" calcext:value-type="float">
            <text:p>0.00216762</text:p>
          </table:table-cell>
          <table:table-cell office:value-type="float" office:value="0.00146811" calcext:value-type="float">
            <text:p>0.0014681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62672" calcext:value-type="float">
            <text:p>0.0162672</text:p>
          </table:table-cell>
          <table:table-cell office:value-type="float" office:value="0.00221933" calcext:value-type="float">
            <text:p>0.00221933</text:p>
          </table:table-cell>
          <table:table-cell office:value-type="float" office:value="0.00234052" calcext:value-type="float">
            <text:p>0.00234052</text:p>
          </table:table-cell>
          <table:table-cell office:value-type="float" office:value="0.00242382" calcext:value-type="float">
            <text:p>0.00242382</text:p>
          </table:table-cell>
          <table:table-cell office:value-type="float" office:value="0.00145311" calcext:value-type="float">
            <text:p>0.0014531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53782" calcext:value-type="float">
            <text:p>0.0153782</text:p>
          </table:table-cell>
          <table:table-cell office:value-type="float" office:value="0.00206419" calcext:value-type="float">
            <text:p>0.00206419</text:p>
          </table:table-cell>
          <table:table-cell office:value-type="float" office:value="0.0023271" calcext:value-type="float">
            <text:p>0.0023271</text:p>
          </table:table-cell>
          <table:table-cell office:value-type="float" office:value="0.00277081" calcext:value-type="float">
            <text:p>0.00277081</text:p>
          </table:table-cell>
          <table:table-cell office:value-type="float" office:value="0.00143179" calcext:value-type="float">
            <text:p>0.0014317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44975" calcext:value-type="float">
            <text:p>0.0144975</text:p>
          </table:table-cell>
          <table:table-cell office:value-type="float" office:value="0.00188497" calcext:value-type="float">
            <text:p>0.00188497</text:p>
          </table:table-cell>
          <table:table-cell office:value-type="float" office:value="0.00231723" calcext:value-type="float">
            <text:p>0.00231723</text:p>
          </table:table-cell>
          <table:table-cell office:value-type="float" office:value="0.00199234" calcext:value-type="float">
            <text:p>0.00199234</text:p>
          </table:table-cell>
          <table:table-cell office:value-type="float" office:value="0.00141639" calcext:value-type="float">
            <text:p>0.0014163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36271" calcext:value-type="float">
            <text:p>0.0136271</text:p>
          </table:table-cell>
          <table:table-cell office:value-type="float" office:value="0.0017551" calcext:value-type="float">
            <text:p>0.0017551</text:p>
          </table:table-cell>
          <table:table-cell office:value-type="float" office:value="0.00229947" calcext:value-type="float">
            <text:p>0.00229947</text:p>
          </table:table-cell>
          <table:table-cell office:value-type="float" office:value="0.00198879" calcext:value-type="float">
            <text:p>0.00198879</text:p>
          </table:table-cell>
          <table:table-cell office:value-type="float" office:value="0.00139744" calcext:value-type="float">
            <text:p>0.001397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28383" calcext:value-type="float">
            <text:p>0.0128383</text:p>
          </table:table-cell>
          <table:table-cell office:value-type="float" office:value="0.00174246" calcext:value-type="float">
            <text:p>0.00174246</text:p>
          </table:table-cell>
          <table:table-cell office:value-type="float" office:value="0.00227065" calcext:value-type="float">
            <text:p>0.00227065</text:p>
          </table:table-cell>
          <table:table-cell office:value-type="float" office:value="0.00197142" calcext:value-type="float">
            <text:p>0.00197142</text:p>
          </table:table-cell>
          <table:table-cell office:value-type="float" office:value="0.00140455" calcext:value-type="float">
            <text:p>0.001404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20314" calcext:value-type="float">
            <text:p>0.0120314</text:p>
          </table:table-cell>
          <table:table-cell office:value-type="float" office:value="0.00166391" calcext:value-type="float">
            <text:p>0.00166391</text:p>
          </table:table-cell>
          <table:table-cell office:value-type="float" office:value="0.0022592" calcext:value-type="float">
            <text:p>0.0022592</text:p>
          </table:table-cell>
          <table:table-cell office:value-type="float" office:value="0.00194616" calcext:value-type="float">
            <text:p>0.00194616</text:p>
          </table:table-cell>
          <table:table-cell office:value-type="float" office:value="0.00138244" calcext:value-type="float">
            <text:p>0.0013824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112538" calcext:value-type="float">
            <text:p>0.0112538</text:p>
          </table:table-cell>
          <table:table-cell office:value-type="float" office:value="0.00159877" calcext:value-type="float">
            <text:p>0.00159877</text:p>
          </table:table-cell>
          <table:table-cell office:value-type="float" office:value="0.00228012" calcext:value-type="float">
            <text:p>0.00228012</text:p>
          </table:table-cell>
          <table:table-cell office:value-type="float" office:value="0.00192879" calcext:value-type="float">
            <text:p>0.00192879</text:p>
          </table:table-cell>
          <table:table-cell office:value-type="float" office:value="0.00137731" calcext:value-type="float">
            <text:p>0.0013773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05554" calcext:value-type="float">
            <text:p>0.0105554</text:p>
          </table:table-cell>
          <table:table-cell office:value-type="float" office:value="0.00149298" calcext:value-type="float">
            <text:p>0.00149298</text:p>
          </table:table-cell>
          <table:table-cell office:value-type="float" office:value="0.00225367" calcext:value-type="float">
            <text:p>0.00225367</text:p>
          </table:table-cell>
          <table:table-cell office:value-type="float" office:value="0.00191695" calcext:value-type="float">
            <text:p>0.00191695</text:p>
          </table:table-cell>
          <table:table-cell office:value-type="float" office:value="0.00136823" calcext:value-type="float">
            <text:p>0.0013682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99483" calcext:value-type="float">
            <text:p>0.0099483</text:p>
          </table:table-cell>
          <table:table-cell office:value-type="float" office:value="0.00130428" calcext:value-type="float">
            <text:p>0.00130428</text:p>
          </table:table-cell>
          <table:table-cell office:value-type="float" office:value="0.00224736" calcext:value-type="float">
            <text:p>0.00224736</text:p>
          </table:table-cell>
          <table:table-cell office:value-type="float" office:value="0.00187115" calcext:value-type="float">
            <text:p>0.00187115</text:p>
          </table:table-cell>
          <table:table-cell office:value-type="float" office:value="0.00134376" calcext:value-type="float">
            <text:p>0.0013437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915642" calcext:value-type="float">
            <text:p>0.00915642</text:p>
          </table:table-cell>
          <table:table-cell office:value-type="float" office:value="0.0012423" calcext:value-type="float">
            <text:p>0.0012423</text:p>
          </table:table-cell>
          <table:table-cell office:value-type="float" office:value="0.00224262" calcext:value-type="float">
            <text:p>0.00224262</text:p>
          </table:table-cell>
          <table:table-cell office:value-type="float" office:value="0.00185576" calcext:value-type="float">
            <text:p>0.00185576</text:p>
          </table:table-cell>
          <table:table-cell office:value-type="float" office:value="0.00133902" calcext:value-type="float">
            <text:p>0.001339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8299" calcext:value-type="float">
            <text:p>0.008299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223157" calcext:value-type="float">
            <text:p>0.00223157</text:p>
          </table:table-cell>
          <table:table-cell office:value-type="float" office:value="0.00183089" calcext:value-type="float">
            <text:p>0.00183089</text:p>
          </table:table-cell>
          <table:table-cell office:value-type="float" office:value="0.00132639" calcext:value-type="float">
            <text:p>0.001326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730382" calcext:value-type="float">
            <text:p>0.00730382</text:p>
          </table:table-cell>
          <table:table-cell office:value-type="float" office:value="0.00100269" calcext:value-type="float">
            <text:p>0.00100269</text:p>
          </table:table-cell>
          <table:table-cell office:value-type="float" office:value="0.00222249" calcext:value-type="float">
            <text:p>0.00222249</text:p>
          </table:table-cell>
          <table:table-cell office:value-type="float" office:value="0.0110659" calcext:value-type="float">
            <text:p>0.0110659</text:p>
          </table:table-cell>
          <table:table-cell office:value-type="float" office:value="0.00992383" calcext:value-type="float">
            <text:p>0.0099238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36863" calcext:value-type="float">
            <text:p>0.00636863</text:p>
          </table:table-cell>
          <table:table-cell office:value-type="float" office:value="0.000940709" calcext:value-type="float">
            <text:p>0.000940709</text:p>
          </table:table-cell>
          <table:table-cell office:value-type="float" office:value="0.00221775" calcext:value-type="float">
            <text:p>0.00221775</text:p>
          </table:table-cell>
          <table:table-cell office:value-type="float" office:value="0.00173338" calcext:value-type="float">
            <text:p>0.00173338</text:p>
          </table:table-cell>
          <table:table-cell office:value-type="float" office:value="0.0013252" calcext:value-type="float">
            <text:p>0.001325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546109" calcext:value-type="float">
            <text:p>0.00546109</text:p>
          </table:table-cell>
          <table:table-cell office:value-type="float" office:value="0.000890969" calcext:value-type="float">
            <text:p>0.000890969</text:p>
          </table:table-cell>
          <table:table-cell office:value-type="float" office:value="0.0021988" calcext:value-type="float">
            <text:p>0.0021988</text:p>
          </table:table-cell>
          <table:table-cell office:value-type="float" office:value="0.00167851" calcext:value-type="float">
            <text:p>0.00167851</text:p>
          </table:table-cell>
          <table:table-cell office:value-type="float" office:value="0.00130468" calcext:value-type="float">
            <text:p>0.0013046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467275" calcext:value-type="float">
            <text:p>0.00467275</text:p>
          </table:table-cell>
          <table:table-cell office:value-type="float" office:value="0.000845177" calcext:value-type="float">
            <text:p>0.000845177</text:p>
          </table:table-cell>
          <table:table-cell office:value-type="float" office:value="0.00218696" calcext:value-type="float">
            <text:p>0.00218696</text:p>
          </table:table-cell>
          <table:table-cell office:value-type="float" office:value="0.00161417" calcext:value-type="float">
            <text:p>0.00161417</text:p>
          </table:table-cell>
          <table:table-cell office:value-type="float" office:value="0.00128178" calcext:value-type="float">
            <text:p>0.0012817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78652" calcext:value-type="float">
            <text:p>0.00378652</text:p>
          </table:table-cell>
          <table:table-cell office:value-type="float" office:value="0.000791095" calcext:value-type="float">
            <text:p>0.000791095</text:p>
          </table:table-cell>
          <table:table-cell office:value-type="float" office:value="0.00217828" calcext:value-type="float">
            <text:p>0.00217828</text:p>
          </table:table-cell>
          <table:table-cell office:value-type="float" office:value="0.00157035" calcext:value-type="float">
            <text:p>0.00157035</text:p>
          </table:table-cell>
          <table:table-cell office:value-type="float" office:value="0.00126244" calcext:value-type="float">
            <text:p>0.001262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13517" calcext:value-type="float">
            <text:p>0.00313517</text:p>
          </table:table-cell>
          <table:table-cell office:value-type="float" office:value="0.000748856" calcext:value-type="float">
            <text:p>0.000748856</text:p>
          </table:table-cell>
          <table:table-cell office:value-type="float" office:value="0.00216367" calcext:value-type="float">
            <text:p>0.00216367</text:p>
          </table:table-cell>
          <table:table-cell office:value-type="float" office:value="0.00153521" calcext:value-type="float">
            <text:p>0.00153521</text:p>
          </table:table-cell>
          <table:table-cell office:value-type="float" office:value="0.00124309" calcext:value-type="float">
            <text:p>0.001243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26749" calcext:value-type="float">
            <text:p>0.00226749</text:p>
          </table:table-cell>
          <table:table-cell office:value-type="float" office:value="0.000697933" calcext:value-type="float">
            <text:p>0.000697933</text:p>
          </table:table-cell>
          <table:table-cell office:value-type="float" office:value="0.00227657" calcext:value-type="float">
            <text:p>0.00227657</text:p>
          </table:table-cell>
          <table:table-cell office:value-type="float" office:value="0.0037206" calcext:value-type="float">
            <text:p>0.0037206</text:p>
          </table:table-cell>
          <table:table-cell office:value-type="float" office:value="0.00340203" calcext:value-type="float">
            <text:p>0.003402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67456" calcext:value-type="float">
            <text:p>0.00167456</text:p>
          </table:table-cell>
          <table:table-cell office:value-type="float" office:value="0.000662799" calcext:value-type="float">
            <text:p>0.000662799</text:p>
          </table:table-cell>
          <table:table-cell office:value-type="float" office:value="0.00240092" calcext:value-type="float">
            <text:p>0.00240092</text:p>
          </table:table-cell>
          <table:table-cell office:value-type="float" office:value="0.00139784" calcext:value-type="float">
            <text:p>0.00139784</text:p>
          </table:table-cell>
          <table:table-cell office:value-type="float" office:value="0.0012127" calcext:value-type="float">
            <text:p>0.00121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05677" calcext:value-type="float">
            <text:p>0.00105677</text:p>
          </table:table-cell>
          <table:table-cell office:value-type="float" office:value="0.00060477" calcext:value-type="float">
            <text:p>0.00060477</text:p>
          </table:table-cell>
          <table:table-cell office:value-type="float" office:value="0.0023796" calcext:value-type="float">
            <text:p>0.0023796</text:p>
          </table:table-cell>
          <table:table-cell office:value-type="float" office:value="0.00203853" calcext:value-type="float">
            <text:p>0.00203853</text:p>
          </table:table-cell>
          <table:table-cell office:value-type="float" office:value="0.00195366" calcext:value-type="float">
            <text:p>0.00195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7:24:23.158000000</dc:date>
    <meta:editing-duration>PT7M53S</meta:editing-duration>
    <meta:editing-cycles>4</meta:editing-cycles>
    <meta:generator>LibreOffice/4.4.3.2$Windows_x86 LibreOffice_project/88805f81e9fe61362df02b9941de8e38a9b5fd16</meta:generator>
    <meta:document-statistic meta:table-count="1" meta:cell-count="5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21cm" svg:height="17.781cm" xlink:href=".." xlink:type="simple" chart:class="chart:scatter" chart:style-name="ch1">
        <chart:legend chart:legend-position="end" svg:x="28.687cm" svg:y="7.595cm" style:legend-expansion="high" chart:style-name="ch2"/>
        <chart:plot-area chart:style-name="ch3" table:cell-range-address="removal.A2:removal.F1001 removal.B1:removal.F1" chart:data-source-has-labels="row" svg:x="1.671cm" svg:y="0.355cm" svg:width="26.356cm" svg:height="16.09cm">
          <chartooo:coordinate-region svg:x="2.769cm" svg:y="0.555cm" svg:width="24.608cm" svg:height="15.243cm"/>
          <chart:axis chart:dimension="x" chart:name="primary-x" chart:style-name="ch4">
            <chart:title svg:x="12.887cm" svg:y="16.8cm" chart:style-name="ch5">
              <text:p>Elements in data structure</text:p>
            </chart:title>
          </chart:axis>
          <chart:axis chart:dimension="y" chart:name="primary-y" chart:style-name="ch6">
            <chart:title svg:x="0.451cm" svg:y="10.958cm" chart:style-name="ch7">
              <text:p>Time (s) to remove 1000 elements</text:p>
            </chart:title>
            <chart:grid chart:style-name="ch8" chart:class="major"/>
          </chart:axis>
          <chart:series chart:style-name="ch9" chart:values-cell-range-address="removal.B2:removal.B1001" chart:label-cell-address="removal.B1:removal.B1" chart:class="chart:scatter">
            <chart:domain table:cell-range-address="removal.A2:removal.A1001"/>
            <chart:data-point chart:repeated="1000"/>
          </chart:series>
          <chart:series chart:style-name="ch10" chart:values-cell-range-address="removal.C2:removal.C1001" chart:label-cell-address="removal.C1:removal.C1" chart:class="chart:scatter">
            <chart:data-point chart:repeated="1000"/>
          </chart:series>
          <chart:series chart:style-name="ch11" chart:values-cell-range-address="removal.D2:removal.D1001" chart:label-cell-address="removal.D1:removal.D1" chart:class="chart:scatter">
            <chart:data-point chart:repeated="1000"/>
          </chart:series>
          <chart:series chart:style-name="ch12" chart:values-cell-range-address="removal.E2:removal.E1001" chart:label-cell-address="removal.E1:removal.E1" chart:class="chart:scatter">
            <chart:data-point chart:repeated="1000"/>
          </chart:series>
          <chart:series chart:style-name="ch13" chart:values-cell-range-address="removal.F2:removal.F1001" chart:label-cell-address="removal.F1:removal.F1" chart:class="chart:scatter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removal.B1:removal.B1</svg:desc>
                </draw:g>
              </table:table-cell>
              <table:table-cell office:value-type="string">
                <text:p>vector</text:p>
                <draw:g>
                  <svg:desc>removal.C1:removal.C1</svg:desc>
                </draw:g>
              </table:table-cell>
              <table:table-cell office:value-type="string">
                <text:p>bst</text:p>
                <draw:g>
                  <svg:desc>removal.D1:removal.D1</svg:desc>
                </draw:g>
              </table:table-cell>
              <table:table-cell office:value-type="string">
                <text:p>tiered vector</text:p>
                <draw:g>
                  <svg:desc>removal.E1:removal.E1</svg:desc>
                </draw:g>
              </table:table-cell>
              <table:table-cell office:value-type="string">
                <text:p>bittrick tiered vector</text:p>
                <draw:g>
                  <svg:desc>removal.F1:removal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removal.A2:removal.A1001</svg:desc>
                </draw:g>
              </table:table-cell>
              <table:table-cell office:value-type="float" office:value="NaN">
                <text:p>NaN</text:p>
                <draw:g>
                  <svg:desc>removal.B2:removal.B1001</svg:desc>
                </draw:g>
              </table:table-cell>
              <table:table-cell office:value-type="float" office:value="0.215472">
                <text:p>0.215472</text:p>
                <draw:g>
                  <svg:desc>removal.C2:removal.C1001</svg:desc>
                </draw:g>
              </table:table-cell>
              <table:table-cell office:value-type="float" office:value="0.00332781">
                <text:p>0.00332781</text:p>
                <draw:g>
                  <svg:desc>removal.D2:removal.D1001</svg:desc>
                </draw:g>
              </table:table-cell>
              <table:table-cell office:value-type="float" office:value="0.0179315">
                <text:p>0.0179315</text:p>
                <draw:g>
                  <svg:desc>removal.E2:removal.E1001</svg:desc>
                </draw:g>
              </table:table-cell>
              <table:table-cell office:value-type="float" office:value="0.0100592">
                <text:p>0.0100592</text:p>
                <draw:g>
                  <svg:desc>removal.F2:removal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215772">
                <text:p>0.215772</text:p>
              </table:table-cell>
              <table:table-cell office:value-type="float" office:value="0.00298161">
                <text:p>0.00298161</text:p>
              </table:table-cell>
              <table:table-cell office:value-type="float" office:value="0.0173338">
                <text:p>0.0173338</text:p>
              </table:table-cell>
              <table:table-cell office:value-type="float" office:value="0.0105183">
                <text:p>0.0105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219876">
                <text:p>0.219876</text:p>
              </table:table-cell>
              <table:table-cell office:value-type="float" office:value="0.00293384">
                <text:p>0.00293384</text:p>
              </table:table-cell>
              <table:table-cell office:value-type="float" office:value="0.0162656">
                <text:p>0.0162656</text:p>
              </table:table-cell>
              <table:table-cell office:value-type="float" office:value="0.0107181">
                <text:p>0.0107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216523">
                <text:p>0.216523</text:p>
              </table:table-cell>
              <table:table-cell office:value-type="float" office:value="0.00291055">
                <text:p>0.00291055</text:p>
              </table:table-cell>
              <table:table-cell office:value-type="float" office:value="0.0160236">
                <text:p>0.0160236</text:p>
              </table:table-cell>
              <table:table-cell office:value-type="float" office:value="0.0103825">
                <text:p>0.0103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222728">
                <text:p>0.222728</text:p>
              </table:table-cell>
              <table:table-cell office:value-type="float" office:value="0.00292595">
                <text:p>0.00292595</text:p>
              </table:table-cell>
              <table:table-cell office:value-type="float" office:value="0.015953">
                <text:p>0.015953</text:p>
              </table:table-cell>
              <table:table-cell office:value-type="float" office:value="0.0101062">
                <text:p>0.010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221733">
                <text:p>0.221733</text:p>
              </table:table-cell>
              <table:table-cell office:value-type="float" office:value="0.00290503">
                <text:p>0.00290503</text:p>
              </table:table-cell>
              <table:table-cell office:value-type="float" office:value="0.0174748">
                <text:p>0.0174748</text:p>
              </table:table-cell>
              <table:table-cell office:value-type="float" office:value="0.0107283">
                <text:p>0.0107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216045">
                <text:p>0.216045</text:p>
              </table:table-cell>
              <table:table-cell office:value-type="float" office:value="0.002907">
                <text:p>0.002907</text:p>
              </table:table-cell>
              <table:table-cell office:value-type="float" office:value="0.0179769">
                <text:p>0.0179769</text:p>
              </table:table-cell>
              <table:table-cell office:value-type="float" office:value="0.010291">
                <text:p>0.010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216621">
                <text:p>0.216621</text:p>
              </table:table-cell>
              <table:table-cell office:value-type="float" office:value="0.00288963">
                <text:p>0.00288963</text:p>
              </table:table-cell>
              <table:table-cell office:value-type="float" office:value="0.0175095">
                <text:p>0.0175095</text:p>
              </table:table-cell>
              <table:table-cell office:value-type="float" office:value="0.00976158">
                <text:p>0.00976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216612">
                <text:p>0.216612</text:p>
              </table:table-cell>
              <table:table-cell office:value-type="float" office:value="0.00286792">
                <text:p>0.00286792</text:p>
              </table:table-cell>
              <table:table-cell office:value-type="float" office:value="0.0158519">
                <text:p>0.0158519</text:p>
              </table:table-cell>
              <table:table-cell office:value-type="float" office:value="0.0101109">
                <text:p>0.0101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22102">
                <text:p>0.22102</text:p>
              </table:table-cell>
              <table:table-cell office:value-type="float" office:value="0.00289279">
                <text:p>0.00289279</text:p>
              </table:table-cell>
              <table:table-cell office:value-type="float" office:value="0.0161081">
                <text:p>0.0161081</text:p>
              </table:table-cell>
              <table:table-cell office:value-type="float" office:value="0.00944617">
                <text:p>0.00944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216661">
                <text:p>0.216661</text:p>
              </table:table-cell>
              <table:table-cell office:value-type="float" office:value="0.00288845">
                <text:p>0.00288845</text:p>
              </table:table-cell>
              <table:table-cell office:value-type="float" office:value="0.0165143">
                <text:p>0.0165143</text:p>
              </table:table-cell>
              <table:table-cell office:value-type="float" office:value="0.00887219">
                <text:p>0.00887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21527">
                <text:p>0.21527</text:p>
              </table:table-cell>
              <table:table-cell office:value-type="float" office:value="0.00287502">
                <text:p>0.00287502</text:p>
              </table:table-cell>
              <table:table-cell office:value-type="float" office:value="0.0179457">
                <text:p>0.0179457</text:p>
              </table:table-cell>
              <table:table-cell office:value-type="float" office:value="0.0104074">
                <text:p>0.010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215364">
                <text:p>0.215364</text:p>
              </table:table-cell>
              <table:table-cell office:value-type="float" office:value="0.00284542">
                <text:p>0.00284542</text:p>
              </table:table-cell>
              <table:table-cell office:value-type="float" office:value="0.0183255">
                <text:p>0.0183255</text:p>
              </table:table-cell>
              <table:table-cell office:value-type="float" office:value="0.0109111">
                <text:p>0.0109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212593">
                <text:p>0.212593</text:p>
              </table:table-cell>
              <table:table-cell office:value-type="float" office:value="0.00284621">
                <text:p>0.00284621</text:p>
              </table:table-cell>
              <table:table-cell office:value-type="float" office:value="0.0164812">
                <text:p>0.0164812</text:p>
              </table:table-cell>
              <table:table-cell office:value-type="float" office:value="0.0110461">
                <text:p>0.0110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213319">
                <text:p>0.213319</text:p>
              </table:table-cell>
              <table:table-cell office:value-type="float" office:value="0.002862">
                <text:p>0.002862</text:p>
              </table:table-cell>
              <table:table-cell office:value-type="float" office:value="0.0167764">
                <text:p>0.0167764</text:p>
              </table:table-cell>
              <table:table-cell office:value-type="float" office:value="0.00944104">
                <text:p>0.00944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213009">
                <text:p>0.213009</text:p>
              </table:table-cell>
              <table:table-cell office:value-type="float" office:value="0.00285292">
                <text:p>0.00285292</text:p>
              </table:table-cell>
              <table:table-cell office:value-type="float" office:value="0.0163856">
                <text:p>0.0163856</text:p>
              </table:table-cell>
              <table:table-cell office:value-type="float" office:value="0.00917379">
                <text:p>0.00917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217023">
                <text:p>0.217023</text:p>
              </table:table-cell>
              <table:table-cell office:value-type="float" office:value="0.00284502">
                <text:p>0.00284502</text:p>
              </table:table-cell>
              <table:table-cell office:value-type="float" office:value="0.0156703">
                <text:p>0.0156703</text:p>
              </table:table-cell>
              <table:table-cell office:value-type="float" office:value="0.00901312">
                <text:p>0.00901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214234">
                <text:p>0.214234</text:p>
              </table:table-cell>
              <table:table-cell office:value-type="float" office:value="0.0028466">
                <text:p>0.0028466</text:p>
              </table:table-cell>
              <table:table-cell office:value-type="float" office:value="0.0156909">
                <text:p>0.0156909</text:p>
              </table:table-cell>
              <table:table-cell office:value-type="float" office:value="0.00874982">
                <text:p>0.00874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211675">
                <text:p>0.211675</text:p>
              </table:table-cell>
              <table:table-cell office:value-type="float" office:value="0.00285963">
                <text:p>0.00285963</text:p>
              </table:table-cell>
              <table:table-cell office:value-type="float" office:value="0.0161851">
                <text:p>0.0161851</text:p>
              </table:table-cell>
              <table:table-cell office:value-type="float" office:value="0.00885522">
                <text:p>0.00885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212661">
                <text:p>0.212661</text:p>
              </table:table-cell>
              <table:table-cell office:value-type="float" office:value="0.00336729">
                <text:p>0.00336729</text:p>
              </table:table-cell>
              <table:table-cell office:value-type="float" office:value="0.0163067">
                <text:p>0.0163067</text:p>
              </table:table-cell>
              <table:table-cell office:value-type="float" office:value="0.00881653">
                <text:p>0.0088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21465">
                <text:p>0.21465</text:p>
              </table:table-cell>
              <table:table-cell office:value-type="float" office:value="0.00321057">
                <text:p>0.00321057</text:p>
              </table:table-cell>
              <table:table-cell office:value-type="float" office:value="0.0157378">
                <text:p>0.0157378</text:p>
              </table:table-cell>
              <table:table-cell office:value-type="float" office:value="0.0096017">
                <text:p>0.0096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212087">
                <text:p>0.212087</text:p>
              </table:table-cell>
              <table:table-cell office:value-type="float" office:value="0.00297213">
                <text:p>0.00297213</text:p>
              </table:table-cell>
              <table:table-cell office:value-type="float" office:value="0.0156699">
                <text:p>0.0156699</text:p>
              </table:table-cell>
              <table:table-cell office:value-type="float" office:value="0.0108645">
                <text:p>0.0108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211176">
                <text:p>0.211176</text:p>
              </table:table-cell>
              <table:table-cell office:value-type="float" office:value="0.00289476">
                <text:p>0.00289476</text:p>
              </table:table-cell>
              <table:table-cell office:value-type="float" office:value="0.0164523">
                <text:p>0.0164523</text:p>
              </table:table-cell>
              <table:table-cell office:value-type="float" office:value="0.0110272">
                <text:p>0.0110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212538">
                <text:p>0.212538</text:p>
              </table:table-cell>
              <table:table-cell office:value-type="float" office:value="0.0028695">
                <text:p>0.0028695</text:p>
              </table:table-cell>
              <table:table-cell office:value-type="float" office:value="0.0170275">
                <text:p>0.0170275</text:p>
              </table:table-cell>
              <table:table-cell office:value-type="float" office:value="0.0096096">
                <text:p>0.0096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211745">
                <text:p>0.211745</text:p>
              </table:table-cell>
              <table:table-cell office:value-type="float" office:value="0.00297332">
                <text:p>0.00297332</text:p>
              </table:table-cell>
              <table:table-cell office:value-type="float" office:value="0.0205168">
                <text:p>0.0205168</text:p>
              </table:table-cell>
              <table:table-cell office:value-type="float" office:value="0.0087664">
                <text:p>0.0087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210212">
                <text:p>0.210212</text:p>
              </table:table-cell>
              <table:table-cell office:value-type="float" office:value="0.00344032">
                <text:p>0.00344032</text:p>
              </table:table-cell>
              <table:table-cell office:value-type="float" office:value="0.0183535">
                <text:p>0.0183535</text:p>
              </table:table-cell>
              <table:table-cell office:value-type="float" office:value="0.00825992">
                <text:p>0.00825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213014">
                <text:p>0.213014</text:p>
              </table:table-cell>
              <table:table-cell office:value-type="float" office:value="0.00323583">
                <text:p>0.00323583</text:p>
              </table:table-cell>
              <table:table-cell office:value-type="float" office:value="0.0176504">
                <text:p>0.0176504</text:p>
              </table:table-cell>
              <table:table-cell office:value-type="float" office:value="0.00972092">
                <text:p>0.0097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212871">
                <text:p>0.212871</text:p>
              </table:table-cell>
              <table:table-cell office:value-type="float" office:value="0.00301477">
                <text:p>0.00301477</text:p>
              </table:table-cell>
              <table:table-cell office:value-type="float" office:value="0.0173721">
                <text:p>0.0173721</text:p>
              </table:table-cell>
              <table:table-cell office:value-type="float" office:value="0.00981211">
                <text:p>0.00981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210716">
                <text:p>0.210716</text:p>
              </table:table-cell>
              <table:table-cell office:value-type="float" office:value="0.00290187">
                <text:p>0.00290187</text:p>
              </table:table-cell>
              <table:table-cell office:value-type="float" office:value="0.0161065">
                <text:p>0.0161065</text:p>
              </table:table-cell>
              <table:table-cell office:value-type="float" office:value="0.00839177">
                <text:p>0.00839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21552">
                <text:p>0.21552</text:p>
              </table:table-cell>
              <table:table-cell office:value-type="float" office:value="0.00288055">
                <text:p>0.00288055</text:p>
              </table:table-cell>
              <table:table-cell office:value-type="float" office:value="0.0160209">
                <text:p>0.0160209</text:p>
              </table:table-cell>
              <table:table-cell office:value-type="float" office:value="0.00856823">
                <text:p>0.00856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209185">
                <text:p>0.209185</text:p>
              </table:table-cell>
              <table:table-cell office:value-type="float" office:value="0.00283634">
                <text:p>0.00283634</text:p>
              </table:table-cell>
              <table:table-cell office:value-type="float" office:value="0.0160323">
                <text:p>0.0160323</text:p>
              </table:table-cell>
              <table:table-cell office:value-type="float" office:value="0.00852441">
                <text:p>0.00852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208591">
                <text:p>0.208591</text:p>
              </table:table-cell>
              <table:table-cell office:value-type="float" office:value="0.00283634">
                <text:p>0.00283634</text:p>
              </table:table-cell>
              <table:table-cell office:value-type="float" office:value="0.0160244">
                <text:p>0.0160244</text:p>
              </table:table-cell>
              <table:table-cell office:value-type="float" office:value="0.00894364">
                <text:p>0.00894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208976">
                <text:p>0.208976</text:p>
              </table:table-cell>
              <table:table-cell office:value-type="float" office:value="0.00281818">
                <text:p>0.00281818</text:p>
              </table:table-cell>
              <table:table-cell office:value-type="float" office:value="0.0170532">
                <text:p>0.0170532</text:p>
              </table:table-cell>
              <table:table-cell office:value-type="float" office:value="0.00823347">
                <text:p>0.00823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206078">
                <text:p>0.206078</text:p>
              </table:table-cell>
              <table:table-cell office:value-type="float" office:value="0.0028691">
                <text:p>0.0028691</text:p>
              </table:table-cell>
              <table:table-cell office:value-type="float" office:value="0.0154958">
                <text:p>0.0154958</text:p>
              </table:table-cell>
              <table:table-cell office:value-type="float" office:value="0.0106936">
                <text:p>0.01069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209104">
                <text:p>0.209104</text:p>
              </table:table-cell>
              <table:table-cell office:value-type="float" office:value="0.00284897">
                <text:p>0.00284897</text:p>
              </table:table-cell>
              <table:table-cell office:value-type="float" office:value="0.0154331">
                <text:p>0.0154331</text:p>
              </table:table-cell>
              <table:table-cell office:value-type="float" office:value="0.0122951">
                <text:p>0.0122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204839">
                <text:p>0.204839</text:p>
              </table:table-cell>
              <table:table-cell office:value-type="float" office:value="0.00283042">
                <text:p>0.00283042</text:p>
              </table:table-cell>
              <table:table-cell office:value-type="float" office:value="0.015842">
                <text:p>0.015842</text:p>
              </table:table-cell>
              <table:table-cell office:value-type="float" office:value="0.0100936">
                <text:p>0.0100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213486">
                <text:p>0.213486</text:p>
              </table:table-cell>
              <table:table-cell office:value-type="float" office:value="0.00282055">
                <text:p>0.00282055</text:p>
              </table:table-cell>
              <table:table-cell office:value-type="float" office:value="0.0159024">
                <text:p>0.0159024</text:p>
              </table:table-cell>
              <table:table-cell office:value-type="float" office:value="0.00916392">
                <text:p>0.00916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207562">
                <text:p>0.207562</text:p>
              </table:table-cell>
              <table:table-cell office:value-type="float" office:value="0.00281107">
                <text:p>0.00281107</text:p>
              </table:table-cell>
              <table:table-cell office:value-type="float" office:value="0.0173678">
                <text:p>0.0173678</text:p>
              </table:table-cell>
              <table:table-cell office:value-type="float" office:value="0.0090522">
                <text:p>0.0090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205934">
                <text:p>0.205934</text:p>
              </table:table-cell>
              <table:table-cell office:value-type="float" office:value="0.00281028">
                <text:p>0.00281028</text:p>
              </table:table-cell>
              <table:table-cell office:value-type="float" office:value="0.0179019">
                <text:p>0.0179019</text:p>
              </table:table-cell>
              <table:table-cell office:value-type="float" office:value="0.00867718">
                <text:p>0.00867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207655">
                <text:p>0.207655</text:p>
              </table:table-cell>
              <table:table-cell office:value-type="float" office:value="0.00284265">
                <text:p>0.00284265</text:p>
              </table:table-cell>
              <table:table-cell office:value-type="float" office:value="0.016587">
                <text:p>0.016587</text:p>
              </table:table-cell>
              <table:table-cell office:value-type="float" office:value="0.00834716">
                <text:p>0.00834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204869">
                <text:p>0.204869</text:p>
              </table:table-cell>
              <table:table-cell office:value-type="float" office:value="0.00283436">
                <text:p>0.00283436</text:p>
              </table:table-cell>
              <table:table-cell office:value-type="float" office:value="0.0200162">
                <text:p>0.0200162</text:p>
              </table:table-cell>
              <table:table-cell office:value-type="float" office:value="0.00809689">
                <text:p>0.008096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204608">
                <text:p>0.204608</text:p>
              </table:table-cell>
              <table:table-cell office:value-type="float" office:value="0.00282134">
                <text:p>0.00282134</text:p>
              </table:table-cell>
              <table:table-cell office:value-type="float" office:value="0.0164215">
                <text:p>0.0164215</text:p>
              </table:table-cell>
              <table:table-cell office:value-type="float" office:value="0.00815886">
                <text:p>0.00815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203759">
                <text:p>0.203759</text:p>
              </table:table-cell>
              <table:table-cell office:value-type="float" office:value="0.00282134">
                <text:p>0.00282134</text:p>
              </table:table-cell>
              <table:table-cell office:value-type="float" office:value="0.0173374">
                <text:p>0.0173374</text:p>
              </table:table-cell>
              <table:table-cell office:value-type="float" office:value="0.00859033">
                <text:p>0.00859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207679">
                <text:p>0.207679</text:p>
              </table:table-cell>
              <table:table-cell office:value-type="float" office:value="0.00280041">
                <text:p>0.00280041</text:p>
              </table:table-cell>
              <table:table-cell office:value-type="float" office:value="0.0167618">
                <text:p>0.0167618</text:p>
              </table:table-cell>
              <table:table-cell office:value-type="float" office:value="0.00840203">
                <text:p>0.00840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20608">
                <text:p>0.20608</text:p>
              </table:table-cell>
              <table:table-cell office:value-type="float" office:value="0.00280081">
                <text:p>0.00280081</text:p>
              </table:table-cell>
              <table:table-cell office:value-type="float" office:value="0.016373">
                <text:p>0.016373</text:p>
              </table:table-cell>
              <table:table-cell office:value-type="float" office:value="0.00818373">
                <text:p>0.00818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205504">
                <text:p>0.205504</text:p>
              </table:table-cell>
              <table:table-cell office:value-type="float" office:value="0.00280634">
                <text:p>0.00280634</text:p>
              </table:table-cell>
              <table:table-cell office:value-type="float" office:value="0.0158709">
                <text:p>0.0158709</text:p>
              </table:table-cell>
              <table:table-cell office:value-type="float" office:value="0.0081486">
                <text:p>0.0081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205425">
                <text:p>0.205425</text:p>
              </table:table-cell>
              <table:table-cell office:value-type="float" office:value="0.00280436">
                <text:p>0.00280436</text:p>
              </table:table-cell>
              <table:table-cell office:value-type="float" office:value="0.0161267">
                <text:p>0.0161267</text:p>
              </table:table-cell>
              <table:table-cell office:value-type="float" office:value="0.00801951">
                <text:p>0.00801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205488">
                <text:p>0.205488</text:p>
              </table:table-cell>
              <table:table-cell office:value-type="float" office:value="0.00281976">
                <text:p>0.00281976</text:p>
              </table:table-cell>
              <table:table-cell office:value-type="float" office:value="0.0168684">
                <text:p>0.0168684</text:p>
              </table:table-cell>
              <table:table-cell office:value-type="float" office:value="0.00858678">
                <text:p>0.00858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201669">
                <text:p>0.201669</text:p>
              </table:table-cell>
              <table:table-cell office:value-type="float" office:value="0.0028316">
                <text:p>0.0028316</text:p>
              </table:table-cell>
              <table:table-cell office:value-type="float" office:value="0.0167488">
                <text:p>0.0167488</text:p>
              </table:table-cell>
              <table:table-cell office:value-type="float" office:value="0.00804399">
                <text:p>0.00804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205585">
                <text:p>0.205585</text:p>
              </table:table-cell>
              <table:table-cell office:value-type="float" office:value="0.00283239">
                <text:p>0.00283239</text:p>
              </table:table-cell>
              <table:table-cell office:value-type="float" office:value="0.0153016">
                <text:p>0.0153016</text:p>
              </table:table-cell>
              <table:table-cell office:value-type="float" office:value="0.0080736">
                <text:p>0.0080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201094">
                <text:p>0.201094</text:p>
              </table:table-cell>
              <table:table-cell office:value-type="float" office:value="0.00284029">
                <text:p>0.00284029</text:p>
              </table:table-cell>
              <table:table-cell office:value-type="float" office:value="0.0174219">
                <text:p>0.0174219</text:p>
              </table:table-cell>
              <table:table-cell office:value-type="float" office:value="0.00799385">
                <text:p>0.00799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20696">
                <text:p>0.20696</text:p>
              </table:table-cell>
              <table:table-cell office:value-type="float" office:value="0.00282884">
                <text:p>0.00282884</text:p>
              </table:table-cell>
              <table:table-cell office:value-type="float" office:value="0.0191355">
                <text:p>0.0191355</text:p>
              </table:table-cell>
              <table:table-cell office:value-type="float" office:value="0.0082994">
                <text:p>0.0082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205435">
                <text:p>0.205435</text:p>
              </table:table-cell>
              <table:table-cell office:value-type="float" office:value="0.00283555">
                <text:p>0.00283555</text:p>
              </table:table-cell>
              <table:table-cell office:value-type="float" office:value="0.0159028">
                <text:p>0.0159028</text:p>
              </table:table-cell>
              <table:table-cell office:value-type="float" office:value="0.00796938">
                <text:p>0.00796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204353">
                <text:p>0.204353</text:p>
              </table:table-cell>
              <table:table-cell office:value-type="float" office:value="0.002862">
                <text:p>0.002862</text:p>
              </table:table-cell>
              <table:table-cell office:value-type="float" office:value="0.015141">
                <text:p>0.015141</text:p>
              </table:table-cell>
              <table:table-cell office:value-type="float" office:value="0.00789872">
                <text:p>0.00789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201999">
                <text:p>0.201999</text:p>
              </table:table-cell>
              <table:table-cell office:value-type="float" office:value="0.00285213">
                <text:p>0.00285213</text:p>
              </table:table-cell>
              <table:table-cell office:value-type="float" office:value="0.0155886">
                <text:p>0.0155886</text:p>
              </table:table-cell>
              <table:table-cell office:value-type="float" office:value="0.00841506">
                <text:p>0.00841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202777">
                <text:p>0.202777</text:p>
              </table:table-cell>
              <table:table-cell office:value-type="float" office:value="0.00283634">
                <text:p>0.00283634</text:p>
              </table:table-cell>
              <table:table-cell office:value-type="float" office:value="0.0155018">
                <text:p>0.0155018</text:p>
              </table:table-cell>
              <table:table-cell office:value-type="float" office:value="0.00806136">
                <text:p>0.00806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197692">
                <text:p>0.197692</text:p>
              </table:table-cell>
              <table:table-cell office:value-type="float" office:value="0.00281818">
                <text:p>0.00281818</text:p>
              </table:table-cell>
              <table:table-cell office:value-type="float" office:value="0.0160232">
                <text:p>0.0160232</text:p>
              </table:table-cell>
              <table:table-cell office:value-type="float" office:value="0.00812926">
                <text:p>0.00812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202765">
                <text:p>0.202765</text:p>
              </table:table-cell>
              <table:table-cell office:value-type="float" office:value="0.00280081">
                <text:p>0.00280081</text:p>
              </table:table-cell>
              <table:table-cell office:value-type="float" office:value="0.0150328">
                <text:p>0.0150328</text:p>
              </table:table-cell>
              <table:table-cell office:value-type="float" office:value="0.00816163">
                <text:p>0.00816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201408">
                <text:p>0.201408</text:p>
              </table:table-cell>
              <table:table-cell office:value-type="float" office:value="0.00280239">
                <text:p>0.00280239</text:p>
              </table:table-cell>
              <table:table-cell office:value-type="float" office:value="0.0149238">
                <text:p>0.0149238</text:p>
              </table:table-cell>
              <table:table-cell office:value-type="float" office:value="0.0100008">
                <text:p>0.0100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19942">
                <text:p>0.19942</text:p>
              </table:table-cell>
              <table:table-cell office:value-type="float" office:value="0.00280278">
                <text:p>0.00280278</text:p>
              </table:table-cell>
              <table:table-cell office:value-type="float" office:value="0.0151773">
                <text:p>0.0151773</text:p>
              </table:table-cell>
              <table:table-cell office:value-type="float" office:value="0.0097304">
                <text:p>0.0097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205255">
                <text:p>0.205255</text:p>
              </table:table-cell>
              <table:table-cell office:value-type="float" office:value="0.00279094">
                <text:p>0.00279094</text:p>
              </table:table-cell>
              <table:table-cell office:value-type="float" office:value="0.01539">
                <text:p>0.01539</text:p>
              </table:table-cell>
              <table:table-cell office:value-type="float" office:value="0.0137431">
                <text:p>0.0137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201063">
                <text:p>0.201063</text:p>
              </table:table-cell>
              <table:table-cell office:value-type="float" office:value="0.00280397">
                <text:p>0.00280397</text:p>
              </table:table-cell>
              <table:table-cell office:value-type="float" office:value="0.0153904">
                <text:p>0.0153904</text:p>
              </table:table-cell>
              <table:table-cell office:value-type="float" office:value="0.0104946">
                <text:p>0.0104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200724">
                <text:p>0.200724</text:p>
              </table:table-cell>
              <table:table-cell office:value-type="float" office:value="0.00286752">
                <text:p>0.00286752</text:p>
              </table:table-cell>
              <table:table-cell office:value-type="float" office:value="0.0148263">
                <text:p>0.0148263</text:p>
              </table:table-cell>
              <table:table-cell office:value-type="float" office:value="0.0085252">
                <text:p>0.0085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199341">
                <text:p>0.199341</text:p>
              </table:table-cell>
              <table:table-cell office:value-type="float" office:value="0.00301358">
                <text:p>0.00301358</text:p>
              </table:table-cell>
              <table:table-cell office:value-type="float" office:value="0.0158795">
                <text:p>0.0158795</text:p>
              </table:table-cell>
              <table:table-cell office:value-type="float" office:value="0.00848217">
                <text:p>0.00848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200313">
                <text:p>0.200313</text:p>
              </table:table-cell>
              <table:table-cell office:value-type="float" office:value="0.0028695">
                <text:p>0.0028695</text:p>
              </table:table-cell>
              <table:table-cell office:value-type="float" office:value="0.0175253">
                <text:p>0.0175253</text:p>
              </table:table-cell>
              <table:table-cell office:value-type="float" office:value="0.00815492">
                <text:p>0.00815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201769">
                <text:p>0.201769</text:p>
              </table:table-cell>
              <table:table-cell office:value-type="float" office:value="0.00282331">
                <text:p>0.00282331</text:p>
              </table:table-cell>
              <table:table-cell office:value-type="float" office:value="0.0179595">
                <text:p>0.0179595</text:p>
              </table:table-cell>
              <table:table-cell office:value-type="float" office:value="0.00880785">
                <text:p>0.00880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199198">
                <text:p>0.199198</text:p>
              </table:table-cell>
              <table:table-cell office:value-type="float" office:value="0.00280318">
                <text:p>0.00280318</text:p>
              </table:table-cell>
              <table:table-cell office:value-type="float" office:value="0.0165123">
                <text:p>0.0165123</text:p>
              </table:table-cell>
              <table:table-cell office:value-type="float" office:value="0.00807991">
                <text:p>0.00807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198756">
                <text:p>0.198756</text:p>
              </table:table-cell>
              <table:table-cell office:value-type="float" office:value="0.00279805">
                <text:p>0.00279805</text:p>
              </table:table-cell>
              <table:table-cell office:value-type="float" office:value="0.0165048">
                <text:p>0.0165048</text:p>
              </table:table-cell>
              <table:table-cell office:value-type="float" office:value="0.00800649">
                <text:p>0.00800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196029">
                <text:p>0.196029</text:p>
              </table:table-cell>
              <table:table-cell office:value-type="float" office:value="0.00279647">
                <text:p>0.00279647</text:p>
              </table:table-cell>
              <table:table-cell office:value-type="float" office:value="0.0169174">
                <text:p>0.0169174</text:p>
              </table:table-cell>
              <table:table-cell office:value-type="float" office:value="0.0081261">
                <text:p>0.0081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193678">
                <text:p>0.193678</text:p>
              </table:table-cell>
              <table:table-cell office:value-type="float" office:value="0.00278699">
                <text:p>0.00278699</text:p>
              </table:table-cell>
              <table:table-cell office:value-type="float" office:value="0.0170512">
                <text:p>0.0170512</text:p>
              </table:table-cell>
              <table:table-cell office:value-type="float" office:value="0.00798951">
                <text:p>0.00798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202691">
                <text:p>0.202691</text:p>
              </table:table-cell>
              <table:table-cell office:value-type="float" office:value="0.00279173">
                <text:p>0.00279173</text:p>
              </table:table-cell>
              <table:table-cell office:value-type="float" office:value="0.0153411">
                <text:p>0.0153411</text:p>
              </table:table-cell>
              <table:table-cell office:value-type="float" office:value="0.00791096">
                <text:p>0.00791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200977">
                <text:p>0.200977</text:p>
              </table:table-cell>
              <table:table-cell office:value-type="float" office:value="0.00290897">
                <text:p>0.00290897</text:p>
              </table:table-cell>
              <table:table-cell office:value-type="float" office:value="0.0151035">
                <text:p>0.0151035</text:p>
              </table:table-cell>
              <table:table-cell office:value-type="float" office:value="0.00782687">
                <text:p>0.00782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199932">
                <text:p>0.199932</text:p>
              </table:table-cell>
              <table:table-cell office:value-type="float" office:value="0.00319044">
                <text:p>0.00319044</text:p>
              </table:table-cell>
              <table:table-cell office:value-type="float" office:value="0.0148654">
                <text:p>0.0148654</text:p>
              </table:table-cell>
              <table:table-cell office:value-type="float" office:value="0.00792911">
                <text:p>0.00792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199209">
                <text:p>0.199209</text:p>
              </table:table-cell>
              <table:table-cell office:value-type="float" office:value="0.00292871">
                <text:p>0.00292871</text:p>
              </table:table-cell>
              <table:table-cell office:value-type="float" office:value="0.0153731">
                <text:p>0.0153731</text:p>
              </table:table-cell>
              <table:table-cell office:value-type="float" office:value="0.0078699">
                <text:p>0.0078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200514">
                <text:p>0.200514</text:p>
              </table:table-cell>
              <table:table-cell office:value-type="float" office:value="0.00288213">
                <text:p>0.00288213</text:p>
              </table:table-cell>
              <table:table-cell office:value-type="float" office:value="0.0147888">
                <text:p>0.0147888</text:p>
              </table:table-cell>
              <table:table-cell office:value-type="float" office:value="0.00791609">
                <text:p>0.007916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20032">
                <text:p>0.20032</text:p>
              </table:table-cell>
              <table:table-cell office:value-type="float" office:value="0.00282055">
                <text:p>0.00282055</text:p>
              </table:table-cell>
              <table:table-cell office:value-type="float" office:value="0.0147308">
                <text:p>0.0147308</text:p>
              </table:table-cell>
              <table:table-cell office:value-type="float" office:value="0.0080507">
                <text:p>0.0080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197201">
                <text:p>0.197201</text:p>
              </table:table-cell>
              <table:table-cell office:value-type="float" office:value="0.00281068">
                <text:p>0.00281068</text:p>
              </table:table-cell>
              <table:table-cell office:value-type="float" office:value="0.0154848">
                <text:p>0.0154848</text:p>
              </table:table-cell>
              <table:table-cell office:value-type="float" office:value="0.00807162">
                <text:p>0.00807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19642">
                <text:p>0.19642</text:p>
              </table:table-cell>
              <table:table-cell office:value-type="float" office:value="0.00279449">
                <text:p>0.00279449</text:p>
              </table:table-cell>
              <table:table-cell office:value-type="float" office:value="0.0171025">
                <text:p>0.0171025</text:p>
              </table:table-cell>
              <table:table-cell office:value-type="float" office:value="0.00843717">
                <text:p>0.00843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200774">
                <text:p>0.200774</text:p>
              </table:table-cell>
              <table:table-cell office:value-type="float" office:value="0.00278147">
                <text:p>0.00278147</text:p>
              </table:table-cell>
              <table:table-cell office:value-type="float" office:value="0.0168712">
                <text:p>0.0168712</text:p>
              </table:table-cell>
              <table:table-cell office:value-type="float" office:value="0.00821887">
                <text:p>0.008218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199935">
                <text:p>0.199935</text:p>
              </table:table-cell>
              <table:table-cell office:value-type="float" office:value="0.0027862">
                <text:p>0.0027862</text:p>
              </table:table-cell>
              <table:table-cell office:value-type="float" office:value="0.0165637">
                <text:p>0.0165637</text:p>
              </table:table-cell>
              <table:table-cell office:value-type="float" office:value="0.00804912">
                <text:p>0.00804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200925">
                <text:p>0.200925</text:p>
              </table:table-cell>
              <table:table-cell office:value-type="float" office:value="0.00279015">
                <text:p>0.00279015</text:p>
              </table:table-cell>
              <table:table-cell office:value-type="float" office:value="0.0159731">
                <text:p>0.0159731</text:p>
              </table:table-cell>
              <table:table-cell office:value-type="float" office:value="0.0083215">
                <text:p>0.00832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19732">
                <text:p>0.19732</text:p>
              </table:table-cell>
              <table:table-cell office:value-type="float" office:value="0.00280831">
                <text:p>0.00280831</text:p>
              </table:table-cell>
              <table:table-cell office:value-type="float" office:value="0.0150442">
                <text:p>0.0150442</text:p>
              </table:table-cell>
              <table:table-cell office:value-type="float" office:value="0.00776529">
                <text:p>0.00776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195767">
                <text:p>0.195767</text:p>
              </table:table-cell>
              <table:table-cell office:value-type="float" office:value="0.00278384">
                <text:p>0.00278384</text:p>
              </table:table-cell>
              <table:table-cell office:value-type="float" office:value="0.0146712">
                <text:p>0.0146712</text:p>
              </table:table-cell>
              <table:table-cell office:value-type="float" office:value="0.00767963">
                <text:p>0.007679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196025">
                <text:p>0.196025</text:p>
              </table:table-cell>
              <table:table-cell office:value-type="float" office:value="0.00278107">
                <text:p>0.00278107</text:p>
              </table:table-cell>
              <table:table-cell office:value-type="float" office:value="0.0154548">
                <text:p>0.0154548</text:p>
              </table:table-cell>
              <table:table-cell office:value-type="float" office:value="0.0084948">
                <text:p>0.00849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194218">
                <text:p>0.194218</text:p>
              </table:table-cell>
              <table:table-cell office:value-type="float" office:value="0.0027716">
                <text:p>0.0027716</text:p>
              </table:table-cell>
              <table:table-cell office:value-type="float" office:value="0.0157134">
                <text:p>0.0157134</text:p>
              </table:table-cell>
              <table:table-cell office:value-type="float" office:value="0.0104769">
                <text:p>0.0104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195945">
                <text:p>0.195945</text:p>
              </table:table-cell>
              <table:table-cell office:value-type="float" office:value="0.00276923">
                <text:p>0.00276923</text:p>
              </table:table-cell>
              <table:table-cell office:value-type="float" office:value="0.0148757">
                <text:p>0.0148757</text:p>
              </table:table-cell>
              <table:table-cell office:value-type="float" office:value="0.0108124">
                <text:p>0.0108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195092">
                <text:p>0.195092</text:p>
              </table:table-cell>
              <table:table-cell office:value-type="float" office:value="0.00277791">
                <text:p>0.00277791</text:p>
              </table:table-cell>
              <table:table-cell office:value-type="float" office:value="0.0153411">
                <text:p>0.0153411</text:p>
              </table:table-cell>
              <table:table-cell office:value-type="float" office:value="0.0105274">
                <text:p>0.0105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198587">
                <text:p>0.198587</text:p>
              </table:table-cell>
              <table:table-cell office:value-type="float" office:value="0.00277752">
                <text:p>0.00277752</text:p>
              </table:table-cell>
              <table:table-cell office:value-type="float" office:value="0.0148725">
                <text:p>0.0148725</text:p>
              </table:table-cell>
              <table:table-cell office:value-type="float" office:value="0.00914142">
                <text:p>0.00914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194885">
                <text:p>0.194885</text:p>
              </table:table-cell>
              <table:table-cell office:value-type="float" office:value="0.00278186">
                <text:p>0.00278186</text:p>
              </table:table-cell>
              <table:table-cell office:value-type="float" office:value="0.0143941">
                <text:p>0.0143941</text:p>
              </table:table-cell>
              <table:table-cell office:value-type="float" office:value="0.0101883">
                <text:p>0.0101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191346">
                <text:p>0.191346</text:p>
              </table:table-cell>
              <table:table-cell office:value-type="float" office:value="0.00276804">
                <text:p>0.00276804</text:p>
              </table:table-cell>
              <table:table-cell office:value-type="float" office:value="0.0149207">
                <text:p>0.0149207</text:p>
              </table:table-cell>
              <table:table-cell office:value-type="float" office:value="0.00989619">
                <text:p>0.00989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191788">
                <text:p>0.191788</text:p>
              </table:table-cell>
              <table:table-cell office:value-type="float" office:value="0.00300648">
                <text:p>0.00300648</text:p>
              </table:table-cell>
              <table:table-cell office:value-type="float" office:value="0.0158902">
                <text:p>0.0158902</text:p>
              </table:table-cell>
              <table:table-cell office:value-type="float" office:value="0.00827887">
                <text:p>0.008278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19336">
                <text:p>0.19336</text:p>
              </table:table-cell>
              <table:table-cell office:value-type="float" office:value="0.00343874">
                <text:p>0.00343874</text:p>
              </table:table-cell>
              <table:table-cell office:value-type="float" office:value="0.0172138">
                <text:p>0.0172138</text:p>
              </table:table-cell>
              <table:table-cell office:value-type="float" office:value="0.00783003">
                <text:p>0.00783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195394">
                <text:p>0.195394</text:p>
              </table:table-cell>
              <table:table-cell office:value-type="float" office:value="0.00310833">
                <text:p>0.00310833</text:p>
              </table:table-cell>
              <table:table-cell office:value-type="float" office:value="0.0164883">
                <text:p>0.0164883</text:p>
              </table:table-cell>
              <table:table-cell office:value-type="float" office:value="0.0079832">
                <text:p>0.0079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195273">
                <text:p>0.195273</text:p>
              </table:table-cell>
              <table:table-cell office:value-type="float" office:value="0.00301753">
                <text:p>0.00301753</text:p>
              </table:table-cell>
              <table:table-cell office:value-type="float" office:value="0.0157402">
                <text:p>0.0157402</text:p>
              </table:table-cell>
              <table:table-cell office:value-type="float" office:value="0.00771516">
                <text:p>0.00771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191005">
                <text:p>0.191005</text:p>
              </table:table-cell>
              <table:table-cell office:value-type="float" office:value="0.00296345">
                <text:p>0.00296345</text:p>
              </table:table-cell>
              <table:table-cell office:value-type="float" office:value="0.0148303">
                <text:p>0.0148303</text:p>
              </table:table-cell>
              <table:table-cell office:value-type="float" office:value="0.00766028">
                <text:p>0.00766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192356">
                <text:p>0.192356</text:p>
              </table:table-cell>
              <table:table-cell office:value-type="float" office:value="0.0029145">
                <text:p>0.0029145</text:p>
              </table:table-cell>
              <table:table-cell office:value-type="float" office:value="0.0146191">
                <text:p>0.0146191</text:p>
              </table:table-cell>
              <table:table-cell office:value-type="float" office:value="0.00766305">
                <text:p>0.00766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18803">
                <text:p>0.18803</text:p>
              </table:table-cell>
              <table:table-cell office:value-type="float" office:value="0.00312135">
                <text:p>0.00312135</text:p>
              </table:table-cell>
              <table:table-cell office:value-type="float" office:value="0.0150525">
                <text:p>0.0150525</text:p>
              </table:table-cell>
              <table:table-cell office:value-type="float" office:value="0.00781029">
                <text:p>0.007810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190692">
                <text:p>0.190692</text:p>
              </table:table-cell>
              <table:table-cell office:value-type="float" office:value="0.0033661">
                <text:p>0.0033661</text:p>
              </table:table-cell>
              <table:table-cell office:value-type="float" office:value="0.0162119">
                <text:p>0.0162119</text:p>
              </table:table-cell>
              <table:table-cell office:value-type="float" office:value="0.00761212">
                <text:p>0.007612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193813">
                <text:p>0.193813</text:p>
              </table:table-cell>
              <table:table-cell office:value-type="float" office:value="0.00322202">
                <text:p>0.00322202</text:p>
              </table:table-cell>
              <table:table-cell office:value-type="float" office:value="0.0147541">
                <text:p>0.0147541</text:p>
              </table:table-cell>
              <table:table-cell office:value-type="float" office:value="0.00779134">
                <text:p>0.00779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195811">
                <text:p>0.195811</text:p>
              </table:table-cell>
              <table:table-cell office:value-type="float" office:value="0.00303964">
                <text:p>0.00303964</text:p>
              </table:table-cell>
              <table:table-cell office:value-type="float" office:value="0.0149712">
                <text:p>0.0149712</text:p>
              </table:table-cell>
              <table:table-cell office:value-type="float" office:value="0.00744514">
                <text:p>0.00744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196378">
                <text:p>0.196378</text:p>
              </table:table-cell>
              <table:table-cell office:value-type="float" office:value="0.00297727">
                <text:p>0.00297727</text:p>
              </table:table-cell>
              <table:table-cell office:value-type="float" office:value="0.0147024">
                <text:p>0.0147024</text:p>
              </table:table-cell>
              <table:table-cell office:value-type="float" office:value="0.00773016">
                <text:p>0.00773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189224">
                <text:p>0.189224</text:p>
              </table:table-cell>
              <table:table-cell office:value-type="float" office:value="0.00293226">
                <text:p>0.00293226</text:p>
              </table:table-cell>
              <table:table-cell office:value-type="float" office:value="0.0143597">
                <text:p>0.0143597</text:p>
              </table:table-cell>
              <table:table-cell office:value-type="float" office:value="0.00805386">
                <text:p>0.008053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188121">
                <text:p>0.188121</text:p>
              </table:table-cell>
              <table:table-cell office:value-type="float" office:value="0.00293266">
                <text:p>0.00293266</text:p>
              </table:table-cell>
              <table:table-cell office:value-type="float" office:value="0.0142026">
                <text:p>0.0142026</text:p>
              </table:table-cell>
              <table:table-cell office:value-type="float" office:value="0.008299">
                <text:p>0.008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190624">
                <text:p>0.190624</text:p>
              </table:table-cell>
              <table:table-cell office:value-type="float" office:value="0.0028916">
                <text:p>0.0028916</text:p>
              </table:table-cell>
              <table:table-cell office:value-type="float" office:value="0.0142524">
                <text:p>0.0142524</text:p>
              </table:table-cell>
              <table:table-cell office:value-type="float" office:value="0.00769384">
                <text:p>0.00769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191674">
                <text:p>0.191674</text:p>
              </table:table-cell>
              <table:table-cell office:value-type="float" office:value="0.00285884">
                <text:p>0.00285884</text:p>
              </table:table-cell>
              <table:table-cell office:value-type="float" office:value="0.01633">
                <text:p>0.01633</text:p>
              </table:table-cell>
              <table:table-cell office:value-type="float" office:value="0.00752607">
                <text:p>0.007526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186605">
                <text:p>0.186605</text:p>
              </table:table-cell>
              <table:table-cell office:value-type="float" office:value="0.00284818">
                <text:p>0.00284818</text:p>
              </table:table-cell>
              <table:table-cell office:value-type="float" office:value="0.0164504">
                <text:p>0.0164504</text:p>
              </table:table-cell>
              <table:table-cell office:value-type="float" office:value="0.00819321">
                <text:p>0.008193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188387">
                <text:p>0.188387</text:p>
              </table:table-cell>
              <table:table-cell office:value-type="float" office:value="0.00285094">
                <text:p>0.00285094</text:p>
              </table:table-cell>
              <table:table-cell office:value-type="float" office:value="0.0159478">
                <text:p>0.0159478</text:p>
              </table:table-cell>
              <table:table-cell office:value-type="float" office:value="0.00773529">
                <text:p>0.00773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192034">
                <text:p>0.192034</text:p>
              </table:table-cell>
              <table:table-cell office:value-type="float" office:value="0.0028241">
                <text:p>0.0028241</text:p>
              </table:table-cell>
              <table:table-cell office:value-type="float" office:value="0.0155764">
                <text:p>0.0155764</text:p>
              </table:table-cell>
              <table:table-cell office:value-type="float" office:value="0.00768436">
                <text:p>0.00768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187777">
                <text:p>0.187777</text:p>
              </table:table-cell>
              <table:table-cell office:value-type="float" office:value="0.00283436">
                <text:p>0.00283436</text:p>
              </table:table-cell>
              <table:table-cell office:value-type="float" office:value="0.0145476">
                <text:p>0.0145476</text:p>
              </table:table-cell>
              <table:table-cell office:value-type="float" office:value="0.0100829">
                <text:p>0.01008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188648">
                <text:p>0.188648</text:p>
              </table:table-cell>
              <table:table-cell office:value-type="float" office:value="0.00284937">
                <text:p>0.00284937</text:p>
              </table:table-cell>
              <table:table-cell office:value-type="float" office:value="0.0141521">
                <text:p>0.0141521</text:p>
              </table:table-cell>
              <table:table-cell office:value-type="float" office:value="0.0105843">
                <text:p>0.01058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189203">
                <text:p>0.189203</text:p>
              </table:table-cell>
              <table:table-cell office:value-type="float" office:value="0.00282371">
                <text:p>0.00282371</text:p>
              </table:table-cell>
              <table:table-cell office:value-type="float" office:value="0.0140151">
                <text:p>0.0140151</text:p>
              </table:table-cell>
              <table:table-cell office:value-type="float" office:value="0.00959065">
                <text:p>0.00959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19092">
                <text:p>0.19092</text:p>
              </table:table-cell>
              <table:table-cell office:value-type="float" office:value="0.00282292">
                <text:p>0.00282292</text:p>
              </table:table-cell>
              <table:table-cell office:value-type="float" office:value="0.014019">
                <text:p>0.014019</text:p>
              </table:table-cell>
              <table:table-cell office:value-type="float" office:value="0.00832624">
                <text:p>0.00832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188116">
                <text:p>0.188116</text:p>
              </table:table-cell>
              <table:table-cell office:value-type="float" office:value="0.00282094">
                <text:p>0.00282094</text:p>
              </table:table-cell>
              <table:table-cell office:value-type="float" office:value="0.0145547">
                <text:p>0.0145547</text:p>
              </table:table-cell>
              <table:table-cell office:value-type="float" office:value="0.00750356">
                <text:p>0.00750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190667">
                <text:p>0.190667</text:p>
              </table:table-cell>
              <table:table-cell office:value-type="float" office:value="0.00280318">
                <text:p>0.00280318</text:p>
              </table:table-cell>
              <table:table-cell office:value-type="float" office:value="0.0154943">
                <text:p>0.0154943</text:p>
              </table:table-cell>
              <table:table-cell office:value-type="float" office:value="0.00873087">
                <text:p>0.008730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189135">
                <text:p>0.189135</text:p>
              </table:table-cell>
              <table:table-cell office:value-type="float" office:value="0.00280081">
                <text:p>0.00280081</text:p>
              </table:table-cell>
              <table:table-cell office:value-type="float" office:value="0.0157828">
                <text:p>0.0157828</text:p>
              </table:table-cell>
              <table:table-cell office:value-type="float" office:value="0.00938459">
                <text:p>0.00938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189338">
                <text:p>0.189338</text:p>
              </table:table-cell>
              <table:table-cell office:value-type="float" office:value="0.00278699">
                <text:p>0.00278699</text:p>
              </table:table-cell>
              <table:table-cell office:value-type="float" office:value="0.0147474">
                <text:p>0.0147474</text:p>
              </table:table-cell>
              <table:table-cell office:value-type="float" office:value="0.00791846">
                <text:p>0.007918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183612">
                <text:p>0.183612</text:p>
              </table:table-cell>
              <table:table-cell office:value-type="float" office:value="0.00277239">
                <text:p>0.00277239</text:p>
              </table:table-cell>
              <table:table-cell office:value-type="float" office:value="0.0141276">
                <text:p>0.0141276</text:p>
              </table:table-cell>
              <table:table-cell office:value-type="float" office:value="0.00769858">
                <text:p>0.007698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185514">
                <text:p>0.185514</text:p>
              </table:table-cell>
              <table:table-cell office:value-type="float" office:value="0.00277436">
                <text:p>0.00277436</text:p>
              </table:table-cell>
              <table:table-cell office:value-type="float" office:value="0.0140076">
                <text:p>0.0140076</text:p>
              </table:table-cell>
              <table:table-cell office:value-type="float" office:value="0.00754265">
                <text:p>0.007542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184613">
                <text:p>0.184613</text:p>
              </table:table-cell>
              <table:table-cell office:value-type="float" office:value="0.00276962">
                <text:p>0.00276962</text:p>
              </table:table-cell>
              <table:table-cell office:value-type="float" office:value="0.0150944">
                <text:p>0.0150944</text:p>
              </table:table-cell>
              <table:table-cell office:value-type="float" office:value="0.00731329">
                <text:p>0.007313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185571">
                <text:p>0.185571</text:p>
              </table:table-cell>
              <table:table-cell office:value-type="float" office:value="0.00276015">
                <text:p>0.00276015</text:p>
              </table:table-cell>
              <table:table-cell office:value-type="float" office:value="0.0162017">
                <text:p>0.0162017</text:p>
              </table:table-cell>
              <table:table-cell office:value-type="float" office:value="0.00859862">
                <text:p>0.00859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190051">
                <text:p>0.190051</text:p>
              </table:table-cell>
              <table:table-cell office:value-type="float" office:value="0.00276804">
                <text:p>0.00276804</text:p>
              </table:table-cell>
              <table:table-cell office:value-type="float" office:value="0.0157544">
                <text:p>0.0157544</text:p>
              </table:table-cell>
              <table:table-cell office:value-type="float" office:value="0.00898351">
                <text:p>0.00898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187252">
                <text:p>0.187252</text:p>
              </table:table-cell>
              <table:table-cell office:value-type="float" office:value="0.00276015">
                <text:p>0.00276015</text:p>
              </table:table-cell>
              <table:table-cell office:value-type="float" office:value="0.01431">
                <text:p>0.01431</text:p>
              </table:table-cell>
              <table:table-cell office:value-type="float" office:value="0.00759673">
                <text:p>0.007596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18611">
                <text:p>0.18611</text:p>
              </table:table-cell>
              <table:table-cell office:value-type="float" office:value="0.00275778">
                <text:p>0.00275778</text:p>
              </table:table-cell>
              <table:table-cell office:value-type="float" office:value="0.0144912">
                <text:p>0.0144912</text:p>
              </table:table-cell>
              <table:table-cell office:value-type="float" office:value="0.00723316">
                <text:p>0.00723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183906">
                <text:p>0.183906</text:p>
              </table:table-cell>
              <table:table-cell office:value-type="float" office:value="0.00277673">
                <text:p>0.00277673</text:p>
              </table:table-cell>
              <table:table-cell office:value-type="float" office:value="0.0137901">
                <text:p>0.0137901</text:p>
              </table:table-cell>
              <table:table-cell office:value-type="float" office:value="0.0074629">
                <text:p>0.0074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183">
                <text:p>0.183</text:p>
              </table:table-cell>
              <table:table-cell office:value-type="float" office:value="0.00277673">
                <text:p>0.00277673</text:p>
              </table:table-cell>
              <table:table-cell office:value-type="float" office:value="0.01377">
                <text:p>0.01377</text:p>
              </table:table-cell>
              <table:table-cell office:value-type="float" office:value="0.00733106">
                <text:p>0.00733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188283">
                <text:p>0.188283</text:p>
              </table:table-cell>
              <table:table-cell office:value-type="float" office:value="0.00275818">
                <text:p>0.00275818</text:p>
              </table:table-cell>
              <table:table-cell office:value-type="float" office:value="0.0138075">
                <text:p>0.0138075</text:p>
              </table:table-cell>
              <table:table-cell office:value-type="float" office:value="0.0073725">
                <text:p>0.007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185335">
                <text:p>0.185335</text:p>
              </table:table-cell>
              <table:table-cell office:value-type="float" office:value="0.00275265">
                <text:p>0.00275265</text:p>
              </table:table-cell>
              <table:table-cell office:value-type="float" office:value="0.0142066">
                <text:p>0.0142066</text:p>
              </table:table-cell>
              <table:table-cell office:value-type="float" office:value="0.00745856">
                <text:p>0.00745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184202">
                <text:p>0.184202</text:p>
              </table:table-cell>
              <table:table-cell office:value-type="float" office:value="0.00275581">
                <text:p>0.00275581</text:p>
              </table:table-cell>
              <table:table-cell office:value-type="float" office:value="0.0140964">
                <text:p>0.0140964</text:p>
              </table:table-cell>
              <table:table-cell office:value-type="float" office:value="0.00745698">
                <text:p>0.007456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183721">
                <text:p>0.183721</text:p>
              </table:table-cell>
              <table:table-cell office:value-type="float" office:value="0.00275107">
                <text:p>0.00275107</text:p>
              </table:table-cell>
              <table:table-cell office:value-type="float" office:value="0.0138225">
                <text:p>0.0138225</text:p>
              </table:table-cell>
              <table:table-cell office:value-type="float" office:value="0.00713526">
                <text:p>0.007135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182889">
                <text:p>0.182889</text:p>
              </table:table-cell>
              <table:table-cell office:value-type="float" office:value="0.00274712">
                <text:p>0.00274712</text:p>
              </table:table-cell>
              <table:table-cell office:value-type="float" office:value="0.0137155">
                <text:p>0.0137155</text:p>
              </table:table-cell>
              <table:table-cell office:value-type="float" office:value="0.00715697">
                <text:p>0.00715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185395">
                <text:p>0.185395</text:p>
              </table:table-cell>
              <table:table-cell office:value-type="float" office:value="0.00277318">
                <text:p>0.00277318</text:p>
              </table:table-cell>
              <table:table-cell office:value-type="float" office:value="0.0140341">
                <text:p>0.0140341</text:p>
              </table:table-cell>
              <table:table-cell office:value-type="float" office:value="0.00705907">
                <text:p>0.007059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186363">
                <text:p>0.186363</text:p>
              </table:table-cell>
              <table:table-cell office:value-type="float" office:value="0.00275146">
                <text:p>0.00275146</text:p>
              </table:table-cell>
              <table:table-cell office:value-type="float" office:value="0.0153715">
                <text:p>0.0153715</text:p>
              </table:table-cell>
              <table:table-cell office:value-type="float" office:value="0.00722013">
                <text:p>0.007220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189491">
                <text:p>0.189491</text:p>
              </table:table-cell>
              <table:table-cell office:value-type="float" office:value="0.00275383">
                <text:p>0.00275383</text:p>
              </table:table-cell>
              <table:table-cell office:value-type="float" office:value="0.0149353">
                <text:p>0.0149353</text:p>
              </table:table-cell>
              <table:table-cell office:value-type="float" office:value="0.00708946">
                <text:p>0.007089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189679">
                <text:p>0.189679</text:p>
              </table:table-cell>
              <table:table-cell office:value-type="float" office:value="0.00275265">
                <text:p>0.00275265</text:p>
              </table:table-cell>
              <table:table-cell office:value-type="float" office:value="0.0162076">
                <text:p>0.0162076</text:p>
              </table:table-cell>
              <table:table-cell office:value-type="float" office:value="0.00757028">
                <text:p>0.00757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184925">
                <text:p>0.184925</text:p>
              </table:table-cell>
              <table:table-cell office:value-type="float" office:value="0.00280318">
                <text:p>0.00280318</text:p>
              </table:table-cell>
              <table:table-cell office:value-type="float" office:value="0.0155476">
                <text:p>0.0155476</text:p>
              </table:table-cell>
              <table:table-cell office:value-type="float" office:value="0.00771989">
                <text:p>0.007719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183424">
                <text:p>0.183424</text:p>
              </table:table-cell>
              <table:table-cell office:value-type="float" office:value="0.0027791">
                <text:p>0.0027791</text:p>
              </table:table-cell>
              <table:table-cell office:value-type="float" office:value="0.0147687">
                <text:p>0.0147687</text:p>
              </table:table-cell>
              <table:table-cell office:value-type="float" office:value="0.00814268">
                <text:p>0.0081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181506">
                <text:p>0.181506</text:p>
              </table:table-cell>
              <table:table-cell office:value-type="float" office:value="0.00277712">
                <text:p>0.00277712</text:p>
              </table:table-cell>
              <table:table-cell office:value-type="float" office:value="0.0156537">
                <text:p>0.0156537</text:p>
              </table:table-cell>
              <table:table-cell office:value-type="float" office:value="0.00934709">
                <text:p>0.009347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182059">
                <text:p>0.182059</text:p>
              </table:table-cell>
              <table:table-cell office:value-type="float" office:value="0.00277712">
                <text:p>0.00277712</text:p>
              </table:table-cell>
              <table:table-cell office:value-type="float" office:value="0.0157386">
                <text:p>0.0157386</text:p>
              </table:table-cell>
              <table:table-cell office:value-type="float" office:value="0.00818176">
                <text:p>0.008181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179266">
                <text:p>0.179266</text:p>
              </table:table-cell>
              <table:table-cell office:value-type="float" office:value="0.00280436">
                <text:p>0.00280436</text:p>
              </table:table-cell>
              <table:table-cell office:value-type="float" office:value="0.0145255">
                <text:p>0.0145255</text:p>
              </table:table-cell>
              <table:table-cell office:value-type="float" office:value="0.00953183">
                <text:p>0.00953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179272">
                <text:p>0.179272</text:p>
              </table:table-cell>
              <table:table-cell office:value-type="float" office:value="0.00285529">
                <text:p>0.00285529</text:p>
              </table:table-cell>
              <table:table-cell office:value-type="float" office:value="0.0135145">
                <text:p>0.0135145</text:p>
              </table:table-cell>
              <table:table-cell office:value-type="float" office:value="0.00835624">
                <text:p>0.00835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181185">
                <text:p>0.181185</text:p>
              </table:table-cell>
              <table:table-cell office:value-type="float" office:value="0.00284305">
                <text:p>0.00284305</text:p>
              </table:table-cell>
              <table:table-cell office:value-type="float" office:value="0.0137435">
                <text:p>0.0137435</text:p>
              </table:table-cell>
              <table:table-cell office:value-type="float" office:value="0.00763818">
                <text:p>0.007638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179389">
                <text:p>0.179389</text:p>
              </table:table-cell>
              <table:table-cell office:value-type="float" office:value="0.00284029">
                <text:p>0.00284029</text:p>
              </table:table-cell>
              <table:table-cell office:value-type="float" office:value="0.0136875">
                <text:p>0.0136875</text:p>
              </table:table-cell>
              <table:table-cell office:value-type="float" office:value="0.00740803">
                <text:p>0.00740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180067">
                <text:p>0.180067</text:p>
              </table:table-cell>
              <table:table-cell office:value-type="float" office:value="0.00282568">
                <text:p>0.00282568</text:p>
              </table:table-cell>
              <table:table-cell office:value-type="float" office:value="0.0138608">
                <text:p>0.0138608</text:p>
              </table:table-cell>
              <table:table-cell office:value-type="float" office:value="0.00761252">
                <text:p>0.007612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180936">
                <text:p>0.180936</text:p>
              </table:table-cell>
              <table:table-cell office:value-type="float" office:value="0.0028012">
                <text:p>0.0028012</text:p>
              </table:table-cell>
              <table:table-cell office:value-type="float" office:value="0.0139519">
                <text:p>0.0139519</text:p>
              </table:table-cell>
              <table:table-cell office:value-type="float" office:value="0.00781029">
                <text:p>0.00781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18027">
                <text:p>0.18027</text:p>
              </table:table-cell>
              <table:table-cell office:value-type="float" office:value="0.00281502">
                <text:p>0.00281502</text:p>
              </table:table-cell>
              <table:table-cell office:value-type="float" office:value="0.0132749">
                <text:p>0.0132749</text:p>
              </table:table-cell>
              <table:table-cell office:value-type="float" office:value="0.0072904">
                <text:p>0.0072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177995">
                <text:p>0.177995</text:p>
              </table:table-cell>
              <table:table-cell office:value-type="float" office:value="0.00282765">
                <text:p>0.00282765</text:p>
              </table:table-cell>
              <table:table-cell office:value-type="float" office:value="0.0132114">
                <text:p>0.0132114</text:p>
              </table:table-cell>
              <table:table-cell office:value-type="float" office:value="0.00722763">
                <text:p>0.00722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179598">
                <text:p>0.179598</text:p>
              </table:table-cell>
              <table:table-cell office:value-type="float" office:value="0.00281186">
                <text:p>0.00281186</text:p>
              </table:table-cell>
              <table:table-cell office:value-type="float" office:value="0.0132141">
                <text:p>0.0132141</text:p>
              </table:table-cell>
              <table:table-cell office:value-type="float" office:value="0.00705591">
                <text:p>0.00705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179617">
                <text:p>0.179617</text:p>
              </table:table-cell>
              <table:table-cell office:value-type="float" office:value="0.00279489">
                <text:p>0.00279489</text:p>
              </table:table-cell>
              <table:table-cell office:value-type="float" office:value="0.0140885">
                <text:p>0.0140885</text:p>
              </table:table-cell>
              <table:table-cell office:value-type="float" office:value="0.0070492">
                <text:p>0.00704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179058">
                <text:p>0.179058</text:p>
              </table:table-cell>
              <table:table-cell office:value-type="float" office:value="0.00279055">
                <text:p>0.00279055</text:p>
              </table:table-cell>
              <table:table-cell office:value-type="float" office:value="0.0158811">
                <text:p>0.0158811</text:p>
              </table:table-cell>
              <table:table-cell office:value-type="float" office:value="0.00699946">
                <text:p>0.00699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178424">
                <text:p>0.178424</text:p>
              </table:table-cell>
              <table:table-cell office:value-type="float" office:value="0.00280081">
                <text:p>0.00280081</text:p>
              </table:table-cell>
              <table:table-cell office:value-type="float" office:value="0.019321">
                <text:p>0.019321</text:p>
              </table:table-cell>
              <table:table-cell office:value-type="float" office:value="0.00705038">
                <text:p>0.00705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183519">
                <text:p>0.183519</text:p>
              </table:table-cell>
              <table:table-cell office:value-type="float" office:value="0.00279055">
                <text:p>0.00279055</text:p>
              </table:table-cell>
              <table:table-cell office:value-type="float" office:value="0.01548">
                <text:p>0.01548</text:p>
              </table:table-cell>
              <table:table-cell office:value-type="float" office:value="0.00701604">
                <text:p>0.00701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180685">
                <text:p>0.180685</text:p>
              </table:table-cell>
              <table:table-cell office:value-type="float" office:value="0.00279844">
                <text:p>0.00279844</text:p>
              </table:table-cell>
              <table:table-cell office:value-type="float" office:value="0.0147647">
                <text:p>0.0147647</text:p>
              </table:table-cell>
              <table:table-cell office:value-type="float" office:value="0.00712104">
                <text:p>0.00712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178994">
                <text:p>0.178994</text:p>
              </table:table-cell>
              <table:table-cell office:value-type="float" office:value="0.00278976">
                <text:p>0.00278976</text:p>
              </table:table-cell>
              <table:table-cell office:value-type="float" office:value="0.0133772">
                <text:p>0.0133772</text:p>
              </table:table-cell>
              <table:table-cell office:value-type="float" office:value="0.00957565">
                <text:p>0.00957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180298">
                <text:p>0.180298</text:p>
              </table:table-cell>
              <table:table-cell office:value-type="float" office:value="0.00277278">
                <text:p>0.00277278</text:p>
              </table:table-cell>
              <table:table-cell office:value-type="float" office:value="0.0134514">
                <text:p>0.0134514</text:p>
              </table:table-cell>
              <table:table-cell office:value-type="float" office:value="0.00930248">
                <text:p>0.009302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179891">
                <text:p>0.179891</text:p>
              </table:table-cell>
              <table:table-cell office:value-type="float" office:value="0.00277357">
                <text:p>0.00277357</text:p>
              </table:table-cell>
              <table:table-cell office:value-type="float" office:value="0.0139101">
                <text:p>0.0139101</text:p>
              </table:table-cell>
              <table:table-cell office:value-type="float" office:value="0.00754107">
                <text:p>0.00754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178298">
                <text:p>0.178298</text:p>
              </table:table-cell>
              <table:table-cell office:value-type="float" office:value="0.00279055">
                <text:p>0.00279055</text:p>
              </table:table-cell>
              <table:table-cell office:value-type="float" office:value="0.0135931">
                <text:p>0.0135931</text:p>
              </table:table-cell>
              <table:table-cell office:value-type="float" office:value="0.00761173">
                <text:p>0.007611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175841">
                <text:p>0.175841</text:p>
              </table:table-cell>
              <table:table-cell office:value-type="float" office:value="0.00275186">
                <text:p>0.00275186</text:p>
              </table:table-cell>
              <table:table-cell office:value-type="float" office:value="0.0131766">
                <text:p>0.0131766</text:p>
              </table:table-cell>
              <table:table-cell office:value-type="float" office:value="0.00801675">
                <text:p>0.008016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17701">
                <text:p>0.17701</text:p>
              </table:table-cell>
              <table:table-cell office:value-type="float" office:value="0.00274239">
                <text:p>0.00274239</text:p>
              </table:table-cell>
              <table:table-cell office:value-type="float" office:value="0.0132899">
                <text:p>0.0132899</text:p>
              </table:table-cell>
              <table:table-cell office:value-type="float" office:value="0.00701683">
                <text:p>0.00701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174834">
                <text:p>0.174834</text:p>
              </table:table-cell>
              <table:table-cell office:value-type="float" office:value="0.00274633">
                <text:p>0.00274633</text:p>
              </table:table-cell>
              <table:table-cell office:value-type="float" office:value="0.0134024">
                <text:p>0.0134024</text:p>
              </table:table-cell>
              <table:table-cell office:value-type="float" office:value="0.00698169">
                <text:p>0.006981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175148">
                <text:p>0.175148</text:p>
              </table:table-cell>
              <table:table-cell office:value-type="float" office:value="0.00273883">
                <text:p>0.00273883</text:p>
              </table:table-cell>
              <table:table-cell office:value-type="float" office:value="0.0136282">
                <text:p>0.0136282</text:p>
              </table:table-cell>
              <table:table-cell office:value-type="float" office:value="0.00741711">
                <text:p>0.007417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179616">
                <text:p>0.179616</text:p>
              </table:table-cell>
              <table:table-cell office:value-type="float" office:value="0.00273567">
                <text:p>0.00273567</text:p>
              </table:table-cell>
              <table:table-cell office:value-type="float" office:value="0.0133523">
                <text:p>0.0133523</text:p>
              </table:table-cell>
              <table:table-cell office:value-type="float" office:value="0.00711157">
                <text:p>0.007111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177394">
                <text:p>0.177394</text:p>
              </table:table-cell>
              <table:table-cell office:value-type="float" office:value="0.00272502">
                <text:p>0.00272502</text:p>
              </table:table-cell>
              <table:table-cell office:value-type="float" office:value="0.0132828">
                <text:p>0.0132828</text:p>
              </table:table-cell>
              <table:table-cell office:value-type="float" office:value="0.00689564">
                <text:p>0.00689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175516">
                <text:p>0.175516</text:p>
              </table:table-cell>
              <table:table-cell office:value-type="float" office:value="0.00273607">
                <text:p>0.00273607</text:p>
              </table:table-cell>
              <table:table-cell office:value-type="float" office:value="0.014983">
                <text:p>0.014983</text:p>
              </table:table-cell>
              <table:table-cell office:value-type="float" office:value="0.00908141">
                <text:p>0.00908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175478">
                <text:p>0.175478</text:p>
              </table:table-cell>
              <table:table-cell office:value-type="float" office:value="0.00292437">
                <text:p>0.00292437</text:p>
              </table:table-cell>
              <table:table-cell office:value-type="float" office:value="0.0157449">
                <text:p>0.0157449</text:p>
              </table:table-cell>
              <table:table-cell office:value-type="float" office:value="0.00820347">
                <text:p>0.008203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177059">
                <text:p>0.177059</text:p>
              </table:table-cell>
              <table:table-cell office:value-type="float" office:value="0.00309806">
                <text:p>0.00309806</text:p>
              </table:table-cell>
              <table:table-cell office:value-type="float" office:value="0.014552">
                <text:p>0.014552</text:p>
              </table:table-cell>
              <table:table-cell office:value-type="float" office:value="0.00929774">
                <text:p>0.009297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172663">
                <text:p>0.172663</text:p>
              </table:table-cell>
              <table:table-cell office:value-type="float" office:value="0.00297095">
                <text:p>0.00297095</text:p>
              </table:table-cell>
              <table:table-cell office:value-type="float" office:value="0.0134107">
                <text:p>0.0134107</text:p>
              </table:table-cell>
              <table:table-cell office:value-type="float" office:value="0.00869968">
                <text:p>0.00869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176011">
                <text:p>0.176011</text:p>
              </table:table-cell>
              <table:table-cell office:value-type="float" office:value="0.00312609">
                <text:p>0.00312609</text:p>
              </table:table-cell>
              <table:table-cell office:value-type="float" office:value="0.0135702">
                <text:p>0.0135702</text:p>
              </table:table-cell>
              <table:table-cell office:value-type="float" office:value="0.00747198">
                <text:p>0.00747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172601">
                <text:p>0.172601</text:p>
              </table:table-cell>
              <table:table-cell office:value-type="float" office:value="0.00330255">
                <text:p>0.00330255</text:p>
              </table:table-cell>
              <table:table-cell office:value-type="float" office:value="0.0131036">
                <text:p>0.0131036</text:p>
              </table:table-cell>
              <table:table-cell office:value-type="float" office:value="0.0067326">
                <text:p>0.00673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174913">
                <text:p>0.174913</text:p>
              </table:table-cell>
              <table:table-cell office:value-type="float" office:value="0.0031253">
                <text:p>0.0031253</text:p>
              </table:table-cell>
              <table:table-cell office:value-type="float" office:value="0.0131289">
                <text:p>0.0131289</text:p>
              </table:table-cell>
              <table:table-cell office:value-type="float" office:value="0.00694222">
                <text:p>0.00694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176108">
                <text:p>0.176108</text:p>
              </table:table-cell>
              <table:table-cell office:value-type="float" office:value="0.00299266">
                <text:p>0.00299266</text:p>
              </table:table-cell>
              <table:table-cell office:value-type="float" office:value="0.0143878">
                <text:p>0.0143878</text:p>
              </table:table-cell>
              <table:table-cell office:value-type="float" office:value="0.00697933">
                <text:p>0.006979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172654">
                <text:p>0.172654</text:p>
              </table:table-cell>
              <table:table-cell office:value-type="float" office:value="0.00295042">
                <text:p>0.00295042</text:p>
              </table:table-cell>
              <table:table-cell office:value-type="float" office:value="0.0149179">
                <text:p>0.0149179</text:p>
              </table:table-cell>
              <table:table-cell office:value-type="float" office:value="0.00695288">
                <text:p>0.006952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173158">
                <text:p>0.173158</text:p>
              </table:table-cell>
              <table:table-cell office:value-type="float" office:value="0.00294371">
                <text:p>0.00294371</text:p>
              </table:table-cell>
              <table:table-cell office:value-type="float" office:value="0.0146996">
                <text:p>0.0146996</text:p>
              </table:table-cell>
              <table:table-cell office:value-type="float" office:value="0.0069134">
                <text:p>0.006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175549">
                <text:p>0.175549</text:p>
              </table:table-cell>
              <table:table-cell office:value-type="float" office:value="0.00338229">
                <text:p>0.00338229</text:p>
              </table:table-cell>
              <table:table-cell office:value-type="float" office:value="0.0146171">
                <text:p>0.0146171</text:p>
              </table:table-cell>
              <table:table-cell office:value-type="float" office:value="0.00718421">
                <text:p>0.007184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17187">
                <text:p>0.17187</text:p>
              </table:table-cell>
              <table:table-cell office:value-type="float" office:value="0.00338071">
                <text:p>0.00338071</text:p>
              </table:table-cell>
              <table:table-cell office:value-type="float" office:value="0.0144493">
                <text:p>0.0144493</text:p>
              </table:table-cell>
              <table:table-cell office:value-type="float" office:value="0.00840322">
                <text:p>0.008403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168734">
                <text:p>0.168734</text:p>
              </table:table-cell>
              <table:table-cell office:value-type="float" office:value="0.0030574">
                <text:p>0.0030574</text:p>
              </table:table-cell>
              <table:table-cell office:value-type="float" office:value="0.0133187">
                <text:p>0.0133187</text:p>
              </table:table-cell>
              <table:table-cell office:value-type="float" office:value="0.00941104">
                <text:p>0.00941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172113">
                <text:p>0.172113</text:p>
              </table:table-cell>
              <table:table-cell office:value-type="float" office:value="0.002982">
                <text:p>0.002982</text:p>
              </table:table-cell>
              <table:table-cell office:value-type="float" office:value="0.0128091">
                <text:p>0.0128091</text:p>
              </table:table-cell>
              <table:table-cell office:value-type="float" office:value="0.00816676">
                <text:p>0.008166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169478">
                <text:p>0.169478</text:p>
              </table:table-cell>
              <table:table-cell office:value-type="float" office:value="0.0029595">
                <text:p>0.0029595</text:p>
              </table:table-cell>
              <table:table-cell office:value-type="float" office:value="0.0136306">
                <text:p>0.0136306</text:p>
              </table:table-cell>
              <table:table-cell office:value-type="float" office:value="0.00677879">
                <text:p>0.006778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173934">
                <text:p>0.173934</text:p>
              </table:table-cell>
              <table:table-cell office:value-type="float" office:value="0.00289121">
                <text:p>0.00289121</text:p>
              </table:table-cell>
              <table:table-cell office:value-type="float" office:value="0.0152787">
                <text:p>0.0152787</text:p>
              </table:table-cell>
              <table:table-cell office:value-type="float" office:value="0.00684077">
                <text:p>0.006840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17315">
                <text:p>0.17315</text:p>
              </table:table-cell>
              <table:table-cell office:value-type="float" office:value="0.00287858">
                <text:p>0.00287858</text:p>
              </table:table-cell>
              <table:table-cell office:value-type="float" office:value="0.0180898">
                <text:p>0.0180898</text:p>
              </table:table-cell>
              <table:table-cell office:value-type="float" office:value="0.00695761">
                <text:p>0.006957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174784">
                <text:p>0.174784</text:p>
              </table:table-cell>
              <table:table-cell office:value-type="float" office:value="0.00286279">
                <text:p>0.00286279</text:p>
              </table:table-cell>
              <table:table-cell office:value-type="float" office:value="0.0171001">
                <text:p>0.0171001</text:p>
              </table:table-cell>
              <table:table-cell office:value-type="float" office:value="0.0070942">
                <text:p>0.0070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175846">
                <text:p>0.175846</text:p>
              </table:table-cell>
              <table:table-cell office:value-type="float" office:value="0.00284463">
                <text:p>0.00284463</text:p>
              </table:table-cell>
              <table:table-cell office:value-type="float" office:value="0.0136152">
                <text:p>0.0136152</text:p>
              </table:table-cell>
              <table:table-cell office:value-type="float" office:value="0.00702393">
                <text:p>0.007023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173724">
                <text:p>0.173724</text:p>
              </table:table-cell>
              <table:table-cell office:value-type="float" office:value="0.00282489">
                <text:p>0.00282489</text:p>
              </table:table-cell>
              <table:table-cell office:value-type="float" office:value="0.0132153">
                <text:p>0.0132153</text:p>
              </table:table-cell>
              <table:table-cell office:value-type="float" office:value="0.00690077">
                <text:p>0.006900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167344">
                <text:p>0.167344</text:p>
              </table:table-cell>
              <table:table-cell office:value-type="float" office:value="0.00282252">
                <text:p>0.00282252</text:p>
              </table:table-cell>
              <table:table-cell office:value-type="float" office:value="0.0129445">
                <text:p>0.0129445</text:p>
              </table:table-cell>
              <table:table-cell office:value-type="float" office:value="0.00684629">
                <text:p>0.006846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171736">
                <text:p>0.171736</text:p>
              </table:table-cell>
              <table:table-cell office:value-type="float" office:value="0.00281107">
                <text:p>0.00281107</text:p>
              </table:table-cell>
              <table:table-cell office:value-type="float" office:value="0.0143183">
                <text:p>0.0143183</text:p>
              </table:table-cell>
              <table:table-cell office:value-type="float" office:value="0.0067851">
                <text:p>0.00678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71192">
                <text:p>0.171192</text:p>
              </table:table-cell>
              <table:table-cell office:value-type="float" office:value="0.00281028">
                <text:p>0.00281028</text:p>
              </table:table-cell>
              <table:table-cell office:value-type="float" office:value="0.0145334">
                <text:p>0.0145334</text:p>
              </table:table-cell>
              <table:table-cell office:value-type="float" office:value="0.00672431">
                <text:p>0.006724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70185">
                <text:p>0.170185</text:p>
              </table:table-cell>
              <table:table-cell office:value-type="float" office:value="0.00280278">
                <text:p>0.00280278</text:p>
              </table:table-cell>
              <table:table-cell office:value-type="float" office:value="0.0142038">
                <text:p>0.0142038</text:p>
              </table:table-cell>
              <table:table-cell office:value-type="float" office:value="0.00676695">
                <text:p>0.006766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170654">
                <text:p>0.170654</text:p>
              </table:table-cell>
              <table:table-cell office:value-type="float" office:value="0.00281502">
                <text:p>0.00281502</text:p>
              </table:table-cell>
              <table:table-cell office:value-type="float" office:value="0.0128829">
                <text:p>0.0128829</text:p>
              </table:table-cell>
              <table:table-cell office:value-type="float" office:value="0.00719644">
                <text:p>0.00719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168592">
                <text:p>0.168592</text:p>
              </table:table-cell>
              <table:table-cell office:value-type="float" office:value="0.00278305">
                <text:p>0.00278305</text:p>
              </table:table-cell>
              <table:table-cell office:value-type="float" office:value="0.0140869">
                <text:p>0.0140869</text:p>
              </table:table-cell>
              <table:table-cell office:value-type="float" office:value="0.00678353">
                <text:p>0.00678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70386">
                <text:p>0.170386</text:p>
              </table:table-cell>
              <table:table-cell office:value-type="float" office:value="0.00289397">
                <text:p>0.00289397</text:p>
              </table:table-cell>
              <table:table-cell office:value-type="float" office:value="0.0138829">
                <text:p>0.0138829</text:p>
              </table:table-cell>
              <table:table-cell office:value-type="float" office:value="0.00662128">
                <text:p>0.00662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70179">
                <text:p>0.170179</text:p>
              </table:table-cell>
              <table:table-cell office:value-type="float" office:value="0.00296187">
                <text:p>0.00296187</text:p>
              </table:table-cell>
              <table:table-cell office:value-type="float" office:value="0.0132722">
                <text:p>0.0132722</text:p>
              </table:table-cell>
              <table:table-cell office:value-type="float" office:value="0.00679734">
                <text:p>0.006797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169426">
                <text:p>0.169426</text:p>
              </table:table-cell>
              <table:table-cell office:value-type="float" office:value="0.00290739">
                <text:p>0.00290739</text:p>
              </table:table-cell>
              <table:table-cell office:value-type="float" office:value="0.0137167">
                <text:p>0.0137167</text:p>
              </table:table-cell>
              <table:table-cell office:value-type="float" office:value="0.00898746">
                <text:p>0.008987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169">
                <text:p>0.169</text:p>
              </table:table-cell>
              <table:table-cell office:value-type="float" office:value="0.00287897">
                <text:p>0.00287897</text:p>
              </table:table-cell>
              <table:table-cell office:value-type="float" office:value="0.0128095">
                <text:p>0.0128095</text:p>
              </table:table-cell>
              <table:table-cell office:value-type="float" office:value="0.00969842">
                <text:p>0.009698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167164">
                <text:p>0.167164</text:p>
              </table:table-cell>
              <table:table-cell office:value-type="float" office:value="0.00285094">
                <text:p>0.00285094</text:p>
              </table:table-cell>
              <table:table-cell office:value-type="float" office:value="0.0127073">
                <text:p>0.0127073</text:p>
              </table:table-cell>
              <table:table-cell office:value-type="float" office:value="0.00850428">
                <text:p>0.008504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69219">
                <text:p>0.169219</text:p>
              </table:table-cell>
              <table:table-cell office:value-type="float" office:value="0.00283555">
                <text:p>0.00283555</text:p>
              </table:table-cell>
              <table:table-cell office:value-type="float" office:value="0.0146005">
                <text:p>0.0146005</text:p>
              </table:table-cell>
              <table:table-cell office:value-type="float" office:value="0.00793661">
                <text:p>0.007936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168649">
                <text:p>0.168649</text:p>
              </table:table-cell>
              <table:table-cell office:value-type="float" office:value="0.00282805">
                <text:p>0.00282805</text:p>
              </table:table-cell>
              <table:table-cell office:value-type="float" office:value="0.0150841">
                <text:p>0.0150841</text:p>
              </table:table-cell>
              <table:table-cell office:value-type="float" office:value="0.00672865">
                <text:p>0.00672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72948">
                <text:p>0.172948</text:p>
              </table:table-cell>
              <table:table-cell office:value-type="float" office:value="0.00281857">
                <text:p>0.00281857</text:p>
              </table:table-cell>
              <table:table-cell office:value-type="float" office:value="0.0136227">
                <text:p>0.0136227</text:p>
              </table:table-cell>
              <table:table-cell office:value-type="float" office:value="0.00682221">
                <text:p>0.006822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166002">
                <text:p>0.166002</text:p>
              </table:table-cell>
              <table:table-cell office:value-type="float" office:value="0.00280436">
                <text:p>0.00280436</text:p>
              </table:table-cell>
              <table:table-cell office:value-type="float" office:value="0.0130183">
                <text:p>0.0130183</text:p>
              </table:table-cell>
              <table:table-cell office:value-type="float" office:value="0.00674602">
                <text:p>0.00674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165625">
                <text:p>0.165625</text:p>
              </table:table-cell>
              <table:table-cell office:value-type="float" office:value="0.00281107">
                <text:p>0.00281107</text:p>
              </table:table-cell>
              <table:table-cell office:value-type="float" office:value="0.0138694">
                <text:p>0.0138694</text:p>
              </table:table-cell>
              <table:table-cell office:value-type="float" office:value="0.00667891">
                <text:p>0.00667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166672">
                <text:p>0.166672</text:p>
              </table:table-cell>
              <table:table-cell office:value-type="float" office:value="0.00278305">
                <text:p>0.00278305</text:p>
              </table:table-cell>
              <table:table-cell office:value-type="float" office:value="0.0137096">
                <text:p>0.0137096</text:p>
              </table:table-cell>
              <table:table-cell office:value-type="float" office:value="0.00667576">
                <text:p>0.006675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166268">
                <text:p>0.166268</text:p>
              </table:table-cell>
              <table:table-cell office:value-type="float" office:value="0.00278265">
                <text:p>0.00278265</text:p>
              </table:table-cell>
              <table:table-cell office:value-type="float" office:value="0.0132461">
                <text:p>0.0132461</text:p>
              </table:table-cell>
              <table:table-cell office:value-type="float" office:value="0.00669352">
                <text:p>0.00669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1666">
                <text:p>0.1666</text:p>
              </table:table-cell>
              <table:table-cell office:value-type="float" office:value="0.00277555">
                <text:p>0.00277555</text:p>
              </table:table-cell>
              <table:table-cell office:value-type="float" office:value="0.0136085">
                <text:p>0.0136085</text:p>
              </table:table-cell>
              <table:table-cell office:value-type="float" office:value="0.00666194">
                <text:p>0.00666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164194">
                <text:p>0.164194</text:p>
              </table:table-cell>
              <table:table-cell office:value-type="float" office:value="0.00276528">
                <text:p>0.00276528</text:p>
              </table:table-cell>
              <table:table-cell office:value-type="float" office:value="0.0133898">
                <text:p>0.0133898</text:p>
              </table:table-cell>
              <table:table-cell office:value-type="float" office:value="0.00659562">
                <text:p>0.00659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165622">
                <text:p>0.165622</text:p>
              </table:table-cell>
              <table:table-cell office:value-type="float" office:value="0.0027787">
                <text:p>0.0027787</text:p>
              </table:table-cell>
              <table:table-cell office:value-type="float" office:value="0.0132426">
                <text:p>0.0132426</text:p>
              </table:table-cell>
              <table:table-cell office:value-type="float" office:value="0.00659049">
                <text:p>0.006590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164625">
                <text:p>0.164625</text:p>
              </table:table-cell>
              <table:table-cell office:value-type="float" office:value="0.00276054">
                <text:p>0.00276054</text:p>
              </table:table-cell>
              <table:table-cell office:value-type="float" office:value="0.0129528">
                <text:p>0.0129528</text:p>
              </table:table-cell>
              <table:table-cell office:value-type="float" office:value="0.00661496">
                <text:p>0.006614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165654">
                <text:p>0.165654</text:p>
              </table:table-cell>
              <table:table-cell office:value-type="float" office:value="0.00277555">
                <text:p>0.00277555</text:p>
              </table:table-cell>
              <table:table-cell office:value-type="float" office:value="0.013402">
                <text:p>0.013402</text:p>
              </table:table-cell>
              <table:table-cell office:value-type="float" office:value="0.00723513">
                <text:p>0.007235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64849">
                <text:p>0.164849</text:p>
              </table:table-cell>
              <table:table-cell office:value-type="float" office:value="0.00276804">
                <text:p>0.00276804</text:p>
              </table:table-cell>
              <table:table-cell office:value-type="float" office:value="0.0135394">
                <text:p>0.0135394</text:p>
              </table:table-cell>
              <table:table-cell office:value-type="float" office:value="0.00697933">
                <text:p>0.006979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162665">
                <text:p>0.162665</text:p>
              </table:table-cell>
              <table:table-cell office:value-type="float" office:value="0.00276173">
                <text:p>0.00276173</text:p>
              </table:table-cell>
              <table:table-cell office:value-type="float" office:value="0.014085">
                <text:p>0.014085</text:p>
              </table:table-cell>
              <table:table-cell office:value-type="float" office:value="0.00664378">
                <text:p>0.006643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164932">
                <text:p>0.164932</text:p>
              </table:table-cell>
              <table:table-cell office:value-type="float" office:value="0.00278423">
                <text:p>0.00278423</text:p>
              </table:table-cell>
              <table:table-cell office:value-type="float" office:value="0.0138813">
                <text:p>0.0138813</text:p>
              </table:table-cell>
              <table:table-cell office:value-type="float" office:value="0.00700933">
                <text:p>0.007009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67724">
                <text:p>0.167724</text:p>
              </table:table-cell>
              <table:table-cell office:value-type="float" office:value="0.00276568">
                <text:p>0.00276568</text:p>
              </table:table-cell>
              <table:table-cell office:value-type="float" office:value="0.0183756">
                <text:p>0.0183756</text:p>
              </table:table-cell>
              <table:table-cell office:value-type="float" office:value="0.0074179">
                <text:p>0.00741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65344">
                <text:p>0.165344</text:p>
              </table:table-cell>
              <table:table-cell office:value-type="float" office:value="0.00275462">
                <text:p>0.00275462</text:p>
              </table:table-cell>
              <table:table-cell office:value-type="float" office:value="0.0168704">
                <text:p>0.0168704</text:p>
              </table:table-cell>
              <table:table-cell office:value-type="float" office:value="0.00656325">
                <text:p>0.00656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56571">
                <text:p>0.156571</text:p>
              </table:table-cell>
              <table:table-cell office:value-type="float" office:value="0.00283792">
                <text:p>0.00283792</text:p>
              </table:table-cell>
              <table:table-cell office:value-type="float" office:value="0.0140341">
                <text:p>0.0140341</text:p>
              </table:table-cell>
              <table:table-cell office:value-type="float" office:value="0.00662799">
                <text:p>0.006627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77199">
                <text:p>0.177199</text:p>
              </table:table-cell>
              <table:table-cell office:value-type="float" office:value="0.00278739">
                <text:p>0.00278739</text:p>
              </table:table-cell>
              <table:table-cell office:value-type="float" office:value="0.013768">
                <text:p>0.013768</text:p>
              </table:table-cell>
              <table:table-cell office:value-type="float" office:value="0.00771516">
                <text:p>0.007715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168491">
                <text:p>0.168491</text:p>
              </table:table-cell>
              <table:table-cell office:value-type="float" office:value="0.00278107">
                <text:p>0.00278107</text:p>
              </table:table-cell>
              <table:table-cell office:value-type="float" office:value="0.0135935">
                <text:p>0.0135935</text:p>
              </table:table-cell>
              <table:table-cell office:value-type="float" office:value="0.00659404">
                <text:p>0.006594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164789">
                <text:p>0.164789</text:p>
              </table:table-cell>
              <table:table-cell office:value-type="float" office:value="0.00277476">
                <text:p>0.00277476</text:p>
              </table:table-cell>
              <table:table-cell office:value-type="float" office:value="0.0137842">
                <text:p>0.0137842</text:p>
              </table:table-cell>
              <table:table-cell office:value-type="float" office:value="0.00645943">
                <text:p>0.006459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64595">
                <text:p>0.164595</text:p>
              </table:table-cell>
              <table:table-cell office:value-type="float" office:value="0.00277278">
                <text:p>0.00277278</text:p>
              </table:table-cell>
              <table:table-cell office:value-type="float" office:value="0.0137376">
                <text:p>0.0137376</text:p>
              </table:table-cell>
              <table:table-cell office:value-type="float" office:value="0.00668918">
                <text:p>0.006689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162166">
                <text:p>0.162166</text:p>
              </table:table-cell>
              <table:table-cell office:value-type="float" office:value="0.00277515">
                <text:p>0.00277515</text:p>
              </table:table-cell>
              <table:table-cell office:value-type="float" office:value="0.0135789">
                <text:p>0.0135789</text:p>
              </table:table-cell>
              <table:table-cell office:value-type="float" office:value="0.00663036">
                <text:p>0.006630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163316">
                <text:p>0.163316</text:p>
              </table:table-cell>
              <table:table-cell office:value-type="float" office:value="0.0027641">
                <text:p>0.0027641</text:p>
              </table:table-cell>
              <table:table-cell office:value-type="float" office:value="0.0135813">
                <text:p>0.0135813</text:p>
              </table:table-cell>
              <table:table-cell office:value-type="float" office:value="0.00643495">
                <text:p>0.006434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168467">
                <text:p>0.168467</text:p>
              </table:table-cell>
              <table:table-cell office:value-type="float" office:value="0.00275975">
                <text:p>0.00275975</text:p>
              </table:table-cell>
              <table:table-cell office:value-type="float" office:value="0.0137956">
                <text:p>0.0137956</text:p>
              </table:table-cell>
              <table:table-cell office:value-type="float" office:value="0.00647759">
                <text:p>0.006477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63309">
                <text:p>0.163309</text:p>
              </table:table-cell>
              <table:table-cell office:value-type="float" office:value="0.00278818">
                <text:p>0.00278818</text:p>
              </table:table-cell>
              <table:table-cell office:value-type="float" office:value="0.0135169">
                <text:p>0.0135169</text:p>
              </table:table-cell>
              <table:table-cell office:value-type="float" office:value="0.00644956">
                <text:p>0.00644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6176">
                <text:p>0.16176</text:p>
              </table:table-cell>
              <table:table-cell office:value-type="float" office:value="0.00275383">
                <text:p>0.00275383</text:p>
              </table:table-cell>
              <table:table-cell office:value-type="float" office:value="0.0131419">
                <text:p>0.0131419</text:p>
              </table:table-cell>
              <table:table-cell office:value-type="float" office:value="0.00643416">
                <text:p>0.006434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61387">
                <text:p>0.161387</text:p>
              </table:table-cell>
              <table:table-cell office:value-type="float" office:value="0.00275897">
                <text:p>0.00275897</text:p>
              </table:table-cell>
              <table:table-cell office:value-type="float" office:value="0.0121443">
                <text:p>0.0121443</text:p>
              </table:table-cell>
              <table:table-cell office:value-type="float" office:value="0.00642627">
                <text:p>0.006426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63647">
                <text:p>0.163647</text:p>
              </table:table-cell>
              <table:table-cell office:value-type="float" office:value="0.0027487">
                <text:p>0.0027487</text:p>
              </table:table-cell>
              <table:table-cell office:value-type="float" office:value="0.012228">
                <text:p>0.012228</text:p>
              </table:table-cell>
              <table:table-cell office:value-type="float" office:value="0.00901075">
                <text:p>0.009010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163388">
                <text:p>0.163388</text:p>
              </table:table-cell>
              <table:table-cell office:value-type="float" office:value="0.00274515">
                <text:p>0.00274515</text:p>
              </table:table-cell>
              <table:table-cell office:value-type="float" office:value="0.0130839">
                <text:p>0.0130839</text:p>
              </table:table-cell>
              <table:table-cell office:value-type="float" office:value="0.00878456">
                <text:p>0.008784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68478">
                <text:p>0.168478</text:p>
              </table:table-cell>
              <table:table-cell office:value-type="float" office:value="0.00277752">
                <text:p>0.00277752</text:p>
              </table:table-cell>
              <table:table-cell office:value-type="float" office:value="0.0139527">
                <text:p>0.0139527</text:p>
              </table:table-cell>
              <table:table-cell office:value-type="float" office:value="0.00819084">
                <text:p>0.00819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60104">
                <text:p>0.160104</text:p>
              </table:table-cell>
              <table:table-cell office:value-type="float" office:value="0.0027491">
                <text:p>0.0027491</text:p>
              </table:table-cell>
              <table:table-cell office:value-type="float" office:value="0.0144868">
                <text:p>0.0144868</text:p>
              </table:table-cell>
              <table:table-cell office:value-type="float" office:value="0.00669115">
                <text:p>0.00669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172344">
                <text:p>0.172344</text:p>
              </table:table-cell>
              <table:table-cell office:value-type="float" office:value="0.00274002">
                <text:p>0.00274002</text:p>
              </table:table-cell>
              <table:table-cell office:value-type="float" office:value="0.012605">
                <text:p>0.012605</text:p>
              </table:table-cell>
              <table:table-cell office:value-type="float" office:value="0.00638956">
                <text:p>0.006389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166059">
                <text:p>0.166059</text:p>
              </table:table-cell>
              <table:table-cell office:value-type="float" office:value="0.00274475">
                <text:p>0.00274475</text:p>
              </table:table-cell>
              <table:table-cell office:value-type="float" office:value="0.0122091">
                <text:p>0.0122091</text:p>
              </table:table-cell>
              <table:table-cell office:value-type="float" office:value="0.0070642">
                <text:p>0.00706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7052">
                <text:p>0.17052</text:p>
              </table:table-cell>
              <table:table-cell office:value-type="float" office:value="0.00273646">
                <text:p>0.00273646</text:p>
              </table:table-cell>
              <table:table-cell office:value-type="float" office:value="0.0127862">
                <text:p>0.0127862</text:p>
              </table:table-cell>
              <table:table-cell office:value-type="float" office:value="0.00807636">
                <text:p>0.00807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177527">
                <text:p>0.177527</text:p>
              </table:table-cell>
              <table:table-cell office:value-type="float" office:value="0.00274712">
                <text:p>0.00274712</text:p>
              </table:table-cell>
              <table:table-cell office:value-type="float" office:value="0.0120705">
                <text:p>0.0120705</text:p>
              </table:table-cell>
              <table:table-cell office:value-type="float" office:value="0.00692327">
                <text:p>0.006923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16878">
                <text:p>0.16878</text:p>
              </table:table-cell>
              <table:table-cell office:value-type="float" office:value="0.00275975">
                <text:p>0.00275975</text:p>
              </table:table-cell>
              <table:table-cell office:value-type="float" office:value="0.0118862">
                <text:p>0.0118862</text:p>
              </table:table-cell>
              <table:table-cell office:value-type="float" office:value="0.00646298">
                <text:p>0.006462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166933">
                <text:p>0.166933</text:p>
              </table:table-cell>
              <table:table-cell office:value-type="float" office:value="0.00273646">
                <text:p>0.00273646</text:p>
              </table:table-cell>
              <table:table-cell office:value-type="float" office:value="0.0117508">
                <text:p>0.0117508</text:p>
              </table:table-cell>
              <table:table-cell office:value-type="float" office:value="0.00628731">
                <text:p>0.00628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6321">
                <text:p>0.16321</text:p>
              </table:table-cell>
              <table:table-cell office:value-type="float" office:value="0.00273765">
                <text:p>0.00273765</text:p>
              </table:table-cell>
              <table:table-cell office:value-type="float" office:value="0.0117235">
                <text:p>0.0117235</text:p>
              </table:table-cell>
              <table:table-cell office:value-type="float" office:value="0.00632719">
                <text:p>0.00632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159436">
                <text:p>0.159436</text:p>
              </table:table-cell>
              <table:table-cell office:value-type="float" office:value="0.00273528">
                <text:p>0.00273528</text:p>
              </table:table-cell>
              <table:table-cell office:value-type="float" office:value="0.0119529">
                <text:p>0.0119529</text:p>
              </table:table-cell>
              <table:table-cell office:value-type="float" office:value="0.00632324">
                <text:p>0.006323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158993">
                <text:p>0.158993</text:p>
              </table:table-cell>
              <table:table-cell office:value-type="float" office:value="0.00273567">
                <text:p>0.00273567</text:p>
              </table:table-cell>
              <table:table-cell office:value-type="float" office:value="0.0122261">
                <text:p>0.0122261</text:p>
              </table:table-cell>
              <table:table-cell office:value-type="float" office:value="0.00629442">
                <text:p>0.00629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159003">
                <text:p>0.159003</text:p>
              </table:table-cell>
              <table:table-cell office:value-type="float" office:value="0.00273725">
                <text:p>0.00273725</text:p>
              </table:table-cell>
              <table:table-cell office:value-type="float" office:value="0.0118424">
                <text:p>0.0118424</text:p>
              </table:table-cell>
              <table:table-cell office:value-type="float" office:value="0.00627705">
                <text:p>0.006277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159127">
                <text:p>0.159127</text:p>
              </table:table-cell>
              <table:table-cell office:value-type="float" office:value="0.00272817">
                <text:p>0.00272817</text:p>
              </table:table-cell>
              <table:table-cell office:value-type="float" office:value="0.0121661">
                <text:p>0.0121661</text:p>
              </table:table-cell>
              <table:table-cell office:value-type="float" office:value="0.00629442">
                <text:p>0.006294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160121">
                <text:p>0.160121</text:p>
              </table:table-cell>
              <table:table-cell office:value-type="float" office:value="0.0027262">
                <text:p>0.0027262</text:p>
              </table:table-cell>
              <table:table-cell office:value-type="float" office:value="0.0119059">
                <text:p>0.0119059</text:p>
              </table:table-cell>
              <table:table-cell office:value-type="float" office:value="0.00633705">
                <text:p>0.006337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15794">
                <text:p>0.15794</text:p>
              </table:table-cell>
              <table:table-cell office:value-type="float" office:value="0.00273528">
                <text:p>0.00273528</text:p>
              </table:table-cell>
              <table:table-cell office:value-type="float" office:value="0.0116781">
                <text:p>0.0116781</text:p>
              </table:table-cell>
              <table:table-cell office:value-type="float" office:value="0.00664576">
                <text:p>0.006645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158092">
                <text:p>0.158092</text:p>
              </table:table-cell>
              <table:table-cell office:value-type="float" office:value="0.00278818">
                <text:p>0.00278818</text:p>
              </table:table-cell>
              <table:table-cell office:value-type="float" office:value="0.011553">
                <text:p>0.011553</text:p>
              </table:table-cell>
              <table:table-cell office:value-type="float" office:value="0.00633942">
                <text:p>0.006339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161061">
                <text:p>0.161061</text:p>
              </table:table-cell>
              <table:table-cell office:value-type="float" office:value="0.00339334">
                <text:p>0.00339334</text:p>
              </table:table-cell>
              <table:table-cell office:value-type="float" office:value="0.0115392">
                <text:p>0.0115392</text:p>
              </table:table-cell>
              <table:table-cell office:value-type="float" office:value="0.00640495">
                <text:p>0.006404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158244">
                <text:p>0.158244</text:p>
              </table:table-cell>
              <table:table-cell office:value-type="float" office:value="0.00320899">
                <text:p>0.00320899</text:p>
              </table:table-cell>
              <table:table-cell office:value-type="float" office:value="0.013451">
                <text:p>0.013451</text:p>
              </table:table-cell>
              <table:table-cell office:value-type="float" office:value="0.0061977">
                <text:p>0.00619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156514">
                <text:p>0.156514</text:p>
              </table:table-cell>
              <table:table-cell office:value-type="float" office:value="0.00299661">
                <text:p>0.00299661</text:p>
              </table:table-cell>
              <table:table-cell office:value-type="float" office:value="0.0136965">
                <text:p>0.0136965</text:p>
              </table:table-cell>
              <table:table-cell office:value-type="float" office:value="0.00627113">
                <text:p>0.00627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157583">
                <text:p>0.157583</text:p>
              </table:table-cell>
              <table:table-cell office:value-type="float" office:value="0.00295398">
                <text:p>0.00295398</text:p>
              </table:table-cell>
              <table:table-cell office:value-type="float" office:value="0.0138438">
                <text:p>0.0138438</text:p>
              </table:table-cell>
              <table:table-cell office:value-type="float" office:value="0.00646969">
                <text:p>0.006469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157622">
                <text:p>0.157622</text:p>
              </table:table-cell>
              <table:table-cell office:value-type="float" office:value="0.00291213">
                <text:p>0.00291213</text:p>
              </table:table-cell>
              <table:table-cell office:value-type="float" office:value="0.0132651">
                <text:p>0.0132651</text:p>
              </table:table-cell>
              <table:table-cell office:value-type="float" office:value="0.00639785">
                <text:p>0.006397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157156">
                <text:p>0.157156</text:p>
              </table:table-cell>
              <table:table-cell office:value-type="float" office:value="0.00339571">
                <text:p>0.00339571</text:p>
              </table:table-cell>
              <table:table-cell office:value-type="float" office:value="0.012354">
                <text:p>0.012354</text:p>
              </table:table-cell>
              <table:table-cell office:value-type="float" office:value="0.00636824">
                <text:p>0.00636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156096">
                <text:p>0.156096</text:p>
              </table:table-cell>
              <table:table-cell office:value-type="float" office:value="0.00326426">
                <text:p>0.00326426</text:p>
              </table:table-cell>
              <table:table-cell office:value-type="float" office:value="0.01187">
                <text:p>0.01187</text:p>
              </table:table-cell>
              <table:table-cell office:value-type="float" office:value="0.00668286">
                <text:p>0.006682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156129">
                <text:p>0.156129</text:p>
              </table:table-cell>
              <table:table-cell office:value-type="float" office:value="0.00304951">
                <text:p>0.00304951</text:p>
              </table:table-cell>
              <table:table-cell office:value-type="float" office:value="0.0125395">
                <text:p>0.0125395</text:p>
              </table:table-cell>
              <table:table-cell office:value-type="float" office:value="0.00758054">
                <text:p>0.007580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158071">
                <text:p>0.158071</text:p>
              </table:table-cell>
              <table:table-cell office:value-type="float" office:value="0.00298714">
                <text:p>0.00298714</text:p>
              </table:table-cell>
              <table:table-cell office:value-type="float" office:value="0.0129524">
                <text:p>0.0129524</text:p>
              </table:table-cell>
              <table:table-cell office:value-type="float" office:value="0.00630034">
                <text:p>0.006300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15728">
                <text:p>0.15728</text:p>
              </table:table-cell>
              <table:table-cell office:value-type="float" office:value="0.00293266">
                <text:p>0.00293266</text:p>
              </table:table-cell>
              <table:table-cell office:value-type="float" office:value="0.01172">
                <text:p>0.01172</text:p>
              </table:table-cell>
              <table:table-cell office:value-type="float" office:value="0.00620599">
                <text:p>0.006205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154701">
                <text:p>0.154701</text:p>
              </table:table-cell>
              <table:table-cell office:value-type="float" office:value="0.00309767">
                <text:p>0.00309767</text:p>
              </table:table-cell>
              <table:table-cell office:value-type="float" office:value="0.0114429">
                <text:p>0.0114429</text:p>
              </table:table-cell>
              <table:table-cell office:value-type="float" office:value="0.00624665">
                <text:p>0.00624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155716">
                <text:p>0.155716</text:p>
              </table:table-cell>
              <table:table-cell office:value-type="float" office:value="0.00320504">
                <text:p>0.00320504</text:p>
              </table:table-cell>
              <table:table-cell office:value-type="float" office:value="0.0114922">
                <text:p>0.0114922</text:p>
              </table:table-cell>
              <table:table-cell office:value-type="float" office:value="0.00671405">
                <text:p>0.006714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55989">
                <text:p>0.155989</text:p>
              </table:table-cell>
              <table:table-cell office:value-type="float" office:value="0.00298161">
                <text:p>0.00298161</text:p>
              </table:table-cell>
              <table:table-cell office:value-type="float" office:value="0.012142">
                <text:p>0.012142</text:p>
              </table:table-cell>
              <table:table-cell office:value-type="float" office:value="0.00632008">
                <text:p>0.006320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54021">
                <text:p>0.154021</text:p>
              </table:table-cell>
              <table:table-cell office:value-type="float" office:value="0.00293858">
                <text:p>0.00293858</text:p>
              </table:table-cell>
              <table:table-cell office:value-type="float" office:value="0.0123982">
                <text:p>0.0123982</text:p>
              </table:table-cell>
              <table:table-cell office:value-type="float" office:value="0.00636666">
                <text:p>0.006366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152639">
                <text:p>0.152639</text:p>
              </table:table-cell>
              <table:table-cell office:value-type="float" office:value="0.00288766">
                <text:p>0.00288766</text:p>
              </table:table-cell>
              <table:table-cell office:value-type="float" office:value="0.0117137">
                <text:p>0.0117137</text:p>
              </table:table-cell>
              <table:table-cell office:value-type="float" office:value="0.008766">
                <text:p>0.0087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153662">
                <text:p>0.153662</text:p>
              </table:table-cell>
              <table:table-cell office:value-type="float" office:value="0.00288055">
                <text:p>0.00288055</text:p>
              </table:table-cell>
              <table:table-cell office:value-type="float" office:value="0.0114958">
                <text:p>0.0114958</text:p>
              </table:table-cell>
              <table:table-cell office:value-type="float" office:value="0.00875574">
                <text:p>0.00875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154777">
                <text:p>0.154777</text:p>
              </table:table-cell>
              <table:table-cell office:value-type="float" office:value="0.00284305">
                <text:p>0.00284305</text:p>
              </table:table-cell>
              <table:table-cell office:value-type="float" office:value="0.011429">
                <text:p>0.011429</text:p>
              </table:table-cell>
              <table:table-cell office:value-type="float" office:value="0.0122036">
                <text:p>0.0122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154804">
                <text:p>0.154804</text:p>
              </table:table-cell>
              <table:table-cell office:value-type="float" office:value="0.00283752">
                <text:p>0.00283752</text:p>
              </table:table-cell>
              <table:table-cell office:value-type="float" office:value="0.0113892">
                <text:p>0.0113892</text:p>
              </table:table-cell>
              <table:table-cell office:value-type="float" office:value="0.00731605">
                <text:p>0.00731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53535">
                <text:p>0.153535</text:p>
              </table:table-cell>
              <table:table-cell office:value-type="float" office:value="0.00283318">
                <text:p>0.00283318</text:p>
              </table:table-cell>
              <table:table-cell office:value-type="float" office:value="0.0114042">
                <text:p>0.0114042</text:p>
              </table:table-cell>
              <table:table-cell office:value-type="float" office:value="0.00620955">
                <text:p>0.006209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54921">
                <text:p>0.154921</text:p>
              </table:table-cell>
              <table:table-cell office:value-type="float" office:value="0.00281581">
                <text:p>0.00281581</text:p>
              </table:table-cell>
              <table:table-cell office:value-type="float" office:value="0.0133093">
                <text:p>0.0133093</text:p>
              </table:table-cell>
              <table:table-cell office:value-type="float" office:value="0.00624547">
                <text:p>0.006245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54077">
                <text:p>0.154077</text:p>
              </table:table-cell>
              <table:table-cell office:value-type="float" office:value="0.00281186">
                <text:p>0.00281186</text:p>
              </table:table-cell>
              <table:table-cell office:value-type="float" office:value="0.0140344">
                <text:p>0.0140344</text:p>
              </table:table-cell>
              <table:table-cell office:value-type="float" office:value="0.00625534">
                <text:p>0.006255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53041">
                <text:p>0.153041</text:p>
              </table:table-cell>
              <table:table-cell office:value-type="float" office:value="0.00280752">
                <text:p>0.00280752</text:p>
              </table:table-cell>
              <table:table-cell office:value-type="float" office:value="0.0157528">
                <text:p>0.0157528</text:p>
              </table:table-cell>
              <table:table-cell office:value-type="float" office:value="0.0060477">
                <text:p>0.00604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54213">
                <text:p>0.154213</text:p>
              </table:table-cell>
              <table:table-cell office:value-type="float" office:value="0.00278976">
                <text:p>0.00278976</text:p>
              </table:table-cell>
              <table:table-cell office:value-type="float" office:value="0.0123615">
                <text:p>0.0123615</text:p>
              </table:table-cell>
              <table:table-cell office:value-type="float" office:value="0.00608994">
                <text:p>0.006089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152918">
                <text:p>0.152918</text:p>
              </table:table-cell>
              <table:table-cell office:value-type="float" office:value="0.00277949">
                <text:p>0.00277949</text:p>
              </table:table-cell>
              <table:table-cell office:value-type="float" office:value="0.0115917">
                <text:p>0.0115917</text:p>
              </table:table-cell>
              <table:table-cell office:value-type="float" office:value="0.00611441">
                <text:p>0.006114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53065">
                <text:p>0.153065</text:p>
              </table:table-cell>
              <table:table-cell office:value-type="float" office:value="0.00277357">
                <text:p>0.00277357</text:p>
              </table:table-cell>
              <table:table-cell office:value-type="float" office:value="0.0115625">
                <text:p>0.0115625</text:p>
              </table:table-cell>
              <table:table-cell office:value-type="float" office:value="0.00624508">
                <text:p>0.00624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51042">
                <text:p>0.151042</text:p>
              </table:table-cell>
              <table:table-cell office:value-type="float" office:value="0.00276962">
                <text:p>0.00276962</text:p>
              </table:table-cell>
              <table:table-cell office:value-type="float" office:value="0.011343">
                <text:p>0.011343</text:p>
              </table:table-cell>
              <table:table-cell office:value-type="float" office:value="0.00809294">
                <text:p>0.008092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5274">
                <text:p>0.15274</text:p>
              </table:table-cell>
              <table:table-cell office:value-type="float" office:value="0.00275778">
                <text:p>0.00275778</text:p>
              </table:table-cell>
              <table:table-cell office:value-type="float" office:value="0.0115933">
                <text:p>0.0115933</text:p>
              </table:table-cell>
              <table:table-cell office:value-type="float" office:value="0.00663944">
                <text:p>0.006639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52699">
                <text:p>0.152699</text:p>
              </table:table-cell>
              <table:table-cell office:value-type="float" office:value="0.00276331">
                <text:p>0.00276331</text:p>
              </table:table-cell>
              <table:table-cell office:value-type="float" office:value="0.0118802">
                <text:p>0.0118802</text:p>
              </table:table-cell>
              <table:table-cell office:value-type="float" office:value="0.00624863">
                <text:p>0.006248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51108">
                <text:p>0.151108</text:p>
              </table:table-cell>
              <table:table-cell office:value-type="float" office:value="0.00275107">
                <text:p>0.00275107</text:p>
              </table:table-cell>
              <table:table-cell office:value-type="float" office:value="0.0130854">
                <text:p>0.0130854</text:p>
              </table:table-cell>
              <table:table-cell office:value-type="float" office:value="0.00614244">
                <text:p>0.00614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154807">
                <text:p>0.154807</text:p>
              </table:table-cell>
              <table:table-cell office:value-type="float" office:value="0.00275739">
                <text:p>0.00275739</text:p>
              </table:table-cell>
              <table:table-cell office:value-type="float" office:value="0.0123832">
                <text:p>0.0123832</text:p>
              </table:table-cell>
              <table:table-cell office:value-type="float" office:value="0.00604493">
                <text:p>0.006044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56879">
                <text:p>0.156879</text:p>
              </table:table-cell>
              <table:table-cell office:value-type="float" office:value="0.00275186">
                <text:p>0.00275186</text:p>
              </table:table-cell>
              <table:table-cell office:value-type="float" office:value="0.0118487">
                <text:p>0.0118487</text:p>
              </table:table-cell>
              <table:table-cell office:value-type="float" office:value="0.00605796">
                <text:p>0.00605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52634">
                <text:p>0.152634</text:p>
              </table:table-cell>
              <table:table-cell office:value-type="float" office:value="0.00275975">
                <text:p>0.00275975</text:p>
              </table:table-cell>
              <table:table-cell office:value-type="float" office:value="0.0116809">
                <text:p>0.0116809</text:p>
              </table:table-cell>
              <table:table-cell office:value-type="float" office:value="0.00598769">
                <text:p>0.005987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49157">
                <text:p>0.149157</text:p>
              </table:table-cell>
              <table:table-cell office:value-type="float" office:value="0.00275699">
                <text:p>0.00275699</text:p>
              </table:table-cell>
              <table:table-cell office:value-type="float" office:value="0.011564">
                <text:p>0.011564</text:p>
              </table:table-cell>
              <table:table-cell office:value-type="float" office:value="0.00602322">
                <text:p>0.00602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50715">
                <text:p>0.150715</text:p>
              </table:table-cell>
              <table:table-cell office:value-type="float" office:value="0.00275778">
                <text:p>0.00275778</text:p>
              </table:table-cell>
              <table:table-cell office:value-type="float" office:value="0.0119951">
                <text:p>0.0119951</text:p>
              </table:table-cell>
              <table:table-cell office:value-type="float" office:value="0.00604217">
                <text:p>0.006042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151384">
                <text:p>0.151384</text:p>
              </table:table-cell>
              <table:table-cell office:value-type="float" office:value="0.00275028">
                <text:p>0.00275028</text:p>
              </table:table-cell>
              <table:table-cell office:value-type="float" office:value="0.0117448">
                <text:p>0.0117448</text:p>
              </table:table-cell>
              <table:table-cell office:value-type="float" office:value="0.00608125">
                <text:p>0.0060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149699">
                <text:p>0.149699</text:p>
              </table:table-cell>
              <table:table-cell office:value-type="float" office:value="0.00272778">
                <text:p>0.00272778</text:p>
              </table:table-cell>
              <table:table-cell office:value-type="float" office:value="0.0122316">
                <text:p>0.0122316</text:p>
              </table:table-cell>
              <table:table-cell office:value-type="float" office:value="0.00638837">
                <text:p>0.006388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48108">
                <text:p>0.148108</text:p>
              </table:table-cell>
              <table:table-cell office:value-type="float" office:value="0.00275581">
                <text:p>0.00275581</text:p>
              </table:table-cell>
              <table:table-cell office:value-type="float" office:value="0.013001">
                <text:p>0.013001</text:p>
              </table:table-cell>
              <table:table-cell office:value-type="float" office:value="0.00600862">
                <text:p>0.006008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149733">
                <text:p>0.149733</text:p>
              </table:table-cell>
              <table:table-cell office:value-type="float" office:value="0.00274554">
                <text:p>0.00274554</text:p>
              </table:table-cell>
              <table:table-cell office:value-type="float" office:value="0.0135619">
                <text:p>0.0135619</text:p>
              </table:table-cell>
              <table:table-cell office:value-type="float" office:value="0.00595019">
                <text:p>0.005950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50018">
                <text:p>0.150018</text:p>
              </table:table-cell>
              <table:table-cell office:value-type="float" office:value="0.0027491">
                <text:p>0.0027491</text:p>
              </table:table-cell>
              <table:table-cell office:value-type="float" office:value="0.0120784">
                <text:p>0.0120784</text:p>
              </table:table-cell>
              <table:table-cell office:value-type="float" office:value="0.00599638">
                <text:p>0.005996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49292">
                <text:p>0.149292</text:p>
              </table:table-cell>
              <table:table-cell office:value-type="float" office:value="0.00277752">
                <text:p>0.00277752</text:p>
              </table:table-cell>
              <table:table-cell office:value-type="float" office:value="0.0113757">
                <text:p>0.0113757</text:p>
              </table:table-cell>
              <table:table-cell office:value-type="float" office:value="0.0060552">
                <text:p>0.00605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49744">
                <text:p>0.149744</text:p>
              </table:table-cell>
              <table:table-cell office:value-type="float" office:value="0.00275778">
                <text:p>0.00275778</text:p>
              </table:table-cell>
              <table:table-cell office:value-type="float" office:value="0.0112143">
                <text:p>0.0112143</text:p>
              </table:table-cell>
              <table:table-cell office:value-type="float" office:value="0.00605954">
                <text:p>0.006059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49811">
                <text:p>0.149811</text:p>
              </table:table-cell>
              <table:table-cell office:value-type="float" office:value="0.0027866">
                <text:p>0.0027866</text:p>
              </table:table-cell>
              <table:table-cell office:value-type="float" office:value="0.011069">
                <text:p>0.011069</text:p>
              </table:table-cell>
              <table:table-cell office:value-type="float" office:value="0.00596717">
                <text:p>0.005967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50506">
                <text:p>0.150506</text:p>
              </table:table-cell>
              <table:table-cell office:value-type="float" office:value="0.00275778">
                <text:p>0.00275778</text:p>
              </table:table-cell>
              <table:table-cell office:value-type="float" office:value="0.0112502">
                <text:p>0.0112502</text:p>
              </table:table-cell>
              <table:table-cell office:value-type="float" office:value="0.00595216">
                <text:p>0.00595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48092">
                <text:p>0.148092</text:p>
              </table:table-cell>
              <table:table-cell office:value-type="float" office:value="0.00279449">
                <text:p>0.00279449</text:p>
              </table:table-cell>
              <table:table-cell office:value-type="float" office:value="0.0111949">
                <text:p>0.0111949</text:p>
              </table:table-cell>
              <table:table-cell office:value-type="float" office:value="0.00593756">
                <text:p>0.005937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49015">
                <text:p>0.149015</text:p>
              </table:table-cell>
              <table:table-cell office:value-type="float" office:value="0.00276449">
                <text:p>0.00276449</text:p>
              </table:table-cell>
              <table:table-cell office:value-type="float" office:value="0.011067">
                <text:p>0.011067</text:p>
              </table:table-cell>
              <table:table-cell office:value-type="float" office:value="0.00613336">
                <text:p>0.006133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148613">
                <text:p>0.148613</text:p>
              </table:table-cell>
              <table:table-cell office:value-type="float" office:value="0.00276054">
                <text:p>0.00276054</text:p>
              </table:table-cell>
              <table:table-cell office:value-type="float" office:value="0.0112313">
                <text:p>0.0112313</text:p>
              </table:table-cell>
              <table:table-cell office:value-type="float" office:value="0.00858994">
                <text:p>0.008589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45695">
                <text:p>0.145695</text:p>
              </table:table-cell>
              <table:table-cell office:value-type="float" office:value="0.00275818">
                <text:p>0.00275818</text:p>
              </table:table-cell>
              <table:table-cell office:value-type="float" office:value="0.0113904">
                <text:p>0.0113904</text:p>
              </table:table-cell>
              <table:table-cell office:value-type="float" office:value="0.00786398">
                <text:p>0.007863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48075">
                <text:p>0.148075</text:p>
              </table:table-cell>
              <table:table-cell office:value-type="float" office:value="0.00275857">
                <text:p>0.00275857</text:p>
              </table:table-cell>
              <table:table-cell office:value-type="float" office:value="0.0112759">
                <text:p>0.0112759</text:p>
              </table:table-cell>
              <table:table-cell office:value-type="float" office:value="0.00837361">
                <text:p>0.008373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4661">
                <text:p>0.14661</text:p>
              </table:table-cell>
              <table:table-cell office:value-type="float" office:value="0.00274357">
                <text:p>0.00274357</text:p>
              </table:table-cell>
              <table:table-cell office:value-type="float" office:value="0.0109838">
                <text:p>0.0109838</text:p>
              </table:table-cell>
              <table:table-cell office:value-type="float" office:value="0.00791451">
                <text:p>0.00791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45317">
                <text:p>0.145317</text:p>
              </table:table-cell>
              <table:table-cell office:value-type="float" office:value="0.00274989">
                <text:p>0.00274989</text:p>
              </table:table-cell>
              <table:table-cell office:value-type="float" office:value="0.0119935">
                <text:p>0.0119935</text:p>
              </table:table-cell>
              <table:table-cell office:value-type="float" office:value="0.0066722">
                <text:p>0.00667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145893">
                <text:p>0.145893</text:p>
              </table:table-cell>
              <table:table-cell office:value-type="float" office:value="0.00276015">
                <text:p>0.00276015</text:p>
              </table:table-cell>
              <table:table-cell office:value-type="float" office:value="0.0126034">
                <text:p>0.0126034</text:p>
              </table:table-cell>
              <table:table-cell office:value-type="float" office:value="0.00630468">
                <text:p>0.006304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45971">
                <text:p>0.145971</text:p>
              </table:table-cell>
              <table:table-cell office:value-type="float" office:value="0.00276094">
                <text:p>0.00276094</text:p>
              </table:table-cell>
              <table:table-cell office:value-type="float" office:value="0.0119063">
                <text:p>0.0119063</text:p>
              </table:table-cell>
              <table:table-cell office:value-type="float" office:value="0.00600585">
                <text:p>0.006005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4532">
                <text:p>0.14532</text:p>
              </table:table-cell>
              <table:table-cell office:value-type="float" office:value="0.00272896">
                <text:p>0.00272896</text:p>
              </table:table-cell>
              <table:table-cell office:value-type="float" office:value="0.0110153">
                <text:p>0.0110153</text:p>
              </table:table-cell>
              <table:table-cell office:value-type="float" office:value="0.00588742">
                <text:p>0.005887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4535">
                <text:p>0.14535</text:p>
              </table:table-cell>
              <table:table-cell office:value-type="float" office:value="0.00275975">
                <text:p>0.00275975</text:p>
              </table:table-cell>
              <table:table-cell office:value-type="float" office:value="0.0127523">
                <text:p>0.0127523</text:p>
              </table:table-cell>
              <table:table-cell office:value-type="float" office:value="0.00601375">
                <text:p>0.00601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45392">
                <text:p>0.145392</text:p>
              </table:table-cell>
              <table:table-cell office:value-type="float" office:value="0.00274831">
                <text:p>0.00274831</text:p>
              </table:table-cell>
              <table:table-cell office:value-type="float" office:value="0.0132224">
                <text:p>0.0132224</text:p>
              </table:table-cell>
              <table:table-cell office:value-type="float" office:value="0.00591703">
                <text:p>0.005917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144797">
                <text:p>0.144797</text:p>
              </table:table-cell>
              <table:table-cell office:value-type="float" office:value="0.00273173">
                <text:p>0.00273173</text:p>
              </table:table-cell>
              <table:table-cell office:value-type="float" office:value="0.0125703">
                <text:p>0.0125703</text:p>
              </table:table-cell>
              <table:table-cell office:value-type="float" office:value="0.00591032">
                <text:p>0.00591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43962">
                <text:p>0.143962</text:p>
              </table:table-cell>
              <table:table-cell office:value-type="float" office:value="0.00273567">
                <text:p>0.00273567</text:p>
              </table:table-cell>
              <table:table-cell office:value-type="float" office:value="0.012052">
                <text:p>0.012052</text:p>
              </table:table-cell>
              <table:table-cell office:value-type="float" office:value="0.00596085">
                <text:p>0.00596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43554">
                <text:p>0.143554</text:p>
              </table:table-cell>
              <table:table-cell office:value-type="float" office:value="0.0027341">
                <text:p>0.0027341</text:p>
              </table:table-cell>
              <table:table-cell office:value-type="float" office:value="0.0127799">
                <text:p>0.0127799</text:p>
              </table:table-cell>
              <table:table-cell office:value-type="float" office:value="0.00589058">
                <text:p>0.00589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45536">
                <text:p>0.145536</text:p>
              </table:table-cell>
              <table:table-cell office:value-type="float" office:value="0.0027262">
                <text:p>0.0027262</text:p>
              </table:table-cell>
              <table:table-cell office:value-type="float" office:value="0.0128075">
                <text:p>0.0128075</text:p>
              </table:table-cell>
              <table:table-cell office:value-type="float" office:value="0.00585584">
                <text:p>0.005855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44341">
                <text:p>0.144341</text:p>
              </table:table-cell>
              <table:table-cell office:value-type="float" office:value="0.00272699">
                <text:p>0.00272699</text:p>
              </table:table-cell>
              <table:table-cell office:value-type="float" office:value="0.0124384">
                <text:p>0.0124384</text:p>
              </table:table-cell>
              <table:table-cell office:value-type="float" office:value="0.00602164">
                <text:p>0.006021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14686">
                <text:p>0.14686</text:p>
              </table:table-cell>
              <table:table-cell office:value-type="float" office:value="0.00272462">
                <text:p>0.00272462</text:p>
              </table:table-cell>
              <table:table-cell office:value-type="float" office:value="0.010874">
                <text:p>0.010874</text:p>
              </table:table-cell>
              <table:table-cell office:value-type="float" office:value="0.0059944">
                <text:p>0.00599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49509">
                <text:p>0.149509</text:p>
              </table:table-cell>
              <table:table-cell office:value-type="float" office:value="0.00273173">
                <text:p>0.00273173</text:p>
              </table:table-cell>
              <table:table-cell office:value-type="float" office:value="0.0108065">
                <text:p>0.0108065</text:p>
              </table:table-cell>
              <table:table-cell office:value-type="float" office:value="0.00614875">
                <text:p>0.00614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42524">
                <text:p>0.142524</text:p>
              </table:table-cell>
              <table:table-cell office:value-type="float" office:value="0.00273725">
                <text:p>0.00273725</text:p>
              </table:table-cell>
              <table:table-cell office:value-type="float" office:value="0.0109356">
                <text:p>0.0109356</text:p>
              </table:table-cell>
              <table:table-cell office:value-type="float" office:value="0.00741317">
                <text:p>0.007413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44278">
                <text:p>0.144278</text:p>
              </table:table-cell>
              <table:table-cell office:value-type="float" office:value="0.00292358">
                <text:p>0.00292358</text:p>
              </table:table-cell>
              <table:table-cell office:value-type="float" office:value="0.0111969">
                <text:p>0.0111969</text:p>
              </table:table-cell>
              <table:table-cell office:value-type="float" office:value="0.00641758">
                <text:p>0.006417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43252">
                <text:p>0.143252</text:p>
              </table:table-cell>
              <table:table-cell office:value-type="float" office:value="0.0028166">
                <text:p>0.0028166</text:p>
              </table:table-cell>
              <table:table-cell office:value-type="float" office:value="0.0111057">
                <text:p>0.0111057</text:p>
              </table:table-cell>
              <table:table-cell office:value-type="float" office:value="0.00765476">
                <text:p>0.007654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145624">
                <text:p>0.145624</text:p>
              </table:table-cell>
              <table:table-cell office:value-type="float" office:value="0.0027862">
                <text:p>0.0027862</text:p>
              </table:table-cell>
              <table:table-cell office:value-type="float" office:value="0.0107129">
                <text:p>0.0107129</text:p>
              </table:table-cell>
              <table:table-cell office:value-type="float" office:value="0.00596993">
                <text:p>0.005969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39943">
                <text:p>0.139943</text:p>
              </table:table-cell>
              <table:table-cell office:value-type="float" office:value="0.00278739">
                <text:p>0.00278739</text:p>
              </table:table-cell>
              <table:table-cell office:value-type="float" office:value="0.0113521">
                <text:p>0.0113521</text:p>
              </table:table-cell>
              <table:table-cell office:value-type="float" office:value="0.0061531">
                <text:p>0.00615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43207">
                <text:p>0.143207</text:p>
              </table:table-cell>
              <table:table-cell office:value-type="float" office:value="0.00277831">
                <text:p>0.00277831</text:p>
              </table:table-cell>
              <table:table-cell office:value-type="float" office:value="0.0108231">
                <text:p>0.0108231</text:p>
              </table:table-cell>
              <table:table-cell office:value-type="float" office:value="0.00597861">
                <text:p>0.005978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43913">
                <text:p>0.143913</text:p>
              </table:table-cell>
              <table:table-cell office:value-type="float" office:value="0.00277397">
                <text:p>0.00277397</text:p>
              </table:table-cell>
              <table:table-cell office:value-type="float" office:value="0.0106174">
                <text:p>0.0106174</text:p>
              </table:table-cell>
              <table:table-cell office:value-type="float" office:value="0.00575281">
                <text:p>0.005752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42188">
                <text:p>0.142188</text:p>
              </table:table-cell>
              <table:table-cell office:value-type="float" office:value="0.00277357">
                <text:p>0.00277357</text:p>
              </table:table-cell>
              <table:table-cell office:value-type="float" office:value="0.01063">
                <text:p>0.01063</text:p>
              </table:table-cell>
              <table:table-cell office:value-type="float" office:value="0.00575952">
                <text:p>0.005759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43606">
                <text:p>0.143606</text:p>
              </table:table-cell>
              <table:table-cell office:value-type="float" office:value="0.00276568">
                <text:p>0.00276568</text:p>
              </table:table-cell>
              <table:table-cell office:value-type="float" office:value="0.0116398">
                <text:p>0.0116398</text:p>
              </table:table-cell>
              <table:table-cell office:value-type="float" office:value="0.00572873">
                <text:p>0.00572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142317">
                <text:p>0.142317</text:p>
              </table:table-cell>
              <table:table-cell office:value-type="float" office:value="0.00274357">
                <text:p>0.00274357</text:p>
              </table:table-cell>
              <table:table-cell office:value-type="float" office:value="0.0120824">
                <text:p>0.0120824</text:p>
              </table:table-cell>
              <table:table-cell office:value-type="float" office:value="0.00580966">
                <text:p>0.005809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41825">
                <text:p>0.141825</text:p>
              </table:table-cell>
              <table:table-cell office:value-type="float" office:value="0.00347348">
                <text:p>0.00347348</text:p>
              </table:table-cell>
              <table:table-cell office:value-type="float" office:value="0.0122426">
                <text:p>0.0122426</text:p>
              </table:table-cell>
              <table:table-cell office:value-type="float" office:value="0.005799">
                <text:p>0.0057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42406">
                <text:p>0.142406</text:p>
              </table:table-cell>
              <table:table-cell office:value-type="float" office:value="0.00328597">
                <text:p>0.00328597</text:p>
              </table:table-cell>
              <table:table-cell office:value-type="float" office:value="0.0126571">
                <text:p>0.0126571</text:p>
              </table:table-cell>
              <table:table-cell office:value-type="float" office:value="0.00574492">
                <text:p>0.005744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42266">
                <text:p>0.142266</text:p>
              </table:table-cell>
              <table:table-cell office:value-type="float" office:value="0.00303095">
                <text:p>0.00303095</text:p>
              </table:table-cell>
              <table:table-cell office:value-type="float" office:value="0.0116075">
                <text:p>0.0116075</text:p>
              </table:table-cell>
              <table:table-cell office:value-type="float" office:value="0.00574492">
                <text:p>0.005744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41033">
                <text:p>0.141033</text:p>
              </table:table-cell>
              <table:table-cell office:value-type="float" office:value="0.00306135">
                <text:p>0.00306135</text:p>
              </table:table-cell>
              <table:table-cell office:value-type="float" office:value="0.0108026">
                <text:p>0.0108026</text:p>
              </table:table-cell>
              <table:table-cell office:value-type="float" office:value="0.00577808">
                <text:p>0.005778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42019">
                <text:p>0.142019</text:p>
              </table:table-cell>
              <table:table-cell office:value-type="float" office:value="0.00295279">
                <text:p>0.00295279</text:p>
              </table:table-cell>
              <table:table-cell office:value-type="float" office:value="0.0106265">
                <text:p>0.0106265</text:p>
              </table:table-cell>
              <table:table-cell office:value-type="float" office:value="0.00580689">
                <text:p>0.005806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140273">
                <text:p>0.140273</text:p>
              </table:table-cell>
              <table:table-cell office:value-type="float" office:value="0.00291608">
                <text:p>0.00291608</text:p>
              </table:table-cell>
              <table:table-cell office:value-type="float" office:value="0.0107552">
                <text:p>0.0107552</text:p>
              </table:table-cell>
              <table:table-cell office:value-type="float" office:value="0.00572005">
                <text:p>0.005720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39343">
                <text:p>0.139343</text:p>
              </table:table-cell>
              <table:table-cell office:value-type="float" office:value="0.00289397">
                <text:p>0.00289397</text:p>
              </table:table-cell>
              <table:table-cell office:value-type="float" office:value="0.0108049">
                <text:p>0.0108049</text:p>
              </table:table-cell>
              <table:table-cell office:value-type="float" office:value="0.00570426">
                <text:p>0.005704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40311">
                <text:p>0.140311</text:p>
              </table:table-cell>
              <table:table-cell office:value-type="float" office:value="0.00316754">
                <text:p>0.00316754</text:p>
              </table:table-cell>
              <table:table-cell office:value-type="float" office:value="0.0110903">
                <text:p>0.0110903</text:p>
              </table:table-cell>
              <table:table-cell office:value-type="float" office:value="0.00602362">
                <text:p>0.006023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39897">
                <text:p>0.139897</text:p>
              </table:table-cell>
              <table:table-cell office:value-type="float" office:value="0.00328084">
                <text:p>0.00328084</text:p>
              </table:table-cell>
              <table:table-cell office:value-type="float" office:value="0.0108041">
                <text:p>0.0108041</text:p>
              </table:table-cell>
              <table:table-cell office:value-type="float" office:value="0.00809215">
                <text:p>0.008092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38479">
                <text:p>0.138479</text:p>
              </table:table-cell>
              <table:table-cell office:value-type="float" office:value="0.00315609">
                <text:p>0.00315609</text:p>
              </table:table-cell>
              <table:table-cell office:value-type="float" office:value="0.0108594">
                <text:p>0.0108594</text:p>
              </table:table-cell>
              <table:table-cell office:value-type="float" office:value="0.00644798">
                <text:p>0.006447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39685">
                <text:p>0.139685</text:p>
              </table:table-cell>
              <table:table-cell office:value-type="float" office:value="0.00307359">
                <text:p>0.00307359</text:p>
              </table:table-cell>
              <table:table-cell office:value-type="float" office:value="0.0106107">
                <text:p>0.0106107</text:p>
              </table:table-cell>
              <table:table-cell office:value-type="float" office:value="0.00683919">
                <text:p>0.006839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139457">
                <text:p>0.139457</text:p>
              </table:table-cell>
              <table:table-cell office:value-type="float" office:value="0.00297845">
                <text:p>0.00297845</text:p>
              </table:table-cell>
              <table:table-cell office:value-type="float" office:value="0.010664">
                <text:p>0.010664</text:p>
              </table:table-cell>
              <table:table-cell office:value-type="float" office:value="0.00770765">
                <text:p>0.00770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37917">
                <text:p>0.137917</text:p>
              </table:table-cell>
              <table:table-cell office:value-type="float" office:value="0.002937">
                <text:p>0.002937</text:p>
              </table:table-cell>
              <table:table-cell office:value-type="float" office:value="0.0105535">
                <text:p>0.0105535</text:p>
              </table:table-cell>
              <table:table-cell office:value-type="float" office:value="0.00630153">
                <text:p>0.006301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37387">
                <text:p>0.137387</text:p>
              </table:table-cell>
              <table:table-cell office:value-type="float" office:value="0.0029145">
                <text:p>0.0029145</text:p>
              </table:table-cell>
              <table:table-cell office:value-type="float" office:value="0.010559">
                <text:p>0.010559</text:p>
              </table:table-cell>
              <table:table-cell office:value-type="float" office:value="0.005769">
                <text:p>0.0057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37917">
                <text:p>0.137917</text:p>
              </table:table-cell>
              <table:table-cell office:value-type="float" office:value="0.00294213">
                <text:p>0.00294213</text:p>
              </table:table-cell>
              <table:table-cell office:value-type="float" office:value="0.0109245">
                <text:p>0.0109245</text:p>
              </table:table-cell>
              <table:table-cell office:value-type="float" office:value="0.00573268">
                <text:p>0.005732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38527">
                <text:p>0.138527</text:p>
              </table:table-cell>
              <table:table-cell office:value-type="float" office:value="0.00292082">
                <text:p>0.00292082</text:p>
              </table:table-cell>
              <table:table-cell office:value-type="float" office:value="0.0104098">
                <text:p>0.0104098</text:p>
              </table:table-cell>
              <table:table-cell office:value-type="float" office:value="0.00561978">
                <text:p>0.005619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38053">
                <text:p>0.138053</text:p>
              </table:table-cell>
              <table:table-cell office:value-type="float" office:value="0.00290384">
                <text:p>0.00290384</text:p>
              </table:table-cell>
              <table:table-cell office:value-type="float" office:value="0.0104698">
                <text:p>0.0104698</text:p>
              </table:table-cell>
              <table:table-cell office:value-type="float" office:value="0.00565294">
                <text:p>0.005652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138071">
                <text:p>0.138071</text:p>
              </table:table-cell>
              <table:table-cell office:value-type="float" office:value="0.0029066">
                <text:p>0.0029066</text:p>
              </table:table-cell>
              <table:table-cell office:value-type="float" office:value="0.010471">
                <text:p>0.010471</text:p>
              </table:table-cell>
              <table:table-cell office:value-type="float" office:value="0.00563715">
                <text:p>0.005637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36633">
                <text:p>0.136633</text:p>
              </table:table-cell>
              <table:table-cell office:value-type="float" office:value="0.00286792">
                <text:p>0.00286792</text:p>
              </table:table-cell>
              <table:table-cell office:value-type="float" office:value="0.0115798">
                <text:p>0.0115798</text:p>
              </table:table-cell>
              <table:table-cell office:value-type="float" office:value="0.00565017">
                <text:p>0.005650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40489">
                <text:p>0.140489</text:p>
              </table:table-cell>
              <table:table-cell office:value-type="float" office:value="0.002847">
                <text:p>0.002847</text:p>
              </table:table-cell>
              <table:table-cell office:value-type="float" office:value="0.0124827">
                <text:p>0.0124827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37579">
                <text:p>0.137579</text:p>
              </table:table-cell>
              <table:table-cell office:value-type="float" office:value="0.00286516">
                <text:p>0.00286516</text:p>
              </table:table-cell>
              <table:table-cell office:value-type="float" office:value="0.0119841">
                <text:p>0.0119841</text:p>
              </table:table-cell>
              <table:table-cell office:value-type="float" office:value="0.00599677">
                <text:p>0.005996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3806">
                <text:p>0.13806</text:p>
              </table:table-cell>
              <table:table-cell office:value-type="float" office:value="0.00284463">
                <text:p>0.00284463</text:p>
              </table:table-cell>
              <table:table-cell office:value-type="float" office:value="0.0107532">
                <text:p>0.0107532</text:p>
              </table:table-cell>
              <table:table-cell office:value-type="float" office:value="0.00592532">
                <text:p>0.005925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37968">
                <text:p>0.137968</text:p>
              </table:table-cell>
              <table:table-cell office:value-type="float" office:value="0.00283042">
                <text:p>0.00283042</text:p>
              </table:table-cell>
              <table:table-cell office:value-type="float" office:value="0.0105732">
                <text:p>0.0105732</text:p>
              </table:table-cell>
              <table:table-cell office:value-type="float" office:value="0.00602401">
                <text:p>0.006024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3755">
                <text:p>0.13755</text:p>
              </table:table-cell>
              <table:table-cell office:value-type="float" office:value="0.00284344">
                <text:p>0.00284344</text:p>
              </table:table-cell>
              <table:table-cell office:value-type="float" office:value="0.0103328">
                <text:p>0.0103328</text:p>
              </table:table-cell>
              <table:table-cell office:value-type="float" office:value="0.00567347">
                <text:p>0.005673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36518">
                <text:p>0.136518</text:p>
              </table:table-cell>
              <table:table-cell office:value-type="float" office:value="0.00283634">
                <text:p>0.00283634</text:p>
              </table:table-cell>
              <table:table-cell office:value-type="float" office:value="0.0103991">
                <text:p>0.0103991</text:p>
              </table:table-cell>
              <table:table-cell office:value-type="float" office:value="0.00562491">
                <text:p>0.005624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36111">
                <text:p>0.136111</text:p>
              </table:table-cell>
              <table:table-cell office:value-type="float" office:value="0.00296345">
                <text:p>0.00296345</text:p>
              </table:table-cell>
              <table:table-cell office:value-type="float" office:value="0.0108345">
                <text:p>0.0108345</text:p>
              </table:table-cell>
              <table:table-cell office:value-type="float" office:value="0.00561425">
                <text:p>0.005614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136245">
                <text:p>0.136245</text:p>
              </table:table-cell>
              <table:table-cell office:value-type="float" office:value="0.00293424">
                <text:p>0.00293424</text:p>
              </table:table-cell>
              <table:table-cell office:value-type="float" office:value="0.0109186">
                <text:p>0.0109186</text:p>
              </table:table-cell>
              <table:table-cell office:value-type="float" office:value="0.00567544">
                <text:p>0.005675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37849">
                <text:p>0.137849</text:p>
              </table:table-cell>
              <table:table-cell office:value-type="float" office:value="0.002877">
                <text:p>0.002877</text:p>
              </table:table-cell>
              <table:table-cell office:value-type="float" office:value="0.0113003">
                <text:p>0.0113003</text:p>
              </table:table-cell>
              <table:table-cell office:value-type="float" office:value="0.00560083">
                <text:p>0.005600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36786">
                <text:p>0.136786</text:p>
              </table:table-cell>
              <table:table-cell office:value-type="float" office:value="0.00286358">
                <text:p>0.00286358</text:p>
              </table:table-cell>
              <table:table-cell office:value-type="float" office:value="0.0105578">
                <text:p>0.0105578</text:p>
              </table:table-cell>
              <table:table-cell office:value-type="float" office:value="0.00573426">
                <text:p>0.005734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135502">
                <text:p>0.135502</text:p>
              </table:table-cell>
              <table:table-cell office:value-type="float" office:value="0.00285213">
                <text:p>0.00285213</text:p>
              </table:table-cell>
              <table:table-cell office:value-type="float" office:value="0.0105108">
                <text:p>0.0105108</text:p>
              </table:table-cell>
              <table:table-cell office:value-type="float" office:value="0.00554517">
                <text:p>0.005545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36803">
                <text:p>0.136803</text:p>
              </table:table-cell>
              <table:table-cell office:value-type="float" office:value="0.00285687">
                <text:p>0.00285687</text:p>
              </table:table-cell>
              <table:table-cell office:value-type="float" office:value="0.0106336">
                <text:p>0.0106336</text:p>
              </table:table-cell>
              <table:table-cell office:value-type="float" office:value="0.00559609">
                <text:p>0.005596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34739">
                <text:p>0.134739</text:p>
              </table:table-cell>
              <table:table-cell office:value-type="float" office:value="0.00282055">
                <text:p>0.00282055</text:p>
              </table:table-cell>
              <table:table-cell office:value-type="float" office:value="0.0102475">
                <text:p>0.0102475</text:p>
              </table:table-cell>
              <table:table-cell office:value-type="float" office:value="0.00555425">
                <text:p>0.005554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33979">
                <text:p>0.133979</text:p>
              </table:table-cell>
              <table:table-cell office:value-type="float" office:value="0.00285608">
                <text:p>0.00285608</text:p>
              </table:table-cell>
              <table:table-cell office:value-type="float" office:value="0.0102602">
                <text:p>0.0102602</text:p>
              </table:table-cell>
              <table:table-cell office:value-type="float" office:value="0.00552385">
                <text:p>0.005523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34406">
                <text:p>0.134406</text:p>
              </table:table-cell>
              <table:table-cell office:value-type="float" office:value="0.00332702">
                <text:p>0.00332702</text:p>
              </table:table-cell>
              <table:table-cell office:value-type="float" office:value="0.0102862">
                <text:p>0.0102862</text:p>
              </table:table-cell>
              <table:table-cell office:value-type="float" office:value="0.00562017">
                <text:p>0.005620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134151">
                <text:p>0.134151</text:p>
              </table:table-cell>
              <table:table-cell office:value-type="float" office:value="0.00319912">
                <text:p>0.00319912</text:p>
              </table:table-cell>
              <table:table-cell office:value-type="float" office:value="0.0103466">
                <text:p>0.0103466</text:p>
              </table:table-cell>
              <table:table-cell office:value-type="float" office:value="0.00552819">
                <text:p>0.005528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133262">
                <text:p>0.133262</text:p>
              </table:table-cell>
              <table:table-cell office:value-type="float" office:value="0.00314267">
                <text:p>0.00314267</text:p>
              </table:table-cell>
              <table:table-cell office:value-type="float" office:value="0.0102341">
                <text:p>0.0102341</text:p>
              </table:table-cell>
              <table:table-cell office:value-type="float" office:value="0.00551872">
                <text:p>0.005518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135438">
                <text:p>0.135438</text:p>
              </table:table-cell>
              <table:table-cell office:value-type="float" office:value="0.0029224">
                <text:p>0.0029224</text:p>
              </table:table-cell>
              <table:table-cell office:value-type="float" office:value="0.0102231">
                <text:p>0.0102231</text:p>
              </table:table-cell>
              <table:table-cell office:value-type="float" office:value="0.00548517">
                <text:p>0.005485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34678">
                <text:p>0.134678</text:p>
              </table:table-cell>
              <table:table-cell office:value-type="float" office:value="0.00291253">
                <text:p>0.00291253</text:p>
              </table:table-cell>
              <table:table-cell office:value-type="float" office:value="0.0104212">
                <text:p>0.0104212</text:p>
              </table:table-cell>
              <table:table-cell office:value-type="float" office:value="0.00548082">
                <text:p>0.005480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33533">
                <text:p>0.133533</text:p>
              </table:table-cell>
              <table:table-cell office:value-type="float" office:value="0.00285529">
                <text:p>0.00285529</text:p>
              </table:table-cell>
              <table:table-cell office:value-type="float" office:value="0.0119008">
                <text:p>0.0119008</text:p>
              </table:table-cell>
              <table:table-cell office:value-type="float" office:value="0.00556807">
                <text:p>0.005568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134399">
                <text:p>0.134399</text:p>
              </table:table-cell>
              <table:table-cell office:value-type="float" office:value="0.00284937">
                <text:p>0.00284937</text:p>
              </table:table-cell>
              <table:table-cell office:value-type="float" office:value="0.0118443">
                <text:p>0.0118443</text:p>
              </table:table-cell>
              <table:table-cell office:value-type="float" office:value="0.00554833">
                <text:p>0.005548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35149">
                <text:p>0.135149</text:p>
              </table:table-cell>
              <table:table-cell office:value-type="float" office:value="0.00283081">
                <text:p>0.00283081</text:p>
              </table:table-cell>
              <table:table-cell office:value-type="float" office:value="0.0126958">
                <text:p>0.0126958</text:p>
              </table:table-cell>
              <table:table-cell office:value-type="float" office:value="0.00550806">
                <text:p>0.005508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132059">
                <text:p>0.132059</text:p>
              </table:table-cell>
              <table:table-cell office:value-type="float" office:value="0.00284068">
                <text:p>0.00284068</text:p>
              </table:table-cell>
              <table:table-cell office:value-type="float" office:value="0.0115538">
                <text:p>0.0115538</text:p>
              </table:table-cell>
              <table:table-cell office:value-type="float" office:value="0.00548122">
                <text:p>0.00548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33681">
                <text:p>0.133681</text:p>
              </table:table-cell>
              <table:table-cell office:value-type="float" office:value="0.00279726">
                <text:p>0.00279726</text:p>
              </table:table-cell>
              <table:table-cell office:value-type="float" office:value="0.0103932">
                <text:p>0.0103932</text:p>
              </table:table-cell>
              <table:table-cell office:value-type="float" office:value="0.00594387">
                <text:p>0.005943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32558">
                <text:p>0.132558</text:p>
              </table:table-cell>
              <table:table-cell office:value-type="float" office:value="0.00282292">
                <text:p>0.00282292</text:p>
              </table:table-cell>
              <table:table-cell office:value-type="float" office:value="0.0102767">
                <text:p>0.0102767</text:p>
              </table:table-cell>
              <table:table-cell office:value-type="float" office:value="0.00801991">
                <text:p>0.00801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133289">
                <text:p>0.133289</text:p>
              </table:table-cell>
              <table:table-cell office:value-type="float" office:value="0.00279568">
                <text:p>0.00279568</text:p>
              </table:table-cell>
              <table:table-cell office:value-type="float" office:value="0.0103281">
                <text:p>0.0103281</text:p>
              </table:table-cell>
              <table:table-cell office:value-type="float" office:value="0.00633508">
                <text:p>0.00633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33023">
                <text:p>0.133023</text:p>
              </table:table-cell>
              <table:table-cell office:value-type="float" office:value="0.00278107">
                <text:p>0.00278107</text:p>
              </table:table-cell>
              <table:table-cell office:value-type="float" office:value="0.0101899">
                <text:p>0.0101899</text:p>
              </table:table-cell>
              <table:table-cell office:value-type="float" office:value="0.00766186">
                <text:p>0.007661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30879">
                <text:p>0.130879</text:p>
              </table:table-cell>
              <table:table-cell office:value-type="float" office:value="0.00277081">
                <text:p>0.00277081</text:p>
              </table:table-cell>
              <table:table-cell office:value-type="float" office:value="0.0102704">
                <text:p>0.0102704</text:p>
              </table:table-cell>
              <table:table-cell office:value-type="float" office:value="0.0070638">
                <text:p>0.0070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31621">
                <text:p>0.131621</text:p>
              </table:table-cell>
              <table:table-cell office:value-type="float" office:value="0.0027716">
                <text:p>0.0027716</text:p>
              </table:table-cell>
              <table:table-cell office:value-type="float" office:value="0.0103833">
                <text:p>0.0103833</text:p>
              </table:table-cell>
              <table:table-cell office:value-type="float" office:value="0.00602401">
                <text:p>0.006024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13116">
                <text:p>0.13116</text:p>
              </table:table-cell>
              <table:table-cell office:value-type="float" office:value="0.00277436">
                <text:p>0.00277436</text:p>
              </table:table-cell>
              <table:table-cell office:value-type="float" office:value="0.0104946">
                <text:p>0.0104946</text:p>
              </table:table-cell>
              <table:table-cell office:value-type="float" office:value="0.00557478">
                <text:p>0.005574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130354">
                <text:p>0.130354</text:p>
              </table:table-cell>
              <table:table-cell office:value-type="float" office:value="0.00277041">
                <text:p>0.00277041</text:p>
              </table:table-cell>
              <table:table-cell office:value-type="float" office:value="0.011489">
                <text:p>0.011489</text:p>
              </table:table-cell>
              <table:table-cell office:value-type="float" office:value="0.00554083">
                <text:p>0.005540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131595">
                <text:p>0.131595</text:p>
              </table:table-cell>
              <table:table-cell office:value-type="float" office:value="0.00275146">
                <text:p>0.00275146</text:p>
              </table:table-cell>
              <table:table-cell office:value-type="float" office:value="0.0100912">
                <text:p>0.0100912</text:p>
              </table:table-cell>
              <table:table-cell office:value-type="float" office:value="0.00567268">
                <text:p>0.005672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129898">
                <text:p>0.129898</text:p>
              </table:table-cell>
              <table:table-cell office:value-type="float" office:value="0.00275857">
                <text:p>0.00275857</text:p>
              </table:table-cell>
              <table:table-cell office:value-type="float" office:value="0.0100877">
                <text:p>0.0100877</text:p>
              </table:table-cell>
              <table:table-cell office:value-type="float" office:value="0.00556254">
                <text:p>0.005562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31137">
                <text:p>0.131137</text:p>
              </table:table-cell>
              <table:table-cell office:value-type="float" office:value="0.00277239">
                <text:p>0.00277239</text:p>
              </table:table-cell>
              <table:table-cell office:value-type="float" office:value="0.0102527">
                <text:p>0.0102527</text:p>
              </table:table-cell>
              <table:table-cell office:value-type="float" office:value="0.00550846">
                <text:p>0.005508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30146">
                <text:p>0.130146</text:p>
              </table:table-cell>
              <table:table-cell office:value-type="float" office:value="0.00275344">
                <text:p>0.00275344</text:p>
              </table:table-cell>
              <table:table-cell office:value-type="float" office:value="0.0102029">
                <text:p>0.0102029</text:p>
              </table:table-cell>
              <table:table-cell office:value-type="float" office:value="0.00551872">
                <text:p>0.00551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129537">
                <text:p>0.129537</text:p>
              </table:table-cell>
              <table:table-cell office:value-type="float" office:value="0.00277318">
                <text:p>0.00277318</text:p>
              </table:table-cell>
              <table:table-cell office:value-type="float" office:value="0.0102673">
                <text:p>0.0102673</text:p>
              </table:table-cell>
              <table:table-cell office:value-type="float" office:value="0.00548082">
                <text:p>0.005480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31102">
                <text:p>0.131102</text:p>
              </table:table-cell>
              <table:table-cell office:value-type="float" office:value="0.00276291">
                <text:p>0.00276291</text:p>
              </table:table-cell>
              <table:table-cell office:value-type="float" office:value="0.010019">
                <text:p>0.010019</text:p>
              </table:table-cell>
              <table:table-cell office:value-type="float" office:value="0.00557951">
                <text:p>0.005579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30113">
                <text:p>0.130113</text:p>
              </table:table-cell>
              <table:table-cell office:value-type="float" office:value="0.00275699">
                <text:p>0.00275699</text:p>
              </table:table-cell>
              <table:table-cell office:value-type="float" office:value="0.0100908">
                <text:p>0.0100908</text:p>
              </table:table-cell>
              <table:table-cell office:value-type="float" office:value="0.00546148">
                <text:p>0.005461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3023">
                <text:p>0.13023</text:p>
              </table:table-cell>
              <table:table-cell office:value-type="float" office:value="0.00277436">
                <text:p>0.00277436</text:p>
              </table:table-cell>
              <table:table-cell office:value-type="float" office:value="0.0101378">
                <text:p>0.0101378</text:p>
              </table:table-cell>
              <table:table-cell office:value-type="float" office:value="0.00543227">
                <text:p>0.005432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30046">
                <text:p>0.130046</text:p>
              </table:table-cell>
              <table:table-cell office:value-type="float" office:value="0.00275107">
                <text:p>0.00275107</text:p>
              </table:table-cell>
              <table:table-cell office:value-type="float" office:value="0.0122703">
                <text:p>0.0122703</text:p>
              </table:table-cell>
              <table:table-cell office:value-type="float" office:value="0.0053474">
                <text:p>0.00534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129271">
                <text:p>0.129271</text:p>
              </table:table-cell>
              <table:table-cell office:value-type="float" office:value="0.00276133">
                <text:p>0.00276133</text:p>
              </table:table-cell>
              <table:table-cell office:value-type="float" office:value="0.011504">
                <text:p>0.011504</text:p>
              </table:table-cell>
              <table:table-cell office:value-type="float" office:value="0.00535253">
                <text:p>0.005352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29672">
                <text:p>0.129672</text:p>
              </table:table-cell>
              <table:table-cell office:value-type="float" office:value="0.00275186">
                <text:p>0.00275186</text:p>
              </table:table-cell>
              <table:table-cell office:value-type="float" office:value="0.0112099">
                <text:p>0.0112099</text:p>
              </table:table-cell>
              <table:table-cell office:value-type="float" office:value="0.00536003">
                <text:p>0.005360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130254">
                <text:p>0.130254</text:p>
              </table:table-cell>
              <table:table-cell office:value-type="float" office:value="0.00276883">
                <text:p>0.00276883</text:p>
              </table:table-cell>
              <table:table-cell office:value-type="float" office:value="0.0113682">
                <text:p>0.0113682</text:p>
              </table:table-cell>
              <table:table-cell office:value-type="float" office:value="0.00536042">
                <text:p>0.005360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129418">
                <text:p>0.129418</text:p>
              </table:table-cell>
              <table:table-cell office:value-type="float" office:value="0.00275818">
                <text:p>0.00275818</text:p>
              </table:table-cell>
              <table:table-cell office:value-type="float" office:value="0.0100344">
                <text:p>0.0100344</text:p>
              </table:table-cell>
              <table:table-cell office:value-type="float" office:value="0.00533555">
                <text:p>0.005335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129703">
                <text:p>0.129703</text:p>
              </table:table-cell>
              <table:table-cell office:value-type="float" office:value="0.00274475">
                <text:p>0.00274475</text:p>
              </table:table-cell>
              <table:table-cell office:value-type="float" office:value="0.0101548">
                <text:p>0.0101548</text:p>
              </table:table-cell>
              <table:table-cell office:value-type="float" office:value="0.00547885">
                <text:p>0.005478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128202">
                <text:p>0.128202</text:p>
              </table:table-cell>
              <table:table-cell office:value-type="float" office:value="0.00275265">
                <text:p>0.00275265</text:p>
              </table:table-cell>
              <table:table-cell office:value-type="float" office:value="0.00992659">
                <text:p>0.00992659</text:p>
              </table:table-cell>
              <table:table-cell office:value-type="float" office:value="0.00534858">
                <text:p>0.005348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129507">
                <text:p>0.129507</text:p>
              </table:table-cell>
              <table:table-cell office:value-type="float" office:value="0.00276094">
                <text:p>0.00276094</text:p>
              </table:table-cell>
              <table:table-cell office:value-type="float" office:value="0.00993251">
                <text:p>0.00993251</text:p>
              </table:table-cell>
              <table:table-cell office:value-type="float" office:value="0.00530042">
                <text:p>0.005300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28858">
                <text:p>0.128858</text:p>
              </table:table-cell>
              <table:table-cell office:value-type="float" office:value="0.00275146">
                <text:p>0.00275146</text:p>
              </table:table-cell>
              <table:table-cell office:value-type="float" office:value="0.0099858">
                <text:p>0.0099858</text:p>
              </table:table-cell>
              <table:table-cell office:value-type="float" office:value="0.00535174">
                <text:p>0.005351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27598">
                <text:p>0.127598</text:p>
              </table:table-cell>
              <table:table-cell office:value-type="float" office:value="0.00274199">
                <text:p>0.00274199</text:p>
              </table:table-cell>
              <table:table-cell office:value-type="float" office:value="0.0100091">
                <text:p>0.0100091</text:p>
              </table:table-cell>
              <table:table-cell office:value-type="float" office:value="0.00543306">
                <text:p>0.005433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128377">
                <text:p>0.128377</text:p>
              </table:table-cell>
              <table:table-cell office:value-type="float" office:value="0.00274515">
                <text:p>0.00274515</text:p>
              </table:table-cell>
              <table:table-cell office:value-type="float" office:value="0.00982909">
                <text:p>0.00982909</text:p>
              </table:table-cell>
              <table:table-cell office:value-type="float" office:value="0.00529766">
                <text:p>0.005297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127001">
                <text:p>0.127001</text:p>
              </table:table-cell>
              <table:table-cell office:value-type="float" office:value="0.00275225">
                <text:p>0.00275225</text:p>
              </table:table-cell>
              <table:table-cell office:value-type="float" office:value="0.00975882">
                <text:p>0.00975882</text:p>
              </table:table-cell>
              <table:table-cell office:value-type="float" office:value="0.00527713">
                <text:p>0.005277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127829">
                <text:p>0.127829</text:p>
              </table:table-cell>
              <table:table-cell office:value-type="float" office:value="0.00274357">
                <text:p>0.00274357</text:p>
              </table:table-cell>
              <table:table-cell office:value-type="float" office:value="0.0109778">
                <text:p>0.0109778</text:p>
              </table:table-cell>
              <table:table-cell office:value-type="float" office:value="0.00526923">
                <text:p>0.005269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128162">
                <text:p>0.128162</text:p>
              </table:table-cell>
              <table:table-cell office:value-type="float" office:value="0.00335584">
                <text:p>0.00335584</text:p>
              </table:table-cell>
              <table:table-cell office:value-type="float" office:value="0.0102357">
                <text:p>0.0102357</text:p>
              </table:table-cell>
              <table:table-cell office:value-type="float" office:value="0.00598809">
                <text:p>0.005988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12646">
                <text:p>0.12646</text:p>
              </table:table-cell>
              <table:table-cell office:value-type="float" office:value="0.00324294">
                <text:p>0.00324294</text:p>
              </table:table-cell>
              <table:table-cell office:value-type="float" office:value="0.00977421">
                <text:p>0.00977421</text:p>
              </table:table-cell>
              <table:table-cell office:value-type="float" office:value="0.00623323">
                <text:p>0.006233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127458">
                <text:p>0.127458</text:p>
              </table:table-cell>
              <table:table-cell office:value-type="float" office:value="0.00298398">
                <text:p>0.00298398</text:p>
              </table:table-cell>
              <table:table-cell office:value-type="float" office:value="0.0110228">
                <text:p>0.0110228</text:p>
              </table:table-cell>
              <table:table-cell office:value-type="float" office:value="0.00532805">
                <text:p>0.00532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126394">
                <text:p>0.126394</text:p>
              </table:table-cell>
              <table:table-cell office:value-type="float" office:value="0.00305306">
                <text:p>0.00305306</text:p>
              </table:table-cell>
              <table:table-cell office:value-type="float" office:value="0.0100367">
                <text:p>0.0100367</text:p>
              </table:table-cell>
              <table:table-cell office:value-type="float" office:value="0.00533634">
                <text:p>0.005336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126641">
                <text:p>0.126641</text:p>
              </table:table-cell>
              <table:table-cell office:value-type="float" office:value="0.00395785">
                <text:p>0.00395785</text:p>
              </table:table-cell>
              <table:table-cell office:value-type="float" office:value="0.00976711">
                <text:p>0.00976711</text:p>
              </table:table-cell>
              <table:table-cell office:value-type="float" office:value="0.00524278">
                <text:p>0.005242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126574">
                <text:p>0.126574</text:p>
              </table:table-cell>
              <table:table-cell office:value-type="float" office:value="0.00351769">
                <text:p>0.00351769</text:p>
              </table:table-cell>
              <table:table-cell office:value-type="float" office:value="0.00998423">
                <text:p>0.00998423</text:p>
              </table:table-cell>
              <table:table-cell office:value-type="float" office:value="0.00523449">
                <text:p>0.005234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124275">
                <text:p>0.124275</text:p>
              </table:table-cell>
              <table:table-cell office:value-type="float" office:value="0.00323544">
                <text:p>0.00323544</text:p>
              </table:table-cell>
              <table:table-cell office:value-type="float" office:value="0.0098208">
                <text:p>0.0098208</text:p>
              </table:table-cell>
              <table:table-cell office:value-type="float" office:value="0.00522147">
                <text:p>0.005221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125595">
                <text:p>0.125595</text:p>
              </table:table-cell>
              <table:table-cell office:value-type="float" office:value="0.00310162">
                <text:p>0.00310162</text:p>
              </table:table-cell>
              <table:table-cell office:value-type="float" office:value="0.00963763">
                <text:p>0.00963763</text:p>
              </table:table-cell>
              <table:table-cell office:value-type="float" office:value="0.00523252">
                <text:p>0.005232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125974">
                <text:p>0.125974</text:p>
              </table:table-cell>
              <table:table-cell office:value-type="float" office:value="0.00304477">
                <text:p>0.00304477</text:p>
              </table:table-cell>
              <table:table-cell office:value-type="float" office:value="0.00986264">
                <text:p>0.00986264</text:p>
              </table:table-cell>
              <table:table-cell office:value-type="float" office:value="0.0052337">
                <text:p>0.00523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125331">
                <text:p>0.125331</text:p>
              </table:table-cell>
              <table:table-cell office:value-type="float" office:value="0.00295121">
                <text:p>0.00295121</text:p>
              </table:table-cell>
              <table:table-cell office:value-type="float" office:value="0.0115893">
                <text:p>0.0115893</text:p>
              </table:table-cell>
              <table:table-cell office:value-type="float" office:value="0.00522541">
                <text:p>0.005225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125645">
                <text:p>0.125645</text:p>
              </table:table-cell>
              <table:table-cell office:value-type="float" office:value="0.00289239">
                <text:p>0.00289239</text:p>
              </table:table-cell>
              <table:table-cell office:value-type="float" office:value="0.0112332">
                <text:p>0.0112332</text:p>
              </table:table-cell>
              <table:table-cell office:value-type="float" office:value="0.00695643">
                <text:p>0.006956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124389">
                <text:p>0.124389</text:p>
              </table:table-cell>
              <table:table-cell office:value-type="float" office:value="0.00289753">
                <text:p>0.00289753</text:p>
              </table:table-cell>
              <table:table-cell office:value-type="float" office:value="0.0116564">
                <text:p>0.0116564</text:p>
              </table:table-cell>
              <table:table-cell office:value-type="float" office:value="0.00618191">
                <text:p>0.006181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125154">
                <text:p>0.125154</text:p>
              </table:table-cell>
              <table:table-cell office:value-type="float" office:value="0.00288371">
                <text:p>0.00288371</text:p>
              </table:table-cell>
              <table:table-cell office:value-type="float" office:value="0.0102811">
                <text:p>0.0102811</text:p>
              </table:table-cell>
              <table:table-cell office:value-type="float" office:value="0.00674208">
                <text:p>0.006742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124072">
                <text:p>0.124072</text:p>
              </table:table-cell>
              <table:table-cell office:value-type="float" office:value="0.00285489">
                <text:p>0.00285489</text:p>
              </table:table-cell>
              <table:table-cell office:value-type="float" office:value="0.00982672">
                <text:p>0.00982672</text:p>
              </table:table-cell>
              <table:table-cell office:value-type="float" office:value="0.00680287">
                <text:p>0.006802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124269">
                <text:p>0.124269</text:p>
              </table:table-cell>
              <table:table-cell office:value-type="float" office:value="0.00287779">
                <text:p>0.00287779</text:p>
              </table:table-cell>
              <table:table-cell office:value-type="float" office:value="0.0112601">
                <text:p>0.0112601</text:p>
              </table:table-cell>
              <table:table-cell office:value-type="float" office:value="0.00541608">
                <text:p>0.005416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124448">
                <text:p>0.124448</text:p>
              </table:table-cell>
              <table:table-cell office:value-type="float" office:value="0.00284739">
                <text:p>0.00284739</text:p>
              </table:table-cell>
              <table:table-cell office:value-type="float" office:value="0.0101512">
                <text:p>0.0101512</text:p>
              </table:table-cell>
              <table:table-cell office:value-type="float" office:value="0.00576426">
                <text:p>0.005764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123347">
                <text:p>0.123347</text:p>
              </table:table-cell>
              <table:table-cell office:value-type="float" office:value="0.0028241">
                <text:p>0.0028241</text:p>
              </table:table-cell>
              <table:table-cell office:value-type="float" office:value="0.00996607">
                <text:p>0.00996607</text:p>
              </table:table-cell>
              <table:table-cell office:value-type="float" office:value="0.00642903">
                <text:p>0.006429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123525">
                <text:p>0.123525</text:p>
              </table:table-cell>
              <table:table-cell office:value-type="float" office:value="0.00281028">
                <text:p>0.00281028</text:p>
              </table:table-cell>
              <table:table-cell office:value-type="float" office:value="0.0105653">
                <text:p>0.0105653</text:p>
              </table:table-cell>
              <table:table-cell office:value-type="float" office:value="0.00530121">
                <text:p>0.00530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121976">
                <text:p>0.121976</text:p>
              </table:table-cell>
              <table:table-cell office:value-type="float" office:value="0.00285213">
                <text:p>0.00285213</text:p>
              </table:table-cell>
              <table:table-cell office:value-type="float" office:value="0.0096921">
                <text:p>0.0096921</text:p>
              </table:table-cell>
              <table:table-cell office:value-type="float" office:value="0.00529173">
                <text:p>0.005291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122492">
                <text:p>0.122492</text:p>
              </table:table-cell>
              <table:table-cell office:value-type="float" office:value="0.0028087">
                <text:p>0.0028087</text:p>
              </table:table-cell>
              <table:table-cell office:value-type="float" office:value="0.00960565">
                <text:p>0.00960565</text:p>
              </table:table-cell>
              <table:table-cell office:value-type="float" office:value="0.00523963">
                <text:p>0.0052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12181">
                <text:p>0.12181</text:p>
              </table:table-cell>
              <table:table-cell office:value-type="float" office:value="0.00280989">
                <text:p>0.00280989</text:p>
              </table:table-cell>
              <table:table-cell office:value-type="float" office:value="0.00955236">
                <text:p>0.00955236</text:p>
              </table:table-cell>
              <table:table-cell office:value-type="float" office:value="0.00523884">
                <text:p>0.005238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121788">
                <text:p>0.121788</text:p>
              </table:table-cell>
              <table:table-cell office:value-type="float" office:value="0.00280318">
                <text:p>0.00280318</text:p>
              </table:table-cell>
              <table:table-cell office:value-type="float" office:value="0.00958157">
                <text:p>0.00958157</text:p>
              </table:table-cell>
              <table:table-cell office:value-type="float" office:value="0.00523213">
                <text:p>0.005232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122237">
                <text:p>0.122237</text:p>
              </table:table-cell>
              <table:table-cell office:value-type="float" office:value="0.00280357">
                <text:p>0.00280357</text:p>
              </table:table-cell>
              <table:table-cell office:value-type="float" office:value="0.00956933">
                <text:p>0.00956933</text:p>
              </table:table-cell>
              <table:table-cell office:value-type="float" office:value="0.00522265">
                <text:p>0.005222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120751">
                <text:p>0.120751</text:p>
              </table:table-cell>
              <table:table-cell office:value-type="float" office:value="0.00277989">
                <text:p>0.00277989</text:p>
              </table:table-cell>
              <table:table-cell office:value-type="float" office:value="0.00948051">
                <text:p>0.00948051</text:p>
              </table:table-cell>
              <table:table-cell office:value-type="float" office:value="0.00517528">
                <text:p>0.005175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122822">
                <text:p>0.122822</text:p>
              </table:table-cell>
              <table:table-cell office:value-type="float" office:value="0.00279015">
                <text:p>0.00279015</text:p>
              </table:table-cell>
              <table:table-cell office:value-type="float" office:value="0.00948328">
                <text:p>0.00948328</text:p>
              </table:table-cell>
              <table:table-cell office:value-type="float" office:value="0.00521555">
                <text:p>0.005215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121053">
                <text:p>0.121053</text:p>
              </table:table-cell>
              <table:table-cell office:value-type="float" office:value="0.00279923">
                <text:p>0.00279923</text:p>
              </table:table-cell>
              <table:table-cell office:value-type="float" office:value="0.00958355">
                <text:p>0.00958355</text:p>
              </table:table-cell>
              <table:table-cell office:value-type="float" office:value="0.00516541">
                <text:p>0.005165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121036">
                <text:p>0.121036</text:p>
              </table:table-cell>
              <table:table-cell office:value-type="float" office:value="0.00276962">
                <text:p>0.00276962</text:p>
              </table:table-cell>
              <table:table-cell office:value-type="float" office:value="0.0102653">
                <text:p>0.0102653</text:p>
              </table:table-cell>
              <table:table-cell office:value-type="float" office:value="0.00511646">
                <text:p>0.005116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121031">
                <text:p>0.121031</text:p>
              </table:table-cell>
              <table:table-cell office:value-type="float" office:value="0.00276568">
                <text:p>0.00276568</text:p>
              </table:table-cell>
              <table:table-cell office:value-type="float" office:value="0.0103462">
                <text:p>0.0103462</text:p>
              </table:table-cell>
              <table:table-cell office:value-type="float" office:value="0.00508528">
                <text:p>0.005085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121509">
                <text:p>0.121509</text:p>
              </table:table-cell>
              <table:table-cell office:value-type="float" office:value="0.00276647">
                <text:p>0.00276647</text:p>
              </table:table-cell>
              <table:table-cell office:value-type="float" office:value="0.00949433">
                <text:p>0.00949433</text:p>
              </table:table-cell>
              <table:table-cell office:value-type="float" office:value="0.00518554">
                <text:p>0.005185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1215">
                <text:p>0.1215</text:p>
              </table:table-cell>
              <table:table-cell office:value-type="float" office:value="0.0027641">
                <text:p>0.0027641</text:p>
              </table:table-cell>
              <table:table-cell office:value-type="float" office:value="0.00965658">
                <text:p>0.00965658</text:p>
              </table:table-cell>
              <table:table-cell office:value-type="float" office:value="0.00571965">
                <text:p>0.005719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119851">
                <text:p>0.119851</text:p>
              </table:table-cell>
              <table:table-cell office:value-type="float" office:value="0.002877">
                <text:p>0.002877</text:p>
              </table:table-cell>
              <table:table-cell office:value-type="float" office:value="0.0114523">
                <text:p>0.0114523</text:p>
              </table:table-cell>
              <table:table-cell office:value-type="float" office:value="0.00593164">
                <text:p>0.005931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118863">
                <text:p>0.118863</text:p>
              </table:table-cell>
              <table:table-cell office:value-type="float" office:value="0.00301793">
                <text:p>0.00301793</text:p>
              </table:table-cell>
              <table:table-cell office:value-type="float" office:value="0.0110363">
                <text:p>0.0110363</text:p>
              </table:table-cell>
              <table:table-cell office:value-type="float" office:value="0.00508764">
                <text:p>0.00508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119987">
                <text:p>0.119987</text:p>
              </table:table-cell>
              <table:table-cell office:value-type="float" office:value="0.00307556">
                <text:p>0.00307556</text:p>
              </table:table-cell>
              <table:table-cell office:value-type="float" office:value="0.00979277">
                <text:p>0.00979277</text:p>
              </table:table-cell>
              <table:table-cell office:value-type="float" office:value="0.00511962">
                <text:p>0.005119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121035">
                <text:p>0.121035</text:p>
              </table:table-cell>
              <table:table-cell office:value-type="float" office:value="0.00343874">
                <text:p>0.00343874</text:p>
              </table:table-cell>
              <table:table-cell office:value-type="float" office:value="0.0100387">
                <text:p>0.0100387</text:p>
              </table:table-cell>
              <table:table-cell office:value-type="float" office:value="0.00506909">
                <text:p>0.005069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119327">
                <text:p>0.119327</text:p>
              </table:table-cell>
              <table:table-cell office:value-type="float" office:value="0.00321373">
                <text:p>0.00321373</text:p>
              </table:table-cell>
              <table:table-cell office:value-type="float" office:value="0.0106537">
                <text:p>0.0106537</text:p>
              </table:table-cell>
              <table:table-cell office:value-type="float" office:value="0.00507462">
                <text:p>0.005074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118759">
                <text:p>0.118759</text:p>
              </table:table-cell>
              <table:table-cell office:value-type="float" office:value="0.003419">
                <text:p>0.003419</text:p>
              </table:table-cell>
              <table:table-cell office:value-type="float" office:value="0.0111567">
                <text:p>0.0111567</text:p>
              </table:table-cell>
              <table:table-cell office:value-type="float" office:value="0.00508725">
                <text:p>0.005087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11883">
                <text:p>0.11883</text:p>
              </table:table-cell>
              <table:table-cell office:value-type="float" office:value="0.00323583">
                <text:p>0.00323583</text:p>
              </table:table-cell>
              <table:table-cell office:value-type="float" office:value="0.00954328">
                <text:p>0.00954328</text:p>
              </table:table-cell>
              <table:table-cell office:value-type="float" office:value="0.0050379">
                <text:p>0.00503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117994">
                <text:p>0.117994</text:p>
              </table:table-cell>
              <table:table-cell office:value-type="float" office:value="0.00293621">
                <text:p>0.00293621</text:p>
              </table:table-cell>
              <table:table-cell office:value-type="float" office:value="0.00932419">
                <text:p>0.00932419</text:p>
              </table:table-cell>
              <table:table-cell office:value-type="float" office:value="0.00502961">
                <text:p>0.005029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118223">
                <text:p>0.118223</text:p>
              </table:table-cell>
              <table:table-cell office:value-type="float" office:value="0.0028995">
                <text:p>0.0028995</text:p>
              </table:table-cell>
              <table:table-cell office:value-type="float" office:value="0.00942051">
                <text:p>0.00942051</text:p>
              </table:table-cell>
              <table:table-cell office:value-type="float" office:value="0.00503554">
                <text:p>0.005035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117465">
                <text:p>0.117465</text:p>
              </table:table-cell>
              <table:table-cell office:value-type="float" office:value="0.00290187">
                <text:p>0.00290187</text:p>
              </table:table-cell>
              <table:table-cell office:value-type="float" office:value="0.0094363">
                <text:p>0.0094363</text:p>
              </table:table-cell>
              <table:table-cell office:value-type="float" office:value="0.00510028">
                <text:p>0.00510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117861">
                <text:p>0.117861</text:p>
              </table:table-cell>
              <table:table-cell office:value-type="float" office:value="0.00288766">
                <text:p>0.00288766</text:p>
              </table:table-cell>
              <table:table-cell office:value-type="float" office:value="0.00937827">
                <text:p>0.00937827</text:p>
              </table:table-cell>
              <table:table-cell office:value-type="float" office:value="0.00508685">
                <text:p>0.005086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117036">
                <text:p>0.117036</text:p>
              </table:table-cell>
              <table:table-cell office:value-type="float" office:value="0.00287345">
                <text:p>0.00287345</text:p>
              </table:table-cell>
              <table:table-cell office:value-type="float" office:value="0.0093313">
                <text:p>0.0093313</text:p>
              </table:table-cell>
              <table:table-cell office:value-type="float" office:value="0.00500514">
                <text:p>0.005005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119109">
                <text:p>0.119109</text:p>
              </table:table-cell>
              <table:table-cell office:value-type="float" office:value="0.00285765">
                <text:p>0.00285765</text:p>
              </table:table-cell>
              <table:table-cell office:value-type="float" office:value="0.00935024">
                <text:p>0.00935024</text:p>
              </table:table-cell>
              <table:table-cell office:value-type="float" office:value="0.00506277">
                <text:p>0.005062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118264">
                <text:p>0.118264</text:p>
              </table:table-cell>
              <table:table-cell office:value-type="float" office:value="0.00282726">
                <text:p>0.00282726</text:p>
              </table:table-cell>
              <table:table-cell office:value-type="float" office:value="0.00923971">
                <text:p>0.00923971</text:p>
              </table:table-cell>
              <table:table-cell office:value-type="float" office:value="0.00500198">
                <text:p>0.005001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117705">
                <text:p>0.117705</text:p>
              </table:table-cell>
              <table:table-cell office:value-type="float" office:value="0.002832">
                <text:p>0.002832</text:p>
              </table:table-cell>
              <table:table-cell office:value-type="float" office:value="0.00922274">
                <text:p>0.00922274</text:p>
              </table:table-cell>
              <table:table-cell office:value-type="float" office:value="0.00499646">
                <text:p>0.004996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117036">
                <text:p>0.117036</text:p>
              </table:table-cell>
              <table:table-cell office:value-type="float" office:value="0.00282647">
                <text:p>0.00282647</text:p>
              </table:table-cell>
              <table:table-cell office:value-type="float" office:value="0.00934235">
                <text:p>0.00934235</text:p>
              </table:table-cell>
              <table:table-cell office:value-type="float" office:value="0.00497237">
                <text:p>0.004972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117073">
                <text:p>0.117073</text:p>
              </table:table-cell>
              <table:table-cell office:value-type="float" office:value="0.00279607">
                <text:p>0.00279607</text:p>
              </table:table-cell>
              <table:table-cell office:value-type="float" office:value="0.00926537">
                <text:p>0.00926537</text:p>
              </table:table-cell>
              <table:table-cell office:value-type="float" office:value="0.00498027">
                <text:p>0.004980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117306">
                <text:p>0.117306</text:p>
              </table:table-cell>
              <table:table-cell office:value-type="float" office:value="0.00279055">
                <text:p>0.00279055</text:p>
              </table:table-cell>
              <table:table-cell office:value-type="float" office:value="0.00919313">
                <text:p>0.00919313</text:p>
              </table:table-cell>
              <table:table-cell office:value-type="float" office:value="0.00512041">
                <text:p>0.005120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116637">
                <text:p>0.116637</text:p>
              </table:table-cell>
              <table:table-cell office:value-type="float" office:value="0.00278186">
                <text:p>0.00278186</text:p>
              </table:table-cell>
              <table:table-cell office:value-type="float" office:value="0.00917023">
                <text:p>0.00917023</text:p>
              </table:table-cell>
              <table:table-cell office:value-type="float" office:value="0.00508922">
                <text:p>0.005089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117237">
                <text:p>0.117237</text:p>
              </table:table-cell>
              <table:table-cell office:value-type="float" office:value="0.00276686">
                <text:p>0.00276686</text:p>
              </table:table-cell>
              <table:table-cell office:value-type="float" office:value="0.0092101">
                <text:p>0.0092101</text:p>
              </table:table-cell>
              <table:table-cell office:value-type="float" office:value="0.00494435">
                <text:p>0.004944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116417">
                <text:p>0.116417</text:p>
              </table:table-cell>
              <table:table-cell office:value-type="float" office:value="0.00276607">
                <text:p>0.00276607</text:p>
              </table:table-cell>
              <table:table-cell office:value-type="float" office:value="0.00923379">
                <text:p>0.00923379</text:p>
              </table:table-cell>
              <table:table-cell office:value-type="float" office:value="0.00531739">
                <text:p>0.005317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116471">
                <text:p>0.116471</text:p>
              </table:table-cell>
              <table:table-cell office:value-type="float" office:value="0.00277673">
                <text:p>0.00277673</text:p>
              </table:table-cell>
              <table:table-cell office:value-type="float" office:value="0.0112617">
                <text:p>0.0112617</text:p>
              </table:table-cell>
              <table:table-cell office:value-type="float" office:value="0.00680168">
                <text:p>0.00680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115811">
                <text:p>0.115811</text:p>
              </table:table-cell>
              <table:table-cell office:value-type="float" office:value="0.00279726">
                <text:p>0.00279726</text:p>
              </table:table-cell>
              <table:table-cell office:value-type="float" office:value="0.0109466">
                <text:p>0.0109466</text:p>
              </table:table-cell>
              <table:table-cell office:value-type="float" office:value="0.00548793">
                <text:p>0.005487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114253">
                <text:p>0.114253</text:p>
              </table:table-cell>
              <table:table-cell office:value-type="float" office:value="0.00311504">
                <text:p>0.00311504</text:p>
              </table:table-cell>
              <table:table-cell office:value-type="float" office:value="0.0103592">
                <text:p>0.0103592</text:p>
              </table:table-cell>
              <table:table-cell office:value-type="float" office:value="0.00537937">
                <text:p>0.005379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115582">
                <text:p>0.115582</text:p>
              </table:table-cell>
              <table:table-cell office:value-type="float" office:value="0.00298398">
                <text:p>0.00298398</text:p>
              </table:table-cell>
              <table:table-cell office:value-type="float" office:value="0.00983382">
                <text:p>0.00983382</text:p>
              </table:table-cell>
              <table:table-cell office:value-type="float" office:value="0.00673379">
                <text:p>0.006733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115144">
                <text:p>0.115144</text:p>
              </table:table-cell>
              <table:table-cell office:value-type="float" office:value="0.00290503">
                <text:p>0.00290503</text:p>
              </table:table-cell>
              <table:table-cell office:value-type="float" office:value="0.00980106">
                <text:p>0.00980106</text:p>
              </table:table-cell>
              <table:table-cell office:value-type="float" office:value="0.00574176">
                <text:p>0.005741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114356">
                <text:p>0.114356</text:p>
              </table:table-cell>
              <table:table-cell office:value-type="float" office:value="0.00289555">
                <text:p>0.00289555</text:p>
              </table:table-cell>
              <table:table-cell office:value-type="float" office:value="0.00951841">
                <text:p>0.00951841</text:p>
              </table:table-cell>
              <table:table-cell office:value-type="float" office:value="0.00501619">
                <text:p>0.005016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114368">
                <text:p>0.114368</text:p>
              </table:table-cell>
              <table:table-cell office:value-type="float" office:value="0.00284423">
                <text:p>0.00284423</text:p>
              </table:table-cell>
              <table:table-cell office:value-type="float" office:value="0.0102969">
                <text:p>0.0102969</text:p>
              </table:table-cell>
              <table:table-cell office:value-type="float" office:value="0.00501382">
                <text:p>0.005013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113855">
                <text:p>0.113855</text:p>
              </table:table-cell>
              <table:table-cell office:value-type="float" office:value="0.00283515">
                <text:p>0.00283515</text:p>
              </table:table-cell>
              <table:table-cell office:value-type="float" office:value="0.00936485">
                <text:p>0.00936485</text:p>
              </table:table-cell>
              <table:table-cell office:value-type="float" office:value="0.00495895">
                <text:p>0.004958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113315">
                <text:p>0.113315</text:p>
              </table:table-cell>
              <table:table-cell office:value-type="float" office:value="0.0028091">
                <text:p>0.0028091</text:p>
              </table:table-cell>
              <table:table-cell office:value-type="float" office:value="0.00908852">
                <text:p>0.00908852</text:p>
              </table:table-cell>
              <table:table-cell office:value-type="float" office:value="0.00501738">
                <text:p>0.005017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113853">
                <text:p>0.113853</text:p>
              </table:table-cell>
              <table:table-cell office:value-type="float" office:value="0.00278739">
                <text:p>0.00278739</text:p>
              </table:table-cell>
              <table:table-cell office:value-type="float" office:value="0.00909918">
                <text:p>0.00909918</text:p>
              </table:table-cell>
              <table:table-cell office:value-type="float" office:value="0.00500001">
                <text:p>0.005000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112857">
                <text:p>0.112857</text:p>
              </table:table-cell>
              <table:table-cell office:value-type="float" office:value="0.00278265">
                <text:p>0.00278265</text:p>
              </table:table-cell>
              <table:table-cell office:value-type="float" office:value="0.00904273">
                <text:p>0.00904273</text:p>
              </table:table-cell>
              <table:table-cell office:value-type="float" office:value="0.00492185">
                <text:p>0.004921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114313">
                <text:p>0.114313</text:p>
              </table:table-cell>
              <table:table-cell office:value-type="float" office:value="0.0027712">
                <text:p>0.0027712</text:p>
              </table:table-cell>
              <table:table-cell office:value-type="float" office:value="0.00902654">
                <text:p>0.00902654</text:p>
              </table:table-cell>
              <table:table-cell office:value-type="float" office:value="0.00587242">
                <text:p>0.005872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112533">
                <text:p>0.112533</text:p>
              </table:table-cell>
              <table:table-cell office:value-type="float" office:value="0.00276133">
                <text:p>0.00276133</text:p>
              </table:table-cell>
              <table:table-cell office:value-type="float" office:value="0.00908141">
                <text:p>0.00908141</text:p>
              </table:table-cell>
              <table:table-cell office:value-type="float" office:value="0.00541766">
                <text:p>0.00541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112832">
                <text:p>0.112832</text:p>
              </table:table-cell>
              <table:table-cell office:value-type="float" office:value="0.00276647">
                <text:p>0.00276647</text:p>
              </table:table-cell>
              <table:table-cell office:value-type="float" office:value="0.00902891">
                <text:p>0.00902891</text:p>
              </table:table-cell>
              <table:table-cell office:value-type="float" office:value="0.00484645">
                <text:p>0.004846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11211">
                <text:p>0.11211</text:p>
              </table:table-cell>
              <table:table-cell office:value-type="float" office:value="0.00276331">
                <text:p>0.00276331</text:p>
              </table:table-cell>
              <table:table-cell office:value-type="float" office:value="0.00906839">
                <text:p>0.00906839</text:p>
              </table:table-cell>
              <table:table-cell office:value-type="float" office:value="0.00484132">
                <text:p>0.004841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113097">
                <text:p>0.113097</text:p>
              </table:table-cell>
              <table:table-cell office:value-type="float" office:value="0.00276607">
                <text:p>0.00276607</text:p>
              </table:table-cell>
              <table:table-cell office:value-type="float" office:value="0.00909365">
                <text:p>0.00909365</text:p>
              </table:table-cell>
              <table:table-cell office:value-type="float" office:value="0.00485039">
                <text:p>0.004850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111924">
                <text:p>0.111924</text:p>
              </table:table-cell>
              <table:table-cell office:value-type="float" office:value="0.00274081">
                <text:p>0.00274081</text:p>
              </table:table-cell>
              <table:table-cell office:value-type="float" office:value="0.00918168">
                <text:p>0.00918168</text:p>
              </table:table-cell>
              <table:table-cell office:value-type="float" office:value="0.00486579">
                <text:p>0.004865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112346">
                <text:p>0.112346</text:p>
              </table:table-cell>
              <table:table-cell office:value-type="float" office:value="0.00273765">
                <text:p>0.00273765</text:p>
              </table:table-cell>
              <table:table-cell office:value-type="float" office:value="0.00902457">
                <text:p>0.00902457</text:p>
              </table:table-cell>
              <table:table-cell office:value-type="float" office:value="0.00486421">
                <text:p>0.004864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111697">
                <text:p>0.111697</text:p>
              </table:table-cell>
              <table:table-cell office:value-type="float" office:value="0.00274752">
                <text:p>0.00274752</text:p>
              </table:table-cell>
              <table:table-cell office:value-type="float" office:value="0.00895509">
                <text:p>0.00895509</text:p>
              </table:table-cell>
              <table:table-cell office:value-type="float" office:value="0.00483776">
                <text:p>0.004837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112919">
                <text:p>0.112919</text:p>
              </table:table-cell>
              <table:table-cell office:value-type="float" office:value="0.00275068">
                <text:p>0.00275068</text:p>
              </table:table-cell>
              <table:table-cell office:value-type="float" office:value="0.0089693">
                <text:p>0.0089693</text:p>
              </table:table-cell>
              <table:table-cell office:value-type="float" office:value="0.00482592">
                <text:p>0.004825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112754">
                <text:p>0.112754</text:p>
              </table:table-cell>
              <table:table-cell office:value-type="float" office:value="0.00274318">
                <text:p>0.00274318</text:p>
              </table:table-cell>
              <table:table-cell office:value-type="float" office:value="0.00895588">
                <text:p>0.00895588</text:p>
              </table:table-cell>
              <table:table-cell office:value-type="float" office:value="0.00483184">
                <text:p>0.00483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111844">
                <text:p>0.111844</text:p>
              </table:table-cell>
              <table:table-cell office:value-type="float" office:value="0.00274081">
                <text:p>0.00274081</text:p>
              </table:table-cell>
              <table:table-cell office:value-type="float" office:value="0.00897364">
                <text:p>0.00897364</text:p>
              </table:table-cell>
              <table:table-cell office:value-type="float" office:value="0.00482868">
                <text:p>0.00482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11091">
                <text:p>0.11091</text:p>
              </table:table-cell>
              <table:table-cell office:value-type="float" office:value="0.00273567">
                <text:p>0.00273567</text:p>
              </table:table-cell>
              <table:table-cell office:value-type="float" office:value="0.00960999">
                <text:p>0.00960999</text:p>
              </table:table-cell>
              <table:table-cell office:value-type="float" office:value="0.00477894">
                <text:p>0.004778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110196">
                <text:p>0.110196</text:p>
              </table:table-cell>
              <table:table-cell office:value-type="float" office:value="0.00318175">
                <text:p>0.00318175</text:p>
              </table:table-cell>
              <table:table-cell office:value-type="float" office:value="0.0101003">
                <text:p>0.0101003</text:p>
              </table:table-cell>
              <table:table-cell office:value-type="float" office:value="0.00481329">
                <text:p>0.004813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111233">
                <text:p>0.111233</text:p>
              </table:table-cell>
              <table:table-cell office:value-type="float" office:value="0.00320188">
                <text:p>0.00320188</text:p>
              </table:table-cell>
              <table:table-cell office:value-type="float" office:value="0.0103474">
                <text:p>0.0103474</text:p>
              </table:table-cell>
              <table:table-cell office:value-type="float" office:value="0.0048875">
                <text:p>0.00488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110625">
                <text:p>0.110625</text:p>
              </table:table-cell>
              <table:table-cell office:value-type="float" office:value="0.00340992">
                <text:p>0.00340992</text:p>
              </table:table-cell>
              <table:table-cell office:value-type="float" office:value="0.00977303">
                <text:p>0.00977303</text:p>
              </table:table-cell>
              <table:table-cell office:value-type="float" office:value="0.00487961">
                <text:p>0.004879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110843">
                <text:p>0.110843</text:p>
              </table:table-cell>
              <table:table-cell office:value-type="float" office:value="0.00321649">
                <text:p>0.00321649</text:p>
              </table:table-cell>
              <table:table-cell office:value-type="float" office:value="0.00898114">
                <text:p>0.00898114</text:p>
              </table:table-cell>
              <table:table-cell office:value-type="float" office:value="0.00475368">
                <text:p>0.004753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109457">
                <text:p>0.109457</text:p>
              </table:table-cell>
              <table:table-cell office:value-type="float" office:value="0.00301003">
                <text:p>0.00301003</text:p>
              </table:table-cell>
              <table:table-cell office:value-type="float" office:value="0.00895667">
                <text:p>0.00895667</text:p>
              </table:table-cell>
              <table:table-cell office:value-type="float" office:value="0.00476868">
                <text:p>0.004768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110006">
                <text:p>0.110006</text:p>
              </table:table-cell>
              <table:table-cell office:value-type="float" office:value="0.0034415">
                <text:p>0.0034415</text:p>
              </table:table-cell>
              <table:table-cell office:value-type="float" office:value="0.00881416">
                <text:p>0.00881416</text:p>
              </table:table-cell>
              <table:table-cell office:value-type="float" office:value="0.00476513">
                <text:p>0.004765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10968">
                <text:p>0.10968</text:p>
              </table:table-cell>
              <table:table-cell office:value-type="float" office:value="0.00358006">
                <text:p>0.00358006</text:p>
              </table:table-cell>
              <table:table-cell office:value-type="float" office:value="0.0088793">
                <text:p>0.0088793</text:p>
              </table:table-cell>
              <table:table-cell office:value-type="float" office:value="0.00478802">
                <text:p>0.004788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111541">
                <text:p>0.111541</text:p>
              </table:table-cell>
              <table:table-cell office:value-type="float" office:value="0.00316793">
                <text:p>0.00316793</text:p>
              </table:table-cell>
              <table:table-cell office:value-type="float" office:value="0.00880824">
                <text:p>0.00880824</text:p>
              </table:table-cell>
              <table:table-cell office:value-type="float" office:value="0.00474105">
                <text:p>0.004741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109383">
                <text:p>0.109383</text:p>
              </table:table-cell>
              <table:table-cell office:value-type="float" office:value="0.00297016">
                <text:p>0.00297016</text:p>
              </table:table-cell>
              <table:table-cell office:value-type="float" office:value="0.00885916">
                <text:p>0.00885916</text:p>
              </table:table-cell>
              <table:table-cell office:value-type="float" office:value="0.00472684">
                <text:p>0.004726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109714">
                <text:p>0.109714</text:p>
              </table:table-cell>
              <table:table-cell office:value-type="float" office:value="0.00293424">
                <text:p>0.00293424</text:p>
              </table:table-cell>
              <table:table-cell office:value-type="float" office:value="0.00883587">
                <text:p>0.00883587</text:p>
              </table:table-cell>
              <table:table-cell office:value-type="float" office:value="0.00471144">
                <text:p>0.004711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109035">
                <text:p>0.109035</text:p>
              </table:table-cell>
              <table:table-cell office:value-type="float" office:value="0.00288331">
                <text:p>0.00288331</text:p>
              </table:table-cell>
              <table:table-cell office:value-type="float" office:value="0.00936722">
                <text:p>0.00936722</text:p>
              </table:table-cell>
              <table:table-cell office:value-type="float" office:value="0.00471736">
                <text:p>0.004717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109346">
                <text:p>0.109346</text:p>
              </table:table-cell>
              <table:table-cell office:value-type="float" office:value="0.00286239">
                <text:p>0.00286239</text:p>
              </table:table-cell>
              <table:table-cell office:value-type="float" office:value="0.00883153">
                <text:p>0.00883153</text:p>
              </table:table-cell>
              <table:table-cell office:value-type="float" office:value="0.00471815">
                <text:p>0.00471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108809">
                <text:p>0.108809</text:p>
              </table:table-cell>
              <table:table-cell office:value-type="float" office:value="0.00284265">
                <text:p>0.00284265</text:p>
              </table:table-cell>
              <table:table-cell office:value-type="float" office:value="0.00872889">
                <text:p>0.00872889</text:p>
              </table:table-cell>
              <table:table-cell office:value-type="float" office:value="0.00468775">
                <text:p>0.004687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108969">
                <text:p>0.108969</text:p>
              </table:table-cell>
              <table:table-cell office:value-type="float" office:value="0.00282134">
                <text:p>0.00282134</text:p>
              </table:table-cell>
              <table:table-cell office:value-type="float" office:value="0.00874784">
                <text:p>0.00874784</text:p>
              </table:table-cell>
              <table:table-cell office:value-type="float" office:value="0.00469565">
                <text:p>0.004695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108187">
                <text:p>0.108187</text:p>
              </table:table-cell>
              <table:table-cell office:value-type="float" office:value="0.00280752">
                <text:p>0.00280752</text:p>
              </table:table-cell>
              <table:table-cell office:value-type="float" office:value="0.00882127">
                <text:p>0.00882127</text:p>
              </table:table-cell>
              <table:table-cell office:value-type="float" office:value="0.00468499">
                <text:p>0.004684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107822">
                <text:p>0.107822</text:p>
              </table:table-cell>
              <table:table-cell office:value-type="float" office:value="0.00278818">
                <text:p>0.00278818</text:p>
              </table:table-cell>
              <table:table-cell office:value-type="float" office:value="0.00882285">
                <text:p>0.00882285</text:p>
              </table:table-cell>
              <table:table-cell office:value-type="float" office:value="0.00471183">
                <text:p>0.004711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107101">
                <text:p>0.107101</text:p>
              </table:table-cell>
              <table:table-cell office:value-type="float" office:value="0.0028016">
                <text:p>0.0028016</text:p>
              </table:table-cell>
              <table:table-cell office:value-type="float" office:value="0.00869573">
                <text:p>0.00869573</text:p>
              </table:table-cell>
              <table:table-cell office:value-type="float" office:value="0.00480144">
                <text:p>0.004801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108183">
                <text:p>0.108183</text:p>
              </table:table-cell>
              <table:table-cell office:value-type="float" office:value="0.00277397">
                <text:p>0.00277397</text:p>
              </table:table-cell>
              <table:table-cell office:value-type="float" office:value="0.00881298">
                <text:p>0.00881298</text:p>
              </table:table-cell>
              <table:table-cell office:value-type="float" office:value="0.0057007">
                <text:p>0.00570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107711">
                <text:p>0.107711</text:p>
              </table:table-cell>
              <table:table-cell office:value-type="float" office:value="0.00276647">
                <text:p>0.00276647</text:p>
              </table:table-cell>
              <table:table-cell office:value-type="float" office:value="0.00896062">
                <text:p>0.00896062</text:p>
              </table:table-cell>
              <table:table-cell office:value-type="float" office:value="0.00607888">
                <text:p>0.006078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107816">
                <text:p>0.107816</text:p>
              </table:table-cell>
              <table:table-cell office:value-type="float" office:value="0.00276133">
                <text:p>0.00276133</text:p>
              </table:table-cell>
              <table:table-cell office:value-type="float" office:value="0.00893219">
                <text:p>0.00893219</text:p>
              </table:table-cell>
              <table:table-cell office:value-type="float" office:value="0.00478052">
                <text:p>0.004780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107861">
                <text:p>0.107861</text:p>
              </table:table-cell>
              <table:table-cell office:value-type="float" office:value="0.00276331">
                <text:p>0.00276331</text:p>
              </table:table-cell>
              <table:table-cell office:value-type="float" office:value="0.00876482">
                <text:p>0.00876482</text:p>
              </table:table-cell>
              <table:table-cell office:value-type="float" office:value="0.00495579">
                <text:p>0.00495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107139">
                <text:p>0.107139</text:p>
              </table:table-cell>
              <table:table-cell office:value-type="float" office:value="0.00275936">
                <text:p>0.00275936</text:p>
              </table:table-cell>
              <table:table-cell office:value-type="float" office:value="0.00867008">
                <text:p>0.00867008</text:p>
              </table:table-cell>
              <table:table-cell office:value-type="float" office:value="0.00619652">
                <text:p>0.006196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106697">
                <text:p>0.106697</text:p>
              </table:table-cell>
              <table:table-cell office:value-type="float" office:value="0.00274041">
                <text:p>0.00274041</text:p>
              </table:table-cell>
              <table:table-cell office:value-type="float" office:value="0.0102057">
                <text:p>0.0102057</text:p>
              </table:table-cell>
              <table:table-cell office:value-type="float" office:value="0.00533516">
                <text:p>0.005335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106715">
                <text:p>0.106715</text:p>
              </table:table-cell>
              <table:table-cell office:value-type="float" office:value="0.00275581">
                <text:p>0.00275581</text:p>
              </table:table-cell>
              <table:table-cell office:value-type="float" office:value="0.0107733">
                <text:p>0.0107733</text:p>
              </table:table-cell>
              <table:table-cell office:value-type="float" office:value="0.00466604">
                <text:p>0.004666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105999">
                <text:p>0.105999</text:p>
              </table:table-cell>
              <table:table-cell office:value-type="float" office:value="0.00274041">
                <text:p>0.00274041</text:p>
              </table:table-cell>
              <table:table-cell office:value-type="float" office:value="0.0116722">
                <text:p>0.0116722</text:p>
              </table:table-cell>
              <table:table-cell office:value-type="float" office:value="0.00461433">
                <text:p>0.004614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105756">
                <text:p>0.105756</text:p>
              </table:table-cell>
              <table:table-cell office:value-type="float" office:value="0.00273252">
                <text:p>0.00273252</text:p>
              </table:table-cell>
              <table:table-cell office:value-type="float" office:value="0.00943433">
                <text:p>0.00943433</text:p>
              </table:table-cell>
              <table:table-cell office:value-type="float" office:value="0.00461867">
                <text:p>0.004618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1057">
                <text:p>0.1057</text:p>
              </table:table-cell>
              <table:table-cell office:value-type="float" office:value="0.00273528">
                <text:p>0.00273528</text:p>
              </table:table-cell>
              <table:table-cell office:value-type="float" office:value="0.00866336">
                <text:p>0.00866336</text:p>
              </table:table-cell>
              <table:table-cell office:value-type="float" office:value="0.00526607">
                <text:p>0.005266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10537">
                <text:p>0.10537</text:p>
              </table:table-cell>
              <table:table-cell office:value-type="float" office:value="0.00273607">
                <text:p>0.00273607</text:p>
              </table:table-cell>
              <table:table-cell office:value-type="float" office:value="0.00867994">
                <text:p>0.00867994</text:p>
              </table:table-cell>
              <table:table-cell office:value-type="float" office:value="0.00510936">
                <text:p>0.00510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105081">
                <text:p>0.105081</text:p>
              </table:table-cell>
              <table:table-cell office:value-type="float" office:value="0.00283831">
                <text:p>0.00283831</text:p>
              </table:table-cell>
              <table:table-cell office:value-type="float" office:value="0.00862942">
                <text:p>0.00862942</text:p>
              </table:table-cell>
              <table:table-cell office:value-type="float" office:value="0.00460051">
                <text:p>0.004600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104549">
                <text:p>0.104549</text:p>
              </table:table-cell>
              <table:table-cell office:value-type="float" office:value="0.00281542">
                <text:p>0.00281542</text:p>
              </table:table-cell>
              <table:table-cell office:value-type="float" office:value="0.00945841">
                <text:p>0.00945841</text:p>
              </table:table-cell>
              <table:table-cell office:value-type="float" office:value="0.00458867">
                <text:p>0.004588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103976">
                <text:p>0.103976</text:p>
              </table:table-cell>
              <table:table-cell office:value-type="float" office:value="0.00277041">
                <text:p>0.00277041</text:p>
              </table:table-cell>
              <table:table-cell office:value-type="float" office:value="0.00900286">
                <text:p>0.00900286</text:p>
              </table:table-cell>
              <table:table-cell office:value-type="float" office:value="0.0046017">
                <text:p>0.00460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104721">
                <text:p>0.104721</text:p>
              </table:table-cell>
              <table:table-cell office:value-type="float" office:value="0.00278462">
                <text:p>0.00278462</text:p>
              </table:table-cell>
              <table:table-cell office:value-type="float" office:value="0.00851967">
                <text:p>0.00851967</text:p>
              </table:table-cell>
              <table:table-cell office:value-type="float" office:value="0.00458591">
                <text:p>0.004585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103756">
                <text:p>0.103756</text:p>
              </table:table-cell>
              <table:table-cell office:value-type="float" office:value="0.00275975">
                <text:p>0.00275975</text:p>
              </table:table-cell>
              <table:table-cell office:value-type="float" office:value="0.00855915">
                <text:p>0.00855915</text:p>
              </table:table-cell>
              <table:table-cell office:value-type="float" office:value="0.00456735">
                <text:p>0.004567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103514">
                <text:p>0.103514</text:p>
              </table:table-cell>
              <table:table-cell office:value-type="float" office:value="0.00274752">
                <text:p>0.00274752</text:p>
              </table:table-cell>
              <table:table-cell office:value-type="float" office:value="0.0085631">
                <text:p>0.0085631</text:p>
              </table:table-cell>
              <table:table-cell office:value-type="float" office:value="0.00461867">
                <text:p>0.004618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103498">
                <text:p>0.103498</text:p>
              </table:table-cell>
              <table:table-cell office:value-type="float" office:value="0.00274199">
                <text:p>0.00274199</text:p>
              </table:table-cell>
              <table:table-cell office:value-type="float" office:value="0.00848809">
                <text:p>0.00848809</text:p>
              </table:table-cell>
              <table:table-cell office:value-type="float" office:value="0.00459814">
                <text:p>0.004598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103193">
                <text:p>0.103193</text:p>
              </table:table-cell>
              <table:table-cell office:value-type="float" office:value="0.00272186">
                <text:p>0.00272186</text:p>
              </table:table-cell>
              <table:table-cell office:value-type="float" office:value="0.00854257">
                <text:p>0.00854257</text:p>
              </table:table-cell>
              <table:table-cell office:value-type="float" office:value="0.00455748">
                <text:p>0.004557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102819">
                <text:p>0.102819</text:p>
              </table:table-cell>
              <table:table-cell office:value-type="float" office:value="0.0027262">
                <text:p>0.0027262</text:p>
              </table:table-cell>
              <table:table-cell office:value-type="float" office:value="0.00852875">
                <text:p>0.00852875</text:p>
              </table:table-cell>
              <table:table-cell office:value-type="float" office:value="0.00454288">
                <text:p>0.004542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102752">
                <text:p>0.102752</text:p>
              </table:table-cell>
              <table:table-cell office:value-type="float" office:value="0.00273528">
                <text:p>0.00273528</text:p>
              </table:table-cell>
              <table:table-cell office:value-type="float" office:value="0.00914023">
                <text:p>0.00914023</text:p>
              </table:table-cell>
              <table:table-cell office:value-type="float" office:value="0.00453814">
                <text:p>0.004538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102363">
                <text:p>0.102363</text:p>
              </table:table-cell>
              <table:table-cell office:value-type="float" office:value="0.00272028">
                <text:p>0.00272028</text:p>
              </table:table-cell>
              <table:table-cell office:value-type="float" office:value="0.00903246">
                <text:p>0.00903246</text:p>
              </table:table-cell>
              <table:table-cell office:value-type="float" office:value="0.00454327">
                <text:p>0.004543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102503">
                <text:p>0.102503</text:p>
              </table:table-cell>
              <table:table-cell office:value-type="float" office:value="0.00272778">
                <text:p>0.00272778</text:p>
              </table:table-cell>
              <table:table-cell office:value-type="float" office:value="0.00842809">
                <text:p>0.00842809</text:p>
              </table:table-cell>
              <table:table-cell office:value-type="float" office:value="0.00453025">
                <text:p>0.004530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101827">
                <text:p>0.101827</text:p>
              </table:table-cell>
              <table:table-cell office:value-type="float" office:value="0.00272541">
                <text:p>0.00272541</text:p>
              </table:table-cell>
              <table:table-cell office:value-type="float" office:value="0.00840598">
                <text:p>0.00840598</text:p>
              </table:table-cell>
              <table:table-cell office:value-type="float" office:value="0.00453222">
                <text:p>0.004532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101507">
                <text:p>0.101507</text:p>
              </table:table-cell>
              <table:table-cell office:value-type="float" office:value="0.00271238">
                <text:p>0.00271238</text:p>
              </table:table-cell>
              <table:table-cell office:value-type="float" office:value="0.00845493">
                <text:p>0.00845493</text:p>
              </table:table-cell>
              <table:table-cell office:value-type="float" office:value="0.00565017">
                <text:p>0.005650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101324">
                <text:p>0.101324</text:p>
              </table:table-cell>
              <table:table-cell office:value-type="float" office:value="0.00270962">
                <text:p>0.00270962</text:p>
              </table:table-cell>
              <table:table-cell office:value-type="float" office:value="0.00843085">
                <text:p>0.00843085</text:p>
              </table:table-cell>
              <table:table-cell office:value-type="float" office:value="0.00515831">
                <text:p>0.005158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103515">
                <text:p>0.103515</text:p>
              </table:table-cell>
              <table:table-cell office:value-type="float" office:value="0.00274594">
                <text:p>0.00274594</text:p>
              </table:table-cell>
              <table:table-cell office:value-type="float" office:value="0.00843756">
                <text:p>0.00843756</text:p>
              </table:table-cell>
              <table:table-cell office:value-type="float" office:value="0.00460959">
                <text:p>0.004609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101921">
                <text:p>0.101921</text:p>
              </table:table-cell>
              <table:table-cell office:value-type="float" office:value="0.00274041">
                <text:p>0.00274041</text:p>
              </table:table-cell>
              <table:table-cell office:value-type="float" office:value="0.00835072">
                <text:p>0.00835072</text:p>
              </table:table-cell>
              <table:table-cell office:value-type="float" office:value="0.00450814">
                <text:p>0.004508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102148">
                <text:p>0.102148</text:p>
              </table:table-cell>
              <table:table-cell office:value-type="float" office:value="0.00273331">
                <text:p>0.00273331</text:p>
              </table:table-cell>
              <table:table-cell office:value-type="float" office:value="0.00875732">
                <text:p>0.00875732</text:p>
              </table:table-cell>
              <table:table-cell office:value-type="float" office:value="0.0044884">
                <text:p>0.00448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101391">
                <text:p>0.101391</text:p>
              </table:table-cell>
              <table:table-cell office:value-type="float" office:value="0.00273133">
                <text:p>0.00273133</text:p>
              </table:table-cell>
              <table:table-cell office:value-type="float" office:value="0.0093988">
                <text:p>0.0093988</text:p>
              </table:table-cell>
              <table:table-cell office:value-type="float" office:value="0.00447577">
                <text:p>0.004475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101772">
                <text:p>0.101772</text:p>
              </table:table-cell>
              <table:table-cell office:value-type="float" office:value="0.00270962">
                <text:p>0.00270962</text:p>
              </table:table-cell>
              <table:table-cell office:value-type="float" office:value="0.00947854">
                <text:p>0.00947854</text:p>
              </table:table-cell>
              <table:table-cell office:value-type="float" office:value="0.00449511">
                <text:p>0.004495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101012">
                <text:p>0.101012</text:p>
              </table:table-cell>
              <table:table-cell office:value-type="float" office:value="0.00270567">
                <text:p>0.00270567</text:p>
              </table:table-cell>
              <table:table-cell office:value-type="float" office:value="0.00976553">
                <text:p>0.00976553</text:p>
              </table:table-cell>
              <table:table-cell office:value-type="float" office:value="0.00446708">
                <text:p>0.004467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101462">
                <text:p>0.101462</text:p>
              </table:table-cell>
              <table:table-cell office:value-type="float" office:value="0.0027266">
                <text:p>0.0027266</text:p>
              </table:table-cell>
              <table:table-cell office:value-type="float" office:value="0.00923221">
                <text:p>0.00923221</text:p>
              </table:table-cell>
              <table:table-cell office:value-type="float" office:value="0.00444971">
                <text:p>0.004449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100604">
                <text:p>0.100604</text:p>
              </table:table-cell>
              <table:table-cell office:value-type="float" office:value="0.00271159">
                <text:p>0.00271159</text:p>
              </table:table-cell>
              <table:table-cell office:value-type="float" office:value="0.00885601">
                <text:p>0.00885601</text:p>
              </table:table-cell>
              <table:table-cell office:value-type="float" office:value="0.00445879">
                <text:p>0.004458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101143">
                <text:p>0.101143</text:p>
              </table:table-cell>
              <table:table-cell office:value-type="float" office:value="0.00270765">
                <text:p>0.00270765</text:p>
              </table:table-cell>
              <table:table-cell office:value-type="float" office:value="0.00839138">
                <text:p>0.00839138</text:p>
              </table:table-cell>
              <table:table-cell office:value-type="float" office:value="0.00445169">
                <text:p>0.004451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100201">
                <text:p>0.100201</text:p>
              </table:table-cell>
              <table:table-cell office:value-type="float" office:value="0.00270607">
                <text:p>0.00270607</text:p>
              </table:table-cell>
              <table:table-cell office:value-type="float" office:value="0.00837638">
                <text:p>0.00837638</text:p>
              </table:table-cell>
              <table:table-cell office:value-type="float" office:value="0.00444024">
                <text:p>0.004440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100605">
                <text:p>0.100605</text:p>
              </table:table-cell>
              <table:table-cell office:value-type="float" office:value="0.00271278">
                <text:p>0.00271278</text:p>
              </table:table-cell>
              <table:table-cell office:value-type="float" office:value="0.00833927">
                <text:p>0.00833927</text:p>
              </table:table-cell>
              <table:table-cell office:value-type="float" office:value="0.00443195">
                <text:p>0.004431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993993">
                <text:p>0.0993993</text:p>
              </table:table-cell>
              <table:table-cell office:value-type="float" office:value="0.00269896">
                <text:p>0.00269896</text:p>
              </table:table-cell>
              <table:table-cell office:value-type="float" office:value="0.00828519">
                <text:p>0.00828519</text:p>
              </table:table-cell>
              <table:table-cell office:value-type="float" office:value="0.00441892">
                <text:p>0.004418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99663">
                <text:p>0.099663</text:p>
              </table:table-cell>
              <table:table-cell office:value-type="float" office:value="0.00276252">
                <text:p>0.00276252</text:p>
              </table:table-cell>
              <table:table-cell office:value-type="float" office:value="0.00824966">
                <text:p>0.00824966</text:p>
              </table:table-cell>
              <table:table-cell office:value-type="float" office:value="0.00442485">
                <text:p>0.004424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986485">
                <text:p>0.0986485</text:p>
              </table:table-cell>
              <table:table-cell office:value-type="float" office:value="0.00278462">
                <text:p>0.00278462</text:p>
              </table:table-cell>
              <table:table-cell office:value-type="float" office:value="0.00822479">
                <text:p>0.00822479</text:p>
              </table:table-cell>
              <table:table-cell office:value-type="float" office:value="0.0043984">
                <text:p>0.00439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988692">
                <text:p>0.0988692</text:p>
              </table:table-cell>
              <table:table-cell office:value-type="float" office:value="0.00277081">
                <text:p>0.00277081</text:p>
              </table:table-cell>
              <table:table-cell office:value-type="float" office:value="0.00829821">
                <text:p>0.00829821</text:p>
              </table:table-cell>
              <table:table-cell office:value-type="float" office:value="0.00441182">
                <text:p>0.004411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981511">
                <text:p>0.0981511</text:p>
              </table:table-cell>
              <table:table-cell office:value-type="float" office:value="0.00275502">
                <text:p>0.00275502</text:p>
              </table:table-cell>
              <table:table-cell office:value-type="float" office:value="0.00822124">
                <text:p>0.00822124</text:p>
              </table:table-cell>
              <table:table-cell office:value-type="float" office:value="0.00440195">
                <text:p>0.004401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982459">
                <text:p>0.0982459</text:p>
              </table:table-cell>
              <table:table-cell office:value-type="float" office:value="0.00275423">
                <text:p>0.00275423</text:p>
              </table:table-cell>
              <table:table-cell office:value-type="float" office:value="0.00821808">
                <text:p>0.00821808</text:p>
              </table:table-cell>
              <table:table-cell office:value-type="float" office:value="0.00438458">
                <text:p>0.004384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980769">
                <text:p>0.0980769</text:p>
              </table:table-cell>
              <table:table-cell office:value-type="float" office:value="0.00275462">
                <text:p>0.00275462</text:p>
              </table:table-cell>
              <table:table-cell office:value-type="float" office:value="0.00838545">
                <text:p>0.00838545</text:p>
              </table:table-cell>
              <table:table-cell office:value-type="float" office:value="0.00443353">
                <text:p>0.004433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974702">
                <text:p>0.0974702</text:p>
              </table:table-cell>
              <table:table-cell office:value-type="float" office:value="0.00276015">
                <text:p>0.00276015</text:p>
              </table:table-cell>
              <table:table-cell office:value-type="float" office:value="0.00819281">
                <text:p>0.00819281</text:p>
              </table:table-cell>
              <table:table-cell office:value-type="float" office:value="0.00438182">
                <text:p>0.004381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976656">
                <text:p>0.0976656</text:p>
              </table:table-cell>
              <table:table-cell office:value-type="float" office:value="0.00276607">
                <text:p>0.00276607</text:p>
              </table:table-cell>
              <table:table-cell office:value-type="float" office:value="0.00816755">
                <text:p>0.00816755</text:p>
              </table:table-cell>
              <table:table-cell office:value-type="float" office:value="0.00436603">
                <text:p>0.004366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97062">
                <text:p>0.097062</text:p>
              </table:table-cell>
              <table:table-cell office:value-type="float" office:value="0.00274949">
                <text:p>0.00274949</text:p>
              </table:table-cell>
              <table:table-cell office:value-type="float" office:value="0.00824768">
                <text:p>0.00824768</text:p>
              </table:table-cell>
              <table:table-cell office:value-type="float" office:value="0.00437511">
                <text:p>0.004375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974188">
                <text:p>0.0974188</text:p>
              </table:table-cell>
              <table:table-cell office:value-type="float" office:value="0.00273725">
                <text:p>0.00273725</text:p>
              </table:table-cell>
              <table:table-cell office:value-type="float" office:value="0.00815413">
                <text:p>0.00815413</text:p>
              </table:table-cell>
              <table:table-cell office:value-type="float" office:value="0.00565017">
                <text:p>0.005650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967304">
                <text:p>0.0967304</text:p>
              </table:table-cell>
              <table:table-cell office:value-type="float" office:value="0.00274436">
                <text:p>0.00274436</text:p>
              </table:table-cell>
              <table:table-cell office:value-type="float" office:value="0.00814939">
                <text:p>0.00814939</text:p>
              </table:table-cell>
              <table:table-cell office:value-type="float" office:value="0.00580768">
                <text:p>0.005807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96837">
                <text:p>0.096837</text:p>
              </table:table-cell>
              <table:table-cell office:value-type="float" office:value="0.00301279">
                <text:p>0.00301279</text:p>
              </table:table-cell>
              <table:table-cell office:value-type="float" office:value="0.00815334">
                <text:p>0.00815334</text:p>
              </table:table-cell>
              <table:table-cell office:value-type="float" office:value="0.00609862">
                <text:p>0.006098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962665">
                <text:p>0.0962665</text:p>
              </table:table-cell>
              <table:table-cell office:value-type="float" office:value="0.00309096">
                <text:p>0.00309096</text:p>
              </table:table-cell>
              <table:table-cell office:value-type="float" office:value="0.00918445">
                <text:p>0.00918445</text:p>
              </table:table-cell>
              <table:table-cell office:value-type="float" office:value="0.00620126">
                <text:p>0.006201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95946">
                <text:p>0.095946</text:p>
              </table:table-cell>
              <table:table-cell office:value-type="float" office:value="0.00295358">
                <text:p>0.00295358</text:p>
              </table:table-cell>
              <table:table-cell office:value-type="float" office:value="0.00820229">
                <text:p>0.00820229</text:p>
              </table:table-cell>
              <table:table-cell office:value-type="float" office:value="0.00605914">
                <text:p>0.006059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929743">
                <text:p>0.0929743</text:p>
              </table:table-cell>
              <table:table-cell office:value-type="float" office:value="0.0029145">
                <text:p>0.0029145</text:p>
              </table:table-cell>
              <table:table-cell office:value-type="float" office:value="0.00812847">
                <text:p>0.00812847</text:p>
              </table:table-cell>
              <table:table-cell office:value-type="float" office:value="0.00580137">
                <text:p>0.005801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959634">
                <text:p>0.0959634</text:p>
              </table:table-cell>
              <table:table-cell office:value-type="float" office:value="0.00286752">
                <text:p>0.00286752</text:p>
              </table:table-cell>
              <table:table-cell office:value-type="float" office:value="0.00816952">
                <text:p>0.00816952</text:p>
              </table:table-cell>
              <table:table-cell office:value-type="float" office:value="0.00443432">
                <text:p>0.004434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931795">
                <text:p>0.0931795</text:p>
              </table:table-cell>
              <table:table-cell office:value-type="float" office:value="0.00282371">
                <text:p>0.00282371</text:p>
              </table:table-cell>
              <table:table-cell office:value-type="float" office:value="0.00917339">
                <text:p>0.00917339</text:p>
              </table:table-cell>
              <table:table-cell office:value-type="float" office:value="0.00436958">
                <text:p>0.004369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955599">
                <text:p>0.0955599</text:p>
              </table:table-cell>
              <table:table-cell office:value-type="float" office:value="0.00277673">
                <text:p>0.00277673</text:p>
              </table:table-cell>
              <table:table-cell office:value-type="float" office:value="0.0090676">
                <text:p>0.0090676</text:p>
              </table:table-cell>
              <table:table-cell office:value-type="float" office:value="0.00435537">
                <text:p>0.004355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950767">
                <text:p>0.0950767</text:p>
              </table:table-cell>
              <table:table-cell office:value-type="float" office:value="0.00273252">
                <text:p>0.00273252</text:p>
              </table:table-cell>
              <table:table-cell office:value-type="float" office:value="0.00947815">
                <text:p>0.00947815</text:p>
              </table:table-cell>
              <table:table-cell office:value-type="float" office:value="0.00433484">
                <text:p>0.004334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0949232">
                <text:p>0.0949232</text:p>
              </table:table-cell>
              <table:table-cell office:value-type="float" office:value="0.00314346">
                <text:p>0.00314346</text:p>
              </table:table-cell>
              <table:table-cell office:value-type="float" office:value="0.00857336">
                <text:p>0.00857336</text:p>
              </table:table-cell>
              <table:table-cell office:value-type="float" office:value="0.0043451">
                <text:p>0.00434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951079">
                <text:p>0.0951079</text:p>
              </table:table-cell>
              <table:table-cell office:value-type="float" office:value="0.0032311">
                <text:p>0.0032311</text:p>
              </table:table-cell>
              <table:table-cell office:value-type="float" office:value="0.00813044">
                <text:p>0.00813044</text:p>
              </table:table-cell>
              <table:table-cell office:value-type="float" office:value="0.00432931">
                <text:p>0.004329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943808">
                <text:p>0.0943808</text:p>
              </table:table-cell>
              <table:table-cell office:value-type="float" office:value="0.00289555">
                <text:p>0.00289555</text:p>
              </table:table-cell>
              <table:table-cell office:value-type="float" office:value="0.00806294">
                <text:p>0.00806294</text:p>
              </table:table-cell>
              <table:table-cell office:value-type="float" office:value="0.00444577">
                <text:p>0.004445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95481">
                <text:p>0.095481</text:p>
              </table:table-cell>
              <table:table-cell office:value-type="float" office:value="0.00342492">
                <text:p>0.00342492</text:p>
              </table:table-cell>
              <table:table-cell office:value-type="float" office:value="0.00807715">
                <text:p>0.00807715</text:p>
              </table:table-cell>
              <table:table-cell office:value-type="float" office:value="0.0043984">
                <text:p>0.00439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939552">
                <text:p>0.0939552</text:p>
              </table:table-cell>
              <table:table-cell office:value-type="float" office:value="0.00323189">
                <text:p>0.00323189</text:p>
              </table:table-cell>
              <table:table-cell office:value-type="float" office:value="0.00805386">
                <text:p>0.00805386</text:p>
              </table:table-cell>
              <table:table-cell office:value-type="float" office:value="0.00430602">
                <text:p>0.004306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942679">
                <text:p>0.0942679</text:p>
              </table:table-cell>
              <table:table-cell office:value-type="float" office:value="0.00305227">
                <text:p>0.00305227</text:p>
              </table:table-cell>
              <table:table-cell office:value-type="float" office:value="0.00818413">
                <text:p>0.00818413</text:p>
              </table:table-cell>
              <table:table-cell office:value-type="float" office:value="0.00431313">
                <text:p>0.004313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936213">
                <text:p>0.0936213</text:p>
              </table:table-cell>
              <table:table-cell office:value-type="float" office:value="0.00293345">
                <text:p>0.00293345</text:p>
              </table:table-cell>
              <table:table-cell office:value-type="float" office:value="0.00807912">
                <text:p>0.00807912</text:p>
              </table:table-cell>
              <table:table-cell office:value-type="float" office:value="0.00439761">
                <text:p>0.004397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943267">
                <text:p>0.0943267</text:p>
              </table:table-cell>
              <table:table-cell office:value-type="float" office:value="0.00290226">
                <text:p>0.00290226</text:p>
              </table:table-cell>
              <table:table-cell office:value-type="float" office:value="0.00821452">
                <text:p>0.00821452</text:p>
              </table:table-cell>
              <table:table-cell office:value-type="float" office:value="0.00430208">
                <text:p>0.004302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931693">
                <text:p>0.0931693</text:p>
              </table:table-cell>
              <table:table-cell office:value-type="float" office:value="0.00285292">
                <text:p>0.00285292</text:p>
              </table:table-cell>
              <table:table-cell office:value-type="float" office:value="0.00814149">
                <text:p>0.00814149</text:p>
              </table:table-cell>
              <table:table-cell office:value-type="float" office:value="0.00428234">
                <text:p>0.004282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930035">
                <text:p>0.0930035</text:p>
              </table:table-cell>
              <table:table-cell office:value-type="float" office:value="0.00282568">
                <text:p>0.00282568</text:p>
              </table:table-cell>
              <table:table-cell office:value-type="float" office:value="0.00797649">
                <text:p>0.00797649</text:p>
              </table:table-cell>
              <table:table-cell office:value-type="float" office:value="0.00437787">
                <text:p>0.004377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932541">
                <text:p>0.0932541</text:p>
              </table:table-cell>
              <table:table-cell office:value-type="float" office:value="0.00282765">
                <text:p>0.00282765</text:p>
              </table:table-cell>
              <table:table-cell office:value-type="float" office:value="0.00800451">
                <text:p>0.00800451</text:p>
              </table:table-cell>
              <table:table-cell office:value-type="float" office:value="0.0043305">
                <text:p>0.00433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930797">
                <text:p>0.0930797</text:p>
              </table:table-cell>
              <table:table-cell office:value-type="float" office:value="0.00279015">
                <text:p>0.00279015</text:p>
              </table:table-cell>
              <table:table-cell office:value-type="float" office:value="0.0080057">
                <text:p>0.0080057</text:p>
              </table:table-cell>
              <table:table-cell office:value-type="float" office:value="0.00426023">
                <text:p>0.004260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926991">
                <text:p>0.0926991</text:p>
              </table:table-cell>
              <table:table-cell office:value-type="float" office:value="0.0027716">
                <text:p>0.0027716</text:p>
              </table:table-cell>
              <table:table-cell office:value-type="float" office:value="0.00795438">
                <text:p>0.00795438</text:p>
              </table:table-cell>
              <table:table-cell office:value-type="float" office:value="0.00429221">
                <text:p>0.004292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921184">
                <text:p>0.0921184</text:p>
              </table:table-cell>
              <table:table-cell office:value-type="float" office:value="0.00274081">
                <text:p>0.00274081</text:p>
              </table:table-cell>
              <table:table-cell office:value-type="float" office:value="0.00799504">
                <text:p>0.00799504</text:p>
              </table:table-cell>
              <table:table-cell office:value-type="float" office:value="0.00428273">
                <text:p>0.004282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92272">
                <text:p>0.092272</text:p>
              </table:table-cell>
              <table:table-cell office:value-type="float" office:value="0.0027412">
                <text:p>0.0027412</text:p>
              </table:table-cell>
              <table:table-cell office:value-type="float" office:value="0.00789714">
                <text:p>0.00789714</text:p>
              </table:table-cell>
              <table:table-cell office:value-type="float" office:value="0.0042401">
                <text:p>0.00424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918792">
                <text:p>0.0918792</text:p>
              </table:table-cell>
              <table:table-cell office:value-type="float" office:value="0.00273844">
                <text:p>0.00273844</text:p>
              </table:table-cell>
              <table:table-cell office:value-type="float" office:value="0.00792556">
                <text:p>0.00792556</text:p>
              </table:table-cell>
              <table:table-cell office:value-type="float" office:value="0.00423497">
                <text:p>0.004234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915796">
                <text:p>0.0915796</text:p>
              </table:table-cell>
              <table:table-cell office:value-type="float" office:value="0.0027562">
                <text:p>0.0027562</text:p>
              </table:table-cell>
              <table:table-cell office:value-type="float" office:value="0.00790385">
                <text:p>0.00790385</text:p>
              </table:table-cell>
              <table:table-cell office:value-type="float" office:value="0.00425786">
                <text:p>0.004257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919921">
                <text:p>0.0919921</text:p>
              </table:table-cell>
              <table:table-cell office:value-type="float" office:value="0.00272423">
                <text:p>0.00272423</text:p>
              </table:table-cell>
              <table:table-cell office:value-type="float" office:value="0.00788293">
                <text:p>0.00788293</text:p>
              </table:table-cell>
              <table:table-cell office:value-type="float" office:value="0.00423694">
                <text:p>0.004236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909791">
                <text:p>0.0909791</text:p>
              </table:table-cell>
              <table:table-cell office:value-type="float" office:value="0.00273607">
                <text:p>0.00273607</text:p>
              </table:table-cell>
              <table:table-cell office:value-type="float" office:value="0.00786793">
                <text:p>0.00786793</text:p>
              </table:table-cell>
              <table:table-cell office:value-type="float" office:value="0.00422115">
                <text:p>0.004221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918145">
                <text:p>0.0918145</text:p>
              </table:table-cell>
              <table:table-cell office:value-type="float" office:value="0.00272857">
                <text:p>0.00272857</text:p>
              </table:table-cell>
              <table:table-cell office:value-type="float" office:value="0.00814623">
                <text:p>0.00814623</text:p>
              </table:table-cell>
              <table:table-cell office:value-type="float" office:value="0.00420102">
                <text:p>0.004201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910652">
                <text:p>0.0910652</text:p>
              </table:table-cell>
              <table:table-cell office:value-type="float" office:value="0.00273054">
                <text:p>0.00273054</text:p>
              </table:table-cell>
              <table:table-cell office:value-type="float" office:value="0.00797135">
                <text:p>0.00797135</text:p>
              </table:table-cell>
              <table:table-cell office:value-type="float" office:value="0.00419904">
                <text:p>0.004199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915389">
                <text:p>0.0915389</text:p>
              </table:table-cell>
              <table:table-cell office:value-type="float" office:value="0.00272304">
                <text:p>0.00272304</text:p>
              </table:table-cell>
              <table:table-cell office:value-type="float" office:value="0.00786319">
                <text:p>0.00786319</text:p>
              </table:table-cell>
              <table:table-cell office:value-type="float" office:value="0.00421839">
                <text:p>0.004218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908915">
                <text:p>0.0908915</text:p>
              </table:table-cell>
              <table:table-cell office:value-type="float" office:value="0.00272541">
                <text:p>0.00272541</text:p>
              </table:table-cell>
              <table:table-cell office:value-type="float" office:value="0.00800807">
                <text:p>0.00800807</text:p>
              </table:table-cell>
              <table:table-cell office:value-type="float" office:value="0.00418996">
                <text:p>0.004189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908493">
                <text:p>0.0908493</text:p>
              </table:table-cell>
              <table:table-cell office:value-type="float" office:value="0.00271791">
                <text:p>0.00271791</text:p>
              </table:table-cell>
              <table:table-cell office:value-type="float" office:value="0.00908733">
                <text:p>0.00908733</text:p>
              </table:table-cell>
              <table:table-cell office:value-type="float" office:value="0.00438655">
                <text:p>0.004386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908307">
                <text:p>0.0908307</text:p>
              </table:table-cell>
              <table:table-cell office:value-type="float" office:value="0.00273567">
                <text:p>0.00273567</text:p>
              </table:table-cell>
              <table:table-cell office:value-type="float" office:value="0.00856467">
                <text:p>0.00856467</text:p>
              </table:table-cell>
              <table:table-cell office:value-type="float" office:value="0.00429536">
                <text:p>0.004295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903219">
                <text:p>0.0903219</text:p>
              </table:table-cell>
              <table:table-cell office:value-type="float" office:value="0.00271949">
                <text:p>0.00271949</text:p>
              </table:table-cell>
              <table:table-cell office:value-type="float" office:value="0.00927208">
                <text:p>0.00927208</text:p>
              </table:table-cell>
              <table:table-cell office:value-type="float" office:value="0.00416233">
                <text:p>0.004162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904916">
                <text:p>0.0904916</text:p>
              </table:table-cell>
              <table:table-cell office:value-type="float" office:value="0.00269817">
                <text:p>0.00269817</text:p>
              </table:table-cell>
              <table:table-cell office:value-type="float" office:value="0.00809136">
                <text:p>0.00809136</text:p>
              </table:table-cell>
              <table:table-cell office:value-type="float" office:value="0.00418009">
                <text:p>0.004180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899204">
                <text:p>0.0899204</text:p>
              </table:table-cell>
              <table:table-cell office:value-type="float" office:value="0.00270686">
                <text:p>0.00270686</text:p>
              </table:table-cell>
              <table:table-cell office:value-type="float" office:value="0.00784977">
                <text:p>0.00784977</text:p>
              </table:table-cell>
              <table:table-cell office:value-type="float" office:value="0.00415996">
                <text:p>0.004159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901083">
                <text:p>0.0901083</text:p>
              </table:table-cell>
              <table:table-cell office:value-type="float" office:value="0.00272896">
                <text:p>0.00272896</text:p>
              </table:table-cell>
              <table:table-cell office:value-type="float" office:value="0.007832">
                <text:p>0.007832</text:p>
              </table:table-cell>
              <table:table-cell office:value-type="float" office:value="0.00417141">
                <text:p>0.004171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895959">
                <text:p>0.0895959</text:p>
              </table:table-cell>
              <table:table-cell office:value-type="float" office:value="0.00272146">
                <text:p>0.00272146</text:p>
              </table:table-cell>
              <table:table-cell office:value-type="float" office:value="0.00822913">
                <text:p>0.00822913</text:p>
              </table:table-cell>
              <table:table-cell office:value-type="float" office:value="0.0041497">
                <text:p>0.00414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894834">
                <text:p>0.0894834</text:p>
              </table:table-cell>
              <table:table-cell office:value-type="float" office:value="0.00271238">
                <text:p>0.00271238</text:p>
              </table:table-cell>
              <table:table-cell office:value-type="float" office:value="0.00827808">
                <text:p>0.00827808</text:p>
              </table:table-cell>
              <table:table-cell office:value-type="float" office:value="0.00414575">
                <text:p>0.004145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892015">
                <text:p>0.0892015</text:p>
              </table:table-cell>
              <table:table-cell office:value-type="float" office:value="0.00270607">
                <text:p>0.00270607</text:p>
              </table:table-cell>
              <table:table-cell office:value-type="float" office:value="0.00769779">
                <text:p>0.00769779</text:p>
              </table:table-cell>
              <table:table-cell office:value-type="float" office:value="0.00416865">
                <text:p>0.004168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886935">
                <text:p>0.0886935</text:p>
              </table:table-cell>
              <table:table-cell office:value-type="float" office:value="0.00270765">
                <text:p>0.00270765</text:p>
              </table:table-cell>
              <table:table-cell office:value-type="float" office:value="0.00772581">
                <text:p>0.00772581</text:p>
              </table:table-cell>
              <table:table-cell office:value-type="float" office:value="0.00416312">
                <text:p>0.004163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891956">
                <text:p>0.0891956</text:p>
              </table:table-cell>
              <table:table-cell office:value-type="float" office:value="0.00269936">
                <text:p>0.00269936</text:p>
              </table:table-cell>
              <table:table-cell office:value-type="float" office:value="0.00775897">
                <text:p>0.00775897</text:p>
              </table:table-cell>
              <table:table-cell office:value-type="float" office:value="0.00509712">
                <text:p>0.005097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884211">
                <text:p>0.0884211</text:p>
              </table:table-cell>
              <table:table-cell office:value-type="float" office:value="0.00271831">
                <text:p>0.00271831</text:p>
              </table:table-cell>
              <table:table-cell office:value-type="float" office:value="0.00763226">
                <text:p>0.00763226</text:p>
              </table:table-cell>
              <table:table-cell office:value-type="float" office:value="0.00440432">
                <text:p>0.004404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881045">
                <text:p>0.0881045</text:p>
              </table:table-cell>
              <table:table-cell office:value-type="float" office:value="0.00271554">
                <text:p>0.00271554</text:p>
              </table:table-cell>
              <table:table-cell office:value-type="float" office:value="0.00763699">
                <text:p>0.00763699</text:p>
              </table:table-cell>
              <table:table-cell office:value-type="float" office:value="0.00477144">
                <text:p>0.004771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878179">
                <text:p>0.0878179</text:p>
              </table:table-cell>
              <table:table-cell office:value-type="float" office:value="0.00269501">
                <text:p>0.00269501</text:p>
              </table:table-cell>
              <table:table-cell office:value-type="float" office:value="0.00766028">
                <text:p>0.00766028</text:p>
              </table:table-cell>
              <table:table-cell office:value-type="float" office:value="0.00536832">
                <text:p>0.005368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871074">
                <text:p>0.0871074</text:p>
              </table:table-cell>
              <table:table-cell office:value-type="float" office:value="0.00269186">
                <text:p>0.00269186</text:p>
              </table:table-cell>
              <table:table-cell office:value-type="float" office:value="0.00768278">
                <text:p>0.00768278</text:p>
              </table:table-cell>
              <table:table-cell office:value-type="float" office:value="0.00478408">
                <text:p>0.004784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87287">
                <text:p>0.087287</text:p>
              </table:table-cell>
              <table:table-cell office:value-type="float" office:value="0.00269975">
                <text:p>0.00269975</text:p>
              </table:table-cell>
              <table:table-cell office:value-type="float" office:value="0.00761054">
                <text:p>0.00761054</text:p>
              </table:table-cell>
              <table:table-cell office:value-type="float" office:value="0.00545122">
                <text:p>0.005451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867868">
                <text:p>0.0867868</text:p>
              </table:table-cell>
              <table:table-cell office:value-type="float" office:value="0.00269186">
                <text:p>0.00269186</text:p>
              </table:table-cell>
              <table:table-cell office:value-type="float" office:value="0.00757225">
                <text:p>0.00757225</text:p>
              </table:table-cell>
              <table:table-cell office:value-type="float" office:value="0.00525857">
                <text:p>0.005258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868448">
                <text:p>0.0868448</text:p>
              </table:table-cell>
              <table:table-cell office:value-type="float" office:value="0.00271436">
                <text:p>0.00271436</text:p>
              </table:table-cell>
              <table:table-cell office:value-type="float" office:value="0.00758212">
                <text:p>0.00758212</text:p>
              </table:table-cell>
              <table:table-cell office:value-type="float" office:value="0.00443866">
                <text:p>0.004438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863285">
                <text:p>0.0863285</text:p>
              </table:table-cell>
              <table:table-cell office:value-type="float" office:value="0.00270054">
                <text:p>0.00270054</text:p>
              </table:table-cell>
              <table:table-cell office:value-type="float" office:value="0.00753278">
                <text:p>0.00753278</text:p>
              </table:table-cell>
              <table:table-cell office:value-type="float" office:value="0.00409877">
                <text:p>0.004098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863076">
                <text:p>0.0863076</text:p>
              </table:table-cell>
              <table:table-cell office:value-type="float" office:value="0.00268672">
                <text:p>0.00268672</text:p>
              </table:table-cell>
              <table:table-cell office:value-type="float" office:value="0.00753988">
                <text:p>0.00753988</text:p>
              </table:table-cell>
              <table:table-cell office:value-type="float" office:value="0.00404706">
                <text:p>0.004047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846674">
                <text:p>0.0846674</text:p>
              </table:table-cell>
              <table:table-cell office:value-type="float" office:value="0.00271317">
                <text:p>0.00271317</text:p>
              </table:table-cell>
              <table:table-cell office:value-type="float" office:value="0.0075912">
                <text:p>0.0075912</text:p>
              </table:table-cell>
              <table:table-cell office:value-type="float" office:value="0.00408891">
                <text:p>0.004088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855603">
                <text:p>0.0855603</text:p>
              </table:table-cell>
              <table:table-cell office:value-type="float" office:value="0.00272067">
                <text:p>0.00272067</text:p>
              </table:table-cell>
              <table:table-cell office:value-type="float" office:value="0.00761094">
                <text:p>0.00761094</text:p>
              </table:table-cell>
              <table:table-cell office:value-type="float" office:value="0.00407075">
                <text:p>0.004070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859582">
                <text:p>0.0859582</text:p>
              </table:table-cell>
              <table:table-cell office:value-type="float" office:value="0.00271909">
                <text:p>0.00271909</text:p>
              </table:table-cell>
              <table:table-cell office:value-type="float" office:value="0.00758094">
                <text:p>0.00758094</text:p>
              </table:table-cell>
              <table:table-cell office:value-type="float" office:value="0.00404943">
                <text:p>0.004049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853278">
                <text:p>0.0853278</text:p>
              </table:table-cell>
              <table:table-cell office:value-type="float" office:value="0.00273528">
                <text:p>0.00273528</text:p>
              </table:table-cell>
              <table:table-cell office:value-type="float" office:value="0.00755725">
                <text:p>0.00755725</text:p>
              </table:table-cell>
              <table:table-cell office:value-type="float" office:value="0.00404746">
                <text:p>0.004047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851186">
                <text:p>0.0851186</text:p>
              </table:table-cell>
              <table:table-cell office:value-type="float" office:value="0.00271278">
                <text:p>0.00271278</text:p>
              </table:table-cell>
              <table:table-cell office:value-type="float" office:value="0.00747712">
                <text:p>0.00747712</text:p>
              </table:table-cell>
              <table:table-cell office:value-type="float" office:value="0.00401153">
                <text:p>0.004011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850743">
                <text:p>0.0850743</text:p>
              </table:table-cell>
              <table:table-cell office:value-type="float" office:value="0.00269817">
                <text:p>0.00269817</text:p>
              </table:table-cell>
              <table:table-cell office:value-type="float" office:value="0.00788214">
                <text:p>0.00788214</text:p>
              </table:table-cell>
              <table:table-cell office:value-type="float" office:value="0.00403561">
                <text:p>0.004035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848158">
                <text:p>0.0848158</text:p>
              </table:table-cell>
              <table:table-cell office:value-type="float" office:value="0.00270488">
                <text:p>0.00270488</text:p>
              </table:table-cell>
              <table:table-cell office:value-type="float" office:value="0.00869731">
                <text:p>0.00869731</text:p>
              </table:table-cell>
              <table:table-cell office:value-type="float" office:value="0.00403246">
                <text:p>0.004032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850293">
                <text:p>0.0850293</text:p>
              </table:table-cell>
              <table:table-cell office:value-type="float" office:value="0.00271515">
                <text:p>0.00271515</text:p>
              </table:table-cell>
              <table:table-cell office:value-type="float" office:value="0.00780082">
                <text:p>0.00780082</text:p>
              </table:table-cell>
              <table:table-cell office:value-type="float" office:value="0.00402259">
                <text:p>0.004022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843287">
                <text:p>0.0843287</text:p>
              </table:table-cell>
              <table:table-cell office:value-type="float" office:value="0.0027108">
                <text:p>0.0027108</text:p>
              </table:table-cell>
              <table:table-cell office:value-type="float" office:value="0.00872416">
                <text:p>0.00872416</text:p>
              </table:table-cell>
              <table:table-cell office:value-type="float" office:value="0.0040143">
                <text:p>0.00401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843002">
                <text:p>0.0843002</text:p>
              </table:table-cell>
              <table:table-cell office:value-type="float" office:value="0.00270883">
                <text:p>0.00270883</text:p>
              </table:table-cell>
              <table:table-cell office:value-type="float" office:value="0.00801951">
                <text:p>0.00801951</text:p>
              </table:table-cell>
              <table:table-cell office:value-type="float" office:value="0.00400009">
                <text:p>0.004000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855228">
                <text:p>0.0855228</text:p>
              </table:table-cell>
              <table:table-cell office:value-type="float" office:value="0.00270607">
                <text:p>0.00270607</text:p>
              </table:table-cell>
              <table:table-cell office:value-type="float" office:value="0.00748462">
                <text:p>0.00748462</text:p>
              </table:table-cell>
              <table:table-cell office:value-type="float" office:value="0.00399337">
                <text:p>0.003993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8432">
                <text:p>0.08432</text:p>
              </table:table-cell>
              <table:table-cell office:value-type="float" office:value="0.00271712">
                <text:p>0.00271712</text:p>
              </table:table-cell>
              <table:table-cell office:value-type="float" office:value="0.00749764">
                <text:p>0.00749764</text:p>
              </table:table-cell>
              <table:table-cell office:value-type="float" office:value="0.00399456">
                <text:p>0.003994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842517">
                <text:p>0.0842517</text:p>
              </table:table-cell>
              <table:table-cell office:value-type="float" office:value="0.00270567">
                <text:p>0.00270567</text:p>
              </table:table-cell>
              <table:table-cell office:value-type="float" office:value="0.00747435">
                <text:p>0.00747435</text:p>
              </table:table-cell>
              <table:table-cell office:value-type="float" office:value="0.00398272">
                <text:p>0.003982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830279">
                <text:p>0.0830279</text:p>
              </table:table-cell>
              <table:table-cell office:value-type="float" office:value="0.00270054">
                <text:p>0.00270054</text:p>
              </table:table-cell>
              <table:table-cell office:value-type="float" office:value="0.00744277">
                <text:p>0.00744277</text:p>
              </table:table-cell>
              <table:table-cell office:value-type="float" office:value="0.00399732">
                <text:p>0.003997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832146">
                <text:p>0.0832146</text:p>
              </table:table-cell>
              <table:table-cell office:value-type="float" office:value="0.00272067">
                <text:p>0.00272067</text:p>
              </table:table-cell>
              <table:table-cell office:value-type="float" office:value="0.00747356">
                <text:p>0.00747356</text:p>
              </table:table-cell>
              <table:table-cell office:value-type="float" office:value="0.00396929">
                <text:p>0.003969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829071">
                <text:p>0.0829071</text:p>
              </table:table-cell>
              <table:table-cell office:value-type="float" office:value="0.00270646">
                <text:p>0.00270646</text:p>
              </table:table-cell>
              <table:table-cell office:value-type="float" office:value="0.0074254">
                <text:p>0.0074254</text:p>
              </table:table-cell>
              <table:table-cell office:value-type="float" office:value="0.00398982">
                <text:p>0.003989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825341">
                <text:p>0.0825341</text:p>
              </table:table-cell>
              <table:table-cell office:value-type="float" office:value="0.00270212">
                <text:p>0.00270212</text:p>
              </table:table-cell>
              <table:table-cell office:value-type="float" office:value="0.00734842">
                <text:p>0.00734842</text:p>
              </table:table-cell>
              <table:table-cell office:value-type="float" office:value="0.00394877">
                <text:p>0.003948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829545">
                <text:p>0.0829545</text:p>
              </table:table-cell>
              <table:table-cell office:value-type="float" office:value="0.00270094">
                <text:p>0.00270094</text:p>
              </table:table-cell>
              <table:table-cell office:value-type="float" office:value="0.00737408">
                <text:p>0.00737408</text:p>
              </table:table-cell>
              <table:table-cell office:value-type="float" office:value="0.00468657">
                <text:p>0.004686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827413">
                <text:p>0.0827413</text:p>
              </table:table-cell>
              <table:table-cell office:value-type="float" office:value="0.00269738">
                <text:p>0.00269738</text:p>
              </table:table-cell>
              <table:table-cell office:value-type="float" office:value="0.0082619">
                <text:p>0.0082619</text:p>
              </table:table-cell>
              <table:table-cell office:value-type="float" office:value="0.0041647">
                <text:p>0.00416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825526">
                <text:p>0.0825526</text:p>
              </table:table-cell>
              <table:table-cell office:value-type="float" office:value="0.00269501">
                <text:p>0.00269501</text:p>
              </table:table-cell>
              <table:table-cell office:value-type="float" office:value="0.00764844">
                <text:p>0.00764844</text:p>
              </table:table-cell>
              <table:table-cell office:value-type="float" office:value="0.00393298">
                <text:p>0.003932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82874">
                <text:p>0.082874</text:p>
              </table:table-cell>
              <table:table-cell office:value-type="float" office:value="0.00268396">
                <text:p>0.00268396</text:p>
              </table:table-cell>
              <table:table-cell office:value-type="float" office:value="0.00740961">
                <text:p>0.00740961</text:p>
              </table:table-cell>
              <table:table-cell office:value-type="float" office:value="0.00394008">
                <text:p>0.003940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822175">
                <text:p>0.0822175</text:p>
              </table:table-cell>
              <table:table-cell office:value-type="float" office:value="0.00268396">
                <text:p>0.00268396</text:p>
              </table:table-cell>
              <table:table-cell office:value-type="float" office:value="0.0073729">
                <text:p>0.0073729</text:p>
              </table:table-cell>
              <table:table-cell office:value-type="float" office:value="0.0039464">
                <text:p>0.00394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829723">
                <text:p>0.0829723</text:p>
              </table:table-cell>
              <table:table-cell office:value-type="float" office:value="0.00271554">
                <text:p>0.00271554</text:p>
              </table:table-cell>
              <table:table-cell office:value-type="float" office:value="0.00739343">
                <text:p>0.00739343</text:p>
              </table:table-cell>
              <table:table-cell office:value-type="float" office:value="0.00397443">
                <text:p>0.003974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817063">
                <text:p>0.0817063</text:p>
              </table:table-cell>
              <table:table-cell office:value-type="float" office:value="0.00269817">
                <text:p>0.00269817</text:p>
              </table:table-cell>
              <table:table-cell office:value-type="float" office:value="0.00730776">
                <text:p>0.00730776</text:p>
              </table:table-cell>
              <table:table-cell office:value-type="float" office:value="0.00391324">
                <text:p>0.003913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814813">
                <text:p>0.0814813</text:p>
              </table:table-cell>
              <table:table-cell office:value-type="float" office:value="0.00270015">
                <text:p>0.00270015</text:p>
              </table:table-cell>
              <table:table-cell office:value-type="float" office:value="0.007305">
                <text:p>0.007305</text:p>
              </table:table-cell>
              <table:table-cell office:value-type="float" office:value="0.00389784">
                <text:p>0.003897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813944">
                <text:p>0.0813944</text:p>
              </table:table-cell>
              <table:table-cell office:value-type="float" office:value="0.00271791">
                <text:p>0.00271791</text:p>
              </table:table-cell>
              <table:table-cell office:value-type="float" office:value="0.00732869">
                <text:p>0.00732869</text:p>
              </table:table-cell>
              <table:table-cell office:value-type="float" office:value="0.00390692">
                <text:p>0.00390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805023">
                <text:p>0.0805023</text:p>
              </table:table-cell>
              <table:table-cell office:value-type="float" office:value="0.00269896">
                <text:p>0.00269896</text:p>
              </table:table-cell>
              <table:table-cell office:value-type="float" office:value="0.00737369">
                <text:p>0.00737369</text:p>
              </table:table-cell>
              <table:table-cell office:value-type="float" office:value="0.00390021">
                <text:p>0.003900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803874">
                <text:p>0.0803874</text:p>
              </table:table-cell>
              <table:table-cell office:value-type="float" office:value="0.00270212">
                <text:p>0.00270212</text:p>
              </table:table-cell>
              <table:table-cell office:value-type="float" office:value="0.00734764">
                <text:p>0.00734764</text:p>
              </table:table-cell>
              <table:table-cell office:value-type="float" office:value="0.00389074">
                <text:p>0.003890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803976">
                <text:p>0.0803976</text:p>
              </table:table-cell>
              <table:table-cell office:value-type="float" office:value="0.00274041">
                <text:p>0.00274041</text:p>
              </table:table-cell>
              <table:table-cell office:value-type="float" office:value="0.00723513">
                <text:p>0.00723513</text:p>
              </table:table-cell>
              <table:table-cell office:value-type="float" office:value="0.0038785">
                <text:p>0.00387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804517">
                <text:p>0.0804517</text:p>
              </table:table-cell>
              <table:table-cell office:value-type="float" office:value="0.00270844">
                <text:p>0.00270844</text:p>
              </table:table-cell>
              <table:table-cell office:value-type="float" office:value="0.00729237">
                <text:p>0.00729237</text:p>
              </table:table-cell>
              <table:table-cell office:value-type="float" office:value="0.00388482">
                <text:p>0.003884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810968">
                <text:p>0.0810968</text:p>
              </table:table-cell>
              <table:table-cell office:value-type="float" office:value="0.00273449">
                <text:p>0.00273449</text:p>
              </table:table-cell>
              <table:table-cell office:value-type="float" office:value="0.00744238">
                <text:p>0.00744238</text:p>
              </table:table-cell>
              <table:table-cell office:value-type="float" office:value="0.00388521">
                <text:p>0.003885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801845">
                <text:p>0.0801845</text:p>
              </table:table-cell>
              <table:table-cell office:value-type="float" office:value="0.0027416">
                <text:p>0.0027416</text:p>
              </table:table-cell>
              <table:table-cell office:value-type="float" office:value="0.00732671">
                <text:p>0.00732671</text:p>
              </table:table-cell>
              <table:table-cell office:value-type="float" office:value="0.00385955">
                <text:p>0.003859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797712">
                <text:p>0.0797712</text:p>
              </table:table-cell>
              <table:table-cell office:value-type="float" office:value="0.00272896">
                <text:p>0.00272896</text:p>
              </table:table-cell>
              <table:table-cell office:value-type="float" office:value="0.00732632">
                <text:p>0.00732632</text:p>
              </table:table-cell>
              <table:table-cell office:value-type="float" office:value="0.00385955">
                <text:p>0.003859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803428">
                <text:p>0.0803428</text:p>
              </table:table-cell>
              <table:table-cell office:value-type="float" office:value="0.00271988">
                <text:p>0.00271988</text:p>
              </table:table-cell>
              <table:table-cell office:value-type="float" office:value="0.00727382">
                <text:p>0.00727382</text:p>
              </table:table-cell>
              <table:table-cell office:value-type="float" office:value="0.00386192">
                <text:p>0.003861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032307">
                <text:p>0.0032307</text:p>
              </table:table-cell>
              <table:table-cell office:value-type="float" office:value="0.00727974">
                <text:p>0.00727974</text:p>
              </table:table-cell>
              <table:table-cell office:value-type="float" office:value="0.00382994">
                <text:p>0.003829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793926">
                <text:p>0.0793926</text:p>
              </table:table-cell>
              <table:table-cell office:value-type="float" office:value="0.00336018">
                <text:p>0.00336018</text:p>
              </table:table-cell>
              <table:table-cell office:value-type="float" office:value="0.00854454">
                <text:p>0.00854454</text:p>
              </table:table-cell>
              <table:table-cell office:value-type="float" office:value="0.00384139">
                <text:p>0.003841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791992">
                <text:p>0.0791992</text:p>
              </table:table-cell>
              <table:table-cell office:value-type="float" office:value="0.00298319">
                <text:p>0.00298319</text:p>
              </table:table-cell>
              <table:table-cell office:value-type="float" office:value="0.0083898">
                <text:p>0.0083898</text:p>
              </table:table-cell>
              <table:table-cell office:value-type="float" office:value="0.00383705">
                <text:p>0.003837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787049">
                <text:p>0.0787049</text:p>
              </table:table-cell>
              <table:table-cell office:value-type="float" office:value="0.00290424">
                <text:p>0.00290424</text:p>
              </table:table-cell>
              <table:table-cell office:value-type="float" office:value="0.00943867">
                <text:p>0.00943867</text:p>
              </table:table-cell>
              <table:table-cell office:value-type="float" office:value="0.00379836">
                <text:p>0.003798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792126">
                <text:p>0.0792126</text:p>
              </table:table-cell>
              <table:table-cell office:value-type="float" office:value="0.002892">
                <text:p>0.002892</text:p>
              </table:table-cell>
              <table:table-cell office:value-type="float" office:value="0.00734013">
                <text:p>0.00734013</text:p>
              </table:table-cell>
              <table:table-cell office:value-type="float" office:value="0.00380429">
                <text:p>0.003804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783792">
                <text:p>0.0783792</text:p>
              </table:table-cell>
              <table:table-cell office:value-type="float" office:value="0.00351335">
                <text:p>0.00351335</text:p>
              </table:table-cell>
              <table:table-cell office:value-type="float" office:value="0.00716368">
                <text:p>0.00716368</text:p>
              </table:table-cell>
              <table:table-cell office:value-type="float" office:value="0.00380429">
                <text:p>0.003804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781219">
                <text:p>0.0781219</text:p>
              </table:table-cell>
              <table:table-cell office:value-type="float" office:value="0.00366415">
                <text:p>0.00366415</text:p>
              </table:table-cell>
              <table:table-cell office:value-type="float" office:value="0.0071767">
                <text:p>0.0071767</text:p>
              </table:table-cell>
              <table:table-cell office:value-type="float" office:value="0.00380586">
                <text:p>0.003805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783102">
                <text:p>0.0783102</text:p>
              </table:table-cell>
              <table:table-cell office:value-type="float" office:value="0.00313951">
                <text:p>0.00313951</text:p>
              </table:table-cell>
              <table:table-cell office:value-type="float" office:value="0.00715381">
                <text:p>0.00715381</text:p>
              </table:table-cell>
              <table:table-cell office:value-type="float" office:value="0.00380113">
                <text:p>0.003801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777496">
                <text:p>0.0777496</text:p>
              </table:table-cell>
              <table:table-cell office:value-type="float" office:value="0.00296148">
                <text:p>0.00296148</text:p>
              </table:table-cell>
              <table:table-cell office:value-type="float" office:value="0.00709302">
                <text:p>0.00709302</text:p>
              </table:table-cell>
              <table:table-cell office:value-type="float" office:value="0.00377784">
                <text:p>0.003777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777133">
                <text:p>0.0777133</text:p>
              </table:table-cell>
              <table:table-cell office:value-type="float" office:value="0.00291884">
                <text:p>0.00291884</text:p>
              </table:table-cell>
              <table:table-cell office:value-type="float" office:value="0.00707644">
                <text:p>0.00707644</text:p>
              </table:table-cell>
              <table:table-cell office:value-type="float" office:value="0.00377468">
                <text:p>0.003774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777251">
                <text:p>0.0777251</text:p>
              </table:table-cell>
              <table:table-cell office:value-type="float" office:value="0.00287423">
                <text:p>0.00287423</text:p>
              </table:table-cell>
              <table:table-cell office:value-type="float" office:value="0.00710091">
                <text:p>0.00710091</text:p>
              </table:table-cell>
              <table:table-cell office:value-type="float" office:value="0.00378731">
                <text:p>0.003787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770386">
                <text:p>0.0770386</text:p>
              </table:table-cell>
              <table:table-cell office:value-type="float" office:value="0.00287423">
                <text:p>0.00287423</text:p>
              </table:table-cell>
              <table:table-cell office:value-type="float" office:value="0.00707762">
                <text:p>0.00707762</text:p>
              </table:table-cell>
              <table:table-cell office:value-type="float" office:value="0.00375691">
                <text:p>0.003756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773971">
                <text:p>0.0773971</text:p>
              </table:table-cell>
              <table:table-cell office:value-type="float" office:value="0.00286121">
                <text:p>0.00286121</text:p>
              </table:table-cell>
              <table:table-cell office:value-type="float" office:value="0.00708473">
                <text:p>0.00708473</text:p>
              </table:table-cell>
              <table:table-cell office:value-type="float" office:value="0.00424247">
                <text:p>0.004242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766786">
                <text:p>0.0766786</text:p>
              </table:table-cell>
              <table:table-cell office:value-type="float" office:value="0.00280949">
                <text:p>0.00280949</text:p>
              </table:table-cell>
              <table:table-cell office:value-type="float" office:value="0.00698998">
                <text:p>0.00698998</text:p>
              </table:table-cell>
              <table:table-cell office:value-type="float" office:value="0.00506356">
                <text:p>0.005063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763273">
                <text:p>0.0763273</text:p>
              </table:table-cell>
              <table:table-cell office:value-type="float" office:value="0.00279844">
                <text:p>0.00279844</text:p>
              </table:table-cell>
              <table:table-cell office:value-type="float" office:value="0.00704367">
                <text:p>0.00704367</text:p>
              </table:table-cell>
              <table:table-cell office:value-type="float" office:value="0.00401351">
                <text:p>0.004013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766703">
                <text:p>0.0766703</text:p>
              </table:table-cell>
              <table:table-cell office:value-type="float" office:value="0.0027866">
                <text:p>0.0027866</text:p>
              </table:table-cell>
              <table:table-cell office:value-type="float" office:value="0.00703025">
                <text:p>0.00703025</text:p>
              </table:table-cell>
              <table:table-cell office:value-type="float" office:value="0.00477618">
                <text:p>0.004776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76111">
                <text:p>0.076111</text:p>
              </table:table-cell>
              <table:table-cell office:value-type="float" office:value="0.00277476">
                <text:p>0.00277476</text:p>
              </table:table-cell>
              <table:table-cell office:value-type="float" office:value="0.00697933">
                <text:p>0.00697933</text:p>
              </table:table-cell>
              <table:table-cell office:value-type="float" office:value="0.00499961">
                <text:p>0.004999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759337">
                <text:p>0.0759337</text:p>
              </table:table-cell>
              <table:table-cell office:value-type="float" office:value="0.00278699">
                <text:p>0.00278699</text:p>
              </table:table-cell>
              <table:table-cell office:value-type="float" office:value="0.00704643">
                <text:p>0.00704643</text:p>
              </table:table-cell>
              <table:table-cell office:value-type="float" office:value="0.00415207">
                <text:p>0.004152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774993">
                <text:p>0.0774993</text:p>
              </table:table-cell>
              <table:table-cell office:value-type="float" office:value="0.00276686">
                <text:p>0.00276686</text:p>
              </table:table-cell>
              <table:table-cell office:value-type="float" office:value="0.00772502">
                <text:p>0.00772502</text:p>
              </table:table-cell>
              <table:table-cell office:value-type="float" office:value="0.00373323">
                <text:p>0.003733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772064">
                <text:p>0.0772064</text:p>
              </table:table-cell>
              <table:table-cell office:value-type="float" office:value="0.00274989">
                <text:p>0.00274989</text:p>
              </table:table-cell>
              <table:table-cell office:value-type="float" office:value="0.00699906">
                <text:p>0.00699906</text:p>
              </table:table-cell>
              <table:table-cell office:value-type="float" office:value="0.00372849">
                <text:p>0.003728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820544">
                <text:p>0.0820544</text:p>
              </table:table-cell>
              <table:table-cell office:value-type="float" office:value="0.00273844">
                <text:p>0.00273844</text:p>
              </table:table-cell>
              <table:table-cell office:value-type="float" office:value="0.00695682">
                <text:p>0.00695682</text:p>
              </table:table-cell>
              <table:table-cell office:value-type="float" office:value="0.00372494">
                <text:p>0.003724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778282">
                <text:p>0.0778282</text:p>
              </table:table-cell>
              <table:table-cell office:value-type="float" office:value="0.00275936">
                <text:p>0.00275936</text:p>
              </table:table-cell>
              <table:table-cell office:value-type="float" office:value="0.00691932">
                <text:p>0.00691932</text:p>
              </table:table-cell>
              <table:table-cell office:value-type="float" office:value="0.00370204">
                <text:p>0.003702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77407">
                <text:p>0.077407</text:p>
              </table:table-cell>
              <table:table-cell office:value-type="float" office:value="0.00274791">
                <text:p>0.00274791</text:p>
              </table:table-cell>
              <table:table-cell office:value-type="float" office:value="0.00697735">
                <text:p>0.00697735</text:p>
              </table:table-cell>
              <table:table-cell office:value-type="float" office:value="0.00375139">
                <text:p>0.003751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758737">
                <text:p>0.0758737</text:p>
              </table:table-cell>
              <table:table-cell office:value-type="float" office:value="0.00276133">
                <text:p>0.00276133</text:p>
              </table:table-cell>
              <table:table-cell office:value-type="float" office:value="0.0069513">
                <text:p>0.0069513</text:p>
              </table:table-cell>
              <table:table-cell office:value-type="float" office:value="0.00375534">
                <text:p>0.003755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739812">
                <text:p>0.0739812</text:p>
              </table:table-cell>
              <table:table-cell office:value-type="float" office:value="0.00274041">
                <text:p>0.00274041</text:p>
              </table:table-cell>
              <table:table-cell office:value-type="float" office:value="0.00695248">
                <text:p>0.00695248</text:p>
              </table:table-cell>
              <table:table-cell office:value-type="float" office:value="0.00370481">
                <text:p>0.003704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745406">
                <text:p>0.0745406</text:p>
              </table:table-cell>
              <table:table-cell office:value-type="float" office:value="0.0027416">
                <text:p>0.0027416</text:p>
              </table:table-cell>
              <table:table-cell office:value-type="float" office:value="0.00689169">
                <text:p>0.00689169</text:p>
              </table:table-cell>
              <table:table-cell office:value-type="float" office:value="0.00367283">
                <text:p>0.003672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75327">
                <text:p>0.075327</text:p>
              </table:table-cell>
              <table:table-cell office:value-type="float" office:value="0.00273252">
                <text:p>0.00273252</text:p>
              </table:table-cell>
              <table:table-cell office:value-type="float" office:value="0.0071467">
                <text:p>0.0071467</text:p>
              </table:table-cell>
              <table:table-cell office:value-type="float" office:value="0.00366888">
                <text:p>0.003668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731677">
                <text:p>0.0731677</text:p>
              </table:table-cell>
              <table:table-cell office:value-type="float" office:value="0.00274554">
                <text:p>0.00274554</text:p>
              </table:table-cell>
              <table:table-cell office:value-type="float" office:value="0.00724223">
                <text:p>0.00724223</text:p>
              </table:table-cell>
              <table:table-cell office:value-type="float" office:value="0.00369652">
                <text:p>0.003696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729122">
                <text:p>0.0729122</text:p>
              </table:table-cell>
              <table:table-cell office:value-type="float" office:value="0.00273449">
                <text:p>0.00273449</text:p>
              </table:table-cell>
              <table:table-cell office:value-type="float" office:value="0.00693748">
                <text:p>0.00693748</text:p>
              </table:table-cell>
              <table:table-cell office:value-type="float" office:value="0.00366612">
                <text:p>0.003666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731238">
                <text:p>0.0731238</text:p>
              </table:table-cell>
              <table:table-cell office:value-type="float" office:value="0.00272067">
                <text:p>0.00272067</text:p>
              </table:table-cell>
              <table:table-cell office:value-type="float" office:value="0.00684827">
                <text:p>0.00684827</text:p>
              </table:table-cell>
              <table:table-cell office:value-type="float" office:value="0.0036523">
                <text:p>0.00365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727997">
                <text:p>0.0727997</text:p>
              </table:table-cell>
              <table:table-cell office:value-type="float" office:value="0.00272462">
                <text:p>0.00272462</text:p>
              </table:table-cell>
              <table:table-cell office:value-type="float" office:value="0.00686406">
                <text:p>0.00686406</text:p>
              </table:table-cell>
              <table:table-cell office:value-type="float" office:value="0.00365546">
                <text:p>0.003655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744554">
                <text:p>0.0744554</text:p>
              </table:table-cell>
              <table:table-cell office:value-type="float" office:value="0.0027187">
                <text:p>0.0027187</text:p>
              </table:table-cell>
              <table:table-cell office:value-type="float" office:value="0.00785687">
                <text:p>0.00785687</text:p>
              </table:table-cell>
              <table:table-cell office:value-type="float" office:value="0.00365191">
                <text:p>0.003651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733757">
                <text:p>0.0733757</text:p>
              </table:table-cell>
              <table:table-cell office:value-type="float" office:value="0.00272028">
                <text:p>0.00272028</text:p>
              </table:table-cell>
              <table:table-cell office:value-type="float" office:value="0.00724066">
                <text:p>0.00724066</text:p>
              </table:table-cell>
              <table:table-cell office:value-type="float" office:value="0.00361401">
                <text:p>0.003614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738822">
                <text:p>0.0738822</text:p>
              </table:table-cell>
              <table:table-cell office:value-type="float" office:value="0.0027262">
                <text:p>0.0027262</text:p>
              </table:table-cell>
              <table:table-cell office:value-type="float" office:value="0.00754107">
                <text:p>0.00754107</text:p>
              </table:table-cell>
              <table:table-cell office:value-type="float" office:value="0.00364993">
                <text:p>0.003649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722238">
                <text:p>0.0722238</text:p>
              </table:table-cell>
              <table:table-cell office:value-type="float" office:value="0.00270844">
                <text:p>0.00270844</text:p>
              </table:table-cell>
              <table:table-cell office:value-type="float" office:value="0.00800649">
                <text:p>0.00800649</text:p>
              </table:table-cell>
              <table:table-cell office:value-type="float" office:value="0.00362191">
                <text:p>0.003621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727303">
                <text:p>0.0727303</text:p>
              </table:table-cell>
              <table:table-cell office:value-type="float" office:value="0.00270173">
                <text:p>0.00270173</text:p>
              </table:table-cell>
              <table:table-cell office:value-type="float" office:value="0.00771042">
                <text:p>0.00771042</text:p>
              </table:table-cell>
              <table:table-cell office:value-type="float" office:value="0.00362546">
                <text:p>0.003625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718239">
                <text:p>0.0718239</text:p>
              </table:table-cell>
              <table:table-cell office:value-type="float" office:value="0.00269896">
                <text:p>0.00269896</text:p>
              </table:table-cell>
              <table:table-cell office:value-type="float" office:value="0.00725842">
                <text:p>0.00725842</text:p>
              </table:table-cell>
              <table:table-cell office:value-type="float" office:value="0.00361006">
                <text:p>0.003610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71799">
                <text:p>0.071799</text:p>
              </table:table-cell>
              <table:table-cell office:value-type="float" office:value="0.00270054">
                <text:p>0.00270054</text:p>
              </table:table-cell>
              <table:table-cell office:value-type="float" office:value="0.00688814">
                <text:p>0.00688814</text:p>
              </table:table-cell>
              <table:table-cell office:value-type="float" office:value="0.00362191">
                <text:p>0.003621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737337">
                <text:p>0.0737337</text:p>
              </table:table-cell>
              <table:table-cell office:value-type="float" office:value="0.00269738">
                <text:p>0.00269738</text:p>
              </table:table-cell>
              <table:table-cell office:value-type="float" office:value="0.00684077">
                <text:p>0.00684077</text:p>
              </table:table-cell>
              <table:table-cell office:value-type="float" office:value="0.00361283">
                <text:p>0.003612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712673">
                <text:p>0.0712673</text:p>
              </table:table-cell>
              <table:table-cell office:value-type="float" office:value="0.0027037">
                <text:p>0.0027037</text:p>
              </table:table-cell>
              <table:table-cell office:value-type="float" office:value="0.00675589">
                <text:p>0.00675589</text:p>
              </table:table-cell>
              <table:table-cell office:value-type="float" office:value="0.00365546">
                <text:p>0.003655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711366">
                <text:p>0.0711366</text:p>
              </table:table-cell>
              <table:table-cell office:value-type="float" office:value="0.00268159">
                <text:p>0.00268159</text:p>
              </table:table-cell>
              <table:table-cell office:value-type="float" office:value="0.00680958">
                <text:p>0.00680958</text:p>
              </table:table-cell>
              <table:table-cell office:value-type="float" office:value="0.00362349">
                <text:p>0.003623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708725">
                <text:p>0.0708725</text:p>
              </table:table-cell>
              <table:table-cell office:value-type="float" office:value="0.00267883">
                <text:p>0.00267883</text:p>
              </table:table-cell>
              <table:table-cell office:value-type="float" office:value="0.00689998">
                <text:p>0.00689998</text:p>
              </table:table-cell>
              <table:table-cell office:value-type="float" office:value="0.00360138">
                <text:p>0.003601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703988">
                <text:p>0.0703988</text:p>
              </table:table-cell>
              <table:table-cell office:value-type="float" office:value="0.00267725">
                <text:p>0.00267725</text:p>
              </table:table-cell>
              <table:table-cell office:value-type="float" office:value="0.0068534">
                <text:p>0.0068534</text:p>
              </table:table-cell>
              <table:table-cell office:value-type="float" office:value="0.00358519">
                <text:p>0.003585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704936">
                <text:p>0.0704936</text:p>
              </table:table-cell>
              <table:table-cell office:value-type="float" office:value="0.00268199">
                <text:p>0.00268199</text:p>
              </table:table-cell>
              <table:table-cell office:value-type="float" office:value="0.00672905">
                <text:p>0.00672905</text:p>
              </table:table-cell>
              <table:table-cell office:value-type="float" office:value="0.00357967">
                <text:p>0.003579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707545">
                <text:p>0.0707545</text:p>
              </table:table-cell>
              <table:table-cell office:value-type="float" office:value="0.00268357">
                <text:p>0.00268357</text:p>
              </table:table-cell>
              <table:table-cell office:value-type="float" office:value="0.00670378">
                <text:p>0.00670378</text:p>
              </table:table-cell>
              <table:table-cell office:value-type="float" office:value="0.0035773">
                <text:p>0.00357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699677">
                <text:p>0.0699677</text:p>
              </table:table-cell>
              <table:table-cell office:value-type="float" office:value="0.00270567">
                <text:p>0.00270567</text:p>
              </table:table-cell>
              <table:table-cell office:value-type="float" office:value="0.00678353">
                <text:p>0.00678353</text:p>
              </table:table-cell>
              <table:table-cell office:value-type="float" office:value="0.00356309">
                <text:p>0.003563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701485">
                <text:p>0.0701485</text:p>
              </table:table-cell>
              <table:table-cell office:value-type="float" office:value="0.00267409">
                <text:p>0.00267409</text:p>
              </table:table-cell>
              <table:table-cell office:value-type="float" office:value="0.00669036">
                <text:p>0.00669036</text:p>
              </table:table-cell>
              <table:table-cell office:value-type="float" office:value="0.00355006">
                <text:p>0.003550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693495">
                <text:p>0.0693495</text:p>
              </table:table-cell>
              <table:table-cell office:value-type="float" office:value="0.00268751">
                <text:p>0.00268751</text:p>
              </table:table-cell>
              <table:table-cell office:value-type="float" office:value="0.00670023">
                <text:p>0.00670023</text:p>
              </table:table-cell>
              <table:table-cell office:value-type="float" office:value="0.00355401">
                <text:p>0.003554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689481">
                <text:p>0.0689481</text:p>
              </table:table-cell>
              <table:table-cell office:value-type="float" office:value="0.0028166">
                <text:p>0.0028166</text:p>
              </table:table-cell>
              <table:table-cell office:value-type="float" office:value="0.00669431">
                <text:p>0.00669431</text:p>
              </table:table-cell>
              <table:table-cell office:value-type="float" office:value="0.00353624">
                <text:p>0.003536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684945">
                <text:p>0.0684945</text:p>
              </table:table-cell>
              <table:table-cell office:value-type="float" office:value="0.00289516">
                <text:p>0.00289516</text:p>
              </table:table-cell>
              <table:table-cell office:value-type="float" office:value="0.00661575">
                <text:p>0.00661575</text:p>
              </table:table-cell>
              <table:table-cell office:value-type="float" office:value="0.00352519">
                <text:p>0.003525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697384">
                <text:p>0.0697384</text:p>
              </table:table-cell>
              <table:table-cell office:value-type="float" office:value="0.00280397">
                <text:p>0.00280397</text:p>
              </table:table-cell>
              <table:table-cell office:value-type="float" office:value="0.00663194">
                <text:p>0.00663194</text:p>
              </table:table-cell>
              <table:table-cell office:value-type="float" office:value="0.00351058">
                <text:p>0.003510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687586">
                <text:p>0.0687586</text:p>
              </table:table-cell>
              <table:table-cell office:value-type="float" office:value="0.00285726">
                <text:p>0.00285726</text:p>
              </table:table-cell>
              <table:table-cell office:value-type="float" office:value="0.00666115">
                <text:p>0.00666115</text:p>
              </table:table-cell>
              <table:table-cell office:value-type="float" office:value="0.00351848">
                <text:p>0.003518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685964">
                <text:p>0.0685964</text:p>
              </table:table-cell>
              <table:table-cell office:value-type="float" office:value="0.00284937">
                <text:p>0.00284937</text:p>
              </table:table-cell>
              <table:table-cell office:value-type="float" office:value="0.00664299">
                <text:p>0.00664299</text:p>
              </table:table-cell>
              <table:table-cell office:value-type="float" office:value="0.00352756">
                <text:p>0.003527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687452">
                <text:p>0.0687452</text:p>
              </table:table-cell>
              <table:table-cell office:value-type="float" office:value="0.00284542">
                <text:p>0.00284542</text:p>
              </table:table-cell>
              <table:table-cell office:value-type="float" office:value="0.00672392">
                <text:p>0.00672392</text:p>
              </table:table-cell>
              <table:table-cell office:value-type="float" office:value="0.00349835">
                <text:p>0.003498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681384">
                <text:p>0.0681384</text:p>
              </table:table-cell>
              <table:table-cell office:value-type="float" office:value="0.00290779">
                <text:p>0.00290779</text:p>
              </table:table-cell>
              <table:table-cell office:value-type="float" office:value="0.00669036">
                <text:p>0.00669036</text:p>
              </table:table-cell>
              <table:table-cell office:value-type="float" office:value="0.00354572">
                <text:p>0.003545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673572">
                <text:p>0.0673572</text:p>
              </table:table-cell>
              <table:table-cell office:value-type="float" office:value="0.00285608">
                <text:p>0.00285608</text:p>
              </table:table-cell>
              <table:table-cell office:value-type="float" office:value="0.00658496">
                <text:p>0.00658496</text:p>
              </table:table-cell>
              <table:table-cell office:value-type="float" office:value="0.00349282">
                <text:p>0.003492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677338">
                <text:p>0.0677338</text:p>
              </table:table-cell>
              <table:table-cell office:value-type="float" office:value="0.00285489">
                <text:p>0.00285489</text:p>
              </table:table-cell>
              <table:table-cell office:value-type="float" office:value="0.00670497">
                <text:p>0.00670497</text:p>
              </table:table-cell>
              <table:table-cell office:value-type="float" office:value="0.00348848">
                <text:p>0.00348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669451">
                <text:p>0.0669451</text:p>
              </table:table-cell>
              <table:table-cell office:value-type="float" office:value="0.00282884">
                <text:p>0.00282884</text:p>
              </table:table-cell>
              <table:table-cell office:value-type="float" office:value="0.00669273">
                <text:p>0.00669273</text:p>
              </table:table-cell>
              <table:table-cell office:value-type="float" office:value="0.00350269">
                <text:p>0.003502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666798">
                <text:p>0.0666798</text:p>
              </table:table-cell>
              <table:table-cell office:value-type="float" office:value="0.00282647">
                <text:p>0.00282647</text:p>
              </table:table-cell>
              <table:table-cell office:value-type="float" office:value="0.00651983">
                <text:p>0.00651983</text:p>
              </table:table-cell>
              <table:table-cell office:value-type="float" office:value="0.00347506">
                <text:p>0.003475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672021">
                <text:p>0.0672021</text:p>
              </table:table-cell>
              <table:table-cell office:value-type="float" office:value="0.00299582">
                <text:p>0.00299582</text:p>
              </table:table-cell>
              <table:table-cell office:value-type="float" office:value="0.00656443">
                <text:p>0.00656443</text:p>
              </table:table-cell>
              <table:table-cell office:value-type="float" office:value="0.00347979">
                <text:p>0.003479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66437">
                <text:p>0.066437</text:p>
              </table:table-cell>
              <table:table-cell office:value-type="float" office:value="0.00297411">
                <text:p>0.00297411</text:p>
              </table:table-cell>
              <table:table-cell office:value-type="float" office:value="0.00688103">
                <text:p>0.00688103</text:p>
              </table:table-cell>
              <table:table-cell office:value-type="float" office:value="0.00346519">
                <text:p>0.003465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661674">
                <text:p>0.0661674</text:p>
              </table:table-cell>
              <table:table-cell office:value-type="float" office:value="0.00281423">
                <text:p>0.00281423</text:p>
              </table:table-cell>
              <table:table-cell office:value-type="float" office:value="0.00765989">
                <text:p>0.00765989</text:p>
              </table:table-cell>
              <table:table-cell office:value-type="float" office:value="0.00348848">
                <text:p>0.003488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668681">
                <text:p>0.0668681</text:p>
              </table:table-cell>
              <table:table-cell office:value-type="float" office:value="0.00278699">
                <text:p>0.00278699</text:p>
              </table:table-cell>
              <table:table-cell office:value-type="float" office:value="0.00746962">
                <text:p>0.00746962</text:p>
              </table:table-cell>
              <table:table-cell office:value-type="float" office:value="0.00348414">
                <text:p>0.003484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659961">
                <text:p>0.0659961</text:p>
              </table:table-cell>
              <table:table-cell office:value-type="float" office:value="0.00277199">
                <text:p>0.00277199</text:p>
              </table:table-cell>
              <table:table-cell office:value-type="float" office:value="0.00733777">
                <text:p>0.00733777</text:p>
              </table:table-cell>
              <table:table-cell office:value-type="float" office:value="0.00343834">
                <text:p>0.003438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654288">
                <text:p>0.0654288</text:p>
              </table:table-cell>
              <table:table-cell office:value-type="float" office:value="0.00275265">
                <text:p>0.00275265</text:p>
              </table:table-cell>
              <table:table-cell office:value-type="float" office:value="0.00674089">
                <text:p>0.00674089</text:p>
              </table:table-cell>
              <table:table-cell office:value-type="float" office:value="0.00345098">
                <text:p>0.003450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658777">
                <text:p>0.0658777</text:p>
              </table:table-cell>
              <table:table-cell office:value-type="float" office:value="0.00276015">
                <text:p>0.00276015</text:p>
              </table:table-cell>
              <table:table-cell office:value-type="float" office:value="0.00649969">
                <text:p>0.00649969</text:p>
              </table:table-cell>
              <table:table-cell office:value-type="float" office:value="0.0034265">
                <text:p>0.00342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655579">
                <text:p>0.0655579</text:p>
              </table:table-cell>
              <table:table-cell office:value-type="float" office:value="0.00275739">
                <text:p>0.00275739</text:p>
              </table:table-cell>
              <table:table-cell office:value-type="float" office:value="0.00647246">
                <text:p>0.00647246</text:p>
              </table:table-cell>
              <table:table-cell office:value-type="float" office:value="0.00343519">
                <text:p>0.003435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647861">
                <text:p>0.0647861</text:p>
              </table:table-cell>
              <table:table-cell office:value-type="float" office:value="0.0027341">
                <text:p>0.0027341</text:p>
              </table:table-cell>
              <table:table-cell office:value-type="float" office:value="0.0064539">
                <text:p>0.0064539</text:p>
              </table:table-cell>
              <table:table-cell office:value-type="float" office:value="0.00342453">
                <text:p>0.003424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647518">
                <text:p>0.0647518</text:p>
              </table:table-cell>
              <table:table-cell office:value-type="float" office:value="0.00275541">
                <text:p>0.00275541</text:p>
              </table:table-cell>
              <table:table-cell office:value-type="float" office:value="0.00648469">
                <text:p>0.00648469</text:p>
              </table:table-cell>
              <table:table-cell office:value-type="float" office:value="0.00342058">
                <text:p>0.003420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661307">
                <text:p>0.0661307</text:p>
              </table:table-cell>
              <table:table-cell office:value-type="float" office:value="0.00273133">
                <text:p>0.00273133</text:p>
              </table:table-cell>
              <table:table-cell office:value-type="float" office:value="0.00643377">
                <text:p>0.00643377</text:p>
              </table:table-cell>
              <table:table-cell office:value-type="float" office:value="0.00342848">
                <text:p>0.003428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649583">
                <text:p>0.0649583</text:p>
              </table:table-cell>
              <table:table-cell office:value-type="float" office:value="0.00271712">
                <text:p>0.00271712</text:p>
              </table:table-cell>
              <table:table-cell office:value-type="float" office:value="0.0064543">
                <text:p>0.0064543</text:p>
              </table:table-cell>
              <table:table-cell office:value-type="float" office:value="0.00339966">
                <text:p>0.003399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644707">
                <text:p>0.0644707</text:p>
              </table:table-cell>
              <table:table-cell office:value-type="float" office:value="0.00272738">
                <text:p>0.00272738</text:p>
              </table:table-cell>
              <table:table-cell office:value-type="float" office:value="0.00646732">
                <text:p>0.00646732</text:p>
              </table:table-cell>
              <table:table-cell office:value-type="float" office:value="0.00426457">
                <text:p>0.004264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647842">
                <text:p>0.0647842</text:p>
              </table:table-cell>
              <table:table-cell office:value-type="float" office:value="0.00272107">
                <text:p>0.00272107</text:p>
              </table:table-cell>
              <table:table-cell office:value-type="float" office:value="0.00650601">
                <text:p>0.00650601</text:p>
              </table:table-cell>
              <table:table-cell office:value-type="float" office:value="0.00417812">
                <text:p>0.004178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641293">
                <text:p>0.0641293</text:p>
              </table:table-cell>
              <table:table-cell office:value-type="float" office:value="0.00272028">
                <text:p>0.00272028</text:p>
              </table:table-cell>
              <table:table-cell office:value-type="float" office:value="0.00639114">
                <text:p>0.00639114</text:p>
              </table:table-cell>
              <table:table-cell office:value-type="float" office:value="0.00340203">
                <text:p>0.003402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639236">
                <text:p>0.0639236</text:p>
              </table:table-cell>
              <table:table-cell office:value-type="float" office:value="0.00316793">
                <text:p>0.00316793</text:p>
              </table:table-cell>
              <table:table-cell office:value-type="float" office:value="0.00645311">
                <text:p>0.00645311</text:p>
              </table:table-cell>
              <table:table-cell office:value-type="float" office:value="0.0033736">
                <text:p>0.00337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640945">
                <text:p>0.0640945</text:p>
              </table:table-cell>
              <table:table-cell office:value-type="float" office:value="0.00312412">
                <text:p>0.00312412</text:p>
              </table:table-cell>
              <table:table-cell office:value-type="float" office:value="0.00636982">
                <text:p>0.00636982</text:p>
              </table:table-cell>
              <table:table-cell office:value-type="float" office:value="0.00344308">
                <text:p>0.003443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635584">
                <text:p>0.0635584</text:p>
              </table:table-cell>
              <table:table-cell office:value-type="float" office:value="0.00294253">
                <text:p>0.00294253</text:p>
              </table:table-cell>
              <table:table-cell office:value-type="float" office:value="0.00639864">
                <text:p>0.00639864</text:p>
              </table:table-cell>
              <table:table-cell office:value-type="float" office:value="0.00444261">
                <text:p>0.00444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632272">
                <text:p>0.0632272</text:p>
              </table:table-cell>
              <table:table-cell office:value-type="float" office:value="0.00332702">
                <text:p>0.00332702</text:p>
              </table:table-cell>
              <table:table-cell office:value-type="float" office:value="0.00638758">
                <text:p>0.00638758</text:p>
              </table:table-cell>
              <table:table-cell office:value-type="float" office:value="0.00404706">
                <text:p>0.004047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636267">
                <text:p>0.0636267</text:p>
              </table:table-cell>
              <table:table-cell office:value-type="float" office:value="0.00320978">
                <text:p>0.00320978</text:p>
              </table:table-cell>
              <table:table-cell office:value-type="float" office:value="0.00640574">
                <text:p>0.00640574</text:p>
              </table:table-cell>
              <table:table-cell office:value-type="float" office:value="0.00340992">
                <text:p>0.003409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630867">
                <text:p>0.0630867</text:p>
              </table:table-cell>
              <table:table-cell office:value-type="float" office:value="0.00304793">
                <text:p>0.00304793</text:p>
              </table:table-cell>
              <table:table-cell office:value-type="float" office:value="0.00645785">
                <text:p>0.00645785</text:p>
              </table:table-cell>
              <table:table-cell office:value-type="float" office:value="0.00335466">
                <text:p>0.003354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626177">
                <text:p>0.0626177</text:p>
              </table:table-cell>
              <table:table-cell office:value-type="float" office:value="0.00294253">
                <text:p>0.00294253</text:p>
              </table:table-cell>
              <table:table-cell office:value-type="float" office:value="0.00647246">
                <text:p>0.00647246</text:p>
              </table:table-cell>
              <table:table-cell office:value-type="float" office:value="0.00334005">
                <text:p>0.003340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626544">
                <text:p>0.0626544</text:p>
              </table:table-cell>
              <table:table-cell office:value-type="float" office:value="0.00290463">
                <text:p>0.00290463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333492">
                <text:p>0.003334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624575">
                <text:p>0.0624575</text:p>
              </table:table-cell>
              <table:table-cell office:value-type="float" office:value="0.00289753">
                <text:p>0.00289753</text:p>
              </table:table-cell>
              <table:table-cell office:value-type="float" office:value="0.0062956">
                <text:p>0.0062956</text:p>
              </table:table-cell>
              <table:table-cell office:value-type="float" office:value="0.00330926">
                <text:p>0.003309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620074">
                <text:p>0.0620074</text:p>
              </table:table-cell>
              <table:table-cell office:value-type="float" office:value="0.0028395">
                <text:p>0.0028395</text:p>
              </table:table-cell>
              <table:table-cell office:value-type="float" office:value="0.00628258">
                <text:p>0.00628258</text:p>
              </table:table-cell>
              <table:table-cell office:value-type="float" office:value="0.00332307">
                <text:p>0.003323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618681">
                <text:p>0.0618681</text:p>
              </table:table-cell>
              <table:table-cell office:value-type="float" office:value="0.00280476">
                <text:p>0.00280476</text:p>
              </table:table-cell>
              <table:table-cell office:value-type="float" office:value="0.00634692">
                <text:p>0.00634692</text:p>
              </table:table-cell>
              <table:table-cell office:value-type="float" office:value="0.00381929">
                <text:p>0.003819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615333">
                <text:p>0.0615333</text:p>
              </table:table-cell>
              <table:table-cell office:value-type="float" office:value="0.00279055">
                <text:p>0.00279055</text:p>
              </table:table-cell>
              <table:table-cell office:value-type="float" office:value="0.00626995">
                <text:p>0.00626995</text:p>
              </table:table-cell>
              <table:table-cell office:value-type="float" office:value="0.00361006">
                <text:p>0.003610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606751">
                <text:p>0.0606751</text:p>
              </table:table-cell>
              <table:table-cell office:value-type="float" office:value="0.00277712">
                <text:p>0.00277712</text:p>
              </table:table-cell>
              <table:table-cell office:value-type="float" office:value="0.00624468">
                <text:p>0.00624468</text:p>
              </table:table-cell>
              <table:table-cell office:value-type="float" office:value="0.00331123">
                <text:p>0.003311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612467">
                <text:p>0.0612467</text:p>
              </table:table-cell>
              <table:table-cell office:value-type="float" office:value="0.00279726">
                <text:p>0.00279726</text:p>
              </table:table-cell>
              <table:table-cell office:value-type="float" office:value="0.00625337">
                <text:p>0.00625337</text:p>
              </table:table-cell>
              <table:table-cell office:value-type="float" office:value="0.00328755">
                <text:p>0.003287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61375">
                <text:p>0.061375</text:p>
              </table:table-cell>
              <table:table-cell office:value-type="float" office:value="0.00279173">
                <text:p>0.00279173</text:p>
              </table:table-cell>
              <table:table-cell office:value-type="float" office:value="0.00626047">
                <text:p>0.00626047</text:p>
              </table:table-cell>
              <table:table-cell office:value-type="float" office:value="0.00328794">
                <text:p>0.003287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612519">
                <text:p>0.0612519</text:p>
              </table:table-cell>
              <table:table-cell office:value-type="float" office:value="0.00274081">
                <text:p>0.00274081</text:p>
              </table:table-cell>
              <table:table-cell office:value-type="float" office:value="0.00625534">
                <text:p>0.00625534</text:p>
              </table:table-cell>
              <table:table-cell office:value-type="float" office:value="0.00329426">
                <text:p>0.003294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606633">
                <text:p>0.0606633</text:p>
              </table:table-cell>
              <table:table-cell office:value-type="float" office:value="0.00275028">
                <text:p>0.00275028</text:p>
              </table:table-cell>
              <table:table-cell office:value-type="float" office:value="0.00619849">
                <text:p>0.00619849</text:p>
              </table:table-cell>
              <table:table-cell office:value-type="float" office:value="0.00326702">
                <text:p>0.003267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603254">
                <text:p>0.0603254</text:p>
              </table:table-cell>
              <table:table-cell office:value-type="float" office:value="0.00275541">
                <text:p>0.00275541</text:p>
              </table:table-cell>
              <table:table-cell office:value-type="float" office:value="0.00627073">
                <text:p>0.00627073</text:p>
              </table:table-cell>
              <table:table-cell office:value-type="float" office:value="0.00326268">
                <text:p>0.003262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60428">
                <text:p>0.060428</text:p>
              </table:table-cell>
              <table:table-cell office:value-type="float" office:value="0.00274396">
                <text:p>0.00274396</text:p>
              </table:table-cell>
              <table:table-cell office:value-type="float" office:value="0.00697854">
                <text:p>0.00697854</text:p>
              </table:table-cell>
              <table:table-cell office:value-type="float" office:value="0.00326307">
                <text:p>0.003263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598706">
                <text:p>0.0598706</text:p>
              </table:table-cell>
              <table:table-cell office:value-type="float" office:value="0.0027491">
                <text:p>0.0027491</text:p>
              </table:table-cell>
              <table:table-cell office:value-type="float" office:value="0.0065143">
                <text:p>0.0065143</text:p>
              </table:table-cell>
              <table:table-cell office:value-type="float" office:value="0.00324333">
                <text:p>0.00324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59785">
                <text:p>0.059785</text:p>
              </table:table-cell>
              <table:table-cell office:value-type="float" office:value="0.00301279">
                <text:p>0.00301279</text:p>
              </table:table-cell>
              <table:table-cell office:value-type="float" office:value="0.0062806">
                <text:p>0.0062806</text:p>
              </table:table-cell>
              <table:table-cell office:value-type="float" office:value="0.00324491">
                <text:p>0.003244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597893">
                <text:p>0.0597893</text:p>
              </table:table-cell>
              <table:table-cell office:value-type="float" office:value="0.00289003">
                <text:p>0.00289003</text:p>
              </table:table-cell>
              <table:table-cell office:value-type="float" office:value="0.00718421">
                <text:p>0.00718421</text:p>
              </table:table-cell>
              <table:table-cell office:value-type="float" office:value="0.00326505">
                <text:p>0.003265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596934">
                <text:p>0.0596934</text:p>
              </table:table-cell>
              <table:table-cell office:value-type="float" office:value="0.00284265">
                <text:p>0.00284265</text:p>
              </table:table-cell>
              <table:table-cell office:value-type="float" office:value="0.00629995">
                <text:p>0.00629995</text:p>
              </table:table-cell>
              <table:table-cell office:value-type="float" office:value="0.00323228">
                <text:p>0.003232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589066">
                <text:p>0.0589066</text:p>
              </table:table-cell>
              <table:table-cell office:value-type="float" office:value="0.00284068">
                <text:p>0.00284068</text:p>
              </table:table-cell>
              <table:table-cell office:value-type="float" office:value="0.00677642">
                <text:p>0.00677642</text:p>
              </table:table-cell>
              <table:table-cell office:value-type="float" office:value="0.00323386">
                <text:p>0.003233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588221">
                <text:p>0.0588221</text:p>
              </table:table-cell>
              <table:table-cell office:value-type="float" office:value="0.00281542">
                <text:p>0.00281542</text:p>
              </table:table-cell>
              <table:table-cell office:value-type="float" office:value="0.0069509">
                <text:p>0.0069509</text:p>
              </table:table-cell>
              <table:table-cell office:value-type="float" office:value="0.00324175">
                <text:p>0.003241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595552">
                <text:p>0.0595552</text:p>
              </table:table-cell>
              <table:table-cell office:value-type="float" office:value="0.0027866">
                <text:p>0.0027866</text:p>
              </table:table-cell>
              <table:table-cell office:value-type="float" office:value="0.00869889">
                <text:p>0.00869889</text:p>
              </table:table-cell>
              <table:table-cell office:value-type="float" office:value="0.00322596">
                <text:p>0.003225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580089">
                <text:p>0.0580089</text:p>
              </table:table-cell>
              <table:table-cell office:value-type="float" office:value="0.00278699">
                <text:p>0.00278699</text:p>
              </table:table-cell>
              <table:table-cell office:value-type="float" office:value="0.00837835">
                <text:p>0.00837835</text:p>
              </table:table-cell>
              <table:table-cell office:value-type="float" office:value="0.00320544">
                <text:p>0.003205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577385">
                <text:p>0.0577385</text:p>
              </table:table-cell>
              <table:table-cell office:value-type="float" office:value="0.00277633">
                <text:p>0.00277633</text:p>
              </table:table-cell>
              <table:table-cell office:value-type="float" office:value="0.00641048">
                <text:p>0.00641048</text:p>
              </table:table-cell>
              <table:table-cell office:value-type="float" office:value="0.00320662">
                <text:p>0.003206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575277">
                <text:p>0.0575277</text:p>
              </table:table-cell>
              <table:table-cell office:value-type="float" office:value="0.00276252">
                <text:p>0.00276252</text:p>
              </table:table-cell>
              <table:table-cell office:value-type="float" office:value="0.00616573">
                <text:p>0.00616573</text:p>
              </table:table-cell>
              <table:table-cell office:value-type="float" office:value="0.00319715">
                <text:p>0.003197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578277">
                <text:p>0.0578277</text:p>
              </table:table-cell>
              <table:table-cell office:value-type="float" office:value="0.0027562">
                <text:p>0.0027562</text:p>
              </table:table-cell>
              <table:table-cell office:value-type="float" office:value="0.00612744">
                <text:p>0.00612744</text:p>
              </table:table-cell>
              <table:table-cell office:value-type="float" office:value="0.00319596">
                <text:p>0.003195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571132">
                <text:p>0.0571132</text:p>
              </table:table-cell>
              <table:table-cell office:value-type="float" office:value="0.00277278">
                <text:p>0.00277278</text:p>
              </table:table-cell>
              <table:table-cell office:value-type="float" office:value="0.00619415">
                <text:p>0.00619415</text:p>
              </table:table-cell>
              <table:table-cell office:value-type="float" office:value="0.00318846">
                <text:p>0.003188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569881">
                <text:p>0.0569881</text:p>
              </table:table-cell>
              <table:table-cell office:value-type="float" office:value="0.0027416">
                <text:p>0.0027416</text:p>
              </table:table-cell>
              <table:table-cell office:value-type="float" office:value="0.00614481">
                <text:p>0.00614481</text:p>
              </table:table-cell>
              <table:table-cell office:value-type="float" office:value="0.00319241">
                <text:p>0.003192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572609">
                <text:p>0.0572609</text:p>
              </table:table-cell>
              <table:table-cell office:value-type="float" office:value="0.00274989">
                <text:p>0.00274989</text:p>
              </table:table-cell>
              <table:table-cell office:value-type="float" office:value="0.00608954">
                <text:p>0.00608954</text:p>
              </table:table-cell>
              <table:table-cell office:value-type="float" office:value="0.00317662">
                <text:p>0.003176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572336">
                <text:p>0.0572336</text:p>
              </table:table-cell>
              <table:table-cell office:value-type="float" office:value="0.00273054">
                <text:p>0.00273054</text:p>
              </table:table-cell>
              <table:table-cell office:value-type="float" office:value="0.00605796">
                <text:p>0.00605796</text:p>
              </table:table-cell>
              <table:table-cell office:value-type="float" office:value="0.00316833">
                <text:p>0.003168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56844">
                <text:p>0.056844</text:p>
              </table:table-cell>
              <table:table-cell office:value-type="float" office:value="0.00274436">
                <text:p>0.00274436</text:p>
              </table:table-cell>
              <table:table-cell office:value-type="float" office:value="0.00606783">
                <text:p>0.00606783</text:p>
              </table:table-cell>
              <table:table-cell office:value-type="float" office:value="0.0031628">
                <text:p>0.00316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566087">
                <text:p>0.0566087</text:p>
              </table:table-cell>
              <table:table-cell office:value-type="float" office:value="0.00272502">
                <text:p>0.00272502</text:p>
              </table:table-cell>
              <table:table-cell office:value-type="float" office:value="0.00607336">
                <text:p>0.00607336</text:p>
              </table:table-cell>
              <table:table-cell office:value-type="float" office:value="0.00314701">
                <text:p>0.003147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569636">
                <text:p>0.0569636</text:p>
              </table:table-cell>
              <table:table-cell office:value-type="float" office:value="0.00271988">
                <text:p>0.00271988</text:p>
              </table:table-cell>
              <table:table-cell office:value-type="float" office:value="0.00602125">
                <text:p>0.00602125</text:p>
              </table:table-cell>
              <table:table-cell office:value-type="float" office:value="0.00313833">
                <text:p>0.003138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561903">
                <text:p>0.0561903</text:p>
              </table:table-cell>
              <table:table-cell office:value-type="float" office:value="0.00271396">
                <text:p>0.00271396</text:p>
              </table:table-cell>
              <table:table-cell office:value-type="float" office:value="0.00601848">
                <text:p>0.00601848</text:p>
              </table:table-cell>
              <table:table-cell office:value-type="float" office:value="0.00314899">
                <text:p>0.003148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561026">
                <text:p>0.0561026</text:p>
              </table:table-cell>
              <table:table-cell office:value-type="float" office:value="0.00268909">
                <text:p>0.00268909</text:p>
              </table:table-cell>
              <table:table-cell office:value-type="float" office:value="0.00599559">
                <text:p>0.00599559</text:p>
              </table:table-cell>
              <table:table-cell office:value-type="float" office:value="0.00313122">
                <text:p>0.003131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55567">
                <text:p>0.055567</text:p>
              </table:table-cell>
              <table:table-cell office:value-type="float" office:value="0.00268159">
                <text:p>0.00268159</text:p>
              </table:table-cell>
              <table:table-cell office:value-type="float" office:value="0.00602717">
                <text:p>0.00602717</text:p>
              </table:table-cell>
              <table:table-cell office:value-type="float" office:value="0.00313517">
                <text:p>0.003135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559009">
                <text:p>0.0559009</text:p>
              </table:table-cell>
              <table:table-cell office:value-type="float" office:value="0.00268554">
                <text:p>0.00268554</text:p>
              </table:table-cell>
              <table:table-cell office:value-type="float" office:value="0.00589177">
                <text:p>0.00589177</text:p>
              </table:table-cell>
              <table:table-cell office:value-type="float" office:value="0.00310438">
                <text:p>0.003104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552046">
                <text:p>0.0552046</text:p>
              </table:table-cell>
              <table:table-cell office:value-type="float" office:value="0.00268238">
                <text:p>0.00268238</text:p>
              </table:table-cell>
              <table:table-cell office:value-type="float" office:value="0.00600348">
                <text:p>0.00600348</text:p>
              </table:table-cell>
              <table:table-cell office:value-type="float" office:value="0.00311346">
                <text:p>0.003113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5501">
                <text:p>0.05501</text:p>
              </table:table-cell>
              <table:table-cell office:value-type="float" office:value="0.0026808">
                <text:p>0.0026808</text:p>
              </table:table-cell>
              <table:table-cell office:value-type="float" office:value="0.00595295">
                <text:p>0.00595295</text:p>
              </table:table-cell>
              <table:table-cell office:value-type="float" office:value="0.0031182">
                <text:p>0.00311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552756">
                <text:p>0.0552756</text:p>
              </table:table-cell>
              <table:table-cell office:value-type="float" office:value="0.00268159">
                <text:p>0.00268159</text:p>
              </table:table-cell>
              <table:table-cell office:value-type="float" office:value="0.00592295">
                <text:p>0.00592295</text:p>
              </table:table-cell>
              <table:table-cell office:value-type="float" office:value="0.00314188">
                <text:p>0.003141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538478">
                <text:p>0.0538478</text:p>
              </table:table-cell>
              <table:table-cell office:value-type="float" office:value="0.0027037">
                <text:p>0.0027037</text:p>
              </table:table-cell>
              <table:table-cell office:value-type="float" office:value="0.00600743">
                <text:p>0.00600743</text:p>
              </table:table-cell>
              <table:table-cell office:value-type="float" office:value="0.0031178">
                <text:p>0.00311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545816">
                <text:p>0.0545816</text:p>
              </table:table-cell>
              <table:table-cell office:value-type="float" office:value="0.00270212">
                <text:p>0.00270212</text:p>
              </table:table-cell>
              <table:table-cell office:value-type="float" office:value="0.00596835">
                <text:p>0.00596835</text:p>
              </table:table-cell>
              <table:table-cell office:value-type="float" office:value="0.00308425">
                <text:p>0.003084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544873">
                <text:p>0.0544873</text:p>
              </table:table-cell>
              <table:table-cell office:value-type="float" office:value="0.0026883">
                <text:p>0.0026883</text:p>
              </table:table-cell>
              <table:table-cell office:value-type="float" office:value="0.00590124">
                <text:p>0.00590124</text:p>
              </table:table-cell>
              <table:table-cell office:value-type="float" office:value="0.00309214">
                <text:p>0.003092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552713">
                <text:p>0.0552713</text:p>
              </table:table-cell>
              <table:table-cell office:value-type="float" office:value="0.00268159">
                <text:p>0.00268159</text:p>
              </table:table-cell>
              <table:table-cell office:value-type="float" office:value="0.0058894">
                <text:p>0.0058894</text:p>
              </table:table-cell>
              <table:table-cell office:value-type="float" office:value="0.0030728">
                <text:p>0.00307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536784">
                <text:p>0.0536784</text:p>
              </table:table-cell>
              <table:table-cell office:value-type="float" office:value="0.00269738">
                <text:p>0.00269738</text:p>
              </table:table-cell>
              <table:table-cell office:value-type="float" office:value="0.00585782">
                <text:p>0.00585782</text:p>
              </table:table-cell>
              <table:table-cell office:value-type="float" office:value="0.00307319">
                <text:p>0.003073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535742">
                <text:p>0.0535742</text:p>
              </table:table-cell>
              <table:table-cell office:value-type="float" office:value="0.00281857">
                <text:p>0.00281857</text:p>
              </table:table-cell>
              <table:table-cell office:value-type="float" office:value="0.00587242">
                <text:p>0.00587242</text:p>
              </table:table-cell>
              <table:table-cell office:value-type="float" office:value="0.0030653">
                <text:p>0.00306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53277">
                <text:p>0.053277</text:p>
              </table:table-cell>
              <table:table-cell office:value-type="float" office:value="0.00281542">
                <text:p>0.00281542</text:p>
              </table:table-cell>
              <table:table-cell office:value-type="float" office:value="0.00740566">
                <text:p>0.00740566</text:p>
              </table:table-cell>
              <table:table-cell office:value-type="float" office:value="0.00305701">
                <text:p>0.003057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536295">
                <text:p>0.0536295</text:p>
              </table:table-cell>
              <table:table-cell office:value-type="float" office:value="0.00291687">
                <text:p>0.00291687</text:p>
              </table:table-cell>
              <table:table-cell office:value-type="float" office:value="0.00619336">
                <text:p>0.00619336</text:p>
              </table:table-cell>
              <table:table-cell office:value-type="float" office:value="0.00303885">
                <text:p>0.003038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525447">
                <text:p>0.0525447</text:p>
              </table:table-cell>
              <table:table-cell office:value-type="float" office:value="0.00281186">
                <text:p>0.00281186</text:p>
              </table:table-cell>
              <table:table-cell office:value-type="float" office:value="0.00661931">
                <text:p>0.00661931</text:p>
              </table:table-cell>
              <table:table-cell office:value-type="float" office:value="0.00304161">
                <text:p>0.003041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52337">
                <text:p>0.052337</text:p>
              </table:table-cell>
              <table:table-cell office:value-type="float" office:value="0.00291608">
                <text:p>0.00291608</text:p>
              </table:table-cell>
              <table:table-cell office:value-type="float" office:value="0.00630271">
                <text:p>0.00630271</text:p>
              </table:table-cell>
              <table:table-cell office:value-type="float" office:value="0.00303885">
                <text:p>0.003038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522036">
                <text:p>0.0522036</text:p>
              </table:table-cell>
              <table:table-cell office:value-type="float" office:value="0.00280515">
                <text:p>0.00280515</text:p>
              </table:table-cell>
              <table:table-cell office:value-type="float" office:value="0.00599322">
                <text:p>0.00599322</text:p>
              </table:table-cell>
              <table:table-cell office:value-type="float" office:value="0.00308346">
                <text:p>0.003083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528179">
                <text:p>0.0528179</text:p>
              </table:table-cell>
              <table:table-cell office:value-type="float" office:value="0.00290739">
                <text:p>0.00290739</text:p>
              </table:table-cell>
              <table:table-cell office:value-type="float" office:value="0.00575439">
                <text:p>0.00575439</text:p>
              </table:table-cell>
              <table:table-cell office:value-type="float" office:value="0.00310596">
                <text:p>0.003105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522348">
                <text:p>0.0522348</text:p>
              </table:table-cell>
              <table:table-cell office:value-type="float" office:value="0.00287068">
                <text:p>0.00287068</text:p>
              </table:table-cell>
              <table:table-cell office:value-type="float" office:value="0.005739">
                <text:p>0.005739</text:p>
              </table:table-cell>
              <table:table-cell office:value-type="float" office:value="0.00304003">
                <text:p>0.003040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51722">
                <text:p>0.051722</text:p>
              </table:table-cell>
              <table:table-cell office:value-type="float" office:value="0.00289713">
                <text:p>0.00289713</text:p>
              </table:table-cell>
              <table:table-cell office:value-type="float" office:value="0.00580137">
                <text:p>0.00580137</text:p>
              </table:table-cell>
              <table:table-cell office:value-type="float" office:value="0.00302108">
                <text:p>0.003021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514465">
                <text:p>0.0514465</text:p>
              </table:table-cell>
              <table:table-cell office:value-type="float" office:value="0.00293029">
                <text:p>0.00293029</text:p>
              </table:table-cell>
              <table:table-cell office:value-type="float" office:value="0.00583453">
                <text:p>0.00583453</text:p>
              </table:table-cell>
              <table:table-cell office:value-type="float" office:value="0.00302108">
                <text:p>0.003021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516549">
                <text:p>0.0516549</text:p>
              </table:table-cell>
              <table:table-cell office:value-type="float" office:value="0.00287542">
                <text:p>0.00287542</text:p>
              </table:table-cell>
              <table:table-cell office:value-type="float" office:value="0.00571018">
                <text:p>0.00571018</text:p>
              </table:table-cell>
              <table:table-cell office:value-type="float" office:value="0.00301714">
                <text:p>0.003017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514109">
                <text:p>0.0514109</text:p>
              </table:table-cell>
              <table:table-cell office:value-type="float" office:value="0.00283002">
                <text:p>0.00283002</text:p>
              </table:table-cell>
              <table:table-cell office:value-type="float" office:value="0.00565491">
                <text:p>0.00565491</text:p>
              </table:table-cell>
              <table:table-cell office:value-type="float" office:value="0.00299306">
                <text:p>0.002993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512795">
                <text:p>0.0512795</text:p>
              </table:table-cell>
              <table:table-cell office:value-type="float" office:value="0.00280949">
                <text:p>0.00280949</text:p>
              </table:table-cell>
              <table:table-cell office:value-type="float" office:value="0.00578281">
                <text:p>0.00578281</text:p>
              </table:table-cell>
              <table:table-cell office:value-type="float" office:value="0.00299464">
                <text:p>0.002994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511228">
                <text:p>0.0511228</text:p>
              </table:table-cell>
              <table:table-cell office:value-type="float" office:value="0.00278976">
                <text:p>0.00278976</text:p>
              </table:table-cell>
              <table:table-cell office:value-type="float" office:value="0.00576189">
                <text:p>0.00576189</text:p>
              </table:table-cell>
              <table:table-cell office:value-type="float" office:value="0.00299503">
                <text:p>0.002995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511891">
                <text:p>0.0511891</text:p>
              </table:table-cell>
              <table:table-cell office:value-type="float" office:value="0.0027712">
                <text:p>0.0027712</text:p>
              </table:table-cell>
              <table:table-cell office:value-type="float" office:value="0.0056782">
                <text:p>0.0056782</text:p>
              </table:table-cell>
              <table:table-cell office:value-type="float" office:value="0.00298121">
                <text:p>0.002981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505038">
                <text:p>0.0505038</text:p>
              </table:table-cell>
              <table:table-cell office:value-type="float" office:value="0.00275423">
                <text:p>0.00275423</text:p>
              </table:table-cell>
              <table:table-cell office:value-type="float" office:value="0.00563833">
                <text:p>0.00563833</text:p>
              </table:table-cell>
              <table:table-cell office:value-type="float" office:value="0.00315175">
                <text:p>0.003151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503001">
                <text:p>0.0503001</text:p>
              </table:table-cell>
              <table:table-cell office:value-type="float" office:value="0.00276686">
                <text:p>0.00276686</text:p>
              </table:table-cell>
              <table:table-cell office:value-type="float" office:value="0.00569636">
                <text:p>0.00569636</text:p>
              </table:table-cell>
              <table:table-cell office:value-type="float" office:value="0.00373204">
                <text:p>0.003732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500628">
                <text:p>0.0500628</text:p>
              </table:table-cell>
              <table:table-cell office:value-type="float" office:value="0.00281068">
                <text:p>0.00281068</text:p>
              </table:table-cell>
              <table:table-cell office:value-type="float" office:value="0.00575597">
                <text:p>0.00575597</text:p>
              </table:table-cell>
              <table:table-cell office:value-type="float" office:value="0.00317978">
                <text:p>0.003179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504825">
                <text:p>0.0504825</text:p>
              </table:table-cell>
              <table:table-cell office:value-type="float" office:value="0.00278502">
                <text:p>0.00278502</text:p>
              </table:table-cell>
              <table:table-cell office:value-type="float" office:value="0.00569439">
                <text:p>0.00569439</text:p>
              </table:table-cell>
              <table:table-cell office:value-type="float" office:value="0.00294687">
                <text:p>0.002946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497798">
                <text:p>0.0497798</text:p>
              </table:table-cell>
              <table:table-cell office:value-type="float" office:value="0.00276607">
                <text:p>0.00276607</text:p>
              </table:table-cell>
              <table:table-cell office:value-type="float" office:value="0.00563281">
                <text:p>0.00563281</text:p>
              </table:table-cell>
              <table:table-cell office:value-type="float" office:value="0.00295358">
                <text:p>0.002953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495631">
                <text:p>0.0495631</text:p>
              </table:table-cell>
              <table:table-cell office:value-type="float" office:value="0.00274239">
                <text:p>0.00274239</text:p>
              </table:table-cell>
              <table:table-cell office:value-type="float" office:value="0.00561109">
                <text:p>0.00561109</text:p>
              </table:table-cell>
              <table:table-cell office:value-type="float" office:value="0.00308859">
                <text:p>0.003088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49406">
                <text:p>0.049406</text:p>
              </table:table-cell>
              <table:table-cell office:value-type="float" office:value="0.00274673">
                <text:p>0.00274673</text:p>
              </table:table-cell>
              <table:table-cell office:value-type="float" office:value="0.00561188">
                <text:p>0.00561188</text:p>
              </table:table-cell>
              <table:table-cell office:value-type="float" office:value="0.00448564">
                <text:p>0.004485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492686">
                <text:p>0.0492686</text:p>
              </table:table-cell>
              <table:table-cell office:value-type="float" office:value="0.00273173">
                <text:p>0.00273173</text:p>
              </table:table-cell>
              <table:table-cell office:value-type="float" office:value="0.00553135">
                <text:p>0.00553135</text:p>
              </table:table-cell>
              <table:table-cell office:value-type="float" office:value="0.00325912">
                <text:p>0.003259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490878">
                <text:p>0.0490878</text:p>
              </table:table-cell>
              <table:table-cell office:value-type="float" office:value="0.00271159">
                <text:p>0.00271159</text:p>
              </table:table-cell>
              <table:table-cell office:value-type="float" office:value="0.00561662">
                <text:p>0.00561662</text:p>
              </table:table-cell>
              <table:table-cell office:value-type="float" office:value="0.00292674">
                <text:p>0.002926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482706">
                <text:p>0.0482706</text:p>
              </table:table-cell>
              <table:table-cell office:value-type="float" office:value="0.00270883">
                <text:p>0.00270883</text:p>
              </table:table-cell>
              <table:table-cell office:value-type="float" office:value="0.0056028">
                <text:p>0.0056028</text:p>
              </table:table-cell>
              <table:table-cell office:value-type="float" office:value="0.00290463">
                <text:p>0.002904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479521">
                <text:p>0.0479521</text:p>
              </table:table-cell>
              <table:table-cell office:value-type="float" office:value="0.00271002">
                <text:p>0.00271002</text:p>
              </table:table-cell>
              <table:table-cell office:value-type="float" office:value="0.00546543">
                <text:p>0.00546543</text:p>
              </table:table-cell>
              <table:table-cell office:value-type="float" office:value="0.00286871">
                <text:p>0.002868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477069">
                <text:p>0.0477069</text:p>
              </table:table-cell>
              <table:table-cell office:value-type="float" office:value="0.00291134">
                <text:p>0.00291134</text:p>
              </table:table-cell>
              <table:table-cell office:value-type="float" office:value="0.00550411">
                <text:p>0.00550411</text:p>
              </table:table-cell>
              <table:table-cell office:value-type="float" office:value="0.00287897">
                <text:p>0.002878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479154">
                <text:p>0.0479154</text:p>
              </table:table-cell>
              <table:table-cell office:value-type="float" office:value="0.00316043">
                <text:p>0.00316043</text:p>
              </table:table-cell>
              <table:table-cell office:value-type="float" office:value="0.00547332">
                <text:p>0.00547332</text:p>
              </table:table-cell>
              <table:table-cell office:value-type="float" office:value="0.00286555">
                <text:p>0.002865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477618">
                <text:p>0.0477618</text:p>
              </table:table-cell>
              <table:table-cell office:value-type="float" office:value="0.00319004">
                <text:p>0.00319004</text:p>
              </table:table-cell>
              <table:table-cell office:value-type="float" office:value="0.00548319">
                <text:p>0.00548319</text:p>
              </table:table-cell>
              <table:table-cell office:value-type="float" office:value="0.00286673">
                <text:p>0.0028667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472597">
                <text:p>0.0472597</text:p>
              </table:table-cell>
              <table:table-cell office:value-type="float" office:value="0.00296463">
                <text:p>0.00296463</text:p>
              </table:table-cell>
              <table:table-cell office:value-type="float" office:value="0.00550254">
                <text:p>0.00550254</text:p>
              </table:table-cell>
              <table:table-cell office:value-type="float" office:value="0.00289042">
                <text:p>0.002890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470003">
                <text:p>0.0470003</text:p>
              </table:table-cell>
              <table:table-cell office:value-type="float" office:value="0.00289831">
                <text:p>0.00289831</text:p>
              </table:table-cell>
              <table:table-cell office:value-type="float" office:value="0.00553135">
                <text:p>0.00553135</text:p>
              </table:table-cell>
              <table:table-cell office:value-type="float" office:value="0.00287542">
                <text:p>0.002875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469462">
                <text:p>0.0469462</text:p>
              </table:table-cell>
              <table:table-cell office:value-type="float" office:value="0.00297213">
                <text:p>0.00297213</text:p>
              </table:table-cell>
              <table:table-cell office:value-type="float" office:value="0.00548082">
                <text:p>0.00548082</text:p>
              </table:table-cell>
              <table:table-cell office:value-type="float" office:value="0.00285529">
                <text:p>0.002855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466063">
                <text:p>0.0466063</text:p>
              </table:table-cell>
              <table:table-cell office:value-type="float" office:value="0.00325399">
                <text:p>0.00325399</text:p>
              </table:table-cell>
              <table:table-cell office:value-type="float" office:value="0.00543345">
                <text:p>0.00543345</text:p>
              </table:table-cell>
              <table:table-cell office:value-type="float" office:value="0.002847">
                <text:p>0.0028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46437">
                <text:p>0.046437</text:p>
              </table:table-cell>
              <table:table-cell office:value-type="float" office:value="0.00314978">
                <text:p>0.00314978</text:p>
              </table:table-cell>
              <table:table-cell office:value-type="float" office:value="0.0055728">
                <text:p>0.0055728</text:p>
              </table:table-cell>
              <table:table-cell office:value-type="float" office:value="0.00283673">
                <text:p>0.002836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461768">
                <text:p>0.0461768</text:p>
              </table:table-cell>
              <table:table-cell office:value-type="float" office:value="0.00298279">
                <text:p>0.00298279</text:p>
              </table:table-cell>
              <table:table-cell office:value-type="float" office:value="0.00551596">
                <text:p>0.00551596</text:p>
              </table:table-cell>
              <table:table-cell office:value-type="float" office:value="0.00284344">
                <text:p>0.002843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461488">
                <text:p>0.0461488</text:p>
              </table:table-cell>
              <table:table-cell office:value-type="float" office:value="0.00288213">
                <text:p>0.00288213</text:p>
              </table:table-cell>
              <table:table-cell office:value-type="float" office:value="0.00548596">
                <text:p>0.00548596</text:p>
              </table:table-cell>
              <table:table-cell office:value-type="float" office:value="0.00283357">
                <text:p>0.002833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464413">
                <text:p>0.0464413</text:p>
              </table:table-cell>
              <table:table-cell office:value-type="float" office:value="0.00293503">
                <text:p>0.00293503</text:p>
              </table:table-cell>
              <table:table-cell office:value-type="float" office:value="0.00540542">
                <text:p>0.00540542</text:p>
              </table:table-cell>
              <table:table-cell office:value-type="float" office:value="0.00281857">
                <text:p>0.002818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458851">
                <text:p>0.0458851</text:p>
              </table:table-cell>
              <table:table-cell office:value-type="float" office:value="0.00297213">
                <text:p>0.00297213</text:p>
              </table:table-cell>
              <table:table-cell office:value-type="float" office:value="0.00545951">
                <text:p>0.00545951</text:p>
              </table:table-cell>
              <table:table-cell office:value-type="float" office:value="0.00282015">
                <text:p>0.002820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456238">
                <text:p>0.0456238</text:p>
              </table:table-cell>
              <table:table-cell office:value-type="float" office:value="0.00287423">
                <text:p>0.00287423</text:p>
              </table:table-cell>
              <table:table-cell office:value-type="float" office:value="0.00543858">
                <text:p>0.00543858</text:p>
              </table:table-cell>
              <table:table-cell office:value-type="float" office:value="0.00280357">
                <text:p>0.002803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45439">
                <text:p>0.045439</text:p>
              </table:table-cell>
              <table:table-cell office:value-type="float" office:value="0.00282726">
                <text:p>0.00282726</text:p>
              </table:table-cell>
              <table:table-cell office:value-type="float" office:value="0.00603467">
                <text:p>0.00603467</text:p>
              </table:table-cell>
              <table:table-cell office:value-type="float" office:value="0.0028087">
                <text:p>0.00280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457497">
                <text:p>0.0457497</text:p>
              </table:table-cell>
              <table:table-cell office:value-type="float" office:value="0.00278226">
                <text:p>0.00278226</text:p>
              </table:table-cell>
              <table:table-cell office:value-type="float" office:value="0.00565333">
                <text:p>0.00565333</text:p>
              </table:table-cell>
              <table:table-cell office:value-type="float" office:value="0.00278541">
                <text:p>0.002785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450392">
                <text:p>0.0450392</text:p>
              </table:table-cell>
              <table:table-cell office:value-type="float" office:value="0.00276489">
                <text:p>0.00276489</text:p>
              </table:table-cell>
              <table:table-cell office:value-type="float" office:value="0.0053995">
                <text:p>0.0053995</text:p>
              </table:table-cell>
              <table:table-cell office:value-type="float" office:value="0.00291411">
                <text:p>0.002914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449409">
                <text:p>0.0449409</text:p>
              </table:table-cell>
              <table:table-cell office:value-type="float" office:value="0.00277041">
                <text:p>0.00277041</text:p>
              </table:table-cell>
              <table:table-cell office:value-type="float" office:value="0.00697854">
                <text:p>0.00697854</text:p>
              </table:table-cell>
              <table:table-cell office:value-type="float" office:value="0.00321965">
                <text:p>0.0032196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44601">
                <text:p>0.044601</text:p>
              </table:table-cell>
              <table:table-cell office:value-type="float" office:value="0.00274989">
                <text:p>0.00274989</text:p>
              </table:table-cell>
              <table:table-cell office:value-type="float" office:value="0.0067776">
                <text:p>0.0067776</text:p>
              </table:table-cell>
              <table:table-cell office:value-type="float" office:value="0.0027937">
                <text:p>0.00279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44462">
                <text:p>0.044462</text:p>
              </table:table-cell>
              <table:table-cell office:value-type="float" office:value="0.0027412">
                <text:p>0.0027412</text:p>
              </table:table-cell>
              <table:table-cell office:value-type="float" office:value="0.00576031">
                <text:p>0.00576031</text:p>
              </table:table-cell>
              <table:table-cell office:value-type="float" office:value="0.00277199">
                <text:p>0.002771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44535">
                <text:p>0.044535</text:p>
              </table:table-cell>
              <table:table-cell office:value-type="float" office:value="0.00271791">
                <text:p>0.00271791</text:p>
              </table:table-cell>
              <table:table-cell office:value-type="float" office:value="0.00541529">
                <text:p>0.00541529</text:p>
              </table:table-cell>
              <table:table-cell office:value-type="float" office:value="0.00275818">
                <text:p>0.002758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441273">
                <text:p>0.0441273</text:p>
              </table:table-cell>
              <table:table-cell office:value-type="float" office:value="0.00271515">
                <text:p>0.00271515</text:p>
              </table:table-cell>
              <table:table-cell office:value-type="float" office:value="0.00533358">
                <text:p>0.00533358</text:p>
              </table:table-cell>
              <table:table-cell office:value-type="float" office:value="0.00274712">
                <text:p>0.002747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438008">
                <text:p>0.0438008</text:p>
              </table:table-cell>
              <table:table-cell office:value-type="float" office:value="0.00270686">
                <text:p>0.00270686</text:p>
              </table:table-cell>
              <table:table-cell office:value-type="float" office:value="0.00539279">
                <text:p>0.00539279</text:p>
              </table:table-cell>
              <table:table-cell office:value-type="float" office:value="0.0027487">
                <text:p>0.002748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434917">
                <text:p>0.0434917</text:p>
              </table:table-cell>
              <table:table-cell office:value-type="float" office:value="0.00270765">
                <text:p>0.00270765</text:p>
              </table:table-cell>
              <table:table-cell office:value-type="float" office:value="0.00529963">
                <text:p>0.00529963</text:p>
              </table:table-cell>
              <table:table-cell office:value-type="float" office:value="0.0027341">
                <text:p>0.00273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433741">
                <text:p>0.0433741</text:p>
              </table:table-cell>
              <table:table-cell office:value-type="float" office:value="0.00271317">
                <text:p>0.00271317</text:p>
              </table:table-cell>
              <table:table-cell office:value-type="float" office:value="0.00530595">
                <text:p>0.00530595</text:p>
              </table:table-cell>
              <table:table-cell office:value-type="float" office:value="0.00273252">
                <text:p>0.002732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426019">
                <text:p>0.0426019</text:p>
              </table:table-cell>
              <table:table-cell office:value-type="float" office:value="0.0027033">
                <text:p>0.0027033</text:p>
              </table:table-cell>
              <table:table-cell office:value-type="float" office:value="0.00528542">
                <text:p>0.00528542</text:p>
              </table:table-cell>
              <table:table-cell office:value-type="float" office:value="0.00273686">
                <text:p>0.002736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419482">
                <text:p>0.0419482</text:p>
              </table:table-cell>
              <table:table-cell office:value-type="float" office:value="0.00270686">
                <text:p>0.00270686</text:p>
              </table:table-cell>
              <table:table-cell office:value-type="float" office:value="0.00521199">
                <text:p>0.00521199</text:p>
              </table:table-cell>
              <table:table-cell office:value-type="float" office:value="0.00270567">
                <text:p>0.002705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427638">
                <text:p>0.0427638</text:p>
              </table:table-cell>
              <table:table-cell office:value-type="float" office:value="0.00270094">
                <text:p>0.00270094</text:p>
              </table:table-cell>
              <table:table-cell office:value-type="float" office:value="0.00523173">
                <text:p>0.00523173</text:p>
              </table:table-cell>
              <table:table-cell office:value-type="float" office:value="0.0027037">
                <text:p>0.00270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425814">
                <text:p>0.0425814</text:p>
              </table:table-cell>
              <table:table-cell office:value-type="float" office:value="0.00268633">
                <text:p>0.00268633</text:p>
              </table:table-cell>
              <table:table-cell office:value-type="float" office:value="0.00523173">
                <text:p>0.00523173</text:p>
              </table:table-cell>
              <table:table-cell office:value-type="float" office:value="0.00270015">
                <text:p>0.002700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425498">
                <text:p>0.0425498</text:p>
              </table:table-cell>
              <table:table-cell office:value-type="float" office:value="0.00272344">
                <text:p>0.00272344</text:p>
              </table:table-cell>
              <table:table-cell office:value-type="float" office:value="0.00520489">
                <text:p>0.00520489</text:p>
              </table:table-cell>
              <table:table-cell office:value-type="float" office:value="0.00269146">
                <text:p>0.002691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421744">
                <text:p>0.0421744</text:p>
              </table:table-cell>
              <table:table-cell office:value-type="float" office:value="0.00271909">
                <text:p>0.00271909</text:p>
              </table:table-cell>
              <table:table-cell office:value-type="float" office:value="0.00519818">
                <text:p>0.00519818</text:p>
              </table:table-cell>
              <table:table-cell office:value-type="float" office:value="0.00268159">
                <text:p>0.002681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417607">
                <text:p>0.0417607</text:p>
              </table:table-cell>
              <table:table-cell office:value-type="float" office:value="0.0027037">
                <text:p>0.0027037</text:p>
              </table:table-cell>
              <table:table-cell office:value-type="float" office:value="0.00520173">
                <text:p>0.00520173</text:p>
              </table:table-cell>
              <table:table-cell office:value-type="float" office:value="0.00268396">
                <text:p>0.00268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414338">
                <text:p>0.0414338</text:p>
              </table:table-cell>
              <table:table-cell office:value-type="float" office:value="0.00270054">
                <text:p>0.00270054</text:p>
              </table:table-cell>
              <table:table-cell office:value-type="float" office:value="0.00526252">
                <text:p>0.00526252</text:p>
              </table:table-cell>
              <table:table-cell office:value-type="float" office:value="0.00267093">
                <text:p>0.002670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41197">
                <text:p>0.041197</text:p>
              </table:table-cell>
              <table:table-cell office:value-type="float" office:value="0.00269344">
                <text:p>0.00269344</text:p>
              </table:table-cell>
              <table:table-cell office:value-type="float" office:value="0.00532095">
                <text:p>0.00532095</text:p>
              </table:table-cell>
              <table:table-cell office:value-type="float" office:value="0.00267133">
                <text:p>0.002671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410442">
                <text:p>0.0410442</text:p>
              </table:table-cell>
              <table:table-cell office:value-type="float" office:value="0.0026958">
                <text:p>0.0026958</text:p>
              </table:table-cell>
              <table:table-cell office:value-type="float" office:value="0.00529134">
                <text:p>0.00529134</text:p>
              </table:table-cell>
              <table:table-cell office:value-type="float" office:value="0.0026658">
                <text:p>0.00266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409621">
                <text:p>0.0409621</text:p>
              </table:table-cell>
              <table:table-cell office:value-type="float" office:value="0.00269107">
                <text:p>0.00269107</text:p>
              </table:table-cell>
              <table:table-cell office:value-type="float" office:value="0.00528344">
                <text:p>0.00528344</text:p>
              </table:table-cell>
              <table:table-cell office:value-type="float" office:value="0.00266383">
                <text:p>0.002663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405839">
                <text:p>0.0405839</text:p>
              </table:table-cell>
              <table:table-cell office:value-type="float" office:value="0.00268949">
                <text:p>0.00268949</text:p>
              </table:table-cell>
              <table:table-cell office:value-type="float" office:value="0.00518831">
                <text:p>0.00518831</text:p>
              </table:table-cell>
              <table:table-cell office:value-type="float" office:value="0.00264764">
                <text:p>0.002647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403546">
                <text:p>0.0403546</text:p>
              </table:table-cell>
              <table:table-cell office:value-type="float" office:value="0.00267133">
                <text:p>0.00267133</text:p>
              </table:table-cell>
              <table:table-cell office:value-type="float" office:value="0.00523213">
                <text:p>0.00523213</text:p>
              </table:table-cell>
              <table:table-cell office:value-type="float" office:value="0.00263935">
                <text:p>0.002639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401011">
                <text:p>0.0401011</text:p>
              </table:table-cell>
              <table:table-cell office:value-type="float" office:value="0.00266383">
                <text:p>0.00266383</text:p>
              </table:table-cell>
              <table:table-cell office:value-type="float" office:value="0.00539556">
                <text:p>0.00539556</text:p>
              </table:table-cell>
              <table:table-cell office:value-type="float" office:value="0.00262435">
                <text:p>0.002624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399673">
                <text:p>0.0399673</text:p>
              </table:table-cell>
              <table:table-cell office:value-type="float" office:value="0.00267054">
                <text:p>0.00267054</text:p>
              </table:table-cell>
              <table:table-cell office:value-type="float" office:value="0.00526489">
                <text:p>0.00526489</text:p>
              </table:table-cell>
              <table:table-cell office:value-type="float" office:value="0.00269817">
                <text:p>0.002698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408535">
                <text:p>0.0408535</text:p>
              </table:table-cell>
              <table:table-cell office:value-type="float" office:value="0.00266738">
                <text:p>0.00266738</text:p>
              </table:table-cell>
              <table:table-cell office:value-type="float" office:value="0.0051212">
                <text:p>0.0051212</text:p>
              </table:table-cell>
              <table:table-cell office:value-type="float" office:value="0.00260817">
                <text:p>0.002608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398228">
                <text:p>0.0398228</text:p>
              </table:table-cell>
              <table:table-cell office:value-type="float" office:value="0.00269186">
                <text:p>0.00269186</text:p>
              </table:table-cell>
              <table:table-cell office:value-type="float" office:value="0.00507383">
                <text:p>0.00507383</text:p>
              </table:table-cell>
              <table:table-cell office:value-type="float" office:value="0.00260343">
                <text:p>0.002603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394956">
                <text:p>0.0394956</text:p>
              </table:table-cell>
              <table:table-cell office:value-type="float" office:value="0.00267528">
                <text:p>0.00267528</text:p>
              </table:table-cell>
              <table:table-cell office:value-type="float" office:value="0.00504738">
                <text:p>0.00504738</text:p>
              </table:table-cell>
              <table:table-cell office:value-type="float" office:value="0.00259909">
                <text:p>0.002599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393823">
                <text:p>0.0393823</text:p>
              </table:table-cell>
              <table:table-cell office:value-type="float" office:value="0.00267607">
                <text:p>0.00267607</text:p>
              </table:table-cell>
              <table:table-cell office:value-type="float" office:value="0.00510186">
                <text:p>0.00510186</text:p>
              </table:table-cell>
              <table:table-cell office:value-type="float" office:value="0.00260304">
                <text:p>0.002603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39218">
                <text:p>0.039218</text:p>
              </table:table-cell>
              <table:table-cell office:value-type="float" office:value="0.00265554">
                <text:p>0.00265554</text:p>
              </table:table-cell>
              <table:table-cell office:value-type="float" office:value="0.00508764">
                <text:p>0.00508764</text:p>
              </table:table-cell>
              <table:table-cell office:value-type="float" office:value="0.00259632">
                <text:p>0.002596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00">
                <text:p>200000</text:p>
              </table:table-cell>
              <table:table-cell office:value-type="float" office:value="0.46683">
                <text:p>0.46683</text:p>
              </table:table-cell>
              <table:table-cell office:value-type="float" office:value="0.0394652">
                <text:p>0.0394652</text:p>
              </table:table-cell>
              <table:table-cell office:value-type="float" office:value="0.0026587">
                <text:p>0.0026587</text:p>
              </table:table-cell>
              <table:table-cell office:value-type="float" office:value="0.00504264">
                <text:p>0.00504264</text:p>
              </table:table-cell>
              <table:table-cell office:value-type="float" office:value="0.00258093">
                <text:p>0.002580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9000">
                <text:p>199000</text:p>
              </table:table-cell>
              <table:table-cell office:value-type="float" office:value="0.432909">
                <text:p>0.432909</text:p>
              </table:table-cell>
              <table:table-cell office:value-type="float" office:value="0.0389271">
                <text:p>0.0389271</text:p>
              </table:table-cell>
              <table:table-cell office:value-type="float" office:value="0.00268041">
                <text:p>0.00268041</text:p>
              </table:table-cell>
              <table:table-cell office:value-type="float" office:value="0.00506198">
                <text:p>0.00506198</text:p>
              </table:table-cell>
              <table:table-cell office:value-type="float" office:value="0.00258804">
                <text:p>0.002588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8000">
                <text:p>198000</text:p>
              </table:table-cell>
              <table:table-cell office:value-type="float" office:value="0.435243">
                <text:p>0.435243</text:p>
              </table:table-cell>
              <table:table-cell office:value-type="float" office:value="0.0385221">
                <text:p>0.0385221</text:p>
              </table:table-cell>
              <table:table-cell office:value-type="float" office:value="0.00265514">
                <text:p>0.00265514</text:p>
              </table:table-cell>
              <table:table-cell office:value-type="float" office:value="0.0050908">
                <text:p>0.0050908</text:p>
              </table:table-cell>
              <table:table-cell office:value-type="float" office:value="0.00258882">
                <text:p>0.002588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7000">
                <text:p>197000</text:p>
              </table:table-cell>
              <table:table-cell office:value-type="float" office:value="0.427641">
                <text:p>0.427641</text:p>
              </table:table-cell>
              <table:table-cell office:value-type="float" office:value="0.0369561">
                <text:p>0.0369561</text:p>
              </table:table-cell>
              <table:table-cell office:value-type="float" office:value="0.00265909">
                <text:p>0.00265909</text:p>
              </table:table-cell>
              <table:table-cell office:value-type="float" office:value="0.00496922">
                <text:p>0.00496922</text:p>
              </table:table-cell>
              <table:table-cell office:value-type="float" office:value="0.00256474">
                <text:p>0.002564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6000">
                <text:p>196000</text:p>
              </table:table-cell>
              <table:table-cell office:value-type="float" office:value="0.425779">
                <text:p>0.425779</text:p>
              </table:table-cell>
              <table:table-cell office:value-type="float" office:value="0.0375139">
                <text:p>0.0375139</text:p>
              </table:table-cell>
              <table:table-cell office:value-type="float" office:value="0.00264409">
                <text:p>0.00264409</text:p>
              </table:table-cell>
              <table:table-cell office:value-type="float" office:value="0.00504343">
                <text:p>0.00504343</text:p>
              </table:table-cell>
              <table:table-cell office:value-type="float" office:value="0.00256751">
                <text:p>0.0025675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5000">
                <text:p>195000</text:p>
              </table:table-cell>
              <table:table-cell office:value-type="float" office:value="0.423392">
                <text:p>0.423392</text:p>
              </table:table-cell>
              <table:table-cell office:value-type="float" office:value="0.0380768">
                <text:p>0.0380768</text:p>
              </table:table-cell>
              <table:table-cell office:value-type="float" office:value="0.00263896">
                <text:p>0.00263896</text:p>
              </table:table-cell>
              <table:table-cell office:value-type="float" office:value="0.00495619">
                <text:p>0.00495619</text:p>
              </table:table-cell>
              <table:table-cell office:value-type="float" office:value="0.00254659">
                <text:p>0.002546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4000">
                <text:p>194000</text:p>
              </table:table-cell>
              <table:table-cell office:value-type="float" office:value="0.419804">
                <text:p>0.419804</text:p>
              </table:table-cell>
              <table:table-cell office:value-type="float" office:value="0.0377444">
                <text:p>0.0377444</text:p>
              </table:table-cell>
              <table:table-cell office:value-type="float" office:value="0.00263817">
                <text:p>0.00263817</text:p>
              </table:table-cell>
              <table:table-cell office:value-type="float" office:value="0.00503356">
                <text:p>0.00503356</text:p>
              </table:table-cell>
              <table:table-cell office:value-type="float" office:value="0.00255724">
                <text:p>0.002557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3000">
                <text:p>193000</text:p>
              </table:table-cell>
              <table:table-cell office:value-type="float" office:value="0.415981">
                <text:p>0.415981</text:p>
              </table:table-cell>
              <table:table-cell office:value-type="float" office:value="0.0372936">
                <text:p>0.0372936</text:p>
              </table:table-cell>
              <table:table-cell office:value-type="float" office:value="0.00263777">
                <text:p>0.00263777</text:p>
              </table:table-cell>
              <table:table-cell office:value-type="float" office:value="0.00550332">
                <text:p>0.00550332</text:p>
              </table:table-cell>
              <table:table-cell office:value-type="float" office:value="0.00252922">
                <text:p>0.002529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2000">
                <text:p>192000</text:p>
              </table:table-cell>
              <table:table-cell office:value-type="float" office:value="0.417544">
                <text:p>0.417544</text:p>
              </table:table-cell>
              <table:table-cell office:value-type="float" office:value="0.0384743">
                <text:p>0.0384743</text:p>
              </table:table-cell>
              <table:table-cell office:value-type="float" office:value="0.00286121">
                <text:p>0.00286121</text:p>
              </table:table-cell>
              <table:table-cell office:value-type="float" office:value="0.00588624">
                <text:p>0.00588624</text:p>
              </table:table-cell>
              <table:table-cell office:value-type="float" office:value="0.00251698">
                <text:p>0.002516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1000">
                <text:p>191000</text:p>
              </table:table-cell>
              <table:table-cell office:value-type="float" office:value="0.417919">
                <text:p>0.417919</text:p>
              </table:table-cell>
              <table:table-cell office:value-type="float" office:value="0.0372494">
                <text:p>0.0372494</text:p>
              </table:table-cell>
              <table:table-cell office:value-type="float" office:value="0.00296029">
                <text:p>0.00296029</text:p>
              </table:table-cell>
              <table:table-cell office:value-type="float" office:value="0.00532095">
                <text:p>0.00532095</text:p>
              </table:table-cell>
              <table:table-cell office:value-type="float" office:value="0.00252606">
                <text:p>0.002526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000">
                <text:p>190000</text:p>
              </table:table-cell>
              <table:table-cell office:value-type="float" office:value="0.411808">
                <text:p>0.411808</text:p>
              </table:table-cell>
              <table:table-cell office:value-type="float" office:value="0.0370299">
                <text:p>0.0370299</text:p>
              </table:table-cell>
              <table:table-cell office:value-type="float" office:value="0.00284147">
                <text:p>0.00284147</text:p>
              </table:table-cell>
              <table:table-cell office:value-type="float" office:value="0.00639982">
                <text:p>0.00639982</text:p>
              </table:table-cell>
              <table:table-cell office:value-type="float" office:value="0.00252369">
                <text:p>0.002523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9000">
                <text:p>189000</text:p>
              </table:table-cell>
              <table:table-cell office:value-type="float" office:value="0.40668">
                <text:p>0.40668</text:p>
              </table:table-cell>
              <table:table-cell office:value-type="float" office:value="0.0369742">
                <text:p>0.0369742</text:p>
              </table:table-cell>
              <table:table-cell office:value-type="float" office:value="0.00282213">
                <text:p>0.00282213</text:p>
              </table:table-cell>
              <table:table-cell office:value-type="float" office:value="0.00566004">
                <text:p>0.00566004</text:p>
              </table:table-cell>
              <table:table-cell office:value-type="float" office:value="0.00251895">
                <text:p>0.002518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8000">
                <text:p>188000</text:p>
              </table:table-cell>
              <table:table-cell office:value-type="float" office:value="0.410918">
                <text:p>0.410918</text:p>
              </table:table-cell>
              <table:table-cell office:value-type="float" office:value="0.0366079">
                <text:p>0.0366079</text:p>
              </table:table-cell>
              <table:table-cell office:value-type="float" office:value="0.00279726">
                <text:p>0.00279726</text:p>
              </table:table-cell>
              <table:table-cell office:value-type="float" office:value="0.00523686">
                <text:p>0.00523686</text:p>
              </table:table-cell>
              <table:table-cell office:value-type="float" office:value="0.00251027">
                <text:p>0.002510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7000">
                <text:p>187000</text:p>
              </table:table-cell>
              <table:table-cell office:value-type="float" office:value="0.404284">
                <text:p>0.404284</text:p>
              </table:table-cell>
              <table:table-cell office:value-type="float" office:value="0.0362791">
                <text:p>0.0362791</text:p>
              </table:table-cell>
              <table:table-cell office:value-type="float" office:value="0.00275699">
                <text:p>0.00275699</text:p>
              </table:table-cell>
              <table:table-cell office:value-type="float" office:value="0.00501817">
                <text:p>0.00501817</text:p>
              </table:table-cell>
              <table:table-cell office:value-type="float" office:value="0.00249724">
                <text:p>0.002497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6000">
                <text:p>186000</text:p>
              </table:table-cell>
              <table:table-cell office:value-type="float" office:value="0.404625">
                <text:p>0.404625</text:p>
              </table:table-cell>
              <table:table-cell office:value-type="float" office:value="0.0361452">
                <text:p>0.0361452</text:p>
              </table:table-cell>
              <table:table-cell office:value-type="float" office:value="0.00273291">
                <text:p>0.00273291</text:p>
              </table:table-cell>
              <table:table-cell office:value-type="float" office:value="0.00493448">
                <text:p>0.00493448</text:p>
              </table:table-cell>
              <table:table-cell office:value-type="float" office:value="0.0024925">
                <text:p>0.00249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5000">
                <text:p>185000</text:p>
              </table:table-cell>
              <table:table-cell office:value-type="float" office:value="0.39861">
                <text:p>0.39861</text:p>
              </table:table-cell>
              <table:table-cell office:value-type="float" office:value="0.0359471">
                <text:p>0.0359471</text:p>
              </table:table-cell>
              <table:table-cell office:value-type="float" office:value="0.00273331">
                <text:p>0.00273331</text:p>
              </table:table-cell>
              <table:table-cell office:value-type="float" office:value="0.00492382">
                <text:p>0.00492382</text:p>
              </table:table-cell>
              <table:table-cell office:value-type="float" office:value="0.00250395">
                <text:p>0.002503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4000">
                <text:p>184000</text:p>
              </table:table-cell>
              <table:table-cell office:value-type="float" office:value="0.3945">
                <text:p>0.3945</text:p>
              </table:table-cell>
              <table:table-cell office:value-type="float" office:value="0.0356617">
                <text:p>0.0356617</text:p>
              </table:table-cell>
              <table:table-cell office:value-type="float" office:value="0.00270804">
                <text:p>0.00270804</text:p>
              </table:table-cell>
              <table:table-cell office:value-type="float" office:value="0.00490211">
                <text:p>0.00490211</text:p>
              </table:table-cell>
              <table:table-cell office:value-type="float" office:value="0.00248816">
                <text:p>0.002488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3000">
                <text:p>183000</text:p>
              </table:table-cell>
              <table:table-cell office:value-type="float" office:value="0.39391">
                <text:p>0.39391</text:p>
              </table:table-cell>
              <table:table-cell office:value-type="float" office:value="0.0356929">
                <text:p>0.0356929</text:p>
              </table:table-cell>
              <table:table-cell office:value-type="float" office:value="0.0026658">
                <text:p>0.0026658</text:p>
              </table:table-cell>
              <table:table-cell office:value-type="float" office:value="0.0048121">
                <text:p>0.0048121</text:p>
              </table:table-cell>
              <table:table-cell office:value-type="float" office:value="0.00246132">
                <text:p>0.002461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000">
                <text:p>182000</text:p>
              </table:table-cell>
              <table:table-cell office:value-type="float" office:value="0.389433">
                <text:p>0.389433</text:p>
              </table:table-cell>
              <table:table-cell office:value-type="float" office:value="0.0352563">
                <text:p>0.0352563</text:p>
              </table:table-cell>
              <table:table-cell office:value-type="float" office:value="0.00265672">
                <text:p>0.00265672</text:p>
              </table:table-cell>
              <table:table-cell office:value-type="float" office:value="0.00481092">
                <text:p>0.00481092</text:p>
              </table:table-cell>
              <table:table-cell office:value-type="float" office:value="0.00245737">
                <text:p>0.002457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1000">
                <text:p>181000</text:p>
              </table:table-cell>
              <table:table-cell office:value-type="float" office:value="0.387343">
                <text:p>0.387343</text:p>
              </table:table-cell>
              <table:table-cell office:value-type="float" office:value="0.0363671">
                <text:p>0.0363671</text:p>
              </table:table-cell>
              <table:table-cell office:value-type="float" office:value="0.00267567">
                <text:p>0.00267567</text:p>
              </table:table-cell>
              <table:table-cell office:value-type="float" office:value="0.0048725">
                <text:p>0.0048725</text:p>
              </table:table-cell>
              <table:table-cell office:value-type="float" office:value="0.00265712">
                <text:p>0.002657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0000">
                <text:p>180000</text:p>
              </table:table-cell>
              <table:table-cell office:value-type="float" office:value="0.386095">
                <text:p>0.386095</text:p>
              </table:table-cell>
              <table:table-cell office:value-type="float" office:value="0.034882">
                <text:p>0.034882</text:p>
              </table:table-cell>
              <table:table-cell office:value-type="float" office:value="0.00264449">
                <text:p>0.00264449</text:p>
              </table:table-cell>
              <table:table-cell office:value-type="float" office:value="0.00481447">
                <text:p>0.00481447</text:p>
              </table:table-cell>
              <table:table-cell office:value-type="float" office:value="0.0031853">
                <text:p>0.00318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9000">
                <text:p>179000</text:p>
              </table:table-cell>
              <table:table-cell office:value-type="float" office:value="0.383986">
                <text:p>0.383986</text:p>
              </table:table-cell>
              <table:table-cell office:value-type="float" office:value="0.0345966">
                <text:p>0.0345966</text:p>
              </table:table-cell>
              <table:table-cell office:value-type="float" office:value="0.00264764">
                <text:p>0.00264764</text:p>
              </table:table-cell>
              <table:table-cell office:value-type="float" office:value="0.00477263">
                <text:p>0.00477263</text:p>
              </table:table-cell>
              <table:table-cell office:value-type="float" office:value="0.00263699">
                <text:p>0.0026369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8000">
                <text:p>178000</text:p>
              </table:table-cell>
              <table:table-cell office:value-type="float" office:value="0.380151">
                <text:p>0.380151</text:p>
              </table:table-cell>
              <table:table-cell office:value-type="float" office:value="0.0345145">
                <text:p>0.0345145</text:p>
              </table:table-cell>
              <table:table-cell office:value-type="float" office:value="0.00263777">
                <text:p>0.00263777</text:p>
              </table:table-cell>
              <table:table-cell office:value-type="float" office:value="0.00477381">
                <text:p>0.00477381</text:p>
              </table:table-cell>
              <table:table-cell office:value-type="float" office:value="0.00243803">
                <text:p>0.002438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7000">
                <text:p>177000</text:p>
              </table:table-cell>
              <table:table-cell office:value-type="float" office:value="0.37772">
                <text:p>0.37772</text:p>
              </table:table-cell>
              <table:table-cell office:value-type="float" office:value="0.0344581">
                <text:p>0.0344581</text:p>
              </table:table-cell>
              <table:table-cell office:value-type="float" office:value="0.00261606">
                <text:p>0.00261606</text:p>
              </table:table-cell>
              <table:table-cell office:value-type="float" office:value="0.00480973">
                <text:p>0.00480973</text:p>
              </table:table-cell>
              <table:table-cell office:value-type="float" office:value="0.00243526">
                <text:p>0.002435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6000">
                <text:p>176000</text:p>
              </table:table-cell>
              <table:table-cell office:value-type="float" office:value="0.37634">
                <text:p>0.37634</text:p>
              </table:table-cell>
              <table:table-cell office:value-type="float" office:value="0.033993">
                <text:p>0.033993</text:p>
              </table:table-cell>
              <table:table-cell office:value-type="float" office:value="0.00261922">
                <text:p>0.00261922</text:p>
              </table:table-cell>
              <table:table-cell office:value-type="float" office:value="0.00476947">
                <text:p>0.00476947</text:p>
              </table:table-cell>
              <table:table-cell office:value-type="float" office:value="0.00246684">
                <text:p>0.002466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5000">
                <text:p>175000</text:p>
              </table:table-cell>
              <table:table-cell office:value-type="float" office:value="0.378341">
                <text:p>0.378341</text:p>
              </table:table-cell>
              <table:table-cell office:value-type="float" office:value="0.0337897">
                <text:p>0.0337897</text:p>
              </table:table-cell>
              <table:table-cell office:value-type="float" office:value="0.00259711">
                <text:p>0.00259711</text:p>
              </table:table-cell>
              <table:table-cell office:value-type="float" office:value="0.00478723">
                <text:p>0.00478723</text:p>
              </table:table-cell>
              <table:table-cell office:value-type="float" office:value="0.00296621">
                <text:p>0.002966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4000">
                <text:p>174000</text:p>
              </table:table-cell>
              <table:table-cell office:value-type="float" office:value="0.372785">
                <text:p>0.372785</text:p>
              </table:table-cell>
              <table:table-cell office:value-type="float" office:value="0.0335833">
                <text:p>0.0335833</text:p>
              </table:table-cell>
              <table:table-cell office:value-type="float" office:value="0.00262041">
                <text:p>0.00262041</text:p>
              </table:table-cell>
              <table:table-cell office:value-type="float" office:value="0.0047596">
                <text:p>0.0047596</text:p>
              </table:table-cell>
              <table:table-cell office:value-type="float" office:value="0.00285055">
                <text:p>0.002850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3000">
                <text:p>173000</text:p>
              </table:table-cell>
              <table:table-cell office:value-type="float" office:value="0.368392">
                <text:p>0.368392</text:p>
              </table:table-cell>
              <table:table-cell office:value-type="float" office:value="0.0332817">
                <text:p>0.0332817</text:p>
              </table:table-cell>
              <table:table-cell office:value-type="float" office:value="0.00261764">
                <text:p>0.00261764</text:p>
              </table:table-cell>
              <table:table-cell office:value-type="float" office:value="0.00473197">
                <text:p>0.00473197</text:p>
              </table:table-cell>
              <table:table-cell office:value-type="float" office:value="0.00249645">
                <text:p>0.002496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2000">
                <text:p>172000</text:p>
              </table:table-cell>
              <table:table-cell office:value-type="float" office:value="0.36849">
                <text:p>0.36849</text:p>
              </table:table-cell>
              <table:table-cell office:value-type="float" office:value="0.0330196">
                <text:p>0.0330196</text:p>
              </table:table-cell>
              <table:table-cell office:value-type="float" office:value="0.00262317">
                <text:p>0.00262317</text:p>
              </table:table-cell>
              <table:table-cell office:value-type="float" office:value="0.00473197">
                <text:p>0.00473197</text:p>
              </table:table-cell>
              <table:table-cell office:value-type="float" office:value="0.00240092">
                <text:p>0.002400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1000">
                <text:p>171000</text:p>
              </table:table-cell>
              <table:table-cell office:value-type="float" office:value="0.366195">
                <text:p>0.366195</text:p>
              </table:table-cell>
              <table:table-cell office:value-type="float" office:value="0.0329355">
                <text:p>0.0329355</text:p>
              </table:table-cell>
              <table:table-cell office:value-type="float" office:value="0.0026058">
                <text:p>0.0026058</text:p>
              </table:table-cell>
              <table:table-cell office:value-type="float" office:value="0.00467867">
                <text:p>0.00467867</text:p>
              </table:table-cell>
              <table:table-cell office:value-type="float" office:value="0.00238671">
                <text:p>0.002386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000">
                <text:p>170000</text:p>
              </table:table-cell>
              <table:table-cell office:value-type="float" office:value="0.363373">
                <text:p>0.363373</text:p>
              </table:table-cell>
              <table:table-cell office:value-type="float" office:value="0.0325072">
                <text:p>0.0325072</text:p>
              </table:table-cell>
              <table:table-cell office:value-type="float" office:value="0.00260225">
                <text:p>0.00260225</text:p>
              </table:table-cell>
              <table:table-cell office:value-type="float" office:value="0.00475644">
                <text:p>0.00475644</text:p>
              </table:table-cell>
              <table:table-cell office:value-type="float" office:value="0.00240289">
                <text:p>0.002402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000">
                <text:p>169000</text:p>
              </table:table-cell>
              <table:table-cell office:value-type="float" office:value="0.361758">
                <text:p>0.361758</text:p>
              </table:table-cell>
              <table:table-cell office:value-type="float" office:value="0.0323643">
                <text:p>0.0323643</text:p>
              </table:table-cell>
              <table:table-cell office:value-type="float" office:value="0.00259593">
                <text:p>0.00259593</text:p>
              </table:table-cell>
              <table:table-cell office:value-type="float" office:value="0.00468696">
                <text:p>0.00468696</text:p>
              </table:table-cell>
              <table:table-cell office:value-type="float" office:value="0.00237802">
                <text:p>0.002378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000">
                <text:p>168000</text:p>
              </table:table-cell>
              <table:table-cell office:value-type="float" office:value="0.358434">
                <text:p>0.358434</text:p>
              </table:table-cell>
              <table:table-cell office:value-type="float" office:value="0.0320311">
                <text:p>0.0320311</text:p>
              </table:table-cell>
              <table:table-cell office:value-type="float" office:value="0.00305977">
                <text:p>0.00305977</text:p>
              </table:table-cell>
              <table:table-cell office:value-type="float" office:value="0.00473039">
                <text:p>0.00473039</text:p>
              </table:table-cell>
              <table:table-cell office:value-type="float" office:value="0.00239145">
                <text:p>0.002391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7000">
                <text:p>167000</text:p>
              </table:table-cell>
              <table:table-cell office:value-type="float" office:value="0.355443">
                <text:p>0.355443</text:p>
              </table:table-cell>
              <table:table-cell office:value-type="float" office:value="0.0317599">
                <text:p>0.0317599</text:p>
              </table:table-cell>
              <table:table-cell office:value-type="float" office:value="0.00305701">
                <text:p>0.00305701</text:p>
              </table:table-cell>
              <table:table-cell office:value-type="float" office:value="0.00469052">
                <text:p>0.00469052</text:p>
              </table:table-cell>
              <table:table-cell office:value-type="float" office:value="0.00237566">
                <text:p>0.002375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000">
                <text:p>166000</text:p>
              </table:table-cell>
              <table:table-cell office:value-type="float" office:value="0.350241">
                <text:p>0.350241</text:p>
              </table:table-cell>
              <table:table-cell office:value-type="float" office:value="0.0316565">
                <text:p>0.0316565</text:p>
              </table:table-cell>
              <table:table-cell office:value-type="float" office:value="0.00286002">
                <text:p>0.00286002</text:p>
              </table:table-cell>
              <table:table-cell office:value-type="float" office:value="0.00467591">
                <text:p>0.00467591</text:p>
              </table:table-cell>
              <table:table-cell office:value-type="float" office:value="0.00237329">
                <text:p>0.002373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000">
                <text:p>165000</text:p>
              </table:table-cell>
              <table:table-cell office:value-type="float" office:value="0.34963">
                <text:p>0.34963</text:p>
              </table:table-cell>
              <table:table-cell office:value-type="float" office:value="0.031617">
                <text:p>0.031617</text:p>
              </table:table-cell>
              <table:table-cell office:value-type="float" office:value="0.00284463">
                <text:p>0.00284463</text:p>
              </table:table-cell>
              <table:table-cell office:value-type="float" office:value="0.00464473">
                <text:p>0.00464473</text:p>
              </table:table-cell>
              <table:table-cell office:value-type="float" office:value="0.00235986">
                <text:p>0.002359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4000">
                <text:p>164000</text:p>
              </table:table-cell>
              <table:table-cell office:value-type="float" office:value="0.350506">
                <text:p>0.350506</text:p>
              </table:table-cell>
              <table:table-cell office:value-type="float" office:value="0.0316971">
                <text:p>0.0316971</text:p>
              </table:table-cell>
              <table:table-cell office:value-type="float" office:value="0.00311701">
                <text:p>0.00311701</text:p>
              </table:table-cell>
              <table:table-cell office:value-type="float" office:value="0.00466565">
                <text:p>0.00466565</text:p>
              </table:table-cell>
              <table:table-cell office:value-type="float" office:value="0.00236302">
                <text:p>0.002363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3000">
                <text:p>163000</text:p>
              </table:table-cell>
              <table:table-cell office:value-type="float" office:value="0.346752">
                <text:p>0.346752</text:p>
              </table:table-cell>
              <table:table-cell office:value-type="float" office:value="0.0309755">
                <text:p>0.0309755</text:p>
              </table:table-cell>
              <table:table-cell office:value-type="float" office:value="0.002967">
                <text:p>0.002967</text:p>
              </table:table-cell>
              <table:table-cell office:value-type="float" office:value="0.00458354">
                <text:p>0.00458354</text:p>
              </table:table-cell>
              <table:table-cell office:value-type="float" office:value="0.00233144">
                <text:p>0.002331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2000">
                <text:p>162000</text:p>
              </table:table-cell>
              <table:table-cell office:value-type="float" office:value="0.345802">
                <text:p>0.345802</text:p>
              </table:table-cell>
              <table:table-cell office:value-type="float" office:value="0.0307915">
                <text:p>0.0307915</text:p>
              </table:table-cell>
              <table:table-cell office:value-type="float" office:value="0.00286989">
                <text:p>0.00286989</text:p>
              </table:table-cell>
              <table:table-cell office:value-type="float" office:value="0.00457959">
                <text:p>0.00457959</text:p>
              </table:table-cell>
              <table:table-cell office:value-type="float" office:value="0.00232671">
                <text:p>0.002326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00">
                <text:p>161000</text:p>
              </table:table-cell>
              <table:table-cell office:value-type="float" office:value="0.341554">
                <text:p>0.341554</text:p>
              </table:table-cell>
              <table:table-cell office:value-type="float" office:value="0.0306269">
                <text:p>0.0306269</text:p>
              </table:table-cell>
              <table:table-cell office:value-type="float" office:value="0.00284068">
                <text:p>0.00284068</text:p>
              </table:table-cell>
              <table:table-cell office:value-type="float" office:value="0.00467117">
                <text:p>0.00467117</text:p>
              </table:table-cell>
              <table:table-cell office:value-type="float" office:value="0.00235513">
                <text:p>0.002355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0000">
                <text:p>160000</text:p>
              </table:table-cell>
              <table:table-cell office:value-type="float" office:value="0.340564">
                <text:p>0.340564</text:p>
              </table:table-cell>
              <table:table-cell office:value-type="float" office:value="0.0303932">
                <text:p>0.0303932</text:p>
              </table:table-cell>
              <table:table-cell office:value-type="float" office:value="0.00278305">
                <text:p>0.00278305</text:p>
              </table:table-cell>
              <table:table-cell office:value-type="float" office:value="0.0046088">
                <text:p>0.0046088</text:p>
              </table:table-cell>
              <table:table-cell office:value-type="float" office:value="0.0023192">
                <text:p>0.00231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9000">
                <text:p>159000</text:p>
              </table:table-cell>
              <table:table-cell office:value-type="float" office:value="0.337416">
                <text:p>0.337416</text:p>
              </table:table-cell>
              <table:table-cell office:value-type="float" office:value="0.0303991">
                <text:p>0.0303991</text:p>
              </table:table-cell>
              <table:table-cell office:value-type="float" office:value="0.00272265">
                <text:p>0.00272265</text:p>
              </table:table-cell>
              <table:table-cell office:value-type="float" office:value="0.00460525">
                <text:p>0.00460525</text:p>
              </table:table-cell>
              <table:table-cell office:value-type="float" office:value="0.00231763">
                <text:p>0.002317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8000">
                <text:p>158000</text:p>
              </table:table-cell>
              <table:table-cell office:value-type="float" office:value="0.336419">
                <text:p>0.336419</text:p>
              </table:table-cell>
              <table:table-cell office:value-type="float" office:value="0.0306072">
                <text:p>0.0306072</text:p>
              </table:table-cell>
              <table:table-cell office:value-type="float" office:value="0.00266699">
                <text:p>0.00266699</text:p>
              </table:table-cell>
              <table:table-cell office:value-type="float" office:value="0.00462143">
                <text:p>0.00462143</text:p>
              </table:table-cell>
              <table:table-cell office:value-type="float" office:value="0.00230262">
                <text:p>0.0023026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000">
                <text:p>157000</text:p>
              </table:table-cell>
              <table:table-cell office:value-type="float" office:value="0.334899">
                <text:p>0.334899</text:p>
              </table:table-cell>
              <table:table-cell office:value-type="float" office:value="0.0297735">
                <text:p>0.0297735</text:p>
              </table:table-cell>
              <table:table-cell office:value-type="float" office:value="0.0026208">
                <text:p>0.0026208</text:p>
              </table:table-cell>
              <table:table-cell office:value-type="float" office:value="0.00462104">
                <text:p>0.00462104</text:p>
              </table:table-cell>
              <table:table-cell office:value-type="float" office:value="0.00231052">
                <text:p>0.002310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6000">
                <text:p>156000</text:p>
              </table:table-cell>
              <table:table-cell office:value-type="float" office:value="0.33749">
                <text:p>0.33749</text:p>
              </table:table-cell>
              <table:table-cell office:value-type="float" office:value="0.0296704">
                <text:p>0.0296704</text:p>
              </table:table-cell>
              <table:table-cell office:value-type="float" office:value="0.00260777">
                <text:p>0.00260777</text:p>
              </table:table-cell>
              <table:table-cell office:value-type="float" office:value="0.00455946">
                <text:p>0.00455946</text:p>
              </table:table-cell>
              <table:table-cell office:value-type="float" office:value="0.00229947">
                <text:p>0.002299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5000">
                <text:p>155000</text:p>
              </table:table-cell>
              <table:table-cell office:value-type="float" office:value="0.333383">
                <text:p>0.333383</text:p>
              </table:table-cell>
              <table:table-cell office:value-type="float" office:value="0.0293625">
                <text:p>0.0293625</text:p>
              </table:table-cell>
              <table:table-cell office:value-type="float" office:value="0.00263501">
                <text:p>0.00263501</text:p>
              </table:table-cell>
              <table:table-cell office:value-type="float" office:value="0.00450735">
                <text:p>0.00450735</text:p>
              </table:table-cell>
              <table:table-cell office:value-type="float" office:value="0.00228802">
                <text:p>0.002288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4000">
                <text:p>154000</text:p>
              </table:table-cell>
              <table:table-cell office:value-type="float" office:value="0.330623">
                <text:p>0.330623</text:p>
              </table:table-cell>
              <table:table-cell office:value-type="float" office:value="0.0291584">
                <text:p>0.0291584</text:p>
              </table:table-cell>
              <table:table-cell office:value-type="float" office:value="0.00261883">
                <text:p>0.00261883</text:p>
              </table:table-cell>
              <table:table-cell office:value-type="float" office:value="0.00444221">
                <text:p>0.00444221</text:p>
              </table:table-cell>
              <table:table-cell office:value-type="float" office:value="0.00227262">
                <text:p>0.002272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3000">
                <text:p>153000</text:p>
              </table:table-cell>
              <table:table-cell office:value-type="float" office:value="0.324061">
                <text:p>0.324061</text:p>
              </table:table-cell>
              <table:table-cell office:value-type="float" office:value="0.0284447">
                <text:p>0.0284447</text:p>
              </table:table-cell>
              <table:table-cell office:value-type="float" office:value="0.00261606">
                <text:p>0.00261606</text:p>
              </table:table-cell>
              <table:table-cell office:value-type="float" office:value="0.00455512">
                <text:p>0.00455512</text:p>
              </table:table-cell>
              <table:table-cell office:value-type="float" office:value="0.00228762">
                <text:p>0.002287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2000">
                <text:p>152000</text:p>
              </table:table-cell>
              <table:table-cell office:value-type="float" office:value="0.326782">
                <text:p>0.326782</text:p>
              </table:table-cell>
              <table:table-cell office:value-type="float" office:value="0.0278265">
                <text:p>0.0278265</text:p>
              </table:table-cell>
              <table:table-cell office:value-type="float" office:value="0.00262909">
                <text:p>0.00262909</text:p>
              </table:table-cell>
              <table:table-cell office:value-type="float" office:value="0.00450577">
                <text:p>0.00450577</text:p>
              </table:table-cell>
              <table:table-cell office:value-type="float" office:value="0.00227223">
                <text:p>0.002272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1000">
                <text:p>151000</text:p>
              </table:table-cell>
              <table:table-cell office:value-type="float" office:value="0.325077">
                <text:p>0.325077</text:p>
              </table:table-cell>
              <table:table-cell office:value-type="float" office:value="0.0288513">
                <text:p>0.0288513</text:p>
              </table:table-cell>
              <table:table-cell office:value-type="float" office:value="0.00262198">
                <text:p>0.00262198</text:p>
              </table:table-cell>
              <table:table-cell office:value-type="float" office:value="0.0044434">
                <text:p>0.0044434</text:p>
              </table:table-cell>
              <table:table-cell office:value-type="float" office:value="0.00226078">
                <text:p>0.002260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0000">
                <text:p>150000</text:p>
              </table:table-cell>
              <table:table-cell office:value-type="float" office:value="0.32029">
                <text:p>0.32029</text:p>
              </table:table-cell>
              <table:table-cell office:value-type="float" office:value="0.0285769">
                <text:p>0.0285769</text:p>
              </table:table-cell>
              <table:table-cell office:value-type="float" office:value="0.00263501">
                <text:p>0.00263501</text:p>
              </table:table-cell>
              <table:table-cell office:value-type="float" office:value="0.0044359">
                <text:p>0.0044359</text:p>
              </table:table-cell>
              <table:table-cell office:value-type="float" office:value="0.00224973">
                <text:p>0.002249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9000">
                <text:p>149000</text:p>
              </table:table-cell>
              <table:table-cell office:value-type="float" office:value="0.320804">
                <text:p>0.320804</text:p>
              </table:table-cell>
              <table:table-cell office:value-type="float" office:value="0.0282272">
                <text:p>0.0282272</text:p>
              </table:table-cell>
              <table:table-cell office:value-type="float" office:value="0.00261764">
                <text:p>0.00261764</text:p>
              </table:table-cell>
              <table:table-cell office:value-type="float" office:value="0.00447814">
                <text:p>0.00447814</text:p>
              </table:table-cell>
              <table:table-cell office:value-type="float" office:value="0.00225289">
                <text:p>0.002252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8000">
                <text:p>148000</text:p>
              </table:table-cell>
              <table:table-cell office:value-type="float" office:value="0.320876">
                <text:p>0.320876</text:p>
              </table:table-cell>
              <table:table-cell office:value-type="float" office:value="0.0280223">
                <text:p>0.0280223</text:p>
              </table:table-cell>
              <table:table-cell office:value-type="float" office:value="0.00262159">
                <text:p>0.00262159</text:p>
              </table:table-cell>
              <table:table-cell office:value-type="float" office:value="0.00451011">
                <text:p>0.00451011</text:p>
              </table:table-cell>
              <table:table-cell office:value-type="float" office:value="0.00226749">
                <text:p>0.002267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7000">
                <text:p>147000</text:p>
              </table:table-cell>
              <table:table-cell office:value-type="float" office:value="0.316518">
                <text:p>0.316518</text:p>
              </table:table-cell>
              <table:table-cell office:value-type="float" office:value="0.0278206">
                <text:p>0.0278206</text:p>
              </table:table-cell>
              <table:table-cell office:value-type="float" office:value="0.00262198">
                <text:p>0.00262198</text:p>
              </table:table-cell>
              <table:table-cell office:value-type="float" office:value="0.00505014">
                <text:p>0.00505014</text:p>
              </table:table-cell>
              <table:table-cell office:value-type="float" office:value="0.00224223">
                <text:p>0.002242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6000">
                <text:p>146000</text:p>
              </table:table-cell>
              <table:table-cell office:value-type="float" office:value="0.312205">
                <text:p>0.312205</text:p>
              </table:table-cell>
              <table:table-cell office:value-type="float" office:value="0.027594">
                <text:p>0.027594</text:p>
              </table:table-cell>
              <table:table-cell office:value-type="float" office:value="0.00261606">
                <text:p>0.00261606</text:p>
              </table:table-cell>
              <table:table-cell office:value-type="float" office:value="0.00471499">
                <text:p>0.00471499</text:p>
              </table:table-cell>
              <table:table-cell office:value-type="float" office:value="0.00224025">
                <text:p>0.002240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5000">
                <text:p>145000</text:p>
              </table:table-cell>
              <table:table-cell office:value-type="float" office:value="0.311871">
                <text:p>0.311871</text:p>
              </table:table-cell>
              <table:table-cell office:value-type="float" office:value="0.0274389">
                <text:p>0.0274389</text:p>
              </table:table-cell>
              <table:table-cell office:value-type="float" office:value="0.00260422">
                <text:p>0.00260422</text:p>
              </table:table-cell>
              <table:table-cell office:value-type="float" office:value="0.00452709">
                <text:p>0.00452709</text:p>
              </table:table-cell>
              <table:table-cell office:value-type="float" office:value="0.00223394">
                <text:p>0.002233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4000">
                <text:p>144000</text:p>
              </table:table-cell>
              <table:table-cell office:value-type="float" office:value="0.310712">
                <text:p>0.310712</text:p>
              </table:table-cell>
              <table:table-cell office:value-type="float" office:value="0.0274227">
                <text:p>0.0274227</text:p>
              </table:table-cell>
              <table:table-cell office:value-type="float" office:value="0.00261251">
                <text:p>0.00261251</text:p>
              </table:table-cell>
              <table:table-cell office:value-type="float" office:value="0.0048575">
                <text:p>0.0048575</text:p>
              </table:table-cell>
              <table:table-cell office:value-type="float" office:value="0.00222644">
                <text:p>0.002226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3000">
                <text:p>143000</text:p>
              </table:table-cell>
              <table:table-cell office:value-type="float" office:value="0.308489">
                <text:p>0.308489</text:p>
              </table:table-cell>
              <table:table-cell office:value-type="float" office:value="0.0274491">
                <text:p>0.0274491</text:p>
              </table:table-cell>
              <table:table-cell office:value-type="float" office:value="0.00260106">
                <text:p>0.00260106</text:p>
              </table:table-cell>
              <table:table-cell office:value-type="float" office:value="0.00459341">
                <text:p>0.00459341</text:p>
              </table:table-cell>
              <table:table-cell office:value-type="float" office:value="0.00222249">
                <text:p>0.002222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2000">
                <text:p>142000</text:p>
              </table:table-cell>
              <table:table-cell office:value-type="float" office:value="0.304727">
                <text:p>0.304727</text:p>
              </table:table-cell>
              <table:table-cell office:value-type="float" office:value="0.0270034">
                <text:p>0.0270034</text:p>
              </table:table-cell>
              <table:table-cell office:value-type="float" office:value="0.00260501">
                <text:p>0.00260501</text:p>
              </table:table-cell>
              <table:table-cell office:value-type="float" office:value="0.00437905">
                <text:p>0.00437905</text:p>
              </table:table-cell>
              <table:table-cell office:value-type="float" office:value="0.00220867">
                <text:p>0.002208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1000">
                <text:p>141000</text:p>
              </table:table-cell>
              <table:table-cell office:value-type="float" office:value="0.302634">
                <text:p>0.302634</text:p>
              </table:table-cell>
              <table:table-cell office:value-type="float" office:value="0.0267074">
                <text:p>0.0267074</text:p>
              </table:table-cell>
              <table:table-cell office:value-type="float" office:value="0.00259119">
                <text:p>0.00259119</text:p>
              </table:table-cell>
              <table:table-cell office:value-type="float" office:value="0.00443906">
                <text:p>0.00443906</text:p>
              </table:table-cell>
              <table:table-cell office:value-type="float" office:value="0.00222644">
                <text:p>0.002226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0000">
                <text:p>140000</text:p>
              </table:table-cell>
              <table:table-cell office:value-type="float" office:value="0.302744">
                <text:p>0.302744</text:p>
              </table:table-cell>
              <table:table-cell office:value-type="float" office:value="0.0266055">
                <text:p>0.0266055</text:p>
              </table:table-cell>
              <table:table-cell office:value-type="float" office:value="0.00258725">
                <text:p>0.00258725</text:p>
              </table:table-cell>
              <table:table-cell office:value-type="float" office:value="0.0043376">
                <text:p>0.0043376</text:p>
              </table:table-cell>
              <table:table-cell office:value-type="float" office:value="0.00220591">
                <text:p>0.002205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9000">
                <text:p>139000</text:p>
              </table:table-cell>
              <table:table-cell office:value-type="float" office:value="0.300965">
                <text:p>0.300965</text:p>
              </table:table-cell>
              <table:table-cell office:value-type="float" office:value="0.0261823">
                <text:p>0.0261823</text:p>
              </table:table-cell>
              <table:table-cell office:value-type="float" office:value="0.00258409">
                <text:p>0.00258409</text:p>
              </table:table-cell>
              <table:table-cell office:value-type="float" office:value="0.00435024">
                <text:p>0.00435024</text:p>
              </table:table-cell>
              <table:table-cell office:value-type="float" office:value="0.00219012">
                <text:p>0.002190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8000">
                <text:p>138000</text:p>
              </table:table-cell>
              <table:table-cell office:value-type="float" office:value="0.298051">
                <text:p>0.298051</text:p>
              </table:table-cell>
              <table:table-cell office:value-type="float" office:value="0.0258902">
                <text:p>0.0258902</text:p>
              </table:table-cell>
              <table:table-cell office:value-type="float" office:value="0.00258448">
                <text:p>0.00258448</text:p>
              </table:table-cell>
              <table:table-cell office:value-type="float" office:value="0.00431708">
                <text:p>0.00431708</text:p>
              </table:table-cell>
              <table:table-cell office:value-type="float" office:value="0.00218143">
                <text:p>0.002181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7000">
                <text:p>137000</text:p>
              </table:table-cell>
              <table:table-cell office:value-type="float" office:value="0.29651">
                <text:p>0.29651</text:p>
              </table:table-cell>
              <table:table-cell office:value-type="float" office:value="0.025698">
                <text:p>0.025698</text:p>
              </table:table-cell>
              <table:table-cell office:value-type="float" office:value="0.00257501">
                <text:p>0.00257501</text:p>
              </table:table-cell>
              <table:table-cell office:value-type="float" office:value="0.0043226">
                <text:p>0.0043226</text:p>
              </table:table-cell>
              <table:table-cell office:value-type="float" office:value="0.00218143">
                <text:p>0.002181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6000">
                <text:p>136000</text:p>
              </table:table-cell>
              <table:table-cell office:value-type="float" office:value="0.295551">
                <text:p>0.295551</text:p>
              </table:table-cell>
              <table:table-cell office:value-type="float" office:value="0.0257461">
                <text:p>0.0257461</text:p>
              </table:table-cell>
              <table:table-cell office:value-type="float" office:value="0.00257382">
                <text:p>0.00257382</text:p>
              </table:table-cell>
              <table:table-cell office:value-type="float" office:value="0.00431155">
                <text:p>0.00431155</text:p>
              </table:table-cell>
              <table:table-cell office:value-type="float" office:value="0.00217235">
                <text:p>0.002172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5000">
                <text:p>135000</text:p>
              </table:table-cell>
              <table:table-cell office:value-type="float" office:value="0.290554">
                <text:p>0.290554</text:p>
              </table:table-cell>
              <table:table-cell office:value-type="float" office:value="0.0253976">
                <text:p>0.0253976</text:p>
              </table:table-cell>
              <table:table-cell office:value-type="float" office:value="0.00257067">
                <text:p>0.00257067</text:p>
              </table:table-cell>
              <table:table-cell office:value-type="float" office:value="0.00430918">
                <text:p>0.00430918</text:p>
              </table:table-cell>
              <table:table-cell office:value-type="float" office:value="0.00216604">
                <text:p>0.002166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4000">
                <text:p>134000</text:p>
              </table:table-cell>
              <table:table-cell office:value-type="float" office:value="0.291707">
                <text:p>0.291707</text:p>
              </table:table-cell>
              <table:table-cell office:value-type="float" office:value="0.0249566">
                <text:p>0.0249566</text:p>
              </table:table-cell>
              <table:table-cell office:value-type="float" office:value="0.00257935">
                <text:p>0.00257935</text:p>
              </table:table-cell>
              <table:table-cell office:value-type="float" office:value="0.00435063">
                <text:p>0.00435063</text:p>
              </table:table-cell>
              <table:table-cell office:value-type="float" office:value="0.00218578">
                <text:p>0.002185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3000">
                <text:p>133000</text:p>
              </table:table-cell>
              <table:table-cell office:value-type="float" office:value="0.289055">
                <text:p>0.289055</text:p>
              </table:table-cell>
              <table:table-cell office:value-type="float" office:value="0.0248461">
                <text:p>0.0248461</text:p>
              </table:table-cell>
              <table:table-cell office:value-type="float" office:value="0.00258409">
                <text:p>0.00258409</text:p>
              </table:table-cell>
              <table:table-cell office:value-type="float" office:value="0.00431273">
                <text:p>0.00431273</text:p>
              </table:table-cell>
              <table:table-cell office:value-type="float" office:value="0.00216604">
                <text:p>0.002166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2000">
                <text:p>132000</text:p>
              </table:table-cell>
              <table:table-cell office:value-type="float" office:value="0.28709">
                <text:p>0.28709</text:p>
              </table:table-cell>
              <table:table-cell office:value-type="float" office:value="0.0245544">
                <text:p>0.0245544</text:p>
              </table:table-cell>
              <table:table-cell office:value-type="float" office:value="0.00259672">
                <text:p>0.00259672</text:p>
              </table:table-cell>
              <table:table-cell office:value-type="float" office:value="0.195626">
                <text:p>0.195626</text:p>
              </table:table-cell>
              <table:table-cell office:value-type="float" office:value="0.148438">
                <text:p>0.1484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1000">
                <text:p>131000</text:p>
              </table:table-cell>
              <table:table-cell office:value-type="float" office:value="0.28329">
                <text:p>0.28329</text:p>
              </table:table-cell>
              <table:table-cell office:value-type="float" office:value="0.0243767">
                <text:p>0.0243767</text:p>
              </table:table-cell>
              <table:table-cell office:value-type="float" office:value="0.00257461">
                <text:p>0.00257461</text:p>
              </table:table-cell>
              <table:table-cell office:value-type="float" office:value="0.00486184">
                <text:p>0.00486184</text:p>
              </table:table-cell>
              <table:table-cell office:value-type="float" office:value="0.00291213">
                <text:p>0.002912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0000">
                <text:p>130000</text:p>
              </table:table-cell>
              <table:table-cell office:value-type="float" office:value="0.278119">
                <text:p>0.278119</text:p>
              </table:table-cell>
              <table:table-cell office:value-type="float" office:value="0.0240637">
                <text:p>0.0240637</text:p>
              </table:table-cell>
              <table:table-cell office:value-type="float" office:value="0.0025683">
                <text:p>0.0025683</text:p>
              </table:table-cell>
              <table:table-cell office:value-type="float" office:value="0.00459064">
                <text:p>0.00459064</text:p>
              </table:table-cell>
              <table:table-cell office:value-type="float" office:value="0.00267172">
                <text:p>0.0026717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9000">
                <text:p>129000</text:p>
              </table:table-cell>
              <table:table-cell office:value-type="float" office:value="0.169612">
                <text:p>0.169612</text:p>
              </table:table-cell>
              <table:table-cell office:value-type="float" office:value="0.0240585">
                <text:p>0.0240585</text:p>
              </table:table-cell>
              <table:table-cell office:value-type="float" office:value="0.00258053">
                <text:p>0.00258053</text:p>
              </table:table-cell>
              <table:table-cell office:value-type="float" office:value="0.00458117">
                <text:p>0.00458117</text:p>
              </table:table-cell>
              <table:table-cell office:value-type="float" office:value="0.00266778">
                <text:p>0.002667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8000">
                <text:p>128000</text:p>
              </table:table-cell>
              <table:table-cell office:value-type="float" office:value="0.157984">
                <text:p>0.157984</text:p>
              </table:table-cell>
              <table:table-cell office:value-type="float" office:value="0.0238339">
                <text:p>0.0238339</text:p>
              </table:table-cell>
              <table:table-cell office:value-type="float" office:value="0.00256159">
                <text:p>0.00256159</text:p>
              </table:table-cell>
              <table:table-cell office:value-type="float" office:value="0.00458433">
                <text:p>0.00458433</text:p>
              </table:table-cell>
              <table:table-cell office:value-type="float" office:value="0.00265633">
                <text:p>0.002656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000">
                <text:p>127000</text:p>
              </table:table-cell>
              <table:table-cell office:value-type="float" office:value="0.147754">
                <text:p>0.147754</text:p>
              </table:table-cell>
              <table:table-cell office:value-type="float" office:value="0.0237119">
                <text:p>0.0237119</text:p>
              </table:table-cell>
              <table:table-cell office:value-type="float" office:value="0.00257264">
                <text:p>0.00257264</text:p>
              </table:table-cell>
              <table:table-cell office:value-type="float" office:value="0.00452156">
                <text:p>0.00452156</text:p>
              </table:table-cell>
              <table:table-cell office:value-type="float" office:value="0.00263777">
                <text:p>0.002637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000">
                <text:p>126000</text:p>
              </table:table-cell>
              <table:table-cell office:value-type="float" office:value="0.140516">
                <text:p>0.140516</text:p>
              </table:table-cell>
              <table:table-cell office:value-type="float" office:value="0.0233148">
                <text:p>0.0233148</text:p>
              </table:table-cell>
              <table:table-cell office:value-type="float" office:value="0.00256553">
                <text:p>0.00256553</text:p>
              </table:table-cell>
              <table:table-cell office:value-type="float" office:value="0.00450498">
                <text:p>0.00450498</text:p>
              </table:table-cell>
              <table:table-cell office:value-type="float" office:value="0.00263304">
                <text:p>0.002633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5000">
                <text:p>125000</text:p>
              </table:table-cell>
              <table:table-cell office:value-type="float" office:value="0.130454">
                <text:p>0.130454</text:p>
              </table:table-cell>
              <table:table-cell office:value-type="float" office:value="0.0231478">
                <text:p>0.0231478</text:p>
              </table:table-cell>
              <table:table-cell office:value-type="float" office:value="0.0025758">
                <text:p>0.0025758</text:p>
              </table:table-cell>
              <table:table-cell office:value-type="float" office:value="0.00452156">
                <text:p>0.00452156</text:p>
              </table:table-cell>
              <table:table-cell office:value-type="float" office:value="0.00262435">
                <text:p>0.002624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4000">
                <text:p>124000</text:p>
              </table:table-cell>
              <table:table-cell office:value-type="float" office:value="0.12625">
                <text:p>0.12625</text:p>
              </table:table-cell>
              <table:table-cell office:value-type="float" office:value="0.0229256">
                <text:p>0.0229256</text:p>
              </table:table-cell>
              <table:table-cell office:value-type="float" office:value="0.00256711">
                <text:p>0.00256711</text:p>
              </table:table-cell>
              <table:table-cell office:value-type="float" office:value="0.00447498">
                <text:p>0.00447498</text:p>
              </table:table-cell>
              <table:table-cell office:value-type="float" office:value="0.00261172">
                <text:p>0.002611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3000">
                <text:p>123000</text:p>
              </table:table-cell>
              <table:table-cell office:value-type="float" office:value="0.120224">
                <text:p>0.120224</text:p>
              </table:table-cell>
              <table:table-cell office:value-type="float" office:value="0.0227341">
                <text:p>0.0227341</text:p>
              </table:table-cell>
              <table:table-cell office:value-type="float" office:value="0.00256593">
                <text:p>0.00256593</text:p>
              </table:table-cell>
              <table:table-cell office:value-type="float" office:value="0.00443945">
                <text:p>0.00443945</text:p>
              </table:table-cell>
              <table:table-cell office:value-type="float" office:value="0.00258961">
                <text:p>0.002589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2000">
                <text:p>122000</text:p>
              </table:table-cell>
              <table:table-cell office:value-type="float" office:value="0.118228">
                <text:p>0.118228</text:p>
              </table:table-cell>
              <table:table-cell office:value-type="float" office:value="0.0224128">
                <text:p>0.0224128</text:p>
              </table:table-cell>
              <table:table-cell office:value-type="float" office:value="0.00255961">
                <text:p>0.00255961</text:p>
              </table:table-cell>
              <table:table-cell office:value-type="float" office:value="0.00450261">
                <text:p>0.00450261</text:p>
              </table:table-cell>
              <table:table-cell office:value-type="float" office:value="0.00258843">
                <text:p>0.002588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1000">
                <text:p>121000</text:p>
              </table:table-cell>
              <table:table-cell office:value-type="float" office:value="0.113924">
                <text:p>0.113924</text:p>
              </table:table-cell>
              <table:table-cell office:value-type="float" office:value="0.0222284">
                <text:p>0.0222284</text:p>
              </table:table-cell>
              <table:table-cell office:value-type="float" office:value="0.00257303">
                <text:p>0.00257303</text:p>
              </table:table-cell>
              <table:table-cell office:value-type="float" office:value="0.00441458">
                <text:p>0.00441458</text:p>
              </table:table-cell>
              <table:table-cell office:value-type="float" office:value="0.0025829">
                <text:p>0.00258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0000">
                <text:p>120000</text:p>
              </table:table-cell>
              <table:table-cell office:value-type="float" office:value="0.112964">
                <text:p>0.112964</text:p>
              </table:table-cell>
              <table:table-cell office:value-type="float" office:value="0.0220145">
                <text:p>0.0220145</text:p>
              </table:table-cell>
              <table:table-cell office:value-type="float" office:value="0.00258093">
                <text:p>0.00258093</text:p>
              </table:table-cell>
              <table:table-cell office:value-type="float" office:value="0.00434905">
                <text:p>0.00434905</text:p>
              </table:table-cell>
              <table:table-cell office:value-type="float" office:value="0.00255645">
                <text:p>0.002556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9000">
                <text:p>119000</text:p>
              </table:table-cell>
              <table:table-cell office:value-type="float" office:value="0.110377">
                <text:p>0.110377</text:p>
              </table:table-cell>
              <table:table-cell office:value-type="float" office:value="0.0218408">
                <text:p>0.0218408</text:p>
              </table:table-cell>
              <table:table-cell office:value-type="float" office:value="0.00256948">
                <text:p>0.00256948</text:p>
              </table:table-cell>
              <table:table-cell office:value-type="float" office:value="0.00437668">
                <text:p>0.00437668</text:p>
              </table:table-cell>
              <table:table-cell office:value-type="float" office:value="0.00255132">
                <text:p>0.002551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8000">
                <text:p>118000</text:p>
              </table:table-cell>
              <table:table-cell office:value-type="float" office:value="0.108776">
                <text:p>0.108776</text:p>
              </table:table-cell>
              <table:table-cell office:value-type="float" office:value="0.0217042">
                <text:p>0.0217042</text:p>
              </table:table-cell>
              <table:table-cell office:value-type="float" office:value="0.0025604">
                <text:p>0.0025604</text:p>
              </table:table-cell>
              <table:table-cell office:value-type="float" office:value="0.00431629">
                <text:p>0.00431629</text:p>
              </table:table-cell>
              <table:table-cell office:value-type="float" office:value="0.00255645">
                <text:p>0.002556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7000">
                <text:p>117000</text:p>
              </table:table-cell>
              <table:table-cell office:value-type="float" office:value="0.107344">
                <text:p>0.107344</text:p>
              </table:table-cell>
              <table:table-cell office:value-type="float" office:value="0.0223757">
                <text:p>0.0223757</text:p>
              </table:table-cell>
              <table:table-cell office:value-type="float" office:value="0.00255172">
                <text:p>0.00255172</text:p>
              </table:table-cell>
              <table:table-cell office:value-type="float" office:value="0.00428431">
                <text:p>0.00428431</text:p>
              </table:table-cell>
              <table:table-cell office:value-type="float" office:value="0.00264764">
                <text:p>0.002647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6000">
                <text:p>116000</text:p>
              </table:table-cell>
              <table:table-cell office:value-type="float" office:value="0.107175">
                <text:p>0.107175</text:p>
              </table:table-cell>
              <table:table-cell office:value-type="float" office:value="0.0214409">
                <text:p>0.0214409</text:p>
              </table:table-cell>
              <table:table-cell office:value-type="float" office:value="0.00261725">
                <text:p>0.00261725</text:p>
              </table:table-cell>
              <table:table-cell office:value-type="float" office:value="0.00428984">
                <text:p>0.00428984</text:p>
              </table:table-cell>
              <table:table-cell office:value-type="float" office:value="0.00251658">
                <text:p>0.002516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5000">
                <text:p>115000</text:p>
              </table:table-cell>
              <table:table-cell office:value-type="float" office:value="0.10521">
                <text:p>0.10521</text:p>
              </table:table-cell>
              <table:table-cell office:value-type="float" office:value="0.0211709">
                <text:p>0.0211709</text:p>
              </table:table-cell>
              <table:table-cell office:value-type="float" office:value="0.00260975">
                <text:p>0.00260975</text:p>
              </table:table-cell>
              <table:table-cell office:value-type="float" office:value="0.0042701">
                <text:p>0.0042701</text:p>
              </table:table-cell>
              <table:table-cell office:value-type="float" office:value="0.00261725">
                <text:p>0.002617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4000">
                <text:p>114000</text:p>
              </table:table-cell>
              <table:table-cell office:value-type="float" office:value="0.103883">
                <text:p>0.103883</text:p>
              </table:table-cell>
              <table:table-cell office:value-type="float" office:value="0.0209498">
                <text:p>0.0209498</text:p>
              </table:table-cell>
              <table:table-cell office:value-type="float" office:value="0.00259277">
                <text:p>0.00259277</text:p>
              </table:table-cell>
              <table:table-cell office:value-type="float" office:value="0.00421365">
                <text:p>0.00421365</text:p>
              </table:table-cell>
              <table:table-cell office:value-type="float" office:value="0.00249921">
                <text:p>0.002499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3000">
                <text:p>113000</text:p>
              </table:table-cell>
              <table:table-cell office:value-type="float" office:value="0.106037">
                <text:p>0.106037</text:p>
              </table:table-cell>
              <table:table-cell office:value-type="float" office:value="0.0206573">
                <text:p>0.0206573</text:p>
              </table:table-cell>
              <table:table-cell office:value-type="float" office:value="0.00260106">
                <text:p>0.00260106</text:p>
              </table:table-cell>
              <table:table-cell office:value-type="float" office:value="0.00425273">
                <text:p>0.00425273</text:p>
              </table:table-cell>
              <table:table-cell office:value-type="float" office:value="0.00257935">
                <text:p>0.002579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2000">
                <text:p>112000</text:p>
              </table:table-cell>
              <table:table-cell office:value-type="float" office:value="0.102067">
                <text:p>0.102067</text:p>
              </table:table-cell>
              <table:table-cell office:value-type="float" office:value="0.0204469">
                <text:p>0.0204469</text:p>
              </table:table-cell>
              <table:table-cell office:value-type="float" office:value="0.00260461">
                <text:p>0.00260461</text:p>
              </table:table-cell>
              <table:table-cell office:value-type="float" office:value="0.00424562">
                <text:p>0.00424562</text:p>
              </table:table-cell>
              <table:table-cell office:value-type="float" office:value="0.00247474">
                <text:p>0.002474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1000">
                <text:p>111000</text:p>
              </table:table-cell>
              <table:table-cell office:value-type="float" office:value="0.101243">
                <text:p>0.101243</text:p>
              </table:table-cell>
              <table:table-cell office:value-type="float" office:value="0.0200742">
                <text:p>0.0200742</text:p>
              </table:table-cell>
              <table:table-cell office:value-type="float" office:value="0.00258804">
                <text:p>0.00258804</text:p>
              </table:table-cell>
              <table:table-cell office:value-type="float" office:value="0.00415641">
                <text:p>0.00415641</text:p>
              </table:table-cell>
              <table:table-cell office:value-type="float" office:value="0.00245934">
                <text:p>0.002459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0000">
                <text:p>110000</text:p>
              </table:table-cell>
              <table:table-cell office:value-type="float" office:value="0.100438">
                <text:p>0.100438</text:p>
              </table:table-cell>
              <table:table-cell office:value-type="float" office:value="0.0197454">
                <text:p>0.0197454</text:p>
              </table:table-cell>
              <table:table-cell office:value-type="float" office:value="0.00259948">
                <text:p>0.00259948</text:p>
              </table:table-cell>
              <table:table-cell office:value-type="float" office:value="0.00415641">
                <text:p>0.00415641</text:p>
              </table:table-cell>
              <table:table-cell office:value-type="float" office:value="0.0025229">
                <text:p>0.00252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9000">
                <text:p>109000</text:p>
              </table:table-cell>
              <table:table-cell office:value-type="float" office:value="0.0995592">
                <text:p>0.0995592</text:p>
              </table:table-cell>
              <table:table-cell office:value-type="float" office:value="0.0196353">
                <text:p>0.0196353</text:p>
              </table:table-cell>
              <table:table-cell office:value-type="float" office:value="0.00262988">
                <text:p>0.00262988</text:p>
              </table:table-cell>
              <table:table-cell office:value-type="float" office:value="0.00409009">
                <text:p>0.00409009</text:p>
              </table:table-cell>
              <table:table-cell office:value-type="float" office:value="0.00241987">
                <text:p>0.0024198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8000">
                <text:p>108000</text:p>
              </table:table-cell>
              <table:table-cell office:value-type="float" office:value="0.0982861">
                <text:p>0.0982861</text:p>
              </table:table-cell>
              <table:table-cell office:value-type="float" office:value="0.0198019">
                <text:p>0.0198019</text:p>
              </table:table-cell>
              <table:table-cell office:value-type="float" office:value="0.00264014">
                <text:p>0.00264014</text:p>
              </table:table-cell>
              <table:table-cell office:value-type="float" office:value="0.00413786">
                <text:p>0.00413786</text:p>
              </table:table-cell>
              <table:table-cell office:value-type="float" office:value="0.00250908">
                <text:p>0.002509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000">
                <text:p>107000</text:p>
              </table:table-cell>
              <table:table-cell office:value-type="float" office:value="0.0975084">
                <text:p>0.0975084</text:p>
              </table:table-cell>
              <table:table-cell office:value-type="float" office:value="0.0195425">
                <text:p>0.0195425</text:p>
              </table:table-cell>
              <table:table-cell office:value-type="float" office:value="0.00260896">
                <text:p>0.00260896</text:p>
              </table:table-cell>
              <table:table-cell office:value-type="float" office:value="0.00410351">
                <text:p>0.00410351</text:p>
              </table:table-cell>
              <table:table-cell office:value-type="float" office:value="0.00241868">
                <text:p>0.002418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6000">
                <text:p>106000</text:p>
              </table:table-cell>
              <table:table-cell office:value-type="float" office:value="0.0981424">
                <text:p>0.0981424</text:p>
              </table:table-cell>
              <table:table-cell office:value-type="float" office:value="0.01901">
                <text:p>0.01901</text:p>
              </table:table-cell>
              <table:table-cell office:value-type="float" office:value="0.0025908">
                <text:p>0.0025908</text:p>
              </table:table-cell>
              <table:table-cell office:value-type="float" office:value="0.00407272">
                <text:p>0.00407272</text:p>
              </table:table-cell>
              <table:table-cell office:value-type="float" office:value="0.00249685">
                <text:p>0.002496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5000">
                <text:p>105000</text:p>
              </table:table-cell>
              <table:table-cell office:value-type="float" office:value="0.0962267">
                <text:p>0.0962267</text:p>
              </table:table-cell>
              <table:table-cell office:value-type="float" office:value="0.0185781">
                <text:p>0.0185781</text:p>
              </table:table-cell>
              <table:table-cell office:value-type="float" office:value="0.00259475">
                <text:p>0.00259475</text:p>
              </table:table-cell>
              <table:table-cell office:value-type="float" office:value="0.00406522">
                <text:p>0.00406522</text:p>
              </table:table-cell>
              <table:table-cell office:value-type="float" office:value="0.00237092">
                <text:p>0.002370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4000">
                <text:p>104000</text:p>
              </table:table-cell>
              <table:table-cell office:value-type="float" office:value="0.0963881">
                <text:p>0.0963881</text:p>
              </table:table-cell>
              <table:table-cell office:value-type="float" office:value="0.0185517">
                <text:p>0.0185517</text:p>
              </table:table-cell>
              <table:table-cell office:value-type="float" office:value="0.00259238">
                <text:p>0.00259238</text:p>
              </table:table-cell>
              <table:table-cell office:value-type="float" office:value="0.00407075">
                <text:p>0.00407075</text:p>
              </table:table-cell>
              <table:table-cell office:value-type="float" office:value="0.00237052">
                <text:p>0.002370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000">
                <text:p>103000</text:p>
              </table:table-cell>
              <table:table-cell office:value-type="float" office:value="0.0961959">
                <text:p>0.0961959</text:p>
              </table:table-cell>
              <table:table-cell office:value-type="float" office:value="0.0181095">
                <text:p>0.0181095</text:p>
              </table:table-cell>
              <table:table-cell office:value-type="float" office:value="0.00260027">
                <text:p>0.00260027</text:p>
              </table:table-cell>
              <table:table-cell office:value-type="float" office:value="0.00398548">
                <text:p>0.00398548</text:p>
              </table:table-cell>
              <table:table-cell office:value-type="float" office:value="0.00234881">
                <text:p>0.002348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000">
                <text:p>102000</text:p>
              </table:table-cell>
              <table:table-cell office:value-type="float" office:value="0.0988147">
                <text:p>0.0988147</text:p>
              </table:table-cell>
              <table:table-cell office:value-type="float" office:value="0.0178064">
                <text:p>0.0178064</text:p>
              </table:table-cell>
              <table:table-cell office:value-type="float" office:value="0.0025908">
                <text:p>0.0025908</text:p>
              </table:table-cell>
              <table:table-cell office:value-type="float" office:value="0.00398864">
                <text:p>0.00398864</text:p>
              </table:table-cell>
              <table:table-cell office:value-type="float" office:value="0.00233302">
                <text:p>0.002333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1000">
                <text:p>101000</text:p>
              </table:table-cell>
              <table:table-cell office:value-type="float" office:value="0.0932932">
                <text:p>0.0932932</text:p>
              </table:table-cell>
              <table:table-cell office:value-type="float" office:value="0.0173145">
                <text:p>0.0173145</text:p>
              </table:table-cell>
              <table:table-cell office:value-type="float" office:value="0.00256751">
                <text:p>0.00256751</text:p>
              </table:table-cell>
              <table:table-cell office:value-type="float" office:value="0.00393219">
                <text:p>0.00393219</text:p>
              </table:table-cell>
              <table:table-cell office:value-type="float" office:value="0.00230499">
                <text:p>0.002304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000">
                <text:p>100000</text:p>
              </table:table-cell>
              <table:table-cell office:value-type="float" office:value="0.0925811">
                <text:p>0.0925811</text:p>
              </table:table-cell>
              <table:table-cell office:value-type="float" office:value="0.0172324">
                <text:p>0.0172324</text:p>
              </table:table-cell>
              <table:table-cell office:value-type="float" office:value="0.00256553">
                <text:p>0.00256553</text:p>
              </table:table-cell>
              <table:table-cell office:value-type="float" office:value="0.00395153">
                <text:p>0.00395153</text:p>
              </table:table-cell>
              <table:table-cell office:value-type="float" office:value="0.00230499">
                <text:p>0.002304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000">
                <text:p>99000</text:p>
              </table:table-cell>
              <table:table-cell office:value-type="float" office:value="0.09197">
                <text:p>0.09197</text:p>
              </table:table-cell>
              <table:table-cell office:value-type="float" office:value="0.0170192">
                <text:p>0.0170192</text:p>
              </table:table-cell>
              <table:table-cell office:value-type="float" office:value="0.00256474">
                <text:p>0.00256474</text:p>
              </table:table-cell>
              <table:table-cell office:value-type="float" office:value="0.00391521">
                <text:p>0.00391521</text:p>
              </table:table-cell>
              <table:table-cell office:value-type="float" office:value="0.00229197">
                <text:p>0.002291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8000">
                <text:p>98000</text:p>
              </table:table-cell>
              <table:table-cell office:value-type="float" office:value="0.0901162">
                <text:p>0.0901162</text:p>
              </table:table-cell>
              <table:table-cell office:value-type="float" office:value="0.0166667">
                <text:p>0.0166667</text:p>
              </table:table-cell>
              <table:table-cell office:value-type="float" office:value="0.00270291">
                <text:p>0.00270291</text:p>
              </table:table-cell>
              <table:table-cell office:value-type="float" office:value="0.00387732">
                <text:p>0.00387732</text:p>
              </table:table-cell>
              <table:table-cell office:value-type="float" office:value="0.0022746">
                <text:p>0.00227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7000">
                <text:p>97000</text:p>
              </table:table-cell>
              <table:table-cell office:value-type="float" office:value="0.0899863">
                <text:p>0.0899863</text:p>
              </table:table-cell>
              <table:table-cell office:value-type="float" office:value="0.0164598">
                <text:p>0.0164598</text:p>
              </table:table-cell>
              <table:table-cell office:value-type="float" office:value="0.00265949">
                <text:p>0.00265949</text:p>
              </table:table-cell>
              <table:table-cell office:value-type="float" office:value="0.00387139">
                <text:p>0.00387139</text:p>
              </table:table-cell>
              <table:table-cell office:value-type="float" office:value="0.00228052">
                <text:p>0.002280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6000">
                <text:p>96000</text:p>
              </table:table-cell>
              <table:table-cell office:value-type="float" office:value="0.0882265">
                <text:p>0.0882265</text:p>
              </table:table-cell>
              <table:table-cell office:value-type="float" office:value="0.0162526">
                <text:p>0.0162526</text:p>
              </table:table-cell>
              <table:table-cell office:value-type="float" office:value="0.0026358">
                <text:p>0.0026358</text:p>
              </table:table-cell>
              <table:table-cell office:value-type="float" office:value="0.00384929">
                <text:p>0.00384929</text:p>
              </table:table-cell>
              <table:table-cell office:value-type="float" office:value="0.00224973">
                <text:p>0.002249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000">
                <text:p>95000</text:p>
              </table:table-cell>
              <table:table-cell office:value-type="float" office:value="0.0877366">
                <text:p>0.0877366</text:p>
              </table:table-cell>
              <table:table-cell office:value-type="float" office:value="0.0158263">
                <text:p>0.0158263</text:p>
              </table:table-cell>
              <table:table-cell office:value-type="float" office:value="0.00291924">
                <text:p>0.00291924</text:p>
              </table:table-cell>
              <table:table-cell office:value-type="float" office:value="0.00381652">
                <text:p>0.00381652</text:p>
              </table:table-cell>
              <table:table-cell office:value-type="float" office:value="0.00223512">
                <text:p>0.002235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4000">
                <text:p>94000</text:p>
              </table:table-cell>
              <table:table-cell office:value-type="float" office:value="0.086505">
                <text:p>0.086505</text:p>
              </table:table-cell>
              <table:table-cell office:value-type="float" office:value="0.0156608">
                <text:p>0.0156608</text:p>
              </table:table-cell>
              <table:table-cell office:value-type="float" office:value="0.00282884">
                <text:p>0.00282884</text:p>
              </table:table-cell>
              <table:table-cell office:value-type="float" office:value="0.00381929">
                <text:p>0.00381929</text:p>
              </table:table-cell>
              <table:table-cell office:value-type="float" office:value="0.00221894">
                <text:p>0.002218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000">
                <text:p>93000</text:p>
              </table:table-cell>
              <table:table-cell office:value-type="float" office:value="0.0856467">
                <text:p>0.0856467</text:p>
              </table:table-cell>
              <table:table-cell office:value-type="float" office:value="0.0150419">
                <text:p>0.0150419</text:p>
              </table:table-cell>
              <table:table-cell office:value-type="float" office:value="0.00266896">
                <text:p>0.00266896</text:p>
              </table:table-cell>
              <table:table-cell office:value-type="float" office:value="0.00423062">
                <text:p>0.00423062</text:p>
              </table:table-cell>
              <table:table-cell office:value-type="float" office:value="0.00220472">
                <text:p>0.002204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000">
                <text:p>92000</text:p>
              </table:table-cell>
              <table:table-cell office:value-type="float" office:value="0.0856341">
                <text:p>0.0856341</text:p>
              </table:table-cell>
              <table:table-cell office:value-type="float" office:value="0.0147367">
                <text:p>0.0147367</text:p>
              </table:table-cell>
              <table:table-cell office:value-type="float" office:value="0.00263304">
                <text:p>0.00263304</text:p>
              </table:table-cell>
              <table:table-cell office:value-type="float" office:value="0.00374389">
                <text:p>0.00374389</text:p>
              </table:table-cell>
              <table:table-cell office:value-type="float" office:value="0.00219091">
                <text:p>0.002190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841139">
                <text:p>0.0841139</text:p>
              </table:table-cell>
              <table:table-cell office:value-type="float" office:value="0.014689">
                <text:p>0.014689</text:p>
              </table:table-cell>
              <table:table-cell office:value-type="float" office:value="0.00260264">
                <text:p>0.00260264</text:p>
              </table:table-cell>
              <table:table-cell office:value-type="float" office:value="0.00375178">
                <text:p>0.00375178</text:p>
              </table:table-cell>
              <table:table-cell office:value-type="float" office:value="0.00217946">
                <text:p>0.002179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000">
                <text:p>90000</text:p>
              </table:table-cell>
              <table:table-cell office:value-type="float" office:value="0.0888123">
                <text:p>0.0888123</text:p>
              </table:table-cell>
              <table:table-cell office:value-type="float" office:value="0.0143278">
                <text:p>0.0143278</text:p>
              </table:table-cell>
              <table:table-cell office:value-type="float" office:value="0.00256593">
                <text:p>0.00256593</text:p>
              </table:table-cell>
              <table:table-cell office:value-type="float" office:value="0.00374744">
                <text:p>0.00374744</text:p>
              </table:table-cell>
              <table:table-cell office:value-type="float" office:value="0.00216249">
                <text:p>0.002162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9000">
                <text:p>89000</text:p>
              </table:table-cell>
              <table:table-cell office:value-type="float" office:value="0.0821362">
                <text:p>0.0821362</text:p>
              </table:table-cell>
              <table:table-cell office:value-type="float" office:value="0.01407">
                <text:p>0.01407</text:p>
              </table:table-cell>
              <table:table-cell office:value-type="float" office:value="0.00253909">
                <text:p>0.00253909</text:p>
              </table:table-cell>
              <table:table-cell office:value-type="float" office:value="0.00399456">
                <text:p>0.00399456</text:p>
              </table:table-cell>
              <table:table-cell office:value-type="float" office:value="0.00216288">
                <text:p>0.002162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8000">
                <text:p>88000</text:p>
              </table:table-cell>
              <table:table-cell office:value-type="float" office:value="0.0814848">
                <text:p>0.0814848</text:p>
              </table:table-cell>
              <table:table-cell office:value-type="float" office:value="0.0136803">
                <text:p>0.0136803</text:p>
              </table:table-cell>
              <table:table-cell office:value-type="float" office:value="0.00268475">
                <text:p>0.00268475</text:p>
              </table:table-cell>
              <table:table-cell office:value-type="float" office:value="0.00375849">
                <text:p>0.00375849</text:p>
              </table:table-cell>
              <table:table-cell office:value-type="float" office:value="0.00214433">
                <text:p>0.002144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7000">
                <text:p>87000</text:p>
              </table:table-cell>
              <table:table-cell office:value-type="float" office:value="0.0808011">
                <text:p>0.0808011</text:p>
              </table:table-cell>
              <table:table-cell office:value-type="float" office:value="0.0136282">
                <text:p>0.0136282</text:p>
              </table:table-cell>
              <table:table-cell office:value-type="float" office:value="0.00308069">
                <text:p>0.00308069</text:p>
              </table:table-cell>
              <table:table-cell office:value-type="float" office:value="0.00367678">
                <text:p>0.00367678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6000">
                <text:p>86000</text:p>
              </table:table-cell>
              <table:table-cell office:value-type="float" office:value="0.0796097">
                <text:p>0.0796097</text:p>
              </table:table-cell>
              <table:table-cell office:value-type="float" office:value="0.0130562">
                <text:p>0.0130562</text:p>
              </table:table-cell>
              <table:table-cell office:value-type="float" office:value="0.00299858">
                <text:p>0.00299858</text:p>
              </table:table-cell>
              <table:table-cell office:value-type="float" office:value="0.00360572">
                <text:p>0.00360572</text:p>
              </table:table-cell>
              <table:table-cell office:value-type="float" office:value="0.0021163">
                <text:p>0.00211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000">
                <text:p>85000</text:p>
              </table:table-cell>
              <table:table-cell office:value-type="float" office:value="0.0799974">
                <text:p>0.0799974</text:p>
              </table:table-cell>
              <table:table-cell office:value-type="float" office:value="0.0127819">
                <text:p>0.0127819</text:p>
              </table:table-cell>
              <table:table-cell office:value-type="float" office:value="0.0028766">
                <text:p>0.0028766</text:p>
              </table:table-cell>
              <table:table-cell office:value-type="float" office:value="0.00361835">
                <text:p>0.00361835</text:p>
              </table:table-cell>
              <table:table-cell office:value-type="float" office:value="0.00210169">
                <text:p>0.002101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4000">
                <text:p>84000</text:p>
              </table:table-cell>
              <table:table-cell office:value-type="float" office:value="0.0778317">
                <text:p>0.0778317</text:p>
              </table:table-cell>
              <table:table-cell office:value-type="float" office:value="0.0125959">
                <text:p>0.0125959</text:p>
              </table:table-cell>
              <table:table-cell office:value-type="float" office:value="0.00282884">
                <text:p>0.00282884</text:p>
              </table:table-cell>
              <table:table-cell office:value-type="float" office:value="0.00356309">
                <text:p>0.00356309</text:p>
              </table:table-cell>
              <table:table-cell office:value-type="float" office:value="0.0020863">
                <text:p>0.00208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000">
                <text:p>83000</text:p>
              </table:table-cell>
              <table:table-cell office:value-type="float" office:value="0.0763186">
                <text:p>0.0763186</text:p>
              </table:table-cell>
              <table:table-cell office:value-type="float" office:value="0.0124349">
                <text:p>0.0124349</text:p>
              </table:table-cell>
              <table:table-cell office:value-type="float" office:value="0.00280357">
                <text:p>0.00280357</text:p>
              </table:table-cell>
              <table:table-cell office:value-type="float" office:value="0.00355559">
                <text:p>0.00355559</text:p>
              </table:table-cell>
              <table:table-cell office:value-type="float" office:value="0.00208117">
                <text:p>0.002081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2000">
                <text:p>82000</text:p>
              </table:table-cell>
              <table:table-cell office:value-type="float" office:value="0.0762772">
                <text:p>0.0762772</text:p>
              </table:table-cell>
              <table:table-cell office:value-type="float" office:value="0.0120922">
                <text:p>0.0120922</text:p>
              </table:table-cell>
              <table:table-cell office:value-type="float" office:value="0.00280989">
                <text:p>0.00280989</text:p>
              </table:table-cell>
              <table:table-cell office:value-type="float" office:value="0.00355164">
                <text:p>0.00355164</text:p>
              </table:table-cell>
              <table:table-cell office:value-type="float" office:value="0.00206419">
                <text:p>0.002064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1000">
                <text:p>81000</text:p>
              </table:table-cell>
              <table:table-cell office:value-type="float" office:value="0.0744565">
                <text:p>0.0744565</text:p>
              </table:table-cell>
              <table:table-cell office:value-type="float" office:value="0.0118968">
                <text:p>0.0118968</text:p>
              </table:table-cell>
              <table:table-cell office:value-type="float" office:value="0.00268357">
                <text:p>0.00268357</text:p>
              </table:table-cell>
              <table:table-cell office:value-type="float" office:value="0.00349874">
                <text:p>0.00349874</text:p>
              </table:table-cell>
              <table:table-cell office:value-type="float" office:value="0.00203972">
                <text:p>0.002039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000">
                <text:p>80000</text:p>
              </table:table-cell>
              <table:table-cell office:value-type="float" office:value="0.073637">
                <text:p>0.073637</text:p>
              </table:table-cell>
              <table:table-cell office:value-type="float" office:value="0.0116785">
                <text:p>0.0116785</text:p>
              </table:table-cell>
              <table:table-cell office:value-type="float" office:value="0.00279844">
                <text:p>0.00279844</text:p>
              </table:table-cell>
              <table:table-cell office:value-type="float" office:value="0.00351256">
                <text:p>0.00351256</text:p>
              </table:table-cell>
              <table:table-cell office:value-type="float" office:value="0.00203893">
                <text:p>0.002038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9000">
                <text:p>79000</text:p>
              </table:table-cell>
              <table:table-cell office:value-type="float" office:value="0.0728361">
                <text:p>0.0728361</text:p>
              </table:table-cell>
              <table:table-cell office:value-type="float" office:value="0.0116612">
                <text:p>0.0116612</text:p>
              </table:table-cell>
              <table:table-cell office:value-type="float" office:value="0.00349953">
                <text:p>0.00349953</text:p>
              </table:table-cell>
              <table:table-cell office:value-type="float" office:value="0.00345532">
                <text:p>0.00345532</text:p>
              </table:table-cell>
              <table:table-cell office:value-type="float" office:value="0.00202077">
                <text:p>0.002020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8000">
                <text:p>78000</text:p>
              </table:table-cell>
              <table:table-cell office:value-type="float" office:value="0.071591">
                <text:p>0.071591</text:p>
              </table:table-cell>
              <table:table-cell office:value-type="float" office:value="0.0109628">
                <text:p>0.0109628</text:p>
              </table:table-cell>
              <table:table-cell office:value-type="float" office:value="0.00295121">
                <text:p>0.00295121</text:p>
              </table:table-cell>
              <table:table-cell office:value-type="float" office:value="0.00342255">
                <text:p>0.00342255</text:p>
              </table:table-cell>
              <table:table-cell office:value-type="float" office:value="0.00200261">
                <text:p>0.002002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7000">
                <text:p>77000</text:p>
              </table:table-cell>
              <table:table-cell office:value-type="float" office:value="0.0707904">
                <text:p>0.0707904</text:p>
              </table:table-cell>
              <table:table-cell office:value-type="float" office:value="0.0107098">
                <text:p>0.0107098</text:p>
              </table:table-cell>
              <table:table-cell office:value-type="float" office:value="0.00275699">
                <text:p>0.00275699</text:p>
              </table:table-cell>
              <table:table-cell office:value-type="float" office:value="0.00343005">
                <text:p>0.00343005</text:p>
              </table:table-cell>
              <table:table-cell office:value-type="float" office:value="0.00198879">
                <text:p>0.001988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000">
                <text:p>76000</text:p>
              </table:table-cell>
              <table:table-cell office:value-type="float" office:value="0.0700337">
                <text:p>0.0700337</text:p>
              </table:table-cell>
              <table:table-cell office:value-type="float" office:value="0.0105369">
                <text:p>0.0105369</text:p>
              </table:table-cell>
              <table:table-cell office:value-type="float" office:value="0.00264172">
                <text:p>0.00264172</text:p>
              </table:table-cell>
              <table:table-cell office:value-type="float" office:value="0.00339334">
                <text:p>0.00339334</text:p>
              </table:table-cell>
              <table:table-cell office:value-type="float" office:value="0.00197537">
                <text:p>0.001975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5000">
                <text:p>75000</text:p>
              </table:table-cell>
              <table:table-cell office:value-type="float" office:value="0.0688273">
                <text:p>0.0688273</text:p>
              </table:table-cell>
              <table:table-cell office:value-type="float" office:value="0.0102957">
                <text:p>0.0102957</text:p>
              </table:table-cell>
              <table:table-cell office:value-type="float" office:value="0.00262948">
                <text:p>0.00262948</text:p>
              </table:table-cell>
              <table:table-cell office:value-type="float" office:value="0.00337913">
                <text:p>0.00337913</text:p>
              </table:table-cell>
              <table:table-cell office:value-type="float" office:value="0.00196471">
                <text:p>0.001964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000">
                <text:p>74000</text:p>
              </table:table-cell>
              <table:table-cell office:value-type="float" office:value="0.0678862">
                <text:p>0.0678862</text:p>
              </table:table-cell>
              <table:table-cell office:value-type="float" office:value="0.0101019">
                <text:p>0.0101019</text:p>
              </table:table-cell>
              <table:table-cell office:value-type="float" office:value="0.00257501">
                <text:p>0.00257501</text:p>
              </table:table-cell>
              <table:table-cell office:value-type="float" office:value="0.00333373">
                <text:p>0.00333373</text:p>
              </table:table-cell>
              <table:table-cell office:value-type="float" office:value="0.00194497">
                <text:p>0.001944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3000">
                <text:p>73000</text:p>
              </table:table-cell>
              <table:table-cell office:value-type="float" office:value="0.0672096">
                <text:p>0.0672096</text:p>
              </table:table-cell>
              <table:table-cell office:value-type="float" office:value="0.00981961">
                <text:p>0.00981961</text:p>
              </table:table-cell>
              <table:table-cell office:value-type="float" office:value="0.00257738">
                <text:p>0.00257738</text:p>
              </table:table-cell>
              <table:table-cell office:value-type="float" office:value="0.0033511">
                <text:p>0.0033511</text:p>
              </table:table-cell>
              <table:table-cell office:value-type="float" office:value="0.00194813">
                <text:p>0.001948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2000">
                <text:p>72000</text:p>
              </table:table-cell>
              <table:table-cell office:value-type="float" office:value="0.0660904">
                <text:p>0.0660904</text:p>
              </table:table-cell>
              <table:table-cell office:value-type="float" office:value="0.00959578">
                <text:p>0.00959578</text:p>
              </table:table-cell>
              <table:table-cell office:value-type="float" office:value="0.0025454">
                <text:p>0.0025454</text:p>
              </table:table-cell>
              <table:table-cell office:value-type="float" office:value="0.00335071">
                <text:p>0.00335071</text:p>
              </table:table-cell>
              <table:table-cell office:value-type="float" office:value="0.00194734">
                <text:p>0.001947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1000">
                <text:p>71000</text:p>
              </table:table-cell>
              <table:table-cell office:value-type="float" office:value="0.0650281">
                <text:p>0.0650281</text:p>
              </table:table-cell>
              <table:table-cell office:value-type="float" office:value="0.00949394">
                <text:p>0.00949394</text:p>
              </table:table-cell>
              <table:table-cell office:value-type="float" office:value="0.00254145">
                <text:p>0.00254145</text:p>
              </table:table-cell>
              <table:table-cell office:value-type="float" office:value="0.00329505">
                <text:p>0.00329505</text:p>
              </table:table-cell>
              <table:table-cell office:value-type="float" office:value="0.00192918">
                <text:p>0.00192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0000">
                <text:p>70000</text:p>
              </table:table-cell>
              <table:table-cell office:value-type="float" office:value="0.0643539">
                <text:p>0.0643539</text:p>
              </table:table-cell>
              <table:table-cell office:value-type="float" office:value="0.00921839">
                <text:p>0.00921839</text:p>
              </table:table-cell>
              <table:table-cell office:value-type="float" office:value="0.00252014">
                <text:p>0.00252014</text:p>
              </table:table-cell>
              <table:table-cell office:value-type="float" office:value="0.00327097">
                <text:p>0.00327097</text:p>
              </table:table-cell>
              <table:table-cell office:value-type="float" office:value="0.0019276">
                <text:p>0.00192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9000">
                <text:p>69000</text:p>
              </table:table-cell>
              <table:table-cell office:value-type="float" office:value="0.0634132">
                <text:p>0.0634132</text:p>
              </table:table-cell>
              <table:table-cell office:value-type="float" office:value="0.00906641">
                <text:p>0.00906641</text:p>
              </table:table-cell>
              <table:table-cell office:value-type="float" office:value="0.0025079">
                <text:p>0.0025079</text:p>
              </table:table-cell>
              <table:table-cell office:value-type="float" office:value="0.00326544">
                <text:p>0.00326544</text:p>
              </table:table-cell>
              <table:table-cell office:value-type="float" office:value="0.00190589">
                <text:p>0.001905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8000">
                <text:p>68000</text:p>
              </table:table-cell>
              <table:table-cell office:value-type="float" office:value="0.0613166">
                <text:p>0.0613166</text:p>
              </table:table-cell>
              <table:table-cell office:value-type="float" office:value="0.0088864">
                <text:p>0.0088864</text:p>
              </table:table-cell>
              <table:table-cell office:value-type="float" office:value="0.00250553">
                <text:p>0.00250553</text:p>
              </table:table-cell>
              <table:table-cell office:value-type="float" office:value="0.00321846">
                <text:p>0.00321846</text:p>
              </table:table-cell>
              <table:table-cell office:value-type="float" office:value="0.00187076">
                <text:p>0.001870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7000">
                <text:p>67000</text:p>
              </table:table-cell>
              <table:table-cell office:value-type="float" office:value="0.0599271">
                <text:p>0.0599271</text:p>
              </table:table-cell>
              <table:table-cell office:value-type="float" office:value="0.00859705">
                <text:p>0.00859705</text:p>
              </table:table-cell>
              <table:table-cell office:value-type="float" office:value="0.00248185">
                <text:p>0.00248185</text:p>
              </table:table-cell>
              <table:table-cell office:value-type="float" office:value="0.00320702">
                <text:p>0.00320702</text:p>
              </table:table-cell>
              <table:table-cell office:value-type="float" office:value="0.0018755">
                <text:p>0.00187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6000">
                <text:p>66000</text:p>
              </table:table-cell>
              <table:table-cell office:value-type="float" office:value="0.0587467">
                <text:p>0.0587467</text:p>
              </table:table-cell>
              <table:table-cell office:value-type="float" office:value="0.00849638">
                <text:p>0.00849638</text:p>
              </table:table-cell>
              <table:table-cell office:value-type="float" office:value="0.00248382">
                <text:p>0.00248382</text:p>
              </table:table-cell>
              <table:table-cell office:value-type="float" office:value="0.00318886">
                <text:p>0.00318886</text:p>
              </table:table-cell>
              <table:table-cell office:value-type="float" office:value="0.00185102">
                <text:p>0.001851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5000">
                <text:p>65000</text:p>
              </table:table-cell>
              <table:table-cell office:value-type="float" office:value="0.0579296">
                <text:p>0.0579296</text:p>
              </table:table-cell>
              <table:table-cell office:value-type="float" office:value="0.00838467">
                <text:p>0.00838467</text:p>
              </table:table-cell>
              <table:table-cell office:value-type="float" office:value="0.00248619">
                <text:p>0.00248619</text:p>
              </table:table-cell>
              <table:table-cell office:value-type="float" office:value="0.00314504">
                <text:p>0.00314504</text:p>
              </table:table-cell>
              <table:table-cell office:value-type="float" office:value="0.00183799">
                <text:p>0.001837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000">
                <text:p>64000</text:p>
              </table:table-cell>
              <table:table-cell office:value-type="float" office:value="0.0571148">
                <text:p>0.0571148</text:p>
              </table:table-cell>
              <table:table-cell office:value-type="float" office:value="0.00819439">
                <text:p>0.00819439</text:p>
              </table:table-cell>
              <table:table-cell office:value-type="float" office:value="0.0025079">
                <text:p>0.0025079</text:p>
              </table:table-cell>
              <table:table-cell office:value-type="float" office:value="0.00312688">
                <text:p>0.00312688</text:p>
              </table:table-cell>
              <table:table-cell office:value-type="float" office:value="0.00182615">
                <text:p>0.001826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000">
                <text:p>63000</text:p>
              </table:table-cell>
              <table:table-cell office:value-type="float" office:value="0.0566407">
                <text:p>0.0566407</text:p>
              </table:table-cell>
              <table:table-cell office:value-type="float" office:value="0.00803096">
                <text:p>0.00803096</text:p>
              </table:table-cell>
              <table:table-cell office:value-type="float" office:value="0.00248698">
                <text:p>0.00248698</text:p>
              </table:table-cell>
              <table:table-cell office:value-type="float" office:value="0.00310714">
                <text:p>0.00310714</text:p>
              </table:table-cell>
              <table:table-cell office:value-type="float" office:value="0.00180997">
                <text:p>0.001809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000">
                <text:p>62000</text:p>
              </table:table-cell>
              <table:table-cell office:value-type="float" office:value="0.0550581">
                <text:p>0.0550581</text:p>
              </table:table-cell>
              <table:table-cell office:value-type="float" office:value="0.0078249">
                <text:p>0.0078249</text:p>
              </table:table-cell>
              <table:table-cell office:value-type="float" office:value="0.00248106">
                <text:p>0.00248106</text:p>
              </table:table-cell>
              <table:table-cell office:value-type="float" office:value="0.00308859">
                <text:p>0.00308859</text:p>
              </table:table-cell>
              <table:table-cell office:value-type="float" office:value="0.00187313">
                <text:p>0.001873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000">
                <text:p>61000</text:p>
              </table:table-cell>
              <table:table-cell office:value-type="float" office:value="0.054115">
                <text:p>0.054115</text:p>
              </table:table-cell>
              <table:table-cell office:value-type="float" office:value="0.00764489">
                <text:p>0.00764489</text:p>
              </table:table-cell>
              <table:table-cell office:value-type="float" office:value="0.00247395">
                <text:p>0.00247395</text:p>
              </table:table-cell>
              <table:table-cell office:value-type="float" office:value="0.00304201">
                <text:p>0.00304201</text:p>
              </table:table-cell>
              <table:table-cell office:value-type="float" office:value="0.00189484">
                <text:p>0.001894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0000">
                <text:p>60000</text:p>
              </table:table-cell>
              <table:table-cell office:value-type="float" office:value="0.0533105">
                <text:p>0.0533105</text:p>
              </table:table-cell>
              <table:table-cell office:value-type="float" office:value="0.0076362">
                <text:p>0.0076362</text:p>
              </table:table-cell>
              <table:table-cell office:value-type="float" office:value="0.00247">
                <text:p>0.00247</text:p>
              </table:table-cell>
              <table:table-cell office:value-type="float" office:value="0.00307556">
                <text:p>0.00307556</text:p>
              </table:table-cell>
              <table:table-cell office:value-type="float" office:value="0.00210485">
                <text:p>0.002104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000">
                <text:p>59000</text:p>
              </table:table-cell>
              <table:table-cell office:value-type="float" office:value="0.0527081">
                <text:p>0.0527081</text:p>
              </table:table-cell>
              <table:table-cell office:value-type="float" office:value="0.00739816">
                <text:p>0.00739816</text:p>
              </table:table-cell>
              <table:table-cell office:value-type="float" office:value="0.00246013">
                <text:p>0.00246013</text:p>
              </table:table-cell>
              <table:table-cell office:value-type="float" office:value="0.0030124">
                <text:p>0.0030124</text:p>
              </table:table-cell>
              <table:table-cell office:value-type="float" office:value="0.0019584">
                <text:p>0.00195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8000">
                <text:p>58000</text:p>
              </table:table-cell>
              <table:table-cell office:value-type="float" office:value="0.0515436">
                <text:p>0.0515436</text:p>
              </table:table-cell>
              <table:table-cell office:value-type="float" office:value="0.00720039">
                <text:p>0.00720039</text:p>
              </table:table-cell>
              <table:table-cell office:value-type="float" office:value="0.00246803">
                <text:p>0.00246803</text:p>
              </table:table-cell>
              <table:table-cell office:value-type="float" office:value="0.002997">
                <text:p>0.002997</text:p>
              </table:table-cell>
              <table:table-cell office:value-type="float" office:value="0.00175431">
                <text:p>0.001754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000">
                <text:p>57000</text:p>
              </table:table-cell>
              <table:table-cell office:value-type="float" office:value="0.0506092">
                <text:p>0.0506092</text:p>
              </table:table-cell>
              <table:table-cell office:value-type="float" office:value="0.00707525">
                <text:p>0.00707525</text:p>
              </table:table-cell>
              <table:table-cell office:value-type="float" office:value="0.002485">
                <text:p>0.002485</text:p>
              </table:table-cell>
              <table:table-cell office:value-type="float" office:value="0.00301319">
                <text:p>0.00301319</text:p>
              </table:table-cell>
              <table:table-cell office:value-type="float" office:value="0.0017622">
                <text:p>0.00176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000">
                <text:p>56000</text:p>
              </table:table-cell>
              <table:table-cell office:value-type="float" office:value="0.0497316">
                <text:p>0.0497316</text:p>
              </table:table-cell>
              <table:table-cell office:value-type="float" office:value="0.00685221">
                <text:p>0.00685221</text:p>
              </table:table-cell>
              <table:table-cell office:value-type="float" office:value="0.00247513">
                <text:p>0.00247513</text:p>
              </table:table-cell>
              <table:table-cell office:value-type="float" office:value="0.00296306">
                <text:p>0.00296306</text:p>
              </table:table-cell>
              <table:table-cell office:value-type="float" office:value="0.00173299">
                <text:p>0.0017329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5000">
                <text:p>55000</text:p>
              </table:table-cell>
              <table:table-cell office:value-type="float" office:value="0.049072">
                <text:p>0.049072</text:p>
              </table:table-cell>
              <table:table-cell office:value-type="float" office:value="0.00670299">
                <text:p>0.00670299</text:p>
              </table:table-cell>
              <table:table-cell office:value-type="float" office:value="0.00246566">
                <text:p>0.00246566</text:p>
              </table:table-cell>
              <table:table-cell office:value-type="float" office:value="0.00295555">
                <text:p>0.00295555</text:p>
              </table:table-cell>
              <table:table-cell office:value-type="float" office:value="0.00172312">
                <text:p>0.001723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4000">
                <text:p>54000</text:p>
              </table:table-cell>
              <table:table-cell office:value-type="float" office:value="0.0481404">
                <text:p>0.0481404</text:p>
              </table:table-cell>
              <table:table-cell office:value-type="float" office:value="0.00660786">
                <text:p>0.00660786</text:p>
              </table:table-cell>
              <table:table-cell office:value-type="float" office:value="0.00247277">
                <text:p>0.00247277</text:p>
              </table:table-cell>
              <table:table-cell office:value-type="float" office:value="0.00289871">
                <text:p>0.00289871</text:p>
              </table:table-cell>
              <table:table-cell office:value-type="float" office:value="0.00171009">
                <text:p>0.001710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3000">
                <text:p>53000</text:p>
              </table:table-cell>
              <table:table-cell office:value-type="float" office:value="0.0471329">
                <text:p>0.0471329</text:p>
              </table:table-cell>
              <table:table-cell office:value-type="float" office:value="0.00636508">
                <text:p>0.00636508</text:p>
              </table:table-cell>
              <table:table-cell office:value-type="float" office:value="0.00246803">
                <text:p>0.00246803</text:p>
              </table:table-cell>
              <table:table-cell office:value-type="float" office:value="0.00285963">
                <text:p>0.00285963</text:p>
              </table:table-cell>
              <table:table-cell office:value-type="float" office:value="0.00169114">
                <text:p>0.001691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2000">
                <text:p>52000</text:p>
              </table:table-cell>
              <table:table-cell office:value-type="float" office:value="0.0462218">
                <text:p>0.0462218</text:p>
              </table:table-cell>
              <table:table-cell office:value-type="float" office:value="0.00609467">
                <text:p>0.00609467</text:p>
              </table:table-cell>
              <table:table-cell office:value-type="float" office:value="0.00244987">
                <text:p>0.00244987</text:p>
              </table:table-cell>
              <table:table-cell office:value-type="float" office:value="0.00284186">
                <text:p>0.00284186</text:p>
              </table:table-cell>
              <table:table-cell office:value-type="float" office:value="0.00167141">
                <text:p>0.001671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1000">
                <text:p>51000</text:p>
              </table:table-cell>
              <table:table-cell office:value-type="float" office:value="0.0455425">
                <text:p>0.0455425</text:p>
              </table:table-cell>
              <table:table-cell office:value-type="float" office:value="0.0060023">
                <text:p>0.0060023</text:p>
              </table:table-cell>
              <table:table-cell office:value-type="float" office:value="0.00246211">
                <text:p>0.00246211</text:p>
              </table:table-cell>
              <table:table-cell office:value-type="float" office:value="0.00285015">
                <text:p>0.00285015</text:p>
              </table:table-cell>
              <table:table-cell office:value-type="float" office:value="0.00169035">
                <text:p>0.001690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000">
                <text:p>50000</text:p>
              </table:table-cell>
              <table:table-cell office:value-type="float" office:value="0.0454031">
                <text:p>0.0454031</text:p>
              </table:table-cell>
              <table:table-cell office:value-type="float" office:value="0.00594072">
                <text:p>0.00594072</text:p>
              </table:table-cell>
              <table:table-cell office:value-type="float" office:value="0.00244513">
                <text:p>0.00244513</text:p>
              </table:table-cell>
              <table:table-cell office:value-type="float" office:value="0.00279449">
                <text:p>0.00279449</text:p>
              </table:table-cell>
              <table:table-cell office:value-type="float" office:value="0.00165641">
                <text:p>0.001656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9000">
                <text:p>49000</text:p>
              </table:table-cell>
              <table:table-cell office:value-type="float" office:value="0.0437637">
                <text:p>0.0437637</text:p>
              </table:table-cell>
              <table:table-cell office:value-type="float" office:value="0.00575992">
                <text:p>0.00575992</text:p>
              </table:table-cell>
              <table:table-cell office:value-type="float" office:value="0.00242934">
                <text:p>0.00242934</text:p>
              </table:table-cell>
              <table:table-cell office:value-type="float" office:value="0.00280397">
                <text:p>0.00280397</text:p>
              </table:table-cell>
              <table:table-cell office:value-type="float" office:value="0.00165167">
                <text:p>0.001651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8000">
                <text:p>48000</text:p>
              </table:table-cell>
              <table:table-cell office:value-type="float" office:value="0.0428072">
                <text:p>0.0428072</text:p>
              </table:table-cell>
              <table:table-cell office:value-type="float" office:value="0.00551398">
                <text:p>0.00551398</text:p>
              </table:table-cell>
              <table:table-cell office:value-type="float" office:value="0.00243447">
                <text:p>0.00243447</text:p>
              </table:table-cell>
              <table:table-cell office:value-type="float" office:value="0.00276844">
                <text:p>0.00276844</text:p>
              </table:table-cell>
              <table:table-cell office:value-type="float" office:value="0.00165601">
                <text:p>0.001656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000">
                <text:p>47000</text:p>
              </table:table-cell>
              <table:table-cell office:value-type="float" office:value="0.0419225">
                <text:p>0.0419225</text:p>
              </table:table-cell>
              <table:table-cell office:value-type="float" office:value="0.00542279">
                <text:p>0.00542279</text:p>
              </table:table-cell>
              <table:table-cell office:value-type="float" office:value="0.00242303">
                <text:p>0.00242303</text:p>
              </table:table-cell>
              <table:table-cell office:value-type="float" office:value="0.00273923">
                <text:p>0.00273923</text:p>
              </table:table-cell>
              <table:table-cell office:value-type="float" office:value="0.00224854">
                <text:p>0.002248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6000">
                <text:p>46000</text:p>
              </table:table-cell>
              <table:table-cell office:value-type="float" office:value="0.041131">
                <text:p>0.041131</text:p>
              </table:table-cell>
              <table:table-cell office:value-type="float" office:value="0.00528542">
                <text:p>0.00528542</text:p>
              </table:table-cell>
              <table:table-cell office:value-type="float" office:value="0.00242618">
                <text:p>0.00242618</text:p>
              </table:table-cell>
              <table:table-cell office:value-type="float" office:value="0.00273607">
                <text:p>0.00273607</text:p>
              </table:table-cell>
              <table:table-cell office:value-type="float" office:value="0.00165048">
                <text:p>0.001650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000">
                <text:p>45000</text:p>
              </table:table-cell>
              <table:table-cell office:value-type="float" office:value="0.0402811">
                <text:p>0.0402811</text:p>
              </table:table-cell>
              <table:table-cell office:value-type="float" office:value="0.00517489">
                <text:p>0.00517489</text:p>
              </table:table-cell>
              <table:table-cell office:value-type="float" office:value="0.00241789">
                <text:p>0.00241789</text:p>
              </table:table-cell>
              <table:table-cell office:value-type="float" office:value="0.00270133">
                <text:p>0.00270133</text:p>
              </table:table-cell>
              <table:table-cell office:value-type="float" office:value="0.00164377">
                <text:p>0.001643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4000">
                <text:p>44000</text:p>
              </table:table-cell>
              <table:table-cell office:value-type="float" office:value="0.0392563">
                <text:p>0.0392563</text:p>
              </table:table-cell>
              <table:table-cell office:value-type="float" office:value="0.00492777">
                <text:p>0.00492777</text:p>
              </table:table-cell>
              <table:table-cell office:value-type="float" office:value="0.00241">
                <text:p>0.00241</text:p>
              </table:table-cell>
              <table:table-cell office:value-type="float" office:value="0.00268554">
                <text:p>0.00268554</text:p>
              </table:table-cell>
              <table:table-cell office:value-type="float" office:value="0.00161772">
                <text:p>0.001617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3000">
                <text:p>43000</text:p>
              </table:table-cell>
              <table:table-cell office:value-type="float" office:value="0.0383733">
                <text:p>0.0383733</text:p>
              </table:table-cell>
              <table:table-cell office:value-type="float" office:value="0.00479237">
                <text:p>0.00479237</text:p>
              </table:table-cell>
              <table:table-cell office:value-type="float" office:value="0.00241987">
                <text:p>0.00241987</text:p>
              </table:table-cell>
              <table:table-cell office:value-type="float" office:value="0.00269186">
                <text:p>0.00269186</text:p>
              </table:table-cell>
              <table:table-cell office:value-type="float" office:value="0.0015964">
                <text:p>0.00159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2000">
                <text:p>42000</text:p>
              </table:table-cell>
              <table:table-cell office:value-type="float" office:value="0.0373335">
                <text:p>0.0373335</text:p>
              </table:table-cell>
              <table:table-cell office:value-type="float" office:value="0.00458314">
                <text:p>0.00458314</text:p>
              </table:table-cell>
              <table:table-cell office:value-type="float" office:value="0.00241197">
                <text:p>0.00241197</text:p>
              </table:table-cell>
              <table:table-cell office:value-type="float" office:value="0.00264449">
                <text:p>0.00264449</text:p>
              </table:table-cell>
              <table:table-cell office:value-type="float" office:value="0.00158338">
                <text:p>0.001583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000">
                <text:p>41000</text:p>
              </table:table-cell>
              <table:table-cell office:value-type="float" office:value="0.0362195">
                <text:p>0.0362195</text:p>
              </table:table-cell>
              <table:table-cell office:value-type="float" office:value="0.00445327">
                <text:p>0.00445327</text:p>
              </table:table-cell>
              <table:table-cell office:value-type="float" office:value="0.00241079">
                <text:p>0.00241079</text:p>
              </table:table-cell>
              <table:table-cell office:value-type="float" office:value="0.00262554">
                <text:p>0.00262554</text:p>
              </table:table-cell>
              <table:table-cell office:value-type="float" office:value="0.00156522">
                <text:p>0.001565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000">
                <text:p>40000</text:p>
              </table:table-cell>
              <table:table-cell office:value-type="float" office:value="0.0352519">
                <text:p>0.0352519</text:p>
              </table:table-cell>
              <table:table-cell office:value-type="float" office:value="0.00424247">
                <text:p>0.00424247</text:p>
              </table:table-cell>
              <table:table-cell office:value-type="float" office:value="0.00238592">
                <text:p>0.00238592</text:p>
              </table:table-cell>
              <table:table-cell office:value-type="float" office:value="0.00262791">
                <text:p>0.00262791</text:p>
              </table:table-cell>
              <table:table-cell office:value-type="float" office:value="0.00155377">
                <text:p>0.0015537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9000">
                <text:p>39000</text:p>
              </table:table-cell>
              <table:table-cell office:value-type="float" office:value="0.0355468">
                <text:p>0.0355468</text:p>
              </table:table-cell>
              <table:table-cell office:value-type="float" office:value="0.00401706">
                <text:p>0.00401706</text:p>
              </table:table-cell>
              <table:table-cell office:value-type="float" office:value="0.00240289">
                <text:p>0.00240289</text:p>
              </table:table-cell>
              <table:table-cell office:value-type="float" office:value="0.00255251">
                <text:p>0.00255251</text:p>
              </table:table-cell>
              <table:table-cell office:value-type="float" office:value="0.00153324">
                <text:p>0.001533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000">
                <text:p>38000</text:p>
              </table:table-cell>
              <table:table-cell office:value-type="float" office:value="0.0332631">
                <text:p>0.0332631</text:p>
              </table:table-cell>
              <table:table-cell office:value-type="float" office:value="0.00394719">
                <text:p>0.00394719</text:p>
              </table:table-cell>
              <table:table-cell office:value-type="float" office:value="0.00239737">
                <text:p>0.00239737</text:p>
              </table:table-cell>
              <table:table-cell office:value-type="float" office:value="0.00255922">
                <text:p>0.00255922</text:p>
              </table:table-cell>
              <table:table-cell office:value-type="float" office:value="0.00153916">
                <text:p>0.001539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000">
                <text:p>37000</text:p>
              </table:table-cell>
              <table:table-cell office:value-type="float" office:value="0.0315763">
                <text:p>0.0315763</text:p>
              </table:table-cell>
              <table:table-cell office:value-type="float" office:value="0.0037427">
                <text:p>0.0037427</text:p>
              </table:table-cell>
              <table:table-cell office:value-type="float" office:value="0.0023946">
                <text:p>0.0023946</text:p>
              </table:table-cell>
              <table:table-cell office:value-type="float" office:value="0.00253593">
                <text:p>0.00253593</text:p>
              </table:table-cell>
              <table:table-cell office:value-type="float" office:value="0.00151863">
                <text:p>0.001518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000">
                <text:p>36000</text:p>
              </table:table-cell>
              <table:table-cell office:value-type="float" office:value="0.0302626">
                <text:p>0.0302626</text:p>
              </table:table-cell>
              <table:table-cell office:value-type="float" office:value="0.00356704">
                <text:p>0.00356704</text:p>
              </table:table-cell>
              <table:table-cell office:value-type="float" office:value="0.00238473">
                <text:p>0.00238473</text:p>
              </table:table-cell>
              <table:table-cell office:value-type="float" office:value="0.00250829">
                <text:p>0.00250829</text:p>
              </table:table-cell>
              <table:table-cell office:value-type="float" office:value="0.00150127">
                <text:p>0.0015012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000">
                <text:p>35000</text:p>
              </table:table-cell>
              <table:table-cell office:value-type="float" office:value="0.029203">
                <text:p>0.029203</text:p>
              </table:table-cell>
              <table:table-cell office:value-type="float" office:value="0.00344663">
                <text:p>0.00344663</text:p>
              </table:table-cell>
              <table:table-cell office:value-type="float" office:value="0.002395">
                <text:p>0.002395</text:p>
              </table:table-cell>
              <table:table-cell office:value-type="float" office:value="0.00250316">
                <text:p>0.00250316</text:p>
              </table:table-cell>
              <table:table-cell office:value-type="float" office:value="0.00149732">
                <text:p>0.001497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000">
                <text:p>34000</text:p>
              </table:table-cell>
              <table:table-cell office:value-type="float" office:value="0.0283784">
                <text:p>0.0283784</text:p>
              </table:table-cell>
              <table:table-cell office:value-type="float" office:value="0.00317307">
                <text:p>0.00317307</text:p>
              </table:table-cell>
              <table:table-cell office:value-type="float" office:value="0.00241789">
                <text:p>0.00241789</text:p>
              </table:table-cell>
              <table:table-cell office:value-type="float" office:value="0.00246803">
                <text:p>0.00246803</text:p>
              </table:table-cell>
              <table:table-cell office:value-type="float" office:value="0.0014764">
                <text:p>0.00147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000">
                <text:p>33000</text:p>
              </table:table-cell>
              <table:table-cell office:value-type="float" office:value="0.0278609">
                <text:p>0.0278609</text:p>
              </table:table-cell>
              <table:table-cell office:value-type="float" office:value="0.00312451">
                <text:p>0.00312451</text:p>
              </table:table-cell>
              <table:table-cell office:value-type="float" office:value="0.00239776">
                <text:p>0.00239776</text:p>
              </table:table-cell>
              <table:table-cell office:value-type="float" office:value="0.0435493">
                <text:p>0.0435493</text:p>
              </table:table-cell>
              <table:table-cell office:value-type="float" office:value="0.0364176">
                <text:p>0.03641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000">
                <text:p>32000</text:p>
              </table:table-cell>
              <table:table-cell office:value-type="float" office:value="0.0263789">
                <text:p>0.0263789</text:p>
              </table:table-cell>
              <table:table-cell office:value-type="float" office:value="0.00303095">
                <text:p>0.00303095</text:p>
              </table:table-cell>
              <table:table-cell office:value-type="float" office:value="0.00239539">
                <text:p>0.00239539</text:p>
              </table:table-cell>
              <table:table-cell office:value-type="float" office:value="0.00243684">
                <text:p>0.00243684</text:p>
              </table:table-cell>
              <table:table-cell office:value-type="float" office:value="0.00155535">
                <text:p>0.001555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00">
                <text:p>31000</text:p>
              </table:table-cell>
              <table:table-cell office:value-type="float" office:value="0.0253565">
                <text:p>0.0253565</text:p>
              </table:table-cell>
              <table:table-cell office:value-type="float" office:value="0.00310477">
                <text:p>0.00310477</text:p>
              </table:table-cell>
              <table:table-cell office:value-type="float" office:value="0.00238197">
                <text:p>0.00238197</text:p>
              </table:table-cell>
              <table:table-cell office:value-type="float" office:value="0.00237447">
                <text:p>0.00237447</text:p>
              </table:table-cell>
              <table:table-cell office:value-type="float" office:value="0.00155614">
                <text:p>0.001556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000">
                <text:p>30000</text:p>
              </table:table-cell>
              <table:table-cell office:value-type="float" office:value="0.0246345">
                <text:p>0.0246345</text:p>
              </table:table-cell>
              <table:table-cell office:value-type="float" office:value="0.00312333">
                <text:p>0.00312333</text:p>
              </table:table-cell>
              <table:table-cell office:value-type="float" office:value="0.00236658">
                <text:p>0.00236658</text:p>
              </table:table-cell>
              <table:table-cell office:value-type="float" office:value="0.00236934">
                <text:p>0.00236934</text:p>
              </table:table-cell>
              <table:table-cell office:value-type="float" office:value="0.00156008">
                <text:p>0.001560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000">
                <text:p>29000</text:p>
              </table:table-cell>
              <table:table-cell office:value-type="float" office:value="0.0236922">
                <text:p>0.0236922</text:p>
              </table:table-cell>
              <table:table-cell office:value-type="float" office:value="0.00304082">
                <text:p>0.00304082</text:p>
              </table:table-cell>
              <table:table-cell office:value-type="float" office:value="0.00238434">
                <text:p>0.00238434</text:p>
              </table:table-cell>
              <table:table-cell office:value-type="float" office:value="0.00231842">
                <text:p>0.00231842</text:p>
              </table:table-cell>
              <table:table-cell office:value-type="float" office:value="0.00155495">
                <text:p>0.001554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8000">
                <text:p>28000</text:p>
              </table:table-cell>
              <table:table-cell office:value-type="float" office:value="0.0228245">
                <text:p>0.0228245</text:p>
              </table:table-cell>
              <table:table-cell office:value-type="float" office:value="0.00304714">
                <text:p>0.00304714</text:p>
              </table:table-cell>
              <table:table-cell office:value-type="float" office:value="0.00236184">
                <text:p>0.00236184</text:p>
              </table:table-cell>
              <table:table-cell office:value-type="float" office:value="0.00231486">
                <text:p>0.00231486</text:p>
              </table:table-cell>
              <table:table-cell office:value-type="float" office:value="0.00156403">
                <text:p>0.001564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000">
                <text:p>27000</text:p>
              </table:table-cell>
              <table:table-cell office:value-type="float" office:value="0.0219782">
                <text:p>0.0219782</text:p>
              </table:table-cell>
              <table:table-cell office:value-type="float" office:value="0.00289792">
                <text:p>0.00289792</text:p>
              </table:table-cell>
              <table:table-cell office:value-type="float" office:value="0.00235276">
                <text:p>0.00235276</text:p>
              </table:table-cell>
              <table:table-cell office:value-type="float" office:value="0.00226552">
                <text:p>0.00226552</text:p>
              </table:table-cell>
              <table:table-cell office:value-type="float" office:value="0.00154074">
                <text:p>0.001540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6000">
                <text:p>26000</text:p>
              </table:table-cell>
              <table:table-cell office:value-type="float" office:value="0.0212806">
                <text:p>0.0212806</text:p>
              </table:table-cell>
              <table:table-cell office:value-type="float" office:value="0.00282568">
                <text:p>0.00282568</text:p>
              </table:table-cell>
              <table:table-cell office:value-type="float" office:value="0.00244079">
                <text:p>0.00244079</text:p>
              </table:table-cell>
              <table:table-cell office:value-type="float" office:value="0.00224775">
                <text:p>0.00224775</text:p>
              </table:table-cell>
              <table:table-cell office:value-type="float" office:value="0.00153916">
                <text:p>0.001539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000">
                <text:p>25000</text:p>
              </table:table-cell>
              <table:table-cell office:value-type="float" office:value="0.0206384">
                <text:p>0.0206384</text:p>
              </table:table-cell>
              <table:table-cell office:value-type="float" office:value="0.00283476">
                <text:p>0.00283476</text:p>
              </table:table-cell>
              <table:table-cell office:value-type="float" office:value="0.00239342">
                <text:p>0.00239342</text:p>
              </table:table-cell>
              <table:table-cell office:value-type="float" office:value="0.00225091">
                <text:p>0.00225091</text:p>
              </table:table-cell>
              <table:table-cell office:value-type="float" office:value="0.00153956">
                <text:p>0.001539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000">
                <text:p>24000</text:p>
              </table:table-cell>
              <table:table-cell office:value-type="float" office:value="0.0196976">
                <text:p>0.0196976</text:p>
              </table:table-cell>
              <table:table-cell office:value-type="float" office:value="0.00271594">
                <text:p>0.00271594</text:p>
              </table:table-cell>
              <table:table-cell office:value-type="float" office:value="0.00241197">
                <text:p>0.00241197</text:p>
              </table:table-cell>
              <table:table-cell office:value-type="float" office:value="0.00222288">
                <text:p>0.00222288</text:p>
              </table:table-cell>
              <table:table-cell office:value-type="float" office:value="0.00152732">
                <text:p>0.001527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000">
                <text:p>23000</text:p>
              </table:table-cell>
              <table:table-cell office:value-type="float" office:value="0.0187072">
                <text:p>0.0187072</text:p>
              </table:table-cell>
              <table:table-cell office:value-type="float" office:value="0.00260698">
                <text:p>0.00260698</text:p>
              </table:table-cell>
              <table:table-cell office:value-type="float" office:value="0.00238276">
                <text:p>0.00238276</text:p>
              </table:table-cell>
              <table:table-cell office:value-type="float" office:value="0.00221657">
                <text:p>0.00221657</text:p>
              </table:table-cell>
              <table:table-cell office:value-type="float" office:value="0.00150284">
                <text:p>0.001502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000">
                <text:p>22000</text:p>
              </table:table-cell>
              <table:table-cell office:value-type="float" office:value="0.0179043">
                <text:p>0.0179043</text:p>
              </table:table-cell>
              <table:table-cell office:value-type="float" office:value="0.00248263">
                <text:p>0.00248263</text:p>
              </table:table-cell>
              <table:table-cell office:value-type="float" office:value="0.00237408">
                <text:p>0.00237408</text:p>
              </table:table-cell>
              <table:table-cell office:value-type="float" office:value="0.00216801">
                <text:p>0.00216801</text:p>
              </table:table-cell>
              <table:table-cell office:value-type="float" office:value="0.00148626">
                <text:p>0.001486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000">
                <text:p>21000</text:p>
              </table:table-cell>
              <table:table-cell office:value-type="float" office:value="0.0170532">
                <text:p>0.0170532</text:p>
              </table:table-cell>
              <table:table-cell office:value-type="float" office:value="0.00235315">
                <text:p>0.00235315</text:p>
              </table:table-cell>
              <table:table-cell office:value-type="float" office:value="0.00236065">
                <text:p>0.00236065</text:p>
              </table:table-cell>
              <table:table-cell office:value-type="float" office:value="0.00216762">
                <text:p>0.00216762</text:p>
              </table:table-cell>
              <table:table-cell office:value-type="float" office:value="0.00146811">
                <text:p>0.001468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00">
                <text:p>20000</text:p>
              </table:table-cell>
              <table:table-cell office:value-type="float" office:value="0.0162672">
                <text:p>0.0162672</text:p>
              </table:table-cell>
              <table:table-cell office:value-type="float" office:value="0.00221933">
                <text:p>0.00221933</text:p>
              </table:table-cell>
              <table:table-cell office:value-type="float" office:value="0.00234052">
                <text:p>0.00234052</text:p>
              </table:table-cell>
              <table:table-cell office:value-type="float" office:value="0.00242382">
                <text:p>0.00242382</text:p>
              </table:table-cell>
              <table:table-cell office:value-type="float" office:value="0.00145311">
                <text:p>0.001453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00">
                <text:p>19000</text:p>
              </table:table-cell>
              <table:table-cell office:value-type="float" office:value="0.0153782">
                <text:p>0.0153782</text:p>
              </table:table-cell>
              <table:table-cell office:value-type="float" office:value="0.00206419">
                <text:p>0.00206419</text:p>
              </table:table-cell>
              <table:table-cell office:value-type="float" office:value="0.0023271">
                <text:p>0.0023271</text:p>
              </table:table-cell>
              <table:table-cell office:value-type="float" office:value="0.00277081">
                <text:p>0.00277081</text:p>
              </table:table-cell>
              <table:table-cell office:value-type="float" office:value="0.00143179">
                <text:p>0.001431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000">
                <text:p>18000</text:p>
              </table:table-cell>
              <table:table-cell office:value-type="float" office:value="0.0144975">
                <text:p>0.0144975</text:p>
              </table:table-cell>
              <table:table-cell office:value-type="float" office:value="0.00188497">
                <text:p>0.00188497</text:p>
              </table:table-cell>
              <table:table-cell office:value-type="float" office:value="0.00231723">
                <text:p>0.00231723</text:p>
              </table:table-cell>
              <table:table-cell office:value-type="float" office:value="0.00199234">
                <text:p>0.00199234</text:p>
              </table:table-cell>
              <table:table-cell office:value-type="float" office:value="0.00141639">
                <text:p>0.001416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000">
                <text:p>17000</text:p>
              </table:table-cell>
              <table:table-cell office:value-type="float" office:value="0.0136271">
                <text:p>0.0136271</text:p>
              </table:table-cell>
              <table:table-cell office:value-type="float" office:value="0.0017551">
                <text:p>0.0017551</text:p>
              </table:table-cell>
              <table:table-cell office:value-type="float" office:value="0.00229947">
                <text:p>0.00229947</text:p>
              </table:table-cell>
              <table:table-cell office:value-type="float" office:value="0.00198879">
                <text:p>0.00198879</text:p>
              </table:table-cell>
              <table:table-cell office:value-type="float" office:value="0.00139744">
                <text:p>0.001397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00">
                <text:p>16000</text:p>
              </table:table-cell>
              <table:table-cell office:value-type="float" office:value="0.0128383">
                <text:p>0.0128383</text:p>
              </table:table-cell>
              <table:table-cell office:value-type="float" office:value="0.00174246">
                <text:p>0.00174246</text:p>
              </table:table-cell>
              <table:table-cell office:value-type="float" office:value="0.00227065">
                <text:p>0.00227065</text:p>
              </table:table-cell>
              <table:table-cell office:value-type="float" office:value="0.00197142">
                <text:p>0.00197142</text:p>
              </table:table-cell>
              <table:table-cell office:value-type="float" office:value="0.00140455">
                <text:p>0.001404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000">
                <text:p>15000</text:p>
              </table:table-cell>
              <table:table-cell office:value-type="float" office:value="0.0120314">
                <text:p>0.0120314</text:p>
              </table:table-cell>
              <table:table-cell office:value-type="float" office:value="0.00166391">
                <text:p>0.00166391</text:p>
              </table:table-cell>
              <table:table-cell office:value-type="float" office:value="0.0022592">
                <text:p>0.0022592</text:p>
              </table:table-cell>
              <table:table-cell office:value-type="float" office:value="0.00194616">
                <text:p>0.00194616</text:p>
              </table:table-cell>
              <table:table-cell office:value-type="float" office:value="0.00138244">
                <text:p>0.001382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000">
                <text:p>14000</text:p>
              </table:table-cell>
              <table:table-cell office:value-type="float" office:value="0.0112538">
                <text:p>0.0112538</text:p>
              </table:table-cell>
              <table:table-cell office:value-type="float" office:value="0.00159877">
                <text:p>0.00159877</text:p>
              </table:table-cell>
              <table:table-cell office:value-type="float" office:value="0.00228012">
                <text:p>0.00228012</text:p>
              </table:table-cell>
              <table:table-cell office:value-type="float" office:value="0.00192879">
                <text:p>0.00192879</text:p>
              </table:table-cell>
              <table:table-cell office:value-type="float" office:value="0.00137731">
                <text:p>0.001377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000">
                <text:p>13000</text:p>
              </table:table-cell>
              <table:table-cell office:value-type="float" office:value="0.0105554">
                <text:p>0.0105554</text:p>
              </table:table-cell>
              <table:table-cell office:value-type="float" office:value="0.00149298">
                <text:p>0.00149298</text:p>
              </table:table-cell>
              <table:table-cell office:value-type="float" office:value="0.00225367">
                <text:p>0.00225367</text:p>
              </table:table-cell>
              <table:table-cell office:value-type="float" office:value="0.00191695">
                <text:p>0.00191695</text:p>
              </table:table-cell>
              <table:table-cell office:value-type="float" office:value="0.00136823">
                <text:p>0.001368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000">
                <text:p>12000</text:p>
              </table:table-cell>
              <table:table-cell office:value-type="float" office:value="0.0099483">
                <text:p>0.0099483</text:p>
              </table:table-cell>
              <table:table-cell office:value-type="float" office:value="0.00130428">
                <text:p>0.00130428</text:p>
              </table:table-cell>
              <table:table-cell office:value-type="float" office:value="0.00224736">
                <text:p>0.00224736</text:p>
              </table:table-cell>
              <table:table-cell office:value-type="float" office:value="0.00187115">
                <text:p>0.00187115</text:p>
              </table:table-cell>
              <table:table-cell office:value-type="float" office:value="0.00134376">
                <text:p>0.001343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00">
                <text:p>11000</text:p>
              </table:table-cell>
              <table:table-cell office:value-type="float" office:value="0.00915642">
                <text:p>0.00915642</text:p>
              </table:table-cell>
              <table:table-cell office:value-type="float" office:value="0.0012423">
                <text:p>0.0012423</text:p>
              </table:table-cell>
              <table:table-cell office:value-type="float" office:value="0.00224262">
                <text:p>0.00224262</text:p>
              </table:table-cell>
              <table:table-cell office:value-type="float" office:value="0.00185576">
                <text:p>0.00185576</text:p>
              </table:table-cell>
              <table:table-cell office:value-type="float" office:value="0.00133902">
                <text:p>0.001339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00">
                <text:p>10000</text:p>
              </table:table-cell>
              <table:table-cell office:value-type="float" office:value="0.008299">
                <text:p>0.008299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223157">
                <text:p>0.00223157</text:p>
              </table:table-cell>
              <table:table-cell office:value-type="float" office:value="0.00183089">
                <text:p>0.00183089</text:p>
              </table:table-cell>
              <table:table-cell office:value-type="float" office:value="0.00132639">
                <text:p>0.0013263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00">
                <text:p>9000</text:p>
              </table:table-cell>
              <table:table-cell office:value-type="float" office:value="0.00730382">
                <text:p>0.00730382</text:p>
              </table:table-cell>
              <table:table-cell office:value-type="float" office:value="0.00100269">
                <text:p>0.00100269</text:p>
              </table:table-cell>
              <table:table-cell office:value-type="float" office:value="0.00222249">
                <text:p>0.00222249</text:p>
              </table:table-cell>
              <table:table-cell office:value-type="float" office:value="0.0110659">
                <text:p>0.0110659</text:p>
              </table:table-cell>
              <table:table-cell office:value-type="float" office:value="0.00992383">
                <text:p>0.009923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000">
                <text:p>8000</text:p>
              </table:table-cell>
              <table:table-cell office:value-type="float" office:value="0.00636863">
                <text:p>0.00636863</text:p>
              </table:table-cell>
              <table:table-cell office:value-type="float" office:value="0.000940709">
                <text:p>0.000940709</text:p>
              </table:table-cell>
              <table:table-cell office:value-type="float" office:value="0.00221775">
                <text:p>0.00221775</text:p>
              </table:table-cell>
              <table:table-cell office:value-type="float" office:value="0.00173338">
                <text:p>0.00173338</text:p>
              </table:table-cell>
              <table:table-cell office:value-type="float" office:value="0.0013252">
                <text:p>0.00132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000">
                <text:p>7000</text:p>
              </table:table-cell>
              <table:table-cell office:value-type="float" office:value="0.00546109">
                <text:p>0.00546109</text:p>
              </table:table-cell>
              <table:table-cell office:value-type="float" office:value="0.000890969">
                <text:p>0.000890969</text:p>
              </table:table-cell>
              <table:table-cell office:value-type="float" office:value="0.0021988">
                <text:p>0.0021988</text:p>
              </table:table-cell>
              <table:table-cell office:value-type="float" office:value="0.00167851">
                <text:p>0.00167851</text:p>
              </table:table-cell>
              <table:table-cell office:value-type="float" office:value="0.00130468">
                <text:p>0.001304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000">
                <text:p>6000</text:p>
              </table:table-cell>
              <table:table-cell office:value-type="float" office:value="0.00467275">
                <text:p>0.00467275</text:p>
              </table:table-cell>
              <table:table-cell office:value-type="float" office:value="0.000845177">
                <text:p>0.000845177</text:p>
              </table:table-cell>
              <table:table-cell office:value-type="float" office:value="0.00218696">
                <text:p>0.00218696</text:p>
              </table:table-cell>
              <table:table-cell office:value-type="float" office:value="0.00161417">
                <text:p>0.00161417</text:p>
              </table:table-cell>
              <table:table-cell office:value-type="float" office:value="0.00128178">
                <text:p>0.001281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00">
                <text:p>5000</text:p>
              </table:table-cell>
              <table:table-cell office:value-type="float" office:value="0.00378652">
                <text:p>0.00378652</text:p>
              </table:table-cell>
              <table:table-cell office:value-type="float" office:value="0.000791095">
                <text:p>0.000791095</text:p>
              </table:table-cell>
              <table:table-cell office:value-type="float" office:value="0.00217828">
                <text:p>0.00217828</text:p>
              </table:table-cell>
              <table:table-cell office:value-type="float" office:value="0.00157035">
                <text:p>0.00157035</text:p>
              </table:table-cell>
              <table:table-cell office:value-type="float" office:value="0.00126244">
                <text:p>0.001262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000">
                <text:p>4000</text:p>
              </table:table-cell>
              <table:table-cell office:value-type="float" office:value="0.00313517">
                <text:p>0.00313517</text:p>
              </table:table-cell>
              <table:table-cell office:value-type="float" office:value="0.000748856">
                <text:p>0.000748856</text:p>
              </table:table-cell>
              <table:table-cell office:value-type="float" office:value="0.00216367">
                <text:p>0.00216367</text:p>
              </table:table-cell>
              <table:table-cell office:value-type="float" office:value="0.00153521">
                <text:p>0.00153521</text:p>
              </table:table-cell>
              <table:table-cell office:value-type="float" office:value="0.00124309">
                <text:p>0.001243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00">
                <text:p>3000</text:p>
              </table:table-cell>
              <table:table-cell office:value-type="float" office:value="0.00226749">
                <text:p>0.00226749</text:p>
              </table:table-cell>
              <table:table-cell office:value-type="float" office:value="0.000697933">
                <text:p>0.000697933</text:p>
              </table:table-cell>
              <table:table-cell office:value-type="float" office:value="0.00227657">
                <text:p>0.00227657</text:p>
              </table:table-cell>
              <table:table-cell office:value-type="float" office:value="0.0037206">
                <text:p>0.0037206</text:p>
              </table:table-cell>
              <table:table-cell office:value-type="float" office:value="0.00340203">
                <text:p>0.003402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">
                <text:p>2000</text:p>
              </table:table-cell>
              <table:table-cell office:value-type="float" office:value="0.00167456">
                <text:p>0.00167456</text:p>
              </table:table-cell>
              <table:table-cell office:value-type="float" office:value="0.000662799">
                <text:p>0.000662799</text:p>
              </table:table-cell>
              <table:table-cell office:value-type="float" office:value="0.00240092">
                <text:p>0.00240092</text:p>
              </table:table-cell>
              <table:table-cell office:value-type="float" office:value="0.00139784">
                <text:p>0.00139784</text:p>
              </table:table-cell>
              <table:table-cell office:value-type="float" office:value="0.0012127">
                <text:p>0.001212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105677">
                <text:p>0.00105677</text:p>
              </table:table-cell>
              <table:table-cell office:value-type="float" office:value="0.00060477">
                <text:p>0.00060477</text:p>
              </table:table-cell>
              <table:table-cell office:value-type="float" office:value="0.0023796">
                <text:p>0.0023796</text:p>
              </table:table-cell>
              <table:table-cell office:value-type="float" office:value="0.00203853">
                <text:p>0.00203853</text:p>
              </table:table-cell>
              <table:table-cell office:value-type="float" office:value="0.00195366">
                <text:p>0.00195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